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15"/>
    <style:style style:name="ce8" style:family="table-cell" style:parent-style-name="Default" style:data-style-name="N0">
      <style:text-properties fo:color="#0A0101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1"/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0.39687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4.07458333333333cm"/>
    </style:style>
    <style:style style:name="co16" style:family="table-column">
      <style:table-column-properties fo:break-before="auto" style:column-width="0.714375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5.42395833333333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4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number-columns-repeated="15361" table:default-cell-style-name="ce1"/>
        <table:table-row table:style-name="ro1">
          <table:table-cell office:value-type="string" table:style-name="ce2">
            <text:p>sample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pillar</text:p>
          </table:table-cell>
          <table:table-cell office:value-type="string" table:style-name="ce3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2">
            <text:p>Intensity (a.u.)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2">
            <text:p>Area (a.u.)</text:p>
          </table:table-cell>
          <table:table-cell office:value-type="string" table:style-name="ce1">
            <text:p>ChiSq</text:p>
          </table:table-cell>
          <table:table-cell office:value-type="string" table:style-name="ce3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2">
            <text:p>background Intensity (a.u.)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2">
            <text:p>background Area (a.u.)</text:p>
          </table:table-cell>
          <table:table-cell office:value-type="string" table:style-name="ce1">
            <text:p>ChiSq</text:p>
          </table:table-cell>
          <table:table-cell office:value-type="string" table:style-name="ce2">
            <text:p>relative intensity</text:p>
          </table:table-cell>
          <table:table-cell office:value-type="string" table:style-name="ce2">
            <text:p>relative area</text:p>
          </table:table-cell>
          <table:table-cell office:value-type="string" table:style-name="ce2">
            <text:p>pillar image</text:p>
          </table:table-cell>
          <table:table-cell table:number-columns-repeated="2" table:style-name="ce1"/>
          <table:table-cell office:value-type="string" table:style-name="ce1">
            <text:p>Mean</text:p>
          </table:table-cell>
          <table:table-cell office:value-type="float" office:value="10.475146062061325" table:formula="of:=AVERAGE([.T2:.T886])" table:style-name="ce9">
            <text:p>10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urve 1</text:p>
          </table:table-cell>
          <table:table-cell office:value-type="float" office:value="1610.18" table:style-name="ce1">
            <text:p>1610.18</text:p>
          </table:table-cell>
          <table:table-cell office:value-type="float" office:value="33.015500000000003" table:style-name="ce1">
            <text:p>33.0155</text:p>
          </table:table-cell>
          <table:table-cell office:value-type="float" office:value="702.39499999999998" table:style-name="ce1">
            <text:p>702.3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426.6" table:style-name="ce1">
            <text:p>36426.6</text:p>
          </table:table-cell>
          <table:table-cell office:value-type="float" office:value="82.671300000000002" table:style-name="ce1">
            <text:p>82.67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247505460786044" table:formula="of:=[.G2]/[.O2]" table:style-name="ce5">
            <text:p>8</text:p>
          </table:table-cell>
          <table:table-cell office:value-type="float" office:value="11.924108063518251" table:formula="of:=[.J2]/[.R2]" table:style-name="ce5">
            <text:p>12</text:p>
          </table:table-cell>
          <table:table-cell office:value-type="string" office:string-value="0" table:formula="of:=IF([.T2]&gt;[.$Z$7]; &quot;1&quot;; &quot;0&quot;)" table:style-name="ce2">
            <text:p>0</text:p>
          </table:table-cell>
          <table:table-cell office:value-type="float" office:value="221" table:formula="of:=COUNTIF([.V2:.V886]; &quot;1&quot;)" table:style-name="ce1">
            <text:p>221</text:p>
          </table:table-cell>
          <table:table-cell table:style-name="ce1"/>
          <table:table-cell office:value-type="string" table:style-name="ce1">
            <text:p>Median</text:p>
          </table:table-cell>
          <table:table-cell office:value-type="float" office:value="9.0475891355543094" table:formula="of:=MEDIAN([.T2:.T886])" table:style-name="ce9">
            <text:p>9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6.6631" table:style-name="ce1">
            <text:p>26.6631</text:p>
          </table:table-cell>
          <table:table-cell office:value-type="float" office:value="151.464" table:style-name="ce1">
            <text:p>151.4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343.66" table:style-name="ce1">
            <text:p>6343.66</text:p>
          </table:table-cell>
          <table:table-cell office:value-type="float" office:value="42.934800000000003" table:style-name="ce1">
            <text:p>42.93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7951437819335982" table:formula="of:=[.G3]/[.O3]" table:style-name="ce5">
            <text:p>2</text:p>
          </table:table-cell>
          <table:table-cell office:value-type="float" office:value="2.0765728165191972" table:formula="of:=[.J3]/[.R3]" table:style-name="ce5">
            <text:p>2</text:p>
          </table:table-cell>
          <table:table-cell office:value-type="string" office:string-value="0" table:formula="of:=IF([.T3]&gt;[.$Z$7]; &quot;1&quot;; &quot;0&quot;)" table:style-name="ce2">
            <text:p>0</text:p>
          </table:table-cell>
          <table:table-cell office:value-type="float" office:value="664" table:formula="of:=COUNTIF([.V2:.V886]; &quot;0&quot;)" table:style-name="ce1">
            <text:p>664</text:p>
          </table:table-cell>
          <table:table-cell table:style-name="ce1"/>
          <table:table-cell office:value-type="string" table:style-name="ce1">
            <text:p>Standard Deviation</text:p>
          </table:table-cell>
          <table:table-cell office:value-type="float" office:value="6.0844292035300764" table:formula="of:=STDEV(([.T2:.T886]))" table:style-name="ce1">
            <text:p>6.084429204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Curve 1</text:p>
          </table:table-cell>
          <table:table-cell office:value-type="float" office:value="1612.91" table:style-name="ce1">
            <text:p>1612.91</text:p>
          </table:table-cell>
          <table:table-cell office:value-type="float" office:value="25.265999999999998" table:style-name="ce1">
            <text:p>25.266</text:p>
          </table:table-cell>
          <table:table-cell office:value-type="float" office:value="363.745" table:style-name="ce1">
            <text:p>363.745</text:p>
          </table:table-cell>
          <table:table-cell office:value-type="float" office:value="0.62401799999999996" table:style-name="ce1">
            <text:p>0.624018</text:p>
          </table:table-cell>
          <table:table-cell office:value-type="string" table:style-name="ce1">
            <text:p>Mixed</text:p>
          </table:table-cell>
          <table:table-cell office:value-type="float" office:value="14407.2" table:style-name="ce1">
            <text:p>14407.2</text:p>
          </table:table-cell>
          <table:table-cell office:value-type="float" office:value="59.062399999999997" table:style-name="ce1">
            <text:p>59.06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110876179120892" table:formula="of:=[.G4]/[.O4]" table:style-name="ce5">
            <text:p>4</text:p>
          </table:table-cell>
          <table:table-cell office:value-type="float" office:value="4.7161417670801056" table:formula="of:=[.J4]/[.R4]" table:style-name="ce5">
            <text:p>5</text:p>
          </table:table-cell>
          <table:table-cell office:value-type="string" office:string-value="0" table:formula="of:=IF([.T4]&gt;[.$Z$7]; &quot;1&quot;; &quot;0&quot;)" table:style-name="ce2">
            <text:p>0</text:p>
          </table:table-cell>
          <table:table-cell table:number-columns-repeated="2" table:style-name="ce1"/>
          <table:table-cell office:value-type="string" table:style-name="ce1">
            <text:p>Minimum</text:p>
          </table:table-cell>
          <table:table-cell office:value-type="float" office:value="1.3069619540547299" table:formula="of:=QUARTILE([.$T$2:.$T$886]; 0)" table:style-name="ce1">
            <text:p>1.306961954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4">
            <text:p>Curve 1</text:p>
          </table:table-cell>
          <table:table-cell office:value-type="float" office:value="1612.25" table:style-name="ce1">
            <text:p>1612.25</text:p>
          </table:table-cell>
          <table:table-cell office:value-type="float" office:value="23.583600000000001" table:style-name="ce1">
            <text:p>23.5836</text:p>
          </table:table-cell>
          <table:table-cell office:value-type="float" office:value="208.232" table:style-name="ce1">
            <text:p>208.2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713.94" table:style-name="ce1">
            <text:p>7713.94</text:p>
          </table:table-cell>
          <table:table-cell office:value-type="float" office:value="34.052599999999998" table:style-name="ce1">
            <text:p>34.05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467955289703144" table:formula="of:=[.G5]/[.O5]" table:style-name="ce5">
            <text:p>2</text:p>
          </table:table-cell>
          <table:table-cell office:value-type="float" office:value="2.5251287288820801" table:formula="of:=[.J5]/[.R5]" table:style-name="ce5">
            <text:p>3</text:p>
          </table:table-cell>
          <table:table-cell office:value-type="string" office:string-value="0" table:formula="of:=IF([.T5]&gt;[.$Z$7]; &quot;1&quot;; &quot;0&quot;)" table:style-name="ce2">
            <text:p>0</text:p>
          </table:table-cell>
          <table:table-cell table:number-columns-repeated="2" table:style-name="ce1"/>
          <table:table-cell office:value-type="string" table:style-name="ce1">
            <text:p>First Quartile</text:p>
          </table:table-cell>
          <table:table-cell office:value-type="float" office:value="6.0857986377368452" table:formula="of:=QUARTILE([.T7:.T9];1)" table:style-name="ce1">
            <text:p>6.085798638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Curve 1</text:p>
          </table:table-cell>
          <table:table-cell office:value-type="float" office:value="1611.58" table:style-name="ce1">
            <text:p>1611.58</text:p>
          </table:table-cell>
          <table:table-cell office:value-type="float" office:value="38.054699999999997" table:style-name="ce1">
            <text:p>38.0547</text:p>
          </table:table-cell>
          <table:table-cell office:value-type="float" office:value="599.92499999999995" table:style-name="ce1">
            <text:p>599.9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861.199999999997" table:style-name="ce1">
            <text:p>35861.2</text:p>
          </table:table-cell>
          <table:table-cell office:value-type="float" office:value="54.627400000000002" table:style-name="ce1">
            <text:p>54.62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102812112218992" table:formula="of:=[.G6]/[.O6]" table:style-name="ce5">
            <text:p>7</text:p>
          </table:table-cell>
          <table:table-cell office:value-type="float" office:value="11.739026537954151" table:formula="of:=[.J6]/[.R6]" table:style-name="ce5">
            <text:p>12</text:p>
          </table:table-cell>
          <table:table-cell office:value-type="string" office:string-value="0" table:formula="of:=IF([.T6]&gt;[.$Z$7]; &quot;1&quot;; &quot;0&quot;)" table:style-name="ce2">
            <text:p>0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office:value-type="float" office:value="9.0475891355543094" table:formula="of:=QUARTILE([.$T$2:.$T$886]; 2)" table:style-name="ce1">
            <text:p>9.047589136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Curve 1</text:p>
          </table:table-cell>
          <table:table-cell office:value-type="float" office:value="1615.82" table:style-name="ce1">
            <text:p>1615.82</text:p>
          </table:table-cell>
          <table:table-cell office:value-type="float" office:value="32.414400000000001" table:style-name="ce1">
            <text:p>32.4144</text:p>
          </table:table-cell>
          <table:table-cell office:value-type="float" office:value="255.77600000000001" table:style-name="ce1">
            <text:p>255.7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023.2" table:style-name="ce1">
            <text:p>13023.2</text:p>
          </table:table-cell>
          <table:table-cell office:value-type="float" office:value="11.4834" table:style-name="ce1">
            <text:p>11.48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0314444090202821" table:formula="of:=[.G7]/[.O7]" table:style-name="ce5">
            <text:p>3</text:p>
          </table:table-cell>
          <table:table-cell office:value-type="float" office:value="4.2630946652394375" table:formula="of:=[.J7]/[.R7]" table:style-name="ce5">
            <text:p>4</text:p>
          </table:table-cell>
          <table:table-cell office:value-type="string" office:string-value="0" table:formula="of:=IF([.T7]&gt;[.$Z$7]; &quot;1&quot;; &quot;0&quot;)" table:style-name="ce2">
            <text:p>0</text:p>
          </table:table-cell>
          <table:table-cell table:number-columns-repeated="2" table:style-name="ce1"/>
          <table:table-cell office:value-type="string" table:style-name="ce1">
            <text:p>Third quartile</text:p>
          </table:table-cell>
          <table:table-cell office:value-type="float" office:value="12.397851004393516" table:formula="of:=QUARTILE([.$T$2:.$T$886]; 3)" table:style-name="ce1">
            <text:p>12.397851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4">
            <text:p>Curve 1</text:p>
          </table:table-cell>
          <table:table-cell office:value-type="float" office:value="1616.47" table:style-name="ce1">
            <text:p>1616.47</text:p>
          </table:table-cell>
          <table:table-cell office:value-type="float" office:value="28.227900000000002" table:style-name="ce1">
            <text:p>28.2279</text:p>
          </table:table-cell>
          <table:table-cell office:value-type="float" office:value="771.19399999999996" table:style-name="ce1">
            <text:p>771.1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4195" table:style-name="ce1">
            <text:p>34195</text:p>
          </table:table-cell>
          <table:table-cell office:value-type="float" office:value="105.057" table:style-name="ce1">
            <text:p>105.0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401528664534091" table:formula="of:=[.G8]/[.O8]" table:style-name="ce5">
            <text:p>9</text:p>
          </table:table-cell>
          <table:table-cell office:value-type="float" office:value="11.193602346417361" table:formula="of:=[.J8]/[.R8]" table:style-name="ce5">
            <text:p>11</text:p>
          </table:table-cell>
          <table:table-cell office:value-type="string" office:string-value="0" table:formula="of:=IF([.T8]&gt;[.$Z$7]; &quot;1&quot;; &quot;0&quot;)" table:style-name="ce2">
            <text:p>0</text:p>
          </table:table-cell>
          <table:table-cell table:number-columns-repeated="2" table:style-name="ce1"/>
          <table:table-cell office:value-type="string" table:style-name="ce1">
            <text:p>Maximum</text:p>
          </table:table-cell>
          <table:table-cell office:value-type="float" office:value="56.561298878924028" table:formula="of:=QUARTILE([.$T$2:.$T$886]; 4)" table:style-name="ce1">
            <text:p>56.56129888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>Curve 1</text:p>
          </table:table-cell>
          <table:table-cell office:value-type="float" office:value="1610.34" table:style-name="ce1">
            <text:p>1610.34</text:p>
          </table:table-cell>
          <table:table-cell office:value-type="float" office:value="27.914400000000001" table:style-name="ce1">
            <text:p>27.9144</text:p>
          </table:table-cell>
          <table:table-cell office:value-type="float" office:value="2242.81" table:style-name="ce1">
            <text:p>2242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8342.5" table:style-name="ce1">
            <text:p>98342.5</text:p>
          </table:table-cell>
          <table:table-cell office:value-type="float" office:value="65.694800000000001" table:style-name="ce1">
            <text:p>65.69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581672381281976" table:formula="of:=[.G9]/[.O9]" table:style-name="ce5">
            <text:p>27</text:p>
          </table:table-cell>
          <table:table-cell office:value-type="float" office:value="32.192040905177635" table:formula="of:=[.J9]/[.R9]" table:style-name="ce5">
            <text:p>32</text:p>
          </table:table-cell>
          <table:table-cell office:value-type="string" office:string-value="1" table:formula="of:=IF([.T9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Curve 1</text:p>
          </table:table-cell>
          <table:table-cell office:value-type="float" office:value="1614.83" table:style-name="ce1">
            <text:p>1614.83</text:p>
          </table:table-cell>
          <table:table-cell office:value-type="float" office:value="26.201899999999998" table:style-name="ce1">
            <text:p>26.2019</text:p>
          </table:table-cell>
          <table:table-cell office:value-type="float" office:value="143.91800000000001" table:style-name="ce1">
            <text:p>143.918</text:p>
          </table:table-cell>
          <table:table-cell office:value-type="float" office:value="42.110700000000001" table:style-name="ce1">
            <text:p>42.1107</text:p>
          </table:table-cell>
          <table:table-cell office:value-type="string" table:style-name="ce1">
            <text:p>Mixed</text:p>
          </table:table-cell>
          <table:table-cell office:value-type="float" office:value="5119.3100000000004" table:style-name="ce1">
            <text:p>5119.31</text:p>
          </table:table-cell>
          <table:table-cell office:value-type="float" office:value="21.223800000000001" table:style-name="ce1">
            <text:p>21.22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705708965881791" table:formula="of:=[.G10]/[.O10]" table:style-name="ce5">
            <text:p>2</text:p>
          </table:table-cell>
          <table:table-cell office:value-type="float" office:value="1.6757865310144133" table:formula="of:=[.J10]/[.R10]" table:style-name="ce5">
            <text:p>2</text:p>
          </table:table-cell>
          <table:table-cell office:value-type="string" office:string-value="0" table:formula="of:=IF([.T10]&gt;[.$Z$7]; &quot;1&quot;; &quot;0&quot;)" table:style-name="ce2">
            <text:p>0</text:p>
          </table:table-cell>
          <table:table-cell table:number-columns-repeated="3" table:style-name="ce1"/>
          <table:table-cell office:value-type="float" office:value="254" table:formula="of:=COUNTIF([.$T$2:.$T$886]; &quot;&gt;12&quot;)" table:style-name="ce1">
            <text:p>254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Curve 1</text:p>
          </table:table-cell>
          <table:table-cell office:value-type="float" office:value="1620.93" table:style-name="ce1">
            <text:p>1620.93</text:p>
          </table:table-cell>
          <table:table-cell office:value-type="float" office:value="20.531300000000002" table:style-name="ce1">
            <text:p>20.5313</text:p>
          </table:table-cell>
          <table:table-cell office:value-type="float" office:value="399.14299999999997" table:style-name="ce1">
            <text:p>399.1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872.5" table:style-name="ce1">
            <text:p>12872.5</text:p>
          </table:table-cell>
          <table:table-cell office:value-type="float" office:value="6.8507199999999999" table:style-name="ce1">
            <text:p>6.850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7306229503533652" table:formula="of:=[.G11]/[.O11]" table:style-name="ce5">
            <text:p>5</text:p>
          </table:table-cell>
          <table:table-cell office:value-type="float" office:value="4.2137635971416136" table:formula="of:=[.J11]/[.R11]" table:style-name="ce5">
            <text:p>4</text:p>
          </table:table-cell>
          <table:table-cell office:value-type="string" office:string-value="0" table:formula="of:=IF([.T11]&gt;[.$Z$7]; &quot;1&quot;; &quot;0&quot;)" table:style-name="ce2">
            <text:p>0</text:p>
          </table:table-cell>
          <table:table-cell table:number-columns-repeated="3" table:style-name="ce1"/>
          <table:table-cell office:value-type="float" office:value="223" table:formula="of:=COUNTIF([.$T$2:.$T$886]; &quot;&gt;12.39&quot;)" table:style-name="ce1">
            <text:p>223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4">
            <text:p>Curve 1</text:p>
          </table:table-cell>
          <table:table-cell office:value-type="float" office:value="1619.33" table:style-name="ce1">
            <text:p>1619.33</text:p>
          </table:table-cell>
          <table:table-cell office:value-type="float" office:value="24.8931" table:style-name="ce1">
            <text:p>24.8931</text:p>
          </table:table-cell>
          <table:table-cell office:value-type="float" office:value="1142.29" table:style-name="ce1">
            <text:p>1142.29</text:p>
          </table:table-cell>
          <table:table-cell office:value-type="float" office:value="7.2111200000000002" table:style-name="ce1">
            <text:p>7.21112</text:p>
          </table:table-cell>
          <table:table-cell office:value-type="string" table:style-name="ce1">
            <text:p>Mixed</text:p>
          </table:table-cell>
          <table:table-cell office:value-type="float" office:value="43627.5" table:style-name="ce1">
            <text:p>43627.5</text:p>
          </table:table-cell>
          <table:table-cell office:value-type="float" office:value="7.8777999999999997" table:style-name="ce1">
            <text:p>7.87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538364170132374" table:formula="of:=[.G12]/[.O12]" table:style-name="ce5">
            <text:p>14</text:p>
          </table:table-cell>
          <table:table-cell office:value-type="float" office:value="14.281295112394309" table:formula="of:=[.J12]/[.R12]" table:style-name="ce5">
            <text:p>14</text:p>
          </table:table-cell>
          <table:table-cell office:value-type="string" office:string-value="1" table:formula="of:=IF([.T12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Curve 1</text:p>
          </table:table-cell>
          <table:table-cell office:value-type="float" office:value="1614.46" table:style-name="ce1">
            <text:p>1614.46</text:p>
          </table:table-cell>
          <table:table-cell office:value-type="float" office:value="29.268999999999998" table:style-name="ce1">
            <text:p>29.269</text:p>
          </table:table-cell>
          <table:table-cell office:value-type="float" office:value="2135.1799999999998" table:style-name="ce1">
            <text:p>2135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8166.5" table:style-name="ce1">
            <text:p>98166.5</text:p>
          </table:table-cell>
          <table:table-cell office:value-type="float" office:value="26.223500000000001" table:style-name="ce1">
            <text:p>26.22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5.306046983500895" table:formula="of:=[.G13]/[.O13]" table:style-name="ce5">
            <text:p>25</text:p>
          </table:table-cell>
          <table:table-cell office:value-type="float" office:value="32.134427978932003" table:formula="of:=[.J13]/[.R13]" table:style-name="ce5">
            <text:p>32</text:p>
          </table:table-cell>
          <table:table-cell office:value-type="string" office:string-value="1" table:formula="of:=IF([.T13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4">
            <text:p>Curve 1</text:p>
          </table:table-cell>
          <table:table-cell office:value-type="float" office:value="1616.27" table:style-name="ce1">
            <text:p>1616.27</text:p>
          </table:table-cell>
          <table:table-cell office:value-type="float" office:value="26.648299999999999" table:style-name="ce1">
            <text:p>26.6483</text:p>
          </table:table-cell>
          <table:table-cell office:value-type="float" office:value="140.76" table:style-name="ce1">
            <text:p>140.76</text:p>
          </table:table-cell>
          <table:table-cell office:value-type="float" office:value="38.651699999999998" table:style-name="ce1">
            <text:p>38.6517</text:p>
          </table:table-cell>
          <table:table-cell office:value-type="string" table:style-name="ce1">
            <text:p>Mixed</text:p>
          </table:table-cell>
          <table:table-cell office:value-type="float" office:value="5157.9799999999996" table:style-name="ce1">
            <text:p>5157.98</text:p>
          </table:table-cell>
          <table:table-cell office:value-type="float" office:value="32.339399999999998" table:style-name="ce1">
            <text:p>32.33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6682805072160596" table:formula="of:=[.G14]/[.O14]" table:style-name="ce5">
            <text:p>2</text:p>
          </table:table-cell>
          <table:table-cell office:value-type="float" office:value="1.68844500747986" table:formula="of:=[.J14]/[.R14]" table:style-name="ce5">
            <text:p>2</text:p>
          </table:table-cell>
          <table:table-cell office:value-type="string" office:string-value="0" table:formula="of:=IF([.T14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4">
            <text:p>Curve 1</text:p>
          </table:table-cell>
          <table:table-cell office:value-type="float" office:value="1618.95" table:style-name="ce1">
            <text:p>1618.95</text:p>
          </table:table-cell>
          <table:table-cell office:value-type="float" office:value="21.613499999999998" table:style-name="ce1">
            <text:p>21.6135</text:p>
          </table:table-cell>
          <table:table-cell office:value-type="float" office:value="303.06599999999997" table:style-name="ce1">
            <text:p>303.066</text:p>
          </table:table-cell>
          <table:table-cell office:value-type="float" office:value="47.959899999999998" table:style-name="ce1">
            <text:p>47.9599</text:p>
          </table:table-cell>
          <table:table-cell office:value-type="string" table:style-name="ce1">
            <text:p>Mixed</text:p>
          </table:table-cell>
          <table:table-cell office:value-type="float" office:value="8698.57" table:style-name="ce1">
            <text:p>8698.57</text:p>
          </table:table-cell>
          <table:table-cell office:value-type="float" office:value="16.479700000000001" table:style-name="ce1">
            <text:p>16.47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5919231329919175" table:formula="of:=[.G15]/[.O15]" table:style-name="ce5">
            <text:p>4</text:p>
          </table:table-cell>
          <table:table-cell office:value-type="float" office:value="2.8474435900709358" table:formula="of:=[.J15]/[.R15]" table:style-name="ce5">
            <text:p>3</text:p>
          </table:table-cell>
          <table:table-cell office:value-type="string" office:string-value="0" table:formula="of:=IF([.T15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4">
            <text:p>Curve 2</text:p>
          </table:table-cell>
          <table:table-cell office:value-type="float" office:value="1608.69" table:style-name="ce1">
            <text:p>1608.69</text:p>
          </table:table-cell>
          <table:table-cell office:value-type="float" office:value="27.304300000000001" table:style-name="ce1">
            <text:p>27.3043</text:p>
          </table:table-cell>
          <table:table-cell office:value-type="float" office:value="2174.16" table:style-name="ce1">
            <text:p>2174.16</text:p>
          </table:table-cell>
          <table:table-cell office:value-type="float" office:value="24.349900000000002" table:style-name="ce1">
            <text:p>24.3499</text:p>
          </table:table-cell>
          <table:table-cell office:value-type="string" table:style-name="ce1">
            <text:p>Mixed</text:p>
          </table:table-cell>
          <table:table-cell office:value-type="float" office:value="85929.5" table:style-name="ce1">
            <text:p>85929.5</text:p>
          </table:table-cell>
          <table:table-cell office:value-type="float" office:value="6.7898399999999999" table:style-name="ce1">
            <text:p>6.789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5.768036001483861" table:formula="of:=[.G16]/[.O16]" table:style-name="ce5">
            <text:p>26</text:p>
          </table:table-cell>
          <table:table-cell office:value-type="float" office:value="28.128692874001185" table:formula="of:=[.J16]/[.R16]" table:style-name="ce5">
            <text:p>28</text:p>
          </table:table-cell>
          <table:table-cell office:value-type="string" office:string-value="1" table:formula="of:=IF([.T16]&gt;[.$Z$7]; &quot;1&quot;; &quot;0&quot;)" table:style-name="ce2">
            <text:p>1</text:p>
          </table:table-cell>
          <table:table-cell table:number-columns-repeated="7" table:style-name="ce1"/>
          <table:table-cell table:style-name="ce6"/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4">
            <text:p>Curve 2</text:p>
          </table:table-cell>
          <table:table-cell office:value-type="float" office:value="1612.18" table:style-name="ce1">
            <text:p>1612.18</text:p>
          </table:table-cell>
          <table:table-cell office:value-type="float" office:value="27.105699999999999" table:style-name="ce1">
            <text:p>27.1057</text:p>
          </table:table-cell>
          <table:table-cell office:value-type="float" office:value="394.822" table:style-name="ce1">
            <text:p>394.8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810.599999999999" table:style-name="ce1">
            <text:p>16810.6</text:p>
          </table:table-cell>
          <table:table-cell office:value-type="float" office:value="94.781999999999996" table:style-name="ce1">
            <text:p>94.7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794106736292918" table:formula="of:=[.G17]/[.O17]" table:style-name="ce5">
            <text:p>5</text:p>
          </table:table-cell>
          <table:table-cell office:value-type="float" office:value="5.5028855565048591" table:formula="of:=[.J17]/[.R17]" table:style-name="ce5">
            <text:p>6</text:p>
          </table:table-cell>
          <table:table-cell office:value-type="string" office:string-value="0" table:formula="of:=IF([.T1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Curve 2</text:p>
          </table:table-cell>
          <table:table-cell office:value-type="float" office:value="1615.85" table:style-name="ce1">
            <text:p>1615.85</text:p>
          </table:table-cell>
          <table:table-cell office:value-type="float" office:value="26.334199999999999" table:style-name="ce1">
            <text:p>26.3342</text:p>
          </table:table-cell>
          <table:table-cell office:value-type="float" office:value="190.828" table:style-name="ce1">
            <text:p>190.828</text:p>
          </table:table-cell>
          <table:table-cell office:value-type="float" office:value="26.0913" table:style-name="ce1">
            <text:p>26.0913</text:p>
          </table:table-cell>
          <table:table-cell office:value-type="string" table:style-name="ce1">
            <text:p>Mixed</text:p>
          </table:table-cell>
          <table:table-cell office:value-type="float" office:value="7229.86" table:style-name="ce1">
            <text:p>7229.86</text:p>
          </table:table-cell>
          <table:table-cell office:value-type="float" office:value="43.051400000000001" table:style-name="ce1">
            <text:p>43.05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2616839487853526" table:formula="of:=[.G18]/[.O18]" table:style-name="ce5">
            <text:p>2</text:p>
          </table:table-cell>
          <table:table-cell office:value-type="float" office:value="2.3666669940128386" table:formula="of:=[.J18]/[.R18]" table:style-name="ce5">
            <text:p>2</text:p>
          </table:table-cell>
          <table:table-cell office:value-type="string" office:string-value="0" table:formula="of:=IF([.T1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26.632200000000001" table:style-name="ce1">
            <text:p>26.6322</text:p>
          </table:table-cell>
          <table:table-cell office:value-type="float" office:value="900.13800000000003" table:style-name="ce1">
            <text:p>900.1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656.1" table:style-name="ce1">
            <text:p>37656.1</text:p>
          </table:table-cell>
          <table:table-cell office:value-type="float" office:value="48.238999999999997" table:style-name="ce1">
            <text:p>48.2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68390730352726" table:formula="of:=[.G19]/[.O19]" table:style-name="ce5">
            <text:p>11</text:p>
          </table:table-cell>
          <table:table-cell office:value-type="float" office:value="12.326580181808064" table:formula="of:=[.J19]/[.R19]" table:style-name="ce5">
            <text:p>12</text:p>
          </table:table-cell>
          <table:table-cell office:value-type="string" office:string-value="0" table:formula="of:=IF([.T19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25.718699999999998" table:style-name="ce1">
            <text:p>25.7187</text:p>
          </table:table-cell>
          <table:table-cell office:value-type="float" office:value="1118.92" table:style-name="ce1">
            <text:p>1118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5203.1" table:style-name="ce1">
            <text:p>45203.1</text:p>
          </table:table-cell>
          <table:table-cell office:value-type="float" office:value="84.411799999999999" table:style-name="ce1">
            <text:p>84.41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261384094445821" table:formula="of:=[.G20]/[.O20]" table:style-name="ce5">
            <text:p>13</text:p>
          </table:table-cell>
          <table:table-cell office:value-type="float" office:value="14.797061740761473" table:formula="of:=[.J20]/[.R20]" table:style-name="ce5">
            <text:p>15</text:p>
          </table:table-cell>
          <table:table-cell office:value-type="string" office:string-value="1" table:formula="of:=IF([.T20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23.693999999999999" table:style-name="ce1">
            <text:p>23.694</text:p>
          </table:table-cell>
          <table:table-cell office:value-type="float" office:value="832.30899999999997" table:style-name="ce1">
            <text:p>832.3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977.3" table:style-name="ce1">
            <text:p>30977.3</text:p>
          </table:table-cell>
          <table:table-cell office:value-type="float" office:value="76.423699999999997" table:style-name="ce1">
            <text:p>76.423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644848016516864" table:formula="of:=[.G21]/[.O21]" table:style-name="ce5">
            <text:p>10</text:p>
          </table:table-cell>
          <table:table-cell office:value-type="float" office:value="10.140300569254993" table:formula="of:=[.J21]/[.R21]" table:style-name="ce5">
            <text:p>10</text:p>
          </table:table-cell>
          <table:table-cell office:value-type="string" office:string-value="0" table:formula="of:=IF([.T21]&gt;[.$Z$7]; &quot;1&quot;; &quot;0&quot;)" table:style-name="ce2">
            <text:p>0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5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urve 1</text:p>
          </table:table-cell>
          <table:table-cell office:value-type="float" office:value="1612.53" table:style-name="ce1">
            <text:p>1612.53</text:p>
          </table:table-cell>
          <table:table-cell office:value-type="float" office:value="25.531300000000002" table:style-name="ce1">
            <text:p>25.5313</text:p>
          </table:table-cell>
          <table:table-cell office:value-type="float" office:value="704.11199999999997" table:style-name="ce1">
            <text:p>704.1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238" table:style-name="ce1">
            <text:p>28238</text:p>
          </table:table-cell>
          <table:table-cell office:value-type="float" office:value="52.991100000000003" table:style-name="ce1">
            <text:p>52.99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451003445361902" table:formula="of:=[.G22]/[.O22]" table:style-name="ce5">
            <text:p>8</text:p>
          </table:table-cell>
          <table:table-cell office:value-type="float" office:value="9.2436012007057595" table:formula="of:=[.J22]/[.R22]" table:style-name="ce5">
            <text:p>9</text:p>
          </table:table-cell>
          <table:table-cell office:value-type="string" office:string-value="0" table:formula="of:=IF([.T22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urve 1</text:p>
          </table:table-cell>
          <table:table-cell office:value-type="float" office:value="1612.42" table:style-name="ce1">
            <text:p>1612.42</text:p>
          </table:table-cell>
          <table:table-cell office:value-type="float" office:value="25.310199999999998" table:style-name="ce1">
            <text:p>25.3102</text:p>
          </table:table-cell>
          <table:table-cell office:value-type="float" office:value="1281.8599999999999" table:style-name="ce1">
            <text:p>1281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0963.1" table:style-name="ce1">
            <text:p>50963.1</text:p>
          </table:table-cell>
          <table:table-cell office:value-type="float" office:value="73.704800000000006" table:style-name="ce1">
            <text:p>73.70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192540856635253" table:formula="of:=[.G23]/[.O23]" table:style-name="ce5">
            <text:p>15</text:p>
          </table:table-cell>
          <table:table-cell office:value-type="float" office:value="16.682575690618584" table:formula="of:=[.J23]/[.R23]" table:style-name="ce5">
            <text:p>17</text:p>
          </table:table-cell>
          <table:table-cell office:value-type="string" office:string-value="1" table:formula="of:=IF([.T23]&gt;[.$Z$7]; &quot;1&quot;; &quot;0&quot;)" table:style-name="ce2">
            <text:p>1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5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5.9956" table:style-name="ce1">
            <text:p>25.9956</text:p>
          </table:table-cell>
          <table:table-cell office:value-type="float" office:value="502.65899999999999" table:style-name="ce1">
            <text:p>502.6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525.5" table:style-name="ce1">
            <text:p>20525.5</text:p>
          </table:table-cell>
          <table:table-cell office:value-type="float" office:value="59.827399999999997" table:style-name="ce1">
            <text:p>59.82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574894250974522" table:formula="of:=[.G24]/[.O24]" table:style-name="ce5">
            <text:p>6</text:p>
          </table:table-cell>
          <table:table-cell office:value-type="float" office:value="6.7189438503111427" table:formula="of:=[.J24]/[.R24]" table:style-name="ce5">
            <text:p>7</text:p>
          </table:table-cell>
          <table:table-cell office:value-type="string" office:string-value="0" table:formula="of:=IF([.T24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urve 1</text:p>
          </table:table-cell>
          <table:table-cell office:value-type="float" office:value="1609.51" table:style-name="ce1">
            <text:p>1609.51</text:p>
          </table:table-cell>
          <table:table-cell office:value-type="float" office:value="30.035900000000002" table:style-name="ce1">
            <text:p>30.0359</text:p>
          </table:table-cell>
          <table:table-cell office:value-type="float" office:value="1814.56" table:style-name="ce1">
            <text:p>1814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5611.4" table:style-name="ce1">
            <text:p>85611.4</text:p>
          </table:table-cell>
          <table:table-cell office:value-type="float" office:value="54.903500000000001" table:style-name="ce1">
            <text:p>54.90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506074717064319" table:formula="of:=[.G25]/[.O25]" table:style-name="ce5">
            <text:p>22</text:p>
          </table:table-cell>
          <table:table-cell office:value-type="float" office:value="28.024564056735638" table:formula="of:=[.J25]/[.R25]" table:style-name="ce5">
            <text:p>28</text:p>
          </table:table-cell>
          <table:table-cell office:value-type="string" office:string-value="1" table:formula="of:=IF([.T25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23.8264" table:style-name="ce1">
            <text:p>23.8264</text:p>
          </table:table-cell>
          <table:table-cell office:value-type="float" office:value="1820.1" table:style-name="ce1">
            <text:p>182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8119.8" table:style-name="ce1">
            <text:p>68119.8</text:p>
          </table:table-cell>
          <table:table-cell office:value-type="float" office:value="93.037800000000004" table:style-name="ce1">
            <text:p>93.03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571734521056765" table:formula="of:=[.G26]/[.O26]" table:style-name="ce5">
            <text:p>22</text:p>
          </table:table-cell>
          <table:table-cell office:value-type="float" office:value="22.298755757200798" table:formula="of:=[.J26]/[.R26]" table:style-name="ce5">
            <text:p>22</text:p>
          </table:table-cell>
          <table:table-cell office:value-type="string" office:string-value="1" table:formula="of:=IF([.T26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22.837599999999998" table:style-name="ce1">
            <text:p>22.8376</text:p>
          </table:table-cell>
          <table:table-cell office:value-type="float" office:value="1270.46" table:style-name="ce1">
            <text:p>1270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5575.7" table:style-name="ce1">
            <text:p>45575.7</text:p>
          </table:table-cell>
          <table:table-cell office:value-type="float" office:value="68.693799999999996" table:style-name="ce1">
            <text:p>68.69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057428624593033" table:formula="of:=[.G27]/[.O27]" table:style-name="ce5">
            <text:p>15</text:p>
          </table:table-cell>
          <table:table-cell office:value-type="float" office:value="14.919030924392855" table:formula="of:=[.J27]/[.R27]" table:style-name="ce5">
            <text:p>15</text:p>
          </table:table-cell>
          <table:table-cell office:value-type="string" office:string-value="1" table:formula="of:=IF([.T27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urve 1</text:p>
          </table:table-cell>
          <table:table-cell office:value-type="float" office:value="1611.28" table:style-name="ce1">
            <text:p>1611.28</text:p>
          </table:table-cell>
          <table:table-cell office:value-type="float" office:value="21.0684" table:style-name="ce1">
            <text:p>21.0684</text:p>
          </table:table-cell>
          <table:table-cell office:value-type="float" office:value="1035.44" table:style-name="ce1">
            <text:p>1035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4267.199999999997" table:style-name="ce1">
            <text:p>34267.2</text:p>
          </table:table-cell>
          <table:table-cell office:value-type="float" office:value="57.286200000000001" table:style-name="ce1">
            <text:p>57.28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71983293491028" table:formula="of:=[.G28]/[.O28]" table:style-name="ce5">
            <text:p>12</text:p>
          </table:table-cell>
          <table:table-cell office:value-type="float" office:value="11.217236740024942" table:formula="of:=[.J28]/[.R28]" table:style-name="ce5">
            <text:p>11</text:p>
          </table:table-cell>
          <table:table-cell office:value-type="string" office:string-value="0" table:formula="of:=IF([.T2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urve 1</text:p>
          </table:table-cell>
          <table:table-cell office:value-type="float" office:value="1610.49" table:style-name="ce1">
            <text:p>1610.49</text:p>
          </table:table-cell>
          <table:table-cell office:value-type="float" office:value="27.989799999999999" table:style-name="ce1">
            <text:p>27.9898</text:p>
          </table:table-cell>
          <table:table-cell office:value-type="float" office:value="1727.27" table:style-name="ce1">
            <text:p>1727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5941.399999999994" table:style-name="ce1">
            <text:p>75941.4</text:p>
          </table:table-cell>
          <table:table-cell office:value-type="float" office:value="153.86600000000001" table:style-name="ce1">
            <text:p>153.8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471517985926994" table:formula="of:=[.G29]/[.O29]" table:style-name="ce5">
            <text:p>20</text:p>
          </table:table-cell>
          <table:table-cell office:value-type="float" office:value="24.85912657494427" table:formula="of:=[.J29]/[.R29]" table:style-name="ce5">
            <text:p>25</text:p>
          </table:table-cell>
          <table:table-cell office:value-type="string" office:string-value="1" table:formula="of:=IF([.T29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urve 1</text:p>
          </table:table-cell>
          <table:table-cell office:value-type="float" office:value="1610.99" table:style-name="ce1">
            <text:p>1610.99</text:p>
          </table:table-cell>
          <table:table-cell office:value-type="float" office:value="21.307300000000001" table:style-name="ce1">
            <text:p>21.3073</text:p>
          </table:table-cell>
          <table:table-cell office:value-type="float" office:value="1378.08" table:style-name="ce1">
            <text:p>1378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6123.4" table:style-name="ce1">
            <text:p>46123.4</text:p>
          </table:table-cell>
          <table:table-cell office:value-type="float" office:value="101.375" table:style-name="ce1">
            <text:p>101.37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332935502872317" table:formula="of:=[.G30]/[.O30]" table:style-name="ce5">
            <text:p>16</text:p>
          </table:table-cell>
          <table:table-cell office:value-type="float" office:value="15.098318422715206" table:formula="of:=[.J30]/[.R30]" table:style-name="ce5">
            <text:p>15</text:p>
          </table:table-cell>
          <table:table-cell office:value-type="string" office:string-value="1" table:formula="of:=IF([.T30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urve 1</text:p>
          </table:table-cell>
          <table:table-cell office:value-type="float" office:value="1610" table:style-name="ce1">
            <text:p>1610</text:p>
          </table:table-cell>
          <table:table-cell office:value-type="float" office:value="31.599499999999999" table:style-name="ce1">
            <text:p>31.5995</text:p>
          </table:table-cell>
          <table:table-cell office:value-type="float" office:value="1494.24" table:style-name="ce1">
            <text:p>1494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4168.800000000003" table:style-name="ce1">
            <text:p>74168.8</text:p>
          </table:table-cell>
          <table:table-cell office:value-type="float" office:value="72.360299999999995" table:style-name="ce1">
            <text:p>72.36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709658035681482" table:formula="of:=[.G31]/[.O31]" table:style-name="ce5">
            <text:p>18</text:p>
          </table:table-cell>
          <table:table-cell office:value-type="float" office:value="24.27887275072262" table:formula="of:=[.J31]/[.R31]" table:style-name="ce5">
            <text:p>24</text:p>
          </table:table-cell>
          <table:table-cell office:value-type="string" office:string-value="1" table:formula="of:=IF([.T31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urve 1</text:p>
          </table:table-cell>
          <table:table-cell office:value-type="float" office:value="1611.53" table:style-name="ce1">
            <text:p>1611.53</text:p>
          </table:table-cell>
          <table:table-cell office:value-type="float" office:value="31.0321" table:style-name="ce1">
            <text:p>31.0321</text:p>
          </table:table-cell>
          <table:table-cell office:value-type="float" office:value="1428.49" table:style-name="ce1">
            <text:p>1428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9631.8" table:style-name="ce1">
            <text:p>69631.8</text:p>
          </table:table-cell>
          <table:table-cell office:value-type="float" office:value="54.290999999999997" table:style-name="ce1">
            <text:p>54.29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93039231140288" table:formula="of:=[.G32]/[.O32]" table:style-name="ce5">
            <text:p>17</text:p>
          </table:table-cell>
          <table:table-cell office:value-type="float" office:value="22.793703169038292" table:formula="of:=[.J32]/[.R32]" table:style-name="ce5">
            <text:p>23</text:p>
          </table:table-cell>
          <table:table-cell office:value-type="string" office:string-value="1" table:formula="of:=IF([.T32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urve 1</text:p>
          </table:table-cell>
          <table:table-cell office:value-type="float" office:value="1614.14" table:style-name="ce1">
            <text:p>1614.14</text:p>
          </table:table-cell>
          <table:table-cell office:value-type="float" office:value="23.647500000000001" table:style-name="ce1">
            <text:p>23.6475</text:p>
          </table:table-cell>
          <table:table-cell office:value-type="float" office:value="393.83499999999998" table:style-name="ce1">
            <text:p>393.835</text:p>
          </table:table-cell>
          <table:table-cell office:value-type="float" office:value="74.176900000000003" table:style-name="ce1">
            <text:p>74.1769</text:p>
          </table:table-cell>
          <table:table-cell office:value-type="string" table:style-name="ce1">
            <text:p>Mixed</text:p>
          </table:table-cell>
          <table:table-cell office:value-type="float" office:value="11131.3" table:style-name="ce1">
            <text:p>11131.3</text:p>
          </table:table-cell>
          <table:table-cell office:value-type="float" office:value="35.958300000000001" table:style-name="ce1">
            <text:p>35.95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677127988024782" table:formula="of:=[.G33]/[.O33]" table:style-name="ce5">
            <text:p>5</text:p>
          </table:table-cell>
          <table:table-cell office:value-type="float" office:value="3.6437884427160565" table:formula="of:=[.J33]/[.R33]" table:style-name="ce5">
            <text:p>4</text:p>
          </table:table-cell>
          <table:table-cell office:value-type="string" office:string-value="0" table:formula="of:=IF([.T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urve 1</text:p>
          </table:table-cell>
          <table:table-cell office:value-type="float" office:value="1612.59" table:style-name="ce1">
            <text:p>1612.59</text:p>
          </table:table-cell>
          <table:table-cell office:value-type="float" office:value="28.2225" table:style-name="ce1">
            <text:p>28.2225</text:p>
          </table:table-cell>
          <table:table-cell office:value-type="float" office:value="823.42" table:style-name="ce1">
            <text:p>823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503.699999999997" table:style-name="ce1">
            <text:p>36503.7</text:p>
          </table:table-cell>
          <table:table-cell office:value-type="float" office:value="61.648699999999998" table:style-name="ce1">
            <text:p>61.64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591328165092914" table:formula="of:=[.G34]/[.O34]" table:style-name="ce5">
            <text:p>10</text:p>
          </table:table-cell>
          <table:table-cell office:value-type="float" office:value="11.9493464533679" table:formula="of:=[.J34]/[.R34]" table:style-name="ce5">
            <text:p>12</text:p>
          </table:table-cell>
          <table:table-cell office:value-type="string" office:string-value="0" table:formula="of:=IF([.T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26.124500000000001" table:style-name="ce1">
            <text:p>26.1245</text:p>
          </table:table-cell>
          <table:table-cell office:value-type="float" office:value="1179.72" table:style-name="ce1">
            <text:p>1179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8411.199999999997" table:style-name="ce1">
            <text:p>48411.2</text:p>
          </table:table-cell>
          <table:table-cell office:value-type="float" office:value="60.015300000000003" table:style-name="ce1">
            <text:p>60.01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981982665337668" table:formula="of:=[.G35]/[.O35]" table:style-name="ce5">
            <text:p>14</text:p>
          </table:table-cell>
          <table:table-cell office:value-type="float" office:value="15.847220994674077" table:formula="of:=[.J35]/[.R35]" table:style-name="ce5">
            <text:p>16</text:p>
          </table:table-cell>
          <table:table-cell office:value-type="string" office:string-value="1" table:formula="of:=IF([.T3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urve 1</text:p>
          </table:table-cell>
          <table:table-cell office:value-type="float" office:value="1613.03" table:style-name="ce1">
            <text:p>1613.03</text:p>
          </table:table-cell>
          <table:table-cell office:value-type="float" office:value="23.0625" table:style-name="ce1">
            <text:p>23.0625</text:p>
          </table:table-cell>
          <table:table-cell office:value-type="float" office:value="945.85900000000004" table:style-name="ce1">
            <text:p>945.859</text:p>
          </table:table-cell>
          <table:table-cell office:value-type="float" office:value="23.327400000000001" table:style-name="ce1">
            <text:p>23.3274</text:p>
          </table:table-cell>
          <table:table-cell office:value-type="string" table:style-name="ce1">
            <text:p>Mixed</text:p>
          </table:table-cell>
          <table:table-cell office:value-type="float" office:value="31688.7" table:style-name="ce1">
            <text:p>31688.7</text:p>
          </table:table-cell>
          <table:table-cell office:value-type="float" office:value="38.965299999999999" table:style-name="ce1">
            <text:p>38.96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10273744493287" table:formula="of:=[.G36]/[.O36]" table:style-name="ce5">
            <text:p>11</text:p>
          </table:table-cell>
          <table:table-cell office:value-type="float" office:value="10.373174635909221" table:formula="of:=[.J36]/[.R36]" table:style-name="ce5">
            <text:p>10</text:p>
          </table:table-cell>
          <table:table-cell office:value-type="string" office:string-value="0" table:formula="of:=IF([.T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urve 1</text:p>
          </table:table-cell>
          <table:table-cell office:value-type="float" office:value="1611.01" table:style-name="ce1">
            <text:p>1611.01</text:p>
          </table:table-cell>
          <table:table-cell office:value-type="float" office:value="26.554300000000001" table:style-name="ce1">
            <text:p>26.5543</text:p>
          </table:table-cell>
          <table:table-cell office:value-type="float" office:value="689.04399999999998" table:style-name="ce1">
            <text:p>689.0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741" table:style-name="ce1">
            <text:p>28741</text:p>
          </table:table-cell>
          <table:table-cell office:value-type="float" office:value="82.775599999999997" table:style-name="ce1">
            <text:p>82.77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665151592368765" table:formula="of:=[.G37]/[.O37]" table:style-name="ce5">
            <text:p>8</text:p>
          </table:table-cell>
          <table:table-cell office:value-type="float" office:value="9.4082563251464055" table:formula="of:=[.J37]/[.R37]" table:style-name="ce5">
            <text:p>9</text:p>
          </table:table-cell>
          <table:table-cell office:value-type="string" office:string-value="0" table:formula="of:=IF([.T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22.1508" table:style-name="ce1">
            <text:p>22.1508</text:p>
          </table:table-cell>
          <table:table-cell office:value-type="float" office:value="1058.7" table:style-name="ce1">
            <text:p>1058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836.699999999997" table:style-name="ce1">
            <text:p>36836.7</text:p>
          </table:table-cell>
          <table:table-cell office:value-type="float" office:value="54.894199999999998" table:style-name="ce1">
            <text:p>54.894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547659654657876" table:formula="of:=[.G38]/[.O38]" table:style-name="ce5">
            <text:p>13</text:p>
          </table:table-cell>
          <table:table-cell office:value-type="float" office:value="12.058352728594015" table:formula="of:=[.J38]/[.R38]" table:style-name="ce5">
            <text:p>12</text:p>
          </table:table-cell>
          <table:table-cell office:value-type="string" office:string-value="1" table:formula="of:=IF([.T3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urve 1</text:p>
          </table:table-cell>
          <table:table-cell office:value-type="float" office:value="1610.31" table:style-name="ce1">
            <text:p>1610.31</text:p>
          </table:table-cell>
          <table:table-cell office:value-type="float" office:value="27.342600000000001" table:style-name="ce1">
            <text:p>27.3426</text:p>
          </table:table-cell>
          <table:table-cell office:value-type="float" office:value="604.10599999999999" table:style-name="ce1">
            <text:p>604.1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946.2" table:style-name="ce1">
            <text:p>25946.2</text:p>
          </table:table-cell>
          <table:table-cell office:value-type="float" office:value="70.614800000000002" table:style-name="ce1">
            <text:p>70.61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598342149208936" table:formula="of:=[.G39]/[.O39]" table:style-name="ce5">
            <text:p>7</text:p>
          </table:table-cell>
          <table:table-cell office:value-type="float" office:value="8.493389244059486" table:formula="of:=[.J39]/[.R39]" table:style-name="ce5">
            <text:p>8</text:p>
          </table:table-cell>
          <table:table-cell office:value-type="string" office:string-value="0" table:formula="of:=IF([.T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urve 1</text:p>
          </table:table-cell>
          <table:table-cell office:value-type="float" office:value="1613.4" table:style-name="ce1">
            <text:p>1613.4</text:p>
          </table:table-cell>
          <table:table-cell office:value-type="float" office:value="25.807700000000001" table:style-name="ce1">
            <text:p>25.8077</text:p>
          </table:table-cell>
          <table:table-cell office:value-type="float" office:value="512.01499999999999" table:style-name="ce1">
            <text:p>512.0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756.400000000001" table:style-name="ce1">
            <text:p>20756.4</text:p>
          </table:table-cell>
          <table:table-cell office:value-type="float" office:value="40.596400000000003" table:style-name="ce1">
            <text:p>40.59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683762709735065" table:formula="of:=[.G40]/[.O40]" table:style-name="ce5">
            <text:p>6</text:p>
          </table:table-cell>
          <table:table-cell office:value-type="float" office:value="6.7945280813913529" table:formula="of:=[.J40]/[.R40]" table:style-name="ce5">
            <text:p>7</text:p>
          </table:table-cell>
          <table:table-cell office:value-type="string" office:string-value="0" table:formula="of:=IF([.T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25.082999999999998" table:style-name="ce1">
            <text:p>25.083</text:p>
          </table:table-cell>
          <table:table-cell office:value-type="float" office:value="1738.04" table:style-name="ce1">
            <text:p>1738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8479.100000000006" table:style-name="ce1">
            <text:p>68479.1</text:p>
          </table:table-cell>
          <table:table-cell office:value-type="float" office:value="70.1524" table:style-name="ce1">
            <text:p>70.15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599163489356354" table:formula="of:=[.G41]/[.O41]" table:style-name="ce5">
            <text:p>21</text:p>
          </table:table-cell>
          <table:table-cell office:value-type="float" office:value="22.416371236746574" table:formula="of:=[.J41]/[.R41]" table:style-name="ce5">
            <text:p>22</text:p>
          </table:table-cell>
          <table:table-cell office:value-type="string" office:string-value="1" table:formula="of:=IF([.T4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1.3504" table:style-name="ce1">
            <text:p>21.3504</text:p>
          </table:table-cell>
          <table:table-cell office:value-type="float" office:value="434.96" table:style-name="ce1">
            <text:p>434.96</text:p>
          </table:table-cell>
          <table:table-cell office:value-type="float" office:value="1.2159599999999999" table:style-name="ce1">
            <text:p>1.21596</text:p>
          </table:table-cell>
          <table:table-cell office:value-type="string" table:style-name="ce1">
            <text:p>Mixed</text:p>
          </table:table-cell>
          <table:table-cell office:value-type="float" office:value="14530.1" table:style-name="ce1">
            <text:p>14530.1</text:p>
          </table:table-cell>
          <table:table-cell office:value-type="float" office:value="38.190600000000003" table:style-name="ce1">
            <text:p>38.19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551242499197025" table:formula="of:=[.G42]/[.O42]" table:style-name="ce5">
            <text:p>5</text:p>
          </table:table-cell>
          <table:table-cell office:value-type="float" office:value="4.7563726116004936" table:formula="of:=[.J42]/[.R42]" table:style-name="ce5">
            <text:p>5</text:p>
          </table:table-cell>
          <table:table-cell office:value-type="string" office:string-value="0" table:formula="of:=IF([.T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urve 1</text:p>
          </table:table-cell>
          <table:table-cell office:value-type="float" office:value="1614.71" table:style-name="ce1">
            <text:p>1614.71</text:p>
          </table:table-cell>
          <table:table-cell office:value-type="float" office:value="26.016300000000001" table:style-name="ce1">
            <text:p>26.0163</text:p>
          </table:table-cell>
          <table:table-cell office:value-type="float" office:value="1109.25" table:style-name="ce1">
            <text:p>1109.25</text:p>
          </table:table-cell>
          <table:table-cell office:value-type="float" office:value="99.810199999999995" table:style-name="ce1">
            <text:p>99.8102</text:p>
          </table:table-cell>
          <table:table-cell office:value-type="string" table:style-name="ce1">
            <text:p>Mixed</text:p>
          </table:table-cell>
          <table:table-cell office:value-type="float" office:value="30746.6" table:style-name="ce1">
            <text:p>30746.6</text:p>
          </table:table-cell>
          <table:table-cell office:value-type="float" office:value="29.563800000000001" table:style-name="ce1">
            <text:p>29.56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146775736213515" table:formula="of:=[.G43]/[.O43]" table:style-name="ce5">
            <text:p>13</text:p>
          </table:table-cell>
          <table:table-cell office:value-type="float" office:value="10.064781807409153" table:formula="of:=[.J43]/[.R43]" table:style-name="ce5">
            <text:p>10</text:p>
          </table:table-cell>
          <table:table-cell office:value-type="string" office:string-value="1" table:formula="of:=IF([.T4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20.887499999999999" table:style-name="ce1">
            <text:p>20.8875</text:p>
          </table:table-cell>
          <table:table-cell office:value-type="float" office:value="3232.27" table:style-name="ce1">
            <text:p>3232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06051" table:style-name="ce1">
            <text:p>106051</text:p>
          </table:table-cell>
          <table:table-cell office:value-type="float" office:value="89.702200000000005" table:style-name="ce1">
            <text:p>89.70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8.308703005536046" table:formula="of:=[.G44]/[.O44]" table:style-name="ce5">
            <text:p>38</text:p>
          </table:table-cell>
          <table:table-cell office:value-type="float" office:value="34.715388870884851" table:formula="of:=[.J44]/[.R44]" table:style-name="ce5">
            <text:p>35</text:p>
          </table:table-cell>
          <table:table-cell office:value-type="string" office:string-value="1" table:formula="of:=IF([.T4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urve 1</text:p>
          </table:table-cell>
          <table:table-cell office:value-type="float" office:value="1612.93" table:style-name="ce1">
            <text:p>1612.93</text:p>
          </table:table-cell>
          <table:table-cell office:value-type="float" office:value="24.194800000000001" table:style-name="ce1">
            <text:p>24.1948</text:p>
          </table:table-cell>
          <table:table-cell office:value-type="float" office:value="1299.8800000000001" table:style-name="ce1">
            <text:p>1299.88</text:p>
          </table:table-cell>
          <table:table-cell office:value-type="float" office:value="14.1716" table:style-name="ce1">
            <text:p>14.1716</text:p>
          </table:table-cell>
          <table:table-cell office:value-type="string" table:style-name="ce1">
            <text:p>Mixed</text:p>
          </table:table-cell>
          <table:table-cell office:value-type="float" office:value="47145.3" table:style-name="ce1">
            <text:p>47145.3</text:p>
          </table:table-cell>
          <table:table-cell office:value-type="float" office:value="66.495900000000006" table:style-name="ce1">
            <text:p>66.49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406112998863398" table:formula="of:=[.G45]/[.O45]" table:style-name="ce5">
            <text:p>15</text:p>
          </table:table-cell>
          <table:table-cell office:value-type="float" office:value="15.43283347572892" table:formula="of:=[.J45]/[.R45]" table:style-name="ce5">
            <text:p>15</text:p>
          </table:table-cell>
          <table:table-cell office:value-type="string" office:string-value="1" table:formula="of:=IF([.T4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22.922799999999999" table:style-name="ce1">
            <text:p>22.9228</text:p>
          </table:table-cell>
          <table:table-cell office:value-type="float" office:value="519.44100000000003" table:style-name="ce1">
            <text:p>519.4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703.599999999999" table:style-name="ce1">
            <text:p>18703.6</text:p>
          </table:table-cell>
          <table:table-cell office:value-type="float" office:value="17.961400000000001" table:style-name="ce1">
            <text:p>17.96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563888530038176" table:formula="of:=[.G46]/[.O46]" table:style-name="ce5">
            <text:p>6</text:p>
          </table:table-cell>
          <table:table-cell office:value-type="float" office:value="6.1225518598172748" table:formula="of:=[.J46]/[.R46]" table:style-name="ce5">
            <text:p>6</text:p>
          </table:table-cell>
          <table:table-cell office:value-type="string" office:string-value="0" table:formula="of:=IF([.T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urve 1</text:p>
          </table:table-cell>
          <table:table-cell office:value-type="float" office:value="1615.79" table:style-name="ce1">
            <text:p>1615.79</text:p>
          </table:table-cell>
          <table:table-cell office:value-type="float" office:value="27.828299999999999" table:style-name="ce1">
            <text:p>27.8283</text:p>
          </table:table-cell>
          <table:table-cell office:value-type="float" office:value="3414.44" table:style-name="ce1">
            <text:p>3414.44</text:p>
          </table:table-cell>
          <table:table-cell office:value-type="float" office:value="59.576300000000003" table:style-name="ce1">
            <text:p>59.5763</text:p>
          </table:table-cell>
          <table:table-cell office:value-type="string" table:style-name="ce1">
            <text:p>Mixed</text:p>
          </table:table-cell>
          <table:table-cell office:value-type="float" office:value="120592" table:style-name="ce1">
            <text:p>120592</text:p>
          </table:table-cell>
          <table:table-cell office:value-type="float" office:value="17.2197" table:style-name="ce1">
            <text:p>17.21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0.467772769670383" table:formula="of:=[.G47]/[.O47]" table:style-name="ce5">
            <text:p>40</text:p>
          </table:table-cell>
          <table:table-cell office:value-type="float" office:value="39.475329555758513" table:formula="of:=[.J47]/[.R47]" table:style-name="ce5">
            <text:p>39</text:p>
          </table:table-cell>
          <table:table-cell office:value-type="string" office:string-value="1" table:formula="of:=IF([.T4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urve 1</text:p>
          </table:table-cell>
          <table:table-cell office:value-type="float" office:value="1612.32" table:style-name="ce1">
            <text:p>1612.32</text:p>
          </table:table-cell>
          <table:table-cell office:value-type="float" office:value="26.256699999999999" table:style-name="ce1">
            <text:p>26.2567</text:p>
          </table:table-cell>
          <table:table-cell office:value-type="float" office:value="717.98" table:style-name="ce1">
            <text:p>717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612.3" table:style-name="ce1">
            <text:p>29612.3</text:p>
          </table:table-cell>
          <table:table-cell office:value-type="float" office:value="27.490600000000001" table:style-name="ce1">
            <text:p>27.49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094631896205364" table:formula="of:=[.G48]/[.O48]" table:style-name="ce5">
            <text:p>9</text:p>
          </table:table-cell>
          <table:table-cell office:value-type="float" office:value="9.6934730446794788" table:formula="of:=[.J48]/[.R48]" table:style-name="ce5">
            <text:p>10</text:p>
          </table:table-cell>
          <table:table-cell office:value-type="string" office:string-value="0" table:formula="of:=IF([.T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9.185600000000001" table:style-name="ce1">
            <text:p>29.1856</text:p>
          </table:table-cell>
          <table:table-cell office:value-type="float" office:value="1119.5999999999999" table:style-name="ce1">
            <text:p>111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1327.8" table:style-name="ce1">
            <text:p>51327.8</text:p>
          </table:table-cell>
          <table:table-cell office:value-type="float" office:value="101.345" table:style-name="ce1">
            <text:p>101.3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269443420567635" table:formula="of:=[.G49]/[.O49]" table:style-name="ce5">
            <text:p>13</text:p>
          </table:table-cell>
          <table:table-cell office:value-type="float" office:value="16.801958839492354" table:formula="of:=[.J49]/[.R49]" table:style-name="ce5">
            <text:p>17</text:p>
          </table:table-cell>
          <table:table-cell office:value-type="string" office:string-value="1" table:formula="of:=IF([.T4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urve 1</text:p>
          </table:table-cell>
          <table:table-cell office:value-type="float" office:value="1609.85" table:style-name="ce1">
            <text:p>1609.85</text:p>
          </table:table-cell>
          <table:table-cell office:value-type="float" office:value="29.3339" table:style-name="ce1">
            <text:p>29.3339</text:p>
          </table:table-cell>
          <table:table-cell office:value-type="float" office:value="704.54600000000005" table:style-name="ce1">
            <text:p>704.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463.8" table:style-name="ce1">
            <text:p>32463.8</text:p>
          </table:table-cell>
          <table:table-cell office:value-type="float" office:value="60.814599999999999" table:style-name="ce1">
            <text:p>60.81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502440909139395" table:formula="of:=[.G50]/[.O50]" table:style-name="ce5">
            <text:p>8</text:p>
          </table:table-cell>
          <table:table-cell office:value-type="float" office:value="10.626900653710305" table:formula="of:=[.J50]/[.R50]" table:style-name="ce5">
            <text:p>11</text:p>
          </table:table-cell>
          <table:table-cell office:value-type="string" office:string-value="0" table:formula="of:=IF([.T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29.0108" table:style-name="ce1">
            <text:p>29.0108</text:p>
          </table:table-cell>
          <table:table-cell office:value-type="float" office:value="1078.08" table:style-name="ce1">
            <text:p>1078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9128.4" table:style-name="ce1">
            <text:p>49128.4</text:p>
          </table:table-cell>
          <table:table-cell office:value-type="float" office:value="40.452199999999998" table:style-name="ce1">
            <text:p>40.45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777350449129651" table:formula="of:=[.G51]/[.O51]" table:style-name="ce5">
            <text:p>13</text:p>
          </table:table-cell>
          <table:table-cell office:value-type="float" office:value="16.081993669125037" table:formula="of:=[.J51]/[.R51]" table:style-name="ce5">
            <text:p>16</text:p>
          </table:table-cell>
          <table:table-cell office:value-type="string" office:string-value="1" table:formula="of:=IF([.T5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urve 1</text:p>
          </table:table-cell>
          <table:table-cell office:value-type="float" office:value="1609.4" table:style-name="ce1">
            <text:p>1609.4</text:p>
          </table:table-cell>
          <table:table-cell office:value-type="float" office:value="22.956" table:style-name="ce1">
            <text:p>22.956</text:p>
          </table:table-cell>
          <table:table-cell office:value-type="float" office:value="4198.25" table:style-name="ce1">
            <text:p>4198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1386" table:style-name="ce1">
            <text:p>151386</text:p>
          </table:table-cell>
          <table:table-cell office:value-type="float" office:value="12.5992" table:style-name="ce1">
            <text:p>12.59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9.757449839583849" table:formula="of:=[.G52]/[.O52]" table:style-name="ce5">
            <text:p>50</text:p>
          </table:table-cell>
          <table:table-cell office:value-type="float" office:value="49.555627571713366" table:formula="of:=[.J52]/[.R52]" table:style-name="ce5">
            <text:p>50</text:p>
          </table:table-cell>
          <table:table-cell office:value-type="string" office:string-value="1" table:formula="of:=IF([.T5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urve 1</text:p>
          </table:table-cell>
          <table:table-cell office:value-type="float" office:value="1611.5" table:style-name="ce1">
            <text:p>1611.5</text:p>
          </table:table-cell>
          <table:table-cell office:value-type="float" office:value="21.183399999999999" table:style-name="ce1">
            <text:p>21.1834</text:p>
          </table:table-cell>
          <table:table-cell office:value-type="float" office:value="370.66899999999998" table:style-name="ce1">
            <text:p>370.669</text:p>
          </table:table-cell>
          <table:table-cell office:value-type="float" office:value="17.4405" table:style-name="ce1">
            <text:p>17.4405</text:p>
          </table:table-cell>
          <table:table-cell office:value-type="string" table:style-name="ce1">
            <text:p>Mixed</text:p>
          </table:table-cell>
          <table:table-cell office:value-type="float" office:value="11640.6" table:style-name="ce1">
            <text:p>11640.6</text:p>
          </table:table-cell>
          <table:table-cell office:value-type="float" office:value="21.792200000000001" table:style-name="ce1">
            <text:p>21.79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931505209524699" table:formula="of:=[.G53]/[.O53]" table:style-name="ce5">
            <text:p>4</text:p>
          </table:table-cell>
          <table:table-cell office:value-type="float" office:value="3.8105058480393605" table:formula="of:=[.J53]/[.R53]" table:style-name="ce5">
            <text:p>4</text:p>
          </table:table-cell>
          <table:table-cell office:value-type="string" office:string-value="0" table:formula="of:=IF([.T5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urve 1</text:p>
          </table:table-cell>
          <table:table-cell office:value-type="float" office:value="1611.04" table:style-name="ce1">
            <text:p>1611.04</text:p>
          </table:table-cell>
          <table:table-cell office:value-type="float" office:value="21.661100000000001" table:style-name="ce1">
            <text:p>21.6611</text:p>
          </table:table-cell>
          <table:table-cell office:value-type="float" office:value="2285.9" table:style-name="ce1">
            <text:p>2285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7778.3" table:style-name="ce1">
            <text:p>77778.3</text:p>
          </table:table-cell>
          <table:table-cell office:value-type="float" office:value="38.223399999999998" table:style-name="ce1">
            <text:p>38.22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7.092372914501215" table:formula="of:=[.G54]/[.O54]" table:style-name="ce5">
            <text:p>27</text:p>
          </table:table-cell>
          <table:table-cell office:value-type="float" office:value="25.46042875801589" table:formula="of:=[.J54]/[.R54]" table:style-name="ce5">
            <text:p>25</text:p>
          </table:table-cell>
          <table:table-cell office:value-type="string" office:string-value="1" table:formula="of:=IF([.T5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urve 1</text:p>
          </table:table-cell>
          <table:table-cell office:value-type="float" office:value="1610.77" table:style-name="ce1">
            <text:p>1610.77</text:p>
          </table:table-cell>
          <table:table-cell office:value-type="float" office:value="21.262799999999999" table:style-name="ce1">
            <text:p>21.2628</text:p>
          </table:table-cell>
          <table:table-cell office:value-type="float" office:value="310.71300000000002" table:style-name="ce1">
            <text:p>310.7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0377.700000000001" table:style-name="ce1">
            <text:p>10377.7</text:p>
          </table:table-cell>
          <table:table-cell office:value-type="float" office:value="27.246300000000002" table:style-name="ce1">
            <text:p>27.246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6825549960118189" table:formula="of:=[.G55]/[.O55]" table:style-name="ce5">
            <text:p>4</text:p>
          </table:table-cell>
          <table:table-cell office:value-type="float" office:value="3.3971003676097515" table:formula="of:=[.J55]/[.R55]" table:style-name="ce5">
            <text:p>3</text:p>
          </table:table-cell>
          <table:table-cell office:value-type="string" office:string-value="0" table:formula="of:=IF([.T5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urve 1</text:p>
          </table:table-cell>
          <table:table-cell office:value-type="float" office:value="1610.48" table:style-name="ce1">
            <text:p>1610.48</text:p>
          </table:table-cell>
          <table:table-cell office:value-type="float" office:value="19.196000000000002" table:style-name="ce1">
            <text:p>19.196</text:p>
          </table:table-cell>
          <table:table-cell office:value-type="float" office:value="3844.24" table:style-name="ce1">
            <text:p>3844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15915" table:style-name="ce1">
            <text:p>115915</text:p>
          </table:table-cell>
          <table:table-cell office:value-type="float" office:value="44.399700000000003" table:style-name="ce1">
            <text:p>44.39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5.561740956665709" table:formula="of:=[.G56]/[.O56]" table:style-name="ce5">
            <text:p>46</text:p>
          </table:table-cell>
          <table:table-cell office:value-type="float" office:value="37.944331510015161" table:formula="of:=[.J56]/[.R56]" table:style-name="ce5">
            <text:p>38</text:p>
          </table:table-cell>
          <table:table-cell office:value-type="string" office:string-value="1" table:formula="of:=IF([.T5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urve 1</text:p>
          </table:table-cell>
          <table:table-cell office:value-type="float" office:value="1611.23" table:style-name="ce1">
            <text:p>1611.23</text:p>
          </table:table-cell>
          <table:table-cell office:value-type="float" office:value="19.576699999999999" table:style-name="ce1">
            <text:p>19.5767</text:p>
          </table:table-cell>
          <table:table-cell office:value-type="float" office:value="501.28699999999998" table:style-name="ce1">
            <text:p>501.2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415.1" table:style-name="ce1">
            <text:p>15415.1</text:p>
          </table:table-cell>
          <table:table-cell office:value-type="float" office:value="49.354999999999997" table:style-name="ce1">
            <text:p>49.3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412285494516688" table:formula="of:=[.G57]/[.O57]" table:style-name="ce5">
            <text:p>6</text:p>
          </table:table-cell>
          <table:table-cell office:value-type="float" office:value="5.046073973687915" table:formula="of:=[.J57]/[.R57]" table:style-name="ce5">
            <text:p>5</text:p>
          </table:table-cell>
          <table:table-cell office:value-type="string" office:string-value="0" table:formula="of:=IF([.T5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21.909500000000001" table:style-name="ce1">
            <text:p>21.9095</text:p>
          </table:table-cell>
          <table:table-cell office:value-type="float" office:value="4772.32" table:style-name="ce1">
            <text:p>4772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4242" table:style-name="ce1">
            <text:p>164242</text:p>
          </table:table-cell>
          <table:table-cell office:value-type="float" office:value="62.519799999999996" table:style-name="ce1">
            <text:p>62.51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6.561298878924028" table:formula="of:=[.G58]/[.O58]" table:style-name="ce5">
            <text:p>57</text:p>
          </table:table-cell>
          <table:table-cell office:value-type="float" office:value="53.763989957019447" table:formula="of:=[.J58]/[.R58]" table:style-name="ce5">
            <text:p>54</text:p>
          </table:table-cell>
          <table:table-cell office:value-type="string" office:string-value="1" table:formula="of:=IF([.T5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urve 1</text:p>
          </table:table-cell>
          <table:table-cell office:value-type="float" office:value="1610.27" table:style-name="ce1">
            <text:p>1610.27</text:p>
          </table:table-cell>
          <table:table-cell office:value-type="float" office:value="19.287099999999999" table:style-name="ce1">
            <text:p>19.2871</text:p>
          </table:table-cell>
          <table:table-cell office:value-type="float" office:value="1692.47" table:style-name="ce1">
            <text:p>1692.47</text:p>
          </table:table-cell>
          <table:table-cell office:value-type="float" office:value="29.7013" table:style-name="ce1">
            <text:p>29.7013</text:p>
          </table:table-cell>
          <table:table-cell office:value-type="string" table:style-name="ce1">
            <text:p>Mixed</text:p>
          </table:table-cell>
          <table:table-cell office:value-type="float" office:value="46366.3" table:style-name="ce1">
            <text:p>46366.3</text:p>
          </table:table-cell>
          <table:table-cell office:value-type="float" office:value="111.22199999999999" table:style-name="ce1">
            <text:p>111.2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059070119692844" table:formula="of:=[.G59]/[.O59]" table:style-name="ce5">
            <text:p>20</text:p>
          </table:table-cell>
          <table:table-cell office:value-type="float" office:value="15.177830807857619" table:formula="of:=[.J59]/[.R59]" table:style-name="ce5">
            <text:p>15</text:p>
          </table:table-cell>
          <table:table-cell office:value-type="string" office:string-value="1" table:formula="of:=IF([.T5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urve 1</text:p>
          </table:table-cell>
          <table:table-cell office:value-type="float" office:value="1611.84" table:style-name="ce1">
            <text:p>1611.84</text:p>
          </table:table-cell>
          <table:table-cell office:value-type="float" office:value="22.883500000000002" table:style-name="ce1">
            <text:p>22.8835</text:p>
          </table:table-cell>
          <table:table-cell office:value-type="float" office:value="200.88300000000001" table:style-name="ce1">
            <text:p>200.8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220.8" table:style-name="ce1">
            <text:p>7220.8</text:p>
          </table:table-cell>
          <table:table-cell office:value-type="float" office:value="18.4771" table:style-name="ce1">
            <text:p>18.47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3808553078366281" table:formula="of:=[.G60]/[.O60]" table:style-name="ce5">
            <text:p>2</text:p>
          </table:table-cell>
          <table:table-cell office:value-type="float" office:value="2.3637012376958757" table:formula="of:=[.J60]/[.R60]" table:style-name="ce5">
            <text:p>2</text:p>
          </table:table-cell>
          <table:table-cell office:value-type="string" office:string-value="0" table:formula="of:=IF([.T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urve 1</text:p>
          </table:table-cell>
          <table:table-cell office:value-type="float" office:value="1612.57" table:style-name="ce1">
            <text:p>1612.57</text:p>
          </table:table-cell>
          <table:table-cell office:value-type="float" office:value="21.608799999999999" table:style-name="ce1">
            <text:p>21.6088</text:p>
          </table:table-cell>
          <table:table-cell office:value-type="float" office:value="428.28100000000001" table:style-name="ce1">
            <text:p>428.281</text:p>
          </table:table-cell>
          <table:table-cell office:value-type="float" office:value="41.472900000000003" table:style-name="ce1">
            <text:p>41.4729</text:p>
          </table:table-cell>
          <table:table-cell office:value-type="string" table:style-name="ce1">
            <text:p>Mixed</text:p>
          </table:table-cell>
          <table:table-cell office:value-type="float" office:value="12593.8" table:style-name="ce1">
            <text:p>12593.8</text:p>
          </table:table-cell>
          <table:table-cell office:value-type="float" office:value="30.7897" table:style-name="ce1">
            <text:p>30.78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0759650746732117" table:formula="of:=[.G61]/[.O61]" table:style-name="ce5">
            <text:p>5</text:p>
          </table:table-cell>
          <table:table-cell office:value-type="float" office:value="4.1225322190469642" table:formula="of:=[.J61]/[.R61]" table:style-name="ce5">
            <text:p>4</text:p>
          </table:table-cell>
          <table:table-cell office:value-type="string" office:string-value="0" table:formula="of:=IF([.T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urve 1</text:p>
          </table:table-cell>
          <table:table-cell office:value-type="float" office:value="1611.37" table:style-name="ce1">
            <text:p>1611.37</text:p>
          </table:table-cell>
          <table:table-cell office:value-type="float" office:value="20.372599999999998" table:style-name="ce1">
            <text:p>20.3726</text:p>
          </table:table-cell>
          <table:table-cell office:value-type="float" office:value="460.99299999999999" table:style-name="ce1">
            <text:p>460.9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752.3" table:style-name="ce1">
            <text:p>14752.3</text:p>
          </table:table-cell>
          <table:table-cell office:value-type="float" office:value="21.009399999999999" table:style-name="ce1">
            <text:p>21.00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636660689333123" table:formula="of:=[.G62]/[.O62]" table:style-name="ce5">
            <text:p>5</text:p>
          </table:table-cell>
          <table:table-cell office:value-type="float" office:value="4.8291089309856066" table:formula="of:=[.J62]/[.R62]" table:style-name="ce5">
            <text:p>5</text:p>
          </table:table-cell>
          <table:table-cell office:value-type="string" office:string-value="0" table:formula="of:=IF([.T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21.996500000000001" table:style-name="ce1">
            <text:p>21.9965</text:p>
          </table:table-cell>
          <table:table-cell office:value-type="float" office:value="672.41200000000003" table:style-name="ce1">
            <text:p>672.4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233.200000000001" table:style-name="ce1">
            <text:p>23233.2</text:p>
          </table:table-cell>
          <table:table-cell office:value-type="float" office:value="63.865200000000002" table:style-name="ce1">
            <text:p>63.86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693935238573834" table:formula="of:=[.G63]/[.O63]" table:style-name="ce5">
            <text:p>8</text:p>
          </table:table-cell>
          <table:table-cell office:value-type="float" office:value="7.6052990798299112" table:formula="of:=[.J63]/[.R63]" table:style-name="ce5">
            <text:p>8</text:p>
          </table:table-cell>
          <table:table-cell office:value-type="string" office:string-value="0" table:formula="of:=IF([.T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urve 1</text:p>
          </table:table-cell>
          <table:table-cell office:value-type="float" office:value="1611.87" table:style-name="ce1">
            <text:p>1611.87</text:p>
          </table:table-cell>
          <table:table-cell office:value-type="float" office:value="22.135100000000001" table:style-name="ce1">
            <text:p>22.1351</text:p>
          </table:table-cell>
          <table:table-cell office:value-type="float" office:value="657.71400000000006" table:style-name="ce1">
            <text:p>657.7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868.5" table:style-name="ce1">
            <text:p>22868.5</text:p>
          </table:table-cell>
          <table:table-cell office:value-type="float" office:value="34.080100000000002" table:style-name="ce1">
            <text:p>34.08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951935601243507" table:formula="of:=[.G64]/[.O64]" table:style-name="ce5">
            <text:p>8</text:p>
          </table:table-cell>
          <table:table-cell office:value-type="float" office:value="7.4859159309561454" table:formula="of:=[.J64]/[.R64]" table:style-name="ce5">
            <text:p>7</text:p>
          </table:table-cell>
          <table:table-cell office:value-type="string" office:string-value="0" table:formula="of:=IF([.T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urve 1</text:p>
          </table:table-cell>
          <table:table-cell office:value-type="float" office:value="1610.56" table:style-name="ce1">
            <text:p>1610.56</text:p>
          </table:table-cell>
          <table:table-cell office:value-type="float" office:value="23.838100000000001" table:style-name="ce1">
            <text:p>23.8381</text:p>
          </table:table-cell>
          <table:table-cell office:value-type="float" office:value="398.14299999999997" table:style-name="ce1">
            <text:p>398.1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908.4" table:style-name="ce1">
            <text:p>14908.4</text:p>
          </table:table-cell>
          <table:table-cell office:value-type="float" office:value="40.450699999999998" table:style-name="ce1">
            <text:p>40.45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7187710001742227" table:formula="of:=[.G65]/[.O65]" table:style-name="ce5">
            <text:p>5</text:p>
          </table:table-cell>
          <table:table-cell office:value-type="float" office:value="4.8802076684114217" table:formula="of:=[.J65]/[.R65]" table:style-name="ce5">
            <text:p>5</text:p>
          </table:table-cell>
          <table:table-cell office:value-type="string" office:string-value="0" table:formula="of:=IF([.T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urve 1</text:p>
          </table:table-cell>
          <table:table-cell office:value-type="float" office:value="1610.85" table:style-name="ce1">
            <text:p>1610.85</text:p>
          </table:table-cell>
          <table:table-cell office:value-type="float" office:value="24.9331" table:style-name="ce1">
            <text:p>24.9331</text:p>
          </table:table-cell>
          <table:table-cell office:value-type="float" office:value="451.91199999999998" table:style-name="ce1">
            <text:p>451.9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699" table:style-name="ce1">
            <text:p>17699</text:p>
          </table:table-cell>
          <table:table-cell office:value-type="float" office:value="37.5289" table:style-name="ce1">
            <text:p>37.52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560385093565213" table:formula="of:=[.G66]/[.O66]" table:style-name="ce5">
            <text:p>5</text:p>
          </table:table-cell>
          <table:table-cell office:value-type="float" office:value="5.7936998955765713" table:formula="of:=[.J66]/[.R66]" table:style-name="ce5">
            <text:p>6</text:p>
          </table:table-cell>
          <table:table-cell office:value-type="string" office:string-value="0" table:formula="of:=IF([.T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urve 1</text:p>
          </table:table-cell>
          <table:table-cell office:value-type="float" office:value="1611.58" table:style-name="ce1">
            <text:p>1611.58</text:p>
          </table:table-cell>
          <table:table-cell office:value-type="float" office:value="22.740200000000002" table:style-name="ce1">
            <text:p>22.7402</text:p>
          </table:table-cell>
          <table:table-cell office:value-type="float" office:value="596.41200000000003" table:style-name="ce1">
            <text:p>596.4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304" table:style-name="ce1">
            <text:p>21304</text:p>
          </table:table-cell>
          <table:table-cell office:value-type="float" office:value="56.875100000000003" table:style-name="ce1">
            <text:p>56.87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686453102425739" table:formula="of:=[.G67]/[.O67]" table:style-name="ce5">
            <text:p>7</text:p>
          </table:table-cell>
          <table:table-cell office:value-type="float" office:value="6.973782845096518" table:formula="of:=[.J67]/[.R67]" table:style-name="ce5">
            <text:p>7</text:p>
          </table:table-cell>
          <table:table-cell office:value-type="string" office:string-value="0" table:formula="of:=IF([.T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urve 1</text:p>
          </table:table-cell>
          <table:table-cell office:value-type="float" office:value="1611.82" table:style-name="ce1">
            <text:p>1611.82</text:p>
          </table:table-cell>
          <table:table-cell office:value-type="float" office:value="25.950500000000002" table:style-name="ce1">
            <text:p>25.9505</text:p>
          </table:table-cell>
          <table:table-cell office:value-type="float" office:value="423.28699999999998" table:style-name="ce1">
            <text:p>423.2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254.5" table:style-name="ce1">
            <text:p>17254.5</text:p>
          </table:table-cell>
          <table:table-cell office:value-type="float" office:value="47.106699999999996" table:style-name="ce1">
            <text:p>47.10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0167764354785751" table:formula="of:=[.G68]/[.O68]" table:style-name="ce5">
            <text:p>5</text:p>
          </table:table-cell>
          <table:table-cell office:value-type="float" office:value="5.6481945221891605" table:formula="of:=[.J68]/[.R68]" table:style-name="ce5">
            <text:p>6</text:p>
          </table:table-cell>
          <table:table-cell office:value-type="string" office:string-value="0" table:formula="of:=IF([.T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urve 1</text:p>
          </table:table-cell>
          <table:table-cell office:value-type="float" office:value="1610.49" table:style-name="ce1">
            <text:p>1610.49</text:p>
          </table:table-cell>
          <table:table-cell office:value-type="float" office:value="26.364000000000001" table:style-name="ce1">
            <text:p>26.364</text:p>
          </table:table-cell>
          <table:table-cell office:value-type="float" office:value="503.50799999999998" table:style-name="ce1">
            <text:p>503.5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51.5" table:style-name="ce1">
            <text:p>20851.5</text:p>
          </table:table-cell>
          <table:table-cell office:value-type="float" office:value="63.322800000000001" table:style-name="ce1">
            <text:p>63.32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675517307995438" table:formula="of:=[.G69]/[.O69]" table:style-name="ce5">
            <text:p>6</text:p>
          </table:table-cell>
          <table:table-cell office:value-type="float" office:value="6.825658702334306" table:formula="of:=[.J69]/[.R69]" table:style-name="ce5">
            <text:p>7</text:p>
          </table:table-cell>
          <table:table-cell office:value-type="string" office:string-value="0" table:formula="of:=IF([.T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urve 1</text:p>
          </table:table-cell>
          <table:table-cell office:value-type="float" office:value="1610.18" table:style-name="ce1">
            <text:p>1610.18</text:p>
          </table:table-cell>
          <table:table-cell office:value-type="float" office:value="24.901800000000001" table:style-name="ce1">
            <text:p>24.9018</text:p>
          </table:table-cell>
          <table:table-cell office:value-type="float" office:value="507.959" table:style-name="ce1">
            <text:p>507.9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869.2" table:style-name="ce1">
            <text:p>19869.2</text:p>
          </table:table-cell>
          <table:table-cell office:value-type="float" office:value="47.787199999999999" table:style-name="ce1">
            <text:p>47.78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203047610469058" table:formula="of:=[.G70]/[.O70]" table:style-name="ce5">
            <text:p>6</text:p>
          </table:table-cell>
          <table:table-cell office:value-type="float" office:value="6.5041065577258612" table:formula="of:=[.J70]/[.R70]" table:style-name="ce5">
            <text:p>7</text:p>
          </table:table-cell>
          <table:table-cell office:value-type="string" office:string-value="0" table:formula="of:=IF([.T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22.2303" table:style-name="ce1">
            <text:p>22.2303</text:p>
          </table:table-cell>
          <table:table-cell office:value-type="float" office:value="651.31100000000004" table:style-name="ce1">
            <text:p>651.3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743.3" table:style-name="ce1">
            <text:p>22743.3</text:p>
          </table:table-cell>
          <table:table-cell office:value-type="float" office:value="24.759399999999999" table:style-name="ce1">
            <text:p>24.75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193055231273027" table:formula="of:=[.G71]/[.O71]" table:style-name="ce5">
            <text:p>8</text:p>
          </table:table-cell>
          <table:table-cell office:value-type="float" office:value="7.4449321902405012" table:formula="of:=[.J71]/[.R71]" table:style-name="ce5">
            <text:p>7</text:p>
          </table:table-cell>
          <table:table-cell office:value-type="string" office:string-value="0" table:formula="of:=IF([.T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20.7135" table:style-name="ce1">
            <text:p>20.7135</text:p>
          </table:table-cell>
          <table:table-cell office:value-type="float" office:value="537.85599999999999" table:style-name="ce1">
            <text:p>537.8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500.099999999999" table:style-name="ce1">
            <text:p>17500.1</text:p>
          </table:table-cell>
          <table:table-cell office:value-type="float" office:value="26.0578" table:style-name="ce1">
            <text:p>26.05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746425155527211" table:formula="of:=[.G72]/[.O72]" table:style-name="ce5">
            <text:p>6</text:p>
          </table:table-cell>
          <table:table-cell office:value-type="float" office:value="5.7285907419955677" table:formula="of:=[.J72]/[.R72]" table:style-name="ce5">
            <text:p>6</text:p>
          </table:table-cell>
          <table:table-cell office:value-type="string" office:string-value="0" table:formula="of:=IF([.T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23.930199999999999" table:style-name="ce1">
            <text:p>23.9302</text:p>
          </table:table-cell>
          <table:table-cell office:value-type="float" office:value="493.41699999999997" table:style-name="ce1">
            <text:p>493.4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547.3" table:style-name="ce1">
            <text:p>18547.3</text:p>
          </table:table-cell>
          <table:table-cell office:value-type="float" office:value="38.200200000000002" table:style-name="ce1">
            <text:p>38.20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479537015418197" table:formula="of:=[.G73]/[.O73]" table:style-name="ce5">
            <text:p>6</text:p>
          </table:table-cell>
          <table:table-cell office:value-type="float" office:value="6.0713876531570898" table:formula="of:=[.J73]/[.R73]" table:style-name="ce5">
            <text:p>6</text:p>
          </table:table-cell>
          <table:table-cell office:value-type="string" office:string-value="0" table:formula="of:=IF([.T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urve 1</text:p>
          </table:table-cell>
          <table:table-cell office:value-type="float" office:value="1610.6" table:style-name="ce1">
            <text:p>1610.6</text:p>
          </table:table-cell>
          <table:table-cell office:value-type="float" office:value="21.6845" table:style-name="ce1">
            <text:p>21.6845</text:p>
          </table:table-cell>
          <table:table-cell office:value-type="float" office:value="641.83199999999999" table:style-name="ce1">
            <text:p>641.8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862" table:style-name="ce1">
            <text:p>21862</text:p>
          </table:table-cell>
          <table:table-cell office:value-type="float" office:value="30.713899999999999" table:style-name="ce1">
            <text:p>30.71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069608873792136" table:formula="of:=[.G74]/[.O74]" table:style-name="ce5">
            <text:p>8</text:p>
          </table:table-cell>
          <table:table-cell office:value-type="float" office:value="7.1564420089889262" table:formula="of:=[.J74]/[.R74]" table:style-name="ce5">
            <text:p>7</text:p>
          </table:table-cell>
          <table:table-cell office:value-type="string" office:string-value="0" table:formula="of:=IF([.T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urve 1</text:p>
          </table:table-cell>
          <table:table-cell office:value-type="float" office:value="1610.76" table:style-name="ce1">
            <text:p>1610.76</text:p>
          </table:table-cell>
          <table:table-cell office:value-type="float" office:value="23.669899999999998" table:style-name="ce1">
            <text:p>23.6699</text:p>
          </table:table-cell>
          <table:table-cell office:value-type="float" office:value="459.68700000000001" table:style-name="ce1">
            <text:p>459.6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091.5" table:style-name="ce1">
            <text:p>17091.5</text:p>
          </table:table-cell>
          <table:table-cell office:value-type="float" office:value="36.633400000000002" table:style-name="ce1">
            <text:p>36.63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481874219993527" table:formula="of:=[.G75]/[.O75]" table:style-name="ce5">
            <text:p>5</text:p>
          </table:table-cell>
          <table:table-cell office:value-type="float" office:value="5.5948370961775789" table:formula="of:=[.J75]/[.R75]" table:style-name="ce5">
            <text:p>6</text:p>
          </table:table-cell>
          <table:table-cell office:value-type="string" office:string-value="0" table:formula="of:=IF([.T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urve 1</text:p>
          </table:table-cell>
          <table:table-cell office:value-type="float" office:value="1613.34" table:style-name="ce1">
            <text:p>1613.34</text:p>
          </table:table-cell>
          <table:table-cell office:value-type="float" office:value="25.064599999999999" table:style-name="ce1">
            <text:p>25.0646</text:p>
          </table:table-cell>
          <table:table-cell office:value-type="float" office:value="444.15199999999999" table:style-name="ce1">
            <text:p>444.1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486.900000000001" table:style-name="ce1">
            <text:p>17486.9</text:p>
          </table:table-cell>
          <table:table-cell office:value-type="float" office:value="44.908200000000001" table:style-name="ce1">
            <text:p>44.90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640673759663779" table:formula="of:=[.G76]/[.O76]" table:style-name="ce5">
            <text:p>5</text:p>
          </table:table-cell>
          <table:table-cell office:value-type="float" office:value="5.7242697725271459" table:formula="of:=[.J76]/[.R76]" table:style-name="ce5">
            <text:p>6</text:p>
          </table:table-cell>
          <table:table-cell office:value-type="string" office:string-value="0" table:formula="of:=IF([.T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25.948599999999999" table:style-name="ce1">
            <text:p>25.9486</text:p>
          </table:table-cell>
          <table:table-cell office:value-type="float" office:value="342.90899999999999" table:style-name="ce1">
            <text:p>342.9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976.9" table:style-name="ce1">
            <text:p>13976.9</text:p>
          </table:table-cell>
          <table:table-cell office:value-type="float" office:value="34.383299999999998" table:style-name="ce1">
            <text:p>34.38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0641403839794812" table:formula="of:=[.G77]/[.O77]" table:style-name="ce5">
            <text:p>4</text:p>
          </table:table-cell>
          <table:table-cell office:value-type="float" office:value="4.5752847093329665" table:formula="of:=[.J77]/[.R77]" table:style-name="ce5">
            <text:p>5</text:p>
          </table:table-cell>
          <table:table-cell office:value-type="string" office:string-value="0" table:formula="of:=IF([.T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urve 1</text:p>
          </table:table-cell>
          <table:table-cell office:value-type="float" office:value="1610.52" table:style-name="ce1">
            <text:p>1610.52</text:p>
          </table:table-cell>
          <table:table-cell office:value-type="float" office:value="21.584299999999999" table:style-name="ce1">
            <text:p>21.5843</text:p>
          </table:table-cell>
          <table:table-cell office:value-type="float" office:value="532.59400000000005" table:style-name="ce1">
            <text:p>532.5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057.400000000001" table:style-name="ce1">
            <text:p>18057.4</text:p>
          </table:table-cell>
          <table:table-cell office:value-type="float" office:value="37.980499999999999" table:style-name="ce1">
            <text:p>37.98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12277553710075" table:formula="of:=[.G78]/[.O78]" table:style-name="ce5">
            <text:p>6</text:p>
          </table:table-cell>
          <table:table-cell office:value-type="float" office:value="5.9110207635676808" table:formula="of:=[.J78]/[.R78]" table:style-name="ce5">
            <text:p>6</text:p>
          </table:table-cell>
          <table:table-cell office:value-type="string" office:string-value="0" table:formula="of:=IF([.T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urve 1</text:p>
          </table:table-cell>
          <table:table-cell office:value-type="float" office:value="1609.91" table:style-name="ce1">
            <text:p>1609.91</text:p>
          </table:table-cell>
          <table:table-cell office:value-type="float" office:value="23.164300000000001" table:style-name="ce1">
            <text:p>23.1643</text:p>
          </table:table-cell>
          <table:table-cell office:value-type="float" office:value="673.255" table:style-name="ce1">
            <text:p>673.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497.3" table:style-name="ce1">
            <text:p>24497.3</text:p>
          </table:table-cell>
          <table:table-cell office:value-type="float" office:value="37.9009" table:style-name="ce1">
            <text:p>37.90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793847178583999" table:formula="of:=[.G79]/[.O79]" table:style-name="ce5">
            <text:p>8</text:p>
          </table:table-cell>
          <table:table-cell office:value-type="float" office:value="8.0190973756657407" table:formula="of:=[.J79]/[.R79]" table:style-name="ce5">
            <text:p>8</text:p>
          </table:table-cell>
          <table:table-cell office:value-type="string" office:string-value="0" table:formula="of:=IF([.T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20.683499999999999" table:style-name="ce1">
            <text:p>20.6835</text:p>
          </table:table-cell>
          <table:table-cell office:value-type="float" office:value="389.18" table:style-name="ce1">
            <text:p>389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644.3" table:style-name="ce1">
            <text:p>12644.3</text:p>
          </table:table-cell>
          <table:table-cell office:value-type="float" office:value="17.3614" table:style-name="ce1">
            <text:p>17.36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125419707185715" table:formula="of:=[.G80]/[.O80]" table:style-name="ce5">
            <text:p>5</text:p>
          </table:table-cell>
          <table:table-cell office:value-type="float" office:value="4.1390632007253991" table:formula="of:=[.J80]/[.R80]" table:style-name="ce5">
            <text:p>4</text:p>
          </table:table-cell>
          <table:table-cell office:value-type="string" office:string-value="0" table:formula="of:=IF([.T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urve 1</text:p>
          </table:table-cell>
          <table:table-cell office:value-type="float" office:value="1610.39" table:style-name="ce1">
            <text:p>1610.39</text:p>
          </table:table-cell>
          <table:table-cell office:value-type="float" office:value="28.0931" table:style-name="ce1">
            <text:p>28.0931</text:p>
          </table:table-cell>
          <table:table-cell office:value-type="float" office:value="355.80200000000002" table:style-name="ce1">
            <text:p>355.8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701" table:style-name="ce1">
            <text:p>15701</text:p>
          </table:table-cell>
          <table:table-cell office:value-type="float" office:value="63.952300000000001" table:style-name="ce1">
            <text:p>63.95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169475776391625" table:formula="of:=[.G81]/[.O81]" table:style-name="ce5">
            <text:p>4</text:p>
          </table:table-cell>
          <table:table-cell office:value-type="float" office:value="5.1396622442198847" table:formula="of:=[.J81]/[.R81]" table:style-name="ce5">
            <text:p>5</text:p>
          </table:table-cell>
          <table:table-cell office:value-type="string" office:string-value="0" table:formula="of:=IF([.T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urve 1</text:p>
          </table:table-cell>
          <table:table-cell office:value-type="float" office:value="1610.52" table:style-name="ce1">
            <text:p>1610.52</text:p>
          </table:table-cell>
          <table:table-cell office:value-type="float" office:value="23.063800000000001" table:style-name="ce1">
            <text:p>23.0638</text:p>
          </table:table-cell>
          <table:table-cell office:value-type="float" office:value="584.90499999999997" table:style-name="ce1">
            <text:p>584.9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190.2" table:style-name="ce1">
            <text:p>21190.2</text:p>
          </table:table-cell>
          <table:table-cell office:value-type="float" office:value="35.884500000000003" table:style-name="ce1">
            <text:p>35.88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322649195311836" table:formula="of:=[.G82]/[.O82]" table:style-name="ce5">
            <text:p>7</text:p>
          </table:table-cell>
          <table:table-cell office:value-type="float" office:value="6.9365308507399668" table:formula="of:=[.J82]/[.R82]" table:style-name="ce5">
            <text:p>7</text:p>
          </table:table-cell>
          <table:table-cell office:value-type="string" office:string-value="0" table:formula="of:=IF([.T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26.501000000000001" table:style-name="ce1">
            <text:p>26.501</text:p>
          </table:table-cell>
          <table:table-cell office:value-type="float" office:value="452.19299999999998" table:style-name="ce1">
            <text:p>452.1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823.8" table:style-name="ce1">
            <text:p>18823.8</text:p>
          </table:table-cell>
          <table:table-cell office:value-type="float" office:value="78.624099999999999" table:style-name="ce1">
            <text:p>78.62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593689073568607" table:formula="of:=[.G83]/[.O83]" table:style-name="ce5">
            <text:p>5</text:p>
          </table:table-cell>
          <table:table-cell office:value-type="float" office:value="6.161898869673669" table:formula="of:=[.J83]/[.R83]" table:style-name="ce5">
            <text:p>6</text:p>
          </table:table-cell>
          <table:table-cell office:value-type="string" office:string-value="0" table:formula="of:=IF([.T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urve 1</text:p>
          </table:table-cell>
          <table:table-cell office:value-type="float" office:value="1609.39" table:style-name="ce1">
            <text:p>1609.39</text:p>
          </table:table-cell>
          <table:table-cell office:value-type="float" office:value="32.609900000000003" table:style-name="ce1">
            <text:p>32.6099</text:p>
          </table:table-cell>
          <table:table-cell office:value-type="float" office:value="881.59100000000001" table:style-name="ce1">
            <text:p>881.5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5158.2" table:style-name="ce1">
            <text:p>45158.2</text:p>
          </table:table-cell>
          <table:table-cell office:value-type="float" office:value="84.005399999999995" table:style-name="ce1">
            <text:p>84.00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448572610380175" table:formula="of:=[.G84]/[.O84]" table:style-name="ce5">
            <text:p>10</text:p>
          </table:table-cell>
          <table:table-cell office:value-type="float" office:value="14.782363897645398" table:formula="of:=[.J84]/[.R84]" table:style-name="ce5">
            <text:p>15</text:p>
          </table:table-cell>
          <table:table-cell office:value-type="string" office:string-value="0" table:formula="of:=IF([.T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24.333500000000001" table:style-name="ce1">
            <text:p>24.3335</text:p>
          </table:table-cell>
          <table:table-cell office:value-type="float" office:value="966.47699999999998" table:style-name="ce1">
            <text:p>966.4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941.599999999999" table:style-name="ce1">
            <text:p>36941.6</text:p>
          </table:table-cell>
          <table:table-cell office:value-type="float" office:value="69.495699999999999" table:style-name="ce1">
            <text:p>69.49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5463725328684" table:formula="of:=[.G85]/[.O85]" table:style-name="ce5">
            <text:p>11</text:p>
          </table:table-cell>
          <table:table-cell office:value-type="float" office:value="12.092691342021102" table:formula="of:=[.J85]/[.R85]" table:style-name="ce5">
            <text:p>12</text:p>
          </table:table-cell>
          <table:table-cell office:value-type="string" office:string-value="0" table:formula="of:=IF([.T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urve 1</text:p>
          </table:table-cell>
          <table:table-cell office:value-type="float" office:value="1609.63" table:style-name="ce1">
            <text:p>1609.63</text:p>
          </table:table-cell>
          <table:table-cell office:value-type="float" office:value="30.916699999999999" table:style-name="ce1">
            <text:p>30.9167</text:p>
          </table:table-cell>
          <table:table-cell office:value-type="float" office:value="967.11800000000005" table:style-name="ce1">
            <text:p>967.1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6966.9" table:style-name="ce1">
            <text:p>46966.9</text:p>
          </table:table-cell>
          <table:table-cell office:value-type="float" office:value="110.66500000000001" table:style-name="ce1">
            <text:p>110.6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62234353351672" table:formula="of:=[.G86]/[.O86]" table:style-name="ce5">
            <text:p>11</text:p>
          </table:table-cell>
          <table:table-cell office:value-type="float" office:value="15.374434918670845" table:formula="of:=[.J86]/[.R86]" table:style-name="ce5">
            <text:p>15</text:p>
          </table:table-cell>
          <table:table-cell office:value-type="string" office:string-value="0" table:formula="of:=IF([.T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urve 1</text:p>
          </table:table-cell>
          <table:table-cell office:value-type="float" office:value="1610.18" table:style-name="ce1">
            <text:p>1610.18</text:p>
          </table:table-cell>
          <table:table-cell office:value-type="float" office:value="28.814299999999999" table:style-name="ce1">
            <text:p>28.8143</text:p>
          </table:table-cell>
          <table:table-cell office:value-type="float" office:value="656.21400000000006" table:style-name="ce1">
            <text:p>656.2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701.200000000001" table:style-name="ce1">
            <text:p>29701.2</text:p>
          </table:table-cell>
          <table:table-cell office:value-type="float" office:value="80.016499999999994" table:style-name="ce1">
            <text:p>80.01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774156348556378" table:formula="of:=[.G87]/[.O87]" table:style-name="ce5">
            <text:p>8</text:p>
          </table:table-cell>
          <table:table-cell office:value-type="float" office:value="9.7225741193569615" table:formula="of:=[.J87]/[.R87]" table:style-name="ce5">
            <text:p>10</text:p>
          </table:table-cell>
          <table:table-cell office:value-type="string" office:string-value="0" table:formula="of:=IF([.T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Curve 1</text:p>
          </table:table-cell>
          <table:table-cell office:value-type="float" office:value="1610.5" table:style-name="ce1">
            <text:p>1610.5</text:p>
          </table:table-cell>
          <table:table-cell office:value-type="float" office:value="27.799299999999999" table:style-name="ce1">
            <text:p>27.7993</text:p>
          </table:table-cell>
          <table:table-cell office:value-type="float" office:value="1161.7" table:style-name="ce1">
            <text:p>116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0728.1" table:style-name="ce1">
            <text:p>50728.1</text:p>
          </table:table-cell>
          <table:table-cell office:value-type="float" office:value="127.74" table:style-name="ce1">
            <text:p>127.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768410523109525" table:formula="of:=[.G88]/[.O88]" table:style-name="ce5">
            <text:p>14</text:p>
          </table:table-cell>
          <table:table-cell office:value-type="float" office:value="16.605649340233789" table:formula="of:=[.J88]/[.R88]" table:style-name="ce5">
            <text:p>17</text:p>
          </table:table-cell>
          <table:table-cell office:value-type="string" office:string-value="1" table:formula="of:=IF([.T8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25.786200000000001" table:style-name="ce1">
            <text:p>25.7862</text:p>
          </table:table-cell>
          <table:table-cell office:value-type="float" office:value="478.721" table:style-name="ce1">
            <text:p>478.7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390.5" table:style-name="ce1">
            <text:p>19390.5</text:p>
          </table:table-cell>
          <table:table-cell office:value-type="float" office:value="79.619900000000001" table:style-name="ce1">
            <text:p>79.61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673777441709146" table:formula="of:=[.G89]/[.O89]" table:style-name="ce5">
            <text:p>6</text:p>
          </table:table-cell>
          <table:table-cell office:value-type="float" office:value="6.3474059452611735" table:formula="of:=[.J89]/[.R89]" table:style-name="ce5">
            <text:p>6</text:p>
          </table:table-cell>
          <table:table-cell office:value-type="string" office:string-value="0" table:formula="of:=IF([.T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23.5456" table:style-name="ce1">
            <text:p>23.5456</text:p>
          </table:table-cell>
          <table:table-cell office:value-type="float" office:value="1103.21" table:style-name="ce1">
            <text:p>1103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0802.400000000001" table:style-name="ce1">
            <text:p>40802.4</text:p>
          </table:table-cell>
          <table:table-cell office:value-type="float" office:value="151.52099999999999" table:style-name="ce1">
            <text:p>151.5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075189957131496" table:formula="of:=[.G90]/[.O90]" table:style-name="ce5">
            <text:p>13</text:p>
          </table:table-cell>
          <table:table-cell office:value-type="float" office:value="13.356509442300329" table:formula="of:=[.J90]/[.R90]" table:style-name="ce5">
            <text:p>13</text:p>
          </table:table-cell>
          <table:table-cell office:value-type="string" office:string-value="1" table:formula="of:=IF([.T9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urve 1</text:p>
          </table:table-cell>
          <table:table-cell office:value-type="float" office:value="1611.89" table:style-name="ce1">
            <text:p>1611.89</text:p>
          </table:table-cell>
          <table:table-cell office:value-type="float" office:value="32.1753" table:style-name="ce1">
            <text:p>32.1753</text:p>
          </table:table-cell>
          <table:table-cell office:value-type="float" office:value="930.60799999999995" table:style-name="ce1">
            <text:p>930.6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7033.7" table:style-name="ce1">
            <text:p>47033.7</text:p>
          </table:table-cell>
          <table:table-cell office:value-type="float" office:value="122.057" table:style-name="ce1">
            <text:p>122.0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29519652311189" table:formula="of:=[.G91]/[.O91]" table:style-name="ce5">
            <text:p>11</text:p>
          </table:table-cell>
          <table:table-cell office:value-type="float" office:value="15.396301642950435" table:formula="of:=[.J91]/[.R91]" table:style-name="ce5">
            <text:p>15</text:p>
          </table:table-cell>
          <table:table-cell office:value-type="string" office:string-value="0" table:formula="of:=IF([.T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urve 1</text:p>
          </table:table-cell>
          <table:table-cell office:value-type="float" office:value="1612.81" table:style-name="ce1">
            <text:p>1612.81</text:p>
          </table:table-cell>
          <table:table-cell office:value-type="float" office:value="23.819400000000002" table:style-name="ce1">
            <text:p>23.8194</text:p>
          </table:table-cell>
          <table:table-cell office:value-type="float" office:value="589.43600000000004" table:style-name="ce1">
            <text:p>589.436</text:p>
          </table:table-cell>
          <table:table-cell office:value-type="float" office:value="0.77242999999999995" table:style-name="ce1">
            <text:p>0.77243</text:p>
          </table:table-cell>
          <table:table-cell office:value-type="string" table:style-name="ce1">
            <text:p>Mixed</text:p>
          </table:table-cell>
          <table:table-cell office:value-type="float" office:value="21999.1" table:style-name="ce1">
            <text:p>21999.1</text:p>
          </table:table-cell>
          <table:table-cell office:value-type="float" office:value="49.069299999999998" table:style-name="ce1">
            <text:p>49.06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859661057928779" table:formula="of:=[.G92]/[.O92]" table:style-name="ce5">
            <text:p>7</text:p>
          </table:table-cell>
          <table:table-cell office:value-type="float" office:value="7.2013211691495869" table:formula="of:=[.J92]/[.R92]" table:style-name="ce5">
            <text:p>7</text:p>
          </table:table-cell>
          <table:table-cell office:value-type="string" office:string-value="0" table:formula="of:=IF([.T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urve 1</text:p>
          </table:table-cell>
          <table:table-cell office:value-type="float" office:value="1609.81" table:style-name="ce1">
            <text:p>1609.81</text:p>
          </table:table-cell>
          <table:table-cell office:value-type="float" office:value="24.267299999999999" table:style-name="ce1">
            <text:p>24.2673</text:p>
          </table:table-cell>
          <table:table-cell office:value-type="float" office:value="738.71" table:style-name="ce1">
            <text:p>738.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158.9" table:style-name="ce1">
            <text:p>28158.9</text:p>
          </table:table-cell>
          <table:table-cell office:value-type="float" office:value="36.856900000000003" table:style-name="ce1">
            <text:p>36.85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55154116834154" table:formula="of:=[.G93]/[.O93]" table:style-name="ce5">
            <text:p>9</text:p>
          </table:table-cell>
          <table:table-cell office:value-type="float" office:value="9.2177081185124088" table:formula="of:=[.J93]/[.R93]" table:style-name="ce5">
            <text:p>9</text:p>
          </table:table-cell>
          <table:table-cell office:value-type="string" office:string-value="0" table:formula="of:=IF([.T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urve 1</text:p>
          </table:table-cell>
          <table:table-cell office:value-type="float" office:value="1611.78" table:style-name="ce1">
            <text:p>1611.78</text:p>
          </table:table-cell>
          <table:table-cell office:value-type="float" office:value="21.710999999999999" table:style-name="ce1">
            <text:p>21.711</text:p>
          </table:table-cell>
          <table:table-cell office:value-type="float" office:value="737.48699999999997" table:style-name="ce1">
            <text:p>737.4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151" table:style-name="ce1">
            <text:p>25151</text:p>
          </table:table-cell>
          <table:table-cell office:value-type="float" office:value="30.877400000000002" table:style-name="ce1">
            <text:p>30.87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406591817650625" table:formula="of:=[.G94]/[.O94]" table:style-name="ce5">
            <text:p>9</text:p>
          </table:table-cell>
          <table:table-cell office:value-type="float" office:value="8.2330835682042114" table:formula="of:=[.J94]/[.R94]" table:style-name="ce5">
            <text:p>8</text:p>
          </table:table-cell>
          <table:table-cell office:value-type="string" office:string-value="0" table:formula="of:=IF([.T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urve 1</text:p>
          </table:table-cell>
          <table:table-cell office:value-type="float" office:value="1610.41" table:style-name="ce1">
            <text:p>1610.41</text:p>
          </table:table-cell>
          <table:table-cell office:value-type="float" office:value="19.535299999999999" table:style-name="ce1">
            <text:p>19.5353</text:p>
          </table:table-cell>
          <table:table-cell office:value-type="float" office:value="1537.78" table:style-name="ce1">
            <text:p>1537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7188.1" table:style-name="ce1">
            <text:p>47188.1</text:p>
          </table:table-cell>
          <table:table-cell office:value-type="float" office:value="42.740600000000001" table:style-name="ce1">
            <text:p>42.74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225691946481334" table:formula="of:=[.G95]/[.O95]" table:style-name="ce5">
            <text:p>18</text:p>
          </table:table-cell>
          <table:table-cell office:value-type="float" office:value="15.446843891884106" table:formula="of:=[.J95]/[.R95]" table:style-name="ce5">
            <text:p>15</text:p>
          </table:table-cell>
          <table:table-cell office:value-type="string" office:string-value="1" table:formula="of:=IF([.T9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21.546299999999999" table:style-name="ce1">
            <text:p>21.5463</text:p>
          </table:table-cell>
          <table:table-cell office:value-type="float" office:value="949.99900000000002" table:style-name="ce1">
            <text:p>949.9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152.6" table:style-name="ce1">
            <text:p>32152.6</text:p>
          </table:table-cell>
          <table:table-cell office:value-type="float" office:value="33.398099999999999" table:style-name="ce1">
            <text:p>33.39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59340818234936" table:formula="of:=[.G96]/[.O96]" table:style-name="ce5">
            <text:p>11</text:p>
          </table:table-cell>
          <table:table-cell office:value-type="float" office:value="10.525030525030525" table:formula="of:=[.J96]/[.R96]" table:style-name="ce5">
            <text:p>11</text:p>
          </table:table-cell>
          <table:table-cell office:value-type="string" office:string-value="0" table:formula="of:=IF([.T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urve 1</text:p>
          </table:table-cell>
          <table:table-cell office:value-type="float" office:value="1610.12" table:style-name="ce1">
            <text:p>1610.12</text:p>
          </table:table-cell>
          <table:table-cell office:value-type="float" office:value="23.939699999999998" table:style-name="ce1">
            <text:p>23.9397</text:p>
          </table:table-cell>
          <table:table-cell office:value-type="float" office:value="860.96600000000001" table:style-name="ce1">
            <text:p>860.9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376.1" table:style-name="ce1">
            <text:p>32376.1</text:p>
          </table:table-cell>
          <table:table-cell office:value-type="float" office:value="75.796599999999998" table:style-name="ce1">
            <text:p>75.79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04126137935367" table:formula="of:=[.G97]/[.O97]" table:style-name="ce5">
            <text:p>10</text:p>
          </table:table-cell>
          <table:table-cell office:value-type="float" office:value="10.598192394439042" table:formula="of:=[.J97]/[.R97]" table:style-name="ce5">
            <text:p>11</text:p>
          </table:table-cell>
          <table:table-cell office:value-type="string" office:string-value="0" table:formula="of:=IF([.T9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20.529199999999999" table:style-name="ce1">
            <text:p>20.5292</text:p>
          </table:table-cell>
          <table:table-cell office:value-type="float" office:value="949.91200000000003" table:style-name="ce1">
            <text:p>949.9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632" table:style-name="ce1">
            <text:p>30632</text:p>
          </table:table-cell>
          <table:table-cell office:value-type="float" office:value="85.730800000000002" table:style-name="ce1">
            <text:p>85.73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5830969856935" table:formula="of:=[.G98]/[.O98]" table:style-name="ce5">
            <text:p>11</text:p>
          </table:table-cell>
          <table:table-cell office:value-type="float" office:value="10.027267936115122" table:formula="of:=[.J98]/[.R98]" table:style-name="ce5">
            <text:p>10</text:p>
          </table:table-cell>
          <table:table-cell office:value-type="string" office:string-value="0" table:formula="of:=IF([.T9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urve 1</text:p>
          </table:table-cell>
          <table:table-cell office:value-type="float" office:value="1613.45" table:style-name="ce1">
            <text:p>1613.45</text:p>
          </table:table-cell>
          <table:table-cell office:value-type="float" office:value="23.3276" table:style-name="ce1">
            <text:p>23.3276</text:p>
          </table:table-cell>
          <table:table-cell office:value-type="float" office:value="493.28199999999998" table:style-name="ce1">
            <text:p>493.282</text:p>
          </table:table-cell>
          <table:table-cell office:value-type="float" office:value="29.009399999999999" table:style-name="ce1">
            <text:p>29.0094</text:p>
          </table:table-cell>
          <table:table-cell office:value-type="string" table:style-name="ce1">
            <text:p>Mixed</text:p>
          </table:table-cell>
          <table:table-cell office:value-type="float" office:value="16385.099999999999" table:style-name="ce1">
            <text:p>16385.1</text:p>
          </table:table-cell>
          <table:table-cell office:value-type="float" office:value="39.650599999999997" table:style-name="ce1">
            <text:p>39.65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463536882676355" table:formula="of:=[.G99]/[.O99]" table:style-name="ce5">
            <text:p>6</text:p>
          </table:table-cell>
          <table:table-cell office:value-type="float" office:value="5.363599760382602" table:formula="of:=[.J99]/[.R99]" table:style-name="ce5">
            <text:p>5</text:p>
          </table:table-cell>
          <table:table-cell office:value-type="string" office:string-value="0" table:formula="of:=IF([.T99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7.444299999999998" table:style-name="ce1">
            <text:p>27.4443</text:p>
          </table:table-cell>
          <table:table-cell office:value-type="float" office:value="1205.98" table:style-name="ce1">
            <text:p>1205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1988.9" table:style-name="ce1">
            <text:p>51988.9</text:p>
          </table:table-cell>
          <table:table-cell office:value-type="float" office:value="113.71" table:style-name="ce1">
            <text:p>113.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293214877041942" table:formula="of:=[.G100]/[.O100]" table:style-name="ce5">
            <text:p>14</text:p>
          </table:table-cell>
          <table:table-cell office:value-type="float" office:value="17.018367393702515" table:formula="of:=[.J100]/[.R100]" table:style-name="ce5">
            <text:p>17</text:p>
          </table:table-cell>
          <table:table-cell office:value-type="string" office:string-value="1" table:formula="of:=IF([.T100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urve 1</text:p>
          </table:table-cell>
          <table:table-cell office:value-type="float" office:value="1610.6" table:style-name="ce1">
            <text:p>1610.6</text:p>
          </table:table-cell>
          <table:table-cell office:value-type="float" office:value="22.9588" table:style-name="ce1">
            <text:p>22.9588</text:p>
          </table:table-cell>
          <table:table-cell office:value-type="float" office:value="700.63199999999995" table:style-name="ce1">
            <text:p>700.6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267.200000000001" table:style-name="ce1">
            <text:p>25267.2</text:p>
          </table:table-cell>
          <table:table-cell office:value-type="float" office:value="62.630400000000002" table:style-name="ce1">
            <text:p>62.63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03855557912776" table:formula="of:=[.G101]/[.O101]" table:style-name="ce5">
            <text:p>8</text:p>
          </table:table-cell>
          <table:table-cell office:value-type="float" office:value="8.2711211933732045" table:formula="of:=[.J101]/[.R101]" table:style-name="ce5">
            <text:p>8</text:p>
          </table:table-cell>
          <table:table-cell office:value-type="string" office:string-value="0" table:formula="of:=IF([.T101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20.872599999999998" table:style-name="ce1">
            <text:p>20.8726</text:p>
          </table:table-cell>
          <table:table-cell office:value-type="float" office:value="430.53399999999999" table:style-name="ce1">
            <text:p>430.5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115.7" table:style-name="ce1">
            <text:p>14115.7</text:p>
          </table:table-cell>
          <table:table-cell office:value-type="float" office:value="34.792900000000003" table:style-name="ce1">
            <text:p>34.79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026675184268191" table:formula="of:=[.G102]/[.O102]" table:style-name="ce5">
            <text:p>5</text:p>
          </table:table-cell>
          <table:table-cell office:value-type="float" office:value="4.6207203579857739" table:formula="of:=[.J102]/[.R102]" table:style-name="ce5">
            <text:p>5</text:p>
          </table:table-cell>
          <table:table-cell office:value-type="string" office:string-value="0" table:formula="of:=IF([.T102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22.348700000000001" table:style-name="ce1">
            <text:p>22.3487</text:p>
          </table:table-cell>
          <table:table-cell office:value-type="float" office:value="775.31399999999996" table:style-name="ce1">
            <text:p>775.3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217.599999999999" table:style-name="ce1">
            <text:p>27217.6</text:p>
          </table:table-cell>
          <table:table-cell office:value-type="float" office:value="38.469000000000001" table:style-name="ce1">
            <text:p>38.4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889829011914763" table:formula="of:=[.G103]/[.O103]" table:style-name="ce5">
            <text:p>9</text:p>
          </table:table-cell>
          <table:table-cell office:value-type="float" office:value="8.9095771669498216" table:formula="of:=[.J103]/[.R103]" table:style-name="ce5">
            <text:p>9</text:p>
          </table:table-cell>
          <table:table-cell office:value-type="string" office:string-value="0" table:formula="of:=IF([.T103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Curve 1</text:p>
          </table:table-cell>
          <table:table-cell office:value-type="float" office:value="1611.69" table:style-name="ce1">
            <text:p>1611.69</text:p>
          </table:table-cell>
          <table:table-cell office:value-type="float" office:value="27.389500000000002" table:style-name="ce1">
            <text:p>27.3895</text:p>
          </table:table-cell>
          <table:table-cell office:value-type="float" office:value="788.56299999999999" table:style-name="ce1">
            <text:p>788.5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926.6" table:style-name="ce1">
            <text:p>33926.6</text:p>
          </table:table-cell>
          <table:table-cell office:value-type="float" office:value="55.879600000000003" table:style-name="ce1">
            <text:p>55.87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46009389114931" table:formula="of:=[.G104]/[.O104]" table:style-name="ce5">
            <text:p>9</text:p>
          </table:table-cell>
          <table:table-cell office:value-type="float" office:value="11.105742633892769" table:formula="of:=[.J104]/[.R104]" table:style-name="ce5">
            <text:p>11</text:p>
          </table:table-cell>
          <table:table-cell office:value-type="string" office:string-value="0" table:formula="of:=IF([.T104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urve 1</text:p>
          </table:table-cell>
          <table:table-cell office:value-type="float" office:value="1610.28" table:style-name="ce1">
            <text:p>1610.28</text:p>
          </table:table-cell>
          <table:table-cell office:value-type="float" office:value="28.996700000000001" table:style-name="ce1">
            <text:p>28.9967</text:p>
          </table:table-cell>
          <table:table-cell office:value-type="float" office:value="723.19100000000003" table:style-name="ce1">
            <text:p>723.1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939.800000000003" table:style-name="ce1">
            <text:p>32939.8</text:p>
          </table:table-cell>
          <table:table-cell office:value-type="float" office:value="47.872999999999998" table:style-name="ce1">
            <text:p>47.8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712237020040458" table:formula="of:=[.G105]/[.O105]" table:style-name="ce5">
            <text:p>9</text:p>
          </table:table-cell>
          <table:table-cell office:value-type="float" office:value="10.782717431510999" table:formula="of:=[.J105]/[.R105]" table:style-name="ce5">
            <text:p>11</text:p>
          </table:table-cell>
          <table:table-cell office:value-type="string" office:string-value="0" table:formula="of:=IF([.T105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urve 1</text:p>
          </table:table-cell>
          <table:table-cell office:value-type="float" office:value="1612.59" table:style-name="ce1">
            <text:p>1612.59</text:p>
          </table:table-cell>
          <table:table-cell office:value-type="float" office:value="26.732800000000001" table:style-name="ce1">
            <text:p>26.7328</text:p>
          </table:table-cell>
          <table:table-cell office:value-type="float" office:value="1072.73" table:style-name="ce1">
            <text:p>1072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5046" table:style-name="ce1">
            <text:p>45046</text:p>
          </table:table-cell>
          <table:table-cell office:value-type="float" office:value="58.438000000000002" table:style-name="ce1">
            <text:p>58.4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71394251567124" table:formula="of:=[.G106]/[.O106]" table:style-name="ce5">
            <text:p>13</text:p>
          </table:table-cell>
          <table:table-cell office:value-type="float" office:value="14.745635657163808" table:formula="of:=[.J106]/[.R106]" table:style-name="ce5">
            <text:p>15</text:p>
          </table:table-cell>
          <table:table-cell office:value-type="string" office:string-value="1" table:formula="of:=IF([.T106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Curve 1</text:p>
          </table:table-cell>
          <table:table-cell office:value-type="float" office:value="1611.65" table:style-name="ce1">
            <text:p>1611.65</text:p>
          </table:table-cell>
          <table:table-cell office:value-type="float" office:value="19.226099999999999" table:style-name="ce1">
            <text:p>19.2261</text:p>
          </table:table-cell>
          <table:table-cell office:value-type="float" office:value="462.04399999999998" table:style-name="ce1">
            <text:p>462.044</text:p>
          </table:table-cell>
          <table:table-cell office:value-type="float" office:value="0.124859" table:style-name="ce1">
            <text:p>0.124859</text:p>
          </table:table-cell>
          <table:table-cell office:value-type="string" table:style-name="ce1">
            <text:p>Mixed</text:p>
          </table:table-cell>
          <table:table-cell office:value-type="float" office:value="13948.2" table:style-name="ce1">
            <text:p>13948.2</text:p>
          </table:table-cell>
          <table:table-cell office:value-type="float" office:value="21.690100000000001" table:style-name="ce1">
            <text:p>21.69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761224685715906" table:formula="of:=[.G107]/[.O107]" table:style-name="ce5">
            <text:p>5</text:p>
          </table:table-cell>
          <table:table-cell office:value-type="float" office:value="4.5658898742008667" table:formula="of:=[.J107]/[.R107]" table:style-name="ce5">
            <text:p>5</text:p>
          </table:table-cell>
          <table:table-cell office:value-type="string" office:string-value="0" table:formula="of:=IF([.T10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Curve 1</text:p>
          </table:table-cell>
          <table:table-cell office:value-type="float" office:value="1611.83" table:style-name="ce1">
            <text:p>1611.83</text:p>
          </table:table-cell>
          <table:table-cell office:value-type="float" office:value="20.160900000000002" table:style-name="ce1">
            <text:p>20.1609</text:p>
          </table:table-cell>
          <table:table-cell office:value-type="float" office:value="426.42399999999998" table:style-name="ce1">
            <text:p>426.424</text:p>
          </table:table-cell>
          <table:table-cell office:value-type="float" office:value="3.3395000000000001" table:style-name="ce1">
            <text:p>3.3395</text:p>
          </table:table-cell>
          <table:table-cell office:value-type="string" table:style-name="ce1">
            <text:p>Mixed</text:p>
          </table:table-cell>
          <table:table-cell office:value-type="float" office:value="13358.9" table:style-name="ce1">
            <text:p>13358.9</text:p>
          </table:table-cell>
          <table:table-cell office:value-type="float" office:value="15.958299999999999" table:style-name="ce1">
            <text:p>15.95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0539560031905442" table:formula="of:=[.G108]/[.O108]" table:style-name="ce5">
            <text:p>5</text:p>
          </table:table-cell>
          <table:table-cell office:value-type="float" office:value="4.372984775129547" table:formula="of:=[.J108]/[.R108]" table:style-name="ce5">
            <text:p>4</text:p>
          </table:table-cell>
          <table:table-cell office:value-type="string" office:string-value="0" table:formula="of:=IF([.T10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Curve 1</text:p>
          </table:table-cell>
          <table:table-cell office:value-type="float" office:value="1611.4" table:style-name="ce1">
            <text:p>1611.4</text:p>
          </table:table-cell>
          <table:table-cell office:value-type="float" office:value="17.3294" table:style-name="ce1">
            <text:p>17.3294</text:p>
          </table:table-cell>
          <table:table-cell office:value-type="float" office:value="325.03500000000003" table:style-name="ce1">
            <text:p>325.035</text:p>
          </table:table-cell>
          <table:table-cell office:value-type="float" office:value="6.1719799999999996" table:style-name="ce1">
            <text:p>6.17198</text:p>
          </table:table-cell>
          <table:table-cell office:value-type="string" table:style-name="ce1">
            <text:p>Mixed</text:p>
          </table:table-cell>
          <table:table-cell office:value-type="float" office:value="8671.75" table:style-name="ce1">
            <text:p>8671.75</text:p>
          </table:table-cell>
          <table:table-cell office:value-type="float" office:value="18.2883" table:style-name="ce1">
            <text:p>18.28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8522986264774937" table:formula="of:=[.G109]/[.O109]" table:style-name="ce5">
            <text:p>4</text:p>
          </table:table-cell>
          <table:table-cell office:value-type="float" office:value="2.838664165741914" table:formula="of:=[.J109]/[.R109]" table:style-name="ce5">
            <text:p>3</text:p>
          </table:table-cell>
          <table:table-cell office:value-type="string" office:string-value="0" table:formula="of:=IF([.T109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Curve 1</text:p>
          </table:table-cell>
          <table:table-cell office:value-type="float" office:value="1611.89" table:style-name="ce1">
            <text:p>1611.89</text:p>
          </table:table-cell>
          <table:table-cell office:value-type="float" office:value="19.089200000000002" table:style-name="ce1">
            <text:p>19.0892</text:p>
          </table:table-cell>
          <table:table-cell office:value-type="float" office:value="675.77" table:style-name="ce1">
            <text:p>675.77</text:p>
          </table:table-cell>
          <table:table-cell office:value-type="float" office:value="7.5826500000000001" table:style-name="ce1">
            <text:p>7.58265</text:p>
          </table:table-cell>
          <table:table-cell office:value-type="string" table:style-name="ce1">
            <text:p>Mixed</text:p>
          </table:table-cell>
          <table:table-cell office:value-type="float" office:value="19767.900000000001" table:style-name="ce1">
            <text:p>19767.9</text:p>
          </table:table-cell>
          <table:table-cell office:value-type="float" office:value="23.104099999999999" table:style-name="ce1">
            <text:p>23.10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091923725589425" table:formula="of:=[.G110]/[.O110]" table:style-name="ce5">
            <text:p>8</text:p>
          </table:table-cell>
          <table:table-cell office:value-type="float" office:value="6.4709463905174367" table:formula="of:=[.J110]/[.R110]" table:style-name="ce5">
            <text:p>6</text:p>
          </table:table-cell>
          <table:table-cell office:value-type="string" office:string-value="0" table:formula="of:=IF([.T110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Curve 1</text:p>
          </table:table-cell>
          <table:table-cell office:value-type="float" office:value="1612.05" table:style-name="ce1">
            <text:p>1612.05</text:p>
          </table:table-cell>
          <table:table-cell office:value-type="float" office:value="19.436399999999999" table:style-name="ce1">
            <text:p>19.4364</text:p>
          </table:table-cell>
          <table:table-cell office:value-type="float" office:value="414.13299999999998" table:style-name="ce1">
            <text:p>414.133</text:p>
          </table:table-cell>
          <table:table-cell office:value-type="float" office:value="18.482399999999998" table:style-name="ce1">
            <text:p>18.4824</text:p>
          </table:table-cell>
          <table:table-cell office:value-type="string" table:style-name="ce1">
            <text:p>Mixed</text:p>
          </table:table-cell>
          <table:table-cell office:value-type="float" office:value="11890.5" table:style-name="ce1">
            <text:p>11890.5</text:p>
          </table:table-cell>
          <table:table-cell office:value-type="float" office:value="21.81" table:style-name="ce1">
            <text:p>21.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9082836835387074" table:formula="of:=[.G111]/[.O111]" table:style-name="ce5">
            <text:p>5</text:p>
          </table:table-cell>
          <table:table-cell office:value-type="float" office:value="3.8923096563847235" table:formula="of:=[.J111]/[.R111]" table:style-name="ce5">
            <text:p>4</text:p>
          </table:table-cell>
          <table:table-cell office:value-type="string" office:string-value="0" table:formula="of:=IF([.T111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21.260100000000001" table:style-name="ce1">
            <text:p>21.2601</text:p>
          </table:table-cell>
          <table:table-cell office:value-type="float" office:value="1296.76" table:style-name="ce1">
            <text:p>1296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3305.7" table:style-name="ce1">
            <text:p>43305.7</text:p>
          </table:table-cell>
          <table:table-cell office:value-type="float" office:value="25.141500000000001" table:style-name="ce1">
            <text:p>25.14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369134914304473" table:formula="of:=[.G112]/[.O112]" table:style-name="ce5">
            <text:p>15</text:p>
          </table:table-cell>
          <table:table-cell office:value-type="float" office:value="14.175955114292915" table:formula="of:=[.J112]/[.R112]" table:style-name="ce5">
            <text:p>14</text:p>
          </table:table-cell>
          <table:table-cell office:value-type="string" office:string-value="1" table:formula="of:=IF([.T112]&gt;[.$Z$7]; &quot;1&quot;; &quot;0&quot;)" table:style-name="ce2">
            <text:p>1</text:p>
          </table:table-cell>
          <table:table-cell office:value-type="string" table:style-name="ce1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hiSq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7.797000000000001" table:style-name="ce1">
            <text:p>17.797</text:p>
          </table:table-cell>
          <table:table-cell office:value-type="float" office:value="786.346" table:style-name="ce1">
            <text:p>786.3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982.6" table:style-name="ce1">
            <text:p>21982.6</text:p>
          </table:table-cell>
          <table:table-cell office:value-type="float" office:value="20.160399999999999" table:style-name="ce1">
            <text:p>20.16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197336155677739" table:formula="of:=[.G113]/[.O113]" table:style-name="ce5">
            <text:p>9</text:p>
          </table:table-cell>
          <table:table-cell office:value-type="float" office:value="7.1959199573140591" table:formula="of:=[.J113]/[.R113]" table:style-name="ce5">
            <text:p>7</text:p>
          </table:table-cell>
          <table:table-cell office:value-type="string" office:string-value="0" table:formula="of:=IF([.T113]&gt;[.$Z$7]; &quot;1&quot;; &quot;0&quot;)" table:style-name="ce2">
            <text:p>0</text:p>
          </table:table-cell>
          <table:table-cell office:value-type="string" table:style-name="ce1">
            <text:p>Curve 1</text:p>
          </table:table-cell>
          <table:table-cell office:value-type="float" office:value="1612.26" table:style-name="ce1">
            <text:p>1612.26</text:p>
          </table:table-cell>
          <table:table-cell office:value-type="float" office:value="20.103899999999999" table:style-name="ce1">
            <text:p>20.1039</text:p>
          </table:table-cell>
          <table:table-cell office:value-type="float" office:value="645.97799999999995" table:style-name="ce1">
            <text:p>645.978</text:p>
          </table:table-cell>
          <table:table-cell office:value-type="float" office:value="0.62686200000000003" table:style-name="ce1">
            <text:p>0.626862</text:p>
          </table:table-cell>
          <table:table-cell office:value-type="string" table:style-name="ce1">
            <text:p>Mixed</text:p>
          </table:table-cell>
          <table:table-cell office:value-type="float" office:value="20358.2" table:style-name="ce1">
            <text:p>20358.2</text:p>
          </table:table-cell>
          <table:table-cell office:value-type="float" office:value="23.046600000000002" table:style-name="ce1">
            <text:p>23.0466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Curve 1</text:p>
          </table:table-cell>
          <table:table-cell office:value-type="float" office:value="1612.79" table:style-name="ce1">
            <text:p>1612.79</text:p>
          </table:table-cell>
          <table:table-cell office:value-type="float" office:value="22.7682" table:style-name="ce1">
            <text:p>22.7682</text:p>
          </table:table-cell>
          <table:table-cell office:value-type="float" office:value="153.13" table:style-name="ce1">
            <text:p>153.13</text:p>
          </table:table-cell>
          <table:table-cell office:value-type="float" office:value="54.394199999999998" table:style-name="ce1">
            <text:p>54.3942</text:p>
          </table:table-cell>
          <table:table-cell office:value-type="string" table:style-name="ce1">
            <text:p>Mixed</text:p>
          </table:table-cell>
          <table:table-cell office:value-type="float" office:value="4516.3500000000004" table:style-name="ce1">
            <text:p>4516.35</text:p>
          </table:table-cell>
          <table:table-cell office:value-type="float" office:value="30.479199999999999" table:style-name="ce1">
            <text:p>30.47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814889130932049" table:formula="of:=[.G114]/[.O114]" table:style-name="ce5">
            <text:p>2</text:p>
          </table:table-cell>
          <table:table-cell office:value-type="float" office:value="1.4784098832356207" table:formula="of:=[.J114]/[.R114]" table:style-name="ce5">
            <text:p>1</text:p>
          </table:table-cell>
          <table:table-cell office:value-type="string" office:string-value="0" table:formula="of:=IF([.T114]&gt;[.$Z$7]; &quot;1&quot;; &quot;0&quot;)" table:style-name="ce2">
            <text:p>0</text:p>
          </table:table-cell>
          <table:table-cell office:value-type="string" table:style-name="ce1">
            <text:p>Curve 2</text:p>
          </table:table-cell>
          <table:table-cell office:value-type="float" office:value="1477.13" table:style-name="ce1">
            <text:p>1477.13</text:p>
          </table:table-cell>
          <table:table-cell office:value-type="float" office:value="72.9054" table:style-name="ce1">
            <text:p>72.9054</text:p>
          </table:table-cell>
          <table:table-cell office:value-type="float" office:value="106.271" table:style-name="ce1">
            <text:p>106.271</text:p>
          </table:table-cell>
          <table:table-cell office:value-type="float" office:value="79.218299999999999" table:style-name="ce1">
            <text:p>79.2183</text:p>
          </table:table-cell>
          <table:table-cell office:value-type="string" table:style-name="ce1">
            <text:p>Mixed</text:p>
          </table:table-cell>
          <table:table-cell office:value-type="float" office:value="9062.43" table:style-name="ce1">
            <text:p>9062.43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Curve 1</text:p>
          </table:table-cell>
          <table:table-cell office:value-type="float" office:value="1611.75" table:style-name="ce1">
            <text:p>1611.75</text:p>
          </table:table-cell>
          <table:table-cell office:value-type="float" office:value="21.146799999999999" table:style-name="ce1">
            <text:p>21.1468</text:p>
          </table:table-cell>
          <table:table-cell office:value-type="float" office:value="356.91" table:style-name="ce1">
            <text:p>356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1855.6" table:style-name="ce1">
            <text:p>11855.6</text:p>
          </table:table-cell>
          <table:table-cell office:value-type="float" office:value="34.524700000000003" table:style-name="ce1">
            <text:p>34.524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300795384376526" table:formula="of:=[.G115]/[.O115]" table:style-name="ce5">
            <text:p>4</text:p>
          </table:table-cell>
          <table:table-cell office:value-type="float" office:value="3.8808852749871519" table:formula="of:=[.J115]/[.R115]" table:style-name="ce5">
            <text:p>4</text:p>
          </table:table-cell>
          <table:table-cell office:value-type="string" office:string-value="0" table:formula="of:=IF([.T115]&gt;[.$Z$7]; &quot;1&quot;; &quot;0&quot;)" table:style-name="ce2">
            <text:p>0</text:p>
          </table:table-cell>
          <table:table-cell office:value-type="string" table:style-name="ce1">
            <text:p>Curve 4</text:p>
          </table:table-cell>
          <table:table-cell office:value-type="float" office:value="1389.54" table:style-name="ce1">
            <text:p>1389.54</text:p>
          </table:table-cell>
          <table:table-cell office:value-type="float" office:value="16.106000000000002" table:style-name="ce1">
            <text:p>16.106</text:p>
          </table:table-cell>
          <table:table-cell office:value-type="float" office:value="231.99299999999999" table:style-name="ce1">
            <text:p>231.993</text:p>
          </table:table-cell>
          <table:table-cell office:value-type="float" office:value="84.423599999999993" table:style-name="ce1">
            <text:p>84.4236</text:p>
          </table:table-cell>
          <table:table-cell office:value-type="string" table:style-name="ce1">
            <text:p>Mixed</text:p>
          </table:table-cell>
          <table:table-cell office:value-type="float" office:value="4272.0600000000004" table:style-name="ce1">
            <text:p>4272.06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Curve 1</text:p>
          </table:table-cell>
          <table:table-cell office:value-type="float" office:value="1611.83" table:style-name="ce1">
            <text:p>1611.83</text:p>
          </table:table-cell>
          <table:table-cell office:value-type="float" office:value="30.263200000000001" table:style-name="ce1">
            <text:p>30.2632</text:p>
          </table:table-cell>
          <table:table-cell office:value-type="float" office:value="305.48599999999999" table:style-name="ce1">
            <text:p>305.4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522" table:style-name="ce1">
            <text:p>14522</text:p>
          </table:table-cell>
          <table:table-cell office:value-type="float" office:value="56.1524" table:style-name="ce1">
            <text:p>56.15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6206048524254419" table:formula="of:=[.G116]/[.O116]" table:style-name="ce5">
            <text:p>4</text:p>
          </table:table-cell>
          <table:table-cell office:value-type="float" office:value="4.7537211076085075" table:formula="of:=[.J116]/[.R116]" table:style-name="ce5">
            <text:p>5</text:p>
          </table:table-cell>
          <table:table-cell office:value-type="string" office:string-value="0" table:formula="of:=IF([.T116]&gt;[.$Z$7]; &quot;1&quot;; &quot;0&quot;)" table:style-name="ce2">
            <text:p>0</text:p>
          </table:table-cell>
          <table:table-cell office:value-type="string" table:style-name="ce1">
            <text:p>Curve 5</text:p>
          </table:table-cell>
          <table:table-cell office:value-type="float" office:value="1580.16" table:style-name="ce1">
            <text:p>1580.16</text:p>
          </table:table-cell>
          <table:table-cell office:value-type="float" office:value="91.294700000000006" table:style-name="ce1">
            <text:p>91.2947</text:p>
          </table:table-cell>
          <table:table-cell office:value-type="float" office:value="81.948999999999998" table:style-name="ce1">
            <text:p>81.94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7963.82" table:style-name="ce1">
            <text:p>7963.82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20.0883" table:style-name="ce1">
            <text:p>20.0883</text:p>
          </table:table-cell>
          <table:table-cell office:value-type="float" office:value="496.51900000000001" table:style-name="ce1">
            <text:p>496.5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667.5" table:style-name="ce1">
            <text:p>15667.5</text:p>
          </table:table-cell>
          <table:table-cell office:value-type="float" office:value="28.134599999999999" table:style-name="ce1">
            <text:p>28.13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847184509975188" table:formula="of:=[.G117]/[.O117]" table:style-name="ce5">
            <text:p>6</text:p>
          </table:table-cell>
          <table:table-cell office:value-type="float" office:value="5.1286961474629038" table:formula="of:=[.J117]/[.R117]" table:style-name="ce5">
            <text:p>5</text:p>
          </table:table-cell>
          <table:table-cell office:value-type="string" office:string-value="0" table:formula="of:=IF([.T117]&gt;[.$Z$7]; &quot;1&quot;; &quot;0&quot;)" table:style-name="ce2">
            <text:p>0</text:p>
          </table:table-cell>
          <table:table-cell office:value-type="string" table:style-name="ce1">
            <text:p>Curve 8</text:p>
          </table:table-cell>
          <table:table-cell office:value-type="float" office:value="1574.13" table:style-name="ce1">
            <text:p>1574.13</text:p>
          </table:table-cell>
          <table:table-cell office:value-type="float" office:value="109.194" table:style-name="ce1">
            <text:p>109.194</text:p>
          </table:table-cell>
          <table:table-cell office:value-type="float" office:value="176.10599999999999" table:style-name="ce1">
            <text:p>176.10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20469.5" table:style-name="ce1">
            <text:p>20469.5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20.383800000000001" table:style-name="ce1">
            <text:p>20.3838</text:p>
          </table:table-cell>
          <table:table-cell office:value-type="float" office:value="753.07500000000005" table:style-name="ce1">
            <text:p>753.0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112.6" table:style-name="ce1">
            <text:p>24112.6</text:p>
          </table:table-cell>
          <table:table-cell office:value-type="float" office:value="29.5913" table:style-name="ce1">
            <text:p>29.59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254073811575321" table:formula="of:=[.G118]/[.O118]" table:style-name="ce5">
            <text:p>9</text:p>
          </table:table-cell>
          <table:table-cell office:value-type="float" office:value="7.8931673033549705" table:formula="of:=[.J118]/[.R118]" table:style-name="ce5">
            <text:p>8</text:p>
          </table:table-cell>
          <table:table-cell office:value-type="string" office:string-value="0" table:formula="of:=IF([.T118]&gt;[.$Z$7]; &quot;1&quot;; &quot;0&quot;)" table:style-name="ce2">
            <text:p>0</text:p>
          </table:table-cell>
          <table:table-cell office:value-type="string" table:style-name="ce1">
            <text:p>Curve 9</text:p>
          </table:table-cell>
          <table:table-cell office:value-type="float" office:value="1495.44" table:style-name="ce1">
            <text:p>1495.44</text:p>
          </table:table-cell>
          <table:table-cell office:value-type="float" office:value="13.652900000000001" table:style-name="ce1">
            <text:p>13.6529</text:p>
          </table:table-cell>
          <table:table-cell office:value-type="float" office:value="88.2804" table:style-name="ce1">
            <text:p>88.2804</text:p>
          </table:table-cell>
          <table:table-cell office:value-type="float" office:value="38.792700000000004" table:style-name="ce1">
            <text:p>38.7927</text:p>
          </table:table-cell>
          <table:table-cell office:value-type="string" table:style-name="ce1">
            <text:p>Mixed</text:p>
          </table:table-cell>
          <table:table-cell office:value-type="float" office:value="1656.52" table:style-name="ce1">
            <text:p>1656.52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Curve 1</text:p>
          </table:table-cell>
          <table:table-cell office:value-type="float" office:value="1611.86" table:style-name="ce1">
            <text:p>1611.86</text:p>
          </table:table-cell>
          <table:table-cell office:value-type="float" office:value="20.728899999999999" table:style-name="ce1">
            <text:p>20.7289</text:p>
          </table:table-cell>
          <table:table-cell office:value-type="float" office:value="193.98599999999999" table:style-name="ce1">
            <text:p>193.9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316.36" table:style-name="ce1">
            <text:p>6316.36</text:p>
          </table:table-cell>
          <table:table-cell office:value-type="float" office:value="15.243399999999999" table:style-name="ce1">
            <text:p>15.24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2991124074510836" table:formula="of:=[.G119]/[.O119]" table:style-name="ce5">
            <text:p>2</text:p>
          </table:table-cell>
          <table:table-cell office:value-type="float" office:value="2.0676362660276868" table:formula="of:=[.J119]/[.R119]" table:style-name="ce5">
            <text:p>2</text:p>
          </table:table-cell>
          <table:table-cell office:value-type="string" office:string-value="0" table:formula="of:=IF([.T119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21.435099999999998" table:style-name="ce1">
            <text:p>21.4351</text:p>
          </table:table-cell>
          <table:table-cell office:value-type="float" office:value="717.41399999999999" table:style-name="ce1">
            <text:p>717.4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155.4" table:style-name="ce1">
            <text:p>24155.4</text:p>
          </table:table-cell>
          <table:table-cell office:value-type="float" office:value="40.675600000000003" table:style-name="ce1">
            <text:p>40.67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027549858191414" table:formula="of:=[.G120]/[.O120]" table:style-name="ce5">
            <text:p>9</text:p>
          </table:table-cell>
          <table:table-cell office:value-type="float" office:value="7.9071777195101598" table:formula="of:=[.J120]/[.R120]" table:style-name="ce5">
            <text:p>8</text:p>
          </table:table-cell>
          <table:table-cell office:value-type="string" office:string-value="0" table:formula="of:=IF([.T120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urve 1</text:p>
          </table:table-cell>
          <table:table-cell office:value-type="float" office:value="1611.94" table:style-name="ce1">
            <text:p>1611.94</text:p>
          </table:table-cell>
          <table:table-cell office:value-type="float" office:value="23.115400000000001" table:style-name="ce1">
            <text:p>23.1154</text:p>
          </table:table-cell>
          <table:table-cell office:value-type="float" office:value="623.33100000000002" table:style-name="ce1">
            <text:p>623.331</text:p>
          </table:table-cell>
          <table:table-cell office:value-type="float" office:value="0.40676800000000002" table:style-name="ce1">
            <text:p>0.406768</text:p>
          </table:table-cell>
          <table:table-cell office:value-type="string" table:style-name="ce1">
            <text:p>Mixed</text:p>
          </table:table-cell>
          <table:table-cell office:value-type="float" office:value="22603.200000000001" table:style-name="ce1">
            <text:p>22603.2</text:p>
          </table:table-cell>
          <table:table-cell office:value-type="float" office:value="72.4392" table:style-name="ce1">
            <text:p>72.43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876879571149034" table:formula="of:=[.G121]/[.O121]" table:style-name="ce5">
            <text:p>7</text:p>
          </table:table-cell>
          <table:table-cell office:value-type="float" office:value="7.3990709915642894" table:formula="of:=[.J121]/[.R121]" table:style-name="ce5">
            <text:p>7</text:p>
          </table:table-cell>
          <table:table-cell office:value-type="string" office:string-value="0" table:formula="of:=IF([.T121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urve 1</text:p>
          </table:table-cell>
          <table:table-cell office:value-type="float" office:value="1611.59" table:style-name="ce1">
            <text:p>1611.59</text:p>
          </table:table-cell>
          <table:table-cell office:value-type="float" office:value="23.646100000000001" table:style-name="ce1">
            <text:p>23.6461</text:p>
          </table:table-cell>
          <table:table-cell office:value-type="float" office:value="1582.62" table:style-name="ce1">
            <text:p>1582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8783.5" table:style-name="ce1">
            <text:p>58783.5</text:p>
          </table:table-cell>
          <table:table-cell office:value-type="float" office:value="41.843200000000003" table:style-name="ce1">
            <text:p>41.84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757133392514067" table:formula="of:=[.G122]/[.O122]" table:style-name="ce5">
            <text:p>19</text:p>
          </table:table-cell>
          <table:table-cell office:value-type="float" office:value="19.242553692955838" table:formula="of:=[.J122]/[.R122]" table:style-name="ce5">
            <text:p>19</text:p>
          </table:table-cell>
          <table:table-cell office:value-type="string" office:string-value="1" table:formula="of:=IF([.T122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21.003799999999998" table:style-name="ce1">
            <text:p>21.0038</text:p>
          </table:table-cell>
          <table:table-cell office:value-type="float" office:value="256.38299999999998" table:style-name="ce1">
            <text:p>256.3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458.77" table:style-name="ce1">
            <text:p>8458.77</text:p>
          </table:table-cell>
          <table:table-cell office:value-type="float" office:value="16.529" table:style-name="ce1">
            <text:p>16.5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038638542779021" table:formula="of:=[.G123]/[.O123]" table:style-name="ce5">
            <text:p>3</text:p>
          </table:table-cell>
          <table:table-cell office:value-type="float" office:value="2.76894597806126" table:formula="of:=[.J123]/[.R123]" table:style-name="ce5">
            <text:p>3</text:p>
          </table:table-cell>
          <table:table-cell office:value-type="string" office:string-value="0" table:formula="of:=IF([.T123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Curve 1</text:p>
          </table:table-cell>
          <table:table-cell office:value-type="float" office:value="1612.51" table:style-name="ce1">
            <text:p>1612.51</text:p>
          </table:table-cell>
          <table:table-cell office:value-type="float" office:value="20.5991" table:style-name="ce1">
            <text:p>20.5991</text:p>
          </table:table-cell>
          <table:table-cell office:value-type="float" office:value="590.94799999999998" table:style-name="ce1">
            <text:p>590.948</text:p>
          </table:table-cell>
          <table:table-cell office:value-type="float" office:value="58.9542" table:style-name="ce1">
            <text:p>58.9542</text:p>
          </table:table-cell>
          <table:table-cell office:value-type="string" table:style-name="ce1">
            <text:p>Mixed</text:p>
          </table:table-cell>
          <table:table-cell office:value-type="float" office:value="15487.7" table:style-name="ce1">
            <text:p>15487.7</text:p>
          </table:table-cell>
          <table:table-cell office:value-type="float" office:value="36.046900000000001" table:style-name="ce1">
            <text:p>36.04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038862544637404" table:formula="of:=[.G124]/[.O124]" table:style-name="ce5">
            <text:p>7</text:p>
          </table:table-cell>
          <table:table-cell office:value-type="float" office:value="5.0698393057642388" table:formula="of:=[.J124]/[.R124]" table:style-name="ce5">
            <text:p>5</text:p>
          </table:table-cell>
          <table:table-cell office:value-type="string" office:string-value="0" table:formula="of:=IF([.T124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Curve 1</text:p>
          </table:table-cell>
          <table:table-cell office:value-type="float" office:value="1611.8" table:style-name="ce1">
            <text:p>1611.8</text:p>
          </table:table-cell>
          <table:table-cell office:value-type="float" office:value="21.825600000000001" table:style-name="ce1">
            <text:p>21.8256</text:p>
          </table:table-cell>
          <table:table-cell office:value-type="float" office:value="732.52" table:style-name="ce1">
            <text:p>732.52</text:p>
          </table:table-cell>
          <table:table-cell office:value-type="float" office:value="25.446999999999999" table:style-name="ce1">
            <text:p>25.447</text:p>
          </table:table-cell>
          <table:table-cell office:value-type="string" table:style-name="ce1">
            <text:p>Mixed</text:p>
          </table:table-cell>
          <table:table-cell office:value-type="float" office:value="23053.5" table:style-name="ce1">
            <text:p>23053.5</text:p>
          </table:table-cell>
          <table:table-cell office:value-type="float" office:value="60.716099999999997" table:style-name="ce1">
            <text:p>60.71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817905452252635" table:formula="of:=[.G125]/[.O125]" table:style-name="ce5">
            <text:p>9</text:p>
          </table:table-cell>
          <table:table-cell office:value-type="float" office:value="7.546474972748431" table:formula="of:=[.J125]/[.R125]" table:style-name="ce5">
            <text:p>8</text:p>
          </table:table-cell>
          <table:table-cell office:value-type="string" office:string-value="0" table:formula="of:=IF([.T125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Curve 1</text:p>
          </table:table-cell>
          <table:table-cell office:value-type="float" office:value="1611.01" table:style-name="ce1">
            <text:p>1611.01</text:p>
          </table:table-cell>
          <table:table-cell office:value-type="float" office:value="16.234000000000002" table:style-name="ce1">
            <text:p>16.234</text:p>
          </table:table-cell>
          <table:table-cell office:value-type="float" office:value="251.92400000000001" table:style-name="ce1">
            <text:p>251.924</text:p>
          </table:table-cell>
          <table:table-cell office:value-type="float" office:value="14.4871" table:style-name="ce1">
            <text:p>14.4871</text:p>
          </table:table-cell>
          <table:table-cell office:value-type="string" table:style-name="ce1">
            <text:p>Mixed</text:p>
          </table:table-cell>
          <table:table-cell office:value-type="float" office:value="6124.14" table:style-name="ce1">
            <text:p>6124.14</text:p>
          </table:table-cell>
          <table:table-cell office:value-type="float" office:value="46.889899999999997" table:style-name="ce1">
            <text:p>46.88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9857906969302261" table:formula="of:=[.G126]/[.O126]" table:style-name="ce5">
            <text:p>3</text:p>
          </table:table-cell>
          <table:table-cell office:value-type="float" office:value="2.0047137848746428" table:formula="of:=[.J126]/[.R126]" table:style-name="ce5">
            <text:p>2</text:p>
          </table:table-cell>
          <table:table-cell office:value-type="string" office:string-value="0" table:formula="of:=IF([.T126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Curve 1</text:p>
          </table:table-cell>
          <table:table-cell office:value-type="float" office:value="1611.32" table:style-name="ce1">
            <text:p>1611.32</text:p>
          </table:table-cell>
          <table:table-cell office:value-type="float" office:value="21.617799999999999" table:style-name="ce1">
            <text:p>21.6178</text:p>
          </table:table-cell>
          <table:table-cell office:value-type="float" office:value="209.28299999999999" table:style-name="ce1">
            <text:p>209.2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106.66" table:style-name="ce1">
            <text:p>7106.66</text:p>
          </table:table-cell>
          <table:table-cell office:value-type="float" office:value="26.559200000000001" table:style-name="ce1">
            <text:p>26.55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4804116893414223" table:formula="of:=[.G127]/[.O127]" table:style-name="ce5">
            <text:p>2</text:p>
          </table:table-cell>
          <table:table-cell office:value-type="float" office:value="2.3263379456408946" table:formula="of:=[.J127]/[.R127]" table:style-name="ce5">
            <text:p>2</text:p>
          </table:table-cell>
          <table:table-cell office:value-type="string" office:string-value="0" table:formula="of:=IF([.T12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Curve 1</text:p>
          </table:table-cell>
          <table:table-cell office:value-type="float" office:value="1612.5" table:style-name="ce1">
            <text:p>1612.5</text:p>
          </table:table-cell>
          <table:table-cell office:value-type="float" office:value="21.411000000000001" table:style-name="ce1">
            <text:p>21.411</text:p>
          </table:table-cell>
          <table:table-cell office:value-type="float" office:value="240.804" table:style-name="ce1">
            <text:p>240.804</text:p>
          </table:table-cell>
          <table:table-cell office:value-type="float" office:value="63.054000000000002" table:style-name="ce1">
            <text:p>63.054</text:p>
          </table:table-cell>
          <table:table-cell office:value-type="string" table:style-name="ce1">
            <text:p>Mixed</text:p>
          </table:table-cell>
          <table:table-cell office:value-type="float" office:value="6452.75" table:style-name="ce1">
            <text:p>6452.75</text:p>
          </table:table-cell>
          <table:table-cell office:value-type="float" office:value="30.7928" table:style-name="ce1">
            <text:p>30.79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8539970109381647" table:formula="of:=[.G128]/[.O128]" table:style-name="ce5">
            <text:p>3</text:p>
          </table:table-cell>
          <table:table-cell office:value-type="float" office:value="2.112283010406335" table:formula="of:=[.J128]/[.R128]" table:style-name="ce5">
            <text:p>2</text:p>
          </table:table-cell>
          <table:table-cell office:value-type="string" office:string-value="0" table:formula="of:=IF([.T12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Curve 1</text:p>
          </table:table-cell>
          <table:table-cell office:value-type="float" office:value="1610.82" table:style-name="ce1">
            <text:p>1610.82</text:p>
          </table:table-cell>
          <table:table-cell office:value-type="float" office:value="25.721599999999999" table:style-name="ce1">
            <text:p>25.7216</text:p>
          </table:table-cell>
          <table:table-cell office:value-type="float" office:value="735.02599999999995" table:style-name="ce1">
            <text:p>735.0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697.5" table:style-name="ce1">
            <text:p>29697.5</text:p>
          </table:table-cell>
          <table:table-cell office:value-type="float" office:value="29.561800000000002" table:style-name="ce1">
            <text:p>29.56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114915323741933" table:formula="of:=[.G129]/[.O129]" table:style-name="ce5">
            <text:p>9</text:p>
          </table:table-cell>
          <table:table-cell office:value-type="float" office:value="9.721362938521116" table:formula="of:=[.J129]/[.R129]" table:style-name="ce5">
            <text:p>10</text:p>
          </table:table-cell>
          <table:table-cell office:value-type="string" office:string-value="0" table:formula="of:=IF([.T1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Curve 1</text:p>
          </table:table-cell>
          <table:table-cell office:value-type="float" office:value="1611.23" table:style-name="ce1">
            <text:p>1611.23</text:p>
          </table:table-cell>
          <table:table-cell office:value-type="float" office:value="20.048400000000001" table:style-name="ce1">
            <text:p>20.0484</text:p>
          </table:table-cell>
          <table:table-cell office:value-type="float" office:value="120.259" table:style-name="ce1">
            <text:p>120.259</text:p>
          </table:table-cell>
          <table:table-cell office:value-type="float" office:value="14.332700000000001" table:style-name="ce1">
            <text:p>14.3327</text:p>
          </table:table-cell>
          <table:table-cell office:value-type="string" table:style-name="ce1">
            <text:p>Mixed</text:p>
          </table:table-cell>
          <table:table-cell office:value-type="float" office:value="3612.24" table:style-name="ce1">
            <text:p>3612.24</text:p>
          </table:table-cell>
          <table:table-cell office:value-type="float" office:value="17.541599999999999" table:style-name="ce1">
            <text:p>17.54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425303676593465" table:formula="of:=[.G130]/[.O130]" table:style-name="ce5">
            <text:p>1</text:p>
          </table:table-cell>
          <table:table-cell office:value-type="float" office:value="1.1824529358041422" table:formula="of:=[.J130]/[.R130]" table:style-name="ce5">
            <text:p>1</text:p>
          </table:table-cell>
          <table:table-cell office:value-type="string" office:string-value="0" table:formula="of:=IF([.T1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Curve 1</text:p>
          </table:table-cell>
          <table:table-cell office:value-type="float" office:value="1611.25" table:style-name="ce1">
            <text:p>1611.25</text:p>
          </table:table-cell>
          <table:table-cell office:value-type="float" office:value="17.6585" table:style-name="ce1">
            <text:p>17.6585</text:p>
          </table:table-cell>
          <table:table-cell office:value-type="float" office:value="110.274" table:style-name="ce1">
            <text:p>110.2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58.78" table:style-name="ce1">
            <text:p>3058.78</text:p>
          </table:table-cell>
          <table:table-cell office:value-type="float" office:value="11.627800000000001" table:style-name="ce1">
            <text:p>11.62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3069619540547299" table:formula="of:=[.G131]/[.O131]" table:style-name="ce5">
            <text:p>1</text:p>
          </table:table-cell>
          <table:table-cell office:value-type="float" office:value="1.0012799235319343" table:formula="of:=[.J131]/[.R131]" table:style-name="ce5">
            <text:p>1</text:p>
          </table:table-cell>
          <table:table-cell office:value-type="string" office:string-value="0" table:formula="of:=IF([.T1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21.161899999999999" table:style-name="ce1">
            <text:p>21.1619</text:p>
          </table:table-cell>
          <table:table-cell office:value-type="float" office:value="184.32300000000001" table:style-name="ce1">
            <text:p>184.3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127.08" table:style-name="ce1">
            <text:p>6127.08</text:p>
          </table:table-cell>
          <table:table-cell office:value-type="float" office:value="28.0733" table:style-name="ce1">
            <text:p>28.07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1845870128700327" table:formula="of:=[.G132]/[.O132]" table:style-name="ce5">
            <text:p>2</text:p>
          </table:table-cell>
          <table:table-cell office:value-type="float" office:value="2.0056761826198826" table:formula="of:=[.J132]/[.R132]" table:style-name="ce5">
            <text:p>2</text:p>
          </table:table-cell>
          <table:table-cell office:value-type="string" office:string-value="0" table:formula="of:=IF([.T1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9.450099999999999" table:style-name="ce1">
            <text:p>19.4501</text:p>
          </table:table-cell>
          <table:table-cell office:value-type="float" office:value="283.59199999999998" table:style-name="ce1">
            <text:p>283.5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664.36" table:style-name="ce1">
            <text:p>8664.36</text:p>
          </table:table-cell>
          <table:table-cell office:value-type="float" office:value="23.146799999999999" table:style-name="ce1">
            <text:p>23.14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611182552033019" table:formula="of:=[.G133]/[.O133]" table:style-name="ce5">
            <text:p>3</text:p>
          </table:table-cell>
          <table:table-cell office:value-type="float" office:value="2.8362450775319412" table:formula="of:=[.J133]/[.R133]" table:style-name="ce5">
            <text:p>3</text:p>
          </table:table-cell>
          <table:table-cell office:value-type="string" office:string-value="0" table:formula="of:=IF([.T1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18.9848" table:style-name="ce1">
            <text:p>18.9848</text:p>
          </table:table-cell>
          <table:table-cell office:value-type="float" office:value="230.71899999999999" table:style-name="ce1">
            <text:p>230.7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880.32" table:style-name="ce1">
            <text:p>6880.32</text:p>
          </table:table-cell>
          <table:table-cell office:value-type="float" office:value="28.7498" table:style-name="ce1">
            <text:p>28.74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7344700933815154" table:formula="of:=[.G134]/[.O134]" table:style-name="ce5">
            <text:p>3</text:p>
          </table:table-cell>
          <table:table-cell office:value-type="float" office:value="2.2522464131043218" table:formula="of:=[.J134]/[.R134]" table:style-name="ce5">
            <text:p>2</text:p>
          </table:table-cell>
          <table:table-cell office:value-type="string" office:string-value="0" table:formula="of:=IF([.T1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urve 1</text:p>
          </table:table-cell>
          <table:table-cell office:value-type="float" office:value="1611.01" table:style-name="ce1">
            <text:p>1611.01</text:p>
          </table:table-cell>
          <table:table-cell office:value-type="float" office:value="26.796900000000001" table:style-name="ce1">
            <text:p>26.7969</text:p>
          </table:table-cell>
          <table:table-cell office:value-type="float" office:value="124.57299999999999" table:style-name="ce1">
            <text:p>124.5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243.58" table:style-name="ce1">
            <text:p>5243.58</text:p>
          </table:table-cell>
          <table:table-cell office:value-type="float" office:value="23.3795" table:style-name="ce1">
            <text:p>23.37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4764329896662844" table:formula="of:=[.G135]/[.O135]" table:style-name="ce5">
            <text:p>1</text:p>
          </table:table-cell>
          <table:table-cell office:value-type="float" office:value="1.7164658397902366" table:formula="of:=[.J135]/[.R135]" table:style-name="ce5">
            <text:p>2</text:p>
          </table:table-cell>
          <table:table-cell office:value-type="string" office:string-value="0" table:formula="of:=IF([.T13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24.350899999999999" table:style-name="ce1">
            <text:p>24.3509</text:p>
          </table:table-cell>
          <table:table-cell office:value-type="float" office:value="354.54399999999998" table:style-name="ce1">
            <text:p>354.5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561.4" table:style-name="ce1">
            <text:p>13561.4</text:p>
          </table:table-cell>
          <table:table-cell office:value-type="float" office:value="58.572099999999999" table:style-name="ce1">
            <text:p>58.57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02037824313801" table:formula="of:=[.G136]/[.O136]" table:style-name="ce5">
            <text:p>4</text:p>
          </table:table-cell>
          <table:table-cell office:value-type="float" office:value="4.4392723749292111" table:formula="of:=[.J136]/[.R136]" table:style-name="ce5">
            <text:p>4</text:p>
          </table:table-cell>
          <table:table-cell office:value-type="string" office:string-value="0" table:formula="of:=IF([.T1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Curve 1</text:p>
          </table:table-cell>
          <table:table-cell office:value-type="float" office:value="1611.53" table:style-name="ce1">
            <text:p>1611.53</text:p>
          </table:table-cell>
          <table:table-cell office:value-type="float" office:value="20.4239" table:style-name="ce1">
            <text:p>20.4239</text:p>
          </table:table-cell>
          <table:table-cell office:value-type="float" office:value="305.738" table:style-name="ce1">
            <text:p>305.7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808.6200000000008" table:style-name="ce1">
            <text:p>9808.62</text:p>
          </table:table-cell>
          <table:table-cell office:value-type="float" office:value="33.251199999999997" table:style-name="ce1">
            <text:p>33.25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6235915438705861" table:formula="of:=[.G137]/[.O137]" table:style-name="ce5">
            <text:p>4</text:p>
          </table:table-cell>
          <table:table-cell office:value-type="float" office:value="3.2108142081332431" table:formula="of:=[.J137]/[.R137]" table:style-name="ce5">
            <text:p>3</text:p>
          </table:table-cell>
          <table:table-cell office:value-type="string" office:string-value="0" table:formula="of:=IF([.T1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24.6008" table:style-name="ce1">
            <text:p>24.6008</text:p>
          </table:table-cell>
          <table:table-cell office:value-type="float" office:value="267.39600000000002" table:style-name="ce1">
            <text:p>267.3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0332.9" table:style-name="ce1">
            <text:p>10332.9</text:p>
          </table:table-cell>
          <table:table-cell office:value-type="float" office:value="35.918300000000002" table:style-name="ce1">
            <text:p>35.91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1691640701019148" table:formula="of:=[.G138]/[.O138]" table:style-name="ce5">
            <text:p>3</text:p>
          </table:table-cell>
          <table:table-cell office:value-type="float" office:value="3.3824352591108622" table:formula="of:=[.J138]/[.R138]" table:style-name="ce5">
            <text:p>3</text:p>
          </table:table-cell>
          <table:table-cell office:value-type="string" office:string-value="0" table:formula="of:=IF([.T1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Curve 1</text:p>
          </table:table-cell>
          <table:table-cell office:value-type="float" office:value="1612.96" table:style-name="ce1">
            <text:p>1612.96</text:p>
          </table:table-cell>
          <table:table-cell office:value-type="float" office:value="23.819099999999999" table:style-name="ce1">
            <text:p>23.8191</text:p>
          </table:table-cell>
          <table:table-cell office:value-type="float" office:value="523.07899999999995" table:style-name="ce1">
            <text:p>523.079</text:p>
          </table:table-cell>
          <table:table-cell office:value-type="float" office:value="6.7714100000000004" table:style-name="ce1">
            <text:p>6.77141</text:p>
          </table:table-cell>
          <table:table-cell office:value-type="string" table:style-name="ce1">
            <text:p>Mixed</text:p>
          </table:table-cell>
          <table:table-cell office:value-type="float" office:value="19143.8" table:style-name="ce1">
            <text:p>19143.8</text:p>
          </table:table-cell>
          <table:table-cell office:value-type="float" office:value="54.727200000000003" table:style-name="ce1">
            <text:p>54.72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995062477555356" table:formula="of:=[.G139]/[.O139]" table:style-name="ce5">
            <text:p>6</text:p>
          </table:table-cell>
          <table:table-cell office:value-type="float" office:value="6.2666496446657307" table:formula="of:=[.J139]/[.R139]" table:style-name="ce5">
            <text:p>6</text:p>
          </table:table-cell>
          <table:table-cell office:value-type="string" office:string-value="0" table:formula="of:=IF([.T1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Curve 1</text:p>
          </table:table-cell>
          <table:table-cell office:value-type="float" office:value="1611.66" table:style-name="ce1">
            <text:p>1611.66</text:p>
          </table:table-cell>
          <table:table-cell office:value-type="float" office:value="22.631599999999999" table:style-name="ce1">
            <text:p>22.6316</text:p>
          </table:table-cell>
          <table:table-cell office:value-type="float" office:value="840.43299999999999" table:style-name="ce1">
            <text:p>840.4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877" table:style-name="ce1">
            <text:p>29877</text:p>
          </table:table-cell>
          <table:table-cell office:value-type="float" office:value="55.298299999999998" table:style-name="ce1">
            <text:p>55.29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607700449070382" table:formula="of:=[.G140]/[.O140]" table:style-name="ce5">
            <text:p>10</text:p>
          </table:table-cell>
          <table:table-cell office:value-type="float" office:value="9.7801215763682254" table:formula="of:=[.J140]/[.R140]" table:style-name="ce5">
            <text:p>10</text:p>
          </table:table-cell>
          <table:table-cell office:value-type="string" office:string-value="0" table:formula="of:=IF([.T1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urve 1</text:p>
          </table:table-cell>
          <table:table-cell office:value-type="float" office:value="1612.04" table:style-name="ce1">
            <text:p>1612.04</text:p>
          </table:table-cell>
          <table:table-cell office:value-type="float" office:value="21.970400000000001" table:style-name="ce1">
            <text:p>21.9704</text:p>
          </table:table-cell>
          <table:table-cell office:value-type="float" office:value="577.21299999999997" table:style-name="ce1">
            <text:p>577.2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920.2" table:style-name="ce1">
            <text:p>19920.2</text:p>
          </table:table-cell>
          <table:table-cell office:value-type="float" office:value="45.1965" table:style-name="ce1">
            <text:p>45.19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410997187532212" table:formula="of:=[.G141]/[.O141]" table:style-name="ce5">
            <text:p>7</text:p>
          </table:table-cell>
          <table:table-cell office:value-type="float" office:value="6.5208012124902206" table:formula="of:=[.J141]/[.R141]" table:style-name="ce5">
            <text:p>7</text:p>
          </table:table-cell>
          <table:table-cell office:value-type="string" office:string-value="0" table:formula="of:=IF([.T1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Curve 1</text:p>
          </table:table-cell>
          <table:table-cell office:value-type="float" office:value="1616.3" table:style-name="ce1">
            <text:p>1616.3</text:p>
          </table:table-cell>
          <table:table-cell office:value-type="float" office:value="23.8233" table:style-name="ce1">
            <text:p>23.8233</text:p>
          </table:table-cell>
          <table:table-cell office:value-type="float" office:value="939.02499999999998" table:style-name="ce1">
            <text:p>939.02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23812.799999999999" table:style-name="ce1">
            <text:p>23812.8</text:p>
          </table:table-cell>
          <table:table-cell office:value-type="float" office:value="13.9407" table:style-name="ce1">
            <text:p>13.94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29277516969029" table:formula="of:=[.G142]/[.O142]" table:style-name="ce5">
            <text:p>11</text:p>
          </table:table-cell>
          <table:table-cell office:value-type="float" office:value="7.7950289210342829" table:formula="of:=[.J142]/[.R142]" table:style-name="ce5">
            <text:p>8</text:p>
          </table:table-cell>
          <table:table-cell office:value-type="string" office:string-value="0" table:formula="of:=IF([.T1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urve 1</text:p>
          </table:table-cell>
          <table:table-cell office:value-type="float" office:value="1612.39" table:style-name="ce1">
            <text:p>1612.39</text:p>
          </table:table-cell>
          <table:table-cell office:value-type="float" office:value="24.395299999999999" table:style-name="ce1">
            <text:p>24.3953</text:p>
          </table:table-cell>
          <table:table-cell office:value-type="float" office:value="732.82399999999996" table:style-name="ce1">
            <text:p>732.824</text:p>
          </table:table-cell>
          <table:table-cell office:value-type="float" office:value="32.951000000000001" table:style-name="ce1">
            <text:p>32.951</text:p>
          </table:table-cell>
          <table:table-cell office:value-type="string" table:style-name="ce1">
            <text:p>Mixed</text:p>
          </table:table-cell>
          <table:table-cell office:value-type="float" office:value="25099.1" table:style-name="ce1">
            <text:p>25099.1</text:p>
          </table:table-cell>
          <table:table-cell office:value-type="float" office:value="31.002500000000001" table:style-name="ce1">
            <text:p>31.00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853935380797225" table:formula="of:=[.G143]/[.O143]" table:style-name="ce5">
            <text:p>9</text:p>
          </table:table-cell>
          <table:table-cell office:value-type="float" office:value="8.2160943018851871" table:formula="of:=[.J143]/[.R143]" table:style-name="ce5">
            <text:p>8</text:p>
          </table:table-cell>
          <table:table-cell office:value-type="string" office:string-value="0" table:formula="of:=IF([.T1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24.495899999999999" table:style-name="ce1">
            <text:p>24.4959</text:p>
          </table:table-cell>
          <table:table-cell office:value-type="float" office:value="761.31600000000003" table:style-name="ce1">
            <text:p>761.3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294" table:style-name="ce1">
            <text:p>29294</text:p>
          </table:table-cell>
          <table:table-cell office:value-type="float" office:value="94.558999999999997" table:style-name="ce1">
            <text:p>94.5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230793025838434" table:formula="of:=[.G144]/[.O144]" table:style-name="ce5">
            <text:p>9</text:p>
          </table:table-cell>
          <table:table-cell office:value-type="float" office:value="9.589278758179562" table:formula="of:=[.J144]/[.R144]" table:style-name="ce5">
            <text:p>10</text:p>
          </table:table-cell>
          <table:table-cell office:value-type="string" office:string-value="0" table:formula="of:=IF([.T1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Curve 1</text:p>
          </table:table-cell>
          <table:table-cell office:value-type="float" office:value="1610.49" table:style-name="ce1">
            <text:p>1610.49</text:p>
          </table:table-cell>
          <table:table-cell office:value-type="float" office:value="19.3919" table:style-name="ce1">
            <text:p>19.3919</text:p>
          </table:table-cell>
          <table:table-cell office:value-type="float" office:value="898.00199999999995" table:style-name="ce1">
            <text:p>898.0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353.7" table:style-name="ce1">
            <text:p>27353.7</text:p>
          </table:table-cell>
          <table:table-cell office:value-type="float" office:value="31.753900000000002" table:style-name="ce1">
            <text:p>31.75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43074964770078" table:formula="of:=[.G145]/[.O145]" table:style-name="ce5">
            <text:p>11</text:p>
          </table:table-cell>
          <table:table-cell office:value-type="float" office:value="8.9541289809386324" table:formula="of:=[.J145]/[.R145]" table:style-name="ce5">
            <text:p>9</text:p>
          </table:table-cell>
          <table:table-cell office:value-type="string" office:string-value="0" table:formula="of:=IF([.T145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Curve 1</text:p>
          </table:table-cell>
          <table:table-cell office:value-type="float" office:value="1609.81" table:style-name="ce1">
            <text:p>1609.81</text:p>
          </table:table-cell>
          <table:table-cell office:value-type="float" office:value="22.2334" table:style-name="ce1">
            <text:p>22.2334</text:p>
          </table:table-cell>
          <table:table-cell office:value-type="float" office:value="364.46899999999999" table:style-name="ce1">
            <text:p>364.4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728.8" table:style-name="ce1">
            <text:p>12728.8</text:p>
          </table:table-cell>
          <table:table-cell office:value-type="float" office:value="26.070399999999999" table:style-name="ce1">
            <text:p>26.07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19668429841788" table:formula="of:=[.G146]/[.O146]" table:style-name="ce5">
            <text:p>4</text:p>
          </table:table-cell>
          <table:table-cell office:value-type="float" office:value="4.1667239522467403" table:formula="of:=[.J146]/[.R146]" table:style-name="ce5">
            <text:p>4</text:p>
          </table:table-cell>
          <table:table-cell office:value-type="string" office:string-value="0" table:formula="of:=IF([.T146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Curve 1</text:p>
          </table:table-cell>
          <table:table-cell office:value-type="float" office:value="1610.53" table:style-name="ce1">
            <text:p>1610.53</text:p>
          </table:table-cell>
          <table:table-cell office:value-type="float" office:value="23.060700000000001" table:style-name="ce1">
            <text:p>23.0607</text:p>
          </table:table-cell>
          <table:table-cell office:value-type="float" office:value="647.85699999999997" table:style-name="ce1">
            <text:p>647.8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467.7" table:style-name="ce1">
            <text:p>23467.7</text:p>
          </table:table-cell>
          <table:table-cell office:value-type="float" office:value="68.128900000000002" table:style-name="ce1">
            <text:p>68.12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783688872085447" table:formula="of:=[.G147]/[.O147]" table:style-name="ce5">
            <text:p>8</text:p>
          </table:table-cell>
          <table:table-cell office:value-type="float" office:value="7.6820617571287819" table:formula="of:=[.J147]/[.R147]" table:style-name="ce5">
            <text:p>8</text:p>
          </table:table-cell>
          <table:table-cell office:value-type="string" office:string-value="0" table:formula="of:=IF([.T14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Curve 1</text:p>
          </table:table-cell>
          <table:table-cell office:value-type="float" office:value="1611.37" table:style-name="ce1">
            <text:p>1611.37</text:p>
          </table:table-cell>
          <table:table-cell office:value-type="float" office:value="21.475300000000001" table:style-name="ce1">
            <text:p>21.4753</text:p>
          </table:table-cell>
          <table:table-cell office:value-type="float" office:value="267.327" table:style-name="ce1">
            <text:p>267.327</text:p>
          </table:table-cell>
          <table:table-cell office:value-type="float" office:value="11.9619" table:style-name="ce1">
            <text:p>11.9619</text:p>
          </table:table-cell>
          <table:table-cell office:value-type="string" table:style-name="ce1">
            <text:p>Mixed</text:p>
          </table:table-cell>
          <table:table-cell office:value-type="float" office:value="8670.1200000000008" table:style-name="ce1">
            <text:p>8670.12</text:p>
          </table:table-cell>
          <table:table-cell office:value-type="float" office:value="28.938099999999999" table:style-name="ce1">
            <text:p>28.93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1683462855395539" table:formula="of:=[.G148]/[.O148]" table:style-name="ce5">
            <text:p>3</text:p>
          </table:table-cell>
          <table:table-cell office:value-type="float" office:value="2.8381305914817982" table:formula="of:=[.J148]/[.R148]" table:style-name="ce5">
            <text:p>3</text:p>
          </table:table-cell>
          <table:table-cell office:value-type="string" office:string-value="0" table:formula="of:=IF([.T14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25.881799999999998" table:style-name="ce1">
            <text:p>25.8818</text:p>
          </table:table-cell>
          <table:table-cell office:value-type="float" office:value="481.61599999999999" table:style-name="ce1">
            <text:p>481.616</text:p>
          </table:table-cell>
          <table:table-cell office:value-type="float" office:value="72.749399999999994" table:style-name="ce1">
            <text:p>72.7494</text:p>
          </table:table-cell>
          <table:table-cell office:value-type="string" table:style-name="ce1">
            <text:p>Mixed</text:p>
          </table:table-cell>
          <table:table-cell office:value-type="float" office:value="14988.6" table:style-name="ce1">
            <text:p>14988.6</text:p>
          </table:table-cell>
          <table:table-cell office:value-type="float" office:value="14.276199999999999" table:style-name="ce1">
            <text:p>14.27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7080888374777619" table:formula="of:=[.G149]/[.O149]" table:style-name="ce5">
            <text:p>6</text:p>
          </table:table-cell>
          <table:table-cell office:value-type="float" office:value="4.9064608313938072" table:formula="of:=[.J149]/[.R149]" table:style-name="ce5">
            <text:p>5</text:p>
          </table:table-cell>
          <table:table-cell office:value-type="string" office:string-value="0" table:formula="of:=IF([.T149]&gt;[.$Z$7]; &quot;1&quot;; &quot;0&quot;)" table:style-name="ce2">
            <text:p>0</text:p>
          </table:table-cell>
          <table:table-cell office:value-type="string" table:style-name="ce1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hiSq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Curve 1</text:p>
          </table:table-cell>
          <table:table-cell office:value-type="float" office:value="1612.26" table:style-name="ce1">
            <text:p>1612.26</text:p>
          </table:table-cell>
          <table:table-cell office:value-type="float" office:value="20.103899999999999" table:style-name="ce1">
            <text:p>20.1039</text:p>
          </table:table-cell>
          <table:table-cell office:value-type="float" office:value="645.97799999999995" table:style-name="ce1">
            <text:p>645.978</text:p>
          </table:table-cell>
          <table:table-cell office:value-type="float" office:value="0.62686200000000003" table:style-name="ce1">
            <text:p>0.626862</text:p>
          </table:table-cell>
          <table:table-cell office:value-type="string" table:style-name="ce1">
            <text:p>Mixed</text:p>
          </table:table-cell>
          <table:table-cell office:value-type="float" office:value="20358.2" table:style-name="ce1">
            <text:p>20358.2</text:p>
          </table:table-cell>
          <table:table-cell office:value-type="float" office:value="23.046600000000002" table:style-name="ce1">
            <text:p>23.04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560990728219362" table:formula="of:=[.G150]/[.O150]" table:style-name="ce5">
            <text:p>8</text:p>
          </table:table-cell>
          <table:table-cell office:value-type="float" office:value="6.6641788357606053" table:formula="of:=[.J150]/[.R150]" table:style-name="ce5">
            <text:p>7</text:p>
          </table:table-cell>
          <table:table-cell office:value-type="string" office:string-value="0" table:formula="of:=IF([.T150]&gt;[.$Z$7]; &quot;1&quot;; &quot;0&quot;)" table:style-name="ce2">
            <text:p>0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25.881799999999998" table:style-name="ce1">
            <text:p>25.8818</text:p>
          </table:table-cell>
          <table:table-cell office:value-type="float" office:value="481.61599999999999" table:style-name="ce1">
            <text:p>481.616</text:p>
          </table:table-cell>
          <table:table-cell office:value-type="float" office:value="72.749399999999994" table:style-name="ce1">
            <text:p>72.7494</text:p>
          </table:table-cell>
          <table:table-cell office:value-type="string" table:style-name="ce1">
            <text:p>Mixed</text:p>
          </table:table-cell>
          <table:table-cell office:value-type="float" office:value="14988.6" table:style-name="ce1">
            <text:p>14988.6</text:p>
          </table:table-cell>
          <table:table-cell office:value-type="float" office:value="14.276199999999999" table:style-name="ce1">
            <text:p>14.2762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7.958100000000002" table:style-name="ce1">
            <text:p>17.9581</text:p>
          </table:table-cell>
          <table:table-cell office:value-type="float" office:value="604.08399999999995" table:style-name="ce1">
            <text:p>604.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040.3" table:style-name="ce1">
            <text:p>17040.3</text:p>
          </table:table-cell>
          <table:table-cell office:value-type="float" office:value="21.4697" table:style-name="ce1">
            <text:p>21.46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595734720169517" table:formula="of:=[.G151]/[.O151]" table:style-name="ce5">
            <text:p>7</text:p>
          </table:table-cell>
          <table:table-cell office:value-type="float" office:value="5.5780769721788488" table:formula="of:=[.J151]/[.R151]" table:style-name="ce5">
            <text:p>6</text:p>
          </table:table-cell>
          <table:table-cell office:value-type="string" office:string-value="0" table:formula="of:=IF([.T151]&gt;[.$Z$7]; &quot;1&quot;; &quot;0&quot;)" table:style-name="ce2">
            <text:p>0</text:p>
          </table:table-cell>
          <table:table-cell office:value-type="string" table:style-name="ce1">
            <text:p>Curve 2</text:p>
          </table:table-cell>
          <table:table-cell office:value-type="float" office:value="1648.77" table:style-name="ce1">
            <text:p>1648.77</text:p>
          </table:table-cell>
          <table:table-cell office:value-type="float" office:value="12.8934" table:style-name="ce1">
            <text:p>12.8934</text:p>
          </table:table-cell>
          <table:table-cell office:value-type="float" office:value="895.548" table:style-name="ce1">
            <text:p>895.548</text:p>
          </table:table-cell>
          <table:table-cell office:value-type="float" office:value="90.835700000000003" table:style-name="ce1">
            <text:p>90.8357</text:p>
          </table:table-cell>
          <table:table-cell office:value-type="string" table:style-name="ce1">
            <text:p>Mixed</text:p>
          </table:table-cell>
          <table:table-cell office:value-type="float" office:value="12826.8" table:style-name="ce1">
            <text:p>12826.8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Curve 1</text:p>
          </table:table-cell>
          <table:table-cell office:value-type="float" office:value="1610.63" table:style-name="ce1">
            <text:p>1610.63</text:p>
          </table:table-cell>
          <table:table-cell office:value-type="float" office:value="19.0076" table:style-name="ce1">
            <text:p>19.0076</text:p>
          </table:table-cell>
          <table:table-cell office:value-type="float" office:value="747.64" table:style-name="ce1">
            <text:p>747.64</text:p>
          </table:table-cell>
          <table:table-cell office:value-type="float" office:value="0.37245099999999998" table:style-name="ce1">
            <text:p>0.372451</text:p>
          </table:table-cell>
          <table:table-cell office:value-type="string" table:style-name="ce1">
            <text:p>Mixed</text:p>
          </table:table-cell>
          <table:table-cell office:value-type="float" office:value="22295.5" table:style-name="ce1">
            <text:p>22295.5</text:p>
          </table:table-cell>
          <table:table-cell office:value-type="float" office:value="16.251799999999999" table:style-name="ce1">
            <text:p>16.25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609920319338933" table:formula="of:=[.G152]/[.O152]" table:style-name="ce5">
            <text:p>9</text:p>
          </table:table-cell>
          <table:table-cell office:value-type="float" office:value="7.2983465744859846" table:formula="of:=[.J152]/[.R152]" table:style-name="ce5">
            <text:p>7</text:p>
          </table:table-cell>
          <table:table-cell office:value-type="string" office:string-value="0" table:formula="of:=IF([.T152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7.379799999999999" table:style-name="ce1">
            <text:p>17.3798</text:p>
          </table:table-cell>
          <table:table-cell office:value-type="float" office:value="608.33399999999995" table:style-name="ce1">
            <text:p>608.334</text:p>
          </table:table-cell>
          <table:table-cell office:value-type="float" office:value="2.8571" table:style-name="ce1">
            <text:p>2.8571</text:p>
          </table:table-cell>
          <table:table-cell office:value-type="string" table:style-name="ce1">
            <text:p>Mixed</text:p>
          </table:table-cell>
          <table:table-cell office:value-type="float" office:value="16454.599999999999" table:style-name="ce1">
            <text:p>16454.6</text:p>
          </table:table-cell>
          <table:table-cell office:value-type="float" office:value="20.0549" table:style-name="ce1">
            <text:p>20.05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099442602783066" table:formula="of:=[.G153]/[.O153]" table:style-name="ce5">
            <text:p>7</text:p>
          </table:table-cell>
          <table:table-cell office:value-type="float" office:value="5.3863503193261906" table:formula="of:=[.J153]/[.R153]" table:style-name="ce5">
            <text:p>5</text:p>
          </table:table-cell>
          <table:table-cell office:value-type="string" office:string-value="0" table:formula="of:=IF([.T153]&gt;[.$Z$7]; &quot;1&quot;; &quot;0&quot;)" table:style-name="ce2">
            <text:p>0</text:p>
          </table:table-cell>
          <table:table-cell office:value-type="string" table:style-name="ce1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hiSq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Curve 1</text:p>
          </table:table-cell>
          <table:table-cell office:value-type="float" office:value="1611.49" table:style-name="ce1">
            <text:p>1611.49</text:p>
          </table:table-cell>
          <table:table-cell office:value-type="float" office:value="17.921099999999999" table:style-name="ce1">
            <text:p>17.9211</text:p>
          </table:table-cell>
          <table:table-cell office:value-type="float" office:value="696.17399999999998" table:style-name="ce1">
            <text:p>696.174</text:p>
          </table:table-cell>
          <table:table-cell office:value-type="float" office:value="3.1907000000000001" table:style-name="ce1">
            <text:p>3.1907</text:p>
          </table:table-cell>
          <table:table-cell office:value-type="string" table:style-name="ce1">
            <text:p>Mixed</text:p>
          </table:table-cell>
          <table:table-cell office:value-type="float" office:value="19396" table:style-name="ce1">
            <text:p>19396</text:p>
          </table:table-cell>
          <table:table-cell office:value-type="float" office:value="20.913900000000002" table:style-name="ce1">
            <text:p>20.91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510195640141593" table:formula="of:=[.G154]/[.O154]" table:style-name="ce5">
            <text:p>8</text:p>
          </table:table-cell>
          <table:table-cell office:value-type="float" office:value="6.3492063492063497" table:formula="of:=[.J154]/[.R154]" table:style-name="ce5">
            <text:p>6</text:p>
          </table:table-cell>
          <table:table-cell office:value-type="string" office:string-value="0" table:formula="of:=IF([.T154]&gt;[.$Z$7]; &quot;1&quot;; &quot;0&quot;)" table:style-name="ce2">
            <text:p>0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7.379799999999999" table:style-name="ce1">
            <text:p>17.3798</text:p>
          </table:table-cell>
          <table:table-cell office:value-type="float" office:value="608.33399999999995" table:style-name="ce1">
            <text:p>608.334</text:p>
          </table:table-cell>
          <table:table-cell office:value-type="float" office:value="2.8571" table:style-name="ce1">
            <text:p>2.8571</text:p>
          </table:table-cell>
          <table:table-cell office:value-type="string" table:style-name="ce1">
            <text:p>Mixed</text:p>
          </table:table-cell>
          <table:table-cell office:value-type="float" office:value="16454.599999999999" table:style-name="ce1">
            <text:p>16454.6</text:p>
          </table:table-cell>
          <table:table-cell office:value-type="float" office:value="20.0549" table:style-name="ce1">
            <text:p>20.0549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urve 1</text:p>
          </table:table-cell>
          <table:table-cell office:value-type="float" office:value="1610.29" table:style-name="ce1">
            <text:p>1610.29</text:p>
          </table:table-cell>
          <table:table-cell office:value-type="float" office:value="23.703099999999999" table:style-name="ce1">
            <text:p>23.7031</text:p>
          </table:table-cell>
          <table:table-cell office:value-type="float" office:value="863.351" table:style-name="ce1">
            <text:p>863.3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145" table:style-name="ce1">
            <text:p>32145</text:p>
          </table:table-cell>
          <table:table-cell office:value-type="float" office:value="29.6235" table:style-name="ce1">
            <text:p>29.62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32393039112621" table:formula="of:=[.G155]/[.O155]" table:style-name="ce5">
            <text:p>10</text:p>
          </table:table-cell>
          <table:table-cell office:value-type="float" office:value="10.522542694124464" table:formula="of:=[.J155]/[.R155]" table:style-name="ce5">
            <text:p>11</text:p>
          </table:table-cell>
          <table:table-cell office:value-type="string" office:string-value="0" table:formula="of:=IF([.T155]&gt;[.$Z$7]; &quot;1&quot;; &quot;0&quot;)" table:style-name="ce2">
            <text:p>0</text:p>
          </table:table-cell>
          <table:table-cell office:value-type="string" table:style-name="ce1">
            <text:p>Curve 2</text:p>
          </table:table-cell>
          <table:table-cell office:value-type="float" office:value="1388.03" table:style-name="ce1">
            <text:p>1388.03</text:p>
          </table:table-cell>
          <table:table-cell office:value-type="float" office:value="15.398199999999999" table:style-name="ce1">
            <text:p>15.3982</text:p>
          </table:table-cell>
          <table:table-cell office:value-type="float" office:value="241.94399999999999" table:style-name="ce1">
            <text:p>241.944</text:p>
          </table:table-cell>
          <table:table-cell office:value-type="float" office:value="8.0158400000000007" table:style-name="ce1">
            <text:p>8.01584</text:p>
          </table:table-cell>
          <table:table-cell office:value-type="string" table:style-name="ce1">
            <text:p>Mixed</text:p>
          </table:table-cell>
          <table:table-cell office:value-type="float" office:value="5700.81" table:style-name="ce1">
            <text:p>5700.81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Curve 1</text:p>
          </table:table-cell>
          <table:table-cell office:value-type="float" office:value="1610.42" table:style-name="ce1">
            <text:p>1610.42</text:p>
          </table:table-cell>
          <table:table-cell office:value-type="float" office:value="15.241099999999999" table:style-name="ce1">
            <text:p>15.2411</text:p>
          </table:table-cell>
          <table:table-cell office:value-type="float" office:value="666.00699999999995" table:style-name="ce1">
            <text:p>666.007</text:p>
          </table:table-cell>
          <table:table-cell office:value-type="float" office:value="11.678000000000001" table:style-name="ce1">
            <text:p>11.678</text:p>
          </table:table-cell>
          <table:table-cell office:value-type="string" table:style-name="ce1">
            <text:p>Mixed</text:p>
          </table:table-cell>
          <table:table-cell office:value-type="float" office:value="15344.5" table:style-name="ce1">
            <text:p>15344.5</text:p>
          </table:table-cell>
          <table:table-cell office:value-type="float" office:value="18.72" table:style-name="ce1">
            <text:p>18.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934817829599764" table:formula="of:=[.G156]/[.O156]" table:style-name="ce5">
            <text:p>8</text:p>
          </table:table-cell>
          <table:table-cell office:value-type="float" office:value="5.0229633339552908" table:formula="of:=[.J156]/[.R156]" table:style-name="ce5">
            <text:p>5</text:p>
          </table:table-cell>
          <table:table-cell office:value-type="string" office:string-value="0" table:formula="of:=IF([.T156]&gt;[.$Z$7]; &quot;1&quot;; &quot;0&quot;)" table:style-name="ce2">
            <text:p>0</text:p>
          </table:table-cell>
          <table:table-cell office:value-type="string" table:style-name="ce1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hiSq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16.9373" table:style-name="ce1">
            <text:p>16.9373</text:p>
          </table:table-cell>
          <table:table-cell office:value-type="float" office:value="523.66600000000005" table:style-name="ce1">
            <text:p>523.666</text:p>
          </table:table-cell>
          <table:table-cell office:value-type="float" office:value="11.368499999999999" table:style-name="ce1">
            <text:p>11.3685</text:p>
          </table:table-cell>
          <table:table-cell office:value-type="string" table:style-name="ce1">
            <text:p>Mixed</text:p>
          </table:table-cell>
          <table:table-cell office:value-type="float" office:value="13421.6" table:style-name="ce1">
            <text:p>13421.6</text:p>
          </table:table-cell>
          <table:table-cell office:value-type="float" office:value="32.835799999999999" table:style-name="ce1">
            <text:p>32.83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064633425106939" table:formula="of:=[.G157]/[.O157]" table:style-name="ce5">
            <text:p>6</text:p>
          </table:table-cell>
          <table:table-cell office:value-type="float" office:value="4.3935093801045548" table:formula="of:=[.J157]/[.R157]" table:style-name="ce5">
            <text:p>4</text:p>
          </table:table-cell>
          <table:table-cell office:value-type="string" office:string-value="0" table:formula="of:=IF([.T157]&gt;[.$Z$7]; &quot;1&quot;; &quot;0&quot;)" table:style-name="ce2">
            <text:p>0</text:p>
          </table:table-cell>
          <table:table-cell office:value-type="string" table:style-name="ce1">
            <text:p>Curve Name</text:p>
          </table:table-cell>
          <table:table-cell office:value-type="string" table:style-name="ce1">
            <text:p>Centr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% Gaussia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hiSq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Curve 1</text:p>
          </table:table-cell>
          <table:table-cell office:value-type="float" office:value="1609.92" table:style-name="ce1">
            <text:p>1609.92</text:p>
          </table:table-cell>
          <table:table-cell office:value-type="float" office:value="20.718699999999998" table:style-name="ce1">
            <text:p>20.7187</text:p>
          </table:table-cell>
          <table:table-cell office:value-type="float" office:value="843.07100000000003" table:style-name="ce1">
            <text:p>843.0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437.599999999999" table:style-name="ce1">
            <text:p>27437.6</text:p>
          </table:table-cell>
          <table:table-cell office:value-type="float" office:value="24.497900000000001" table:style-name="ce1">
            <text:p>24.49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920354894796155" table:formula="of:=[.G158]/[.O158]" table:style-name="ce5">
            <text:p>10</text:p>
          </table:table-cell>
          <table:table-cell office:value-type="float" office:value="8.9815933247568633" table:formula="of:=[.J158]/[.R158]" table:style-name="ce5">
            <text:p>9</text:p>
          </table:table-cell>
          <table:table-cell office:value-type="string" office:string-value="0" table:formula="of:=IF([.T158]&gt;[.$Z$7]; &quot;1&quot;; &quot;0&quot;)" table:style-name="ce2">
            <text:p>0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16.9373" table:style-name="ce1">
            <text:p>16.9373</text:p>
          </table:table-cell>
          <table:table-cell office:value-type="float" office:value="523.66600000000005" table:style-name="ce1">
            <text:p>523.666</text:p>
          </table:table-cell>
          <table:table-cell office:value-type="float" office:value="11.368499999999999" table:style-name="ce1">
            <text:p>11.3685</text:p>
          </table:table-cell>
          <table:table-cell office:value-type="string" table:style-name="ce1">
            <text:p>Mixed</text:p>
          </table:table-cell>
          <table:table-cell office:value-type="float" office:value="13421.6" table:style-name="ce1">
            <text:p>13421.6</text:p>
          </table:table-cell>
          <table:table-cell office:value-type="float" office:value="32.835799999999999" table:style-name="ce1">
            <text:p>32.8358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Curve 1</text:p>
          </table:table-cell>
          <table:table-cell office:value-type="float" office:value="1610.43" table:style-name="ce1">
            <text:p>1610.43</text:p>
          </table:table-cell>
          <table:table-cell office:value-type="float" office:value="19.145399999999999" table:style-name="ce1">
            <text:p>19.1454</text:p>
          </table:table-cell>
          <table:table-cell office:value-type="float" office:value="769.30899999999997" table:style-name="ce1">
            <text:p>769.3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135.8" table:style-name="ce1">
            <text:p>23135.8</text:p>
          </table:table-cell>
          <table:table-cell office:value-type="float" office:value="32.502200000000002" table:style-name="ce1">
            <text:p>32.50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178119403657263" table:formula="of:=[.G159]/[.O159]" table:style-name="ce5">
            <text:p>9</text:p>
          </table:table-cell>
          <table:table-cell office:value-type="float" office:value="7.5734155626917019" table:formula="of:=[.J159]/[.R159]" table:style-name="ce5">
            <text:p>8</text:p>
          </table:table-cell>
          <table:table-cell office:value-type="string" office:string-value="0" table:formula="of:=IF([.T159]&gt;[.$Z$7]; &quot;1&quot;; &quot;0&quot;)" table:style-name="ce2">
            <text:p>0</text:p>
          </table:table-cell>
          <table:table-cell office:value-type="string" table:style-name="ce1">
            <text:p>Curve 2</text:p>
          </table:table-cell>
          <table:table-cell office:value-type="float" office:value="1468.9" table:style-name="ce1">
            <text:p>1468.9</text:p>
          </table:table-cell>
          <table:table-cell office:value-type="float" office:value="179.26300000000001" table:style-name="ce1">
            <text:p>179.263</text:p>
          </table:table-cell>
          <table:table-cell office:value-type="float" office:value="105.43899999999999" table:style-name="ce1">
            <text:p>105.43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20119.7" table:style-name="ce1">
            <text:p>20119.7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Curve 1</text:p>
          </table:table-cell>
          <table:table-cell office:value-type="float" office:value="1610.65" table:style-name="ce1">
            <text:p>1610.65</text:p>
          </table:table-cell>
          <table:table-cell office:value-type="float" office:value="19.168700000000001" table:style-name="ce1">
            <text:p>19.1687</text:p>
          </table:table-cell>
          <table:table-cell office:value-type="float" office:value="548.94500000000005" table:style-name="ce1">
            <text:p>548.9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528.8" table:style-name="ce1">
            <text:p>16528.8</text:p>
          </table:table-cell>
          <table:table-cell office:value-type="float" office:value="26.616499999999998" table:style-name="ce1">
            <text:p>26.61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5060687910892296" table:formula="of:=[.G160]/[.O160]" table:style-name="ce5">
            <text:p>7</text:p>
          </table:table-cell>
          <table:table-cell office:value-type="float" office:value="5.4106394052774753" table:formula="of:=[.J160]/[.R160]" table:style-name="ce5">
            <text:p>5</text:p>
          </table:table-cell>
          <table:table-cell office:value-type="string" office:string-value="0" table:formula="of:=IF([.T160]&gt;[.$Z$7]; &quot;1&quot;; &quot;0&quot;)" table:style-name="ce2">
            <text:p>0</text:p>
          </table:table-cell>
          <table:table-cell office:value-type="string" table:style-name="ce1">
            <text:p>Curve 3</text:p>
          </table:table-cell>
          <table:table-cell office:value-type="float" office:value="1592.69" table:style-name="ce1">
            <text:p>1592.69</text:p>
          </table:table-cell>
          <table:table-cell office:value-type="float" office:value="92.966300000000004" table:style-name="ce1">
            <text:p>92.9663</text:p>
          </table:table-cell>
          <table:table-cell office:value-type="float" office:value="105.892" table:style-name="ce1">
            <text:p>105.89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10479" table:style-name="ce1">
            <text:p>10479</text:p>
          </table:table-cell>
          <table:table-cell table:number-columns-repeated="1635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Curve 1</text:p>
          </table:table-cell>
          <table:table-cell office:value-type="float" office:value="1611.6" table:style-name="ce1">
            <text:p>1611.6</text:p>
          </table:table-cell>
          <table:table-cell office:value-type="float" office:value="20.251100000000001" table:style-name="ce1">
            <text:p>20.2511</text:p>
          </table:table-cell>
          <table:table-cell office:value-type="float" office:value="413.30399999999997" table:style-name="ce1">
            <text:p>413.304</text:p>
          </table:table-cell>
          <table:table-cell office:value-type="float" office:value="15.645200000000001" table:style-name="ce1">
            <text:p>15.6452</text:p>
          </table:table-cell>
          <table:table-cell office:value-type="string" table:style-name="ce1">
            <text:p>Mixed</text:p>
          </table:table-cell>
          <table:table-cell office:value-type="float" office:value="12484.3" table:style-name="ce1">
            <text:p>12484.3</text:p>
          </table:table-cell>
          <table:table-cell office:value-type="float" office:value="20.22" table:style-name="ce1">
            <text:p>20.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8984584168401986" table:formula="of:=[.G161]/[.O161]" table:style-name="ce5">
            <text:p>5</text:p>
          </table:table-cell>
          <table:table-cell office:value-type="float" office:value="4.0866878132293678" table:formula="of:=[.J161]/[.R161]" table:style-name="ce5">
            <text:p>4</text:p>
          </table:table-cell>
          <table:table-cell office:value-type="string" office:string-value="0" table:formula="of:=IF([.T1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Curve 1</text:p>
          </table:table-cell>
          <table:table-cell office:value-type="float" office:value="1610.29" table:style-name="ce1">
            <text:p>1610.29</text:p>
          </table:table-cell>
          <table:table-cell office:value-type="float" office:value="18.836400000000001" table:style-name="ce1">
            <text:p>18.8364</text:p>
          </table:table-cell>
          <table:table-cell office:value-type="float" office:value="580.70799999999997" table:style-name="ce1">
            <text:p>580.7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182.099999999999" table:style-name="ce1">
            <text:p>17182.1</text:p>
          </table:table-cell>
          <table:table-cell office:value-type="float" office:value="30.311199999999999" table:style-name="ce1">
            <text:p>30.31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825222846293235" table:formula="of:=[.G162]/[.O162]" table:style-name="ce5">
            <text:p>7</text:p>
          </table:table-cell>
          <table:table-cell office:value-type="float" office:value="5.6244946593472056" table:formula="of:=[.J162]/[.R162]" table:style-name="ce5">
            <text:p>6</text:p>
          </table:table-cell>
          <table:table-cell office:value-type="string" office:string-value="0" table:formula="of:=IF([.T1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Curve 1</text:p>
          </table:table-cell>
          <table:table-cell office:value-type="float" office:value="1610.18" table:style-name="ce1">
            <text:p>1610.18</text:p>
          </table:table-cell>
          <table:table-cell office:value-type="float" office:value="27.874700000000001" table:style-name="ce1">
            <text:p>27.8747</text:p>
          </table:table-cell>
          <table:table-cell office:value-type="float" office:value="634.55399999999997" table:style-name="ce1">
            <text:p>634.5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84.3" table:style-name="ce1">
            <text:p>27784.3</text:p>
          </table:table-cell>
          <table:table-cell office:value-type="float" office:value="41.940399999999997" table:style-name="ce1">
            <text:p>41.94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207023939754158" table:formula="of:=[.G163]/[.O163]" table:style-name="ce5">
            <text:p>8</text:p>
          </table:table-cell>
          <table:table-cell office:value-type="float" office:value="9.0950842425373253" table:formula="of:=[.J163]/[.R163]" table:style-name="ce5">
            <text:p>9</text:p>
          </table:table-cell>
          <table:table-cell office:value-type="string" office:string-value="0" table:formula="of:=IF([.T1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Curve 1</text:p>
          </table:table-cell>
          <table:table-cell office:value-type="float" office:value="1610.55" table:style-name="ce1">
            <text:p>1610.55</text:p>
          </table:table-cell>
          <table:table-cell office:value-type="float" office:value="21.182500000000001" table:style-name="ce1">
            <text:p>21.1825</text:p>
          </table:table-cell>
          <table:table-cell office:value-type="float" office:value="897.32899999999995" table:style-name="ce1">
            <text:p>897.3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857.200000000001" table:style-name="ce1">
            <text:p>29857.2</text:p>
          </table:table-cell>
          <table:table-cell office:value-type="float" office:value="52.366599999999998" table:style-name="ce1">
            <text:p>52.36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35098602299514" table:formula="of:=[.G164]/[.O164]" table:style-name="ce5">
            <text:p>11</text:p>
          </table:table-cell>
          <table:table-cell office:value-type="float" office:value="9.7736401221655917" table:formula="of:=[.J164]/[.R164]" table:style-name="ce5">
            <text:p>10</text:p>
          </table:table-cell>
          <table:table-cell office:value-type="string" office:string-value="0" table:formula="of:=IF([.T1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Curve 1</text:p>
          </table:table-cell>
          <table:table-cell office:value-type="float" office:value="1611.86" table:style-name="ce1">
            <text:p>1611.86</text:p>
          </table:table-cell>
          <table:table-cell office:value-type="float" office:value="30.5627" table:style-name="ce1">
            <text:p>30.5627</text:p>
          </table:table-cell>
          <table:table-cell office:value-type="float" office:value="425.608" table:style-name="ce1">
            <text:p>425.6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432.5" table:style-name="ce1">
            <text:p>20432.5</text:p>
          </table:table-cell>
          <table:table-cell office:value-type="float" office:value="41.456299999999999" table:style-name="ce1">
            <text:p>41.456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0442848118443644" table:formula="of:=[.G165]/[.O165]" table:style-name="ce5">
            <text:p>5</text:p>
          </table:table-cell>
          <table:table-cell office:value-type="float" office:value="6.688500656329075" table:formula="of:=[.J165]/[.R165]" table:style-name="ce5">
            <text:p>7</text:p>
          </table:table-cell>
          <table:table-cell office:value-type="string" office:string-value="0" table:formula="of:=IF([.T1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25.999099999999999" table:style-name="ce1">
            <text:p>25.9991</text:p>
          </table:table-cell>
          <table:table-cell office:value-type="float" office:value="223.876" table:style-name="ce1">
            <text:p>223.8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142.92" table:style-name="ce1">
            <text:p>9142.92</text:p>
          </table:table-cell>
          <table:table-cell office:value-type="float" office:value="23.396699999999999" table:style-name="ce1">
            <text:p>23.39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653367198305645" table:formula="of:=[.G166]/[.O166]" table:style-name="ce5">
            <text:p>3</text:p>
          </table:table-cell>
          <table:table-cell office:value-type="float" office:value="2.9928998615325693" table:formula="of:=[.J166]/[.R166]" table:style-name="ce5">
            <text:p>3</text:p>
          </table:table-cell>
          <table:table-cell office:value-type="string" office:string-value="0" table:formula="of:=IF([.T1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21.816099999999999" table:style-name="ce1">
            <text:p>21.8161</text:p>
          </table:table-cell>
          <table:table-cell office:value-type="float" office:value="953.78" table:style-name="ce1">
            <text:p>953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684.799999999999" table:style-name="ce1">
            <text:p>32684.8</text:p>
          </table:table-cell>
          <table:table-cell office:value-type="float" office:value="43.3626" table:style-name="ce1">
            <text:p>43.36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04153041862271" table:formula="of:=[.G167]/[.O167]" table:style-name="ce5">
            <text:p>11</text:p>
          </table:table-cell>
          <table:table-cell office:value-type="float" office:value="10.699244157689199" table:formula="of:=[.J167]/[.R167]" table:style-name="ce5">
            <text:p>11</text:p>
          </table:table-cell>
          <table:table-cell office:value-type="string" office:string-value="0" table:formula="of:=IF([.T1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Curve 1</text:p>
          </table:table-cell>
          <table:table-cell office:value-type="float" office:value="1610.57" table:style-name="ce1">
            <text:p>1610.57</text:p>
          </table:table-cell>
          <table:table-cell office:value-type="float" office:value="18.3779" table:style-name="ce1">
            <text:p>18.3779</text:p>
          </table:table-cell>
          <table:table-cell office:value-type="float" office:value="916.40899999999999" table:style-name="ce1">
            <text:p>916.4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454.799999999999" table:style-name="ce1">
            <text:p>26454.8</text:p>
          </table:table-cell>
          <table:table-cell office:value-type="float" office:value="31.8232" table:style-name="ce1">
            <text:p>31.82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861233811717549" table:formula="of:=[.G168]/[.O168]" table:style-name="ce5">
            <text:p>11</text:p>
          </table:table-cell>
          <table:table-cell office:value-type="float" office:value="8.6598775070624932" table:formula="of:=[.J168]/[.R168]" table:style-name="ce5">
            <text:p>9</text:p>
          </table:table-cell>
          <table:table-cell office:value-type="string" office:string-value="0" table:formula="of:=IF([.T1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Curve 1</text:p>
          </table:table-cell>
          <table:table-cell office:value-type="float" office:value="1610.68" table:style-name="ce1">
            <text:p>1610.68</text:p>
          </table:table-cell>
          <table:table-cell office:value-type="float" office:value="18.916799999999999" table:style-name="ce1">
            <text:p>18.9168</text:p>
          </table:table-cell>
          <table:table-cell office:value-type="float" office:value="1004.7" table:style-name="ce1">
            <text:p>100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853.9" table:style-name="ce1">
            <text:p>29853.9</text:p>
          </table:table-cell>
          <table:table-cell office:value-type="float" office:value="37.267699999999998" table:style-name="ce1">
            <text:p>37.26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07654344984195" table:formula="of:=[.G169]/[.O169]" table:style-name="ce5">
            <text:p>12</text:p>
          </table:table-cell>
          <table:table-cell office:value-type="float" office:value="9.7725598797984858" table:formula="of:=[.J169]/[.R169]" table:style-name="ce5">
            <text:p>10</text:p>
          </table:table-cell>
          <table:table-cell office:value-type="string" office:string-value="0" table:formula="of:=IF([.T1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Curve 1</text:p>
          </table:table-cell>
          <table:table-cell office:value-type="float" office:value="1610.64" table:style-name="ce1">
            <text:p>1610.64</text:p>
          </table:table-cell>
          <table:table-cell office:value-type="float" office:value="18.688800000000001" table:style-name="ce1">
            <text:p>18.6888</text:p>
          </table:table-cell>
          <table:table-cell office:value-type="float" office:value="494.08600000000001" table:style-name="ce1">
            <text:p>494.0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504.5" table:style-name="ce1">
            <text:p>14504.5</text:p>
          </table:table-cell>
          <table:table-cell office:value-type="float" office:value="28.7133" table:style-name="ce1">
            <text:p>28.71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558826562116657" table:formula="of:=[.G170]/[.O170]" table:style-name="ce5">
            <text:p>6</text:p>
          </table:table-cell>
          <table:table-cell office:value-type="float" office:value="4.747992549601129" table:formula="of:=[.J170]/[.R170]" table:style-name="ce5">
            <text:p>5</text:p>
          </table:table-cell>
          <table:table-cell office:value-type="string" office:string-value="0" table:formula="of:=IF([.T1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19.665600000000001" table:style-name="ce1">
            <text:p>19.6656</text:p>
          </table:table-cell>
          <table:table-cell office:value-type="float" office:value="557.38" table:style-name="ce1">
            <text:p>557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217.8" table:style-name="ce1">
            <text:p>17217.8</text:p>
          </table:table-cell>
          <table:table-cell office:value-type="float" office:value="24.012799999999999" table:style-name="ce1">
            <text:p>24.01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060399908502943" table:formula="of:=[.G171]/[.O171]" table:style-name="ce5">
            <text:p>7</text:p>
          </table:table-cell>
          <table:table-cell office:value-type="float" office:value="5.6361809176822577" table:formula="of:=[.J171]/[.R171]" table:style-name="ce5">
            <text:p>6</text:p>
          </table:table-cell>
          <table:table-cell office:value-type="string" office:string-value="0" table:formula="of:=IF([.T1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21.745100000000001" table:style-name="ce1">
            <text:p>21.7451</text:p>
          </table:table-cell>
          <table:table-cell office:value-type="float" office:value="801.68600000000004" table:style-name="ce1">
            <text:p>801.686</text:p>
          </table:table-cell>
          <table:table-cell office:value-type="float" office:value="4.7167599999999998" table:style-name="ce1">
            <text:p>4.71676</text:p>
          </table:table-cell>
          <table:table-cell office:value-type="string" table:style-name="ce1">
            <text:p>Mixed</text:p>
          </table:table-cell>
          <table:table-cell office:value-type="float" office:value="26966.9" table:style-name="ce1">
            <text:p>26966.9</text:p>
          </table:table-cell>
          <table:table-cell office:value-type="float" office:value="44.983800000000002" table:style-name="ce1">
            <text:p>44.98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5015425313158151" table:formula="of:=[.G172]/[.O172]" table:style-name="ce5">
            <text:p>10</text:p>
          </table:table-cell>
          <table:table-cell office:value-type="float" office:value="8.8275114816669777" table:formula="of:=[.J172]/[.R172]" table:style-name="ce5">
            <text:p>9</text:p>
          </table:table-cell>
          <table:table-cell office:value-type="string" office:string-value="0" table:formula="of:=IF([.T1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24.105499999999999" table:style-name="ce1">
            <text:p>24.1055</text:p>
          </table:table-cell>
          <table:table-cell office:value-type="float" office:value="664.11199999999997" table:style-name="ce1">
            <text:p>664.1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146.5" table:style-name="ce1">
            <text:p>25146.5</text:p>
          </table:table-cell>
          <table:table-cell office:value-type="float" office:value="52.781300000000002" table:style-name="ce1">
            <text:p>52.78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710223373705022" table:formula="of:=[.G173]/[.O173]" table:style-name="ce5">
            <text:p>8</text:p>
          </table:table-cell>
          <table:table-cell office:value-type="float" office:value="8.2316105104308868" table:formula="of:=[.J173]/[.R173]" table:style-name="ce5">
            <text:p>8</text:p>
          </table:table-cell>
          <table:table-cell office:value-type="string" office:string-value="0" table:formula="of:=IF([.T1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Curve 1</text:p>
          </table:table-cell>
          <table:table-cell office:value-type="float" office:value="1610.62" table:style-name="ce1">
            <text:p>1610.62</text:p>
          </table:table-cell>
          <table:table-cell office:value-type="float" office:value="18.182700000000001" table:style-name="ce1">
            <text:p>18.1827</text:p>
          </table:table-cell>
          <table:table-cell office:value-type="float" office:value="448.10700000000003" table:style-name="ce1">
            <text:p>448.1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798.5" table:style-name="ce1">
            <text:p>12798.5</text:p>
          </table:table-cell>
          <table:table-cell office:value-type="float" office:value="27.319900000000001" table:style-name="ce1">
            <text:p>27.31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109418389248857" table:formula="of:=[.G174]/[.O174]" table:style-name="ce5">
            <text:p>5</text:p>
          </table:table-cell>
          <table:table-cell office:value-type="float" office:value="4.1895399804246987" table:formula="of:=[.J174]/[.R174]" table:style-name="ce5">
            <text:p>4</text:p>
          </table:table-cell>
          <table:table-cell office:value-type="string" office:string-value="0" table:formula="of:=IF([.T1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18.3508" table:style-name="ce1">
            <text:p>18.3508</text:p>
          </table:table-cell>
          <table:table-cell office:value-type="float" office:value="517.93700000000001" table:style-name="ce1">
            <text:p>517.9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929.7" table:style-name="ce1">
            <text:p>14929.7</text:p>
          </table:table-cell>
          <table:table-cell office:value-type="float" office:value="26.837299999999999" table:style-name="ce1">
            <text:p>26.83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385635199343875" table:formula="of:=[.G175]/[.O175]" table:style-name="ce5">
            <text:p>6</text:p>
          </table:table-cell>
          <table:table-cell office:value-type="float" office:value="4.8871801418718315" table:formula="of:=[.J175]/[.R175]" table:style-name="ce5">
            <text:p>5</text:p>
          </table:table-cell>
          <table:table-cell office:value-type="string" office:string-value="0" table:formula="of:=IF([.T1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25.723600000000001" table:style-name="ce1">
            <text:p>25.7236</text:p>
          </table:table-cell>
          <table:table-cell office:value-type="float" office:value="523.09699999999998" table:style-name="ce1">
            <text:p>523.0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136.5" table:style-name="ce1">
            <text:p>21136.5</text:p>
          </table:table-cell>
          <table:table-cell office:value-type="float" office:value="59.442399999999999" table:style-name="ce1">
            <text:p>59.44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997195828587612" table:formula="of:=[.G176]/[.O176]" table:style-name="ce5">
            <text:p>6</text:p>
          </table:table-cell>
          <table:table-cell office:value-type="float" office:value="6.9189523613116108" table:formula="of:=[.J176]/[.R176]" table:style-name="ce5">
            <text:p>7</text:p>
          </table:table-cell>
          <table:table-cell office:value-type="string" office:string-value="0" table:formula="of:=IF([.T1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Curve 1</text:p>
          </table:table-cell>
          <table:table-cell office:value-type="float" office:value="1610.85" table:style-name="ce1">
            <text:p>1610.85</text:p>
          </table:table-cell>
          <table:table-cell office:value-type="float" office:value="20.585699999999999" table:style-name="ce1">
            <text:p>20.5857</text:p>
          </table:table-cell>
          <table:table-cell office:value-type="float" office:value="630.37699999999995" table:style-name="ce1">
            <text:p>630.3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383.900000000001" table:style-name="ce1">
            <text:p>20383.9</text:p>
          </table:table-cell>
          <table:table-cell office:value-type="float" office:value="22.536000000000001" table:style-name="ce1">
            <text:p>22.5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711967980771385" table:formula="of:=[.G177]/[.O177]" table:style-name="ce5">
            <text:p>7</text:p>
          </table:table-cell>
          <table:table-cell office:value-type="float" office:value="6.6725916323771557" table:formula="of:=[.J177]/[.R177]" table:style-name="ce5">
            <text:p>7</text:p>
          </table:table-cell>
          <table:table-cell office:value-type="string" office:string-value="0" table:formula="of:=IF([.T1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7.9481" table:style-name="ce1">
            <text:p>17.9481</text:p>
          </table:table-cell>
          <table:table-cell office:value-type="float" office:value="281.428" table:style-name="ce1">
            <text:p>281.4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934.26" table:style-name="ce1">
            <text:p>7934.26</text:p>
          </table:table-cell>
          <table:table-cell office:value-type="float" office:value="24.761700000000001" table:style-name="ce1">
            <text:p>24.76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354706350156382" table:formula="of:=[.G178]/[.O178]" table:style-name="ce5">
            <text:p>3</text:p>
          </table:table-cell>
          <table:table-cell office:value-type="float" office:value="2.597249637464115" table:formula="of:=[.J178]/[.R178]" table:style-name="ce5">
            <text:p>3</text:p>
          </table:table-cell>
          <table:table-cell office:value-type="string" office:string-value="0" table:formula="of:=IF([.T1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21.736699999999999" table:style-name="ce1">
            <text:p>21.7367</text:p>
          </table:table-cell>
          <table:table-cell office:value-type="float" office:value="381.51499999999999" table:style-name="ce1">
            <text:p>381.5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026.4" table:style-name="ce1">
            <text:p>13026.4</text:p>
          </table:table-cell>
          <table:table-cell office:value-type="float" office:value="49.665199999999999" table:style-name="ce1">
            <text:p>49.66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5216967725954467" table:formula="of:=[.G179]/[.O179]" table:style-name="ce5">
            <text:p>5</text:p>
          </table:table-cell>
          <table:table-cell office:value-type="float" office:value="4.2641421729893576" table:formula="of:=[.J179]/[.R179]" table:style-name="ce5">
            <text:p>4</text:p>
          </table:table-cell>
          <table:table-cell office:value-type="string" office:string-value="0" table:formula="of:=IF([.T1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Curve 1</text:p>
          </table:table-cell>
          <table:table-cell office:value-type="float" office:value="1610.24" table:style-name="ce1">
            <text:p>1610.24</text:p>
          </table:table-cell>
          <table:table-cell office:value-type="float" office:value="21.246600000000001" table:style-name="ce1">
            <text:p>21.2466</text:p>
          </table:table-cell>
          <table:table-cell office:value-type="float" office:value="749.678" table:style-name="ce1">
            <text:p>749.6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019.8" table:style-name="ce1">
            <text:p>25019.8</text:p>
          </table:table-cell>
          <table:table-cell office:value-type="float" office:value="39.858199999999997" table:style-name="ce1">
            <text:p>39.85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851463063989851" table:formula="of:=[.G180]/[.O180]" table:style-name="ce5">
            <text:p>9</text:p>
          </table:table-cell>
          <table:table-cell office:value-type="float" office:value="8.1901357504574666" table:formula="of:=[.J180]/[.R180]" table:style-name="ce5">
            <text:p>8</text:p>
          </table:table-cell>
          <table:table-cell office:value-type="string" office:string-value="0" table:formula="of:=IF([.T1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urve 1</text:p>
          </table:table-cell>
          <table:table-cell office:value-type="float" office:value="1611.3" table:style-name="ce1">
            <text:p>1611.3</text:p>
          </table:table-cell>
          <table:table-cell office:value-type="float" office:value="20.973099999999999" table:style-name="ce1">
            <text:p>20.9731</text:p>
          </table:table-cell>
          <table:table-cell office:value-type="float" office:value="835.72699999999998" table:style-name="ce1">
            <text:p>835.7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532.5" table:style-name="ce1">
            <text:p>27532.5</text:p>
          </table:table-cell>
          <table:table-cell office:value-type="float" office:value="27.579899999999999" table:style-name="ce1">
            <text:p>27.57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049947673639949" table:formula="of:=[.G181]/[.O181]" table:style-name="ce5">
            <text:p>10</text:p>
          </table:table-cell>
          <table:table-cell office:value-type="float" office:value="9.0126584764654467" table:formula="of:=[.J181]/[.R181]" table:style-name="ce5">
            <text:p>9</text:p>
          </table:table-cell>
          <table:table-cell office:value-type="string" office:string-value="0" table:formula="of:=IF([.T1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Curve 1</text:p>
          </table:table-cell>
          <table:table-cell office:value-type="float" office:value="1610.41" table:style-name="ce1">
            <text:p>1610.41</text:p>
          </table:table-cell>
          <table:table-cell office:value-type="float" office:value="26.255700000000001" table:style-name="ce1">
            <text:p>26.2557</text:p>
          </table:table-cell>
          <table:table-cell office:value-type="float" office:value="672.3" table:style-name="ce1">
            <text:p>67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27.200000000001" table:style-name="ce1">
            <text:p>27727.2</text:p>
          </table:table-cell>
          <table:table-cell office:value-type="float" office:value="58.576500000000003" table:style-name="ce1">
            <text:p>58.57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680661054373179" table:formula="of:=[.G182]/[.O182]" table:style-name="ce5">
            <text:p>8</text:p>
          </table:table-cell>
          <table:table-cell office:value-type="float" office:value="9.0763927761246794" table:formula="of:=[.J182]/[.R182]" table:style-name="ce5">
            <text:p>9</text:p>
          </table:table-cell>
          <table:table-cell office:value-type="string" office:string-value="0" table:formula="of:=IF([.T1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18.710699999999999" table:style-name="ce1">
            <text:p>18.7107</text:p>
          </table:table-cell>
          <table:table-cell office:value-type="float" office:value="888.07299999999998" table:style-name="ce1">
            <text:p>888.073</text:p>
          </table:table-cell>
          <table:table-cell office:value-type="float" office:value="8.4564199999999996" table:style-name="ce1">
            <text:p>8.45642</text:p>
          </table:table-cell>
          <table:table-cell office:value-type="string" table:style-name="ce1">
            <text:p>Mixed</text:p>
          </table:table-cell>
          <table:table-cell office:value-type="float" office:value="25389.599999999999" table:style-name="ce1">
            <text:p>25389.6</text:p>
          </table:table-cell>
          <table:table-cell office:value-type="float" office:value="30.419799999999999" table:style-name="ce1">
            <text:p>30.41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25396951441374" table:formula="of:=[.G183]/[.O183]" table:style-name="ce5">
            <text:p>11</text:p>
          </table:table-cell>
          <table:table-cell office:value-type="float" office:value="8.3111883648076681" table:formula="of:=[.J183]/[.R183]" table:style-name="ce5">
            <text:p>8</text:p>
          </table:table-cell>
          <table:table-cell office:value-type="string" office:string-value="0" table:formula="of:=IF([.T1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7.207000000000001" table:style-name="ce1">
            <text:p>17.207</text:p>
          </table:table-cell>
          <table:table-cell office:value-type="float" office:value="663.37400000000002" table:style-name="ce1">
            <text:p>663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930.099999999999" table:style-name="ce1">
            <text:p>17930.1</text:p>
          </table:table-cell>
          <table:table-cell office:value-type="float" office:value="21.779399999999999" table:style-name="ce1">
            <text:p>21.77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622755981382957" table:formula="of:=[.G184]/[.O184]" table:style-name="ce5">
            <text:p>8</text:p>
          </table:table-cell>
          <table:table-cell office:value-type="float" office:value="5.8693495958911504" table:formula="of:=[.J184]/[.R184]" table:style-name="ce5">
            <text:p>6</text:p>
          </table:table-cell>
          <table:table-cell office:value-type="string" office:string-value="0" table:formula="of:=IF([.T1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19.4251" table:style-name="ce1">
            <text:p>19.4251</text:p>
          </table:table-cell>
          <table:table-cell office:value-type="float" office:value="628.346" table:style-name="ce1">
            <text:p>628.3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172.599999999999" table:style-name="ce1">
            <text:p>19172.6</text:p>
          </table:table-cell>
          <table:table-cell office:value-type="float" office:value="32.248600000000003" table:style-name="ce1">
            <text:p>32.24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471254872633015" table:formula="of:=[.G185]/[.O185]" table:style-name="ce5">
            <text:p>7</text:p>
          </table:table-cell>
          <table:table-cell office:value-type="float" office:value="6.2760772144150154" table:formula="of:=[.J185]/[.R185]" table:style-name="ce5">
            <text:p>6</text:p>
          </table:table-cell>
          <table:table-cell office:value-type="string" office:string-value="0" table:formula="of:=IF([.T1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Curve 1</text:p>
          </table:table-cell>
          <table:table-cell office:value-type="float" office:value="1611.24" table:style-name="ce1">
            <text:p>1611.24</text:p>
          </table:table-cell>
          <table:table-cell office:value-type="float" office:value="18.601900000000001" table:style-name="ce1">
            <text:p>18.6019</text:p>
          </table:table-cell>
          <table:table-cell office:value-type="float" office:value="737.404" table:style-name="ce1">
            <text:p>737.4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546.799999999999" table:style-name="ce1">
            <text:p>21546.8</text:p>
          </table:table-cell>
          <table:table-cell office:value-type="float" office:value="44.530099999999997" table:style-name="ce1">
            <text:p>44.53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396754699001935" table:formula="of:=[.G186]/[.O186]" table:style-name="ce5">
            <text:p>9</text:p>
          </table:table-cell>
          <table:table-cell office:value-type="float" office:value="7.0532624956217447" table:formula="of:=[.J186]/[.R186]" table:style-name="ce5">
            <text:p>7</text:p>
          </table:table-cell>
          <table:table-cell office:value-type="string" office:string-value="0" table:formula="of:=IF([.T1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21.706499999999998" table:style-name="ce1">
            <text:p>21.7065</text:p>
          </table:table-cell>
          <table:table-cell office:value-type="float" office:value="663.28200000000004" table:style-name="ce1">
            <text:p>663.2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615.599999999999" table:style-name="ce1">
            <text:p>22615.6</text:p>
          </table:table-cell>
          <table:table-cell office:value-type="float" office:value="39.063699999999997" table:style-name="ce1">
            <text:p>39.063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611852187218147" table:formula="of:=[.G187]/[.O187]" table:style-name="ce5">
            <text:p>8</text:p>
          </table:table-cell>
          <table:table-cell office:value-type="float" office:value="7.4031300840952312" table:formula="of:=[.J187]/[.R187]" table:style-name="ce5">
            <text:p>7</text:p>
          </table:table-cell>
          <table:table-cell office:value-type="string" office:string-value="0" table:formula="of:=IF([.T1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Curve 1</text:p>
          </table:table-cell>
          <table:table-cell office:value-type="float" office:value="1611.44" table:style-name="ce1">
            <text:p>1611.44</text:p>
          </table:table-cell>
          <table:table-cell office:value-type="float" office:value="20.5868" table:style-name="ce1">
            <text:p>20.5868</text:p>
          </table:table-cell>
          <table:table-cell office:value-type="float" office:value="1027.76" table:style-name="ce1">
            <text:p>1027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235.4" table:style-name="ce1">
            <text:p>33235.4</text:p>
          </table:table-cell>
          <table:table-cell office:value-type="float" office:value="40.195599999999999" table:style-name="ce1">
            <text:p>40.19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80960316115215" table:formula="of:=[.G188]/[.O188]" table:style-name="ce5">
            <text:p>12</text:p>
          </table:table-cell>
          <table:table-cell office:value-type="float" office:value="10.879480959909916" table:formula="of:=[.J188]/[.R188]" table:style-name="ce5">
            <text:p>11</text:p>
          </table:table-cell>
          <table:table-cell office:value-type="string" office:string-value="0" table:formula="of:=IF([.T1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Curve 1</text:p>
          </table:table-cell>
          <table:table-cell office:value-type="float" office:value="1610.38" table:style-name="ce1">
            <text:p>1610.38</text:p>
          </table:table-cell>
          <table:table-cell office:value-type="float" office:value="21.0763" table:style-name="ce1">
            <text:p>21.0763</text:p>
          </table:table-cell>
          <table:table-cell office:value-type="float" office:value="795.70100000000002" table:style-name="ce1">
            <text:p>795.7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343" table:style-name="ce1">
            <text:p>26343</text:p>
          </table:table-cell>
          <table:table-cell office:value-type="float" office:value="43.858699999999999" table:style-name="ce1">
            <text:p>43.85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306086094936497" table:formula="of:=[.G189]/[.O189]" table:style-name="ce5">
            <text:p>9</text:p>
          </table:table-cell>
          <table:table-cell office:value-type="float" office:value="8.6232802050496424" table:formula="of:=[.J189]/[.R189]" table:style-name="ce5">
            <text:p>9</text:p>
          </table:table-cell>
          <table:table-cell office:value-type="string" office:string-value="0" table:formula="of:=IF([.T1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Curve 1</text:p>
          </table:table-cell>
          <table:table-cell office:value-type="float" office:value="1610.95" table:style-name="ce1">
            <text:p>1610.95</text:p>
          </table:table-cell>
          <table:table-cell office:value-type="float" office:value="19.5398" table:style-name="ce1">
            <text:p>19.5398</text:p>
          </table:table-cell>
          <table:table-cell office:value-type="float" office:value="905.149" table:style-name="ce1">
            <text:p>905.1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81.8" table:style-name="ce1">
            <text:p>27781.8</text:p>
          </table:table-cell>
          <table:table-cell office:value-type="float" office:value="36.525500000000001" table:style-name="ce1">
            <text:p>36.52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727780852700407" table:formula="of:=[.G190]/[.O190]" table:style-name="ce5">
            <text:p>11</text:p>
          </table:table-cell>
          <table:table-cell office:value-type="float" office:value="9.0942658771077003" table:formula="of:=[.J190]/[.R190]" table:style-name="ce5">
            <text:p>9</text:p>
          </table:table-cell>
          <table:table-cell office:value-type="string" office:string-value="0" table:formula="of:=IF([.T1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19.3066" table:style-name="ce1">
            <text:p>19.3066</text:p>
          </table:table-cell>
          <table:table-cell office:value-type="float" office:value="880.55399999999997" table:style-name="ce1">
            <text:p>880.5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704.3" table:style-name="ce1">
            <text:p>26704.3</text:p>
          </table:table-cell>
          <table:table-cell office:value-type="float" office:value="35.178400000000003" table:style-name="ce1">
            <text:p>35.17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436282138044403" table:formula="of:=[.G191]/[.O191]" table:style-name="ce5">
            <text:p>10</text:p>
          </table:table-cell>
          <table:table-cell office:value-type="float" office:value="8.7415503769391165" table:formula="of:=[.J191]/[.R191]" table:style-name="ce5">
            <text:p>9</text:p>
          </table:table-cell>
          <table:table-cell office:value-type="string" office:string-value="0" table:formula="of:=IF([.T1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Curve 1</text:p>
          </table:table-cell>
          <table:table-cell office:value-type="float" office:value="1610.11" table:style-name="ce1">
            <text:p>1610.11</text:p>
          </table:table-cell>
          <table:table-cell office:value-type="float" office:value="18.978300000000001" table:style-name="ce1">
            <text:p>18.9783</text:p>
          </table:table-cell>
          <table:table-cell office:value-type="float" office:value="959.59500000000003" table:style-name="ce1">
            <text:p>959.5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606.6" table:style-name="ce1">
            <text:p>28606.6</text:p>
          </table:table-cell>
          <table:table-cell office:value-type="float" office:value="32.980699999999999" table:style-name="ce1">
            <text:p>32.98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73072132153984" table:formula="of:=[.G192]/[.O192]" table:style-name="ce5">
            <text:p>11</text:p>
          </table:table-cell>
          <table:table-cell office:value-type="float" office:value="9.3642609996497388" table:formula="of:=[.J192]/[.R192]" table:style-name="ce5">
            <text:p>9</text:p>
          </table:table-cell>
          <table:table-cell office:value-type="string" office:string-value="0" table:formula="of:=IF([.T1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20.120100000000001" table:style-name="ce1">
            <text:p>20.1201</text:p>
          </table:table-cell>
          <table:table-cell office:value-type="float" office:value="386.99299999999999" table:style-name="ce1">
            <text:p>386.9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230.8" table:style-name="ce1">
            <text:p>12230.8</text:p>
          </table:table-cell>
          <table:table-cell office:value-type="float" office:value="28.958500000000001" table:style-name="ce1">
            <text:p>28.95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5866217556767879" table:formula="of:=[.G193]/[.O193]" table:style-name="ce5">
            <text:p>5</text:p>
          </table:table-cell>
          <table:table-cell office:value-type="float" office:value="4.0037055586653443" table:formula="of:=[.J193]/[.R193]" table:style-name="ce5">
            <text:p>4</text:p>
          </table:table-cell>
          <table:table-cell office:value-type="string" office:string-value="0" table:formula="of:=IF([.T1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Curve 1</text:p>
          </table:table-cell>
          <table:table-cell office:value-type="float" office:value="1610.59" table:style-name="ce1">
            <text:p>1610.59</text:p>
          </table:table-cell>
          <table:table-cell office:value-type="float" office:value="16.768999999999998" table:style-name="ce1">
            <text:p>16.769</text:p>
          </table:table-cell>
          <table:table-cell office:value-type="float" office:value="566.23599999999999" table:style-name="ce1">
            <text:p>566.2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915" table:style-name="ce1">
            <text:p>14915</text:p>
          </table:table-cell>
          <table:table-cell office:value-type="float" office:value="25.648199999999999" table:style-name="ce1">
            <text:p>25.64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7110008616367773" table:formula="of:=[.G194]/[.O194]" table:style-name="ce5">
            <text:p>7</text:p>
          </table:table-cell>
          <table:table-cell office:value-type="float" office:value="4.8823681531456335" table:formula="of:=[.J194]/[.R194]" table:style-name="ce5">
            <text:p>5</text:p>
          </table:table-cell>
          <table:table-cell office:value-type="string" office:string-value="0" table:formula="of:=IF([.T1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8.308499999999999" table:style-name="ce1">
            <text:p>18.3085</text:p>
          </table:table-cell>
          <table:table-cell office:value-type="float" office:value="640.66300000000001" table:style-name="ce1">
            <text:p>640.6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424.8" table:style-name="ce1">
            <text:p>18424.8</text:p>
          </table:table-cell>
          <table:table-cell office:value-type="float" office:value="30.281300000000002" table:style-name="ce1">
            <text:p>30.28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931059576197963" table:formula="of:=[.G195]/[.O195]" table:style-name="ce5">
            <text:p>8</text:p>
          </table:table-cell>
          <table:table-cell office:value-type="float" office:value="6.0312877471054414" table:formula="of:=[.J195]/[.R195]" table:style-name="ce5">
            <text:p>6</text:p>
          </table:table-cell>
          <table:table-cell office:value-type="string" office:string-value="0" table:formula="of:=IF([.T19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Curve 1</text:p>
          </table:table-cell>
          <table:table-cell office:value-type="float" office:value="1610.6" table:style-name="ce1">
            <text:p>1610.6</text:p>
          </table:table-cell>
          <table:table-cell office:value-type="float" office:value="23.726700000000001" table:style-name="ce1">
            <text:p>23.7267</text:p>
          </table:table-cell>
          <table:table-cell office:value-type="float" office:value="437.464" table:style-name="ce1">
            <text:p>437.4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304.2" table:style-name="ce1">
            <text:p>16304.2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848015331682751" table:formula="of:=[.G196]/[.O196]" table:style-name="ce5">
            <text:p>5</text:p>
          </table:table-cell>
          <table:table-cell office:value-type="float" office:value="5.3371174550799223" table:formula="of:=[.J196]/[.R196]" table:style-name="ce5">
            <text:p>5</text:p>
          </table:table-cell>
          <table:table-cell office:value-type="string" office:string-value="0" table:formula="of:=IF([.T1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Curve 1</text:p>
          </table:table-cell>
          <table:table-cell office:value-type="float" office:value="1610.6" table:style-name="ce1">
            <text:p>1610.6</text:p>
          </table:table-cell>
          <table:table-cell office:value-type="float" office:value="18.497599999999998" table:style-name="ce1">
            <text:p>18.4976</text:p>
          </table:table-cell>
          <table:table-cell office:value-type="float" office:value="944.12" table:style-name="ce1">
            <text:p>944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432.3" table:style-name="ce1">
            <text:p>27432.3</text:p>
          </table:table-cell>
          <table:table-cell office:value-type="float" office:value="33.439599999999999" table:style-name="ce1">
            <text:p>33.43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89663203131758" table:formula="of:=[.G197]/[.O197]" table:style-name="ce5">
            <text:p>11</text:p>
          </table:table-cell>
          <table:table-cell office:value-type="float" office:value="8.9798583900460578" table:formula="of:=[.J197]/[.R197]" table:style-name="ce5">
            <text:p>9</text:p>
          </table:table-cell>
          <table:table-cell office:value-type="string" office:string-value="0" table:formula="of:=IF([.T1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Curve 1</text:p>
          </table:table-cell>
          <table:table-cell office:value-type="float" office:value="1610.89" table:style-name="ce1">
            <text:p>1610.89</text:p>
          </table:table-cell>
          <table:table-cell office:value-type="float" office:value="21.629200000000001" table:style-name="ce1">
            <text:p>21.6292</text:p>
          </table:table-cell>
          <table:table-cell office:value-type="float" office:value="1451.75" table:style-name="ce1">
            <text:p>1451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9323.3" table:style-name="ce1">
            <text:p>49323.3</text:p>
          </table:table-cell>
          <table:table-cell office:value-type="float" office:value="44.456600000000002" table:style-name="ce1">
            <text:p>44.45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206068672569728" table:formula="of:=[.G198]/[.O198]" table:style-name="ce5">
            <text:p>17</text:p>
          </table:table-cell>
          <table:table-cell office:value-type="float" office:value="16.145793438018639" table:formula="of:=[.J198]/[.R198]" table:style-name="ce5">
            <text:p>16</text:p>
          </table:table-cell>
          <table:table-cell office:value-type="string" office:string-value="1" table:formula="of:=IF([.T19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21.811699999999998" table:style-name="ce1">
            <text:p>21.8117</text:p>
          </table:table-cell>
          <table:table-cell office:value-type="float" office:value="927.49400000000003" table:style-name="ce1">
            <text:p>927.4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777.5" table:style-name="ce1">
            <text:p>31777.5</text:p>
          </table:table-cell>
          <table:table-cell office:value-type="float" office:value="43.497700000000002" table:style-name="ce1">
            <text:p>43.49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992612679453341" table:formula="of:=[.G199]/[.O199]" table:style-name="ce5">
            <text:p>11</text:p>
          </table:table-cell>
          <table:table-cell office:value-type="float" office:value="10.402242975969518" table:formula="of:=[.J199]/[.R199]" table:style-name="ce5">
            <text:p>10</text:p>
          </table:table-cell>
          <table:table-cell office:value-type="string" office:string-value="0" table:formula="of:=IF([.T1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Curve 1</text:p>
          </table:table-cell>
          <table:table-cell office:value-type="float" office:value="1610.46" table:style-name="ce1">
            <text:p>1610.46</text:p>
          </table:table-cell>
          <table:table-cell office:value-type="float" office:value="21.997399999999999" table:style-name="ce1">
            <text:p>21.9974</text:p>
          </table:table-cell>
          <table:table-cell office:value-type="float" office:value="633.54399999999998" table:style-name="ce1">
            <text:p>633.5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891.1" table:style-name="ce1">
            <text:p>21891.1</text:p>
          </table:table-cell>
          <table:table-cell office:value-type="float" office:value="49.554000000000002" table:style-name="ce1">
            <text:p>49.5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087319242944828" table:formula="of:=[.G200]/[.O200]" table:style-name="ce5">
            <text:p>8</text:p>
          </table:table-cell>
          <table:table-cell office:value-type="float" office:value="7.1659677825897665" table:formula="of:=[.J200]/[.R200]" table:style-name="ce5">
            <text:p>7</text:p>
          </table:table-cell>
          <table:table-cell office:value-type="string" office:string-value="0" table:formula="of:=IF([.T2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urve 1</text:p>
          </table:table-cell>
          <table:table-cell office:value-type="float" office:value="1610.04" table:style-name="ce1">
            <text:p>1610.04</text:p>
          </table:table-cell>
          <table:table-cell office:value-type="float" office:value="18.614899999999999" table:style-name="ce1">
            <text:p>18.6149</text:p>
          </table:table-cell>
          <table:table-cell office:value-type="float" office:value="1062.6300000000001" table:style-name="ce1">
            <text:p>1062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071.4" table:style-name="ce1">
            <text:p>31071.4</text:p>
          </table:table-cell>
          <table:table-cell office:value-type="float" office:value="29.5456" table:style-name="ce1">
            <text:p>29.54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594237818861906" table:formula="of:=[.G201]/[.O201]" table:style-name="ce5">
            <text:p>13</text:p>
          </table:table-cell>
          <table:table-cell office:value-type="float" office:value="10.171103844026097" table:formula="of:=[.J201]/[.R201]" table:style-name="ce5">
            <text:p>10</text:p>
          </table:table-cell>
          <table:table-cell office:value-type="string" office:string-value="1" table:formula="of:=IF([.T20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Curve 1</text:p>
          </table:table-cell>
          <table:table-cell office:value-type="float" office:value="1610.55" table:style-name="ce1">
            <text:p>1610.55</text:p>
          </table:table-cell>
          <table:table-cell office:value-type="float" office:value="18.320799999999998" table:style-name="ce1">
            <text:p>18.3208</text:p>
          </table:table-cell>
          <table:table-cell office:value-type="float" office:value="433.41899999999998" table:style-name="ce1">
            <text:p>433.4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473" table:style-name="ce1">
            <text:p>12473</text:p>
          </table:table-cell>
          <table:table-cell office:value-type="float" office:value="27.805800000000001" table:style-name="ce1">
            <text:p>27.80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368603946936444" table:formula="of:=[.G202]/[.O202]" table:style-name="ce5">
            <text:p>5</text:p>
          </table:table-cell>
          <table:table-cell office:value-type="float" office:value="4.0829888014874616" table:formula="of:=[.J202]/[.R202]" table:style-name="ce5">
            <text:p>4</text:p>
          </table:table-cell>
          <table:table-cell office:value-type="string" office:string-value="0" table:formula="of:=IF([.T2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Curve 1</text:p>
          </table:table-cell>
          <table:table-cell office:value-type="float" office:value="1611.35" table:style-name="ce1">
            <text:p>1611.35</text:p>
          </table:table-cell>
          <table:table-cell office:value-type="float" office:value="21.5228" table:style-name="ce1">
            <text:p>21.5228</text:p>
          </table:table-cell>
          <table:table-cell office:value-type="float" office:value="616.79100000000005" table:style-name="ce1">
            <text:p>616.7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52.5" table:style-name="ce1">
            <text:p>20852.5</text:p>
          </table:table-cell>
          <table:table-cell office:value-type="float" office:value="56.292000000000002" table:style-name="ce1">
            <text:p>56.2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101762029433131" table:formula="of:=[.G203]/[.O203]" table:style-name="ce5">
            <text:p>7</text:p>
          </table:table-cell>
          <table:table-cell office:value-type="float" office:value="6.8259860485061559" table:formula="of:=[.J203]/[.R203]" table:style-name="ce5">
            <text:p>7</text:p>
          </table:table-cell>
          <table:table-cell office:value-type="string" office:string-value="0" table:formula="of:=IF([.T2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urve 1</text:p>
          </table:table-cell>
          <table:table-cell office:value-type="float" office:value="1611.77" table:style-name="ce1">
            <text:p>1611.77</text:p>
          </table:table-cell>
          <table:table-cell office:value-type="float" office:value="21.5489" table:style-name="ce1">
            <text:p>21.5489</text:p>
          </table:table-cell>
          <table:table-cell office:value-type="float" office:value="913.74400000000003" table:style-name="ce1">
            <text:p>913.7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929.3" table:style-name="ce1">
            <text:p>30929.3</text:p>
          </table:table-cell>
          <table:table-cell office:value-type="float" office:value="27.964500000000001" table:style-name="ce1">
            <text:p>27.96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829648364490135" table:formula="of:=[.G204]/[.O204]" table:style-name="ce5">
            <text:p>11</text:p>
          </table:table-cell>
          <table:table-cell office:value-type="float" office:value="10.124587953006184" table:formula="of:=[.J204]/[.R204]" table:style-name="ce5">
            <text:p>10</text:p>
          </table:table-cell>
          <table:table-cell office:value-type="string" office:string-value="0" table:formula="of:=IF([.T20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Curve 1</text:p>
          </table:table-cell>
          <table:table-cell office:value-type="float" office:value="1610.92" table:style-name="ce1">
            <text:p>1610.92</text:p>
          </table:table-cell>
          <table:table-cell office:value-type="float" office:value="22.551500000000001" table:style-name="ce1">
            <text:p>22.5515</text:p>
          </table:table-cell>
          <table:table-cell office:value-type="float" office:value="451.38600000000002" table:style-name="ce1">
            <text:p>451.3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989.8" table:style-name="ce1">
            <text:p>15989.8</text:p>
          </table:table-cell>
          <table:table-cell office:value-type="float" office:value="47.793599999999998" table:style-name="ce1">
            <text:p>47.79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498043835622928" table:formula="of:=[.G205]/[.O205]" table:style-name="ce5">
            <text:p>5</text:p>
          </table:table-cell>
          <table:table-cell office:value-type="float" office:value="5.2341998186502208" table:formula="of:=[.J205]/[.R205]" table:style-name="ce5">
            <text:p>5</text:p>
          </table:table-cell>
          <table:table-cell office:value-type="string" office:string-value="0" table:formula="of:=IF([.T20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20.8658" table:style-name="ce1">
            <text:p>20.8658</text:p>
          </table:table-cell>
          <table:table-cell office:value-type="float" office:value="888.51800000000003" table:style-name="ce1">
            <text:p>888.5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122" table:style-name="ce1">
            <text:p>29122</text:p>
          </table:table-cell>
          <table:table-cell office:value-type="float" office:value="35.558900000000001" table:style-name="ce1">
            <text:p>35.55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30671069271094" table:formula="of:=[.G206]/[.O206]" table:style-name="ce5">
            <text:p>11</text:p>
          </table:table-cell>
          <table:table-cell office:value-type="float" office:value="9.5329752166213293" table:formula="of:=[.J206]/[.R206]" table:style-name="ce5">
            <text:p>10</text:p>
          </table:table-cell>
          <table:table-cell office:value-type="string" office:string-value="0" table:formula="of:=IF([.T2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22.226099999999999" table:style-name="ce1">
            <text:p>22.2261</text:p>
          </table:table-cell>
          <table:table-cell office:value-type="float" office:value="676.327" table:style-name="ce1">
            <text:p>676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612.400000000001" table:style-name="ce1">
            <text:p>23612.4</text:p>
          </table:table-cell>
          <table:table-cell office:value-type="float" office:value="67.927400000000006" table:style-name="ce1">
            <text:p>67.92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157939088087247" table:formula="of:=[.G207]/[.O207]" table:style-name="ce5">
            <text:p>8</text:p>
          </table:table-cell>
          <table:table-cell office:value-type="float" office:value="7.7294287481955051" table:formula="of:=[.J207]/[.R207]" table:style-name="ce5">
            <text:p>8</text:p>
          </table:table-cell>
          <table:table-cell office:value-type="string" office:string-value="0" table:formula="of:=IF([.T20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17.407800000000002" table:style-name="ce1">
            <text:p>17.4078</text:p>
          </table:table-cell>
          <table:table-cell office:value-type="float" office:value="377.97699999999998" table:style-name="ce1">
            <text:p>377.9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0335.4" table:style-name="ce1">
            <text:p>10335.4</text:p>
          </table:table-cell>
          <table:table-cell office:value-type="float" office:value="30.638400000000001" table:style-name="ce1">
            <text:p>30.63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4797645728616411" table:formula="of:=[.G208]/[.O208]" table:style-name="ce5">
            <text:p>4</text:p>
          </table:table-cell>
          <table:table-cell office:value-type="float" office:value="3.3832536245404876" table:formula="of:=[.J208]/[.R208]" table:style-name="ce5">
            <text:p>3</text:p>
          </table:table-cell>
          <table:table-cell office:value-type="string" office:string-value="0" table:formula="of:=IF([.T2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Curve 1</text:p>
          </table:table-cell>
          <table:table-cell office:value-type="float" office:value="1610.46" table:style-name="ce1">
            <text:p>1610.46</text:p>
          </table:table-cell>
          <table:table-cell office:value-type="float" office:value="24.305599999999998" table:style-name="ce1">
            <text:p>24.3056</text:p>
          </table:table-cell>
          <table:table-cell office:value-type="float" office:value="468.10599999999999" table:style-name="ce1">
            <text:p>468.1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871.900000000001" table:style-name="ce1">
            <text:p>17871.9</text:p>
          </table:table-cell>
          <table:table-cell office:value-type="float" office:value="49.6999" table:style-name="ce1">
            <text:p>49.69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479689905575507" table:formula="of:=[.G209]/[.O209]" table:style-name="ce5">
            <text:p>6</text:p>
          </table:table-cell>
          <table:table-cell office:value-type="float" office:value="5.8502980486894707" table:formula="of:=[.J209]/[.R209]" table:style-name="ce5">
            <text:p>6</text:p>
          </table:table-cell>
          <table:table-cell office:value-type="string" office:string-value="0" table:formula="of:=IF([.T20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21.221299999999999" table:style-name="ce1">
            <text:p>21.2213</text:p>
          </table:table-cell>
          <table:table-cell office:value-type="float" office:value="829.27499999999998" table:style-name="ce1">
            <text:p>829.2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643.3" table:style-name="ce1">
            <text:p>27643.3</text:p>
          </table:table-cell>
          <table:table-cell office:value-type="float" office:value="30.670300000000001" table:style-name="ce1">
            <text:p>30.67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285259848081701" table:formula="of:=[.G210]/[.O210]" table:style-name="ce5">
            <text:p>10</text:p>
          </table:table-cell>
          <table:table-cell office:value-type="float" office:value="9.0489284323064485" table:formula="of:=[.J210]/[.R210]" table:style-name="ce5">
            <text:p>9</text:p>
          </table:table-cell>
          <table:table-cell office:value-type="string" office:string-value="0" table:formula="of:=IF([.T21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20.1557" table:style-name="ce1">
            <text:p>20.1557</text:p>
          </table:table-cell>
          <table:table-cell office:value-type="float" office:value="718.32500000000005" table:style-name="ce1">
            <text:p>718.3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742.5" table:style-name="ce1">
            <text:p>22742.5</text:p>
          </table:table-cell>
          <table:table-cell office:value-type="float" office:value="28.6448" table:style-name="ce1">
            <text:p>28.64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135521124323397" table:formula="of:=[.G211]/[.O211]" table:style-name="ce5">
            <text:p>9</text:p>
          </table:table-cell>
          <table:table-cell office:value-type="float" office:value="7.4446703133030212" table:formula="of:=[.J211]/[.R211]" table:style-name="ce5">
            <text:p>7</text:p>
          </table:table-cell>
          <table:table-cell office:value-type="string" office:string-value="0" table:formula="of:=IF([.T2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9.182099999999998" table:style-name="ce1">
            <text:p>19.1821</text:p>
          </table:table-cell>
          <table:table-cell office:value-type="float" office:value="944.53499999999997" table:style-name="ce1">
            <text:p>944.535</text:p>
          </table:table-cell>
          <table:table-cell office:value-type="float" office:value="5.6410399999999999E-3" table:style-name="ce1">
            <text:p>0.00564104</text:p>
          </table:table-cell>
          <table:table-cell office:value-type="string" table:style-name="ce1">
            <text:p>Mixed</text:p>
          </table:table-cell>
          <table:table-cell office:value-type="float" office:value="28459.4" table:style-name="ce1">
            <text:p>28459.4</text:p>
          </table:table-cell>
          <table:table-cell office:value-type="float" office:value="69.636499999999998" table:style-name="ce1">
            <text:p>69.63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94581762456103" table:formula="of:=[.G212]/[.O212]" table:style-name="ce5">
            <text:p>11</text:p>
          </table:table-cell>
          <table:table-cell office:value-type="float" office:value="9.3160756431533915" table:formula="of:=[.J212]/[.R212]" table:style-name="ce5">
            <text:p>9</text:p>
          </table:table-cell>
          <table:table-cell office:value-type="string" office:string-value="0" table:formula="of:=IF([.T2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Curve 1</text:p>
          </table:table-cell>
          <table:table-cell office:value-type="float" office:value="1611.47" table:style-name="ce1">
            <text:p>1611.47</text:p>
          </table:table-cell>
          <table:table-cell office:value-type="float" office:value="20.4132" table:style-name="ce1">
            <text:p>20.4132</text:p>
          </table:table-cell>
          <table:table-cell office:value-type="float" office:value="612.65599999999995" table:style-name="ce1">
            <text:p>612.6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644.8" table:style-name="ce1">
            <text:p>19644.8</text:p>
          </table:table-cell>
          <table:table-cell office:value-type="float" office:value="36.1447" table:style-name="ce1">
            <text:p>36.144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611683889525596" table:formula="of:=[.G213]/[.O213]" table:style-name="ce5">
            <text:p>7</text:p>
          </table:table-cell>
          <table:table-cell office:value-type="float" office:value="6.4306500767626771" table:formula="of:=[.J213]/[.R213]" table:style-name="ce5">
            <text:p>6</text:p>
          </table:table-cell>
          <table:table-cell office:value-type="string" office:string-value="0" table:formula="of:=IF([.T21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21.776" table:style-name="ce1">
            <text:p>21.776</text:p>
          </table:table-cell>
          <table:table-cell office:value-type="float" office:value="816.55100000000004" table:style-name="ce1">
            <text:p>816.5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930.7" table:style-name="ce1">
            <text:p>27930.7</text:p>
          </table:table-cell>
          <table:table-cell office:value-type="float" office:value="48.182400000000001" table:style-name="ce1">
            <text:p>48.18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777217707287644" table:formula="of:=[.G214]/[.O214]" table:style-name="ce5">
            <text:p>10</text:p>
          </table:table-cell>
          <table:table-cell office:value-type="float" office:value="9.1430077220961952" table:formula="of:=[.J214]/[.R214]" table:style-name="ce5">
            <text:p>9</text:p>
          </table:table-cell>
          <table:table-cell office:value-type="string" office:string-value="0" table:formula="of:=IF([.T21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Curve 1</text:p>
          </table:table-cell>
          <table:table-cell office:value-type="float" office:value="1610.76" table:style-name="ce1">
            <text:p>1610.76</text:p>
          </table:table-cell>
          <table:table-cell office:value-type="float" office:value="19.506499999999999" table:style-name="ce1">
            <text:p>19.5065</text:p>
          </table:table-cell>
          <table:table-cell office:value-type="float" office:value="602.93100000000004" table:style-name="ce1">
            <text:p>602.9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474.2" table:style-name="ce1">
            <text:p>18474.2</text:p>
          </table:table-cell>
          <table:table-cell office:value-type="float" office:value="30.3232" table:style-name="ce1">
            <text:p>30.32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45908173460402" table:formula="of:=[.G215]/[.O215]" table:style-name="ce5">
            <text:p>7</text:p>
          </table:table-cell>
          <table:table-cell office:value-type="float" office:value="6.0474586479948416" table:formula="of:=[.J215]/[.R215]" table:style-name="ce5">
            <text:p>6</text:p>
          </table:table-cell>
          <table:table-cell office:value-type="string" office:string-value="0" table:formula="of:=IF([.T21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7.721900000000002" table:style-name="ce1">
            <text:p>17.7219</text:p>
          </table:table-cell>
          <table:table-cell office:value-type="float" office:value="376.3" table:style-name="ce1">
            <text:p>376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0475.299999999999" table:style-name="ce1">
            <text:p>10475.3</text:p>
          </table:table-cell>
          <table:table-cell office:value-type="float" office:value="26.712299999999999" table:style-name="ce1">
            <text:p>26.71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4598888524112201" table:formula="of:=[.G216]/[.O216]" table:style-name="ce5">
            <text:p>4</text:p>
          </table:table-cell>
          <table:table-cell office:value-type="float" office:value="3.4290493539823297" table:formula="of:=[.J216]/[.R216]" table:style-name="ce5">
            <text:p>3</text:p>
          </table:table-cell>
          <table:table-cell office:value-type="string" office:string-value="0" table:formula="of:=IF([.T21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Curve 1</text:p>
          </table:table-cell>
          <table:table-cell office:value-type="float" office:value="1611.91" table:style-name="ce1">
            <text:p>1611.91</text:p>
          </table:table-cell>
          <table:table-cell office:value-type="float" office:value="23.3232" table:style-name="ce1">
            <text:p>23.3232</text:p>
          </table:table-cell>
          <table:table-cell office:value-type="float" office:value="798.21100000000001" table:style-name="ce1">
            <text:p>798.2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243.3" table:style-name="ce1">
            <text:p>29243.3</text:p>
          </table:table-cell>
          <table:table-cell office:value-type="float" office:value="29.0137" table:style-name="ce1">
            <text:p>29.013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603570044432956" table:formula="of:=[.G217]/[.O217]" table:style-name="ce5">
            <text:p>9</text:p>
          </table:table-cell>
          <table:table-cell office:value-type="float" office:value="9.5726823072667582" table:formula="of:=[.J217]/[.R217]" table:style-name="ce5">
            <text:p>10</text:p>
          </table:table-cell>
          <table:table-cell office:value-type="string" office:string-value="0" table:formula="of:=IF([.T2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Curve 1</text:p>
          </table:table-cell>
          <table:table-cell office:value-type="float" office:value="1612.07" table:style-name="ce1">
            <text:p>1612.07</text:p>
          </table:table-cell>
          <table:table-cell office:value-type="float" office:value="22.360600000000002" table:style-name="ce1">
            <text:p>22.3606</text:p>
          </table:table-cell>
          <table:table-cell office:value-type="float" office:value="1462.89" table:style-name="ce1">
            <text:p>1462.89</text:p>
          </table:table-cell>
          <table:table-cell office:value-type="float" office:value="49.0715" table:style-name="ce1">
            <text:p>49.0715</text:p>
          </table:table-cell>
          <table:table-cell office:value-type="string" table:style-name="ce1">
            <text:p>Mixed</text:p>
          </table:table-cell>
          <table:table-cell office:value-type="float" office:value="43255" table:style-name="ce1">
            <text:p>43255</text:p>
          </table:table-cell>
          <table:table-cell office:value-type="float" office:value="26.4129" table:style-name="ce1">
            <text:p>26.41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338099397565372" table:formula="of:=[.G218]/[.O218]" table:style-name="ce5">
            <text:p>17</text:p>
          </table:table-cell>
          <table:table-cell office:value-type="float" office:value="14.159358663380111" table:formula="of:=[.J218]/[.R218]" table:style-name="ce5">
            <text:p>14</text:p>
          </table:table-cell>
          <table:table-cell office:value-type="string" office:string-value="1" table:formula="of:=IF([.T21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Curve 1</text:p>
          </table:table-cell>
          <table:table-cell office:value-type="float" office:value="1610.68" table:style-name="ce1">
            <text:p>1610.68</text:p>
          </table:table-cell>
          <table:table-cell office:value-type="float" office:value="18.988499999999998" table:style-name="ce1">
            <text:p>18.9885</text:p>
          </table:table-cell>
          <table:table-cell office:value-type="float" office:value="709.83799999999997" table:style-name="ce1">
            <text:p>709.8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172.3" table:style-name="ce1">
            <text:p>21172.3</text:p>
          </table:table-cell>
          <table:table-cell office:value-type="float" office:value="39.125500000000002" table:style-name="ce1">
            <text:p>39.12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129646112619589" table:formula="of:=[.G219]/[.O219]" table:style-name="ce5">
            <text:p>8</text:p>
          </table:table-cell>
          <table:table-cell office:value-type="float" office:value="6.9306713542638478" table:formula="of:=[.J219]/[.R219]" table:style-name="ce5">
            <text:p>7</text:p>
          </table:table-cell>
          <table:table-cell office:value-type="string" office:string-value="0" table:formula="of:=IF([.T21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21.9251" table:style-name="ce1">
            <text:p>21.9251</text:p>
          </table:table-cell>
          <table:table-cell office:value-type="float" office:value="1608.19" table:style-name="ce1">
            <text:p>1608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5385.9" table:style-name="ce1">
            <text:p>55385.9</text:p>
          </table:table-cell>
          <table:table-cell office:value-type="float" office:value="80.8018" table:style-name="ce1">
            <text:p>80.80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060187758594736" table:formula="of:=[.G220]/[.O220]" table:style-name="ce5">
            <text:p>19</text:p>
          </table:table-cell>
          <table:table-cell office:value-type="float" office:value="18.130362339477621" table:formula="of:=[.J220]/[.R220]" table:style-name="ce5">
            <text:p>18</text:p>
          </table:table-cell>
          <table:table-cell office:value-type="string" office:string-value="1" table:formula="of:=IF([.T22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Curve 1</text:p>
          </table:table-cell>
          <table:table-cell office:value-type="float" office:value="1610.67" table:style-name="ce1">
            <text:p>1610.67</text:p>
          </table:table-cell>
          <table:table-cell office:value-type="float" office:value="19.976199999999999" table:style-name="ce1">
            <text:p>19.9762</text:p>
          </table:table-cell>
          <table:table-cell office:value-type="float" office:value="1330.66" table:style-name="ce1">
            <text:p>133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1754.1" table:style-name="ce1">
            <text:p>41754.1</text:p>
          </table:table-cell>
          <table:table-cell office:value-type="float" office:value="17.058299999999999" table:style-name="ce1">
            <text:p>17.05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770916025377396" table:formula="of:=[.G221]/[.O221]" table:style-name="ce5">
            <text:p>16</text:p>
          </table:table-cell>
          <table:table-cell office:value-type="float" office:value="13.668044794050155" table:formula="of:=[.J221]/[.R221]" table:style-name="ce5">
            <text:p>14</text:p>
          </table:table-cell>
          <table:table-cell office:value-type="string" office:string-value="1" table:formula="of:=IF([.T22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Curve 1</text:p>
          </table:table-cell>
          <table:table-cell office:value-type="float" office:value="1610.27" table:style-name="ce1">
            <text:p>1610.27</text:p>
          </table:table-cell>
          <table:table-cell office:value-type="float" office:value="18.335799999999999" table:style-name="ce1">
            <text:p>18.3358</text:p>
          </table:table-cell>
          <table:table-cell office:value-type="float" office:value="1515.63" table:style-name="ce1">
            <text:p>1515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3652.800000000003" table:style-name="ce1">
            <text:p>43652.8</text:p>
          </table:table-cell>
          <table:table-cell office:value-type="float" office:value="25.093299999999999" table:style-name="ce1">
            <text:p>25.09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963171250013335" table:formula="of:=[.G222]/[.O222]" table:style-name="ce5">
            <text:p>18</text:p>
          </table:table-cell>
          <table:table-cell office:value-type="float" office:value="14.28957697054212" table:formula="of:=[.J222]/[.R222]" table:style-name="ce5">
            <text:p>14</text:p>
          </table:table-cell>
          <table:table-cell office:value-type="string" office:string-value="1" table:formula="of:=IF([.T22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Curve 1</text:p>
          </table:table-cell>
          <table:table-cell office:value-type="float" office:value="1610.82" table:style-name="ce1">
            <text:p>1610.82</text:p>
          </table:table-cell>
          <table:table-cell office:value-type="float" office:value="24.840599999999998" table:style-name="ce1">
            <text:p>24.8406</text:p>
          </table:table-cell>
          <table:table-cell office:value-type="float" office:value="579.55799999999999" table:style-name="ce1">
            <text:p>579.5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614.1" table:style-name="ce1">
            <text:p>22614.1</text:p>
          </table:table-cell>
          <table:table-cell office:value-type="float" office:value="50.775599999999997" table:style-name="ce1">
            <text:p>50.77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688925419233104" table:formula="of:=[.G223]/[.O223]" table:style-name="ce5">
            <text:p>7</text:p>
          </table:table-cell>
          <table:table-cell office:value-type="float" office:value="7.402639064837456" table:formula="of:=[.J223]/[.R223]" table:style-name="ce5">
            <text:p>7</text:p>
          </table:table-cell>
          <table:table-cell office:value-type="string" office:string-value="0" table:formula="of:=IF([.T22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Curve 1</text:p>
          </table:table-cell>
          <table:table-cell office:value-type="float" office:value="1611.17" table:style-name="ce1">
            <text:p>1611.17</text:p>
          </table:table-cell>
          <table:table-cell office:value-type="float" office:value="21.3719" table:style-name="ce1">
            <text:p>21.3719</text:p>
          </table:table-cell>
          <table:table-cell office:value-type="float" office:value="1516.05" table:style-name="ce1">
            <text:p>1516.05</text:p>
          </table:table-cell>
          <table:table-cell office:value-type="float" office:value="20.3687" table:style-name="ce1">
            <text:p>20.3687</text:p>
          </table:table-cell>
          <table:table-cell office:value-type="string" table:style-name="ce1">
            <text:p>Mixed</text:p>
          </table:table-cell>
          <table:table-cell office:value-type="float" office:value="47553.599999999999" table:style-name="ce1">
            <text:p>47553.6</text:p>
          </table:table-cell>
          <table:table-cell office:value-type="float" office:value="100.556" table:style-name="ce1">
            <text:p>100.5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968149069088572" table:formula="of:=[.G224]/[.O224]" table:style-name="ce5">
            <text:p>18</text:p>
          </table:table-cell>
          <table:table-cell office:value-type="float" office:value="15.566488917695352" table:formula="of:=[.J224]/[.R224]" table:style-name="ce5">
            <text:p>16</text:p>
          </table:table-cell>
          <table:table-cell office:value-type="string" office:string-value="1" table:formula="of:=IF([.T22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22.704699999999999" table:style-name="ce1">
            <text:p>22.7047</text:p>
          </table:table-cell>
          <table:table-cell office:value-type="float" office:value="1406.72" table:style-name="ce1">
            <text:p>1406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0170" table:style-name="ce1">
            <text:p>50170</text:p>
          </table:table-cell>
          <table:table-cell office:value-type="float" office:value="53.855800000000002" table:style-name="ce1">
            <text:p>53.85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672375356002952" table:formula="of:=[.G225]/[.O225]" table:style-name="ce5">
            <text:p>17</text:p>
          </table:table-cell>
          <table:table-cell office:value-type="float" office:value="16.422957441724197" table:formula="of:=[.J225]/[.R225]" table:style-name="ce5">
            <text:p>16</text:p>
          </table:table-cell>
          <table:table-cell office:value-type="string" office:string-value="1" table:formula="of:=IF([.T22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Curve 1</text:p>
          </table:table-cell>
          <table:table-cell office:value-type="float" office:value="1610.35" table:style-name="ce1">
            <text:p>1610.35</text:p>
          </table:table-cell>
          <table:table-cell office:value-type="float" office:value="20.5121" table:style-name="ce1">
            <text:p>20.5121</text:p>
          </table:table-cell>
          <table:table-cell office:value-type="float" office:value="1612.24" table:style-name="ce1">
            <text:p>1612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1947" table:style-name="ce1">
            <text:p>51947</text:p>
          </table:table-cell>
          <table:table-cell office:value-type="float" office:value="45.2791" table:style-name="ce1">
            <text:p>45.279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108188156820262" table:formula="of:=[.G226]/[.O226]" table:style-name="ce5">
            <text:p>19</text:p>
          </table:table-cell>
          <table:table-cell office:value-type="float" office:value="17.004651589101993" table:formula="of:=[.J226]/[.R226]" table:style-name="ce5">
            <text:p>17</text:p>
          </table:table-cell>
          <table:table-cell office:value-type="string" office:string-value="1" table:formula="of:=IF([.T22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21.7623" table:style-name="ce1">
            <text:p>21.7623</text:p>
          </table:table-cell>
          <table:table-cell office:value-type="float" office:value="903.12800000000004" table:style-name="ce1">
            <text:p>903.1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872.7" table:style-name="ce1">
            <text:p>30872.7</text:p>
          </table:table-cell>
          <table:table-cell office:value-type="float" office:value="29.472100000000001" table:style-name="ce1">
            <text:p>29.47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703828061388361" table:formula="of:=[.G227]/[.O227]" table:style-name="ce5">
            <text:p>11</text:p>
          </table:table-cell>
          <table:table-cell office:value-type="float" office:value="10.106060159679464" table:formula="of:=[.J227]/[.R227]" table:style-name="ce5">
            <text:p>10</text:p>
          </table:table-cell>
          <table:table-cell office:value-type="string" office:string-value="0" table:formula="of:=IF([.T22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18.2959" table:style-name="ce1">
            <text:p>18.2959</text:p>
          </table:table-cell>
          <table:table-cell office:value-type="float" office:value="558.947" table:style-name="ce1">
            <text:p>558.9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063.6" table:style-name="ce1">
            <text:p>16063.6</text:p>
          </table:table-cell>
          <table:table-cell office:value-type="float" office:value="24.763500000000001" table:style-name="ce1">
            <text:p>24.76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246119967810095" table:formula="of:=[.G228]/[.O228]" table:style-name="ce5">
            <text:p>7</text:p>
          </table:table-cell>
          <table:table-cell office:value-type="float" office:value="5.2583579661327651" table:formula="of:=[.J228]/[.R228]" table:style-name="ce5">
            <text:p>5</text:p>
          </table:table-cell>
          <table:table-cell office:value-type="string" office:string-value="0" table:formula="of:=IF([.T22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21.458300000000001" table:style-name="ce1">
            <text:p>21.4583</text:p>
          </table:table-cell>
          <table:table-cell office:value-type="float" office:value="618.30200000000002" table:style-name="ce1">
            <text:p>618.3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40.900000000001" table:style-name="ce1">
            <text:p>20840.9</text:p>
          </table:table-cell>
          <table:table-cell office:value-type="float" office:value="21.318200000000001" table:style-name="ce1">
            <text:p>21.31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280844996639969" table:formula="of:=[.G229]/[.O229]" table:style-name="ce5">
            <text:p>7</text:p>
          </table:table-cell>
          <table:table-cell office:value-type="float" office:value="6.8221888329126941" table:formula="of:=[.J229]/[.R229]" table:style-name="ce5">
            <text:p>7</text:p>
          </table:table-cell>
          <table:table-cell office:value-type="string" office:string-value="0" table:formula="of:=IF([.T2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Curve 1</text:p>
          </table:table-cell>
          <table:table-cell office:value-type="float" office:value="1611.73" table:style-name="ce1">
            <text:p>1611.73</text:p>
          </table:table-cell>
          <table:table-cell office:value-type="float" office:value="20.398199999999999" table:style-name="ce1">
            <text:p>20.3982</text:p>
          </table:table-cell>
          <table:table-cell office:value-type="float" office:value="466.76600000000002" table:style-name="ce1">
            <text:p>466.766</text:p>
          </table:table-cell>
          <table:table-cell office:value-type="float" office:value="4.7366900000000003" table:style-name="ce1">
            <text:p>4.73669</text:p>
          </table:table-cell>
          <table:table-cell office:value-type="string" table:style-name="ce1">
            <text:p>Mixed</text:p>
          </table:table-cell>
          <table:table-cell office:value-type="float" office:value="14727.5" table:style-name="ce1">
            <text:p>14727.5</text:p>
          </table:table-cell>
          <table:table-cell office:value-type="float" office:value="22.246500000000001" table:style-name="ce1">
            <text:p>22.24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320873773175006" table:formula="of:=[.G230]/[.O230]" table:style-name="ce5">
            <text:p>6</text:p>
          </table:table-cell>
          <table:table-cell office:value-type="float" office:value="4.820990745923722" table:formula="of:=[.J230]/[.R230]" table:style-name="ce5">
            <text:p>5</text:p>
          </table:table-cell>
          <table:table-cell office:value-type="string" office:string-value="0" table:formula="of:=IF([.T2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8.131599999999999" table:style-name="ce1">
            <text:p>18.1316</text:p>
          </table:table-cell>
          <table:table-cell office:value-type="float" office:value="820.07" table:style-name="ce1">
            <text:p>82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356.400000000001" table:style-name="ce1">
            <text:p>23356.4</text:p>
          </table:table-cell>
          <table:table-cell office:value-type="float" office:value="41.540599999999998" table:style-name="ce1">
            <text:p>41.54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194287834091657" table:formula="of:=[.G231]/[.O231]" table:style-name="ce5">
            <text:p>10</text:p>
          </table:table-cell>
          <table:table-cell office:value-type="float" office:value="7.6456281282018557" table:formula="of:=[.J231]/[.R231]" table:style-name="ce5">
            <text:p>8</text:p>
          </table:table-cell>
          <table:table-cell office:value-type="string" office:string-value="0" table:formula="of:=IF([.T2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20.709800000000001" table:style-name="ce1">
            <text:p>20.7098</text:p>
          </table:table-cell>
          <table:table-cell office:value-type="float" office:value="773.82899999999995" table:style-name="ce1">
            <text:p>773.8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173.4" table:style-name="ce1">
            <text:p>25173.4</text:p>
          </table:table-cell>
          <table:table-cell office:value-type="float" office:value="36.808700000000002" table:style-name="ce1">
            <text:p>36.80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713827551754488" table:formula="of:=[.G232]/[.O232]" table:style-name="ce5">
            <text:p>9</text:p>
          </table:table-cell>
          <table:table-cell office:value-type="float" office:value="8.2404161224536576" table:formula="of:=[.J232]/[.R232]" table:style-name="ce5">
            <text:p>8</text:p>
          </table:table-cell>
          <table:table-cell office:value-type="string" office:string-value="0" table:formula="of:=IF([.T2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9.368300000000001" table:style-name="ce1">
            <text:p>19.3683</text:p>
          </table:table-cell>
          <table:table-cell office:value-type="float" office:value="1346.08" table:style-name="ce1">
            <text:p>1346.08</text:p>
          </table:table-cell>
          <table:table-cell office:value-type="float" office:value="0.55676300000000001" table:style-name="ce1">
            <text:p>0.556763</text:p>
          </table:table-cell>
          <table:table-cell office:value-type="string" table:style-name="ce1">
            <text:p>Mixed</text:p>
          </table:table-cell>
          <table:table-cell office:value-type="float" office:value="40879.4" table:style-name="ce1">
            <text:p>40879.4</text:p>
          </table:table-cell>
          <table:table-cell office:value-type="float" office:value="57.090899999999998" table:style-name="ce1">
            <text:p>57.09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953673097139767" table:formula="of:=[.G233]/[.O233]" table:style-name="ce5">
            <text:p>16</text:p>
          </table:table-cell>
          <table:table-cell office:value-type="float" office:value="13.381715097532792" table:formula="of:=[.J233]/[.R233]" table:style-name="ce5">
            <text:p>13</text:p>
          </table:table-cell>
          <table:table-cell office:value-type="string" office:string-value="1" table:formula="of:=IF([.T23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Curve 1</text:p>
          </table:table-cell>
          <table:table-cell office:value-type="float" office:value="1610.41" table:style-name="ce1">
            <text:p>1610.41</text:p>
          </table:table-cell>
          <table:table-cell office:value-type="float" office:value="18.690100000000001" table:style-name="ce1">
            <text:p>18.6901</text:p>
          </table:table-cell>
          <table:table-cell office:value-type="float" office:value="790.76499999999999" table:style-name="ce1">
            <text:p>790.7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215.5" table:style-name="ce1">
            <text:p>23215.5</text:p>
          </table:table-cell>
          <table:table-cell office:value-type="float" office:value="32.101900000000001" table:style-name="ce1">
            <text:p>32.101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721073834094017" table:formula="of:=[.G234]/[.O234]" table:style-name="ce5">
            <text:p>9</text:p>
          </table:table-cell>
          <table:table-cell office:value-type="float" office:value="7.5995050525881629" table:formula="of:=[.J234]/[.R234]" table:style-name="ce5">
            <text:p>8</text:p>
          </table:table-cell>
          <table:table-cell office:value-type="string" office:string-value="0" table:formula="of:=IF([.T2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urve 1</text:p>
          </table:table-cell>
          <table:table-cell office:value-type="float" office:value="1610.06" table:style-name="ce1">
            <text:p>1610.06</text:p>
          </table:table-cell>
          <table:table-cell office:value-type="float" office:value="20.1312" table:style-name="ce1">
            <text:p>20.1312</text:p>
          </table:table-cell>
          <table:table-cell office:value-type="float" office:value="1178.51" table:style-name="ce1">
            <text:p>1178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266.699999999997" table:style-name="ce1">
            <text:p>37266.7</text:p>
          </table:table-cell>
          <table:table-cell office:value-type="float" office:value="28.515599999999999" table:style-name="ce1">
            <text:p>28.51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967641805620906" table:formula="of:=[.G235]/[.O235]" table:style-name="ce5">
            <text:p>14</text:p>
          </table:table-cell>
          <table:table-cell office:value-type="float" office:value="12.199111582489598" table:formula="of:=[.J235]/[.R235]" table:style-name="ce5">
            <text:p>12</text:p>
          </table:table-cell>
          <table:table-cell office:value-type="string" office:string-value="1" table:formula="of:=IF([.T23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20.0242" table:style-name="ce1">
            <text:p>20.0242</text:p>
          </table:table-cell>
          <table:table-cell office:value-type="float" office:value="1284.93" table:style-name="ce1">
            <text:p>1284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0416.199999999997" table:style-name="ce1">
            <text:p>40416.2</text:p>
          </table:table-cell>
          <table:table-cell office:value-type="float" office:value="50.003799999999998" table:style-name="ce1">
            <text:p>50.00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228926343685222" table:formula="of:=[.G236]/[.O236]" table:style-name="ce5">
            <text:p>15</text:p>
          </table:table-cell>
          <table:table-cell office:value-type="float" office:value="13.230088350731782" table:formula="of:=[.J236]/[.R236]" table:style-name="ce5">
            <text:p>13</text:p>
          </table:table-cell>
          <table:table-cell office:value-type="string" office:string-value="1" table:formula="of:=IF([.T23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Curve 1</text:p>
          </table:table-cell>
          <table:table-cell office:value-type="float" office:value="1611.17" table:style-name="ce1">
            <text:p>1611.17</text:p>
          </table:table-cell>
          <table:table-cell office:value-type="float" office:value="19.8276" table:style-name="ce1">
            <text:p>19.8276</text:p>
          </table:table-cell>
          <table:table-cell office:value-type="float" office:value="663.75699999999995" table:style-name="ce1">
            <text:p>663.7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672.8" table:style-name="ce1">
            <text:p>20672.8</text:p>
          </table:table-cell>
          <table:table-cell office:value-type="float" office:value="36.119500000000002" table:style-name="ce1">
            <text:p>36.11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668148950569057" table:formula="of:=[.G237]/[.O237]" table:style-name="ce5">
            <text:p>8</text:p>
          </table:table-cell>
          <table:table-cell office:value-type="float" office:value="6.7671619414246758" table:formula="of:=[.J237]/[.R237]" table:style-name="ce5">
            <text:p>7</text:p>
          </table:table-cell>
          <table:table-cell office:value-type="string" office:string-value="0" table:formula="of:=IF([.T2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Curve 1</text:p>
          </table:table-cell>
          <table:table-cell office:value-type="float" office:value="1610.63" table:style-name="ce1">
            <text:p>1610.63</text:p>
          </table:table-cell>
          <table:table-cell office:value-type="float" office:value="19.783899999999999" table:style-name="ce1">
            <text:p>19.7839</text:p>
          </table:table-cell>
          <table:table-cell office:value-type="float" office:value="661.35699999999997" table:style-name="ce1">
            <text:p>661.3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552.7" table:style-name="ce1">
            <text:p>20552.7</text:p>
          </table:table-cell>
          <table:table-cell office:value-type="float" office:value="29.600100000000001" table:style-name="ce1">
            <text:p>29.60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383702146269654" table:formula="of:=[.G238]/[.O238]" table:style-name="ce5">
            <text:p>8</text:p>
          </table:table-cell>
          <table:table-cell office:value-type="float" office:value="6.7278476661854683" table:formula="of:=[.J238]/[.R238]" table:style-name="ce5">
            <text:p>7</text:p>
          </table:table-cell>
          <table:table-cell office:value-type="string" office:string-value="0" table:formula="of:=IF([.T2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Curve 1</text:p>
          </table:table-cell>
          <table:table-cell office:value-type="float" office:value="1611.24" table:style-name="ce1">
            <text:p>1611.24</text:p>
          </table:table-cell>
          <table:table-cell office:value-type="float" office:value="19.7895" table:style-name="ce1">
            <text:p>19.7895</text:p>
          </table:table-cell>
          <table:table-cell office:value-type="float" office:value="1158.48" table:style-name="ce1">
            <text:p>1158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011.699999999997" table:style-name="ce1">
            <text:p>36011.7</text:p>
          </table:table-cell>
          <table:table-cell office:value-type="float" office:value="37.787100000000002" table:style-name="ce1">
            <text:p>37.78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730247243532686" table:formula="of:=[.G239]/[.O239]" table:style-name="ce5">
            <text:p>14</text:p>
          </table:table-cell>
          <table:table-cell office:value-type="float" office:value="11.788292136817605" table:formula="of:=[.J239]/[.R239]" table:style-name="ce5">
            <text:p>12</text:p>
          </table:table-cell>
          <table:table-cell office:value-type="string" office:string-value="1" table:formula="of:=IF([.T23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20.6478" table:style-name="ce1">
            <text:p>20.6478</text:p>
          </table:table-cell>
          <table:table-cell office:value-type="float" office:value="872.60699999999997" table:style-name="ce1">
            <text:p>872.6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301.7" table:style-name="ce1">
            <text:p>28301.7</text:p>
          </table:table-cell>
          <table:table-cell office:value-type="float" office:value="37.968600000000002" table:style-name="ce1">
            <text:p>37.96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42094689970761" table:formula="of:=[.G240]/[.O240]" table:style-name="ce5">
            <text:p>10</text:p>
          </table:table-cell>
          <table:table-cell office:value-type="float" office:value="9.2644531518526154" table:formula="of:=[.J240]/[.R240]" table:style-name="ce5">
            <text:p>9</text:p>
          </table:table-cell>
          <table:table-cell office:value-type="string" office:string-value="0" table:formula="of:=IF([.T2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7.533799999999999" table:style-name="ce1">
            <text:p>17.5338</text:p>
          </table:table-cell>
          <table:table-cell office:value-type="float" office:value="245.22399999999999" table:style-name="ce1">
            <text:p>245.224</text:p>
          </table:table-cell>
          <table:table-cell office:value-type="float" office:value="20.0306" table:style-name="ce1">
            <text:p>20.0306</text:p>
          </table:table-cell>
          <table:table-cell office:value-type="string" table:style-name="ce1">
            <text:p>Mixed</text:p>
          </table:table-cell>
          <table:table-cell office:value-type="float" office:value="6317.88" table:style-name="ce1">
            <text:p>6317.88</text:p>
          </table:table-cell>
          <table:table-cell office:value-type="float" office:value="26.751200000000001" table:style-name="ce1">
            <text:p>26.75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9063826307299734" table:formula="of:=[.G241]/[.O241]" table:style-name="ce5">
            <text:p>3</text:p>
          </table:table-cell>
          <table:table-cell office:value-type="float" office:value="2.0681338322088991" table:formula="of:=[.J241]/[.R241]" table:style-name="ce5">
            <text:p>2</text:p>
          </table:table-cell>
          <table:table-cell office:value-type="string" office:string-value="0" table:formula="of:=IF([.T2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Curve 1</text:p>
          </table:table-cell>
          <table:table-cell office:value-type="float" office:value="1611.45" table:style-name="ce1">
            <text:p>1611.45</text:p>
          </table:table-cell>
          <table:table-cell office:value-type="float" office:value="21.2987" table:style-name="ce1">
            <text:p>21.2987</text:p>
          </table:table-cell>
          <table:table-cell office:value-type="float" office:value="1047.9000000000001" table:style-name="ce1">
            <text:p>104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058.400000000001" table:style-name="ce1">
            <text:p>35058.4</text:p>
          </table:table-cell>
          <table:table-cell office:value-type="float" office:value="46.112400000000001" table:style-name="ce1">
            <text:p>46.11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41965859272314" table:formula="of:=[.G242]/[.O242]" table:style-name="ce5">
            <text:p>12</text:p>
          </table:table-cell>
          <table:table-cell office:value-type="float" office:value="11.476233031192818" table:formula="of:=[.J242]/[.R242]" table:style-name="ce5">
            <text:p>11</text:p>
          </table:table-cell>
          <table:table-cell office:value-type="string" office:string-value="1" table:formula="of:=IF([.T24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22.5246" table:style-name="ce1">
            <text:p>22.5246</text:p>
          </table:table-cell>
          <table:table-cell office:value-type="float" office:value="578.95799999999997" table:style-name="ce1">
            <text:p>578.9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484.400000000001" table:style-name="ce1">
            <text:p>20484.4</text:p>
          </table:table-cell>
          <table:table-cell office:value-type="float" office:value="51.462200000000003" table:style-name="ce1">
            <text:p>51.46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617813718158249" table:formula="of:=[.G243]/[.O243]" table:style-name="ce5">
            <text:p>7</text:p>
          </table:table-cell>
          <table:table-cell office:value-type="float" office:value="6.7054899226481002" table:formula="of:=[.J243]/[.R243]" table:style-name="ce5">
            <text:p>7</text:p>
          </table:table-cell>
          <table:table-cell office:value-type="string" office:string-value="0" table:formula="of:=IF([.T2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Curve 1</text:p>
          </table:table-cell>
          <table:table-cell office:value-type="float" office:value="1610.41" table:style-name="ce1">
            <text:p>1610.41</text:p>
          </table:table-cell>
          <table:table-cell office:value-type="float" office:value="17.314499999999999" table:style-name="ce1">
            <text:p>17.3145</text:p>
          </table:table-cell>
          <table:table-cell office:value-type="float" office:value="452.18599999999998" table:style-name="ce1">
            <text:p>452.1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298.3" table:style-name="ce1">
            <text:p>12298.3</text:p>
          </table:table-cell>
          <table:table-cell office:value-type="float" office:value="26.561299999999999" table:style-name="ce1">
            <text:p>26.56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592859437056068" table:formula="of:=[.G244]/[.O244]" table:style-name="ce5">
            <text:p>5</text:p>
          </table:table-cell>
          <table:table-cell office:value-type="float" office:value="4.0258014252652323" table:formula="of:=[.J244]/[.R244]" table:style-name="ce5">
            <text:p>4</text:p>
          </table:table-cell>
          <table:table-cell office:value-type="string" office:string-value="0" table:formula="of:=IF([.T2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Curve 1</text:p>
          </table:table-cell>
          <table:table-cell office:value-type="float" office:value="1610.22" table:style-name="ce1">
            <text:p>1610.22</text:p>
          </table:table-cell>
          <table:table-cell office:value-type="float" office:value="20.931000000000001" table:style-name="ce1">
            <text:p>20.931</text:p>
          </table:table-cell>
          <table:table-cell office:value-type="float" office:value="893.95399999999995" table:style-name="ce1">
            <text:p>893.9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391.7" table:style-name="ce1">
            <text:p>29391.7</text:p>
          </table:table-cell>
          <table:table-cell office:value-type="float" office:value="21.497599999999998" table:style-name="ce1">
            <text:p>21.49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95098270444909" table:formula="of:=[.G245]/[.O245]" table:style-name="ce5">
            <text:p>11</text:p>
          </table:table-cell>
          <table:table-cell office:value-type="float" office:value="9.6212604791693277" table:formula="of:=[.J245]/[.R245]" table:style-name="ce5">
            <text:p>10</text:p>
          </table:table-cell>
          <table:table-cell office:value-type="string" office:string-value="0" table:formula="of:=IF([.T2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20.0334" table:style-name="ce1">
            <text:p>20.0334</text:p>
          </table:table-cell>
          <table:table-cell office:value-type="float" office:value="1146.6199999999999" table:style-name="ce1">
            <text:p>1146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082.300000000003" table:style-name="ce1">
            <text:p>36082.3</text:p>
          </table:table-cell>
          <table:table-cell office:value-type="float" office:value="34.403100000000002" table:style-name="ce1">
            <text:p>34.40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589683114408059" table:formula="of:=[.G246]/[.O246]" table:style-name="ce5">
            <text:p>14</text:p>
          </table:table-cell>
          <table:table-cell office:value-type="float" office:value="11.811402776550231" table:formula="of:=[.J246]/[.R246]" table:style-name="ce5">
            <text:p>12</text:p>
          </table:table-cell>
          <table:table-cell office:value-type="string" office:string-value="1" table:formula="of:=IF([.T24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Curve 1</text:p>
          </table:table-cell>
          <table:table-cell office:value-type="float" office:value="1610.37" table:style-name="ce1">
            <text:p>1610.37</text:p>
          </table:table-cell>
          <table:table-cell office:value-type="float" office:value="18.075500000000002" table:style-name="ce1">
            <text:p>18.0755</text:p>
          </table:table-cell>
          <table:table-cell office:value-type="float" office:value="626.70399999999995" table:style-name="ce1">
            <text:p>626.7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793.900000000001" table:style-name="ce1">
            <text:p>17793.9</text:p>
          </table:table-cell>
          <table:table-cell office:value-type="float" office:value="29.5488" table:style-name="ce1">
            <text:p>29.54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276645850691487" table:formula="of:=[.G247]/[.O247]" table:style-name="ce5">
            <text:p>7</text:p>
          </table:table-cell>
          <table:table-cell office:value-type="float" office:value="5.8247650472851555" table:formula="of:=[.J247]/[.R247]" table:style-name="ce5">
            <text:p>6</text:p>
          </table:table-cell>
          <table:table-cell office:value-type="string" office:string-value="0" table:formula="of:=IF([.T24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Curve 1</text:p>
          </table:table-cell>
          <table:table-cell office:value-type="float" office:value="1611.49" table:style-name="ce1">
            <text:p>1611.49</text:p>
          </table:table-cell>
          <table:table-cell office:value-type="float" office:value="23.380400000000002" table:style-name="ce1">
            <text:p>23.3804</text:p>
          </table:table-cell>
          <table:table-cell office:value-type="float" office:value="650.08500000000004" table:style-name="ce1">
            <text:p>650.0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875" table:style-name="ce1">
            <text:p>23875</text:p>
          </table:table-cell>
          <table:table-cell office:value-type="float" office:value="43.590499999999999" table:style-name="ce1">
            <text:p>43.59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047750322076745" table:formula="of:=[.G248]/[.O248]" table:style-name="ce5">
            <text:p>8</text:p>
          </table:table-cell>
          <table:table-cell office:value-type="float" office:value="7.8153898529233654" table:formula="of:=[.J248]/[.R248]" table:style-name="ce5">
            <text:p>8</text:p>
          </table:table-cell>
          <table:table-cell office:value-type="string" office:string-value="0" table:formula="of:=IF([.T2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19.225000000000001" table:style-name="ce1">
            <text:p>19.225</text:p>
          </table:table-cell>
          <table:table-cell office:value-type="float" office:value="644.899" table:style-name="ce1">
            <text:p>644.8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475" table:style-name="ce1">
            <text:p>19475</text:p>
          </table:table-cell>
          <table:table-cell office:value-type="float" office:value="35.382199999999997" table:style-name="ce1">
            <text:p>35.38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433108185786427" table:formula="of:=[.G249]/[.O249]" table:style-name="ce5">
            <text:p>8</text:p>
          </table:table-cell>
          <table:table-cell office:value-type="float" office:value="6.3750666967825147" table:formula="of:=[.J249]/[.R249]" table:style-name="ce5">
            <text:p>6</text:p>
          </table:table-cell>
          <table:table-cell office:value-type="string" office:string-value="0" table:formula="of:=IF([.T24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Curve 1</text:p>
          </table:table-cell>
          <table:table-cell office:value-type="float" office:value="1610.48" table:style-name="ce1">
            <text:p>1610.48</text:p>
          </table:table-cell>
          <table:table-cell office:value-type="float" office:value="19.223800000000001" table:style-name="ce1">
            <text:p>19.2238</text:p>
          </table:table-cell>
          <table:table-cell office:value-type="float" office:value="594.327" table:style-name="ce1">
            <text:p>594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946.7" table:style-name="ce1">
            <text:p>17946.7</text:p>
          </table:table-cell>
          <table:table-cell office:value-type="float" office:value="46.564" table:style-name="ce1">
            <text:p>46.5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439339941190617" table:formula="of:=[.G250]/[.O250]" table:style-name="ce5">
            <text:p>7</text:p>
          </table:table-cell>
          <table:table-cell office:value-type="float" office:value="5.8747835423438648" table:formula="of:=[.J250]/[.R250]" table:style-name="ce5">
            <text:p>6</text:p>
          </table:table-cell>
          <table:table-cell office:value-type="string" office:string-value="0" table:formula="of:=IF([.T2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17.979099999999999" table:style-name="ce1">
            <text:p>17.9791</text:p>
          </table:table-cell>
          <table:table-cell office:value-type="float" office:value="286.495" table:style-name="ce1">
            <text:p>286.495</text:p>
          </table:table-cell>
          <table:table-cell office:value-type="float" office:value="1.2749699999999999" table:style-name="ce1">
            <text:p>1.27497</text:p>
          </table:table-cell>
          <table:table-cell office:value-type="string" table:style-name="ce1">
            <text:p>Mixed</text:p>
          </table:table-cell>
          <table:table-cell office:value-type="float" office:value="8057.79" table:style-name="ce1">
            <text:p>8057.79</text:p>
          </table:table-cell>
          <table:table-cell office:value-type="float" office:value="39.116999999999997" table:style-name="ce1">
            <text:p>39.1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955244665733519" table:formula="of:=[.G251]/[.O251]" table:style-name="ce5">
            <text:p>3</text:p>
          </table:table-cell>
          <table:table-cell office:value-type="float" office:value="2.637686710072769" table:formula="of:=[.J251]/[.R251]" table:style-name="ce5">
            <text:p>3</text:p>
          </table:table-cell>
          <table:table-cell office:value-type="string" office:string-value="0" table:formula="of:=IF([.T25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6.956800000000001" table:style-name="ce1">
            <text:p>16.9568</text:p>
          </table:table-cell>
          <table:table-cell office:value-type="float" office:value="761.14200000000005" table:style-name="ce1">
            <text:p>761.1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273.5" table:style-name="ce1">
            <text:p>20273.5</text:p>
          </table:table-cell>
          <table:table-cell office:value-type="float" office:value="25.2913" table:style-name="ce1">
            <text:p>25.29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210170632526729" table:formula="of:=[.G252]/[.O252]" table:style-name="ce5">
            <text:p>9</text:p>
          </table:table-cell>
          <table:table-cell office:value-type="float" office:value="6.6364526150048944" table:formula="of:=[.J252]/[.R252]" table:style-name="ce5">
            <text:p>7</text:p>
          </table:table-cell>
          <table:table-cell office:value-type="string" office:string-value="0" table:formula="of:=IF([.T25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21.9815" table:style-name="ce1">
            <text:p>21.9815</text:p>
          </table:table-cell>
          <table:table-cell office:value-type="float" office:value="1133.8800000000001" table:style-name="ce1">
            <text:p>1133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9151.199999999997" table:style-name="ce1">
            <text:p>39151.2</text:p>
          </table:table-cell>
          <table:table-cell office:value-type="float" office:value="24.717300000000002" table:style-name="ce1">
            <text:p>24.71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438689269125788" table:formula="of:=[.G253]/[.O253]" table:style-name="ce5">
            <text:p>13</text:p>
          </table:table-cell>
          <table:table-cell office:value-type="float" office:value="12.815995443341288" table:formula="of:=[.J253]/[.R253]" table:style-name="ce5">
            <text:p>13</text:p>
          </table:table-cell>
          <table:table-cell office:value-type="string" office:string-value="1" table:formula="of:=IF([.T25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20.216899999999999" table:style-name="ce1">
            <text:p>20.2169</text:p>
          </table:table-cell>
          <table:table-cell office:value-type="float" office:value="1125.74" table:style-name="ce1">
            <text:p>1125.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749.699999999997" table:style-name="ce1">
            <text:p>35749.7</text:p>
          </table:table-cell>
          <table:table-cell office:value-type="float" office:value="39.540799999999997" table:style-name="ce1">
            <text:p>39.54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34221439466757" table:formula="of:=[.G254]/[.O254]" table:style-name="ce5">
            <text:p>13</text:p>
          </table:table-cell>
          <table:table-cell office:value-type="float" office:value="11.702527439792854" table:formula="of:=[.J254]/[.R254]" table:style-name="ce5">
            <text:p>12</text:p>
          </table:table-cell>
          <table:table-cell office:value-type="string" office:string-value="1" table:formula="of:=IF([.T25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Curve 1</text:p>
          </table:table-cell>
          <table:table-cell office:value-type="float" office:value="1611.36" table:style-name="ce1">
            <text:p>1611.36</text:p>
          </table:table-cell>
          <table:table-cell office:value-type="float" office:value="22.759" table:style-name="ce1">
            <text:p>22.759</text:p>
          </table:table-cell>
          <table:table-cell office:value-type="float" office:value="528.84500000000003" table:style-name="ce1">
            <text:p>528.8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906.099999999999" table:style-name="ce1">
            <text:p>18906.1</text:p>
          </table:table-cell>
          <table:table-cell office:value-type="float" office:value="29.5151" table:style-name="ce1">
            <text:p>29.51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678445924884709" table:formula="of:=[.G255]/[.O255]" table:style-name="ce5">
            <text:p>6</text:p>
          </table:table-cell>
          <table:table-cell office:value-type="float" office:value="6.1888394596169389" table:formula="of:=[.J255]/[.R255]" table:style-name="ce5">
            <text:p>6</text:p>
          </table:table-cell>
          <table:table-cell office:value-type="string" office:string-value="0" table:formula="of:=IF([.T25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9.4588" table:style-name="ce1">
            <text:p>19.4588</text:p>
          </table:table-cell>
          <table:table-cell office:value-type="float" office:value="450.625" table:style-name="ce1">
            <text:p>450.6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773.7" table:style-name="ce1">
            <text:p>13773.7</text:p>
          </table:table-cell>
          <table:table-cell office:value-type="float" office:value="41.03" table:style-name="ce1">
            <text:p>41.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407850494759659" table:formula="of:=[.G256]/[.O256]" table:style-name="ce5">
            <text:p>5</text:p>
          </table:table-cell>
          <table:table-cell office:value-type="float" office:value="4.5087679672130081" table:formula="of:=[.J256]/[.R256]" table:style-name="ce5">
            <text:p>5</text:p>
          </table:table-cell>
          <table:table-cell office:value-type="string" office:string-value="0" table:formula="of:=IF([.T2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20.7729" table:style-name="ce1">
            <text:p>20.7729</text:p>
          </table:table-cell>
          <table:table-cell office:value-type="float" office:value="765.56" table:style-name="ce1">
            <text:p>765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980.3" table:style-name="ce1">
            <text:p>24980.3</text:p>
          </table:table-cell>
          <table:table-cell office:value-type="float" office:value="41.733199999999997" table:style-name="ce1">
            <text:p>41.73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733789791441222" table:formula="of:=[.G257]/[.O257]" table:style-name="ce5">
            <text:p>9</text:p>
          </table:table-cell>
          <table:table-cell office:value-type="float" office:value="8.1772055766693832" table:formula="of:=[.J257]/[.R257]" table:style-name="ce5">
            <text:p>8</text:p>
          </table:table-cell>
          <table:table-cell office:value-type="string" office:string-value="0" table:formula="of:=IF([.T25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9.429600000000001" table:style-name="ce1">
            <text:p>19.4296</text:p>
          </table:table-cell>
          <table:table-cell office:value-type="float" office:value="581.92399999999998" table:style-name="ce1">
            <text:p>581.9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760.3" table:style-name="ce1">
            <text:p>17760.3</text:p>
          </table:table-cell>
          <table:table-cell office:value-type="float" office:value="35.532499999999999" table:style-name="ce1">
            <text:p>35.53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969342560471603" table:formula="of:=[.G258]/[.O258]" table:style-name="ce5">
            <text:p>7</text:p>
          </table:table-cell>
          <table:table-cell office:value-type="float" office:value="5.813766215910988" table:formula="of:=[.J258]/[.R258]" table:style-name="ce5">
            <text:p>6</text:p>
          </table:table-cell>
          <table:table-cell office:value-type="string" office:string-value="0" table:formula="of:=IF([.T25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8.4649" table:style-name="ce1">
            <text:p>18.4649</text:p>
          </table:table-cell>
          <table:table-cell office:value-type="float" office:value="740.14099999999996" table:style-name="ce1">
            <text:p>740.1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467.5" table:style-name="ce1">
            <text:p>21467.5</text:p>
          </table:table-cell>
          <table:table-cell office:value-type="float" office:value="32.280099999999997" table:style-name="ce1">
            <text:p>32.28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721142575405064" table:formula="of:=[.G259]/[.O259]" table:style-name="ce5">
            <text:p>9</text:p>
          </table:table-cell>
          <table:table-cell office:value-type="float" office:value="7.027303944194025" table:formula="of:=[.J259]/[.R259]" table:style-name="ce5">
            <text:p>7</text:p>
          </table:table-cell>
          <table:table-cell office:value-type="string" office:string-value="0" table:formula="of:=IF([.T25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Curve 1</text:p>
          </table:table-cell>
          <table:table-cell office:value-type="float" office:value="1610.61" table:style-name="ce1">
            <text:p>1610.61</text:p>
          </table:table-cell>
          <table:table-cell office:value-type="float" office:value="17.675899999999999" table:style-name="ce1">
            <text:p>17.6759</text:p>
          </table:table-cell>
          <table:table-cell office:value-type="float" office:value="931.56799999999998" table:style-name="ce1">
            <text:p>931.5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865.200000000001" table:style-name="ce1">
            <text:p>25865.2</text:p>
          </table:table-cell>
          <table:table-cell office:value-type="float" office:value="37.676900000000003" table:style-name="ce1">
            <text:p>37.67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40897524483166" table:formula="of:=[.G260]/[.O260]" table:style-name="ce5">
            <text:p>11</text:p>
          </table:table-cell>
          <table:table-cell office:value-type="float" office:value="8.4668742041396197" table:formula="of:=[.J260]/[.R260]" table:style-name="ce5">
            <text:p>8</text:p>
          </table:table-cell>
          <table:table-cell office:value-type="string" office:string-value="0" table:formula="of:=IF([.T2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9.129899999999999" table:style-name="ce1">
            <text:p>19.1299</text:p>
          </table:table-cell>
          <table:table-cell office:value-type="float" office:value="610.57799999999997" table:style-name="ce1">
            <text:p>610.5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347.3" table:style-name="ce1">
            <text:p>18347.3</text:p>
          </table:table-cell>
          <table:table-cell office:value-type="float" office:value="30.452400000000001" table:style-name="ce1">
            <text:p>30.45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365400364803021" table:formula="of:=[.G261]/[.O261]" table:style-name="ce5">
            <text:p>7</text:p>
          </table:table-cell>
          <table:table-cell office:value-type="float" office:value="6.0059184187870516" table:formula="of:=[.J261]/[.R261]" table:style-name="ce5">
            <text:p>6</text:p>
          </table:table-cell>
          <table:table-cell office:value-type="string" office:string-value="0" table:formula="of:=IF([.T2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Curve 1</text:p>
          </table:table-cell>
          <table:table-cell office:value-type="float" office:value="1610.63" table:style-name="ce1">
            <text:p>1610.63</text:p>
          </table:table-cell>
          <table:table-cell office:value-type="float" office:value="18.363900000000001" table:style-name="ce1">
            <text:p>18.3639</text:p>
          </table:table-cell>
          <table:table-cell office:value-type="float" office:value="859.01900000000001" table:style-name="ce1">
            <text:p>859.0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779.200000000001" table:style-name="ce1">
            <text:p>24779.2</text:p>
          </table:table-cell>
          <table:table-cell office:value-type="float" office:value="33.295099999999998" table:style-name="ce1">
            <text:p>33.29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81050390936576" table:formula="of:=[.G262]/[.O262]" table:style-name="ce5">
            <text:p>10</text:p>
          </table:table-cell>
          <table:table-cell office:value-type="float" office:value="8.1113762615103102" table:formula="of:=[.J262]/[.R262]" table:style-name="ce5">
            <text:p>8</text:p>
          </table:table-cell>
          <table:table-cell office:value-type="string" office:string-value="0" table:formula="of:=IF([.T2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Curve 1</text:p>
          </table:table-cell>
          <table:table-cell office:value-type="float" office:value="1610.81" table:style-name="ce1">
            <text:p>1610.81</text:p>
          </table:table-cell>
          <table:table-cell office:value-type="float" office:value="19.191700000000001" table:style-name="ce1">
            <text:p>19.1917</text:p>
          </table:table-cell>
          <table:table-cell office:value-type="float" office:value="511.36200000000002" table:style-name="ce1">
            <text:p>511.3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415.7" table:style-name="ce1">
            <text:p>15415.7</text:p>
          </table:table-cell>
          <table:table-cell office:value-type="float" office:value="38.707999999999998" table:style-name="ce1">
            <text:p>38.7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606369475065272" table:formula="of:=[.G263]/[.O263]" table:style-name="ce5">
            <text:p>6</text:p>
          </table:table-cell>
          <table:table-cell office:value-type="float" office:value="5.0462703813910252" table:formula="of:=[.J263]/[.R263]" table:style-name="ce5">
            <text:p>5</text:p>
          </table:table-cell>
          <table:table-cell office:value-type="string" office:string-value="0" table:formula="of:=IF([.T2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urve 1</text:p>
          </table:table-cell>
          <table:table-cell office:value-type="float" office:value="1610.56" table:style-name="ce1">
            <text:p>1610.56</text:p>
          </table:table-cell>
          <table:table-cell office:value-type="float" office:value="19.462599999999998" table:style-name="ce1">
            <text:p>19.4626</text:p>
          </table:table-cell>
          <table:table-cell office:value-type="float" office:value="688.08600000000001" table:style-name="ce1">
            <text:p>688.0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036.1" table:style-name="ce1">
            <text:p>21036.1</text:p>
          </table:table-cell>
          <table:table-cell office:value-type="float" office:value="29.886099999999999" table:style-name="ce1">
            <text:p>29.88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551609909652587" table:formula="of:=[.G264]/[.O264]" table:style-name="ce5">
            <text:p>8</text:p>
          </table:table-cell>
          <table:table-cell office:value-type="float" office:value="6.8860868056578513" table:formula="of:=[.J264]/[.R264]" table:style-name="ce5">
            <text:p>7</text:p>
          </table:table-cell>
          <table:table-cell office:value-type="string" office:string-value="0" table:formula="of:=IF([.T2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Curve 1</text:p>
          </table:table-cell>
          <table:table-cell office:value-type="float" office:value="1611.63" table:style-name="ce1">
            <text:p>1611.63</text:p>
          </table:table-cell>
          <table:table-cell office:value-type="float" office:value="19.423500000000001" table:style-name="ce1">
            <text:p>19.4235</text:p>
          </table:table-cell>
          <table:table-cell office:value-type="float" office:value="710.05399999999997" table:style-name="ce1">
            <text:p>710.0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664" table:style-name="ce1">
            <text:p>21664</text:p>
          </table:table-cell>
          <table:table-cell office:value-type="float" office:value="14.434100000000001" table:style-name="ce1">
            <text:p>14.43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155246325006541" table:formula="of:=[.G265]/[.O265]" table:style-name="ce5">
            <text:p>8</text:p>
          </table:table-cell>
          <table:table-cell office:value-type="float" office:value="7.0916274669625876" table:formula="of:=[.J265]/[.R265]" table:style-name="ce5">
            <text:p>7</text:p>
          </table:table-cell>
          <table:table-cell office:value-type="string" office:string-value="0" table:formula="of:=IF([.T2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Curve 1</text:p>
          </table:table-cell>
          <table:table-cell office:value-type="float" office:value="1610.61" table:style-name="ce1">
            <text:p>1610.61</text:p>
          </table:table-cell>
          <table:table-cell office:value-type="float" office:value="18.270299999999999" table:style-name="ce1">
            <text:p>18.2703</text:p>
          </table:table-cell>
          <table:table-cell office:value-type="float" office:value="1319.08" table:style-name="ce1">
            <text:p>1319.08</text:p>
          </table:table-cell>
          <table:table-cell office:value-type="float" office:value="0.575098" table:style-name="ce1">
            <text:p>0.575098</text:p>
          </table:table-cell>
          <table:table-cell office:value-type="string" table:style-name="ce1">
            <text:p>Mixed</text:p>
          </table:table-cell>
          <table:table-cell office:value-type="float" office:value="37786" table:style-name="ce1">
            <text:p>37786</text:p>
          </table:table-cell>
          <table:table-cell office:value-type="float" office:value="78.542100000000005" table:style-name="ce1">
            <text:p>78.54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633670442302927" table:formula="of:=[.G266]/[.O266]" table:style-name="ce5">
            <text:p>16</text:p>
          </table:table-cell>
          <table:table-cell office:value-type="float" office:value="12.369102449531404" table:formula="of:=[.J266]/[.R266]" table:style-name="ce5">
            <text:p>12</text:p>
          </table:table-cell>
          <table:table-cell office:value-type="string" office:string-value="1" table:formula="of:=IF([.T26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Curve 1</text:p>
          </table:table-cell>
          <table:table-cell office:value-type="float" office:value="1611.04" table:style-name="ce1">
            <text:p>1611.04</text:p>
          </table:table-cell>
          <table:table-cell office:value-type="float" office:value="19.865300000000001" table:style-name="ce1">
            <text:p>19.8653</text:p>
          </table:table-cell>
          <table:table-cell office:value-type="float" office:value="314.14" table:style-name="ce1">
            <text:p>314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802.5300000000007" table:style-name="ce1">
            <text:p>9802.53</text:p>
          </table:table-cell>
          <table:table-cell office:value-type="float" office:value="20.9483" table:style-name="ce1">
            <text:p>20.94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7231716292757389" table:formula="of:=[.G267]/[.O267]" table:style-name="ce5">
            <text:p>4</text:p>
          </table:table-cell>
          <table:table-cell office:value-type="float" office:value="3.2088206699466757" table:formula="of:=[.J267]/[.R267]" table:style-name="ce5">
            <text:p>3</text:p>
          </table:table-cell>
          <table:table-cell office:value-type="string" office:string-value="0" table:formula="of:=IF([.T2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Curve 1</text:p>
          </table:table-cell>
          <table:table-cell office:value-type="float" office:value="1610.5" table:style-name="ce1">
            <text:p>1610.5</text:p>
          </table:table-cell>
          <table:table-cell office:value-type="float" office:value="19.234500000000001" table:style-name="ce1">
            <text:p>19.2345</text:p>
          </table:table-cell>
          <table:table-cell office:value-type="float" office:value="617.16800000000001" table:style-name="ce1">
            <text:p>617.1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646.8" table:style-name="ce1">
            <text:p>18646.8</text:p>
          </table:table-cell>
          <table:table-cell office:value-type="float" office:value="28.931100000000001" table:style-name="ce1">
            <text:p>28.93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146443881608496" table:formula="of:=[.G268]/[.O268]" table:style-name="ce5">
            <text:p>7</text:p>
          </table:table-cell>
          <table:table-cell office:value-type="float" office:value="6.1039585972561845" table:formula="of:=[.J268]/[.R268]" table:style-name="ce5">
            <text:p>6</text:p>
          </table:table-cell>
          <table:table-cell office:value-type="string" office:string-value="0" table:formula="of:=IF([.T2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Curve 1</text:p>
          </table:table-cell>
          <table:table-cell office:value-type="float" office:value="1610.14" table:style-name="ce1">
            <text:p>1610.14</text:p>
          </table:table-cell>
          <table:table-cell office:value-type="float" office:value="19.914000000000001" table:style-name="ce1">
            <text:p>19.914</text:p>
          </table:table-cell>
          <table:table-cell office:value-type="float" office:value="880.92499999999995" table:style-name="ce1">
            <text:p>880.9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556" table:style-name="ce1">
            <text:p>27556</text:p>
          </table:table-cell>
          <table:table-cell office:value-type="float" office:value="29.865600000000001" table:style-name="ce1">
            <text:p>29.86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440679211560866" table:formula="of:=[.G269]/[.O269]" table:style-name="ce5">
            <text:p>10</text:p>
          </table:table-cell>
          <table:table-cell office:value-type="float" office:value="9.0203511115039277" table:formula="of:=[.J269]/[.R269]" table:style-name="ce5">
            <text:p>9</text:p>
          </table:table-cell>
          <table:table-cell office:value-type="string" office:string-value="0" table:formula="of:=IF([.T2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9.427399999999999" table:style-name="ce1">
            <text:p>19.4274</text:p>
          </table:table-cell>
          <table:table-cell office:value-type="float" office:value="1003.42" table:style-name="ce1">
            <text:p>1003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620.799999999999" table:style-name="ce1">
            <text:p>30620.8</text:p>
          </table:table-cell>
          <table:table-cell office:value-type="float" office:value="38.701599999999999" table:style-name="ce1">
            <text:p>38.70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892483848754893" table:formula="of:=[.G270]/[.O270]" table:style-name="ce5">
            <text:p>12</text:p>
          </table:table-cell>
          <table:table-cell office:value-type="float" office:value="10.023601658990399" table:formula="of:=[.J270]/[.R270]" table:style-name="ce5">
            <text:p>10</text:p>
          </table:table-cell>
          <table:table-cell office:value-type="string" office:string-value="0" table:formula="of:=IF([.T2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17.709800000000001" table:style-name="ce1">
            <text:p>17.7098</text:p>
          </table:table-cell>
          <table:table-cell office:value-type="float" office:value="513.18200000000002" table:style-name="ce1">
            <text:p>513.1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276" table:style-name="ce1">
            <text:p>14276</text:p>
          </table:table-cell>
          <table:table-cell office:value-type="float" office:value="43.651000000000003" table:style-name="ce1">
            <text:p>43.6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822074968325666" table:formula="of:=[.G271]/[.O271]" table:style-name="ce5">
            <text:p>6</text:p>
          </table:table-cell>
          <table:table-cell office:value-type="float" office:value="4.6731939493333599" table:formula="of:=[.J271]/[.R271]" table:style-name="ce5">
            <text:p>5</text:p>
          </table:table-cell>
          <table:table-cell office:value-type="string" office:string-value="0" table:formula="of:=IF([.T2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Curve 1</text:p>
          </table:table-cell>
          <table:table-cell office:value-type="float" office:value="1610.65" table:style-name="ce1">
            <text:p>1610.65</text:p>
          </table:table-cell>
          <table:table-cell office:value-type="float" office:value="18.871200000000002" table:style-name="ce1">
            <text:p>18.8712</text:p>
          </table:table-cell>
          <table:table-cell office:value-type="float" office:value="934.04" table:style-name="ce1">
            <text:p>934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687.599999999999" table:style-name="ce1">
            <text:p>27687.6</text:p>
          </table:table-cell>
          <table:table-cell office:value-type="float" office:value="42.088700000000003" table:style-name="ce1">
            <text:p>42.08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70195545326005" table:formula="of:=[.G272]/[.O272]" table:style-name="ce5">
            <text:p>11</text:p>
          </table:table-cell>
          <table:table-cell office:value-type="float" office:value="9.0634298677194121" table:formula="of:=[.J272]/[.R272]" table:style-name="ce5">
            <text:p>9</text:p>
          </table:table-cell>
          <table:table-cell office:value-type="string" office:string-value="0" table:formula="of:=IF([.T2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8.6022" table:style-name="ce1">
            <text:p>18.6022</text:p>
          </table:table-cell>
          <table:table-cell office:value-type="float" office:value="389.64" table:style-name="ce1">
            <text:p>389.64</text:p>
          </table:table-cell>
          <table:table-cell office:value-type="float" office:value="1.59512E-3" table:style-name="ce1">
            <text:p>0.00159512</text:p>
          </table:table-cell>
          <table:table-cell office:value-type="string" table:style-name="ce1">
            <text:p>Mixed</text:p>
          </table:table-cell>
          <table:table-cell office:value-type="float" office:value="11385.3" table:style-name="ce1">
            <text:p>11385.3</text:p>
          </table:table-cell>
          <table:table-cell office:value-type="float" office:value="29.168099999999999" table:style-name="ce1">
            <text:p>29.16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179938678009771" table:formula="of:=[.G273]/[.O273]" table:style-name="ce5">
            <text:p>5</text:p>
          </table:table-cell>
          <table:table-cell office:value-type="float" office:value="3.7269343703660058" table:formula="of:=[.J273]/[.R273]" table:style-name="ce5">
            <text:p>4</text:p>
          </table:table-cell>
          <table:table-cell office:value-type="string" office:string-value="0" table:formula="of:=IF([.T2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Curve 1</text:p>
          </table:table-cell>
          <table:table-cell office:value-type="float" office:value="1611.16" table:style-name="ce1">
            <text:p>1611.16</text:p>
          </table:table-cell>
          <table:table-cell office:value-type="float" office:value="20.116399999999999" table:style-name="ce1">
            <text:p>20.1164</text:p>
          </table:table-cell>
          <table:table-cell office:value-type="float" office:value="613.34900000000005" table:style-name="ce1">
            <text:p>613.3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381" table:style-name="ce1">
            <text:p>19381</text:p>
          </table:table-cell>
          <table:table-cell office:value-type="float" office:value="27.830100000000002" table:style-name="ce1">
            <text:p>27.83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693817904267055" table:formula="of:=[.G274]/[.O274]" table:style-name="ce5">
            <text:p>7</text:p>
          </table:table-cell>
          <table:table-cell office:value-type="float" office:value="6.3442961566285963" table:formula="of:=[.J274]/[.R274]" table:style-name="ce5">
            <text:p>6</text:p>
          </table:table-cell>
          <table:table-cell office:value-type="string" office:string-value="0" table:formula="of:=IF([.T2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Curve 1</text:p>
          </table:table-cell>
          <table:table-cell office:value-type="float" office:value="1615.55" table:style-name="ce1">
            <text:p>1615.55</text:p>
          </table:table-cell>
          <table:table-cell office:value-type="float" office:value="27.063600000000001" table:style-name="ce1">
            <text:p>27.0636</text:p>
          </table:table-cell>
          <table:table-cell office:value-type="float" office:value="447.911" table:style-name="ce1">
            <text:p>447.911</text:p>
          </table:table-cell>
          <table:table-cell office:value-type="float" office:value="87.391199999999998" table:style-name="ce1">
            <text:p>87.3912</text:p>
          </table:table-cell>
          <table:table-cell office:value-type="string" table:style-name="ce1">
            <text:p>Mixed</text:p>
          </table:table-cell>
          <table:table-cell office:value-type="float" office:value="13677.4" table:style-name="ce1">
            <text:p>13677.4</text:p>
          </table:table-cell>
          <table:table-cell office:value-type="float" office:value="7.6166200000000002" table:style-name="ce1">
            <text:p>7.616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086188566897734" table:formula="of:=[.G275]/[.O275]" table:style-name="ce5">
            <text:p>5</text:p>
          </table:table-cell>
          <table:table-cell office:value-type="float" office:value="4.4772445308638336" table:formula="of:=[.J275]/[.R275]" table:style-name="ce5">
            <text:p>4</text:p>
          </table:table-cell>
          <table:table-cell office:value-type="string" office:string-value="0" table:formula="of:=IF([.T2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Curve 1</text:p>
          </table:table-cell>
          <table:table-cell office:value-type="float" office:value="1610.59" table:style-name="ce1">
            <text:p>1610.59</text:p>
          </table:table-cell>
          <table:table-cell office:value-type="float" office:value="18.430099999999999" table:style-name="ce1">
            <text:p>18.4301</text:p>
          </table:table-cell>
          <table:table-cell office:value-type="float" office:value="958.15700000000004" table:style-name="ce1">
            <text:p>958.1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38.6" table:style-name="ce1">
            <text:p>27738.6</text:p>
          </table:table-cell>
          <table:table-cell office:value-type="float" office:value="80.427800000000005" table:style-name="ce1">
            <text:p>80.42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56029027796378" table:formula="of:=[.G276]/[.O276]" table:style-name="ce5">
            <text:p>11</text:p>
          </table:table-cell>
          <table:table-cell office:value-type="float" office:value="9.0801245224837714" table:formula="of:=[.J276]/[.R276]" table:style-name="ce5">
            <text:p>9</text:p>
          </table:table-cell>
          <table:table-cell office:value-type="string" office:string-value="0" table:formula="of:=IF([.T2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Curve 1</text:p>
          </table:table-cell>
          <table:table-cell office:value-type="float" office:value="1611.62" table:style-name="ce1">
            <text:p>1611.62</text:p>
          </table:table-cell>
          <table:table-cell office:value-type="float" office:value="20.633199999999999" table:style-name="ce1">
            <text:p>20.6332</text:p>
          </table:table-cell>
          <table:table-cell office:value-type="float" office:value="580.05999999999995" table:style-name="ce1">
            <text:p>58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800.099999999999" table:style-name="ce1">
            <text:p>18800.1</text:p>
          </table:table-cell>
          <table:table-cell office:value-type="float" office:value="39.267699999999998" table:style-name="ce1">
            <text:p>39.26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748422209132389" table:formula="of:=[.G277]/[.O277]" table:style-name="ce5">
            <text:p>7</text:p>
          </table:table-cell>
          <table:table-cell office:value-type="float" office:value="6.1541407654008191" table:formula="of:=[.J277]/[.R277]" table:style-name="ce5">
            <text:p>6</text:p>
          </table:table-cell>
          <table:table-cell office:value-type="string" office:string-value="0" table:formula="of:=IF([.T2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8.193000000000001" table:style-name="ce1">
            <text:p>18.193</text:p>
          </table:table-cell>
          <table:table-cell office:value-type="float" office:value="857.62300000000005" table:style-name="ce1">
            <text:p>857.6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508.7" table:style-name="ce1">
            <text:p>24508.7</text:p>
          </table:table-cell>
          <table:table-cell office:value-type="float" office:value="41.673900000000003" table:style-name="ce1">
            <text:p>41.67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64505068486495" table:formula="of:=[.G278]/[.O278]" table:style-name="ce5">
            <text:p>10</text:p>
          </table:table-cell>
          <table:table-cell office:value-type="float" office:value="8.0228291220248327" table:formula="of:=[.J278]/[.R278]" table:style-name="ce5">
            <text:p>8</text:p>
          </table:table-cell>
          <table:table-cell office:value-type="string" office:string-value="0" table:formula="of:=IF([.T2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9.257999999999999" table:style-name="ce1">
            <text:p>19.258</text:p>
          </table:table-cell>
          <table:table-cell office:value-type="float" office:value="1023.99" table:style-name="ce1">
            <text:p>1023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976.2" table:style-name="ce1">
            <text:p>30976.2</text:p>
          </table:table-cell>
          <table:table-cell office:value-type="float" office:value="36.005099999999999" table:style-name="ce1">
            <text:p>36.00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36278463939849" table:formula="of:=[.G279]/[.O279]" table:style-name="ce5">
            <text:p>12</text:p>
          </table:table-cell>
          <table:table-cell office:value-type="float" office:value="10.139940488465959" table:formula="of:=[.J279]/[.R279]" table:style-name="ce5">
            <text:p>10</text:p>
          </table:table-cell>
          <table:table-cell office:value-type="string" office:string-value="0" table:formula="of:=IF([.T2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Curve 1</text:p>
          </table:table-cell>
          <table:table-cell office:value-type="float" office:value="1610.92" table:style-name="ce1">
            <text:p>1610.92</text:p>
          </table:table-cell>
          <table:table-cell office:value-type="float" office:value="17.4556" table:style-name="ce1">
            <text:p>17.4556</text:p>
          </table:table-cell>
          <table:table-cell office:value-type="float" office:value="577.99599999999998" table:style-name="ce1">
            <text:p>577.9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848.1" table:style-name="ce1">
            <text:p>15848.1</text:p>
          </table:table-cell>
          <table:table-cell office:value-type="float" office:value="57.954099999999997" table:style-name="ce1">
            <text:p>57.95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5037979574349" table:formula="of:=[.G280]/[.O280]" table:style-name="ce5">
            <text:p>7</text:p>
          </table:table-cell>
          <table:table-cell office:value-type="float" office:value="5.1878148660990488" table:formula="of:=[.J280]/[.R280]" table:style-name="ce5">
            <text:p>5</text:p>
          </table:table-cell>
          <table:table-cell office:value-type="string" office:string-value="0" table:formula="of:=IF([.T2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19.841899999999999" table:style-name="ce1">
            <text:p>19.8419</text:p>
          </table:table-cell>
          <table:table-cell office:value-type="float" office:value="557.04999999999995" table:style-name="ce1">
            <text:p>557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361.900000000001" table:style-name="ce1">
            <text:p>17361.9</text:p>
          </table:table-cell>
          <table:table-cell office:value-type="float" office:value="39.028199999999998" table:style-name="ce1">
            <text:p>39.02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021288472911763" table:formula="of:=[.G281]/[.O281]" table:style-name="ce5">
            <text:p>7</text:p>
          </table:table-cell>
          <table:table-cell office:value-type="float" office:value="5.6833515010458715" table:formula="of:=[.J281]/[.R281]" table:style-name="ce5">
            <text:p>6</text:p>
          </table:table-cell>
          <table:table-cell office:value-type="string" office:string-value="0" table:formula="of:=IF([.T2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9.727900000000002" table:style-name="ce1">
            <text:p>19.7279</text:p>
          </table:table-cell>
          <table:table-cell office:value-type="float" office:value="378.70100000000002" table:style-name="ce1">
            <text:p>378.7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1735.4" table:style-name="ce1">
            <text:p>11735.4</text:p>
          </table:table-cell>
          <table:table-cell office:value-type="float" office:value="38.210099999999997" table:style-name="ce1">
            <text:p>38.21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4883453847913408" table:formula="of:=[.G282]/[.O282]" table:style-name="ce5">
            <text:p>4</text:p>
          </table:table-cell>
          <table:table-cell office:value-type="float" office:value="3.8415382651307586" table:formula="of:=[.J282]/[.R282]" table:style-name="ce5">
            <text:p>4</text:p>
          </table:table-cell>
          <table:table-cell office:value-type="string" office:string-value="0" table:formula="of:=IF([.T2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Curve 1</text:p>
          </table:table-cell>
          <table:table-cell office:value-type="float" office:value="1611.62" table:style-name="ce1">
            <text:p>1611.62</text:p>
          </table:table-cell>
          <table:table-cell office:value-type="float" office:value="23.011900000000001" table:style-name="ce1">
            <text:p>23.0119</text:p>
          </table:table-cell>
          <table:table-cell office:value-type="float" office:value="286.459" table:style-name="ce1">
            <text:p>286.459</text:p>
          </table:table-cell>
          <table:table-cell office:value-type="float" office:value="16.7422" table:style-name="ce1">
            <text:p>16.7422</text:p>
          </table:table-cell>
          <table:table-cell office:value-type="string" table:style-name="ce1">
            <text:p>Mixed</text:p>
          </table:table-cell>
          <table:table-cell office:value-type="float" office:value="9795.83" table:style-name="ce1">
            <text:p>9795.83</text:p>
          </table:table-cell>
          <table:table-cell office:value-type="float" office:value="46.718400000000003" table:style-name="ce1">
            <text:p>46.71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950977963669029" table:formula="of:=[.G283]/[.O283]" table:style-name="ce5">
            <text:p>3</text:p>
          </table:table-cell>
          <table:table-cell office:value-type="float" office:value="3.206627450595279" table:formula="of:=[.J283]/[.R283]" table:style-name="ce5">
            <text:p>3</text:p>
          </table:table-cell>
          <table:table-cell office:value-type="string" office:string-value="0" table:formula="of:=IF([.T2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8.523299999999999" table:style-name="ce1">
            <text:p>18.5233</text:p>
          </table:table-cell>
          <table:table-cell office:value-type="float" office:value="661.32399999999996" table:style-name="ce1">
            <text:p>661.3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242.099999999999" table:style-name="ce1">
            <text:p>19242.1</text:p>
          </table:table-cell>
          <table:table-cell office:value-type="float" office:value="35.013800000000003" table:style-name="ce1">
            <text:p>35.01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379791002710535" table:formula="of:=[.G284]/[.O284]" table:style-name="ce5">
            <text:p>8</text:p>
          </table:table-cell>
          <table:table-cell office:value-type="float" office:value="6.298827773358604" table:formula="of:=[.J284]/[.R284]" table:style-name="ce5">
            <text:p>6</text:p>
          </table:table-cell>
          <table:table-cell office:value-type="string" office:string-value="0" table:formula="of:=IF([.T2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20.914000000000001" table:style-name="ce1">
            <text:p>20.914</text:p>
          </table:table-cell>
          <table:table-cell office:value-type="float" office:value="1183.68" table:style-name="ce1">
            <text:p>1183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8885.699999999997" table:style-name="ce1">
            <text:p>38885.7</text:p>
          </table:table-cell>
          <table:table-cell office:value-type="float" office:value="43.8386" table:style-name="ce1">
            <text:p>43.83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028916388047071" table:formula="of:=[.G285]/[.O285]" table:style-name="ce5">
            <text:p>14</text:p>
          </table:table-cell>
          <table:table-cell office:value-type="float" office:value="12.729085034715061" table:formula="of:=[.J285]/[.R285]" table:style-name="ce5">
            <text:p>13</text:p>
          </table:table-cell>
          <table:table-cell office:value-type="string" office:string-value="1" table:formula="of:=IF([.T28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Curve 1</text:p>
          </table:table-cell>
          <table:table-cell office:value-type="float" office:value="1611.75" table:style-name="ce1">
            <text:p>1611.75</text:p>
          </table:table-cell>
          <table:table-cell office:value-type="float" office:value="20.853400000000001" table:style-name="ce1">
            <text:p>20.8534</text:p>
          </table:table-cell>
          <table:table-cell office:value-type="float" office:value="662.56399999999996" table:style-name="ce1">
            <text:p>662.5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703.3" table:style-name="ce1">
            <text:p>21703.3</text:p>
          </table:table-cell>
          <table:table-cell office:value-type="float" office:value="38.113900000000001" table:style-name="ce1">
            <text:p>38.11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526755184931893" table:formula="of:=[.G286]/[.O286]" table:style-name="ce5">
            <text:p>8</text:p>
          </table:table-cell>
          <table:table-cell office:value-type="float" office:value="7.1044921715163003" table:formula="of:=[.J286]/[.R286]" table:style-name="ce5">
            <text:p>7</text:p>
          </table:table-cell>
          <table:table-cell office:value-type="string" office:string-value="0" table:formula="of:=IF([.T2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Curve 1</text:p>
          </table:table-cell>
          <table:table-cell office:value-type="float" office:value="1610.85" table:style-name="ce1">
            <text:p>1610.85</text:p>
          </table:table-cell>
          <table:table-cell office:value-type="float" office:value="19.406199999999998" table:style-name="ce1">
            <text:p>19.4062</text:p>
          </table:table-cell>
          <table:table-cell office:value-type="float" office:value="557.327" table:style-name="ce1">
            <text:p>557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989.099999999999" table:style-name="ce1">
            <text:p>16989.1</text:p>
          </table:table-cell>
          <table:table-cell office:value-type="float" office:value="24.072199999999999" table:style-name="ce1">
            <text:p>24.07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054118374907995" table:formula="of:=[.G287]/[.O287]" table:style-name="ce5">
            <text:p>7</text:p>
          </table:table-cell>
          <table:table-cell office:value-type="float" office:value="5.5613168481801187" table:formula="of:=[.J287]/[.R287]" table:style-name="ce5">
            <text:p>6</text:p>
          </table:table-cell>
          <table:table-cell office:value-type="string" office:string-value="0" table:formula="of:=IF([.T2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487200000000001" table:style-name="ce1">
            <text:p>19.4872</text:p>
          </table:table-cell>
          <table:table-cell office:value-type="float" office:value="573.69100000000003" table:style-name="ce1">
            <text:p>573.6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560.900000000001" table:style-name="ce1">
            <text:p>17560.9</text:p>
          </table:table-cell>
          <table:table-cell office:value-type="float" office:value="29.466799999999999" table:style-name="ce1">
            <text:p>29.46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7993571502222832" table:formula="of:=[.G288]/[.O288]" table:style-name="ce5">
            <text:p>7</text:p>
          </table:table-cell>
          <table:table-cell office:value-type="float" office:value="5.7484933892440599" table:formula="of:=[.J288]/[.R288]" table:style-name="ce5">
            <text:p>6</text:p>
          </table:table-cell>
          <table:table-cell office:value-type="string" office:string-value="0" table:formula="of:=IF([.T2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Curve 1</text:p>
          </table:table-cell>
          <table:table-cell office:value-type="float" office:value="1610.29" table:style-name="ce1">
            <text:p>1610.29</text:p>
          </table:table-cell>
          <table:table-cell office:value-type="float" office:value="19.7727" table:style-name="ce1">
            <text:p>19.7727</text:p>
          </table:table-cell>
          <table:table-cell office:value-type="float" office:value="669.73" table:style-name="ce1">
            <text:p>669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01" table:style-name="ce1">
            <text:p>20801</text:p>
          </table:table-cell>
          <table:table-cell office:value-type="float" office:value="29.111499999999999" table:style-name="ce1">
            <text:p>29.11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376065934769233" table:formula="of:=[.G289]/[.O289]" table:style-name="ce5">
            <text:p>8</text:p>
          </table:table-cell>
          <table:table-cell office:value-type="float" office:value="6.8091277206558711" table:formula="of:=[.J289]/[.R289]" table:style-name="ce5">
            <text:p>7</text:p>
          </table:table-cell>
          <table:table-cell office:value-type="string" office:string-value="0" table:formula="of:=IF([.T2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18.073399999999999" table:style-name="ce1">
            <text:p>18.0734</text:p>
          </table:table-cell>
          <table:table-cell office:value-type="float" office:value="392.12400000000002" table:style-name="ce1">
            <text:p>392.1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1132.2" table:style-name="ce1">
            <text:p>11132.2</text:p>
          </table:table-cell>
          <table:table-cell office:value-type="float" office:value="26.706399999999999" table:style-name="ce1">
            <text:p>26.70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474341120459668" table:formula="of:=[.G290]/[.O290]" table:style-name="ce5">
            <text:p>5</text:p>
          </table:table-cell>
          <table:table-cell office:value-type="float" office:value="3.6440830542707223" table:formula="of:=[.J290]/[.R290]" table:style-name="ce5">
            <text:p>4</text:p>
          </table:table-cell>
          <table:table-cell office:value-type="string" office:string-value="0" table:formula="of:=IF([.T2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Curve 1</text:p>
          </table:table-cell>
          <table:table-cell office:value-type="float" office:value="1611.85" table:style-name="ce1">
            <text:p>1611.85</text:p>
          </table:table-cell>
          <table:table-cell office:value-type="float" office:value="21.061399999999999" table:style-name="ce1">
            <text:p>21.0614</text:p>
          </table:table-cell>
          <table:table-cell office:value-type="float" office:value="684.52" table:style-name="ce1">
            <text:p>684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646.1" table:style-name="ce1">
            <text:p>22646.1</text:p>
          </table:table-cell>
          <table:table-cell office:value-type="float" office:value="33.627400000000002" table:style-name="ce1">
            <text:p>33.62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128969366264361" table:formula="of:=[.G291]/[.O291]" table:style-name="ce5">
            <text:p>8</text:p>
          </table:table-cell>
          <table:table-cell office:value-type="float" office:value="7.4131141423366627" table:formula="of:=[.J291]/[.R291]" table:style-name="ce5">
            <text:p>7</text:p>
          </table:table-cell>
          <table:table-cell office:value-type="string" office:string-value="0" table:formula="of:=IF([.T2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19.7822" table:style-name="ce1">
            <text:p>19.7822</text:p>
          </table:table-cell>
          <table:table-cell office:value-type="float" office:value="811.00300000000004" table:style-name="ce1">
            <text:p>811.0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200.9" table:style-name="ce1">
            <text:p>25200.9</text:p>
          </table:table-cell>
          <table:table-cell office:value-type="float" office:value="31.313700000000001" table:style-name="ce1">
            <text:p>31.313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119671511348841" table:formula="of:=[.G292]/[.O292]" table:style-name="ce5">
            <text:p>10</text:p>
          </table:table-cell>
          <table:table-cell office:value-type="float" office:value="8.2494181421795378" table:formula="of:=[.J292]/[.R292]" table:style-name="ce5">
            <text:p>8</text:p>
          </table:table-cell>
          <table:table-cell office:value-type="string" office:string-value="0" table:formula="of:=IF([.T2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8.776199999999999" table:style-name="ce1">
            <text:p>18.7762</text:p>
          </table:table-cell>
          <table:table-cell office:value-type="float" office:value="431.42500000000001" table:style-name="ce1">
            <text:p>431.4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724.3" table:style-name="ce1">
            <text:p>12724.3</text:p>
          </table:table-cell>
          <table:table-cell office:value-type="float" office:value="16.7654" table:style-name="ce1">
            <text:p>16.76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132276060364354" table:formula="of:=[.G293]/[.O293]" table:style-name="ce5">
            <text:p>5</text:p>
          </table:table-cell>
          <table:table-cell office:value-type="float" office:value="4.1652508944734148" table:formula="of:=[.J293]/[.R293]" table:style-name="ce5">
            <text:p>4</text:p>
          </table:table-cell>
          <table:table-cell office:value-type="string" office:string-value="0" table:formula="of:=IF([.T2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Curve 1</text:p>
          </table:table-cell>
          <table:table-cell office:value-type="float" office:value="1611.58" table:style-name="ce1">
            <text:p>1611.58</text:p>
          </table:table-cell>
          <table:table-cell office:value-type="float" office:value="21.3523" table:style-name="ce1">
            <text:p>21.3523</text:p>
          </table:table-cell>
          <table:table-cell office:value-type="float" office:value="614.10500000000002" table:style-name="ce1">
            <text:p>614.1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597.099999999999" table:style-name="ce1">
            <text:p>20597.1</text:p>
          </table:table-cell>
          <table:table-cell office:value-type="float" office:value="31.5031" table:style-name="ce1">
            <text:p>31.50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783418647621367" table:formula="of:=[.G294]/[.O294]" table:style-name="ce5">
            <text:p>7</text:p>
          </table:table-cell>
          <table:table-cell office:value-type="float" office:value="6.7423818362156158" table:formula="of:=[.J294]/[.R294]" table:style-name="ce5">
            <text:p>7</text:p>
          </table:table-cell>
          <table:table-cell office:value-type="string" office:string-value="0" table:formula="of:=IF([.T2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19.7378" table:style-name="ce1">
            <text:p>19.7378</text:p>
          </table:table-cell>
          <table:table-cell office:value-type="float" office:value="304.38200000000001" table:style-name="ce1">
            <text:p>304.3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9437.1" table:style-name="ce1">
            <text:p>9437.1</text:p>
          </table:table-cell>
          <table:table-cell office:value-type="float" office:value="30.744" table:style-name="ce1">
            <text:p>30.7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6075202994276689" table:formula="of:=[.G295]/[.O295]" table:style-name="ce5">
            <text:p>4</text:p>
          </table:table-cell>
          <table:table-cell office:value-type="float" office:value="3.0891985583674595" table:formula="of:=[.J295]/[.R295]" table:style-name="ce5">
            <text:p>3</text:p>
          </table:table-cell>
          <table:table-cell office:value-type="string" office:string-value="0" table:formula="of:=IF([.T29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21.634599999999999" table:style-name="ce1">
            <text:p>21.6346</text:p>
          </table:table-cell>
          <table:table-cell office:value-type="float" office:value="213.58799999999999" table:style-name="ce1">
            <text:p>213.5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258.47" table:style-name="ce1">
            <text:p>7258.47</text:p>
          </table:table-cell>
          <table:table-cell office:value-type="float" office:value="14.160500000000001" table:style-name="ce1">
            <text:p>14.16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5314343348626296" table:formula="of:=[.G296]/[.O296]" table:style-name="ce5">
            <text:p>3</text:p>
          </table:table-cell>
          <table:table-cell office:value-type="float" office:value="2.3760323679894726" table:formula="of:=[.J296]/[.R296]" table:style-name="ce5">
            <text:p>2</text:p>
          </table:table-cell>
          <table:table-cell office:value-type="string" office:string-value="0" table:formula="of:=IF([.T2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17.048500000000001" table:style-name="ce1">
            <text:p>17.0485</text:p>
          </table:table-cell>
          <table:table-cell office:value-type="float" office:value="411.89" table:style-name="ce1">
            <text:p>411.89</text:p>
          </table:table-cell>
          <table:table-cell office:value-type="float" office:value="2.2968799999999998E-3" table:style-name="ce1">
            <text:p>0.00229688</text:p>
          </table:table-cell>
          <table:table-cell office:value-type="string" table:style-name="ce1">
            <text:p>Mixed</text:p>
          </table:table-cell>
          <table:table-cell office:value-type="float" office:value="11030.2" table:style-name="ce1">
            <text:p>11030.2</text:p>
          </table:table-cell>
          <table:table-cell office:value-type="float" office:value="27.404199999999999" table:style-name="ce1">
            <text:p>27.404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8816997592868914" table:formula="of:=[.G297]/[.O297]" table:style-name="ce5">
            <text:p>5</text:p>
          </table:table-cell>
          <table:table-cell office:value-type="float" office:value="3.6106937447420027" table:formula="of:=[.J297]/[.R297]" table:style-name="ce5">
            <text:p>4</text:p>
          </table:table-cell>
          <table:table-cell office:value-type="string" office:string-value="0" table:formula="of:=IF([.T2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19.8858" table:style-name="ce1">
            <text:p>19.8858</text:p>
          </table:table-cell>
          <table:table-cell office:value-type="float" office:value="647.60199999999998" table:style-name="ce1">
            <text:p>647.6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228.900000000001" table:style-name="ce1">
            <text:p>20228.9</text:p>
          </table:table-cell>
          <table:table-cell office:value-type="float" office:value="41.703299999999999" table:style-name="ce1">
            <text:p>41.70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753466399128634" table:formula="of:=[.G298]/[.O298]" table:style-name="ce5">
            <text:p>8</text:p>
          </table:table-cell>
          <table:table-cell office:value-type="float" office:value="6.6218529757403761" table:formula="of:=[.J298]/[.R298]" table:style-name="ce5">
            <text:p>7</text:p>
          </table:table-cell>
          <table:table-cell office:value-type="string" office:string-value="0" table:formula="of:=IF([.T2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Curve 1</text:p>
          </table:table-cell>
          <table:table-cell office:value-type="float" office:value="1610.28" table:style-name="ce1">
            <text:p>1610.28</text:p>
          </table:table-cell>
          <table:table-cell office:value-type="float" office:value="18.155200000000001" table:style-name="ce1">
            <text:p>18.1552</text:p>
          </table:table-cell>
          <table:table-cell office:value-type="float" office:value="590.93299999999999" table:style-name="ce1">
            <text:p>590.9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852.3" table:style-name="ce1">
            <text:p>16852.3</text:p>
          </table:table-cell>
          <table:table-cell office:value-type="float" office:value="25.869800000000001" table:style-name="ce1">
            <text:p>25.86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037084752110532" table:formula="of:=[.G299]/[.O299]" table:style-name="ce5">
            <text:p>7</text:p>
          </table:table-cell>
          <table:table-cell office:value-type="float" office:value="5.5165358918710128" table:formula="of:=[.J299]/[.R299]" table:style-name="ce5">
            <text:p>6</text:p>
          </table:table-cell>
          <table:table-cell office:value-type="string" office:string-value="0" table:formula="of:=IF([.T2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Curve 1</text:p>
          </table:table-cell>
          <table:table-cell office:value-type="float" office:value="1610.49" table:style-name="ce1">
            <text:p>1610.49</text:p>
          </table:table-cell>
          <table:table-cell office:value-type="float" office:value="18.334499999999998" table:style-name="ce1">
            <text:p>18.3345</text:p>
          </table:table-cell>
          <table:table-cell office:value-type="float" office:value="666.52700000000004" table:style-name="ce1">
            <text:p>666.5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195.8" table:style-name="ce1">
            <text:p>19195.8</text:p>
          </table:table-cell>
          <table:table-cell office:value-type="float" office:value="45.750399999999999" table:style-name="ce1">
            <text:p>45.75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996447970531314" table:formula="of:=[.G300]/[.O300]" table:style-name="ce5">
            <text:p>8</text:p>
          </table:table-cell>
          <table:table-cell office:value-type="float" office:value="6.2836716456019408" table:formula="of:=[.J300]/[.R300]" table:style-name="ce5">
            <text:p>6</text:p>
          </table:table-cell>
          <table:table-cell office:value-type="string" office:string-value="0" table:formula="of:=IF([.T3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urve 1</text:p>
          </table:table-cell>
          <table:table-cell office:value-type="float" office:value="1612.49" table:style-name="ce1">
            <text:p>1612.49</text:p>
          </table:table-cell>
          <table:table-cell office:value-type="float" office:value="22.951499999999999" table:style-name="ce1">
            <text:p>22.9515</text:p>
          </table:table-cell>
          <table:table-cell office:value-type="float" office:value="447.18" table:style-name="ce1">
            <text:p>447.18</text:p>
          </table:table-cell>
          <table:table-cell office:value-type="float" office:value="19.0747" table:style-name="ce1">
            <text:p>19.0747</text:p>
          </table:table-cell>
          <table:table-cell office:value-type="string" table:style-name="ce1">
            <text:p>Mixed</text:p>
          </table:table-cell>
          <table:table-cell office:value-type="float" office:value="15130.5" table:style-name="ce1">
            <text:p>15130.5</text:p>
          </table:table-cell>
          <table:table-cell office:value-type="float" office:value="39.038899999999998" table:style-name="ce1">
            <text:p>39.03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999550811088207" table:formula="of:=[.G301]/[.O301]" table:style-name="ce5">
            <text:p>5</text:p>
          </table:table-cell>
          <table:table-cell office:value-type="float" office:value="4.9529112531793498" table:formula="of:=[.J301]/[.R301]" table:style-name="ce5">
            <text:p>5</text:p>
          </table:table-cell>
          <table:table-cell office:value-type="string" office:string-value="0" table:formula="of:=IF([.T30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Curve 1</text:p>
          </table:table-cell>
          <table:table-cell office:value-type="float" office:value="1610.34" table:style-name="ce1">
            <text:p>1610.34</text:p>
          </table:table-cell>
          <table:table-cell office:value-type="float" office:value="19.981000000000002" table:style-name="ce1">
            <text:p>19.981</text:p>
          </table:table-cell>
          <table:table-cell office:value-type="float" office:value="648.28800000000001" table:style-name="ce1">
            <text:p>648.2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347.2" table:style-name="ce1">
            <text:p>20347.2</text:p>
          </table:table-cell>
          <table:table-cell office:value-type="float" office:value="8.3789700000000007" table:style-name="ce1">
            <text:p>8.378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834770777357555" table:formula="of:=[.G302]/[.O302]" table:style-name="ce5">
            <text:p>8</text:p>
          </table:table-cell>
          <table:table-cell office:value-type="float" office:value="6.6605780278702538" table:formula="of:=[.J302]/[.R302]" table:style-name="ce5">
            <text:p>7</text:p>
          </table:table-cell>
          <table:table-cell office:value-type="string" office:string-value="0" table:formula="of:=IF([.T3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Curve 1</text:p>
          </table:table-cell>
          <table:table-cell office:value-type="float" office:value="1611.87" table:style-name="ce1">
            <text:p>1611.87</text:p>
          </table:table-cell>
          <table:table-cell office:value-type="float" office:value="18.442399999999999" table:style-name="ce1">
            <text:p>18.4424</text:p>
          </table:table-cell>
          <table:table-cell office:value-type="float" office:value="617.98699999999997" table:style-name="ce1">
            <text:p>617.987</text:p>
          </table:table-cell>
          <table:table-cell office:value-type="float" office:value="14.285299999999999" table:style-name="ce1">
            <text:p>14.2853</text:p>
          </table:table-cell>
          <table:table-cell office:value-type="string" table:style-name="ce1">
            <text:p>Mixed</text:p>
          </table:table-cell>
          <table:table-cell office:value-type="float" office:value="17078.3" table:style-name="ce1">
            <text:p>17078.3</text:p>
          </table:table-cell>
          <table:table-cell office:value-type="float" office:value="41.319699999999997" table:style-name="ce1">
            <text:p>41.31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24351135357567" table:formula="of:=[.G303]/[.O303]" table:style-name="ce5">
            <text:p>7</text:p>
          </table:table-cell>
          <table:table-cell office:value-type="float" office:value="5.5905161267091561" table:formula="of:=[.J303]/[.R303]" table:style-name="ce5">
            <text:p>6</text:p>
          </table:table-cell>
          <table:table-cell office:value-type="string" office:string-value="0" table:formula="of:=IF([.T3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6.8504" table:style-name="ce1">
            <text:p>16.8504</text:p>
          </table:table-cell>
          <table:table-cell office:value-type="float" office:value="585.74" table:style-name="ce1">
            <text:p>585.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503.7" table:style-name="ce1">
            <text:p>15503.7</text:p>
          </table:table-cell>
          <table:table-cell office:value-type="float" office:value="17.694099999999999" table:style-name="ce1">
            <text:p>17.69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421612979307676" table:formula="of:=[.G304]/[.O304]" table:style-name="ce5">
            <text:p>7</text:p>
          </table:table-cell>
          <table:table-cell office:value-type="float" office:value="5.0750768445138421" table:formula="of:=[.J304]/[.R304]" table:style-name="ce5">
            <text:p>5</text:p>
          </table:table-cell>
          <table:table-cell office:value-type="string" office:string-value="0" table:formula="of:=IF([.T30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7.8247" table:style-name="ce1">
            <text:p>17.8247</text:p>
          </table:table-cell>
          <table:table-cell office:value-type="float" office:value="390.51400000000001" table:style-name="ce1">
            <text:p>390.514</text:p>
          </table:table-cell>
          <table:table-cell office:value-type="float" office:value="0.19661999999999999" table:style-name="ce1">
            <text:p>0.19662</text:p>
          </table:table-cell>
          <table:table-cell office:value-type="string" table:style-name="ce1">
            <text:p>Mixed</text:p>
          </table:table-cell>
          <table:table-cell office:value-type="float" office:value="10927.1" table:style-name="ce1">
            <text:p>10927.1</text:p>
          </table:table-cell>
          <table:table-cell office:value-type="float" office:value="19.1508" table:style-name="ce1">
            <text:p>19.15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283524722575473" table:formula="of:=[.G305]/[.O305]" table:style-name="ce5">
            <text:p>5</text:p>
          </table:table-cell>
          <table:table-cell office:value-type="float" office:value="3.5769443544242474" table:formula="of:=[.J305]/[.R305]" table:style-name="ce5">
            <text:p>4</text:p>
          </table:table-cell>
          <table:table-cell office:value-type="string" office:string-value="0" table:formula="of:=IF([.T30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7.712199999999999" table:style-name="ce1">
            <text:p>17.7122</text:p>
          </table:table-cell>
          <table:table-cell office:value-type="float" office:value="378.346" table:style-name="ce1">
            <text:p>378.346</text:p>
          </table:table-cell>
          <table:table-cell office:value-type="float" office:value="1.2011099999999999" table:style-name="ce1">
            <text:p>1.20111</text:p>
          </table:table-cell>
          <table:table-cell office:value-type="string" table:style-name="ce1">
            <text:p>Mixed</text:p>
          </table:table-cell>
          <table:table-cell office:value-type="float" office:value="10485.700000000001" table:style-name="ce1">
            <text:p>10485.7</text:p>
          </table:table-cell>
          <table:table-cell office:value-type="float" office:value="64.027900000000002" table:style-name="ce1">
            <text:p>64.02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4841379424777443" table:formula="of:=[.G306]/[.O306]" table:style-name="ce5">
            <text:p>4</text:p>
          </table:table-cell>
          <table:table-cell office:value-type="float" office:value="3.4324537541695723" table:formula="of:=[.J306]/[.R306]" table:style-name="ce5">
            <text:p>3</text:p>
          </table:table-cell>
          <table:table-cell office:value-type="string" office:string-value="0" table:formula="of:=IF([.T3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7.506399999999999" table:style-name="ce1">
            <text:p>17.5064</text:p>
          </table:table-cell>
          <table:table-cell office:value-type="float" office:value="393.34500000000003" table:style-name="ce1">
            <text:p>393.345</text:p>
          </table:table-cell>
          <table:table-cell office:value-type="float" office:value="4.3977299999999999E-3" table:style-name="ce1">
            <text:p>0.00439773</text:p>
          </table:table-cell>
          <table:table-cell office:value-type="string" table:style-name="ce1">
            <text:p>Mixed</text:p>
          </table:table-cell>
          <table:table-cell office:value-type="float" office:value="10816.4" table:style-name="ce1">
            <text:p>10816.4</text:p>
          </table:table-cell>
          <table:table-cell office:value-type="float" office:value="19.454000000000001" table:style-name="ce1">
            <text:p>19.4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619053432146993" table:formula="of:=[.G307]/[.O307]" table:style-name="ce5">
            <text:p>5</text:p>
          </table:table-cell>
          <table:table-cell office:value-type="float" office:value="3.540707133200431" table:formula="of:=[.J307]/[.R307]" table:style-name="ce5">
            <text:p>4</text:p>
          </table:table-cell>
          <table:table-cell office:value-type="string" office:string-value="0" table:formula="of:=IF([.T30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Curve 1</text:p>
          </table:table-cell>
          <table:table-cell office:value-type="float" office:value="1610.64" table:style-name="ce1">
            <text:p>1610.64</text:p>
          </table:table-cell>
          <table:table-cell office:value-type="float" office:value="17.739599999999999" table:style-name="ce1">
            <text:p>17.7396</text:p>
          </table:table-cell>
          <table:table-cell office:value-type="float" office:value="695.53499999999997" table:style-name="ce1">
            <text:p>695.5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381.3" table:style-name="ce1">
            <text:p>19381.3</text:p>
          </table:table-cell>
          <table:table-cell office:value-type="float" office:value="21.302" table:style-name="ce1">
            <text:p>21.3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434461678496884" table:formula="of:=[.G308]/[.O308]" table:style-name="ce5">
            <text:p>8</text:p>
          </table:table-cell>
          <table:table-cell office:value-type="float" office:value="6.3443943604801509" table:formula="of:=[.J308]/[.R308]" table:style-name="ce5">
            <text:p>6</text:p>
          </table:table-cell>
          <table:table-cell office:value-type="string" office:string-value="0" table:formula="of:=IF([.T3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7.7483" table:style-name="ce1">
            <text:p>17.7483</text:p>
          </table:table-cell>
          <table:table-cell office:value-type="float" office:value="623.25699999999995" table:style-name="ce1">
            <text:p>623.2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375.8" table:style-name="ce1">
            <text:p>17375.8</text:p>
          </table:table-cell>
          <table:table-cell office:value-type="float" office:value="22.545400000000001" table:style-name="ce1">
            <text:p>22.54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868109128016455" table:formula="of:=[.G309]/[.O309]" table:style-name="ce5">
            <text:p>7</text:p>
          </table:table-cell>
          <table:table-cell office:value-type="float" office:value="5.6879016128345885" table:formula="of:=[.J309]/[.R309]" table:style-name="ce5">
            <text:p>6</text:p>
          </table:table-cell>
          <table:table-cell office:value-type="string" office:string-value="0" table:formula="of:=IF([.T30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Curve 1</text:p>
          </table:table-cell>
          <table:table-cell office:value-type="float" office:value="1611.95" table:style-name="ce1">
            <text:p>1611.95</text:p>
          </table:table-cell>
          <table:table-cell office:value-type="float" office:value="19.2136" table:style-name="ce1">
            <text:p>19.2136</text:p>
          </table:table-cell>
          <table:table-cell office:value-type="float" office:value="455.40699999999998" table:style-name="ce1">
            <text:p>455.4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3744.5" table:style-name="ce1">
            <text:p>13744.5</text:p>
          </table:table-cell>
          <table:table-cell office:value-type="float" office:value="22.532499999999999" table:style-name="ce1">
            <text:p>22.53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974610752326235" table:formula="of:=[.G310]/[.O310]" table:style-name="ce5">
            <text:p>5</text:p>
          </table:table-cell>
          <table:table-cell office:value-type="float" office:value="4.499209458994982" table:formula="of:=[.J310]/[.R310]" table:style-name="ce5">
            <text:p>4</text:p>
          </table:table-cell>
          <table:table-cell office:value-type="string" office:string-value="0" table:formula="of:=IF([.T31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Curve 1</text:p>
          </table:table-cell>
          <table:table-cell office:value-type="float" office:value="1611.35" table:style-name="ce1">
            <text:p>1611.35</text:p>
          </table:table-cell>
          <table:table-cell office:value-type="float" office:value="17.853400000000001" table:style-name="ce1">
            <text:p>17.8534</text:p>
          </table:table-cell>
          <table:table-cell office:value-type="float" office:value="1263.6300000000001" table:style-name="ce1">
            <text:p>1263.63</text:p>
          </table:table-cell>
          <table:table-cell office:value-type="float" office:value="0.58350100000000005" table:style-name="ce1">
            <text:p>0.583501</text:p>
          </table:table-cell>
          <table:table-cell office:value-type="string" table:style-name="ce1">
            <text:p>Mixed</text:p>
          </table:table-cell>
          <table:table-cell office:value-type="float" office:value="35370.6" table:style-name="ce1">
            <text:p>35370.6</text:p>
          </table:table-cell>
          <table:table-cell office:value-type="float" office:value="38.605600000000003" table:style-name="ce1">
            <text:p>38.60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976479804869493" table:formula="of:=[.G311]/[.O311]" table:style-name="ce5">
            <text:p>15</text:p>
          </table:table-cell>
          <table:table-cell office:value-type="float" office:value="11.578430506044446" table:formula="of:=[.J311]/[.R311]" table:style-name="ce5">
            <text:p>12</text:p>
          </table:table-cell>
          <table:table-cell office:value-type="string" office:string-value="1" table:formula="of:=IF([.T31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Curve 1</text:p>
          </table:table-cell>
          <table:table-cell office:value-type="float" office:value="1612.39" table:style-name="ce1">
            <text:p>1612.39</text:p>
          </table:table-cell>
          <table:table-cell office:value-type="float" office:value="21.238499999999998" table:style-name="ce1">
            <text:p>21.2385</text:p>
          </table:table-cell>
          <table:table-cell office:value-type="float" office:value="270.22500000000002" table:style-name="ce1">
            <text:p>270.225</text:p>
          </table:table-cell>
          <table:table-cell office:value-type="float" office:value="31.898099999999999" table:style-name="ce1">
            <text:p>31.8981</text:p>
          </table:table-cell>
          <table:table-cell office:value-type="string" table:style-name="ce1">
            <text:p>Mixed</text:p>
          </table:table-cell>
          <table:table-cell office:value-type="float" office:value="8088.14" table:style-name="ce1">
            <text:p>8088.14</text:p>
          </table:table-cell>
          <table:table-cell office:value-type="float" office:value="19.333200000000001" table:style-name="ce1">
            <text:p>19.33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2026932371587082" table:formula="of:=[.G312]/[.O312]" table:style-name="ce5">
            <text:p>3</text:p>
          </table:table-cell>
          <table:table-cell office:value-type="float" office:value="2.6476216663884227" table:formula="of:=[.J312]/[.R312]" table:style-name="ce5">
            <text:p>3</text:p>
          </table:table-cell>
          <table:table-cell office:value-type="string" office:string-value="0" table:formula="of:=IF([.T3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17.8414" table:style-name="ce1">
            <text:p>17.8414</text:p>
          </table:table-cell>
          <table:table-cell office:value-type="float" office:value="706.625" table:style-name="ce1">
            <text:p>706.6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803.3" table:style-name="ce1">
            <text:p>19803.3</text:p>
          </table:table-cell>
          <table:table-cell office:value-type="float" office:value="19.266500000000001" table:style-name="ce1">
            <text:p>19.26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748842953363756" table:formula="of:=[.G313]/[.O313]" table:style-name="ce5">
            <text:p>8</text:p>
          </table:table-cell>
          <table:table-cell office:value-type="float" office:value="6.4825344450009332" table:formula="of:=[.J313]/[.R313]" table:style-name="ce5">
            <text:p>6</text:p>
          </table:table-cell>
          <table:table-cell office:value-type="string" office:string-value="0" table:formula="of:=IF([.T31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17.322399999999998" table:style-name="ce1">
            <text:p>17.3224</text:p>
          </table:table-cell>
          <table:table-cell office:value-type="float" office:value="545.59900000000005" table:style-name="ce1">
            <text:p>545.599</text:p>
          </table:table-cell>
          <table:table-cell office:value-type="float" office:value="2.2546400000000002" table:style-name="ce1">
            <text:p>2.25464</text:p>
          </table:table-cell>
          <table:table-cell office:value-type="string" table:style-name="ce1">
            <text:p>Mixed</text:p>
          </table:table-cell>
          <table:table-cell office:value-type="float" office:value="14737.8" table:style-name="ce1">
            <text:p>14737.8</text:p>
          </table:table-cell>
          <table:table-cell office:value-type="float" office:value="56.203800000000001" table:style-name="ce1">
            <text:p>56.20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664121657898201" table:formula="of:=[.G314]/[.O314]" table:style-name="ce5">
            <text:p>6</text:p>
          </table:table-cell>
          <table:table-cell office:value-type="float" office:value="4.8243624114937784" table:formula="of:=[.J314]/[.R314]" table:style-name="ce5">
            <text:p>5</text:p>
          </table:table-cell>
          <table:table-cell office:value-type="string" office:string-value="0" table:formula="of:=IF([.T31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18.1614" table:style-name="ce1">
            <text:p>18.1614</text:p>
          </table:table-cell>
          <table:table-cell office:value-type="float" office:value="518.30600000000004" table:style-name="ce1">
            <text:p>518.306</text:p>
          </table:table-cell>
          <table:table-cell office:value-type="float" office:value="4.2690900000000003" table:style-name="ce1">
            <text:p>4.26909</text:p>
          </table:table-cell>
          <table:table-cell office:value-type="string" table:style-name="ce1">
            <text:p>Mixed</text:p>
          </table:table-cell>
          <table:table-cell office:value-type="float" office:value="14582.7" table:style-name="ce1">
            <text:p>14582.7</text:p>
          </table:table-cell>
          <table:table-cell office:value-type="float" office:value="34.688099999999999" table:style-name="ce1">
            <text:p>34.68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429368895504908" table:formula="of:=[.G315]/[.O315]" table:style-name="ce5">
            <text:p>6</text:p>
          </table:table-cell>
          <table:table-cell office:value-type="float" office:value="4.773591020239814" table:formula="of:=[.J315]/[.R315]" table:style-name="ce5">
            <text:p>5</text:p>
          </table:table-cell>
          <table:table-cell office:value-type="string" office:string-value="0" table:formula="of:=IF([.T31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7.913799999999998" table:style-name="ce1">
            <text:p>17.9138</text:p>
          </table:table-cell>
          <table:table-cell office:value-type="float" office:value="175.30799999999999" table:style-name="ce1">
            <text:p>175.308</text:p>
          </table:table-cell>
          <table:table-cell office:value-type="float" office:value="1.9568399999999999" table:style-name="ce1">
            <text:p>1.95684</text:p>
          </table:table-cell>
          <table:table-cell office:value-type="string" table:style-name="ce1">
            <text:p>Mixed</text:p>
          </table:table-cell>
          <table:table-cell office:value-type="float" office:value="4901.8599999999997" table:style-name="ce1">
            <text:p>4901.86</text:p>
          </table:table-cell>
          <table:table-cell office:value-type="float" office:value="13.6172" table:style-name="ce1">
            <text:p>13.61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0777416820050654" table:formula="of:=[.G316]/[.O316]" table:style-name="ce5">
            <text:p>2</text:p>
          </table:table-cell>
          <table:table-cell office:value-type="float" office:value="1.6046051059455884" table:formula="of:=[.J316]/[.R316]" table:style-name="ce5">
            <text:p>2</text:p>
          </table:table-cell>
          <table:table-cell office:value-type="string" office:string-value="0" table:formula="of:=IF([.T31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7.9376" table:style-name="ce1">
            <text:p>17.9376</text:p>
          </table:table-cell>
          <table:table-cell office:value-type="float" office:value="435.69799999999998" table:style-name="ce1">
            <text:p>435.6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276.4" table:style-name="ce1">
            <text:p>12276.4</text:p>
          </table:table-cell>
          <table:table-cell office:value-type="float" office:value="22.140499999999999" table:style-name="ce1">
            <text:p>22.14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163870989151909" table:formula="of:=[.G317]/[.O317]" table:style-name="ce5">
            <text:p>5</text:p>
          </table:table-cell>
          <table:table-cell office:value-type="float" office:value="4.0186325441017132" table:formula="of:=[.J317]/[.R317]" table:style-name="ce5">
            <text:p>4</text:p>
          </table:table-cell>
          <table:table-cell office:value-type="string" office:string-value="0" table:formula="of:=IF([.T3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Curve 1</text:p>
          </table:table-cell>
          <table:table-cell office:value-type="float" office:value="1611.44" table:style-name="ce1">
            <text:p>1611.44</text:p>
          </table:table-cell>
          <table:table-cell office:value-type="float" office:value="16.664400000000001" table:style-name="ce1">
            <text:p>16.6644</text:p>
          </table:table-cell>
          <table:table-cell office:value-type="float" office:value="192.696" table:style-name="ce1">
            <text:p>192.696</text:p>
          </table:table-cell>
          <table:table-cell office:value-type="float" office:value="4.0963700000000003" table:style-name="ce1">
            <text:p>4.09637</text:p>
          </table:table-cell>
          <table:table-cell office:value-type="string" table:style-name="ce1">
            <text:p>Mixed</text:p>
          </table:table-cell>
          <table:table-cell office:value-type="float" office:value="4977.47" table:style-name="ce1">
            <text:p>4977.47</text:p>
          </table:table-cell>
          <table:table-cell office:value-type="float" office:value="13.7845" table:style-name="ce1">
            <text:p>13.78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2838233917199906" table:formula="of:=[.G318]/[.O318]" table:style-name="ce5">
            <text:p>2</text:p>
          </table:table-cell>
          <table:table-cell office:value-type="float" office:value="1.6293557499991818" table:formula="of:=[.J318]/[.R318]" table:style-name="ce5">
            <text:p>2</text:p>
          </table:table-cell>
          <table:table-cell office:value-type="string" office:string-value="0" table:formula="of:=IF([.T31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Curve 1</text:p>
          </table:table-cell>
          <table:table-cell office:value-type="float" office:value="1612.44" table:style-name="ce1">
            <text:p>1612.44</text:p>
          </table:table-cell>
          <table:table-cell office:value-type="float" office:value="21.165199999999999" table:style-name="ce1">
            <text:p>21.1652</text:p>
          </table:table-cell>
          <table:table-cell office:value-type="float" office:value="456.62700000000001" table:style-name="ce1">
            <text:p>456.627</text:p>
          </table:table-cell>
          <table:table-cell office:value-type="float" office:value="3.1310600000000002" table:style-name="ce1">
            <text:p>3.13106</text:p>
          </table:table-cell>
          <table:table-cell office:value-type="string" table:style-name="ce1">
            <text:p>Mixed</text:p>
          </table:table-cell>
          <table:table-cell office:value-type="float" office:value="15027.9" table:style-name="ce1">
            <text:p>15027.9</text:p>
          </table:table-cell>
          <table:table-cell office:value-type="float" office:value="22.923300000000001" table:style-name="ce1">
            <text:p>22.92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119204544511774" table:formula="of:=[.G319]/[.O319]" table:style-name="ce5">
            <text:p>5</text:p>
          </table:table-cell>
          <table:table-cell office:value-type="float" office:value="4.9193255359475199" table:formula="of:=[.J319]/[.R319]" table:style-name="ce5">
            <text:p>5</text:p>
          </table:table-cell>
          <table:table-cell office:value-type="string" office:string-value="0" table:formula="of:=IF([.T31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Curve 1</text:p>
          </table:table-cell>
          <table:table-cell office:value-type="float" office:value="1611.79" table:style-name="ce1">
            <text:p>1611.79</text:p>
          </table:table-cell>
          <table:table-cell office:value-type="float" office:value="17.2316" table:style-name="ce1">
            <text:p>17.2316</text:p>
          </table:table-cell>
          <table:table-cell office:value-type="float" office:value="241.09700000000001" table:style-name="ce1">
            <text:p>241.097</text:p>
          </table:table-cell>
          <table:table-cell office:value-type="float" office:value="9.5237800000000004" table:style-name="ce1">
            <text:p>9.52378</text:p>
          </table:table-cell>
          <table:table-cell office:value-type="string" table:style-name="ce1">
            <text:p>Mixed</text:p>
          </table:table-cell>
          <table:table-cell office:value-type="float" office:value="6325.5" table:style-name="ce1">
            <text:p>6325.5</text:p>
          </table:table-cell>
          <table:table-cell office:value-type="float" office:value="32.259500000000003" table:style-name="ce1">
            <text:p>32.25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8574696323406532" table:formula="of:=[.G320]/[.O320]" table:style-name="ce5">
            <text:p>3</text:p>
          </table:table-cell>
          <table:table-cell office:value-type="float" office:value="2.0706282100383979" table:formula="of:=[.J320]/[.R320]" table:style-name="ce5">
            <text:p>2</text:p>
          </table:table-cell>
          <table:table-cell office:value-type="string" office:string-value="0" table:formula="of:=IF([.T32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Curve 1</text:p>
          </table:table-cell>
          <table:table-cell office:value-type="float" office:value="1611.73" table:style-name="ce1">
            <text:p>1611.73</text:p>
          </table:table-cell>
          <table:table-cell office:value-type="float" office:value="18.3459" table:style-name="ce1">
            <text:p>18.3459</text:p>
          </table:table-cell>
          <table:table-cell office:value-type="float" office:value="514.43299999999999" table:style-name="ce1">
            <text:p>514.4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824.8" table:style-name="ce1">
            <text:p>14824.8</text:p>
          </table:table-cell>
          <table:table-cell office:value-type="float" office:value="21.852499999999999" table:style-name="ce1">
            <text:p>21.85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970342865066725" table:formula="of:=[.G321]/[.O321]" table:style-name="ce5">
            <text:p>6</text:p>
          </table:table-cell>
          <table:table-cell office:value-type="float" office:value="4.8528415284447455" table:formula="of:=[.J321]/[.R321]" table:style-name="ce5">
            <text:p>5</text:p>
          </table:table-cell>
          <table:table-cell office:value-type="string" office:string-value="0" table:formula="of:=IF([.T32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18.402899999999999" table:style-name="ce1">
            <text:p>18.4029</text:p>
          </table:table-cell>
          <table:table-cell office:value-type="float" office:value="730.10500000000002" table:style-name="ce1">
            <text:p>730.105</text:p>
          </table:table-cell>
          <table:table-cell office:value-type="float" office:value="0.16222800000000001" table:style-name="ce1">
            <text:p>0.162228</text:p>
          </table:table-cell>
          <table:table-cell office:value-type="string" table:style-name="ce1">
            <text:p>Mixed</text:p>
          </table:table-cell>
          <table:table-cell office:value-type="float" office:value="21094.2" table:style-name="ce1">
            <text:p>21094.2</text:p>
          </table:table-cell>
          <table:table-cell office:value-type="float" office:value="26.609000000000002" table:style-name="ce1">
            <text:p>26.6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531680855426352" table:formula="of:=[.G322]/[.O322]" table:style-name="ce5">
            <text:p>9</text:p>
          </table:table-cell>
          <table:table-cell office:value-type="float" office:value="6.9051056182423478" table:formula="of:=[.J322]/[.R322]" table:style-name="ce5">
            <text:p>7</text:p>
          </table:table-cell>
          <table:table-cell office:value-type="string" office:string-value="0" table:formula="of:=IF([.T32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7.132200000000001" table:style-name="ce1">
            <text:p>17.1322</text:p>
          </table:table-cell>
          <table:table-cell office:value-type="float" office:value="313.84899999999999" table:style-name="ce1">
            <text:p>313.8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446.0499999999993" table:style-name="ce1">
            <text:p>8446.05</text:p>
          </table:table-cell>
          <table:table-cell office:value-type="float" office:value="22.7332" table:style-name="ce1">
            <text:p>22.73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7197227117736085" table:formula="of:=[.G323]/[.O323]" table:style-name="ce5">
            <text:p>4</text:p>
          </table:table-cell>
          <table:table-cell office:value-type="float" office:value="2.764782134755325" table:formula="of:=[.J323]/[.R323]" table:style-name="ce5">
            <text:p>3</text:p>
          </table:table-cell>
          <table:table-cell office:value-type="string" office:string-value="0" table:formula="of:=IF([.T32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Curve 1</text:p>
          </table:table-cell>
          <table:table-cell office:value-type="float" office:value="1613.05" table:style-name="ce1">
            <text:p>1613.05</text:p>
          </table:table-cell>
          <table:table-cell office:value-type="float" office:value="22.870200000000001" table:style-name="ce1">
            <text:p>22.8702</text:p>
          </table:table-cell>
          <table:table-cell office:value-type="float" office:value="532.79100000000005" table:style-name="ce1">
            <text:p>532.791</text:p>
          </table:table-cell>
          <table:table-cell office:value-type="float" office:value="8.6256699999999995" table:style-name="ce1">
            <text:p>8.62567</text:p>
          </table:table-cell>
          <table:table-cell office:value-type="string" table:style-name="ce1">
            <text:p>Mixed</text:p>
          </table:table-cell>
          <table:table-cell office:value-type="float" office:value="18608" table:style-name="ce1">
            <text:p>18608</text:p>
          </table:table-cell>
          <table:table-cell office:value-type="float" office:value="12.835800000000001" table:style-name="ce1">
            <text:p>12.83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146123878953668" table:formula="of:=[.G324]/[.O324]" table:style-name="ce5">
            <text:p>6</text:p>
          </table:table-cell>
          <table:table-cell office:value-type="float" office:value="6.0912575657883972" table:formula="of:=[.J324]/[.R324]" table:style-name="ce5">
            <text:p>6</text:p>
          </table:table-cell>
          <table:table-cell office:value-type="string" office:string-value="0" table:formula="of:=IF([.T32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18.100899999999999" table:style-name="ce1">
            <text:p>18.1009</text:p>
          </table:table-cell>
          <table:table-cell office:value-type="float" office:value="314.14999999999998" table:style-name="ce1">
            <text:p>314.15</text:p>
          </table:table-cell>
          <table:table-cell office:value-type="float" office:value="3.5049299999999999" table:style-name="ce1">
            <text:p>3.50493</text:p>
          </table:table-cell>
          <table:table-cell office:value-type="string" table:style-name="ce1">
            <text:p>Mixed</text:p>
          </table:table-cell>
          <table:table-cell office:value-type="float" office:value="8831.27" table:style-name="ce1">
            <text:p>8831.27</text:p>
          </table:table-cell>
          <table:table-cell office:value-type="float" office:value="20.7529" table:style-name="ce1">
            <text:p>20.75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7232901487775303" table:formula="of:=[.G325]/[.O325]" table:style-name="ce5">
            <text:p>4</text:p>
          </table:table-cell>
          <table:table-cell office:value-type="float" office:value="2.8908824270754567" table:formula="of:=[.J325]/[.R325]" table:style-name="ce5">
            <text:p>3</text:p>
          </table:table-cell>
          <table:table-cell office:value-type="string" office:string-value="0" table:formula="of:=IF([.T32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18.4648" table:style-name="ce1">
            <text:p>18.4648</text:p>
          </table:table-cell>
          <table:table-cell office:value-type="float" office:value="697.07799999999997" table:style-name="ce1">
            <text:p>697.078</text:p>
          </table:table-cell>
          <table:table-cell office:value-type="float" office:value="5.5513700000000004" table:style-name="ce1">
            <text:p>5.55137</text:p>
          </table:table-cell>
          <table:table-cell office:value-type="string" table:style-name="ce1">
            <text:p>Mixed</text:p>
          </table:table-cell>
          <table:table-cell office:value-type="float" office:value="19856.599999999999" table:style-name="ce1">
            <text:p>19856.6</text:p>
          </table:table-cell>
          <table:table-cell office:value-type="float" office:value="54.954300000000003" table:style-name="ce1">
            <text:p>54.95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617337269761038" table:formula="of:=[.G326]/[.O326]" table:style-name="ce5">
            <text:p>8</text:p>
          </table:table-cell>
          <table:table-cell office:value-type="float" office:value="6.4999819959605478" table:formula="of:=[.J326]/[.R326]" table:style-name="ce5">
            <text:p>6</text:p>
          </table:table-cell>
          <table:table-cell office:value-type="string" office:string-value="0" table:formula="of:=IF([.T32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Curve 1</text:p>
          </table:table-cell>
          <table:table-cell office:value-type="float" office:value="1611.56" table:style-name="ce1">
            <text:p>1611.56</text:p>
          </table:table-cell>
          <table:table-cell office:value-type="float" office:value="17.216699999999999" table:style-name="ce1">
            <text:p>17.2167</text:p>
          </table:table-cell>
          <table:table-cell office:value-type="float" office:value="439.80799999999999" table:style-name="ce1">
            <text:p>439.808</text:p>
          </table:table-cell>
          <table:table-cell office:value-type="float" office:value="2.0904600000000002" table:style-name="ce1">
            <text:p>2.09046</text:p>
          </table:table-cell>
          <table:table-cell office:value-type="string" table:style-name="ce1">
            <text:p>Mixed</text:p>
          </table:table-cell>
          <table:table-cell office:value-type="float" office:value="11814" table:style-name="ce1">
            <text:p>11814</text:p>
          </table:table-cell>
          <table:table-cell office:value-type="float" office:value="20.232700000000001" table:style-name="ce1">
            <text:p>20.23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125825043881839" table:formula="of:=[.G327]/[.O327]" table:style-name="ce5">
            <text:p>5</text:p>
          </table:table-cell>
          <table:table-cell office:value-type="float" office:value="3.867267674238184" table:formula="of:=[.J327]/[.R327]" table:style-name="ce5">
            <text:p>4</text:p>
          </table:table-cell>
          <table:table-cell office:value-type="string" office:string-value="0" table:formula="of:=IF([.T32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6.416699999999999" table:style-name="ce1">
            <text:p>16.4167</text:p>
          </table:table-cell>
          <table:table-cell office:value-type="float" office:value="686.63199999999995" table:style-name="ce1">
            <text:p>686.632</text:p>
          </table:table-cell>
          <table:table-cell office:value-type="float" office:value="3.0889799999999998" table:style-name="ce1">
            <text:p>3.08898</text:p>
          </table:table-cell>
          <table:table-cell office:value-type="string" table:style-name="ce1">
            <text:p>Mixed</text:p>
          </table:table-cell>
          <table:table-cell office:value-type="float" office:value="17530" table:style-name="ce1">
            <text:p>17530</text:p>
          </table:table-cell>
          <table:table-cell office:value-type="float" office:value="16.022300000000001" table:style-name="ce1">
            <text:p>16.02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37928255404784" table:formula="of:=[.G328]/[.O328]" table:style-name="ce5">
            <text:p>8</text:p>
          </table:table-cell>
          <table:table-cell office:value-type="float" office:value="5.7383783925338889" table:formula="of:=[.J328]/[.R328]" table:style-name="ce5">
            <text:p>6</text:p>
          </table:table-cell>
          <table:table-cell office:value-type="string" office:string-value="0" table:formula="of:=IF([.T32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Curve 1</text:p>
          </table:table-cell>
          <table:table-cell office:value-type="float" office:value="1611.43" table:style-name="ce1">
            <text:p>1611.43</text:p>
          </table:table-cell>
          <table:table-cell office:value-type="float" office:value="17.785699999999999" table:style-name="ce1">
            <text:p>17.7857</text:p>
          </table:table-cell>
          <table:table-cell office:value-type="float" office:value="793.72799999999995" table:style-name="ce1">
            <text:p>793.728</text:p>
          </table:table-cell>
          <table:table-cell office:value-type="float" office:value="3.6078800000000002" table:style-name="ce1">
            <text:p>3.60788</text:p>
          </table:table-cell>
          <table:table-cell office:value-type="string" table:style-name="ce1">
            <text:p>Mixed</text:p>
          </table:table-cell>
          <table:table-cell office:value-type="float" office:value="21917.1" table:style-name="ce1">
            <text:p>21917.1</text:p>
          </table:table-cell>
          <table:table-cell office:value-type="float" office:value="34.364699999999999" table:style-name="ce1">
            <text:p>34.364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072247117902013" table:formula="of:=[.G329]/[.O329]" table:style-name="ce5">
            <text:p>9</text:p>
          </table:table-cell>
          <table:table-cell office:value-type="float" office:value="7.1744787830578716" table:formula="of:=[.J329]/[.R329]" table:style-name="ce5">
            <text:p>7</text:p>
          </table:table-cell>
          <table:table-cell office:value-type="string" office:string-value="0" table:formula="of:=IF([.T3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Curve 1</text:p>
          </table:table-cell>
          <table:table-cell office:value-type="float" office:value="1611.4" table:style-name="ce1">
            <text:p>1611.4</text:p>
          </table:table-cell>
          <table:table-cell office:value-type="float" office:value="18.433599999999998" table:style-name="ce1">
            <text:p>18.4336</text:p>
          </table:table-cell>
          <table:table-cell office:value-type="float" office:value="681.17399999999998" table:style-name="ce1">
            <text:p>681.174</text:p>
          </table:table-cell>
          <table:table-cell office:value-type="float" office:value="1.7199199999999999" table:style-name="ce1">
            <text:p>1.71992</text:p>
          </table:table-cell>
          <table:table-cell office:value-type="string" table:style-name="ce1">
            <text:p>Mixed</text:p>
          </table:table-cell>
          <table:table-cell office:value-type="float" office:value="19614.3" table:style-name="ce1">
            <text:p>19614.3</text:p>
          </table:table-cell>
          <table:table-cell office:value-type="float" office:value="19.568000000000001" table:style-name="ce1">
            <text:p>19.5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732403113270266" table:formula="of:=[.G330]/[.O330]" table:style-name="ce5">
            <text:p>8</text:p>
          </table:table-cell>
          <table:table-cell office:value-type="float" office:value="6.4206660185212465" table:formula="of:=[.J330]/[.R330]" table:style-name="ce5">
            <text:p>6</text:p>
          </table:table-cell>
          <table:table-cell office:value-type="string" office:string-value="0" table:formula="of:=IF([.T3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Curve 1</text:p>
          </table:table-cell>
          <table:table-cell office:value-type="float" office:value="1611.98" table:style-name="ce1">
            <text:p>1611.98</text:p>
          </table:table-cell>
          <table:table-cell office:value-type="float" office:value="21.830200000000001" table:style-name="ce1">
            <text:p>21.8302</text:p>
          </table:table-cell>
          <table:table-cell office:value-type="float" office:value="246.25899999999999" table:style-name="ce1">
            <text:p>246.259</text:p>
          </table:table-cell>
          <table:table-cell office:value-type="float" office:value="5.6567800000000004" table:style-name="ce1">
            <text:p>5.65678</text:p>
          </table:table-cell>
          <table:table-cell office:value-type="string" table:style-name="ce1">
            <text:p>Mixed</text:p>
          </table:table-cell>
          <table:table-cell office:value-type="float" office:value="8290.4500000000007" table:style-name="ce1">
            <text:p>8290.45</text:p>
          </table:table-cell>
          <table:table-cell office:value-type="float" office:value="21.475899999999999" table:style-name="ce1">
            <text:p>21.47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9186493991653855" table:formula="of:=[.G331]/[.O331]" table:style-name="ce5">
            <text:p>3</text:p>
          </table:table-cell>
          <table:table-cell office:value-type="float" office:value="2.7138470704154352" table:formula="of:=[.J331]/[.R331]" table:style-name="ce5">
            <text:p>3</text:p>
          </table:table-cell>
          <table:table-cell office:value-type="string" office:string-value="0" table:formula="of:=IF([.T3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Curve 1</text:p>
          </table:table-cell>
          <table:table-cell office:value-type="float" office:value="1611.67" table:style-name="ce1">
            <text:p>1611.67</text:p>
          </table:table-cell>
          <table:table-cell office:value-type="float" office:value="20.247599999999998" table:style-name="ce1">
            <text:p>20.2476</text:p>
          </table:table-cell>
          <table:table-cell office:value-type="float" office:value="602.96600000000001" table:style-name="ce1">
            <text:p>602.966</text:p>
          </table:table-cell>
          <table:table-cell office:value-type="float" office:value="8.4625400000000006" table:style-name="ce1">
            <text:p>8.46254</text:p>
          </table:table-cell>
          <table:table-cell office:value-type="string" table:style-name="ce1">
            <text:p>Mixed</text:p>
          </table:table-cell>
          <table:table-cell office:value-type="float" office:value="18654.2" table:style-name="ce1">
            <text:p>18654.2</text:p>
          </table:table-cell>
          <table:table-cell office:value-type="float" office:value="26.876799999999999" table:style-name="ce1">
            <text:p>26.87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46322991716672" table:formula="of:=[.G332]/[.O332]" table:style-name="ce5">
            <text:p>7</text:p>
          </table:table-cell>
          <table:table-cell office:value-type="float" office:value="6.1063809589278764" table:formula="of:=[.J332]/[.R332]" table:style-name="ce5">
            <text:p>6</text:p>
          </table:table-cell>
          <table:table-cell office:value-type="string" office:string-value="0" table:formula="of:=IF([.T3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2" table:style-name="ce4">
            <text:p>332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16.320399999999999" table:style-name="ce1">
            <text:p>16.3204</text:p>
          </table:table-cell>
          <table:table-cell office:value-type="float" office:value="477.27300000000002" table:style-name="ce1">
            <text:p>477.273</text:p>
          </table:table-cell>
          <table:table-cell office:value-type="float" office:value="27.558499999999999" table:style-name="ce1">
            <text:p>27.5585</text:p>
          </table:table-cell>
          <table:table-cell office:value-type="string" table:style-name="ce1">
            <text:p>Mixed</text:p>
          </table:table-cell>
          <table:table-cell office:value-type="float" office:value="11148.5" table:style-name="ce1">
            <text:p>11148.5</text:p>
          </table:table-cell>
          <table:table-cell office:value-type="float" office:value="18.68" table:style-name="ce1">
            <text:p>18.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6566158178497483" table:formula="of:=[.G333]/[.O333]" table:style-name="ce5">
            <text:p>6</text:p>
          </table:table-cell>
          <table:table-cell office:value-type="float" office:value="3.6494187968718803" table:formula="of:=[.J333]/[.R333]" table:style-name="ce5">
            <text:p>4</text:p>
          </table:table-cell>
          <table:table-cell office:value-type="string" office:string-value="0" table:formula="of:=IF([.T3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Curve 1</text:p>
          </table:table-cell>
          <table:table-cell office:value-type="float" office:value="1611.2" table:style-name="ce1">
            <text:p>1611.2</text:p>
          </table:table-cell>
          <table:table-cell office:value-type="float" office:value="17.771000000000001" table:style-name="ce1">
            <text:p>17.771</text:p>
          </table:table-cell>
          <table:table-cell office:value-type="float" office:value="511.46600000000001" table:style-name="ce1">
            <text:p>511.466</text:p>
          </table:table-cell>
          <table:table-cell office:value-type="float" office:value="12.5611" table:style-name="ce1">
            <text:p>12.5611</text:p>
          </table:table-cell>
          <table:table-cell office:value-type="string" table:style-name="ce1">
            <text:p>Mixed</text:p>
          </table:table-cell>
          <table:table-cell office:value-type="float" office:value="13699.3" table:style-name="ce1">
            <text:p>13699.3</text:p>
          </table:table-cell>
          <table:table-cell office:value-type="float" office:value="18.614000000000001" table:style-name="ce1">
            <text:p>18.6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618695503251576" table:formula="of:=[.G334]/[.O334]" table:style-name="ce5">
            <text:p>6</text:p>
          </table:table-cell>
          <table:table-cell office:value-type="float" office:value="4.4844134120273527" table:formula="of:=[.J334]/[.R334]" table:style-name="ce5">
            <text:p>4</text:p>
          </table:table-cell>
          <table:table-cell office:value-type="string" office:string-value="0" table:formula="of:=IF([.T3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Curve 1</text:p>
          </table:table-cell>
          <table:table-cell office:value-type="float" office:value="1610.91" table:style-name="ce1">
            <text:p>1610.91</text:p>
          </table:table-cell>
          <table:table-cell office:value-type="float" office:value="18.034500000000001" table:style-name="ce1">
            <text:p>18.0345</text:p>
          </table:table-cell>
          <table:table-cell office:value-type="float" office:value="588.74099999999999" table:style-name="ce1">
            <text:p>588.741</text:p>
          </table:table-cell>
          <table:table-cell office:value-type="float" office:value="8.1387599999999996" table:style-name="ce1">
            <text:p>8.13876</text:p>
          </table:table-cell>
          <table:table-cell office:value-type="string" table:style-name="ce1">
            <text:p>Mixed</text:p>
          </table:table-cell>
          <table:table-cell office:value-type="float" office:value="16240.6" table:style-name="ce1">
            <text:p>16240.6</text:p>
          </table:table-cell>
          <table:table-cell office:value-type="float" office:value="16.230599999999999" table:style-name="ce1">
            <text:p>16.23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77729000418373" table:formula="of:=[.G335]/[.O335]" table:style-name="ce5">
            <text:p>7</text:p>
          </table:table-cell>
          <table:table-cell office:value-type="float" office:value="5.3162982385502495" table:formula="of:=[.J335]/[.R335]" table:style-name="ce5">
            <text:p>5</text:p>
          </table:table-cell>
          <table:table-cell office:value-type="string" office:string-value="0" table:formula="of:=IF([.T33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6.543399999999998" table:style-name="ce1">
            <text:p>16.5434</text:p>
          </table:table-cell>
          <table:table-cell office:value-type="float" office:value="557.06899999999996" table:style-name="ce1">
            <text:p>557.069</text:p>
          </table:table-cell>
          <table:table-cell office:value-type="float" office:value="7.1304999999999996" table:style-name="ce1">
            <text:p>7.1305</text:p>
          </table:table-cell>
          <table:table-cell office:value-type="string" table:style-name="ce1">
            <text:p>Mixed</text:p>
          </table:table-cell>
          <table:table-cell office:value-type="float" office:value="14143.5" table:style-name="ce1">
            <text:p>14143.5</text:p>
          </table:table-cell>
          <table:table-cell office:value-type="float" office:value="18.8948" table:style-name="ce1">
            <text:p>18.89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023540343445806" table:formula="of:=[.G336]/[.O336]" table:style-name="ce5">
            <text:p>7</text:p>
          </table:table-cell>
          <table:table-cell office:value-type="float" office:value="4.6298205815632087" table:formula="of:=[.J336]/[.R336]" table:style-name="ce5">
            <text:p>5</text:p>
          </table:table-cell>
          <table:table-cell office:value-type="string" office:string-value="0" table:formula="of:=IF([.T3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Curve 1</text:p>
          </table:table-cell>
          <table:table-cell office:value-type="float" office:value="1611.6" table:style-name="ce1">
            <text:p>1611.6</text:p>
          </table:table-cell>
          <table:table-cell office:value-type="float" office:value="19.4848" table:style-name="ce1">
            <text:p>19.4848</text:p>
          </table:table-cell>
          <table:table-cell office:value-type="float" office:value="470.91300000000001" table:style-name="ce1">
            <text:p>470.913</text:p>
          </table:table-cell>
          <table:table-cell office:value-type="float" office:value="12.9986" table:style-name="ce1">
            <text:p>12.9986</text:p>
          </table:table-cell>
          <table:table-cell office:value-type="string" table:style-name="ce1">
            <text:p>Mixed</text:p>
          </table:table-cell>
          <table:table-cell office:value-type="float" office:value="13809.2" table:style-name="ce1">
            <text:p>13809.2</text:p>
          </table:table-cell>
          <table:table-cell office:value-type="float" office:value="26.738700000000001" table:style-name="ce1">
            <text:p>26.73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812374147104036" table:formula="of:=[.G337]/[.O337]" table:style-name="ce5">
            <text:p>6</text:p>
          </table:table-cell>
          <table:table-cell office:value-type="float" office:value="4.5203887563136895" table:formula="of:=[.J337]/[.R337]" table:style-name="ce5">
            <text:p>5</text:p>
          </table:table-cell>
          <table:table-cell office:value-type="string" office:string-value="0" table:formula="of:=IF([.T3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Curve 1</text:p>
          </table:table-cell>
          <table:table-cell office:value-type="float" office:value="1611.41" table:style-name="ce1">
            <text:p>1611.41</text:p>
          </table:table-cell>
          <table:table-cell office:value-type="float" office:value="18.604500000000002" table:style-name="ce1">
            <text:p>18.6045</text:p>
          </table:table-cell>
          <table:table-cell office:value-type="float" office:value="685.20299999999997" table:style-name="ce1">
            <text:p>685.203</text:p>
          </table:table-cell>
          <table:table-cell office:value-type="float" office:value="12.7578" table:style-name="ce1">
            <text:p>12.7578</text:p>
          </table:table-cell>
          <table:table-cell office:value-type="string" table:style-name="ce1">
            <text:p>Mixed</text:p>
          </table:table-cell>
          <table:table-cell office:value-type="float" office:value="19200.8" table:style-name="ce1">
            <text:p>19200.8</text:p>
          </table:table-cell>
          <table:table-cell office:value-type="float" office:value="29.2181" table:style-name="ce1">
            <text:p>29.21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209918185987906" table:formula="of:=[.G338]/[.O338]" table:style-name="ce5">
            <text:p>8</text:p>
          </table:table-cell>
          <table:table-cell office:value-type="float" office:value="6.2853083764611917" table:formula="of:=[.J338]/[.R338]" table:style-name="ce5">
            <text:p>6</text:p>
          </table:table-cell>
          <table:table-cell office:value-type="string" office:string-value="0" table:formula="of:=IF([.T3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6.192900000000002" table:style-name="ce1">
            <text:p>16.1929</text:p>
          </table:table-cell>
          <table:table-cell office:value-type="float" office:value="484.00299999999999" table:style-name="ce1">
            <text:p>484.003</text:p>
          </table:table-cell>
          <table:table-cell office:value-type="float" office:value="6.9710400000000003" table:style-name="ce1">
            <text:p>6.97104</text:p>
          </table:table-cell>
          <table:table-cell office:value-type="string" table:style-name="ce1">
            <text:p>Mixed</text:p>
          </table:table-cell>
          <table:table-cell office:value-type="float" office:value="12034.4" table:style-name="ce1">
            <text:p>12034.4</text:p>
          </table:table-cell>
          <table:table-cell office:value-type="float" office:value="21.194900000000001" table:style-name="ce1">
            <text:p>21.19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7363794425553749" table:formula="of:=[.G339]/[.O339]" table:style-name="ce5">
            <text:p>6</text:p>
          </table:table-cell>
          <table:table-cell office:value-type="float" office:value="3.9394147705139662" table:formula="of:=[.J339]/[.R339]" table:style-name="ce5">
            <text:p>4</text:p>
          </table:table-cell>
          <table:table-cell office:value-type="string" office:string-value="0" table:formula="of:=IF([.T3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Curve 1</text:p>
          </table:table-cell>
          <table:table-cell office:value-type="float" office:value="1611.89" table:style-name="ce1">
            <text:p>1611.89</text:p>
          </table:table-cell>
          <table:table-cell office:value-type="float" office:value="17.6296" table:style-name="ce1">
            <text:p>17.6296</text:p>
          </table:table-cell>
          <table:table-cell office:value-type="float" office:value="337.65699999999998" table:style-name="ce1">
            <text:p>337.657</text:p>
          </table:table-cell>
          <table:table-cell office:value-type="float" office:value="20.0855" table:style-name="ce1">
            <text:p>20.0855</text:p>
          </table:table-cell>
          <table:table-cell office:value-type="string" table:style-name="ce1">
            <text:p>Mixed</text:p>
          </table:table-cell>
          <table:table-cell office:value-type="float" office:value="8745.19" table:style-name="ce1">
            <text:p>8745.19</text:p>
          </table:table-cell>
          <table:table-cell office:value-type="float" office:value="22.898900000000001" table:style-name="ce1">
            <text:p>22.89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0018939416386266" table:formula="of:=[.G340]/[.O340]" table:style-name="ce5">
            <text:p>4</text:p>
          </table:table-cell>
          <table:table-cell office:value-type="float" office:value="2.8627044686025922" table:formula="of:=[.J340]/[.R340]" table:style-name="ce5">
            <text:p>3</text:p>
          </table:table-cell>
          <table:table-cell office:value-type="string" office:string-value="0" table:formula="of:=IF([.T3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17.443899999999999" table:style-name="ce1">
            <text:p>17.4439</text:p>
          </table:table-cell>
          <table:table-cell office:value-type="float" office:value="549.25800000000004" table:style-name="ce1">
            <text:p>549.258</text:p>
          </table:table-cell>
          <table:table-cell office:value-type="float" office:value="23.0623" table:style-name="ce1">
            <text:p>23.0623</text:p>
          </table:table-cell>
          <table:table-cell office:value-type="string" table:style-name="ce1">
            <text:p>Mixed</text:p>
          </table:table-cell>
          <table:table-cell office:value-type="float" office:value="13931.3" table:style-name="ce1">
            <text:p>13931.3</text:p>
          </table:table-cell>
          <table:table-cell office:value-type="float" office:value="49.421999999999997" table:style-name="ce1">
            <text:p>49.4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5097784514953014" table:formula="of:=[.G341]/[.O341]" table:style-name="ce5">
            <text:p>7</text:p>
          </table:table-cell>
          <table:table-cell office:value-type="float" office:value="4.5603577238965975" table:formula="of:=[.J341]/[.R341]" table:style-name="ce5">
            <text:p>5</text:p>
          </table:table-cell>
          <table:table-cell office:value-type="string" office:string-value="0" table:formula="of:=IF([.T3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Curve 1</text:p>
          </table:table-cell>
          <table:table-cell office:value-type="float" office:value="1611.2" table:style-name="ce1">
            <text:p>1611.2</text:p>
          </table:table-cell>
          <table:table-cell office:value-type="float" office:value="17.781500000000001" table:style-name="ce1">
            <text:p>17.7815</text:p>
          </table:table-cell>
          <table:table-cell office:value-type="float" office:value="503.56299999999999" table:style-name="ce1">
            <text:p>503.563</text:p>
          </table:table-cell>
          <table:table-cell office:value-type="float" office:value="21.390599999999999" table:style-name="ce1">
            <text:p>21.3906</text:p>
          </table:table-cell>
          <table:table-cell office:value-type="string" table:style-name="ce1">
            <text:p>Mixed</text:p>
          </table:table-cell>
          <table:table-cell office:value-type="float" office:value="13095.2" table:style-name="ce1">
            <text:p>13095.2</text:p>
          </table:table-cell>
          <table:table-cell office:value-type="float" office:value="37.270499999999998" table:style-name="ce1">
            <text:p>37.27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682035880593967" table:formula="of:=[.G342]/[.O342]" table:style-name="ce5">
            <text:p>6</text:p>
          </table:table-cell>
          <table:table-cell office:value-type="float" office:value="4.2866635896126519" table:formula="of:=[.J342]/[.R342]" table:style-name="ce5">
            <text:p>4</text:p>
          </table:table-cell>
          <table:table-cell office:value-type="string" office:string-value="0" table:formula="of:=IF([.T3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Curve 1</text:p>
          </table:table-cell>
          <table:table-cell office:value-type="float" office:value="1611.35" table:style-name="ce1">
            <text:p>1611.35</text:p>
          </table:table-cell>
          <table:table-cell office:value-type="float" office:value="16.823699999999999" table:style-name="ce1">
            <text:p>16.8237</text:p>
          </table:table-cell>
          <table:table-cell office:value-type="float" office:value="651.04" table:style-name="ce1">
            <text:p>651.04</text:p>
          </table:table-cell>
          <table:table-cell office:value-type="float" office:value="20.9453" table:style-name="ce1">
            <text:p>20.9453</text:p>
          </table:table-cell>
          <table:table-cell office:value-type="string" table:style-name="ce1">
            <text:p>Mixed</text:p>
          </table:table-cell>
          <table:table-cell office:value-type="float" office:value="16043.2" table:style-name="ce1">
            <text:p>16043.2</text:p>
          </table:table-cell>
          <table:table-cell office:value-type="float" office:value="29.0945" table:style-name="ce1">
            <text:p>29.09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160936446287547" table:formula="of:=[.G343]/[.O343]" table:style-name="ce5">
            <text:p>8</text:p>
          </table:table-cell>
          <table:table-cell office:value-type="float" office:value="5.2516801042270211" table:formula="of:=[.J343]/[.R343]" table:style-name="ce5">
            <text:p>5</text:p>
          </table:table-cell>
          <table:table-cell office:value-type="string" office:string-value="0" table:formula="of:=IF([.T3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Curve 1</text:p>
          </table:table-cell>
          <table:table-cell office:value-type="float" office:value="1611.69" table:style-name="ce1">
            <text:p>1611.69</text:p>
          </table:table-cell>
          <table:table-cell office:value-type="float" office:value="18.147200000000002" table:style-name="ce1">
            <text:p>18.1472</text:p>
          </table:table-cell>
          <table:table-cell office:value-type="float" office:value="940.721" table:style-name="ce1">
            <text:p>940.721</text:p>
          </table:table-cell>
          <table:table-cell office:value-type="float" office:value="21.403099999999998" table:style-name="ce1">
            <text:p>21.4031</text:p>
          </table:table-cell>
          <table:table-cell office:value-type="string" table:style-name="ce1">
            <text:p>Mixed</text:p>
          </table:table-cell>
          <table:table-cell office:value-type="float" office:value="24965.7" table:style-name="ce1">
            <text:p>24965.7</text:p>
          </table:table-cell>
          <table:table-cell office:value-type="float" office:value="56.670999999999999" table:style-name="ce1">
            <text:p>56.6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49378424472854" table:formula="of:=[.G344]/[.O344]" table:style-name="ce5">
            <text:p>11</text:p>
          </table:table-cell>
          <table:table-cell office:value-type="float" office:value="8.172426322560371" table:formula="of:=[.J344]/[.R344]" table:style-name="ce5">
            <text:p>8</text:p>
          </table:table-cell>
          <table:table-cell office:value-type="string" office:string-value="0" table:formula="of:=IF([.T3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7.1858" table:style-name="ce1">
            <text:p>17.1858</text:p>
          </table:table-cell>
          <table:table-cell office:value-type="float" office:value="511.12400000000002" table:style-name="ce1">
            <text:p>511.124</text:p>
          </table:table-cell>
          <table:table-cell office:value-type="float" office:value="11.269299999999999" table:style-name="ce1">
            <text:p>11.2693</text:p>
          </table:table-cell>
          <table:table-cell office:value-type="string" table:style-name="ce1">
            <text:p>Mixed</text:p>
          </table:table-cell>
          <table:table-cell office:value-type="float" office:value="13296.7" table:style-name="ce1">
            <text:p>13296.7</text:p>
          </table:table-cell>
          <table:table-cell office:value-type="float" office:value="17.066800000000001" table:style-name="ce1">
            <text:p>17.06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578161833638919" table:formula="of:=[.G345]/[.O345]" table:style-name="ce5">
            <text:p>6</text:p>
          </table:table-cell>
          <table:table-cell office:value-type="float" office:value="4.3526238432404654" table:formula="of:=[.J345]/[.R345]" table:style-name="ce5">
            <text:p>4</text:p>
          </table:table-cell>
          <table:table-cell office:value-type="string" office:string-value="0" table:formula="of:=IF([.T3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18.294599999999999" table:style-name="ce1">
            <text:p>18.2946</text:p>
          </table:table-cell>
          <table:table-cell office:value-type="float" office:value="673.43600000000004" table:style-name="ce1">
            <text:p>673.436</text:p>
          </table:table-cell>
          <table:table-cell office:value-type="float" office:value="9.8990299999999998" table:style-name="ce1">
            <text:p>9.89903</text:p>
          </table:table-cell>
          <table:table-cell office:value-type="string" table:style-name="ce1">
            <text:p>Mixed</text:p>
          </table:table-cell>
          <table:table-cell office:value-type="float" office:value="18735.099999999999" table:style-name="ce1">
            <text:p>18735.1</text:p>
          </table:table-cell>
          <table:table-cell office:value-type="float" office:value="26.056899999999999" table:style-name="ce1">
            <text:p>26.05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81529920840825" table:formula="of:=[.G346]/[.O346]" table:style-name="ce5">
            <text:p>8</text:p>
          </table:table-cell>
          <table:table-cell office:value-type="float" office:value="6.1328632642305561" table:formula="of:=[.J346]/[.R346]" table:style-name="ce5">
            <text:p>6</text:p>
          </table:table-cell>
          <table:table-cell office:value-type="string" office:string-value="0" table:formula="of:=IF([.T3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Curve 1</text:p>
          </table:table-cell>
          <table:table-cell office:value-type="float" office:value="1611.17" table:style-name="ce1">
            <text:p>1611.17</text:p>
          </table:table-cell>
          <table:table-cell office:value-type="float" office:value="17.8794" table:style-name="ce1">
            <text:p>17.8794</text:p>
          </table:table-cell>
          <table:table-cell office:value-type="float" office:value="533.798" table:style-name="ce1">
            <text:p>533.798</text:p>
          </table:table-cell>
          <table:table-cell office:value-type="float" office:value="5.6483600000000003" table:style-name="ce1">
            <text:p>5.64836</text:p>
          </table:table-cell>
          <table:table-cell office:value-type="string" table:style-name="ce1">
            <text:p>Mixed</text:p>
          </table:table-cell>
          <table:table-cell office:value-type="float" office:value="14718.7" table:style-name="ce1">
            <text:p>14718.7</text:p>
          </table:table-cell>
          <table:table-cell office:value-type="float" office:value="20.151299999999999" table:style-name="ce1">
            <text:p>20.15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265473017257623" table:formula="of:=[.G347]/[.O347]" table:style-name="ce5">
            <text:p>6</text:p>
          </table:table-cell>
          <table:table-cell office:value-type="float" office:value="4.8181100996114408" table:formula="of:=[.J347]/[.R347]" table:style-name="ce5">
            <text:p>5</text:p>
          </table:table-cell>
          <table:table-cell office:value-type="string" office:string-value="0" table:formula="of:=IF([.T34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Curve 1</text:p>
          </table:table-cell>
          <table:table-cell office:value-type="float" office:value="1611.5" table:style-name="ce1">
            <text:p>1611.5</text:p>
          </table:table-cell>
          <table:table-cell office:value-type="float" office:value="17.888999999999999" table:style-name="ce1">
            <text:p>17.889</text:p>
          </table:table-cell>
          <table:table-cell office:value-type="float" office:value="711.26900000000001" table:style-name="ce1">
            <text:p>711.269</text:p>
          </table:table-cell>
          <table:table-cell office:value-type="float" office:value="6.3611300000000002" table:style-name="ce1">
            <text:p>6.36113</text:p>
          </table:table-cell>
          <table:table-cell office:value-type="string" table:style-name="ce1">
            <text:p>Mixed</text:p>
          </table:table-cell>
          <table:table-cell office:value-type="float" office:value="19576.8" table:style-name="ce1">
            <text:p>19576.8</text:p>
          </table:table-cell>
          <table:table-cell office:value-type="float" office:value="29.529699999999998" table:style-name="ce1">
            <text:p>29.52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299247519683114" table:formula="of:=[.G348]/[.O348]" table:style-name="ce5">
            <text:p>8</text:p>
          </table:table-cell>
          <table:table-cell office:value-type="float" office:value="6.4083905370768646" table:formula="of:=[.J348]/[.R348]" table:style-name="ce5">
            <text:p>6</text:p>
          </table:table-cell>
          <table:table-cell office:value-type="string" office:string-value="0" table:formula="of:=IF([.T3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Curve 1</text:p>
          </table:table-cell>
          <table:table-cell office:value-type="float" office:value="1612.25" table:style-name="ce1">
            <text:p>1612.25</text:p>
          </table:table-cell>
          <table:table-cell office:value-type="float" office:value="20.038900000000002" table:style-name="ce1">
            <text:p>20.0389</text:p>
          </table:table-cell>
          <table:table-cell office:value-type="float" office:value="364.31" table:style-name="ce1">
            <text:p>364.31</text:p>
          </table:table-cell>
          <table:table-cell office:value-type="float" office:value="15.8498" table:style-name="ce1">
            <text:p>15.8498</text:p>
          </table:table-cell>
          <table:table-cell office:value-type="string" table:style-name="ce1">
            <text:p>Mixed</text:p>
          </table:table-cell>
          <table:table-cell office:value-type="float" office:value="10881.5" table:style-name="ce1">
            <text:p>10881.5</text:p>
          </table:table-cell>
          <table:table-cell office:value-type="float" office:value="19.822500000000002" table:style-name="ce1">
            <text:p>19.82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177839697633047" table:formula="of:=[.G349]/[.O349]" table:style-name="ce5">
            <text:p>4</text:p>
          </table:table-cell>
          <table:table-cell office:value-type="float" office:value="3.5620173689878785" table:formula="of:=[.J349]/[.R349]" table:style-name="ce5">
            <text:p>4</text:p>
          </table:table-cell>
          <table:table-cell office:value-type="string" office:string-value="0" table:formula="of:=IF([.T34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8.1219" table:style-name="ce1">
            <text:p>18.1219</text:p>
          </table:table-cell>
          <table:table-cell office:value-type="float" office:value="179.47300000000001" table:style-name="ce1">
            <text:p>179.4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108.87" table:style-name="ce1">
            <text:p>5108.87</text:p>
          </table:table-cell>
          <table:table-cell office:value-type="float" office:value="12.947800000000001" table:style-name="ce1">
            <text:p>12.94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1271050545011931" table:formula="of:=[.G350]/[.O350]" table:style-name="ce5">
            <text:p>2</text:p>
          </table:table-cell>
          <table:table-cell office:value-type="float" office:value="1.672369036980297" table:formula="of:=[.J350]/[.R350]" table:style-name="ce5">
            <text:p>2</text:p>
          </table:table-cell>
          <table:table-cell office:value-type="string" office:string-value="0" table:formula="of:=IF([.T3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Curve 1</text:p>
          </table:table-cell>
          <table:table-cell office:value-type="float" office:value="1617.36" table:style-name="ce1">
            <text:p>1617.36</text:p>
          </table:table-cell>
          <table:table-cell office:value-type="float" office:value="24.597899999999999" table:style-name="ce1">
            <text:p>24.5979</text:p>
          </table:table-cell>
          <table:table-cell office:value-type="float" office:value="723.572" table:style-name="ce1">
            <text:p>723.572</text:p>
          </table:table-cell>
          <table:table-cell office:value-type="float" office:value="85.877600000000001" table:style-name="ce1">
            <text:p>85.8776</text:p>
          </table:table-cell>
          <table:table-cell office:value-type="string" table:style-name="ce1">
            <text:p>Mixed</text:p>
          </table:table-cell>
          <table:table-cell office:value-type="float" office:value="20218.400000000001" table:style-name="ce1">
            <text:p>20218.4</text:p>
          </table:table-cell>
          <table:table-cell office:value-type="float" office:value="12.7226" table:style-name="ce1">
            <text:p>12.72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757392950222986" table:formula="of:=[.G351]/[.O351]" table:style-name="ce5">
            <text:p>9</text:p>
          </table:table-cell>
          <table:table-cell office:value-type="float" office:value="6.618415840935949" table:formula="of:=[.J351]/[.R351]" table:style-name="ce5">
            <text:p>7</text:p>
          </table:table-cell>
          <table:table-cell office:value-type="string" office:string-value="0" table:formula="of:=IF([.T35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Curve 1</text:p>
          </table:table-cell>
          <table:table-cell office:value-type="float" office:value="1611.82" table:style-name="ce1">
            <text:p>1611.82</text:p>
          </table:table-cell>
          <table:table-cell office:value-type="float" office:value="19.4344" table:style-name="ce1">
            <text:p>19.4344</text:p>
          </table:table-cell>
          <table:table-cell office:value-type="float" office:value="147.97300000000001" table:style-name="ce1">
            <text:p>147.973</text:p>
          </table:table-cell>
          <table:table-cell office:value-type="float" office:value="47.936100000000003" table:style-name="ce1">
            <text:p>47.9361</text:p>
          </table:table-cell>
          <table:table-cell office:value-type="string" table:style-name="ce1">
            <text:p>Mixed</text:p>
          </table:table-cell>
          <table:table-cell office:value-type="float" office:value="3819.25" table:style-name="ce1">
            <text:p>3819.25</text:p>
          </table:table-cell>
          <table:table-cell office:value-type="float" office:value="9.5804299999999998" table:style-name="ce1">
            <text:p>9.580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7537686238582129" table:formula="of:=[.G352]/[.O352]" table:style-name="ce5">
            <text:p>2</text:p>
          </table:table-cell>
          <table:table-cell office:value-type="float" office:value="1.2502168668388507" table:formula="of:=[.J352]/[.R352]" table:style-name="ce5">
            <text:p>1</text:p>
          </table:table-cell>
          <table:table-cell office:value-type="string" office:string-value="0" table:formula="of:=IF([.T35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Curve 1</text:p>
          </table:table-cell>
          <table:table-cell office:value-type="float" office:value="1610.85" table:style-name="ce1">
            <text:p>1610.85</text:p>
          </table:table-cell>
          <table:table-cell office:value-type="float" office:value="18.5245" table:style-name="ce1">
            <text:p>18.5245</text:p>
          </table:table-cell>
          <table:table-cell office:value-type="float" office:value="298.74599999999998" table:style-name="ce1">
            <text:p>298.7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692.98" table:style-name="ce1">
            <text:p>8692.98</text:p>
          </table:table-cell>
          <table:table-cell office:value-type="float" office:value="18.286100000000001" table:style-name="ce1">
            <text:p>18.28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5407227082180235" table:formula="of:=[.G353]/[.O353]" table:style-name="ce5">
            <text:p>4</text:p>
          </table:table-cell>
          <table:table-cell office:value-type="float" office:value="2.8456137249702933" table:formula="of:=[.J353]/[.R353]" table:style-name="ce5">
            <text:p>3</text:p>
          </table:table-cell>
          <table:table-cell office:value-type="string" office:string-value="0" table:formula="of:=IF([.T35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15.738099999999999" table:style-name="ce1">
            <text:p>15.7381</text:p>
          </table:table-cell>
          <table:table-cell office:value-type="float" office:value="205.858" table:style-name="ce1">
            <text:p>205.858</text:p>
          </table:table-cell>
          <table:table-cell office:value-type="float" office:value="2.7291500000000002" table:style-name="ce1">
            <text:p>2.72915</text:p>
          </table:table-cell>
          <table:table-cell office:value-type="string" table:style-name="ce1">
            <text:p>Mixed</text:p>
          </table:table-cell>
          <table:table-cell office:value-type="float" office:value="5044.3" table:style-name="ce1">
            <text:p>5044.3</text:p>
          </table:table-cell>
          <table:table-cell office:value-type="float" office:value="15.884600000000001" table:style-name="ce1">
            <text:p>15.88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4398187599778605" table:formula="of:=[.G354]/[.O354]" table:style-name="ce5">
            <text:p>2</text:p>
          </table:table-cell>
          <table:table-cell office:value-type="float" office:value="1.6512322946639302" table:formula="of:=[.J354]/[.R354]" table:style-name="ce5">
            <text:p>2</text:p>
          </table:table-cell>
          <table:table-cell office:value-type="string" office:string-value="0" table:formula="of:=IF([.T35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Curve 1</text:p>
          </table:table-cell>
          <table:table-cell office:value-type="float" office:value="1611.61" table:style-name="ce1">
            <text:p>1611.61</text:p>
          </table:table-cell>
          <table:table-cell office:value-type="float" office:value="18.559000000000001" table:style-name="ce1">
            <text:p>18.559</text:p>
          </table:table-cell>
          <table:table-cell office:value-type="float" office:value="227.10599999999999" table:style-name="ce1">
            <text:p>227.106</text:p>
          </table:table-cell>
          <table:table-cell office:value-type="float" office:value="3.6983899999999998" table:style-name="ce1">
            <text:p>3.69839</text:p>
          </table:table-cell>
          <table:table-cell office:value-type="string" table:style-name="ce1">
            <text:p>Mixed</text:p>
          </table:table-cell>
          <table:table-cell office:value-type="float" office:value="6541.79" table:style-name="ce1">
            <text:p>6541.79</text:p>
          </table:table-cell>
          <table:table-cell office:value-type="float" office:value="15.088900000000001" table:style-name="ce1">
            <text:p>15.08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6916489973842745" table:formula="of:=[.G355]/[.O355]" table:style-name="ce5">
            <text:p>3</text:p>
          </table:table-cell>
          <table:table-cell office:value-type="float" office:value="2.141429913547876" table:formula="of:=[.J355]/[.R355]" table:style-name="ce5">
            <text:p>2</text:p>
          </table:table-cell>
          <table:table-cell office:value-type="string" office:string-value="0" table:formula="of:=IF([.T35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Curve 1</text:p>
          </table:table-cell>
          <table:table-cell office:value-type="float" office:value="1611.23" table:style-name="ce1">
            <text:p>1611.23</text:p>
          </table:table-cell>
          <table:table-cell office:value-type="float" office:value="17.569900000000001" table:style-name="ce1">
            <text:p>17.5699</text:p>
          </table:table-cell>
          <table:table-cell office:value-type="float" office:value="773.76700000000005" table:style-name="ce1">
            <text:p>773.7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355" table:style-name="ce1">
            <text:p>21355</text:p>
          </table:table-cell>
          <table:table-cell office:value-type="float" office:value="22.981200000000001" table:style-name="ce1">
            <text:p>22.98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70647934264343" table:formula="of:=[.G356]/[.O356]" table:style-name="ce5">
            <text:p>9</text:p>
          </table:table-cell>
          <table:table-cell office:value-type="float" office:value="6.9904774998608783" table:formula="of:=[.J356]/[.R356]" table:style-name="ce5">
            <text:p>7</text:p>
          </table:table-cell>
          <table:table-cell office:value-type="string" office:string-value="0" table:formula="of:=IF([.T3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Curve 1</text:p>
          </table:table-cell>
          <table:table-cell office:value-type="float" office:value="1612.37" table:style-name="ce1">
            <text:p>1612.37</text:p>
          </table:table-cell>
          <table:table-cell office:value-type="float" office:value="20.154800000000002" table:style-name="ce1">
            <text:p>20.1548</text:p>
          </table:table-cell>
          <table:table-cell office:value-type="float" office:value="285.13900000000001" table:style-name="ce1">
            <text:p>285.139</text:p>
          </table:table-cell>
          <table:table-cell office:value-type="float" office:value="18.456700000000001" table:style-name="ce1">
            <text:p>18.4567</text:p>
          </table:table-cell>
          <table:table-cell office:value-type="string" table:style-name="ce1">
            <text:p>Mixed</text:p>
          </table:table-cell>
          <table:table-cell office:value-type="float" office:value="8490.18" table:style-name="ce1">
            <text:p>8490.18</text:p>
          </table:table-cell>
          <table:table-cell office:value-type="float" office:value="25.590599999999998" table:style-name="ce1">
            <text:p>25.59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794532221304352" table:formula="of:=[.G357]/[.O357]" table:style-name="ce5">
            <text:p>3</text:p>
          </table:table-cell>
          <table:table-cell office:value-type="float" office:value="2.7792279213190745" table:formula="of:=[.J357]/[.R357]" table:style-name="ce5">
            <text:p>3</text:p>
          </table:table-cell>
          <table:table-cell office:value-type="string" office:string-value="0" table:formula="of:=IF([.T35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Curve 1</text:p>
          </table:table-cell>
          <table:table-cell office:value-type="float" office:value="1612.42" table:style-name="ce1">
            <text:p>1612.42</text:p>
          </table:table-cell>
          <table:table-cell office:value-type="float" office:value="19.5259" table:style-name="ce1">
            <text:p>19.5259</text:p>
          </table:table-cell>
          <table:table-cell office:value-type="float" office:value="293.17500000000001" table:style-name="ce1">
            <text:p>293.175</text:p>
          </table:table-cell>
          <table:table-cell office:value-type="float" office:value="27.305599999999998" table:style-name="ce1">
            <text:p>27.3056</text:p>
          </table:table-cell>
          <table:table-cell office:value-type="string" table:style-name="ce1">
            <text:p>Mixed</text:p>
          </table:table-cell>
          <table:table-cell office:value-type="float" office:value="8200.57" table:style-name="ce1">
            <text:p>8200.57</text:p>
          </table:table-cell>
          <table:table-cell office:value-type="float" office:value="16.8111" table:style-name="ce1">
            <text:p>16.81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4746954937700223" table:formula="of:=[.G358]/[.O358]" table:style-name="ce5">
            <text:p>3</text:p>
          </table:table-cell>
          <table:table-cell office:value-type="float" office:value="2.6844251964895398" table:formula="of:=[.J358]/[.R358]" table:style-name="ce5">
            <text:p>3</text:p>
          </table:table-cell>
          <table:table-cell office:value-type="string" office:string-value="0" table:formula="of:=IF([.T35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Curve 1</text:p>
          </table:table-cell>
          <table:table-cell office:value-type="float" office:value="1612.17" table:style-name="ce1">
            <text:p>1612.17</text:p>
          </table:table-cell>
          <table:table-cell office:value-type="float" office:value="20.0212" table:style-name="ce1">
            <text:p>20.0212</text:p>
          </table:table-cell>
          <table:table-cell office:value-type="float" office:value="860.20100000000002" table:style-name="ce1">
            <text:p>860.201</text:p>
          </table:table-cell>
          <table:table-cell office:value-type="float" office:value="0.66971599999999998" table:style-name="ce1">
            <text:p>0.669716</text:p>
          </table:table-cell>
          <table:table-cell office:value-type="string" table:style-name="ce1">
            <text:p>Mixed</text:p>
          </table:table-cell>
          <table:table-cell office:value-type="float" office:value="26994.2" table:style-name="ce1">
            <text:p>26994.2</text:p>
          </table:table-cell>
          <table:table-cell office:value-type="float" office:value="27.672699999999999" table:style-name="ce1">
            <text:p>27.67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95059396048322" table:formula="of:=[.G359]/[.O359]" table:style-name="ce5">
            <text:p>10</text:p>
          </table:table-cell>
          <table:table-cell office:value-type="float" office:value="8.8364480321584882" table:formula="of:=[.J359]/[.R359]" table:style-name="ce5">
            <text:p>9</text:p>
          </table:table-cell>
          <table:table-cell office:value-type="string" office:string-value="0" table:formula="of:=IF([.T35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6.288599999999999" table:style-name="ce1">
            <text:p>16.2886</text:p>
          </table:table-cell>
          <table:table-cell office:value-type="float" office:value="368.952" table:style-name="ce1">
            <text:p>368.952</text:p>
          </table:table-cell>
          <table:table-cell office:value-type="float" office:value="6.39757" table:style-name="ce1">
            <text:p>6.39757</text:p>
          </table:table-cell>
          <table:table-cell office:value-type="string" table:style-name="ce1">
            <text:p>Mixed</text:p>
          </table:table-cell>
          <table:table-cell office:value-type="float" office:value="9245.3700000000008" table:style-name="ce1">
            <text:p>9245.37</text:p>
          </table:table-cell>
          <table:table-cell office:value-type="float" office:value="23.4693" table:style-name="ce1">
            <text:p>23.46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728007224948824" table:formula="of:=[.G360]/[.O360]" table:style-name="ce5">
            <text:p>4</text:p>
          </table:table-cell>
          <table:table-cell office:value-type="float" office:value="3.0264364768386218" table:formula="of:=[.J360]/[.R360]" table:style-name="ce5">
            <text:p>3</text:p>
          </table:table-cell>
          <table:table-cell office:value-type="string" office:string-value="0" table:formula="of:=IF([.T3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Curve 1</text:p>
          </table:table-cell>
          <table:table-cell office:value-type="float" office:value="1611.92" table:style-name="ce1">
            <text:p>1611.92</text:p>
          </table:table-cell>
          <table:table-cell office:value-type="float" office:value="19.245699999999999" table:style-name="ce1">
            <text:p>19.2457</text:p>
          </table:table-cell>
          <table:table-cell office:value-type="float" office:value="728.50400000000002" table:style-name="ce1">
            <text:p>728.504</text:p>
          </table:table-cell>
          <table:table-cell office:value-type="float" office:value="6.7355200000000002" table:style-name="ce1">
            <text:p>6.73552</text:p>
          </table:table-cell>
          <table:table-cell office:value-type="string" table:style-name="ce1">
            <text:p>Mixed</text:p>
          </table:table-cell>
          <table:table-cell office:value-type="float" office:value="21545.3" table:style-name="ce1">
            <text:p>21545.3</text:p>
          </table:table-cell>
          <table:table-cell office:value-type="float" office:value="25.978200000000001" table:style-name="ce1">
            <text:p>25.97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341931133058285" table:formula="of:=[.G361]/[.O361]" table:style-name="ce5">
            <text:p>9</text:p>
          </table:table-cell>
          <table:table-cell office:value-type="float" office:value="7.0527714763639695" table:formula="of:=[.J361]/[.R361]" table:style-name="ce5">
            <text:p>7</text:p>
          </table:table-cell>
          <table:table-cell office:value-type="string" office:string-value="0" table:formula="of:=IF([.T3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23.712599999999998" table:style-name="ce1">
            <text:p>23.7126</text:p>
          </table:table-cell>
          <table:table-cell office:value-type="float" office:value="631.92100000000005" table:style-name="ce1">
            <text:p>631.9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537.599999999999" table:style-name="ce1">
            <text:p>23537.6</text:p>
          </table:table-cell>
          <table:table-cell office:value-type="float" office:value="72.882400000000004" table:style-name="ce1">
            <text:p>72.88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894962091537352" table:formula="of:=[.G362]/[.O362]" table:style-name="ce5">
            <text:p>7</text:p>
          </table:table-cell>
          <table:table-cell office:value-type="float" office:value="7.7049432545411092" table:formula="of:=[.J362]/[.R362]" table:style-name="ce5">
            <text:p>8</text:p>
          </table:table-cell>
          <table:table-cell office:value-type="string" office:string-value="0" table:formula="of:=IF([.T3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Curve 1</text:p>
          </table:table-cell>
          <table:table-cell office:value-type="float" office:value="1611.68" table:style-name="ce1">
            <text:p>1611.68</text:p>
          </table:table-cell>
          <table:table-cell office:value-type="float" office:value="17.204599999999999" table:style-name="ce1">
            <text:p>17.2046</text:p>
          </table:table-cell>
          <table:table-cell office:value-type="float" office:value="606.54899999999998" table:style-name="ce1">
            <text:p>606.549</text:p>
          </table:table-cell>
          <table:table-cell office:value-type="float" office:value="0.20080100000000001" table:style-name="ce1">
            <text:p>0.200801</text:p>
          </table:table-cell>
          <table:table-cell office:value-type="string" table:style-name="ce1">
            <text:p>Mixed</text:p>
          </table:table-cell>
          <table:table-cell office:value-type="float" office:value="16381.4" table:style-name="ce1">
            <text:p>16381.4</text:p>
          </table:table-cell>
          <table:table-cell office:value-type="float" office:value="14.3392" table:style-name="ce1">
            <text:p>14.33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887885292085381" table:formula="of:=[.G363]/[.O363]" table:style-name="ce5">
            <text:p>7</text:p>
          </table:table-cell>
          <table:table-cell office:value-type="float" office:value="5.3623885795467565" table:formula="of:=[.J363]/[.R363]" table:style-name="ce5">
            <text:p>5</text:p>
          </table:table-cell>
          <table:table-cell office:value-type="string" office:string-value="0" table:formula="of:=IF([.T3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7.263300000000001" table:style-name="ce1">
            <text:p>17.2633</text:p>
          </table:table-cell>
          <table:table-cell office:value-type="float" office:value="728.351" table:style-name="ce1">
            <text:p>728.351</text:p>
          </table:table-cell>
          <table:table-cell office:value-type="float" office:value="3.42598" table:style-name="ce1">
            <text:p>3.42598</text:p>
          </table:table-cell>
          <table:table-cell office:value-type="string" table:style-name="ce1">
            <text:p>Mixed</text:p>
          </table:table-cell>
          <table:table-cell office:value-type="float" office:value="19532.7" table:style-name="ce1">
            <text:p>19532.7</text:p>
          </table:table-cell>
          <table:table-cell office:value-type="float" office:value="22.665099999999999" table:style-name="ce1">
            <text:p>22.66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323797649284195" table:formula="of:=[.G364]/[.O364]" table:style-name="ce5">
            <text:p>9</text:p>
          </table:table-cell>
          <table:table-cell office:value-type="float" office:value="6.3939545708982708" table:formula="of:=[.J364]/[.R364]" table:style-name="ce5">
            <text:p>6</text:p>
          </table:table-cell>
          <table:table-cell office:value-type="string" office:string-value="0" table:formula="of:=IF([.T3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Curve 1</text:p>
          </table:table-cell>
          <table:table-cell office:value-type="float" office:value="1612.19" table:style-name="ce1">
            <text:p>1612.19</text:p>
          </table:table-cell>
          <table:table-cell office:value-type="float" office:value="17.968599999999999" table:style-name="ce1">
            <text:p>17.9686</text:p>
          </table:table-cell>
          <table:table-cell office:value-type="float" office:value="846.43600000000004" table:style-name="ce1">
            <text:p>846.436</text:p>
          </table:table-cell>
          <table:table-cell office:value-type="float" office:value="13.4101" table:style-name="ce1">
            <text:p>13.4101</text:p>
          </table:table-cell>
          <table:table-cell office:value-type="string" table:style-name="ce1">
            <text:p>Mixed</text:p>
          </table:table-cell>
          <table:table-cell office:value-type="float" office:value="22858" table:style-name="ce1">
            <text:p>22858</text:p>
          </table:table-cell>
          <table:table-cell office:value-type="float" office:value="36.340800000000002" table:style-name="ce1">
            <text:p>36.34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31917301832429" table:formula="of:=[.G365]/[.O365]" table:style-name="ce5">
            <text:p>10</text:p>
          </table:table-cell>
          <table:table-cell office:value-type="float" office:value="7.4824787961517183" table:formula="of:=[.J365]/[.R365]" table:style-name="ce5">
            <text:p>7</text:p>
          </table:table-cell>
          <table:table-cell office:value-type="string" office:string-value="0" table:formula="of:=IF([.T3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Curve 1</text:p>
          </table:table-cell>
          <table:table-cell office:value-type="float" office:value="1612.81" table:style-name="ce1">
            <text:p>1612.81</text:p>
          </table:table-cell>
          <table:table-cell office:value-type="float" office:value="18.486899999999999" table:style-name="ce1">
            <text:p>18.4869</text:p>
          </table:table-cell>
          <table:table-cell office:value-type="float" office:value="354.84899999999999" table:style-name="ce1">
            <text:p>354.849</text:p>
          </table:table-cell>
          <table:table-cell office:value-type="float" office:value="8.8930199999999999" table:style-name="ce1">
            <text:p>8.89302</text:p>
          </table:table-cell>
          <table:table-cell office:value-type="string" table:style-name="ce1">
            <text:p>Mixed</text:p>
          </table:table-cell>
          <table:table-cell office:value-type="float" office:value="10009.200000000001" table:style-name="ce1">
            <text:p>10009.2</text:p>
          </table:table-cell>
          <table:table-cell office:value-type="float" office:value="5.6442699999999997" table:style-name="ce1">
            <text:p>5.644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056526691184395" table:formula="of:=[.G366]/[.O366]" table:style-name="ce5">
            <text:p>4</text:p>
          </table:table-cell>
          <table:table-cell office:value-type="float" office:value="3.2764733032829549" table:formula="of:=[.J366]/[.R366]" table:style-name="ce5">
            <text:p>3</text:p>
          </table:table-cell>
          <table:table-cell office:value-type="string" office:string-value="0" table:formula="of:=IF([.T3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14.3535" table:style-name="ce1">
            <text:p>14.3535</text:p>
          </table:table-cell>
          <table:table-cell office:value-type="float" office:value="340.85399999999998" table:style-name="ce1">
            <text:p>340.854</text:p>
          </table:table-cell>
          <table:table-cell office:value-type="float" office:value="38.3797" table:style-name="ce1">
            <text:p>38.3797</text:p>
          </table:table-cell>
          <table:table-cell office:value-type="string" table:style-name="ce1">
            <text:p>Mixed</text:p>
          </table:table-cell>
          <table:table-cell office:value-type="float" office:value="6734.31" table:style-name="ce1">
            <text:p>6734.31</text:p>
          </table:table-cell>
          <table:table-cell office:value-type="float" office:value="22.552700000000002" table:style-name="ce1">
            <text:p>22.55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0397846263613442" table:formula="of:=[.G367]/[.O367]" table:style-name="ce5">
            <text:p>4</text:p>
          </table:table-cell>
          <table:table-cell office:value-type="float" office:value="2.2044505985524756" table:formula="of:=[.J367]/[.R367]" table:style-name="ce5">
            <text:p>2</text:p>
          </table:table-cell>
          <table:table-cell office:value-type="string" office:string-value="0" table:formula="of:=IF([.T3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Curve 1</text:p>
          </table:table-cell>
          <table:table-cell office:value-type="float" office:value="1611.7" table:style-name="ce1">
            <text:p>1611.7</text:p>
          </table:table-cell>
          <table:table-cell office:value-type="float" office:value="16.536799999999999" table:style-name="ce1">
            <text:p>16.5368</text:p>
          </table:table-cell>
          <table:table-cell office:value-type="float" office:value="221.702" table:style-name="ce1">
            <text:p>221.702</text:p>
          </table:table-cell>
          <table:table-cell office:value-type="float" office:value="38.970199999999998" table:style-name="ce1">
            <text:p>38.9702</text:p>
          </table:table-cell>
          <table:table-cell office:value-type="string" table:style-name="ce1">
            <text:p>Mixed</text:p>
          </table:table-cell>
          <table:table-cell office:value-type="float" office:value="5035.51" table:style-name="ce1">
            <text:p>5035.51</text:p>
          </table:table-cell>
          <table:table-cell office:value-type="float" office:value="16.6294" table:style-name="ce1">
            <text:p>16.62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62760105861619" table:formula="of:=[.G368]/[.O368]" table:style-name="ce5">
            <text:p>3</text:p>
          </table:table-cell>
          <table:table-cell office:value-type="float" office:value="1.6483549218133671" table:formula="of:=[.J368]/[.R368]" table:style-name="ce5">
            <text:p>2</text:p>
          </table:table-cell>
          <table:table-cell office:value-type="string" office:string-value="0" table:formula="of:=IF([.T3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17.963000000000001" table:style-name="ce1">
            <text:p>17.963</text:p>
          </table:table-cell>
          <table:table-cell office:value-type="float" office:value="650.78" table:style-name="ce1">
            <text:p>650.78</text:p>
          </table:table-cell>
          <table:table-cell office:value-type="float" office:value="37.330599999999997" table:style-name="ce1">
            <text:p>37.3306</text:p>
          </table:table-cell>
          <table:table-cell office:value-type="string" table:style-name="ce1">
            <text:p>Mixed</text:p>
          </table:table-cell>
          <table:table-cell office:value-type="float" office:value="16153" table:style-name="ce1">
            <text:p>16153</text:p>
          </table:table-cell>
          <table:table-cell office:value-type="float" office:value="24.968900000000001" table:style-name="ce1">
            <text:p>24.96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130121375821776" table:formula="of:=[.G369]/[.O369]" table:style-name="ce5">
            <text:p>8</text:p>
          </table:table-cell>
          <table:table-cell office:value-type="float" office:value="5.2876227138961722" table:formula="of:=[.J369]/[.R369]" table:style-name="ce5">
            <text:p>5</text:p>
          </table:table-cell>
          <table:table-cell office:value-type="string" office:string-value="0" table:formula="of:=IF([.T3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19.5715" table:style-name="ce1">
            <text:p>19.5715</text:p>
          </table:table-cell>
          <table:table-cell office:value-type="float" office:value="505.06900000000002" table:style-name="ce1">
            <text:p>505.069</text:p>
          </table:table-cell>
          <table:table-cell office:value-type="float" office:value="35.113100000000003" table:style-name="ce1">
            <text:p>35.1131</text:p>
          </table:table-cell>
          <table:table-cell office:value-type="string" table:style-name="ce1">
            <text:p>Mixed</text:p>
          </table:table-cell>
          <table:table-cell office:value-type="float" office:value="13769.9" table:style-name="ce1">
            <text:p>13769.9</text:p>
          </table:table-cell>
          <table:table-cell office:value-type="float" office:value="21.3018" table:style-name="ce1">
            <text:p>21.30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860526250291857" table:formula="of:=[.G370]/[.O370]" table:style-name="ce5">
            <text:p>6</text:p>
          </table:table-cell>
          <table:table-cell office:value-type="float" office:value="4.5075240517599768" table:formula="of:=[.J370]/[.R370]" table:style-name="ce5">
            <text:p>5</text:p>
          </table:table-cell>
          <table:table-cell office:value-type="string" office:string-value="0" table:formula="of:=IF([.T3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Curve 1</text:p>
          </table:table-cell>
          <table:table-cell office:value-type="float" office:value="1611.51" table:style-name="ce1">
            <text:p>1611.51</text:p>
          </table:table-cell>
          <table:table-cell office:value-type="float" office:value="18.6586" table:style-name="ce1">
            <text:p>18.6586</text:p>
          </table:table-cell>
          <table:table-cell office:value-type="float" office:value="582.18399999999997" table:style-name="ce1">
            <text:p>582.184</text:p>
          </table:table-cell>
          <table:table-cell office:value-type="float" office:value="13.5061" table:style-name="ce1">
            <text:p>13.5061</text:p>
          </table:table-cell>
          <table:table-cell office:value-type="string" table:style-name="ce1">
            <text:p>Mixed</text:p>
          </table:table-cell>
          <table:table-cell office:value-type="float" office:value="16320.3" table:style-name="ce1">
            <text:p>16320.3</text:p>
          </table:table-cell>
          <table:table-cell office:value-type="float" office:value="20.469899999999999" table:style-name="ce1">
            <text:p>20.46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000157630937373" table:formula="of:=[.G371]/[.O371]" table:style-name="ce5">
            <text:p>7</text:p>
          </table:table-cell>
          <table:table-cell office:value-type="float" office:value="5.3423877284467096" table:formula="of:=[.J371]/[.R371]" table:style-name="ce5">
            <text:p>5</text:p>
          </table:table-cell>
          <table:table-cell office:value-type="string" office:string-value="0" table:formula="of:=IF([.T3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Curve 1</text:p>
          </table:table-cell>
          <table:table-cell office:value-type="float" office:value="1611.93" table:style-name="ce1">
            <text:p>1611.93</text:p>
          </table:table-cell>
          <table:table-cell office:value-type="float" office:value="18.798100000000002" table:style-name="ce1">
            <text:p>18.7981</text:p>
          </table:table-cell>
          <table:table-cell office:value-type="float" office:value="587.35500000000002" table:style-name="ce1">
            <text:p>587.355</text:p>
          </table:table-cell>
          <table:table-cell office:value-type="float" office:value="15.318899999999999" table:style-name="ce1">
            <text:p>15.3189</text:p>
          </table:table-cell>
          <table:table-cell office:value-type="string" table:style-name="ce1">
            <text:p>Mixed</text:p>
          </table:table-cell>
          <table:table-cell office:value-type="float" office:value="16487" table:style-name="ce1">
            <text:p>16487</text:p>
          </table:table-cell>
          <table:table-cell office:value-type="float" office:value="36.53" table:style-name="ce1">
            <text:p>36.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613021974700828" table:formula="of:=[.G372]/[.O372]" table:style-name="ce5">
            <text:p>7</text:p>
          </table:table-cell>
          <table:table-cell office:value-type="float" office:value="5.3969563352941368" table:formula="of:=[.J372]/[.R372]" table:style-name="ce5">
            <text:p>5</text:p>
          </table:table-cell>
          <table:table-cell office:value-type="string" office:string-value="0" table:formula="of:=IF([.T3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Curve 1</text:p>
          </table:table-cell>
          <table:table-cell office:value-type="float" office:value="1611.73" table:style-name="ce1">
            <text:p>1611.73</text:p>
          </table:table-cell>
          <table:table-cell office:value-type="float" office:value="18.188500000000001" table:style-name="ce1">
            <text:p>18.1885</text:p>
          </table:table-cell>
          <table:table-cell office:value-type="float" office:value="733.95399999999995" table:style-name="ce1">
            <text:p>733.954</text:p>
          </table:table-cell>
          <table:table-cell office:value-type="float" office:value="14.236800000000001" table:style-name="ce1">
            <text:p>14.2368</text:p>
          </table:table-cell>
          <table:table-cell office:value-type="string" table:style-name="ce1">
            <text:p>Mixed</text:p>
          </table:table-cell>
          <table:table-cell office:value-type="float" office:value="20007" table:style-name="ce1">
            <text:p>20007</text:p>
          </table:table-cell>
          <table:table-cell office:value-type="float" office:value="28.079699999999999" table:style-name="ce1">
            <text:p>28.07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987862417821535" table:formula="of:=[.G373]/[.O373]" table:style-name="ce5">
            <text:p>9</text:p>
          </table:table-cell>
          <table:table-cell office:value-type="float" office:value="6.5492148602068179" table:formula="of:=[.J373]/[.R373]" table:style-name="ce5">
            <text:p>7</text:p>
          </table:table-cell>
          <table:table-cell office:value-type="string" office:string-value="0" table:formula="of:=IF([.T3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7.634499999999999" table:style-name="ce1">
            <text:p>17.6345</text:p>
          </table:table-cell>
          <table:table-cell office:value-type="float" office:value="546.91099999999994" table:style-name="ce1">
            <text:p>546.911</text:p>
          </table:table-cell>
          <table:table-cell office:value-type="float" office:value="13.1159" table:style-name="ce1">
            <text:p>13.1159</text:p>
          </table:table-cell>
          <table:table-cell office:value-type="string" table:style-name="ce1">
            <text:p>Mixed</text:p>
          </table:table-cell>
          <table:table-cell office:value-type="float" office:value="14509" table:style-name="ce1">
            <text:p>14509</text:p>
          </table:table-cell>
          <table:table-cell office:value-type="float" office:value="14.770099999999999" table:style-name="ce1">
            <text:p>14.77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819619244248532" table:formula="of:=[.G374]/[.O374]" table:style-name="ce5">
            <text:p>6</text:p>
          </table:table-cell>
          <table:table-cell office:value-type="float" office:value="4.7494656073744546" table:formula="of:=[.J374]/[.R374]" table:style-name="ce5">
            <text:p>5</text:p>
          </table:table-cell>
          <table:table-cell office:value-type="string" office:string-value="0" table:formula="of:=IF([.T3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Curve 1</text:p>
          </table:table-cell>
          <table:table-cell office:value-type="float" office:value="1611.72" table:style-name="ce1">
            <text:p>1611.72</text:p>
          </table:table-cell>
          <table:table-cell office:value-type="float" office:value="18.347000000000001" table:style-name="ce1">
            <text:p>18.347</text:p>
          </table:table-cell>
          <table:table-cell office:value-type="float" office:value="1217.8499999999999" table:style-name="ce1">
            <text:p>1217.85</text:p>
          </table:table-cell>
          <table:table-cell office:value-type="float" office:value="13.9063" table:style-name="ce1">
            <text:p>13.9063</text:p>
          </table:table-cell>
          <table:table-cell office:value-type="string" table:style-name="ce1">
            <text:p>Mixed</text:p>
          </table:table-cell>
          <table:table-cell office:value-type="float" office:value="33524.400000000001" table:style-name="ce1">
            <text:p>33524.4</text:p>
          </table:table-cell>
          <table:table-cell office:value-type="float" office:value="32.870699999999999" table:style-name="ce1">
            <text:p>32.87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433897525668359" table:formula="of:=[.G375]/[.O375]" table:style-name="ce5">
            <text:p>14</text:p>
          </table:table-cell>
          <table:table-cell office:value-type="float" office:value="10.974084003574621" table:formula="of:=[.J375]/[.R375]" table:style-name="ce5">
            <text:p>11</text:p>
          </table:table-cell>
          <table:table-cell office:value-type="string" office:string-value="1" table:formula="of:=IF([.T37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9.020900000000001" table:style-name="ce1">
            <text:p>19.0209</text:p>
          </table:table-cell>
          <table:table-cell office:value-type="float" office:value="1029.69" table:style-name="ce1">
            <text:p>1029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765" table:style-name="ce1">
            <text:p>30765</text:p>
          </table:table-cell>
          <table:table-cell office:value-type="float" office:value="17.382200000000001" table:style-name="ce1">
            <text:p>17.38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0383457996096" table:formula="of:=[.G376]/[.O376]" table:style-name="ce5">
            <text:p>12</text:p>
          </table:table-cell>
          <table:table-cell office:value-type="float" office:value="10.070804976971198" table:formula="of:=[.J376]/[.R376]" table:style-name="ce5">
            <text:p>10</text:p>
          </table:table-cell>
          <table:table-cell office:value-type="string" office:string-value="0" table:formula="of:=IF([.T3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17.7364" table:style-name="ce1">
            <text:p>17.7364</text:p>
          </table:table-cell>
          <table:table-cell office:value-type="float" office:value="463.12200000000001" table:style-name="ce1">
            <text:p>463.1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902.7" table:style-name="ce1">
            <text:p>12902.7</text:p>
          </table:table-cell>
          <table:table-cell office:value-type="float" office:value="20.448499999999999" table:style-name="ce1">
            <text:p>20.44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888988708647064" table:formula="of:=[.G377]/[.O377]" table:style-name="ce5">
            <text:p>5</text:p>
          </table:table-cell>
          <table:table-cell office:value-type="float" office:value="4.2236494515314895" table:formula="of:=[.J377]/[.R377]" table:style-name="ce5">
            <text:p>4</text:p>
          </table:table-cell>
          <table:table-cell office:value-type="string" office:string-value="0" table:formula="of:=IF([.T3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7.317900000000002" table:style-name="ce1">
            <text:p>17.3179</text:p>
          </table:table-cell>
          <table:table-cell office:value-type="float" office:value="1113.51" table:style-name="ce1">
            <text:p>1113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290.7" table:style-name="ce1">
            <text:p>30290.7</text:p>
          </table:table-cell>
          <table:table-cell office:value-type="float" office:value="28.849399999999999" table:style-name="ce1">
            <text:p>28.84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19726504397666" table:formula="of:=[.G378]/[.O378]" table:style-name="ce5">
            <text:p>13</text:p>
          </table:table-cell>
          <table:table-cell office:value-type="float" office:value="9.915544687662651" table:formula="of:=[.J378]/[.R378]" table:style-name="ce5">
            <text:p>10</text:p>
          </table:table-cell>
          <table:table-cell office:value-type="string" office:string-value="1" table:formula="of:=IF([.T37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Curve 1</text:p>
          </table:table-cell>
          <table:table-cell office:value-type="float" office:value="1610.99" table:style-name="ce1">
            <text:p>1610.99</text:p>
          </table:table-cell>
          <table:table-cell office:value-type="float" office:value="17.814900000000002" table:style-name="ce1">
            <text:p>17.8149</text:p>
          </table:table-cell>
          <table:table-cell office:value-type="float" office:value="546.17899999999997" table:style-name="ce1">
            <text:p>546.1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284.1" table:style-name="ce1">
            <text:p>15284.1</text:p>
          </table:table-cell>
          <table:table-cell office:value-type="float" office:value="20.255199999999999" table:style-name="ce1">
            <text:p>20.25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732862968937219" table:formula="of:=[.G379]/[.O379]" table:style-name="ce5">
            <text:p>6</text:p>
          </table:table-cell>
          <table:table-cell office:value-type="float" office:value="5.0031916251755399" table:formula="of:=[.J379]/[.R379]" table:style-name="ce5">
            <text:p>5</text:p>
          </table:table-cell>
          <table:table-cell office:value-type="string" office:string-value="0" table:formula="of:=IF([.T3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Curve 1</text:p>
          </table:table-cell>
          <table:table-cell office:value-type="float" office:value="1610.53" table:style-name="ce1">
            <text:p>1610.53</text:p>
          </table:table-cell>
          <table:table-cell office:value-type="float" office:value="15.842700000000001" table:style-name="ce1">
            <text:p>15.8427</text:p>
          </table:table-cell>
          <table:table-cell office:value-type="float" office:value="948.73900000000003" table:style-name="ce1">
            <text:p>948.739</text:p>
          </table:table-cell>
          <table:table-cell office:value-type="float" office:value="3.38306" table:style-name="ce1">
            <text:p>3.38306</text:p>
          </table:table-cell>
          <table:table-cell office:value-type="string" table:style-name="ce1">
            <text:p>Mixed</text:p>
          </table:table-cell>
          <table:table-cell office:value-type="float" office:value="23352.5" table:style-name="ce1">
            <text:p>23352.5</text:p>
          </table:table-cell>
          <table:table-cell office:value-type="float" office:value="18.886800000000001" table:style-name="ce1">
            <text:p>18.88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44407361009216" table:formula="of:=[.G380]/[.O380]" table:style-name="ce5">
            <text:p>11</text:p>
          </table:table-cell>
          <table:table-cell office:value-type="float" office:value="7.6443514781316395" table:formula="of:=[.J380]/[.R380]" table:style-name="ce5">
            <text:p>8</text:p>
          </table:table-cell>
          <table:table-cell office:value-type="string" office:string-value="0" table:formula="of:=IF([.T3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Curve 1</text:p>
          </table:table-cell>
          <table:table-cell office:value-type="float" office:value="1612.06" table:style-name="ce1">
            <text:p>1612.06</text:p>
          </table:table-cell>
          <table:table-cell office:value-type="float" office:value="20.000399999999999" table:style-name="ce1">
            <text:p>20.0004</text:p>
          </table:table-cell>
          <table:table-cell office:value-type="float" office:value="834.79399999999998" table:style-name="ce1">
            <text:p>834.794</text:p>
          </table:table-cell>
          <table:table-cell office:value-type="float" office:value="38.765599999999999" table:style-name="ce1">
            <text:p>38.7656</text:p>
          </table:table-cell>
          <table:table-cell office:value-type="string" table:style-name="ce1">
            <text:p>Mixed</text:p>
          </table:table-cell>
          <table:table-cell office:value-type="float" office:value="22949.200000000001" table:style-name="ce1">
            <text:p>22949.2</text:p>
          </table:table-cell>
          <table:table-cell office:value-type="float" office:value="63.759599999999999" table:style-name="ce1">
            <text:p>63.75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939368978468547" table:formula="of:=[.G381]/[.O381]" table:style-name="ce5">
            <text:p>10</text:p>
          </table:table-cell>
          <table:table-cell office:value-type="float" office:value="7.5123327670244562" table:formula="of:=[.J381]/[.R381]" table:style-name="ce5">
            <text:p>8</text:p>
          </table:table-cell>
          <table:table-cell office:value-type="string" office:string-value="0" table:formula="of:=IF([.T3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Curve 1</text:p>
          </table:table-cell>
          <table:table-cell office:value-type="float" office:value="1611.82" table:style-name="ce1">
            <text:p>1611.82</text:p>
          </table:table-cell>
          <table:table-cell office:value-type="float" office:value="18.101500000000001" table:style-name="ce1">
            <text:p>18.1015</text:p>
          </table:table-cell>
          <table:table-cell office:value-type="float" office:value="1047.0999999999999" table:style-name="ce1">
            <text:p>1047.1</text:p>
          </table:table-cell>
          <table:table-cell office:value-type="float" office:value="39.100700000000003" table:style-name="ce1">
            <text:p>39.1007</text:p>
          </table:table-cell>
          <table:table-cell office:value-type="string" table:style-name="ce1">
            <text:p>Mixed</text:p>
          </table:table-cell>
          <table:table-cell office:value-type="float" office:value="26020.7" table:style-name="ce1">
            <text:p>26020.7</text:p>
          </table:table-cell>
          <table:table-cell office:value-type="float" office:value="49.203899999999997" table:style-name="ce1">
            <text:p>49.20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410177032579824" table:formula="of:=[.G382]/[.O382]" table:style-name="ce5">
            <text:p>12</text:p>
          </table:table-cell>
          <table:table-cell office:value-type="float" office:value="8.5177765338623246" table:formula="of:=[.J382]/[.R382]" table:style-name="ce5">
            <text:p>9</text:p>
          </table:table-cell>
          <table:table-cell office:value-type="string" office:string-value="1" table:formula="of:=IF([.T38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Curve 1</text:p>
          </table:table-cell>
          <table:table-cell office:value-type="float" office:value="1612.18" table:style-name="ce1">
            <text:p>1612.18</text:p>
          </table:table-cell>
          <table:table-cell office:value-type="float" office:value="18.189" table:style-name="ce1">
            <text:p>18.189</text:p>
          </table:table-cell>
          <table:table-cell office:value-type="float" office:value="1043.6600000000001" table:style-name="ce1">
            <text:p>1043.66</text:p>
          </table:table-cell>
          <table:table-cell office:value-type="float" office:value="40.225299999999997" table:style-name="ce1">
            <text:p>40.2253</text:p>
          </table:table-cell>
          <table:table-cell office:value-type="string" table:style-name="ce1">
            <text:p>Mixed</text:p>
          </table:table-cell>
          <table:table-cell office:value-type="float" office:value="25952.1" table:style-name="ce1">
            <text:p>25952.1</text:p>
          </table:table-cell>
          <table:table-cell office:value-type="float" office:value="23.581900000000001" table:style-name="ce1">
            <text:p>23.581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69406323963577" table:formula="of:=[.G383]/[.O383]" table:style-name="ce5">
            <text:p>12</text:p>
          </table:table-cell>
          <table:table-cell office:value-type="float" office:value="8.4953205864734009" table:formula="of:=[.J383]/[.R383]" table:style-name="ce5">
            <text:p>8</text:p>
          </table:table-cell>
          <table:table-cell office:value-type="string" office:string-value="0" table:formula="of:=IF([.T3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20.657900000000001" table:style-name="ce1">
            <text:p>20.6579</text:p>
          </table:table-cell>
          <table:table-cell office:value-type="float" office:value="1669.9" table:style-name="ce1">
            <text:p>1669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4187.3" table:style-name="ce1">
            <text:p>54187.3</text:p>
          </table:table-cell>
          <table:table-cell office:value-type="float" office:value="35.267499999999998" table:style-name="ce1">
            <text:p>35.267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791571604149606" table:formula="of:=[.G384]/[.O384]" table:style-name="ce5">
            <text:p>20</text:p>
          </table:table-cell>
          <table:table-cell office:value-type="float" office:value="17.738005217897982" table:formula="of:=[.J384]/[.R384]" table:style-name="ce5">
            <text:p>18</text:p>
          </table:table-cell>
          <table:table-cell office:value-type="string" office:string-value="1" table:formula="of:=IF([.T38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Curve 1</text:p>
          </table:table-cell>
          <table:table-cell office:value-type="float" office:value="1611.88" table:style-name="ce1">
            <text:p>1611.88</text:p>
          </table:table-cell>
          <table:table-cell office:value-type="float" office:value="20.7102" table:style-name="ce1">
            <text:p>20.7102</text:p>
          </table:table-cell>
          <table:table-cell office:value-type="float" office:value="381.95499999999998" table:style-name="ce1">
            <text:p>381.9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425.6" table:style-name="ce1">
            <text:p>12425.6</text:p>
          </table:table-cell>
          <table:table-cell office:value-type="float" office:value="27.0244" table:style-name="ce1">
            <text:p>27.02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5269116306742685" table:formula="of:=[.G385]/[.O385]" table:style-name="ce5">
            <text:p>5</text:p>
          </table:table-cell>
          <table:table-cell office:value-type="float" office:value="4.0674725929417619" table:formula="of:=[.J385]/[.R385]" table:style-name="ce5">
            <text:p>4</text:p>
          </table:table-cell>
          <table:table-cell office:value-type="string" office:string-value="0" table:formula="of:=IF([.T3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Curve 1</text:p>
          </table:table-cell>
          <table:table-cell office:value-type="float" office:value="1611.89" table:style-name="ce1">
            <text:p>1611.89</text:p>
          </table:table-cell>
          <table:table-cell office:value-type="float" office:value="19.284300000000002" table:style-name="ce1">
            <text:p>19.2843</text:p>
          </table:table-cell>
          <table:table-cell office:value-type="float" office:value="1759.6" table:style-name="ce1">
            <text:p>1759.6</text:p>
          </table:table-cell>
          <table:table-cell office:value-type="float" office:value="17.214099999999998" table:style-name="ce1">
            <text:p>17.2141</text:p>
          </table:table-cell>
          <table:table-cell office:value-type="string" table:style-name="ce1">
            <text:p>Mixed</text:p>
          </table:table-cell>
          <table:table-cell office:value-type="float" office:value="50343.7" table:style-name="ce1">
            <text:p>50343.7</text:p>
          </table:table-cell>
          <table:table-cell office:value-type="float" office:value="26.339099999999998" table:style-name="ce1">
            <text:p>26.339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854691535218659" table:formula="of:=[.G386]/[.O386]" table:style-name="ce5">
            <text:p>21</text:p>
          </table:table-cell>
          <table:table-cell office:value-type="float" office:value="16.479817471774577" table:formula="of:=[.J386]/[.R386]" table:style-name="ce5">
            <text:p>16</text:p>
          </table:table-cell>
          <table:table-cell office:value-type="string" office:string-value="1" table:formula="of:=IF([.T38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Curve 1</text:p>
          </table:table-cell>
          <table:table-cell office:value-type="float" office:value="1611.36" table:style-name="ce1">
            <text:p>1611.36</text:p>
          </table:table-cell>
          <table:table-cell office:value-type="float" office:value="18.1662" table:style-name="ce1">
            <text:p>18.1662</text:p>
          </table:table-cell>
          <table:table-cell office:value-type="float" office:value="1312.4" table:style-name="ce1">
            <text:p>1312.4</text:p>
          </table:table-cell>
          <table:table-cell office:value-type="float" office:value="16.131" table:style-name="ce1">
            <text:p>16.131</text:p>
          </table:table-cell>
          <table:table-cell office:value-type="string" table:style-name="ce1">
            <text:p>Mixed</text:p>
          </table:table-cell>
          <table:table-cell office:value-type="float" office:value="35502.699999999997" table:style-name="ce1">
            <text:p>35502.7</text:p>
          </table:table-cell>
          <table:table-cell office:value-type="float" office:value="27.314499999999999" table:style-name="ce1">
            <text:p>27.31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554499415106259" table:formula="of:=[.G387]/[.O387]" table:style-name="ce5">
            <text:p>16</text:p>
          </table:table-cell>
          <table:table-cell office:value-type="float" office:value="11.621672935345858" table:formula="of:=[.J387]/[.R387]" table:style-name="ce5">
            <text:p>12</text:p>
          </table:table-cell>
          <table:table-cell office:value-type="string" office:string-value="1" table:formula="of:=IF([.T38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8.737100000000002" table:style-name="ce1">
            <text:p>18.7371</text:p>
          </table:table-cell>
          <table:table-cell office:value-type="float" office:value="734.72" table:style-name="ce1">
            <text:p>734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624.400000000001" table:style-name="ce1">
            <text:p>21624.4</text:p>
          </table:table-cell>
          <table:table-cell office:value-type="float" office:value="18.370100000000001" table:style-name="ce1">
            <text:p>18.37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078648356193771" table:formula="of:=[.G388]/[.O388]" table:style-name="ce5">
            <text:p>9</text:p>
          </table:table-cell>
          <table:table-cell office:value-type="float" office:value="7.0786645585573202" table:formula="of:=[.J388]/[.R388]" table:style-name="ce5">
            <text:p>7</text:p>
          </table:table-cell>
          <table:table-cell office:value-type="string" office:string-value="0" table:formula="of:=IF([.T3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20.232800000000001" table:style-name="ce1">
            <text:p>20.2328</text:p>
          </table:table-cell>
          <table:table-cell office:value-type="float" office:value="1519.81" table:style-name="ce1">
            <text:p>1519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8301.9" table:style-name="ce1">
            <text:p>48301.9</text:p>
          </table:table-cell>
          <table:table-cell office:value-type="float" office:value="26.683" table:style-name="ce1">
            <text:p>26.6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012712401762148" table:formula="of:=[.G389]/[.O389]" table:style-name="ce5">
            <text:p>18</text:p>
          </table:table-cell>
          <table:table-cell office:value-type="float" office:value="15.811442058090853" table:formula="of:=[.J389]/[.R389]" table:style-name="ce5">
            <text:p>16</text:p>
          </table:table-cell>
          <table:table-cell office:value-type="string" office:string-value="1" table:formula="of:=IF([.T38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19.3048" table:style-name="ce1">
            <text:p>19.3048</text:p>
          </table:table-cell>
          <table:table-cell office:value-type="float" office:value="772.16700000000003" table:style-name="ce1">
            <text:p>772.167</text:p>
          </table:table-cell>
          <table:table-cell office:value-type="float" office:value="0.56804299999999996" table:style-name="ce1">
            <text:p>0.568043</text:p>
          </table:table-cell>
          <table:table-cell office:value-type="string" table:style-name="ce1">
            <text:p>Mixed</text:p>
          </table:table-cell>
          <table:table-cell office:value-type="float" office:value="23372.3" table:style-name="ce1">
            <text:p>23372.3</text:p>
          </table:table-cell>
          <table:table-cell office:value-type="float" office:value="31.552800000000001" table:style-name="ce1">
            <text:p>31.55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516848139777149" table:formula="of:=[.G390]/[.O390]" table:style-name="ce5">
            <text:p>9</text:p>
          </table:table-cell>
          <table:table-cell office:value-type="float" office:value="7.6508329323342732" table:formula="of:=[.J390]/[.R390]" table:style-name="ce5">
            <text:p>8</text:p>
          </table:table-cell>
          <table:table-cell office:value-type="string" office:string-value="0" table:formula="of:=IF([.T3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Curve 1</text:p>
          </table:table-cell>
          <table:table-cell office:value-type="float" office:value="1610.61" table:style-name="ce1">
            <text:p>1610.61</text:p>
          </table:table-cell>
          <table:table-cell office:value-type="float" office:value="20.158200000000001" table:style-name="ce1">
            <text:p>20.1582</text:p>
          </table:table-cell>
          <table:table-cell office:value-type="float" office:value="896.399" table:style-name="ce1">
            <text:p>896.3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384" table:style-name="ce1">
            <text:p>28384</text:p>
          </table:table-cell>
          <table:table-cell office:value-type="float" office:value="18.1615" table:style-name="ce1">
            <text:p>18.16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24076288632912" table:formula="of:=[.G391]/[.O391]" table:style-name="ce5">
            <text:p>11</text:p>
          </table:table-cell>
          <table:table-cell office:value-type="float" office:value="9.2913937417958863" table:formula="of:=[.J391]/[.R391]" table:style-name="ce5">
            <text:p>9</text:p>
          </table:table-cell>
          <table:table-cell office:value-type="string" office:string-value="0" table:formula="of:=IF([.T3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9.351800000000001" table:style-name="ce1">
            <text:p>19.3518</text:p>
          </table:table-cell>
          <table:table-cell office:value-type="float" office:value="1417.76" table:style-name="ce1">
            <text:p>1417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3096.6" table:style-name="ce1">
            <text:p>43096.6</text:p>
          </table:table-cell>
          <table:table-cell office:value-type="float" office:value="27.815000000000001" table:style-name="ce1">
            <text:p>27.8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803220885980682" table:formula="of:=[.G392]/[.O392]" table:style-name="ce5">
            <text:p>17</text:p>
          </table:table-cell>
          <table:table-cell office:value-type="float" office:value="14.10750702975904" table:formula="of:=[.J392]/[.R392]" table:style-name="ce5">
            <text:p>14</text:p>
          </table:table-cell>
          <table:table-cell office:value-type="string" office:string-value="1" table:formula="of:=IF([.T39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20.2364" table:style-name="ce1">
            <text:p>20.2364</text:p>
          </table:table-cell>
          <table:table-cell office:value-type="float" office:value="897.38400000000001" table:style-name="ce1">
            <text:p>897.3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525.4" table:style-name="ce1">
            <text:p>28525.4</text:p>
          </table:table-cell>
          <table:table-cell office:value-type="float" office:value="30.8751" table:style-name="ce1">
            <text:p>30.87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35750459559368" table:formula="of:=[.G393]/[.O393]" table:style-name="ce5">
            <text:p>11</text:p>
          </table:table-cell>
          <table:table-cell office:value-type="float" office:value="9.3376804904955044" table:formula="of:=[.J393]/[.R393]" table:style-name="ce5">
            <text:p>9</text:p>
          </table:table-cell>
          <table:table-cell office:value-type="string" office:string-value="0" table:formula="of:=IF([.T3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Curve 1</text:p>
          </table:table-cell>
          <table:table-cell office:value-type="float" office:value="1610.64" table:style-name="ce1">
            <text:p>1610.64</text:p>
          </table:table-cell>
          <table:table-cell office:value-type="float" office:value="20.215199999999999" table:style-name="ce1">
            <text:p>20.2152</text:p>
          </table:table-cell>
          <table:table-cell office:value-type="float" office:value="904.30799999999999" table:style-name="ce1">
            <text:p>904.3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715.4" table:style-name="ce1">
            <text:p>28715.4</text:p>
          </table:table-cell>
          <table:table-cell office:value-type="float" office:value="25.4145" table:style-name="ce1">
            <text:p>25.41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717813362599749" table:formula="of:=[.G394]/[.O394]" table:style-name="ce5">
            <text:p>11</text:p>
          </table:table-cell>
          <table:table-cell office:value-type="float" office:value="9.3998762631470409" table:formula="of:=[.J394]/[.R394]" table:style-name="ce5">
            <text:p>9</text:p>
          </table:table-cell>
          <table:table-cell office:value-type="string" office:string-value="0" table:formula="of:=IF([.T3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20.720600000000001" table:style-name="ce1">
            <text:p>20.7206</text:p>
          </table:table-cell>
          <table:table-cell office:value-type="float" office:value="1236.3800000000001" table:style-name="ce1">
            <text:p>1236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0241.5" table:style-name="ce1">
            <text:p>40241.5</text:p>
          </table:table-cell>
          <table:table-cell office:value-type="float" office:value="27.677800000000001" table:style-name="ce1">
            <text:p>27.67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653514162487866" table:formula="of:=[.G395]/[.O395]" table:style-name="ce5">
            <text:p>15</text:p>
          </table:table-cell>
          <table:table-cell office:value-type="float" office:value="13.172900974509554" table:formula="of:=[.J395]/[.R395]" table:style-name="ce5">
            <text:p>13</text:p>
          </table:table-cell>
          <table:table-cell office:value-type="string" office:string-value="1" table:formula="of:=IF([.T39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Curve 1</text:p>
          </table:table-cell>
          <table:table-cell office:value-type="float" office:value="1611.43" table:style-name="ce1">
            <text:p>1611.43</text:p>
          </table:table-cell>
          <table:table-cell office:value-type="float" office:value="20.3643" table:style-name="ce1">
            <text:p>20.3643</text:p>
          </table:table-cell>
          <table:table-cell office:value-type="float" office:value="959.37" table:style-name="ce1">
            <text:p>959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688.5" table:style-name="ce1">
            <text:p>30688.5</text:p>
          </table:table-cell>
          <table:table-cell office:value-type="float" office:value="39.2164" table:style-name="ce1">
            <text:p>39.21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70405443363678" table:formula="of:=[.G396]/[.O396]" table:style-name="ce5">
            <text:p>11</text:p>
          </table:table-cell>
          <table:table-cell office:value-type="float" office:value="10.045762994824658" table:formula="of:=[.J396]/[.R396]" table:style-name="ce5">
            <text:p>10</text:p>
          </table:table-cell>
          <table:table-cell office:value-type="string" office:string-value="0" table:formula="of:=IF([.T3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19.7212" table:style-name="ce1">
            <text:p>19.7212</text:p>
          </table:table-cell>
          <table:table-cell office:value-type="float" office:value="733.88800000000003" table:style-name="ce1">
            <text:p>733.8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734.400000000001" table:style-name="ce1">
            <text:p>22734.4</text:p>
          </table:table-cell>
          <table:table-cell office:value-type="float" office:value="31.281400000000001" table:style-name="ce1">
            <text:p>31.28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980040130703298" table:formula="of:=[.G397]/[.O397]" table:style-name="ce5">
            <text:p>9</text:p>
          </table:table-cell>
          <table:table-cell office:value-type="float" office:value="7.4420188093110351" table:formula="of:=[.J397]/[.R397]" table:style-name="ce5">
            <text:p>7</text:p>
          </table:table-cell>
          <table:table-cell office:value-type="string" office:string-value="0" table:formula="of:=IF([.T3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Curve 1</text:p>
          </table:table-cell>
          <table:table-cell office:value-type="float" office:value="1610.64" table:style-name="ce1">
            <text:p>1610.64</text:p>
          </table:table-cell>
          <table:table-cell office:value-type="float" office:value="18.932600000000001" table:style-name="ce1">
            <text:p>18.9326</text:p>
          </table:table-cell>
          <table:table-cell office:value-type="float" office:value="492.53500000000003" table:style-name="ce1">
            <text:p>492.5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647.6" table:style-name="ce1">
            <text:p>14647.6</text:p>
          </table:table-cell>
          <table:table-cell office:value-type="float" office:value="19.950099999999999" table:style-name="ce1">
            <text:p>19.95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375002814838171" table:formula="of:=[.G398]/[.O398]" table:style-name="ce5">
            <text:p>6</text:p>
          </table:table-cell>
          <table:table-cell office:value-type="float" office:value="4.7948357867928912" table:formula="of:=[.J398]/[.R398]" table:style-name="ce5">
            <text:p>5</text:p>
          </table:table-cell>
          <table:table-cell office:value-type="string" office:string-value="0" table:formula="of:=IF([.T3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Curve 1</text:p>
          </table:table-cell>
          <table:table-cell office:value-type="float" office:value="1611.24" table:style-name="ce1">
            <text:p>1611.24</text:p>
          </table:table-cell>
          <table:table-cell office:value-type="float" office:value="21.320399999999999" table:style-name="ce1">
            <text:p>21.3204</text:p>
          </table:table-cell>
          <table:table-cell office:value-type="float" office:value="1114.97" table:style-name="ce1">
            <text:p>1114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340.300000000003" table:style-name="ce1">
            <text:p>37340.3</text:p>
          </table:table-cell>
          <table:table-cell office:value-type="float" office:value="33.826500000000003" table:style-name="ce1">
            <text:p>33.82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214568891238208" table:formula="of:=[.G399]/[.O399]" table:style-name="ce5">
            <text:p>13</text:p>
          </table:table-cell>
          <table:table-cell office:value-type="float" office:value="12.223204260737774" table:formula="of:=[.J399]/[.R399]" table:style-name="ce5">
            <text:p>12</text:p>
          </table:table-cell>
          <table:table-cell office:value-type="string" office:string-value="1" table:formula="of:=IF([.T39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8.829899999999999" table:style-name="ce1">
            <text:p>18.8299</text:p>
          </table:table-cell>
          <table:table-cell office:value-type="float" office:value="518.73" table:style-name="ce1">
            <text:p>518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342.9" table:style-name="ce1">
            <text:p>15342.9</text:p>
          </table:table-cell>
          <table:table-cell office:value-type="float" office:value="19.474399999999999" table:style-name="ce1">
            <text:p>19.47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479621164264469" table:formula="of:=[.G400]/[.O400]" table:style-name="ce5">
            <text:p>6</text:p>
          </table:table-cell>
          <table:table-cell office:value-type="float" office:value="5.0224395800803308" table:formula="of:=[.J400]/[.R400]" table:style-name="ce5">
            <text:p>5</text:p>
          </table:table-cell>
          <table:table-cell office:value-type="string" office:string-value="0" table:formula="of:=IF([.T4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Curve 1</text:p>
          </table:table-cell>
          <table:table-cell office:value-type="float" office:value="1612.41" table:style-name="ce1">
            <text:p>1612.41</text:p>
          </table:table-cell>
          <table:table-cell office:value-type="float" office:value="22.322700000000001" table:style-name="ce1">
            <text:p>22.3227</text:p>
          </table:table-cell>
          <table:table-cell office:value-type="float" office:value="1557.48" table:style-name="ce1">
            <text:p>1557.48</text:p>
          </table:table-cell>
          <table:table-cell office:value-type="float" office:value="5.6149399999999998" table:style-name="ce1">
            <text:p>5.61494</text:p>
          </table:table-cell>
          <table:table-cell office:value-type="string" table:style-name="ce1">
            <text:p>Mixed</text:p>
          </table:table-cell>
          <table:table-cell office:value-type="float" office:value="53623.6" table:style-name="ce1">
            <text:p>53623.6</text:p>
          </table:table-cell>
          <table:table-cell office:value-type="float" office:value="18.881499999999999" table:style-name="ce1">
            <text:p>18.88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459175365010434" table:formula="of:=[.G401]/[.O401]" table:style-name="ce5">
            <text:p>18</text:p>
          </table:table-cell>
          <table:table-cell office:value-type="float" office:value="17.553480180826025" table:formula="of:=[.J401]/[.R401]" table:style-name="ce5">
            <text:p>18</text:p>
          </table:table-cell>
          <table:table-cell office:value-type="string" office:string-value="1" table:formula="of:=IF([.T40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20.188400000000001" table:style-name="ce1">
            <text:p>20.1884</text:p>
          </table:table-cell>
          <table:table-cell office:value-type="float" office:value="1478.33" table:style-name="ce1">
            <text:p>1478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6880.7" table:style-name="ce1">
            <text:p>46880.7</text:p>
          </table:table-cell>
          <table:table-cell office:value-type="float" office:value="35.857999999999997" table:style-name="ce1">
            <text:p>35.8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521093508331326" table:formula="of:=[.G402]/[.O402]" table:style-name="ce5">
            <text:p>18</text:p>
          </table:table-cell>
          <table:table-cell office:value-type="float" office:value="15.346217678657357" table:formula="of:=[.J402]/[.R402]" table:style-name="ce5">
            <text:p>15</text:p>
          </table:table-cell>
          <table:table-cell office:value-type="string" office:string-value="1" table:formula="of:=IF([.T40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21.233899999999998" table:style-name="ce1">
            <text:p>21.2339</text:p>
          </table:table-cell>
          <table:table-cell office:value-type="float" office:value="728.40599999999995" table:style-name="ce1">
            <text:p>728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295.3" table:style-name="ce1">
            <text:p>24295.3</text:p>
          </table:table-cell>
          <table:table-cell office:value-type="float" office:value="19.467300000000002" table:style-name="ce1">
            <text:p>19.46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330316221882715" table:formula="of:=[.G403]/[.O403]" table:style-name="ce5">
            <text:p>9</text:p>
          </table:table-cell>
          <table:table-cell office:value-type="float" office:value="7.952973448952001" table:formula="of:=[.J403]/[.R403]" table:style-name="ce5">
            <text:p>8</text:p>
          </table:table-cell>
          <table:table-cell office:value-type="string" office:string-value="0" table:formula="of:=IF([.T4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21.510200000000001" table:style-name="ce1">
            <text:p>21.5102</text:p>
          </table:table-cell>
          <table:table-cell office:value-type="float" office:value="1394.04" table:style-name="ce1">
            <text:p>1394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7101.9" table:style-name="ce1">
            <text:p>47101.9</text:p>
          </table:table-cell>
          <table:table-cell office:value-type="float" office:value="27.590599999999998" table:style-name="ce1">
            <text:p>27.59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522092627731428" table:formula="of:=[.G404]/[.O404]" table:style-name="ce5">
            <text:p>17</text:p>
          </table:table-cell>
          <table:table-cell office:value-type="float" office:value="15.418626651870621" table:formula="of:=[.J404]/[.R404]" table:style-name="ce5">
            <text:p>15</text:p>
          </table:table-cell>
          <table:table-cell office:value-type="string" office:string-value="1" table:formula="of:=IF([.T40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9.396799999999999" table:style-name="ce1">
            <text:p>19.3968</text:p>
          </table:table-cell>
          <table:table-cell office:value-type="float" office:value="988.96900000000005" table:style-name="ce1">
            <text:p>988.969</text:p>
          </table:table-cell>
          <table:table-cell office:value-type="float" office:value="0.45213700000000001" table:style-name="ce1">
            <text:p>0.452137</text:p>
          </table:table-cell>
          <table:table-cell office:value-type="string" table:style-name="ce1">
            <text:p>Mixed</text:p>
          </table:table-cell>
          <table:table-cell office:value-type="float" office:value="30088.400000000001" table:style-name="ce1">
            <text:p>30088.4</text:p>
          </table:table-cell>
          <table:table-cell office:value-type="float" office:value="73.847999999999999" table:style-name="ce1">
            <text:p>73.8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2121131671611" table:formula="of:=[.G405]/[.O405]" table:style-name="ce5">
            <text:p>12</text:p>
          </table:table-cell>
          <table:table-cell office:value-type="float" office:value="9.8493225570973575" table:formula="of:=[.J405]/[.R405]" table:style-name="ce5">
            <text:p>10</text:p>
          </table:table-cell>
          <table:table-cell office:value-type="string" office:string-value="0" table:formula="of:=IF([.T40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Curve 1</text:p>
          </table:table-cell>
          <table:table-cell office:value-type="float" office:value="1611.4" table:style-name="ce1">
            <text:p>1611.4</text:p>
          </table:table-cell>
          <table:table-cell office:value-type="float" office:value="19.1586" table:style-name="ce1">
            <text:p>19.1586</text:p>
          </table:table-cell>
          <table:table-cell office:value-type="float" office:value="659.952" table:style-name="ce1">
            <text:p>659.9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860.7" table:style-name="ce1">
            <text:p>19860.7</text:p>
          </table:table-cell>
          <table:table-cell office:value-type="float" office:value="50.617699999999999" table:style-name="ce1">
            <text:p>50.61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217182246252701" table:formula="of:=[.G406]/[.O406]" table:style-name="ce5">
            <text:p>8</text:p>
          </table:table-cell>
          <table:table-cell office:value-type="float" office:value="6.5013241152651347" table:formula="of:=[.J406]/[.R406]" table:style-name="ce5">
            <text:p>7</text:p>
          </table:table-cell>
          <table:table-cell office:value-type="string" office:string-value="0" table:formula="of:=IF([.T4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21.631499999999999" table:style-name="ce1">
            <text:p>21.6315</text:p>
          </table:table-cell>
          <table:table-cell office:value-type="float" office:value="2273.7199999999998" table:style-name="ce1">
            <text:p>2273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7258.100000000006" table:style-name="ce1">
            <text:p>77258.1</text:p>
          </table:table-cell>
          <table:table-cell office:value-type="float" office:value="25.812799999999999" table:style-name="ce1">
            <text:p>25.81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948016161319259" table:formula="of:=[.G407]/[.O407]" table:style-name="ce5">
            <text:p>27</text:p>
          </table:table-cell>
          <table:table-cell office:value-type="float" office:value="25.290143279419421" table:formula="of:=[.J407]/[.R407]" table:style-name="ce5">
            <text:p>25</text:p>
          </table:table-cell>
          <table:table-cell office:value-type="string" office:string-value="1" table:formula="of:=IF([.T40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19.225899999999999" table:style-name="ce1">
            <text:p>19.2259</text:p>
          </table:table-cell>
          <table:table-cell office:value-type="float" office:value="727.82799999999997" table:style-name="ce1">
            <text:p>727.8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980.400000000001" table:style-name="ce1">
            <text:p>21980.4</text:p>
          </table:table-cell>
          <table:table-cell office:value-type="float" office:value="25.848700000000001" table:style-name="ce1">
            <text:p>25.84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261811949847278" table:formula="of:=[.G408]/[.O408]" table:style-name="ce5">
            <text:p>9</text:p>
          </table:table-cell>
          <table:table-cell office:value-type="float" office:value="7.1951997957359897" table:formula="of:=[.J408]/[.R408]" table:style-name="ce5">
            <text:p>7</text:p>
          </table:table-cell>
          <table:table-cell office:value-type="string" office:string-value="0" table:formula="of:=IF([.T4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6.719899999999999" table:style-name="ce1">
            <text:p>16.7199</text:p>
          </table:table-cell>
          <table:table-cell office:value-type="float" office:value="1361.95" table:style-name="ce1">
            <text:p>1361.95</text:p>
          </table:table-cell>
          <table:table-cell office:value-type="float" office:value="2.2766700000000002" table:style-name="ce1">
            <text:p>2.27667</text:p>
          </table:table-cell>
          <table:table-cell office:value-type="string" table:style-name="ce1">
            <text:p>Mixed</text:p>
          </table:table-cell>
          <table:table-cell office:value-type="float" office:value="35507.300000000003" table:style-name="ce1">
            <text:p>35507.3</text:p>
          </table:table-cell>
          <table:table-cell office:value-type="float" office:value="79.5899" table:style-name="ce1">
            <text:p>79.58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141763546482757" table:formula="of:=[.G409]/[.O409]" table:style-name="ce5">
            <text:p>16</text:p>
          </table:table-cell>
          <table:table-cell office:value-type="float" office:value="11.62317872773637" table:formula="of:=[.J409]/[.R409]" table:style-name="ce5">
            <text:p>12</text:p>
          </table:table-cell>
          <table:table-cell office:value-type="string" office:string-value="1" table:formula="of:=IF([.T40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9.8552" table:style-name="ce1">
            <text:p>19.8552</text:p>
          </table:table-cell>
          <table:table-cell office:value-type="float" office:value="902.346" table:style-name="ce1">
            <text:p>902.3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142.7" table:style-name="ce1">
            <text:p>28142.7</text:p>
          </table:table-cell>
          <table:table-cell office:value-type="float" office:value="29.6889" table:style-name="ce1">
            <text:p>29.68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94559836348271" table:formula="of:=[.G410]/[.O410]" table:style-name="ce5">
            <text:p>11</text:p>
          </table:table-cell>
          <table:table-cell office:value-type="float" office:value="9.2124051105284348" table:formula="of:=[.J410]/[.R410]" table:style-name="ce5">
            <text:p>9</text:p>
          </table:table-cell>
          <table:table-cell office:value-type="string" office:string-value="0" table:formula="of:=IF([.T41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20.666899999999998" table:style-name="ce1">
            <text:p>20.6669</text:p>
          </table:table-cell>
          <table:table-cell office:value-type="float" office:value="984.08799999999997" table:style-name="ce1">
            <text:p>984.0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946.9" table:style-name="ce1">
            <text:p>31946.9</text:p>
          </table:table-cell>
          <table:table-cell office:value-type="float" office:value="19.9773" table:style-name="ce1">
            <text:p>19.97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663361947891715" table:formula="of:=[.G411]/[.O411]" table:style-name="ce5">
            <text:p>12</text:p>
          </table:table-cell>
          <table:table-cell office:value-type="float" office:value="10.457695417480942" table:formula="of:=[.J411]/[.R411]" table:style-name="ce5">
            <text:p>10</text:p>
          </table:table-cell>
          <table:table-cell office:value-type="string" office:string-value="0" table:formula="of:=IF([.T4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Curve 1</text:p>
          </table:table-cell>
          <table:table-cell office:value-type="float" office:value="1610.56" table:style-name="ce1">
            <text:p>1610.56</text:p>
          </table:table-cell>
          <table:table-cell office:value-type="float" office:value="20.015999999999998" table:style-name="ce1">
            <text:p>20.016</text:p>
          </table:table-cell>
          <table:table-cell office:value-type="float" office:value="1023.06" table:style-name="ce1">
            <text:p>1023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166.1" table:style-name="ce1">
            <text:p>32166.1</text:p>
          </table:table-cell>
          <table:table-cell office:value-type="float" office:value="26.2803" table:style-name="ce1">
            <text:p>26.28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25256150273245" table:formula="of:=[.G412]/[.O412]" table:style-name="ce5">
            <text:p>12</text:p>
          </table:table-cell>
          <table:table-cell office:value-type="float" office:value="10.529449698350502" table:formula="of:=[.J412]/[.R412]" table:style-name="ce5">
            <text:p>11</text:p>
          </table:table-cell>
          <table:table-cell office:value-type="string" office:string-value="0" table:formula="of:=IF([.T4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19.154599999999999" table:style-name="ce1">
            <text:p>19.1546</text:p>
          </table:table-cell>
          <table:table-cell office:value-type="float" office:value="1350.61" table:style-name="ce1">
            <text:p>1350.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0637.199999999997" table:style-name="ce1">
            <text:p>40637.2</text:p>
          </table:table-cell>
          <table:table-cell office:value-type="float" office:value="25.860600000000002" table:style-name="ce1">
            <text:p>25.86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007362431451281" table:formula="of:=[.G413]/[.O413]" table:style-name="ce5">
            <text:p>16</text:p>
          </table:table-cell>
          <table:table-cell office:value-type="float" office:value="13.302431854710674" table:formula="of:=[.J413]/[.R413]" table:style-name="ce5">
            <text:p>13</text:p>
          </table:table-cell>
          <table:table-cell office:value-type="string" office:string-value="1" table:formula="of:=IF([.T41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Curve 1</text:p>
          </table:table-cell>
          <table:table-cell office:value-type="float" office:value="1610.29" table:style-name="ce1">
            <text:p>1610.29</text:p>
          </table:table-cell>
          <table:table-cell office:value-type="float" office:value="20.098099999999999" table:style-name="ce1">
            <text:p>20.0981</text:p>
          </table:table-cell>
          <table:table-cell office:value-type="float" office:value="658.726" table:style-name="ce1">
            <text:p>658.7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796" table:style-name="ce1">
            <text:p>20796</text:p>
          </table:table-cell>
          <table:table-cell office:value-type="float" office:value="28.072199999999999" table:style-name="ce1">
            <text:p>28.07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071877337056419" table:formula="of:=[.G414]/[.O414]" table:style-name="ce5">
            <text:p>8</text:p>
          </table:table-cell>
          <table:table-cell office:value-type="float" office:value="6.8074909897966203" table:formula="of:=[.J414]/[.R414]" table:style-name="ce5">
            <text:p>7</text:p>
          </table:table-cell>
          <table:table-cell office:value-type="string" office:string-value="0" table:formula="of:=IF([.T41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Curve 1</text:p>
          </table:table-cell>
          <table:table-cell office:value-type="float" office:value="1611.57" table:style-name="ce1">
            <text:p>1611.57</text:p>
          </table:table-cell>
          <table:table-cell office:value-type="float" office:value="20.550599999999999" table:style-name="ce1">
            <text:p>20.5506</text:p>
          </table:table-cell>
          <table:table-cell office:value-type="float" office:value="446.51299999999998" table:style-name="ce1">
            <text:p>446.5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413.8" table:style-name="ce1">
            <text:p>14413.8</text:p>
          </table:table-cell>
          <table:table-cell office:value-type="float" office:value="20.010899999999999" table:style-name="ce1">
            <text:p>20.01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920498303393328" table:formula="of:=[.G415]/[.O415]" table:style-name="ce5">
            <text:p>5</text:p>
          </table:table-cell>
          <table:table-cell office:value-type="float" office:value="4.7183022518143165" table:formula="of:=[.J415]/[.R415]" table:style-name="ce5">
            <text:p>5</text:p>
          </table:table-cell>
          <table:table-cell office:value-type="string" office:string-value="0" table:formula="of:=IF([.T41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9.4207" table:style-name="ce1">
            <text:p>19.4207</text:p>
          </table:table-cell>
          <table:table-cell office:value-type="float" office:value="417.65199999999999" table:style-name="ce1">
            <text:p>417.6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740.8" table:style-name="ce1">
            <text:p>12740.8</text:p>
          </table:table-cell>
          <table:table-cell office:value-type="float" office:value="23.538699999999999" table:style-name="ce1">
            <text:p>23.53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9499906962191087" table:formula="of:=[.G416]/[.O416]" table:style-name="ce5">
            <text:p>5</text:p>
          </table:table-cell>
          <table:table-cell office:value-type="float" office:value="4.1706521063089426" table:formula="of:=[.J416]/[.R416]" table:style-name="ce5">
            <text:p>4</text:p>
          </table:table-cell>
          <table:table-cell office:value-type="string" office:string-value="0" table:formula="of:=IF([.T41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20.148800000000001" table:style-name="ce1">
            <text:p>20.1488</text:p>
          </table:table-cell>
          <table:table-cell office:value-type="float" office:value="1025.3900000000001" table:style-name="ce1">
            <text:p>1025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453.3" table:style-name="ce1">
            <text:p>32453.3</text:p>
          </table:table-cell>
          <table:table-cell office:value-type="float" office:value="19.251799999999999" table:style-name="ce1">
            <text:p>19.25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52871194190649" table:formula="of:=[.G417]/[.O417]" table:style-name="ce5">
            <text:p>12</text:p>
          </table:table-cell>
          <table:table-cell office:value-type="float" office:value="10.623463518905877" table:formula="of:=[.J417]/[.R417]" table:style-name="ce5">
            <text:p>11</text:p>
          </table:table-cell>
          <table:table-cell office:value-type="string" office:string-value="0" table:formula="of:=IF([.T4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Curve 1</text:p>
          </table:table-cell>
          <table:table-cell office:value-type="float" office:value="1610.52" table:style-name="ce1">
            <text:p>1610.52</text:p>
          </table:table-cell>
          <table:table-cell office:value-type="float" office:value="18.678999999999998" table:style-name="ce1">
            <text:p>18.679</text:p>
          </table:table-cell>
          <table:table-cell office:value-type="float" office:value="2081.06" table:style-name="ce1">
            <text:p>2081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1060" table:style-name="ce1">
            <text:p>61060</text:p>
          </table:table-cell>
          <table:table-cell office:value-type="float" office:value="73.105800000000002" table:style-name="ce1">
            <text:p>73.10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4.664619439805719" table:formula="of:=[.G418]/[.O418]" table:style-name="ce5">
            <text:p>25</text:p>
          </table:table-cell>
          <table:table-cell office:value-type="float" office:value="19.987757253172802" table:formula="of:=[.J418]/[.R418]" table:style-name="ce5">
            <text:p>20</text:p>
          </table:table-cell>
          <table:table-cell office:value-type="string" office:string-value="1" table:formula="of:=IF([.T41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Curve 1</text:p>
          </table:table-cell>
          <table:table-cell office:value-type="float" office:value="1610.14" table:style-name="ce1">
            <text:p>1610.14</text:p>
          </table:table-cell>
          <table:table-cell office:value-type="float" office:value="20.1006" table:style-name="ce1">
            <text:p>20.1006</text:p>
          </table:table-cell>
          <table:table-cell office:value-type="float" office:value="1698.06" table:style-name="ce1">
            <text:p>1698.06</text:p>
          </table:table-cell>
          <table:table-cell office:value-type="float" office:value="0.74635899999999999" table:style-name="ce1">
            <text:p>0.746359</text:p>
          </table:table-cell>
          <table:table-cell office:value-type="string" table:style-name="ce1">
            <text:p>Mixed</text:p>
          </table:table-cell>
          <table:table-cell office:value-type="float" office:value="53485.5" table:style-name="ce1">
            <text:p>53485.5</text:p>
          </table:table-cell>
          <table:table-cell office:value-type="float" office:value="97.710099999999997" table:style-name="ce1">
            <text:p>97.71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125322521194249" table:formula="of:=[.G419]/[.O419]" table:style-name="ce5">
            <text:p>20</text:p>
          </table:table-cell>
          <table:table-cell office:value-type="float" office:value="17.508273674493513" table:formula="of:=[.J419]/[.R419]" table:style-name="ce5">
            <text:p>18</text:p>
          </table:table-cell>
          <table:table-cell office:value-type="string" office:string-value="1" table:formula="of:=IF([.T41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20.043399999999998" table:style-name="ce1">
            <text:p>20.0434</text:p>
          </table:table-cell>
          <table:table-cell office:value-type="float" office:value="1033.3" table:style-name="ce1">
            <text:p>1033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532.6" table:style-name="ce1">
            <text:p>32532.6</text:p>
          </table:table-cell>
          <table:table-cell office:value-type="float" office:value="28.7409" table:style-name="ce1">
            <text:p>28.74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46620120107663" table:formula="of:=[.G420]/[.O420]" table:style-name="ce5">
            <text:p>12</text:p>
          </table:table-cell>
          <table:table-cell office:value-type="float" office:value="10.649422070333598" table:formula="of:=[.J420]/[.R420]" table:style-name="ce5">
            <text:p>11</text:p>
          </table:table-cell>
          <table:table-cell office:value-type="string" office:string-value="0" table:formula="of:=IF([.T42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20.626200000000001" table:style-name="ce1">
            <text:p>20.6262</text:p>
          </table:table-cell>
          <table:table-cell office:value-type="float" office:value="983.75599999999997" table:style-name="ce1">
            <text:p>983.7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873.3" table:style-name="ce1">
            <text:p>31873.3</text:p>
          </table:table-cell>
          <table:table-cell office:value-type="float" office:value="39.748699999999999" table:style-name="ce1">
            <text:p>39.74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659427100432239" table:formula="of:=[.G421]/[.O421]" table:style-name="ce5">
            <text:p>12</text:p>
          </table:table-cell>
          <table:table-cell office:value-type="float" office:value="10.433602739232766" table:formula="of:=[.J421]/[.R421]" table:style-name="ce5">
            <text:p>10</text:p>
          </table:table-cell>
          <table:table-cell office:value-type="string" office:string-value="0" table:formula="of:=IF([.T42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21.680900000000001" table:style-name="ce1">
            <text:p>21.6809</text:p>
          </table:table-cell>
          <table:table-cell office:value-type="float" office:value="1226.83" table:style-name="ce1">
            <text:p>1226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1781.4" table:style-name="ce1">
            <text:p>41781.4</text:p>
          </table:table-cell>
          <table:table-cell office:value-type="float" office:value="34.833100000000002" table:style-name="ce1">
            <text:p>34.83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540328038277057" table:formula="of:=[.G422]/[.O422]" table:style-name="ce5">
            <text:p>15</text:p>
          </table:table-cell>
          <table:table-cell office:value-type="float" office:value="13.676981344541668" table:formula="of:=[.J422]/[.R422]" table:style-name="ce5">
            <text:p>14</text:p>
          </table:table-cell>
          <table:table-cell office:value-type="string" office:string-value="1" table:formula="of:=IF([.T42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Curve 1</text:p>
          </table:table-cell>
          <table:table-cell office:value-type="float" office:value="1609.78" table:style-name="ce1">
            <text:p>1609.78</text:p>
          </table:table-cell>
          <table:table-cell office:value-type="float" office:value="20.171399999999998" table:style-name="ce1">
            <text:p>20.1714</text:p>
          </table:table-cell>
          <table:table-cell office:value-type="float" office:value="1231.45" table:style-name="ce1">
            <text:p>1231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9018.6" table:style-name="ce1">
            <text:p>39018.6</text:p>
          </table:table-cell>
          <table:table-cell office:value-type="float" office:value="16.520199999999999" table:style-name="ce1">
            <text:p>16.52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595084048104695" table:formula="of:=[.G423]/[.O423]" table:style-name="ce5">
            <text:p>15</text:p>
          </table:table-cell>
          <table:table-cell office:value-type="float" office:value="12.772589340953953" table:formula="of:=[.J423]/[.R423]" table:style-name="ce5">
            <text:p>13</text:p>
          </table:table-cell>
          <table:table-cell office:value-type="string" office:string-value="1" table:formula="of:=IF([.T42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Curve 1</text:p>
          </table:table-cell>
          <table:table-cell office:value-type="float" office:value="1612.53" table:style-name="ce1">
            <text:p>1612.53</text:p>
          </table:table-cell>
          <table:table-cell office:value-type="float" office:value="24.2653" table:style-name="ce1">
            <text:p>24.2653</text:p>
          </table:table-cell>
          <table:table-cell office:value-type="float" office:value="1094.79" table:style-name="ce1">
            <text:p>1094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1728.800000000003" table:style-name="ce1">
            <text:p>41728.8</text:p>
          </table:table-cell>
          <table:table-cell office:value-type="float" office:value="6.4290099999999999" table:style-name="ce1">
            <text:p>6.429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975396536623117" table:formula="of:=[.G424]/[.O424]" table:style-name="ce5">
            <text:p>13</text:p>
          </table:table-cell>
          <table:table-cell office:value-type="float" office:value="13.659762935902348" table:formula="of:=[.J424]/[.R424]" table:style-name="ce5">
            <text:p>14</text:p>
          </table:table-cell>
          <table:table-cell office:value-type="string" office:string-value="1" table:formula="of:=IF([.T42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Curve 1</text:p>
          </table:table-cell>
          <table:table-cell office:value-type="float" office:value="1610.54" table:style-name="ce1">
            <text:p>1610.54</text:p>
          </table:table-cell>
          <table:table-cell office:value-type="float" office:value="20.693100000000001" table:style-name="ce1">
            <text:p>20.6931</text:p>
          </table:table-cell>
          <table:table-cell office:value-type="float" office:value="758.23500000000001" table:style-name="ce1">
            <text:p>758.2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646.2" table:style-name="ce1">
            <text:p>24646.2</text:p>
          </table:table-cell>
          <table:table-cell office:value-type="float" office:value="92.971199999999996" table:style-name="ce1">
            <text:p>92.97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865634440819058" table:formula="of:=[.G425]/[.O425]" table:style-name="ce5">
            <text:p>9</text:p>
          </table:table-cell>
          <table:table-cell office:value-type="float" office:value="8.0678392206542338" table:formula="of:=[.J425]/[.R425]" table:style-name="ce5">
            <text:p>8</text:p>
          </table:table-cell>
          <table:table-cell office:value-type="string" office:string-value="0" table:formula="of:=IF([.T42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Curve 1</text:p>
          </table:table-cell>
          <table:table-cell office:value-type="float" office:value="1610.43" table:style-name="ce1">
            <text:p>1610.43</text:p>
          </table:table-cell>
          <table:table-cell office:value-type="float" office:value="21.640899999999998" table:style-name="ce1">
            <text:p>21.6409</text:p>
          </table:table-cell>
          <table:table-cell office:value-type="float" office:value="874.88900000000001" table:style-name="ce1">
            <text:p>874.8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740.400000000001" table:style-name="ce1">
            <text:p>29740.4</text:p>
          </table:table-cell>
          <table:table-cell office:value-type="float" office:value="16.265799999999999" table:style-name="ce1">
            <text:p>16.26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69140840279563" table:formula="of:=[.G426]/[.O426]" table:style-name="ce5">
            <text:p>10</text:p>
          </table:table-cell>
          <table:table-cell office:value-type="float" office:value="9.7354060892934893" table:formula="of:=[.J426]/[.R426]" table:style-name="ce5">
            <text:p>10</text:p>
          </table:table-cell>
          <table:table-cell office:value-type="string" office:string-value="0" table:formula="of:=IF([.T42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21.423500000000001" table:style-name="ce1">
            <text:p>21.4235</text:p>
          </table:table-cell>
          <table:table-cell office:value-type="float" office:value="1114.25" table:style-name="ce1">
            <text:p>1114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496.699999999997" table:style-name="ce1">
            <text:p>37496.7</text:p>
          </table:table-cell>
          <table:table-cell office:value-type="float" office:value="51.696599999999997" table:style-name="ce1">
            <text:p>51.69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206035487109226" table:formula="of:=[.G427]/[.O427]" table:style-name="ce5">
            <text:p>13</text:p>
          </table:table-cell>
          <table:table-cell office:value-type="float" office:value="12.274401202015143" table:formula="of:=[.J427]/[.R427]" table:style-name="ce5">
            <text:p>12</text:p>
          </table:table-cell>
          <table:table-cell office:value-type="string" office:string-value="1" table:formula="of:=IF([.T42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Curve 1</text:p>
          </table:table-cell>
          <table:table-cell office:value-type="float" office:value="1610.21" table:style-name="ce1">
            <text:p>1610.21</text:p>
          </table:table-cell>
          <table:table-cell office:value-type="float" office:value="19.9985" table:style-name="ce1">
            <text:p>19.9985</text:p>
          </table:table-cell>
          <table:table-cell office:value-type="float" office:value="2012.08" table:style-name="ce1">
            <text:p>2012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3206.6" table:style-name="ce1">
            <text:p>63206.6</text:p>
          </table:table-cell>
          <table:table-cell office:value-type="float" office:value="34.255800000000001" table:style-name="ce1">
            <text:p>34.25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3.847071916448488" table:formula="of:=[.G428]/[.O428]" table:style-name="ce5">
            <text:p>24</text:p>
          </table:table-cell>
          <table:table-cell office:value-type="float" office:value="20.690438545666428" table:formula="of:=[.J428]/[.R428]" table:style-name="ce5">
            <text:p>21</text:p>
          </table:table-cell>
          <table:table-cell office:value-type="string" office:string-value="1" table:formula="of:=IF([.T42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Curve 1</text:p>
          </table:table-cell>
          <table:table-cell office:value-type="float" office:value="1610.39" table:style-name="ce1">
            <text:p>1610.39</text:p>
          </table:table-cell>
          <table:table-cell office:value-type="float" office:value="18.444099999999999" table:style-name="ce1">
            <text:p>18.4441</text:p>
          </table:table-cell>
          <table:table-cell office:value-type="float" office:value="2548.4899999999998" table:style-name="ce1">
            <text:p>2548.49</text:p>
          </table:table-cell>
          <table:table-cell office:value-type="float" office:value="0.29464200000000002" table:style-name="ce1">
            <text:p>0.294642</text:p>
          </table:table-cell>
          <table:table-cell office:value-type="string" table:style-name="ce1">
            <text:p>Mixed</text:p>
          </table:table-cell>
          <table:table-cell office:value-type="float" office:value="73764.800000000003" table:style-name="ce1">
            <text:p>73764.8</text:p>
          </table:table-cell>
          <table:table-cell office:value-type="float" office:value="142.18199999999999" table:style-name="ce1">
            <text:p>142.1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0.20457651204217" table:formula="of:=[.G429]/[.O429]" table:style-name="ce5">
            <text:p>30</text:p>
          </table:table-cell>
          <table:table-cell office:value-type="float" office:value="24.14662489729514" table:formula="of:=[.J429]/[.R429]" table:style-name="ce5">
            <text:p>24</text:p>
          </table:table-cell>
          <table:table-cell office:value-type="string" office:string-value="1" table:formula="of:=IF([.T42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Curve 1</text:p>
          </table:table-cell>
          <table:table-cell office:value-type="float" office:value="1610.49" table:style-name="ce1">
            <text:p>1610.49</text:p>
          </table:table-cell>
          <table:table-cell office:value-type="float" office:value="21.226600000000001" table:style-name="ce1">
            <text:p>21.2266</text:p>
          </table:table-cell>
          <table:table-cell office:value-type="float" office:value="1348.96" table:style-name="ce1">
            <text:p>1348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4978" table:style-name="ce1">
            <text:p>44978</text:p>
          </table:table-cell>
          <table:table-cell office:value-type="float" office:value="46.959600000000002" table:style-name="ce1">
            <text:p>46.95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987806713655697" table:formula="of:=[.G430]/[.O430]" table:style-name="ce5">
            <text:p>16</text:p>
          </table:table-cell>
          <table:table-cell office:value-type="float" office:value="14.723376117477995" table:formula="of:=[.J430]/[.R430]" table:style-name="ce5">
            <text:p>15</text:p>
          </table:table-cell>
          <table:table-cell office:value-type="string" office:string-value="1" table:formula="of:=IF([.T43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Curve 1</text:p>
          </table:table-cell>
          <table:table-cell office:value-type="float" office:value="1611.87" table:style-name="ce1">
            <text:p>1611.87</text:p>
          </table:table-cell>
          <table:table-cell office:value-type="float" office:value="22.457799999999999" table:style-name="ce1">
            <text:p>22.4578</text:p>
          </table:table-cell>
          <table:table-cell office:value-type="float" office:value="1484.69" table:style-name="ce1">
            <text:p>1484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2374.8" table:style-name="ce1">
            <text:p>52374.8</text:p>
          </table:table-cell>
          <table:table-cell office:value-type="float" office:value="55.892899999999997" table:style-name="ce1">
            <text:p>55.89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596471911470672" table:formula="of:=[.G431]/[.O431]" table:style-name="ce5">
            <text:p>18</text:p>
          </table:table-cell>
          <table:table-cell office:value-type="float" office:value="17.144690281419507" table:formula="of:=[.J431]/[.R431]" table:style-name="ce5">
            <text:p>17</text:p>
          </table:table-cell>
          <table:table-cell office:value-type="string" office:string-value="1" table:formula="of:=IF([.T43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22.691400000000002" table:style-name="ce1">
            <text:p>22.6914</text:p>
          </table:table-cell>
          <table:table-cell office:value-type="float" office:value="2012.63" table:style-name="ce1">
            <text:p>2012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1737.399999999994" table:style-name="ce1">
            <text:p>71737.4</text:p>
          </table:table-cell>
          <table:table-cell office:value-type="float" office:value="37.802700000000002" table:style-name="ce1">
            <text:p>37.80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3.853590489047019" table:formula="of:=[.G432]/[.O432]" table:style-name="ce5">
            <text:p>24</text:p>
          </table:table-cell>
          <table:table-cell office:value-type="float" office:value="23.482963268486056" table:formula="of:=[.J432]/[.R432]" table:style-name="ce5">
            <text:p>23</text:p>
          </table:table-cell>
          <table:table-cell office:value-type="string" office:string-value="1" table:formula="of:=IF([.T43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20.4481" table:style-name="ce1">
            <text:p>20.4481</text:p>
          </table:table-cell>
          <table:table-cell office:value-type="float" office:value="1022.96" table:style-name="ce1">
            <text:p>1022.96</text:p>
          </table:table-cell>
          <table:table-cell office:value-type="float" office:value="0.17029900000000001" table:style-name="ce1">
            <text:p>0.170299</text:p>
          </table:table-cell>
          <table:table-cell office:value-type="string" table:style-name="ce1">
            <text:p>Mixed</text:p>
          </table:table-cell>
          <table:table-cell office:value-type="float" office:value="32839.300000000003" table:style-name="ce1">
            <text:p>32839.3</text:p>
          </table:table-cell>
          <table:table-cell office:value-type="float" office:value="93.582499999999996" table:style-name="ce1">
            <text:p>93.58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24070955255332" table:formula="of:=[.G433]/[.O433]" table:style-name="ce5">
            <text:p>12</text:p>
          </table:table-cell>
          <table:table-cell office:value-type="float" office:value="10.749819141240055" table:formula="of:=[.J433]/[.R433]" table:style-name="ce5">
            <text:p>11</text:p>
          </table:table-cell>
          <table:table-cell office:value-type="string" office:string-value="0" table:formula="of:=IF([.T4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Curve 1</text:p>
          </table:table-cell>
          <table:table-cell office:value-type="float" office:value="1610.23" table:style-name="ce1">
            <text:p>1610.23</text:p>
          </table:table-cell>
          <table:table-cell office:value-type="float" office:value="20.9466" table:style-name="ce1">
            <text:p>20.9466</text:p>
          </table:table-cell>
          <table:table-cell office:value-type="float" office:value="1845.71" table:style-name="ce1">
            <text:p>1845.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0729.1" table:style-name="ce1">
            <text:p>60729.1</text:p>
          </table:table-cell>
          <table:table-cell office:value-type="float" office:value="51.859900000000003" table:style-name="ce1">
            <text:p>51.85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8752629651446" table:formula="of:=[.G434]/[.O434]" table:style-name="ce5">
            <text:p>22</text:p>
          </table:table-cell>
          <table:table-cell office:value-type="float" office:value="19.879438404907575" table:formula="of:=[.J434]/[.R434]" table:style-name="ce5">
            <text:p>20</text:p>
          </table:table-cell>
          <table:table-cell office:value-type="string" office:string-value="1" table:formula="of:=IF([.T43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urve 1</text:p>
          </table:table-cell>
          <table:table-cell office:value-type="float" office:value="1610.81" table:style-name="ce1">
            <text:p>1610.81</text:p>
          </table:table-cell>
          <table:table-cell office:value-type="float" office:value="20.233000000000001" table:style-name="ce1">
            <text:p>20.233</text:p>
          </table:table-cell>
          <table:table-cell office:value-type="float" office:value="1655.04" table:style-name="ce1">
            <text:p>1655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2600.2" table:style-name="ce1">
            <text:p>52600.2</text:p>
          </table:table-cell>
          <table:table-cell office:value-type="float" office:value="63.582700000000003" table:style-name="ce1">
            <text:p>63.58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615451624487548" table:formula="of:=[.G435]/[.O435]" table:style-name="ce5">
            <text:p>20</text:p>
          </table:table-cell>
          <table:table-cell office:value-type="float" office:value="17.218474108554538" table:formula="of:=[.J435]/[.R435]" table:style-name="ce5">
            <text:p>17</text:p>
          </table:table-cell>
          <table:table-cell office:value-type="string" office:string-value="1" table:formula="of:=IF([.T43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Curve 1</text:p>
          </table:table-cell>
          <table:table-cell office:value-type="float" office:value="1612.84" table:style-name="ce1">
            <text:p>1612.84</text:p>
          </table:table-cell>
          <table:table-cell office:value-type="float" office:value="25.2059" table:style-name="ce1">
            <text:p>25.2059</text:p>
          </table:table-cell>
          <table:table-cell office:value-type="float" office:value="890.40700000000004" table:style-name="ce1">
            <text:p>890.407</text:p>
          </table:table-cell>
          <table:table-cell office:value-type="float" office:value="21.503599999999999" table:style-name="ce1">
            <text:p>21.5036</text:p>
          </table:table-cell>
          <table:table-cell office:value-type="string" table:style-name="ce1">
            <text:p>Mixed</text:p>
          </table:table-cell>
          <table:table-cell office:value-type="float" office:value="32810.6" table:style-name="ce1">
            <text:p>32810.6</text:p>
          </table:table-cell>
          <table:table-cell office:value-type="float" office:value="27.502099999999999" table:style-name="ce1">
            <text:p>27.50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53059403159493" table:formula="of:=[.G436]/[.O436]" table:style-name="ce5">
            <text:p>11</text:p>
          </table:table-cell>
          <table:table-cell office:value-type="float" office:value="10.740424306107952" table:formula="of:=[.J436]/[.R436]" table:style-name="ce5">
            <text:p>11</text:p>
          </table:table-cell>
          <table:table-cell office:value-type="string" office:string-value="0" table:formula="of:=IF([.T4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20.200399999999998" table:style-name="ce1">
            <text:p>20.2004</text:p>
          </table:table-cell>
          <table:table-cell office:value-type="float" office:value="1277.8900000000001" table:style-name="ce1">
            <text:p>1277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0548.6" table:style-name="ce1">
            <text:p>40548.6</text:p>
          </table:table-cell>
          <table:table-cell office:value-type="float" office:value="28.432700000000001" table:style-name="ce1">
            <text:p>28.43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14548861442406" table:formula="of:=[.G437]/[.O437]" table:style-name="ce5">
            <text:p>15</text:p>
          </table:table-cell>
          <table:table-cell office:value-type="float" office:value="13.273428983884749" table:formula="of:=[.J437]/[.R437]" table:style-name="ce5">
            <text:p>13</text:p>
          </table:table-cell>
          <table:table-cell office:value-type="string" office:string-value="1" table:formula="of:=IF([.T43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24.037400000000002" table:style-name="ce1">
            <text:p>24.0374</text:p>
          </table:table-cell>
          <table:table-cell office:value-type="float" office:value="1437.59" table:style-name="ce1">
            <text:p>1437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4280.4" table:style-name="ce1">
            <text:p>54280.4</text:p>
          </table:table-cell>
          <table:table-cell office:value-type="float" office:value="19.767399999999999" table:style-name="ce1">
            <text:p>19.76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038245058033073" table:formula="of:=[.G438]/[.O438]" table:style-name="ce5">
            <text:p>17</text:p>
          </table:table-cell>
          <table:table-cell office:value-type="float" office:value="17.768481146497233" table:formula="of:=[.J438]/[.R438]" table:style-name="ce5">
            <text:p>18</text:p>
          </table:table-cell>
          <table:table-cell office:value-type="string" office:string-value="1" table:formula="of:=IF([.T43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Curve 1</text:p>
          </table:table-cell>
          <table:table-cell office:value-type="float" office:value="1610.52" table:style-name="ce1">
            <text:p>1610.52</text:p>
          </table:table-cell>
          <table:table-cell office:value-type="float" office:value="21.320499999999999" table:style-name="ce1">
            <text:p>21.3205</text:p>
          </table:table-cell>
          <table:table-cell office:value-type="float" office:value="2132.88" table:style-name="ce1">
            <text:p>2132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1430.3" table:style-name="ce1">
            <text:p>71430.3</text:p>
          </table:table-cell>
          <table:table-cell office:value-type="float" office:value="65.551100000000005" table:style-name="ce1">
            <text:p>65.55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5.278787498088874" table:formula="of:=[.G439]/[.O439]" table:style-name="ce5">
            <text:p>25</text:p>
          </table:table-cell>
          <table:table-cell office:value-type="float" office:value="23.382435259110864" table:formula="of:=[.J439]/[.R439]" table:style-name="ce5">
            <text:p>23</text:p>
          </table:table-cell>
          <table:table-cell office:value-type="string" office:string-value="1" table:formula="of:=IF([.T43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Curve 1</text:p>
          </table:table-cell>
          <table:table-cell office:value-type="float" office:value="1610.11" table:style-name="ce1">
            <text:p>1610.11</text:p>
          </table:table-cell>
          <table:table-cell office:value-type="float" office:value="25.183199999999999" table:style-name="ce1">
            <text:p>25.1832</text:p>
          </table:table-cell>
          <table:table-cell office:value-type="float" office:value="2693.1" table:style-name="ce1">
            <text:p>2693.1</text:p>
          </table:table-cell>
          <table:table-cell office:value-type="float" office:value="10.397600000000001" table:style-name="ce1">
            <text:p>10.3976</text:p>
          </table:table-cell>
          <table:table-cell office:value-type="string" table:style-name="ce1">
            <text:p>Mixed</text:p>
          </table:table-cell>
          <table:table-cell office:value-type="float" office:value="102962" table:style-name="ce1">
            <text:p>102962</text:p>
          </table:table-cell>
          <table:table-cell office:value-type="float" office:value="9.7284299999999995" table:style-name="ce1">
            <text:p>9.728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1.918487027447927" table:formula="of:=[.G440]/[.O440]" table:style-name="ce5">
            <text:p>32</text:p>
          </table:table-cell>
          <table:table-cell office:value-type="float" office:value="33.704216546039603" table:formula="of:=[.J440]/[.R440]" table:style-name="ce5">
            <text:p>34</text:p>
          </table:table-cell>
          <table:table-cell office:value-type="string" office:string-value="1" table:formula="of:=IF([.T44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20.617599999999999" table:style-name="ce1">
            <text:p>20.6176</text:p>
          </table:table-cell>
          <table:table-cell office:value-type="float" office:value="1849.5" table:style-name="ce1">
            <text:p>1849.5</text:p>
          </table:table-cell>
          <table:table-cell office:value-type="float" office:value="13.7858" table:style-name="ce1">
            <text:p>13.7858</text:p>
          </table:table-cell>
          <table:table-cell office:value-type="string" table:style-name="ce1">
            <text:p>Mixed</text:p>
          </table:table-cell>
          <table:table-cell office:value-type="float" office:value="57236.3" table:style-name="ce1">
            <text:p>57236.3</text:p>
          </table:table-cell>
          <table:table-cell office:value-type="float" office:value="79.386200000000002" table:style-name="ce1">
            <text:p>79.38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920181856323548" table:formula="of:=[.G441]/[.O441]" table:style-name="ce5">
            <text:p>22</text:p>
          </table:table-cell>
          <table:table-cell office:value-type="float" office:value="18.736083695869219" table:formula="of:=[.J441]/[.R441]" table:style-name="ce5">
            <text:p>19</text:p>
          </table:table-cell>
          <table:table-cell office:value-type="string" office:string-value="1" table:formula="of:=IF([.T44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Curve 1</text:p>
          </table:table-cell>
          <table:table-cell office:value-type="float" office:value="1611.2" table:style-name="ce1">
            <text:p>1611.2</text:p>
          </table:table-cell>
          <table:table-cell office:value-type="float" office:value="21.145099999999999" table:style-name="ce1">
            <text:p>21.1451</text:p>
          </table:table-cell>
          <table:table-cell office:value-type="float" office:value="1355.23" table:style-name="ce1">
            <text:p>1355.23</text:p>
          </table:table-cell>
          <table:table-cell office:value-type="float" office:value="13.716900000000001" table:style-name="ce1">
            <text:p>13.7169</text:p>
          </table:table-cell>
          <table:table-cell office:value-type="string" table:style-name="ce1">
            <text:p>Mixed</text:p>
          </table:table-cell>
          <table:table-cell office:value-type="float" office:value="43023.4" table:style-name="ce1">
            <text:p>43023.4</text:p>
          </table:table-cell>
          <table:table-cell office:value-type="float" office:value="78.331599999999995" table:style-name="ce1">
            <text:p>78.33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062118441278919" table:formula="of:=[.G442]/[.O442]" table:style-name="ce5">
            <text:p>16</text:p>
          </table:table-cell>
          <table:table-cell office:value-type="float" office:value="14.083545289979607" table:formula="of:=[.J442]/[.R442]" table:style-name="ce5">
            <text:p>14</text:p>
          </table:table-cell>
          <table:table-cell office:value-type="string" office:string-value="1" table:formula="of:=IF([.T44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9.080400000000001" table:style-name="ce1">
            <text:p>19.0804</text:p>
          </table:table-cell>
          <table:table-cell office:value-type="float" office:value="1185.42" table:style-name="ce1">
            <text:p>1185.42</text:p>
          </table:table-cell>
          <table:table-cell office:value-type="float" office:value="9.6509300000000007" table:style-name="ce1">
            <text:p>9.65093</text:p>
          </table:table-cell>
          <table:table-cell office:value-type="string" table:style-name="ce1">
            <text:p>Mixed</text:p>
          </table:table-cell>
          <table:table-cell office:value-type="float" office:value="34423.599999999999" table:style-name="ce1">
            <text:p>34423.6</text:p>
          </table:table-cell>
          <table:table-cell office:value-type="float" office:value="41.719499999999996" table:style-name="ce1">
            <text:p>41.71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049538781358779" table:formula="of:=[.G443]/[.O443]" table:style-name="ce5">
            <text:p>14</text:p>
          </table:table-cell>
          <table:table-cell office:value-type="float" office:value="11.268433681302314" table:formula="of:=[.J443]/[.R443]" table:style-name="ce5">
            <text:p>11</text:p>
          </table:table-cell>
          <table:table-cell office:value-type="string" office:string-value="1" table:formula="of:=IF([.T44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21.114000000000001" table:style-name="ce1">
            <text:p>21.114</text:p>
          </table:table-cell>
          <table:table-cell office:value-type="float" office:value="691.60400000000004" table:style-name="ce1">
            <text:p>691.6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937.5" table:style-name="ce1">
            <text:p>22937.5</text:p>
          </table:table-cell>
          <table:table-cell office:value-type="float" office:value="39.022300000000001" table:style-name="ce1">
            <text:p>39.02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968561516954814" table:formula="of:=[.G444]/[.O444]" table:style-name="ce5">
            <text:p>8</text:p>
          </table:table-cell>
          <table:table-cell office:value-type="float" office:value="7.5085028168138086" table:formula="of:=[.J444]/[.R444]" table:style-name="ce5">
            <text:p>8</text:p>
          </table:table-cell>
          <table:table-cell office:value-type="string" office:string-value="0" table:formula="of:=IF([.T4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8.932500000000001" table:style-name="ce1">
            <text:p>18.9325</text:p>
          </table:table-cell>
          <table:table-cell office:value-type="float" office:value="505.42099999999999" table:style-name="ce1">
            <text:p>505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030.8" table:style-name="ce1">
            <text:p>15030.8</text:p>
          </table:table-cell>
          <table:table-cell office:value-type="float" office:value="26.554099999999998" table:style-name="ce1">
            <text:p>26.55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902245114922428" table:formula="of:=[.G445]/[.O445]" table:style-name="ce5">
            <text:p>6</text:p>
          </table:table-cell>
          <table:table-cell office:value-type="float" office:value="4.9202748398458853" table:formula="of:=[.J445]/[.R445]" table:style-name="ce5">
            <text:p>5</text:p>
          </table:table-cell>
          <table:table-cell office:value-type="string" office:string-value="0" table:formula="of:=IF([.T4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Curve 1</text:p>
          </table:table-cell>
          <table:table-cell office:value-type="float" office:value="1610.88" table:style-name="ce1">
            <text:p>1610.88</text:p>
          </table:table-cell>
          <table:table-cell office:value-type="float" office:value="20.669699999999999" table:style-name="ce1">
            <text:p>20.6697</text:p>
          </table:table-cell>
          <table:table-cell office:value-type="float" office:value="1006.82" table:style-name="ce1">
            <text:p>1006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689.200000000001" table:style-name="ce1">
            <text:p>32689.2</text:p>
          </table:table-cell>
          <table:table-cell office:value-type="float" office:value="30.3766" table:style-name="ce1">
            <text:p>30.37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32780479363977" table:formula="of:=[.G446]/[.O446]" table:style-name="ce5">
            <text:p>12</text:p>
          </table:table-cell>
          <table:table-cell office:value-type="float" office:value="10.700684480845339" table:formula="of:=[.J446]/[.R446]" table:style-name="ce5">
            <text:p>11</text:p>
          </table:table-cell>
          <table:table-cell office:value-type="string" office:string-value="0" table:formula="of:=IF([.T4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Curve 1</text:p>
          </table:table-cell>
          <table:table-cell office:value-type="float" office:value="1610.95" table:style-name="ce1">
            <text:p>1610.95</text:p>
          </table:table-cell>
          <table:table-cell office:value-type="float" office:value="18.6707" table:style-name="ce1">
            <text:p>18.6707</text:p>
          </table:table-cell>
          <table:table-cell office:value-type="float" office:value="842.54200000000003" table:style-name="ce1">
            <text:p>842.5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710" table:style-name="ce1">
            <text:p>24710</text:p>
          </table:table-cell>
          <table:table-cell office:value-type="float" office:value="41.661700000000003" table:style-name="ce1">
            <text:p>41.66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857658078348503" table:formula="of:=[.G447]/[.O447]" table:style-name="ce5">
            <text:p>10</text:p>
          </table:table-cell>
          <table:table-cell office:value-type="float" office:value="8.0887239064182772" table:formula="of:=[.J447]/[.R447]" table:style-name="ce5">
            <text:p>8</text:p>
          </table:table-cell>
          <table:table-cell office:value-type="string" office:string-value="0" table:formula="of:=IF([.T44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Curve 1</text:p>
          </table:table-cell>
          <table:table-cell office:value-type="float" office:value="1611.28" table:style-name="ce1">
            <text:p>1611.28</text:p>
          </table:table-cell>
          <table:table-cell office:value-type="float" office:value="20.536300000000001" table:style-name="ce1">
            <text:p>20.5363</text:p>
          </table:table-cell>
          <table:table-cell office:value-type="float" office:value="753.01900000000001" table:style-name="ce1">
            <text:p>753.0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291.200000000001" table:style-name="ce1">
            <text:p>24291.2</text:p>
          </table:table-cell>
          <table:table-cell office:value-type="float" office:value="25.453800000000001" table:style-name="ce1">
            <text:p>25.45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247436719474997" table:formula="of:=[.G448]/[.O448]" table:style-name="ce5">
            <text:p>9</text:p>
          </table:table-cell>
          <table:table-cell office:value-type="float" office:value="7.9516313296474159" table:formula="of:=[.J448]/[.R448]" table:style-name="ce5">
            <text:p>8</text:p>
          </table:table-cell>
          <table:table-cell office:value-type="string" office:string-value="0" table:formula="of:=IF([.T4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8.767399999999999" table:style-name="ce1">
            <text:p>18.7674</text:p>
          </table:table-cell>
          <table:table-cell office:value-type="float" office:value="1616.51" table:style-name="ce1">
            <text:p>1616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7654.5" table:style-name="ce1">
            <text:p>47654.5</text:p>
          </table:table-cell>
          <table:table-cell office:value-type="float" office:value="24.118500000000001" table:style-name="ce1">
            <text:p>24.11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158795984085199" table:formula="of:=[.G449]/[.O449]" table:style-name="ce5">
            <text:p>19</text:p>
          </table:table-cell>
          <table:table-cell office:value-type="float" office:value="15.599518146435036" table:formula="of:=[.J449]/[.R449]" table:style-name="ce5">
            <text:p>16</text:p>
          </table:table-cell>
          <table:table-cell office:value-type="string" office:string-value="1" table:formula="of:=IF([.T44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urve 1</text:p>
          </table:table-cell>
          <table:table-cell office:value-type="float" office:value="1610.65" table:style-name="ce1">
            <text:p>1610.65</text:p>
          </table:table-cell>
          <table:table-cell office:value-type="float" office:value="18.479199999999999" table:style-name="ce1">
            <text:p>18.4792</text:p>
          </table:table-cell>
          <table:table-cell office:value-type="float" office:value="1264.5" table:style-name="ce1">
            <text:p>126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704.800000000003" table:style-name="ce1">
            <text:p>36704.8</text:p>
          </table:table-cell>
          <table:table-cell office:value-type="float" office:value="26.9909" table:style-name="ce1">
            <text:p>26.99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986791001525345" table:formula="of:=[.G450]/[.O450]" table:style-name="ce5">
            <text:p>15</text:p>
          </table:table-cell>
          <table:table-cell office:value-type="float" office:value="12.015175768526976" table:formula="of:=[.J450]/[.R450]" table:style-name="ce5">
            <text:p>12</text:p>
          </table:table-cell>
          <table:table-cell office:value-type="string" office:string-value="1" table:formula="of:=IF([.T45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19.406300000000002" table:style-name="ce1">
            <text:p>19.4063</text:p>
          </table:table-cell>
          <table:table-cell office:value-type="float" office:value="1156.67" table:style-name="ce1">
            <text:p>1156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259.199999999997" table:style-name="ce1">
            <text:p>35259.2</text:p>
          </table:table-cell>
          <table:table-cell office:value-type="float" office:value="29.287600000000001" table:style-name="ce1">
            <text:p>29.28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70879521370844" table:formula="of:=[.G451]/[.O451]" table:style-name="ce5">
            <text:p>14</text:p>
          </table:table-cell>
          <table:table-cell office:value-type="float" office:value="11.541964142500335" table:formula="of:=[.J451]/[.R451]" table:style-name="ce5">
            <text:p>12</text:p>
          </table:table-cell>
          <table:table-cell office:value-type="string" office:string-value="1" table:formula="of:=IF([.T45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20.6417" table:style-name="ce1">
            <text:p>20.6417</text:p>
          </table:table-cell>
          <table:table-cell office:value-type="float" office:value="1369.76" table:style-name="ce1">
            <text:p>13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4413" table:style-name="ce1">
            <text:p>44413</text:p>
          </table:table-cell>
          <table:table-cell office:value-type="float" office:value="70.841999999999999" table:style-name="ce1">
            <text:p>70.84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234327277381855" table:formula="of:=[.G452]/[.O452]" table:style-name="ce5">
            <text:p>16</text:p>
          </table:table-cell>
          <table:table-cell office:value-type="float" office:value="14.538425530382636" table:formula="of:=[.J452]/[.R452]" table:style-name="ce5">
            <text:p>15</text:p>
          </table:table-cell>
          <table:table-cell office:value-type="string" office:string-value="1" table:formula="of:=IF([.T45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Curve 1</text:p>
          </table:table-cell>
          <table:table-cell office:value-type="float" office:value="1610.5" table:style-name="ce1">
            <text:p>1610.5</text:p>
          </table:table-cell>
          <table:table-cell office:value-type="float" office:value="19.671800000000001" table:style-name="ce1">
            <text:p>19.6718</text:p>
          </table:table-cell>
          <table:table-cell office:value-type="float" office:value="2378.0100000000002" table:style-name="ce1">
            <text:p>2378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3481.399999999994" table:style-name="ce1">
            <text:p>73481.4</text:p>
          </table:table-cell>
          <table:table-cell office:value-type="float" office:value="57.425400000000003" table:style-name="ce1">
            <text:p>57.42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8.184056045502007" table:formula="of:=[.G453]/[.O453]" table:style-name="ce5">
            <text:p>28</text:p>
          </table:table-cell>
          <table:table-cell office:value-type="float" office:value="24.053854992192793" table:formula="of:=[.J453]/[.R453]" table:style-name="ce5">
            <text:p>24</text:p>
          </table:table-cell>
          <table:table-cell office:value-type="string" office:string-value="1" table:formula="of:=IF([.T45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20.493300000000001" table:style-name="ce1">
            <text:p>20.4933</text:p>
          </table:table-cell>
          <table:table-cell office:value-type="float" office:value="1004.69" table:style-name="ce1">
            <text:p>1004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341.8" table:style-name="ce1">
            <text:p>32341.8</text:p>
          </table:table-cell>
          <table:table-cell office:value-type="float" office:value="28.265499999999999" table:style-name="ce1">
            <text:p>28.26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07535825482404" table:formula="of:=[.G454]/[.O454]" table:style-name="ce5">
            <text:p>12</text:p>
          </table:table-cell>
          <table:table-cell office:value-type="float" office:value="10.586964420744582" table:formula="of:=[.J454]/[.R454]" table:style-name="ce5">
            <text:p>11</text:p>
          </table:table-cell>
          <table:table-cell office:value-type="string" office:string-value="0" table:formula="of:=IF([.T45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Curve 1</text:p>
          </table:table-cell>
          <table:table-cell office:value-type="float" office:value="1610.05" table:style-name="ce1">
            <text:p>1610.05</text:p>
          </table:table-cell>
          <table:table-cell office:value-type="float" office:value="18.779199999999999" table:style-name="ce1">
            <text:p>18.7792</text:p>
          </table:table-cell>
          <table:table-cell office:value-type="float" office:value="1928.22" table:style-name="ce1">
            <text:p>1928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6879.3" table:style-name="ce1">
            <text:p>56879.3</text:p>
          </table:table-cell>
          <table:table-cell office:value-type="float" office:value="37.056100000000001" table:style-name="ce1">
            <text:p>37.05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853167374425624" table:formula="of:=[.G455]/[.O455]" table:style-name="ce5">
            <text:p>23</text:p>
          </table:table-cell>
          <table:table-cell office:value-type="float" office:value="18.619221112518701" table:formula="of:=[.J455]/[.R455]" table:style-name="ce5">
            <text:p>19</text:p>
          </table:table-cell>
          <table:table-cell office:value-type="string" office:string-value="1" table:formula="of:=IF([.T45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Curve 1</text:p>
          </table:table-cell>
          <table:table-cell office:value-type="float" office:value="1612.43" table:style-name="ce1">
            <text:p>1612.43</text:p>
          </table:table-cell>
          <table:table-cell office:value-type="float" office:value="20.607800000000001" table:style-name="ce1">
            <text:p>20.6078</text:p>
          </table:table-cell>
          <table:table-cell office:value-type="float" office:value="726.61800000000005" table:style-name="ce1">
            <text:p>726.618</text:p>
          </table:table-cell>
          <table:table-cell office:value-type="float" office:value="12.756399999999999" table:style-name="ce1">
            <text:p>12.7564</text:p>
          </table:table-cell>
          <table:table-cell office:value-type="string" table:style-name="ce1">
            <text:p>Mixed</text:p>
          </table:table-cell>
          <table:table-cell office:value-type="float" office:value="22553.9" table:style-name="ce1">
            <text:p>22553.9</text:p>
          </table:table-cell>
          <table:table-cell office:value-type="float" office:value="73.915099999999995" table:style-name="ce1">
            <text:p>73.91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118403352679671" table:formula="of:=[.G456]/[.O456]" table:style-name="ce5">
            <text:p>9</text:p>
          </table:table-cell>
          <table:table-cell office:value-type="float" office:value="7.382932825292075" table:formula="of:=[.J456]/[.R456]" table:style-name="ce5">
            <text:p>7</text:p>
          </table:table-cell>
          <table:table-cell office:value-type="string" office:string-value="0" table:formula="of:=IF([.T4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9.7088" table:style-name="ce1">
            <text:p>19.7088</text:p>
          </table:table-cell>
          <table:table-cell office:value-type="float" office:value="1183.78" table:style-name="ce1">
            <text:p>1183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6648" table:style-name="ce1">
            <text:p>36648</text:p>
          </table:table-cell>
          <table:table-cell office:value-type="float" office:value="27.312899999999999" table:style-name="ce1">
            <text:p>27.31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030101583064985" table:formula="of:=[.G457]/[.O457]" table:style-name="ce5">
            <text:p>14</text:p>
          </table:table-cell>
          <table:table-cell office:value-type="float" office:value="11.996582505965884" table:formula="of:=[.J457]/[.R457]" table:style-name="ce5">
            <text:p>12</text:p>
          </table:table-cell>
          <table:table-cell office:value-type="string" office:string-value="1" table:formula="of:=IF([.T45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9.7364" table:style-name="ce1">
            <text:p>19.7364</text:p>
          </table:table-cell>
          <table:table-cell office:value-type="float" office:value="1201.22" table:style-name="ce1">
            <text:p>1201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239.9" table:style-name="ce1">
            <text:p>37239.9</text:p>
          </table:table-cell>
          <table:table-cell office:value-type="float" office:value="32.781199999999998" table:style-name="ce1">
            <text:p>32.78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236799594189225" table:formula="of:=[.G458]/[.O458]" table:style-name="ce5">
            <text:p>14</text:p>
          </table:table-cell>
          <table:table-cell office:value-type="float" office:value="12.190338705084015" table:formula="of:=[.J458]/[.R458]" table:style-name="ce5">
            <text:p>12</text:p>
          </table:table-cell>
          <table:table-cell office:value-type="string" office:string-value="1" table:formula="of:=IF([.T45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Curve 1</text:p>
          </table:table-cell>
          <table:table-cell office:value-type="float" office:value="1610.59" table:style-name="ce1">
            <text:p>1610.59</text:p>
          </table:table-cell>
          <table:table-cell office:value-type="float" office:value="19.151" table:style-name="ce1">
            <text:p>19.151</text:p>
          </table:table-cell>
          <table:table-cell office:value-type="float" office:value="1763.18" table:style-name="ce1">
            <text:p>1763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3040.4" table:style-name="ce1">
            <text:p>53040.4</text:p>
          </table:table-cell>
          <table:table-cell office:value-type="float" office:value="28.842600000000001" table:style-name="ce1">
            <text:p>28.84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89712151685999" table:formula="of:=[.G459]/[.O459]" table:style-name="ce5">
            <text:p>21</text:p>
          </table:table-cell>
          <table:table-cell office:value-type="float" office:value="17.362571893402993" table:formula="of:=[.J459]/[.R459]" table:style-name="ce5">
            <text:p>17</text:p>
          </table:table-cell>
          <table:table-cell office:value-type="string" office:string-value="1" table:formula="of:=IF([.T45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20.098099999999999" table:style-name="ce1">
            <text:p>20.0981</text:p>
          </table:table-cell>
          <table:table-cell office:value-type="float" office:value="659.84199999999998" table:style-name="ce1">
            <text:p>659.8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31.2" table:style-name="ce1">
            <text:p>20831.2</text:p>
          </table:table-cell>
          <table:table-cell office:value-type="float" office:value="29.323399999999999" table:style-name="ce1">
            <text:p>29.32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204145101055644" table:formula="of:=[.G460]/[.O460]" table:style-name="ce5">
            <text:p>8</text:p>
          </table:table-cell>
          <table:table-cell office:value-type="float" office:value="6.819013575045747" table:formula="of:=[.J460]/[.R460]" table:style-name="ce5">
            <text:p>7</text:p>
          </table:table-cell>
          <table:table-cell office:value-type="string" office:string-value="0" table:formula="of:=IF([.T4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Curve 1</text:p>
          </table:table-cell>
          <table:table-cell office:value-type="float" office:value="1611.16" table:style-name="ce1">
            <text:p>1611.16</text:p>
          </table:table-cell>
          <table:table-cell office:value-type="float" office:value="19.426400000000001" table:style-name="ce1">
            <text:p>19.4264</text:p>
          </table:table-cell>
          <table:table-cell office:value-type="float" office:value="1256.6400000000001" table:style-name="ce1">
            <text:p>1256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8346.199999999997" table:style-name="ce1">
            <text:p>38346.2</text:p>
          </table:table-cell>
          <table:table-cell office:value-type="float" office:value="23.876999999999999" table:style-name="ce1">
            <text:p>23.8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893634673117289" table:formula="of:=[.G461]/[.O461]" table:style-name="ce5">
            <text:p>15</text:p>
          </table:table-cell>
          <table:table-cell office:value-type="float" office:value="12.552481775001882" table:formula="of:=[.J461]/[.R461]" table:style-name="ce5">
            <text:p>13</text:p>
          </table:table-cell>
          <table:table-cell office:value-type="string" office:string-value="1" table:formula="of:=IF([.T46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Curve 1</text:p>
          </table:table-cell>
          <table:table-cell office:value-type="float" office:value="1612.03" table:style-name="ce1">
            <text:p>1612.03</text:p>
          </table:table-cell>
          <table:table-cell office:value-type="float" office:value="21.2044" table:style-name="ce1">
            <text:p>21.2044</text:p>
          </table:table-cell>
          <table:table-cell office:value-type="float" office:value="480.40300000000002" table:style-name="ce1">
            <text:p>480.4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001.2" table:style-name="ce1">
            <text:p>16001.2</text:p>
          </table:table-cell>
          <table:table-cell office:value-type="float" office:value="28.4528" table:style-name="ce1">
            <text:p>28.45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6937124219104636" table:formula="of:=[.G462]/[.O462]" table:style-name="ce5">
            <text:p>6</text:p>
          </table:table-cell>
          <table:table-cell office:value-type="float" office:value="5.2379315650093137" table:formula="of:=[.J462]/[.R462]" table:style-name="ce5">
            <text:p>5</text:p>
          </table:table-cell>
          <table:table-cell office:value-type="string" office:string-value="0" table:formula="of:=IF([.T4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8.682300000000001" table:style-name="ce1">
            <text:p>18.6823</text:p>
          </table:table-cell>
          <table:table-cell office:value-type="float" office:value="1296.6400000000001" table:style-name="ce1">
            <text:p>1296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8051.300000000003" table:style-name="ce1">
            <text:p>38051.3</text:p>
          </table:table-cell>
          <table:table-cell office:value-type="float" office:value="41.499400000000001" table:style-name="ce1">
            <text:p>41.49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367712680282978" table:formula="of:=[.G463]/[.O463]" table:style-name="ce5">
            <text:p>15</text:p>
          </table:table-cell>
          <table:table-cell office:value-type="float" office:value="12.455947388923262" table:formula="of:=[.J463]/[.R463]" table:style-name="ce5">
            <text:p>12</text:p>
          </table:table-cell>
          <table:table-cell office:value-type="string" office:string-value="1" table:formula="of:=IF([.T46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Curve 1</text:p>
          </table:table-cell>
          <table:table-cell office:value-type="float" office:value="1610.2" table:style-name="ce1">
            <text:p>1610.2</text:p>
          </table:table-cell>
          <table:table-cell office:value-type="float" office:value="19.1187" table:style-name="ce1">
            <text:p>19.1187</text:p>
          </table:table-cell>
          <table:table-cell office:value-type="float" office:value="1498.08" table:style-name="ce1">
            <text:p>1498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4989.7" table:style-name="ce1">
            <text:p>44989.7</text:p>
          </table:table-cell>
          <table:table-cell office:value-type="float" office:value="25.061199999999999" table:style-name="ce1">
            <text:p>25.06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755169524369386" table:formula="of:=[.G464]/[.O464]" table:style-name="ce5">
            <text:p>18</text:p>
          </table:table-cell>
          <table:table-cell office:value-type="float" office:value="14.727206067688641" table:formula="of:=[.J464]/[.R464]" table:style-name="ce5">
            <text:p>15</text:p>
          </table:table-cell>
          <table:table-cell office:value-type="string" office:string-value="1" table:formula="of:=IF([.T46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9.9892" table:style-name="ce1">
            <text:p>19.9892</text:p>
          </table:table-cell>
          <table:table-cell office:value-type="float" office:value="722.95500000000004" table:style-name="ce1">
            <text:p>722.9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700.1" table:style-name="ce1">
            <text:p>22700.1</text:p>
          </table:table-cell>
          <table:table-cell office:value-type="float" office:value="29.718599999999999" table:style-name="ce1">
            <text:p>29.71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684266417617678" table:formula="of:=[.G465]/[.O465]" table:style-name="ce5">
            <text:p>9</text:p>
          </table:table-cell>
          <table:table-cell office:value-type="float" office:value="7.4307908356165724" table:formula="of:=[.J465]/[.R465]" table:style-name="ce5">
            <text:p>7</text:p>
          </table:table-cell>
          <table:table-cell office:value-type="string" office:string-value="0" table:formula="of:=IF([.T4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Curve 1</text:p>
          </table:table-cell>
          <table:table-cell office:value-type="float" office:value="1610.81" table:style-name="ce1">
            <text:p>1610.81</text:p>
          </table:table-cell>
          <table:table-cell office:value-type="float" office:value="18.7315" table:style-name="ce1">
            <text:p>18.7315</text:p>
          </table:table-cell>
          <table:table-cell office:value-type="float" office:value="869.32299999999998" table:style-name="ce1">
            <text:p>869.3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578.400000000001" table:style-name="ce1">
            <text:p>25578.4</text:p>
          </table:table-cell>
          <table:table-cell office:value-type="float" office:value="27.533300000000001" table:style-name="ce1">
            <text:p>27.53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03172885582457" table:formula="of:=[.G466]/[.O466]" table:style-name="ce5">
            <text:p>10</text:p>
          </table:table-cell>
          <table:table-cell office:value-type="float" office:value="8.3729913220529859" table:formula="of:=[.J466]/[.R466]" table:style-name="ce5">
            <text:p>8</text:p>
          </table:table-cell>
          <table:table-cell office:value-type="string" office:string-value="0" table:formula="of:=IF([.T4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18.344999999999999" table:style-name="ce1">
            <text:p>18.345</text:p>
          </table:table-cell>
          <table:table-cell office:value-type="float" office:value="491.71699999999998" table:style-name="ce1">
            <text:p>491.7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169.4" table:style-name="ce1">
            <text:p>14169.4</text:p>
          </table:table-cell>
          <table:table-cell office:value-type="float" office:value="25.457899999999999" table:style-name="ce1">
            <text:p>25.45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278053862372783" table:formula="of:=[.G467]/[.O467]" table:style-name="ce5">
            <text:p>6</text:p>
          </table:table-cell>
          <table:table-cell office:value-type="float" office:value="4.6382988474141289" table:formula="of:=[.J467]/[.R467]" table:style-name="ce5">
            <text:p>5</text:p>
          </table:table-cell>
          <table:table-cell office:value-type="string" office:string-value="0" table:formula="of:=IF([.T4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20.204999999999998" table:style-name="ce1">
            <text:p>20.205</text:p>
          </table:table-cell>
          <table:table-cell office:value-type="float" office:value="675.88499999999999" table:style-name="ce1">
            <text:p>675.8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451.200000000001" table:style-name="ce1">
            <text:p>21451.2</text:p>
          </table:table-cell>
          <table:table-cell office:value-type="float" office:value="18.0305" table:style-name="ce1">
            <text:p>18.03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10555346829543" table:formula="of:=[.G468]/[.O468]" table:style-name="ce5">
            <text:p>8</text:p>
          </table:table-cell>
          <table:table-cell office:value-type="float" office:value="7.0219682015928671" table:formula="of:=[.J468]/[.R468]" table:style-name="ce5">
            <text:p>7</text:p>
          </table:table-cell>
          <table:table-cell office:value-type="string" office:string-value="0" table:formula="of:=IF([.T4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9.245999999999999" table:style-name="ce1">
            <text:p>19.246</text:p>
          </table:table-cell>
          <table:table-cell office:value-type="float" office:value="580.87099999999998" table:style-name="ce1">
            <text:p>580.8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560.7" table:style-name="ce1">
            <text:p>17560.7</text:p>
          </table:table-cell>
          <table:table-cell office:value-type="float" office:value="25.0016" table:style-name="ce1">
            <text:p>25.00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844541525085239" table:formula="of:=[.G469]/[.O469]" table:style-name="ce5">
            <text:p>7</text:p>
          </table:table-cell>
          <table:table-cell office:value-type="float" office:value="5.7484279200096902" table:formula="of:=[.J469]/[.R469]" table:style-name="ce5">
            <text:p>6</text:p>
          </table:table-cell>
          <table:table-cell office:value-type="string" office:string-value="0" table:formula="of:=IF([.T4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9.9815" table:style-name="ce1">
            <text:p>19.9815</text:p>
          </table:table-cell>
          <table:table-cell office:value-type="float" office:value="1038.43" table:style-name="ce1">
            <text:p>1038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593" table:style-name="ce1">
            <text:p>32593</text:p>
          </table:table-cell>
          <table:table-cell office:value-type="float" office:value="29.7883" table:style-name="ce1">
            <text:p>29.78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07420624526662" table:formula="of:=[.G470]/[.O470]" table:style-name="ce5">
            <text:p>12</text:p>
          </table:table-cell>
          <table:table-cell office:value-type="float" office:value="10.66919377911335" table:formula="of:=[.J470]/[.R470]" table:style-name="ce5">
            <text:p>11</text:p>
          </table:table-cell>
          <table:table-cell office:value-type="string" office:string-value="0" table:formula="of:=IF([.T4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Curve 1</text:p>
          </table:table-cell>
          <table:table-cell office:value-type="float" office:value="1610.51" table:style-name="ce1">
            <text:p>1610.51</text:p>
          </table:table-cell>
          <table:table-cell office:value-type="float" office:value="20.232800000000001" table:style-name="ce1">
            <text:p>20.2328</text:p>
          </table:table-cell>
          <table:table-cell office:value-type="float" office:value="744.36300000000006" table:style-name="ce1">
            <text:p>744.3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657.1" table:style-name="ce1">
            <text:p>23657.1</text:p>
          </table:table-cell>
          <table:table-cell office:value-type="float" office:value="24.3673" table:style-name="ce1">
            <text:p>24.36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221531911968452" table:formula="of:=[.G471]/[.O471]" table:style-name="ce5">
            <text:p>9</text:p>
          </table:table-cell>
          <table:table-cell office:value-type="float" office:value="7.7440611220772073" table:formula="of:=[.J471]/[.R471]" table:style-name="ce5">
            <text:p>8</text:p>
          </table:table-cell>
          <table:table-cell office:value-type="string" office:string-value="0" table:formula="of:=IF([.T4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19.4452" table:style-name="ce1">
            <text:p>19.4452</text:p>
          </table:table-cell>
          <table:table-cell office:value-type="float" office:value="641.75400000000002" table:style-name="ce1">
            <text:p>641.7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602.099999999999" table:style-name="ce1">
            <text:p>19602.1</text:p>
          </table:table-cell>
          <table:table-cell office:value-type="float" office:value="15.048400000000001" table:style-name="ce1">
            <text:p>15.04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060364352652403" table:formula="of:=[.G472]/[.O472]" table:style-name="ce5">
            <text:p>8</text:p>
          </table:table-cell>
          <table:table-cell office:value-type="float" office:value="6.4166723952246736" table:formula="of:=[.J472]/[.R472]" table:style-name="ce5">
            <text:p>6</text:p>
          </table:table-cell>
          <table:table-cell office:value-type="string" office:string-value="0" table:formula="of:=IF([.T4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Curve 1</text:p>
          </table:table-cell>
          <table:table-cell office:value-type="float" office:value="1611.78" table:style-name="ce1">
            <text:p>1611.78</text:p>
          </table:table-cell>
          <table:table-cell office:value-type="float" office:value="20.578499999999998" table:style-name="ce1">
            <text:p>20.5785</text:p>
          </table:table-cell>
          <table:table-cell office:value-type="float" office:value="692.11" table:style-name="ce1">
            <text:p>692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372.2" table:style-name="ce1">
            <text:p>22372.2</text:p>
          </table:table-cell>
          <table:table-cell office:value-type="float" office:value="38.956400000000002" table:style-name="ce1">
            <text:p>38.95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028532384861261" table:formula="of:=[.G473]/[.O473]" table:style-name="ce5">
            <text:p>8</text:p>
          </table:table-cell>
          <table:table-cell office:value-type="float" office:value="7.3234540258668952" table:formula="of:=[.J473]/[.R473]" table:style-name="ce5">
            <text:p>7</text:p>
          </table:table-cell>
          <table:table-cell office:value-type="string" office:string-value="0" table:formula="of:=IF([.T4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9.351299999999998" table:style-name="ce1">
            <text:p>19.3513</text:p>
          </table:table-cell>
          <table:table-cell office:value-type="float" office:value="1286.81" table:style-name="ce1">
            <text:p>1286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9115" table:style-name="ce1">
            <text:p>39115</text:p>
          </table:table-cell>
          <table:table-cell office:value-type="float" office:value="53.351199999999999" table:style-name="ce1">
            <text:p>53.35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251208010022008" table:formula="of:=[.G474]/[.O474]" table:style-name="ce5">
            <text:p>15</text:p>
          </table:table-cell>
          <table:table-cell office:value-type="float" office:value="12.804145511920311" table:formula="of:=[.J474]/[.R474]" table:style-name="ce5">
            <text:p>13</text:p>
          </table:table-cell>
          <table:table-cell office:value-type="string" office:string-value="1" table:formula="of:=IF([.T47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Curve 1</text:p>
          </table:table-cell>
          <table:table-cell office:value-type="float" office:value="1610.57" table:style-name="ce1">
            <text:p>1610.57</text:p>
          </table:table-cell>
          <table:table-cell office:value-type="float" office:value="18.5092" table:style-name="ce1">
            <text:p>18.5092</text:p>
          </table:table-cell>
          <table:table-cell office:value-type="float" office:value="1150.67" table:style-name="ce1">
            <text:p>1150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454.6" table:style-name="ce1">
            <text:p>33454.6</text:p>
          </table:table-cell>
          <table:table-cell office:value-type="float" office:value="30.817599999999999" table:style-name="ce1">
            <text:p>30.81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637683512633586" table:formula="of:=[.G475]/[.O475]" table:style-name="ce5">
            <text:p>14</text:p>
          </table:table-cell>
          <table:table-cell office:value-type="float" office:value="10.951235240779477" table:formula="of:=[.J475]/[.R475]" table:style-name="ce5">
            <text:p>11</text:p>
          </table:table-cell>
          <table:table-cell office:value-type="string" office:string-value="1" table:formula="of:=IF([.T47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22.849699999999999" table:style-name="ce1">
            <text:p>22.8497</text:p>
          </table:table-cell>
          <table:table-cell office:value-type="float" office:value="1037.33" table:style-name="ce1">
            <text:p>1037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232.199999999997" table:style-name="ce1">
            <text:p>37232.2</text:p>
          </table:table-cell>
          <table:table-cell office:value-type="float" office:value="28.605899999999998" table:style-name="ce1">
            <text:p>28.60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94383479329605" table:formula="of:=[.G476]/[.O476]" table:style-name="ce5">
            <text:p>12</text:p>
          </table:table-cell>
          <table:table-cell office:value-type="float" office:value="12.187818139560767" table:formula="of:=[.J476]/[.R476]" table:style-name="ce5">
            <text:p>12</text:p>
          </table:table-cell>
          <table:table-cell office:value-type="string" office:string-value="0" table:formula="of:=IF([.T4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Curve 1</text:p>
          </table:table-cell>
          <table:table-cell office:value-type="float" office:value="1612.73" table:style-name="ce1">
            <text:p>1612.73</text:p>
          </table:table-cell>
          <table:table-cell office:value-type="float" office:value="23.938099999999999" table:style-name="ce1">
            <text:p>23.9381</text:p>
          </table:table-cell>
          <table:table-cell office:value-type="float" office:value="538.67700000000002" table:style-name="ce1">
            <text:p>538.677</text:p>
          </table:table-cell>
          <table:table-cell office:value-type="float" office:value="1.74468" table:style-name="ce1">
            <text:p>1.74468</text:p>
          </table:table-cell>
          <table:table-cell office:value-type="string" table:style-name="ce1">
            <text:p>Mixed</text:p>
          </table:table-cell>
          <table:table-cell office:value-type="float" office:value="20141.400000000001" table:style-name="ce1">
            <text:p>20141.4</text:p>
          </table:table-cell>
          <table:table-cell office:value-type="float" office:value="37.762599999999999" table:style-name="ce1">
            <text:p>37.76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843729666497975" table:formula="of:=[.G477]/[.O477]" table:style-name="ce5">
            <text:p>6</text:p>
          </table:table-cell>
          <table:table-cell office:value-type="float" office:value="6.5932101857034837" table:formula="of:=[.J477]/[.R477]" table:style-name="ce5">
            <text:p>7</text:p>
          </table:table-cell>
          <table:table-cell office:value-type="string" office:string-value="0" table:formula="of:=IF([.T4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Curve 1</text:p>
          </table:table-cell>
          <table:table-cell office:value-type="float" office:value="1611.51" table:style-name="ce1">
            <text:p>1611.51</text:p>
          </table:table-cell>
          <table:table-cell office:value-type="float" office:value="20.587599999999998" table:style-name="ce1">
            <text:p>20.5876</text:p>
          </table:table-cell>
          <table:table-cell office:value-type="float" office:value="632.78200000000004" table:style-name="ce1">
            <text:p>632.7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463.5" table:style-name="ce1">
            <text:p>20463.5</text:p>
          </table:table-cell>
          <table:table-cell office:value-type="float" office:value="22.433499999999999" table:style-name="ce1">
            <text:p>22.43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997007382579763" table:formula="of:=[.G478]/[.O478]" table:style-name="ce5">
            <text:p>7</text:p>
          </table:table-cell>
          <table:table-cell office:value-type="float" office:value="6.6986483876564309" table:formula="of:=[.J478]/[.R478]" table:style-name="ce5">
            <text:p>7</text:p>
          </table:table-cell>
          <table:table-cell office:value-type="string" office:string-value="0" table:formula="of:=IF([.T4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Curve 1</text:p>
          </table:table-cell>
          <table:table-cell office:value-type="float" office:value="1610.55" table:style-name="ce1">
            <text:p>1610.55</text:p>
          </table:table-cell>
          <table:table-cell office:value-type="float" office:value="19.397500000000001" table:style-name="ce1">
            <text:p>19.3975</text:p>
          </table:table-cell>
          <table:table-cell office:value-type="float" office:value="746.43299999999999" table:style-name="ce1">
            <text:p>746.4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743.4" table:style-name="ce1">
            <text:p>22743.4</text:p>
          </table:table-cell>
          <table:table-cell office:value-type="float" office:value="39.396099999999997" table:style-name="ce1">
            <text:p>39.39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466867280676684" table:formula="of:=[.G479]/[.O479]" table:style-name="ce5">
            <text:p>9</text:p>
          </table:table-cell>
          <table:table-cell office:value-type="float" office:value="7.444964924857687" table:formula="of:=[.J479]/[.R479]" table:style-name="ce5">
            <text:p>7</text:p>
          </table:table-cell>
          <table:table-cell office:value-type="string" office:string-value="0" table:formula="of:=IF([.T4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20.772200000000002" table:style-name="ce1">
            <text:p>20.7722</text:p>
          </table:table-cell>
          <table:table-cell office:value-type="float" office:value="863.21799999999996" table:style-name="ce1">
            <text:p>863.2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165.8" table:style-name="ce1">
            <text:p>28165.8</text:p>
          </table:table-cell>
          <table:table-cell office:value-type="float" office:value="34.244" table:style-name="ce1">
            <text:p>34.2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30816729738795" table:formula="of:=[.G480]/[.O480]" table:style-name="ce5">
            <text:p>10</text:p>
          </table:table-cell>
          <table:table-cell office:value-type="float" office:value="9.2199668070981744" table:formula="of:=[.J480]/[.R480]" table:style-name="ce5">
            <text:p>9</text:p>
          </table:table-cell>
          <table:table-cell office:value-type="string" office:string-value="0" table:formula="of:=IF([.T4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9.916699999999999" table:style-name="ce1">
            <text:p>19.9167</text:p>
          </table:table-cell>
          <table:table-cell office:value-type="float" office:value="843.596" table:style-name="ce1">
            <text:p>843.5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392" table:style-name="ce1">
            <text:p>26392</text:p>
          </table:table-cell>
          <table:table-cell office:value-type="float" office:value="29.748799999999999" table:style-name="ce1">
            <text:p>29.74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982577633236662" table:formula="of:=[.G481]/[.O481]" table:style-name="ce5">
            <text:p>10</text:p>
          </table:table-cell>
          <table:table-cell office:value-type="float" office:value="8.6393201674703022" table:formula="of:=[.J481]/[.R481]" table:style-name="ce5">
            <text:p>9</text:p>
          </table:table-cell>
          <table:table-cell office:value-type="string" office:string-value="0" table:formula="of:=IF([.T4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20.290500000000002" table:style-name="ce1">
            <text:p>20.2905</text:p>
          </table:table-cell>
          <table:table-cell office:value-type="float" office:value="1436.67" table:style-name="ce1">
            <text:p>1436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5789.9" table:style-name="ce1">
            <text:p>45789.9</text:p>
          </table:table-cell>
          <table:table-cell office:value-type="float" office:value="72.359399999999994" table:style-name="ce1">
            <text:p>72.35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027341263868262" table:formula="of:=[.G482]/[.O482]" table:style-name="ce5">
            <text:p>17</text:p>
          </table:table-cell>
          <table:table-cell office:value-type="float" office:value="14.989148474403168" table:formula="of:=[.J482]/[.R482]" table:style-name="ce5">
            <text:p>15</text:p>
          </table:table-cell>
          <table:table-cell office:value-type="string" office:string-value="1" table:formula="of:=IF([.T48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Curve 1</text:p>
          </table:table-cell>
          <table:table-cell office:value-type="float" office:value="1610.63" table:style-name="ce1">
            <text:p>1610.63</text:p>
          </table:table-cell>
          <table:table-cell office:value-type="float" office:value="20.224799999999998" table:style-name="ce1">
            <text:p>20.2248</text:p>
          </table:table-cell>
          <table:table-cell office:value-type="float" office:value="1493.63" table:style-name="ce1">
            <text:p>1493.63</text:p>
          </table:table-cell>
          <table:table-cell office:value-type="float" office:value="14.323" table:style-name="ce1">
            <text:p>14.323</text:p>
          </table:table-cell>
          <table:table-cell office:value-type="string" table:style-name="ce1">
            <text:p>Mixed</text:p>
          </table:table-cell>
          <table:table-cell office:value-type="float" office:value="45260.5" table:style-name="ce1">
            <text:p>45260.5</text:p>
          </table:table-cell>
          <table:table-cell office:value-type="float" office:value="120.571" table:style-name="ce1">
            <text:p>120.5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702428346072203" table:formula="of:=[.G483]/[.O483]" table:style-name="ce5">
            <text:p>18</text:p>
          </table:table-cell>
          <table:table-cell office:value-type="float" office:value="14.815851411025674" table:formula="of:=[.J483]/[.R483]" table:style-name="ce5">
            <text:p>15</text:p>
          </table:table-cell>
          <table:table-cell office:value-type="string" office:string-value="1" table:formula="of:=IF([.T48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20.315300000000001" table:style-name="ce1">
            <text:p>20.3153</text:p>
          </table:table-cell>
          <table:table-cell office:value-type="float" office:value="639.96600000000001" table:style-name="ce1">
            <text:p>639.966</text:p>
          </table:table-cell>
          <table:table-cell office:value-type="float" office:value="2.4424999999999999" table:style-name="ce1">
            <text:p>2.4425</text:p>
          </table:table-cell>
          <table:table-cell office:value-type="string" table:style-name="ce1">
            <text:p>Mixed</text:p>
          </table:table-cell>
          <table:table-cell office:value-type="float" office:value="20261.3" table:style-name="ce1">
            <text:p>20261.3</text:p>
          </table:table-cell>
          <table:table-cell office:value-type="float" office:value="50.120699999999999" table:style-name="ce1">
            <text:p>50.12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848451483449342" table:formula="of:=[.G484]/[.O484]" table:style-name="ce5">
            <text:p>8</text:p>
          </table:table-cell>
          <table:table-cell office:value-type="float" office:value="6.6324589917083214" table:formula="of:=[.J484]/[.R484]" table:style-name="ce5">
            <text:p>7</text:p>
          </table:table-cell>
          <table:table-cell office:value-type="string" office:string-value="0" table:formula="of:=IF([.T4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Curve 1</text:p>
          </table:table-cell>
          <table:table-cell office:value-type="float" office:value="1612.09" table:style-name="ce1">
            <text:p>1612.09</text:p>
          </table:table-cell>
          <table:table-cell office:value-type="float" office:value="21.2073" table:style-name="ce1">
            <text:p>21.2073</text:p>
          </table:table-cell>
          <table:table-cell office:value-type="float" office:value="632.86500000000001" table:style-name="ce1">
            <text:p>632.865</text:p>
          </table:table-cell>
          <table:table-cell office:value-type="float" office:value="2.52868" table:style-name="ce1">
            <text:p>2.52868</text:p>
          </table:table-cell>
          <table:table-cell office:value-type="string" table:style-name="ce1">
            <text:p>Mixed</text:p>
          </table:table-cell>
          <table:table-cell office:value-type="float" office:value="20910.400000000001" table:style-name="ce1">
            <text:p>20910.4</text:p>
          </table:table-cell>
          <table:table-cell office:value-type="float" office:value="36.879600000000003" table:style-name="ce1">
            <text:p>36.87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006844501228453" table:formula="of:=[.G485]/[.O485]" table:style-name="ce5">
            <text:p>8</text:p>
          </table:table-cell>
          <table:table-cell office:value-type="float" office:value="6.8449393918562826" table:formula="of:=[.J485]/[.R485]" table:style-name="ce5">
            <text:p>7</text:p>
          </table:table-cell>
          <table:table-cell office:value-type="string" office:string-value="0" table:formula="of:=IF([.T4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Curve 1</text:p>
          </table:table-cell>
          <table:table-cell office:value-type="float" office:value="1610.95" table:style-name="ce1">
            <text:p>1610.95</text:p>
          </table:table-cell>
          <table:table-cell office:value-type="float" office:value="19.5945" table:style-name="ce1">
            <text:p>19.5945</text:p>
          </table:table-cell>
          <table:table-cell office:value-type="float" office:value="1038.45" table:style-name="ce1">
            <text:p>1038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962.400000000001" table:style-name="ce1">
            <text:p>31962.4</text:p>
          </table:table-cell>
          <table:table-cell office:value-type="float" office:value="33.483800000000002" table:style-name="ce1">
            <text:p>33.48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07657663530245" table:formula="of:=[.G486]/[.O486]" table:style-name="ce5">
            <text:p>12</text:p>
          </table:table-cell>
          <table:table-cell office:value-type="float" office:value="10.462769283144619" table:formula="of:=[.J486]/[.R486]" table:style-name="ce5">
            <text:p>10</text:p>
          </table:table-cell>
          <table:table-cell office:value-type="string" office:string-value="0" table:formula="of:=IF([.T4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Curve 1</text:p>
          </table:table-cell>
          <table:table-cell office:value-type="float" office:value="1611.53" table:style-name="ce1">
            <text:p>1611.53</text:p>
          </table:table-cell>
          <table:table-cell office:value-type="float" office:value="23.979600000000001" table:style-name="ce1">
            <text:p>23.9796</text:p>
          </table:table-cell>
          <table:table-cell office:value-type="float" office:value="1038.57" table:style-name="ce1">
            <text:p>1038.57</text:p>
          </table:table-cell>
          <table:table-cell office:value-type="float" office:value="2.0781999999999998E-2" table:style-name="ce1">
            <text:p>0.020782</text:p>
          </table:table-cell>
          <table:table-cell office:value-type="string" table:style-name="ce1">
            <text:p>Mixed</text:p>
          </table:table-cell>
          <table:table-cell office:value-type="float" office:value="39117.300000000003" table:style-name="ce1">
            <text:p>39117.3</text:p>
          </table:table-cell>
          <table:table-cell office:value-type="float" office:value="118.036" table:style-name="ce1">
            <text:p>118.0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09079897551742" table:formula="of:=[.G487]/[.O487]" table:style-name="ce5">
            <text:p>12</text:p>
          </table:table-cell>
          <table:table-cell office:value-type="float" office:value="12.804898408115568" table:formula="of:=[.J487]/[.R487]" table:style-name="ce5">
            <text:p>13</text:p>
          </table:table-cell>
          <table:table-cell office:value-type="string" office:string-value="0" table:formula="of:=IF([.T4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8.421700000000001" table:style-name="ce1">
            <text:p>18.4217</text:p>
          </table:table-cell>
          <table:table-cell office:value-type="float" office:value="743.96299999999997" table:style-name="ce1">
            <text:p>743.9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527.8" table:style-name="ce1">
            <text:p>21527.8</text:p>
          </table:table-cell>
          <table:table-cell office:value-type="float" office:value="33.5518" table:style-name="ce1">
            <text:p>33.55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174124111251881" table:formula="of:=[.G488]/[.O488]" table:style-name="ce5">
            <text:p>9</text:p>
          </table:table-cell>
          <table:table-cell office:value-type="float" office:value="7.047042918356591" table:formula="of:=[.J488]/[.R488]" table:style-name="ce5">
            <text:p>7</text:p>
          </table:table-cell>
          <table:table-cell office:value-type="string" office:string-value="0" table:formula="of:=IF([.T4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8.652200000000001" table:style-name="ce1">
            <text:p>18.6522</text:p>
          </table:table-cell>
          <table:table-cell office:value-type="float" office:value="745.40599999999995" table:style-name="ce1">
            <text:p>745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1839.5" table:style-name="ce1">
            <text:p>21839.5</text:p>
          </table:table-cell>
          <table:table-cell office:value-type="float" office:value="25.398900000000001" table:style-name="ce1">
            <text:p>25.39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345147752336892" table:formula="of:=[.G489]/[.O489]" table:style-name="ce5">
            <text:p>9</text:p>
          </table:table-cell>
          <table:table-cell office:value-type="float" office:value="7.1490767201222969" table:formula="of:=[.J489]/[.R489]" table:style-name="ce5">
            <text:p>7</text:p>
          </table:table-cell>
          <table:table-cell office:value-type="string" office:string-value="0" table:formula="of:=IF([.T4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Curve 1</text:p>
          </table:table-cell>
          <table:table-cell office:value-type="float" office:value="1610.75" table:style-name="ce1">
            <text:p>1610.75</text:p>
          </table:table-cell>
          <table:table-cell office:value-type="float" office:value="19.778500000000001" table:style-name="ce1">
            <text:p>19.7785</text:p>
          </table:table-cell>
          <table:table-cell office:value-type="float" office:value="784.71799999999996" table:style-name="ce1">
            <text:p>784.7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379.599999999999" table:style-name="ce1">
            <text:p>24379.6</text:p>
          </table:table-cell>
          <table:table-cell office:value-type="float" office:value="57.972799999999999" table:style-name="ce1">
            <text:p>57.97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004386406761288" table:formula="of:=[.G490]/[.O490]" table:style-name="ce5">
            <text:p>9</text:p>
          </table:table-cell>
          <table:table-cell office:value-type="float" office:value="7.9805687312389724" table:formula="of:=[.J490]/[.R490]" table:style-name="ce5">
            <text:p>8</text:p>
          </table:table-cell>
          <table:table-cell office:value-type="string" office:string-value="0" table:formula="of:=IF([.T4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Curve 1</text:p>
          </table:table-cell>
          <table:table-cell office:value-type="float" office:value="1612.44" table:style-name="ce1">
            <text:p>1612.44</text:p>
          </table:table-cell>
          <table:table-cell office:value-type="float" office:value="21.957000000000001" table:style-name="ce1">
            <text:p>21.957</text:p>
          </table:table-cell>
          <table:table-cell office:value-type="float" office:value="506.16500000000002" table:style-name="ce1">
            <text:p>506.165</text:p>
          </table:table-cell>
          <table:table-cell office:value-type="float" office:value="15.263199999999999" table:style-name="ce1">
            <text:p>15.2632</text:p>
          </table:table-cell>
          <table:table-cell office:value-type="string" table:style-name="ce1">
            <text:p>Mixed</text:p>
          </table:table-cell>
          <table:table-cell office:value-type="float" office:value="16598.8" table:style-name="ce1">
            <text:p>16598.8</text:p>
          </table:table-cell>
          <table:table-cell office:value-type="float" office:value="26.4299" table:style-name="ce1">
            <text:p>26.42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990423624255254" table:formula="of:=[.G491]/[.O491]" table:style-name="ce5">
            <text:p>6</text:p>
          </table:table-cell>
          <table:table-cell office:value-type="float" office:value="5.4335536373069884" table:formula="of:=[.J491]/[.R491]" table:style-name="ce5">
            <text:p>5</text:p>
          </table:table-cell>
          <table:table-cell office:value-type="string" office:string-value="0" table:formula="of:=IF([.T4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17.668900000000001" table:style-name="ce1">
            <text:p>17.6689</text:p>
          </table:table-cell>
          <table:table-cell office:value-type="float" office:value="524.83299999999997" table:style-name="ce1">
            <text:p>524.833</text:p>
          </table:table-cell>
          <table:table-cell office:value-type="float" office:value="14.8096" table:style-name="ce1">
            <text:p>14.8096</text:p>
          </table:table-cell>
          <table:table-cell office:value-type="string" table:style-name="ce1">
            <text:p>Mixed</text:p>
          </table:table-cell>
          <table:table-cell office:value-type="float" office:value="13871" table:style-name="ce1">
            <text:p>13871</text:p>
          </table:table-cell>
          <table:table-cell office:value-type="float" office:value="95.885499999999993" table:style-name="ce1">
            <text:p>95.88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202945683697513" table:formula="of:=[.G492]/[.O492]" table:style-name="ce5">
            <text:p>6</text:p>
          </table:table-cell>
          <table:table-cell office:value-type="float" office:value="4.5406187497340316" table:formula="of:=[.J492]/[.R492]" table:style-name="ce5">
            <text:p>5</text:p>
          </table:table-cell>
          <table:table-cell office:value-type="string" office:string-value="0" table:formula="of:=IF([.T4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5.892799999999999" table:style-name="ce1">
            <text:p>15.8928</text:p>
          </table:table-cell>
          <table:table-cell office:value-type="float" office:value="714.31899999999996" table:style-name="ce1">
            <text:p>714.319</text:p>
          </table:table-cell>
          <table:table-cell office:value-type="float" office:value="11.3666" table:style-name="ce1">
            <text:p>11.3666</text:p>
          </table:table-cell>
          <table:table-cell office:value-type="string" table:style-name="ce1">
            <text:p>Mixed</text:p>
          </table:table-cell>
          <table:table-cell office:value-type="float" office:value="17179.099999999999" table:style-name="ce1">
            <text:p>17179.1</text:p>
          </table:table-cell>
          <table:table-cell office:value-type="float" office:value="11.6151" table:style-name="ce1">
            <text:p>11.61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660732000146961" table:formula="of:=[.G493]/[.O493]" table:style-name="ce5">
            <text:p>8</text:p>
          </table:table-cell>
          <table:table-cell office:value-type="float" office:value="5.6235126208316553" table:formula="of:=[.J493]/[.R493]" table:style-name="ce5">
            <text:p>6</text:p>
          </table:table-cell>
          <table:table-cell office:value-type="string" office:string-value="0" table:formula="of:=IF([.T4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Curve 1</text:p>
          </table:table-cell>
          <table:table-cell office:value-type="float" office:value="1611.23" table:style-name="ce1">
            <text:p>1611.23</text:p>
          </table:table-cell>
          <table:table-cell office:value-type="float" office:value="18.5624" table:style-name="ce1">
            <text:p>18.5624</text:p>
          </table:table-cell>
          <table:table-cell office:value-type="float" office:value="859.82500000000005" table:style-name="ce1">
            <text:p>859.825</text:p>
          </table:table-cell>
          <table:table-cell office:value-type="float" office:value="5.3781299999999996" table:style-name="ce1">
            <text:p>5.37813</text:p>
          </table:table-cell>
          <table:table-cell office:value-type="string" table:style-name="ce1">
            <text:p>Mixed</text:p>
          </table:table-cell>
          <table:table-cell office:value-type="float" office:value="24635.9" table:style-name="ce1">
            <text:p>24635.9</text:p>
          </table:table-cell>
          <table:table-cell office:value-type="float" office:value="34.203499999999998" table:style-name="ce1">
            <text:p>34.20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90603062780966" table:formula="of:=[.G494]/[.O494]" table:style-name="ce5">
            <text:p>10</text:p>
          </table:table-cell>
          <table:table-cell office:value-type="float" office:value="8.0644675550841782" table:formula="of:=[.J494]/[.R494]" table:style-name="ce5">
            <text:p>8</text:p>
          </table:table-cell>
          <table:table-cell office:value-type="string" office:string-value="0" table:formula="of:=IF([.T4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18.552" table:style-name="ce1">
            <text:p>18.552</text:p>
          </table:table-cell>
          <table:table-cell office:value-type="float" office:value="611.54600000000005" table:style-name="ce1">
            <text:p>611.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821.3" table:style-name="ce1">
            <text:p>17821.3</text:p>
          </table:table-cell>
          <table:table-cell office:value-type="float" office:value="29.351099999999999" table:style-name="ce1">
            <text:p>29.35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480127242537122" table:formula="of:=[.G495]/[.O495]" table:style-name="ce5">
            <text:p>7</text:p>
          </table:table-cell>
          <table:table-cell office:value-type="float" office:value="5.83373433239385" table:formula="of:=[.J495]/[.R495]" table:style-name="ce5">
            <text:p>6</text:p>
          </table:table-cell>
          <table:table-cell office:value-type="string" office:string-value="0" table:formula="of:=IF([.T49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Curve 1</text:p>
          </table:table-cell>
          <table:table-cell office:value-type="float" office:value="1611.32" table:style-name="ce1">
            <text:p>1611.32</text:p>
          </table:table-cell>
          <table:table-cell office:value-type="float" office:value="18.714200000000002" table:style-name="ce1">
            <text:p>18.7142</text:p>
          </table:table-cell>
          <table:table-cell office:value-type="float" office:value="936.67100000000005" table:style-name="ce1">
            <text:p>936.671</text:p>
          </table:table-cell>
          <table:table-cell office:value-type="float" office:value="6.1873699999999996" table:style-name="ce1">
            <text:p>6.18737</text:p>
          </table:table-cell>
          <table:table-cell office:value-type="string" table:style-name="ce1">
            <text:p>Mixed</text:p>
          </table:table-cell>
          <table:table-cell office:value-type="float" office:value="26985.3" table:style-name="ce1">
            <text:p>26985.3</text:p>
          </table:table-cell>
          <table:table-cell office:value-type="float" office:value="26.431799999999999" table:style-name="ce1">
            <text:p>26.43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01378026247328" table:formula="of:=[.G496]/[.O496]" table:style-name="ce5">
            <text:p>11</text:p>
          </table:table-cell>
          <table:table-cell office:value-type="float" office:value="8.8335346512290212" table:formula="of:=[.J496]/[.R496]" table:style-name="ce5">
            <text:p>9</text:p>
          </table:table-cell>
          <table:table-cell office:value-type="string" office:string-value="0" table:formula="of:=IF([.T4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7.920400000000001" table:style-name="ce1">
            <text:p>17.9204</text:p>
          </table:table-cell>
          <table:table-cell office:value-type="float" office:value="1001.79" table:style-name="ce1">
            <text:p>1001.79</text:p>
          </table:table-cell>
          <table:table-cell office:value-type="float" office:value="0.15498100000000001" table:style-name="ce1">
            <text:p>0.154981</text:p>
          </table:table-cell>
          <table:table-cell office:value-type="string" table:style-name="ce1">
            <text:p>Mixed</text:p>
          </table:table-cell>
          <table:table-cell office:value-type="float" office:value="28185.599999999999" table:style-name="ce1">
            <text:p>28185.6</text:p>
          </table:table-cell>
          <table:table-cell office:value-type="float" office:value="91.120900000000006" table:style-name="ce1">
            <text:p>91.12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87316516996289" table:formula="of:=[.G497]/[.O497]" table:style-name="ce5">
            <text:p>12</text:p>
          </table:table-cell>
          <table:table-cell office:value-type="float" office:value="9.2264482613008081" table:formula="of:=[.J497]/[.R497]" table:style-name="ce5">
            <text:p>9</text:p>
          </table:table-cell>
          <table:table-cell office:value-type="string" office:string-value="0" table:formula="of:=IF([.T4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21.991900000000001" table:style-name="ce1">
            <text:p>21.9919</text:p>
          </table:table-cell>
          <table:table-cell office:value-type="float" office:value="814.87" table:style-name="ce1">
            <text:p>814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149.5" table:style-name="ce1">
            <text:p>28149.5</text:p>
          </table:table-cell>
          <table:table-cell office:value-type="float" office:value="33.118099999999998" table:style-name="ce1">
            <text:p>33.11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577986424776263" table:formula="of:=[.G498]/[.O498]" table:style-name="ce5">
            <text:p>10</text:p>
          </table:table-cell>
          <table:table-cell office:value-type="float" office:value="9.2146310644970164" table:formula="of:=[.J498]/[.R498]" table:style-name="ce5">
            <text:p>9</text:p>
          </table:table-cell>
          <table:table-cell office:value-type="string" office:string-value="0" table:formula="of:=IF([.T4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Curve 1</text:p>
          </table:table-cell>
          <table:table-cell office:value-type="float" office:value="1610.88" table:style-name="ce1">
            <text:p>1610.88</text:p>
          </table:table-cell>
          <table:table-cell office:value-type="float" office:value="19.454599999999999" table:style-name="ce1">
            <text:p>19.4546</text:p>
          </table:table-cell>
          <table:table-cell office:value-type="float" office:value="1046.06" table:style-name="ce1">
            <text:p>1046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966.6" table:style-name="ce1">
            <text:p>31966.6</text:p>
          </table:table-cell>
          <table:table-cell office:value-type="float" office:value="24.5182" table:style-name="ce1">
            <text:p>24.51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97851004393516" table:formula="of:=[.G499]/[.O499]" table:style-name="ce5">
            <text:p>12</text:p>
          </table:table-cell>
          <table:table-cell office:value-type="float" office:value="10.464144137066389" table:formula="of:=[.J499]/[.R499]" table:style-name="ce5">
            <text:p>10</text:p>
          </table:table-cell>
          <table:table-cell office:value-type="string" office:string-value="0" table:formula="of:=IF([.T4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8.924099999999999" table:style-name="ce1">
            <text:p>18.9241</text:p>
          </table:table-cell>
          <table:table-cell office:value-type="float" office:value="999.63199999999995" table:style-name="ce1">
            <text:p>999.6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714.9" table:style-name="ce1">
            <text:p>29714.9</text:p>
          </table:table-cell>
          <table:table-cell office:value-type="float" office:value="45.4846" table:style-name="ce1">
            <text:p>45.48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847588661476301" table:formula="of:=[.G500]/[.O500]" table:style-name="ce5">
            <text:p>12</text:p>
          </table:table-cell>
          <table:table-cell office:value-type="float" office:value="9.7270587619113105" table:formula="of:=[.J500]/[.R500]" table:style-name="ce5">
            <text:p>10</text:p>
          </table:table-cell>
          <table:table-cell office:value-type="string" office:string-value="0" table:formula="of:=IF([.T5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urve 1</text:p>
          </table:table-cell>
          <table:table-cell office:value-type="float" office:value="1610.65" table:style-name="ce1">
            <text:p>1610.65</text:p>
          </table:table-cell>
          <table:table-cell office:value-type="float" office:value="18.834700000000002" table:style-name="ce1">
            <text:p>18.8347</text:p>
          </table:table-cell>
          <table:table-cell office:value-type="float" office:value="860.75" table:style-name="ce1">
            <text:p>86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465.599999999999" table:style-name="ce1">
            <text:p>25465.6</text:p>
          </table:table-cell>
          <table:table-cell office:value-type="float" office:value="22.717199999999998" table:style-name="ce1">
            <text:p>22.71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01566116696672" table:formula="of:=[.G501]/[.O501]" table:style-name="ce5">
            <text:p>10</text:p>
          </table:table-cell>
          <table:table-cell office:value-type="float" office:value="8.3360666738682827" table:formula="of:=[.J501]/[.R501]" table:style-name="ce5">
            <text:p>8</text:p>
          </table:table-cell>
          <table:table-cell office:value-type="string" office:string-value="0" table:formula="of:=IF([.T50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8.419" table:style-name="ce1">
            <text:p>18.419</text:p>
          </table:table-cell>
          <table:table-cell office:value-type="float" office:value="914.23800000000006" table:style-name="ce1">
            <text:p>914.2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451.200000000001" table:style-name="ce1">
            <text:p>26451.2</text:p>
          </table:table-cell>
          <table:table-cell office:value-type="float" office:value="22.933399999999999" table:style-name="ce1">
            <text:p>22.93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835503227878631" table:formula="of:=[.G502]/[.O502]" table:style-name="ce5">
            <text:p>11</text:p>
          </table:table-cell>
          <table:table-cell office:value-type="float" office:value="8.6586990608438335" table:formula="of:=[.J502]/[.R502]" table:style-name="ce5">
            <text:p>9</text:p>
          </table:table-cell>
          <table:table-cell office:value-type="string" office:string-value="0" table:formula="of:=IF([.T5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9.448699999999999" table:style-name="ce1">
            <text:p>19.4487</text:p>
          </table:table-cell>
          <table:table-cell office:value-type="float" office:value="613.10900000000004" table:style-name="ce1">
            <text:p>613.1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730.5" table:style-name="ce1">
            <text:p>18730.5</text:p>
          </table:table-cell>
          <table:table-cell office:value-type="float" office:value="21.651599999999998" table:style-name="ce1">
            <text:p>21.65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665373223837113" table:formula="of:=[.G503]/[.O503]" table:style-name="ce5">
            <text:p>7</text:p>
          </table:table-cell>
          <table:table-cell office:value-type="float" office:value="6.1313574718400456" table:formula="of:=[.J503]/[.R503]" table:style-name="ce5">
            <text:p>6</text:p>
          </table:table-cell>
          <table:table-cell office:value-type="string" office:string-value="0" table:formula="of:=IF([.T5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7.989799999999999" table:style-name="ce1">
            <text:p>17.9898</text:p>
          </table:table-cell>
          <table:table-cell office:value-type="float" office:value="715.95699999999999" table:style-name="ce1">
            <text:p>715.9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231.8" table:style-name="ce1">
            <text:p>20231.8</text:p>
          </table:table-cell>
          <table:table-cell office:value-type="float" office:value="20.582899999999999" table:style-name="ce1">
            <text:p>20.58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854866944081309" table:formula="of:=[.G504]/[.O504]" table:style-name="ce5">
            <text:p>8</text:p>
          </table:table-cell>
          <table:table-cell office:value-type="float" office:value="6.6228022796387407" table:formula="of:=[.J504]/[.R504]" table:style-name="ce5">
            <text:p>7</text:p>
          </table:table-cell>
          <table:table-cell office:value-type="string" office:string-value="0" table:formula="of:=IF([.T50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Curve 1</text:p>
          </table:table-cell>
          <table:table-cell office:value-type="float" office:value="1610.02" table:style-name="ce1">
            <text:p>1610.02</text:p>
          </table:table-cell>
          <table:table-cell office:value-type="float" office:value="19.912500000000001" table:style-name="ce1">
            <text:p>19.9125</text:p>
          </table:table-cell>
          <table:table-cell office:value-type="float" office:value="1252.72" table:style-name="ce1">
            <text:p>1252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9183.1" table:style-name="ce1">
            <text:p>39183.1</text:p>
          </table:table-cell>
          <table:table-cell office:value-type="float" office:value="24.831700000000001" table:style-name="ce1">
            <text:p>24.83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84717502841505" table:formula="of:=[.G505]/[.O505]" table:style-name="ce5">
            <text:p>15</text:p>
          </table:table-cell>
          <table:table-cell office:value-type="float" office:value="12.826437786223309" table:formula="of:=[.J505]/[.R505]" table:style-name="ce5">
            <text:p>13</text:p>
          </table:table-cell>
          <table:table-cell office:value-type="string" office:string-value="1" table:formula="of:=IF([.T50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18.384899999999998" table:style-name="ce1">
            <text:p>18.3849</text:p>
          </table:table-cell>
          <table:table-cell office:value-type="float" office:value="514.68600000000004" table:style-name="ce1">
            <text:p>514.6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863.6" table:style-name="ce1">
            <text:p>14863.6</text:p>
          </table:table-cell>
          <table:table-cell office:value-type="float" office:value="51.235900000000001" table:style-name="ce1">
            <text:p>51.23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000328299019966" table:formula="of:=[.G506]/[.O506]" table:style-name="ce5">
            <text:p>6</text:p>
          </table:table-cell>
          <table:table-cell office:value-type="float" office:value="4.8655425599125337" table:formula="of:=[.J506]/[.R506]" table:style-name="ce5">
            <text:p>5</text:p>
          </table:table-cell>
          <table:table-cell office:value-type="string" office:string-value="0" table:formula="of:=IF([.T5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Curve 1</text:p>
          </table:table-cell>
          <table:table-cell office:value-type="float" office:value="1610.56" table:style-name="ce1">
            <text:p>1610.56</text:p>
          </table:table-cell>
          <table:table-cell office:value-type="float" office:value="19.4621" table:style-name="ce1">
            <text:p>19.4621</text:p>
          </table:table-cell>
          <table:table-cell office:value-type="float" office:value="1251.01" table:style-name="ce1">
            <text:p>1251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8244.5" table:style-name="ce1">
            <text:p>38244.5</text:p>
          </table:table-cell>
          <table:table-cell office:value-type="float" office:value="20.8279" table:style-name="ce1">
            <text:p>20.82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826908193608716" table:formula="of:=[.G507]/[.O507]" table:style-name="ce5">
            <text:p>15</text:p>
          </table:table-cell>
          <table:table-cell office:value-type="float" office:value="12.519190669324718" table:formula="of:=[.J507]/[.R507]" table:style-name="ce5">
            <text:p>13</text:p>
          </table:table-cell>
          <table:table-cell office:value-type="string" office:string-value="1" table:formula="of:=IF([.T50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9.095500000000001" table:style-name="ce1">
            <text:p>19.0955</text:p>
          </table:table-cell>
          <table:table-cell office:value-type="float" office:value="1128.1300000000001" table:style-name="ce1">
            <text:p>1128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838.199999999997" table:style-name="ce1">
            <text:p>33838.2</text:p>
          </table:table-cell>
          <table:table-cell office:value-type="float" office:value="29.203499999999998" table:style-name="ce1">
            <text:p>29.20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370540555595721" table:formula="of:=[.G508]/[.O508]" table:style-name="ce5">
            <text:p>13</text:p>
          </table:table-cell>
          <table:table-cell office:value-type="float" office:value="11.07680523230121" table:formula="of:=[.J508]/[.R508]" table:style-name="ce5">
            <text:p>11</text:p>
          </table:table-cell>
          <table:table-cell office:value-type="string" office:string-value="1" table:formula="of:=IF([.T50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18.792400000000001" table:style-name="ce1">
            <text:p>18.7924</text:p>
          </table:table-cell>
          <table:table-cell office:value-type="float" office:value="1133.27" table:style-name="ce1">
            <text:p>1133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452.9" table:style-name="ce1">
            <text:p>33452.9</text:p>
          </table:table-cell>
          <table:table-cell office:value-type="float" office:value="31.604700000000001" table:style-name="ce1">
            <text:p>31.604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43145957951651" table:formula="of:=[.G509]/[.O509]" table:style-name="ce5">
            <text:p>13</text:p>
          </table:table-cell>
          <table:table-cell office:value-type="float" office:value="10.950678752287333" table:formula="of:=[.J509]/[.R509]" table:style-name="ce5">
            <text:p>11</text:p>
          </table:table-cell>
          <table:table-cell office:value-type="string" office:string-value="1" table:formula="of:=IF([.T50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7.0947" table:style-name="ce1">
            <text:p>17.0947</text:p>
          </table:table-cell>
          <table:table-cell office:value-type="float" office:value="1091.68" table:style-name="ce1">
            <text:p>1091.68</text:p>
          </table:table-cell>
          <table:table-cell office:value-type="float" office:value="3.4537499999999999" table:style-name="ce1">
            <text:p>3.45375</text:p>
          </table:table-cell>
          <table:table-cell office:value-type="string" table:style-name="ce1">
            <text:p>Mixed</text:p>
          </table:table-cell>
          <table:table-cell office:value-type="float" office:value="28987.7" table:style-name="ce1">
            <text:p>28987.7</text:p>
          </table:table-cell>
          <table:table-cell office:value-type="float" office:value="49.649900000000002" table:style-name="ce1">
            <text:p>49.64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938536971565986" table:formula="of:=[.G510]/[.O510]" table:style-name="ce5">
            <text:p>13</text:p>
          </table:table-cell>
          <table:table-cell office:value-type="float" office:value="9.4890126257418483" table:formula="of:=[.J510]/[.R510]" table:style-name="ce5">
            <text:p>9</text:p>
          </table:table-cell>
          <table:table-cell office:value-type="string" office:string-value="1" table:formula="of:=IF([.T51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7.869700000000002" table:style-name="ce1">
            <text:p>17.8697</text:p>
          </table:table-cell>
          <table:table-cell office:value-type="float" office:value="643.90499999999997" table:style-name="ce1">
            <text:p>643.905</text:p>
          </table:table-cell>
          <table:table-cell office:value-type="float" office:value="0.59484499999999996" table:style-name="ce1">
            <text:p>0.594845</text:p>
          </table:table-cell>
          <table:table-cell office:value-type="string" table:style-name="ce1">
            <text:p>Mixed</text:p>
          </table:table-cell>
          <table:table-cell office:value-type="float" office:value="18039.5" table:style-name="ce1">
            <text:p>18039.5</text:p>
          </table:table-cell>
          <table:table-cell office:value-type="float" office:value="25.199400000000001" table:style-name="ce1">
            <text:p>25.19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315299801005745" table:formula="of:=[.G511]/[.O511]" table:style-name="ce5">
            <text:p>8</text:p>
          </table:table-cell>
          <table:table-cell office:value-type="float" office:value="5.9051612670915619" table:formula="of:=[.J511]/[.R511]" table:style-name="ce5">
            <text:p>6</text:p>
          </table:table-cell>
          <table:table-cell office:value-type="string" office:string-value="0" table:formula="of:=IF([.T5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Curve 1</text:p>
          </table:table-cell>
          <table:table-cell office:value-type="float" office:value="1610.57" table:style-name="ce1">
            <text:p>1610.57</text:p>
          </table:table-cell>
          <table:table-cell office:value-type="float" office:value="16.683900000000001" table:style-name="ce1">
            <text:p>16.6839</text:p>
          </table:table-cell>
          <table:table-cell office:value-type="float" office:value="1486.14" table:style-name="ce1">
            <text:p>1486.14</text:p>
          </table:table-cell>
          <table:table-cell office:value-type="float" office:value="8.4681200000000008" table:style-name="ce1">
            <text:p>8.46812</text:p>
          </table:table-cell>
          <table:table-cell office:value-type="string" table:style-name="ce1">
            <text:p>Mixed</text:p>
          </table:table-cell>
          <table:table-cell office:value-type="float" office:value="37884.1" table:style-name="ce1">
            <text:p>37884.1</text:p>
          </table:table-cell>
          <table:table-cell office:value-type="float" office:value="110.423" table:style-name="ce1">
            <text:p>110.4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613657239230431" table:formula="of:=[.G512]/[.O512]" table:style-name="ce5">
            <text:p>18</text:p>
          </table:table-cell>
          <table:table-cell office:value-type="float" office:value="12.401215108989907" table:formula="of:=[.J512]/[.R512]" table:style-name="ce5">
            <text:p>12</text:p>
          </table:table-cell>
          <table:table-cell office:value-type="string" office:string-value="1" table:formula="of:=IF([.T51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17.0183" table:style-name="ce1">
            <text:p>17.0183</text:p>
          </table:table-cell>
          <table:table-cell office:value-type="float" office:value="1487.2" table:style-name="ce1">
            <text:p>1487.2</text:p>
          </table:table-cell>
          <table:table-cell office:value-type="float" office:value="8.7967200000000005" table:style-name="ce1">
            <text:p>8.79672</text:p>
          </table:table-cell>
          <table:table-cell office:value-type="string" table:style-name="ce1">
            <text:p>Mixed</text:p>
          </table:table-cell>
          <table:table-cell office:value-type="float" office:value="38629" table:style-name="ce1">
            <text:p>38629</text:p>
          </table:table-cell>
          <table:table-cell office:value-type="float" office:value="41.799599999999998" table:style-name="ce1">
            <text:p>41.79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626220306420318" table:formula="of:=[.G513]/[.O513]" table:style-name="ce5">
            <text:p>18</text:p>
          </table:table-cell>
          <table:table-cell office:value-type="float" office:value="12.645055272401118" table:formula="of:=[.J513]/[.R513]" table:style-name="ce5">
            <text:p>13</text:p>
          </table:table-cell>
          <table:table-cell office:value-type="string" office:string-value="1" table:formula="of:=IF([.T51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Curve 1</text:p>
          </table:table-cell>
          <table:table-cell office:value-type="float" office:value="1612.1" table:style-name="ce1">
            <text:p>1612.1</text:p>
          </table:table-cell>
          <table:table-cell office:value-type="float" office:value="20.726900000000001" table:style-name="ce1">
            <text:p>20.7269</text:p>
          </table:table-cell>
          <table:table-cell office:value-type="float" office:value="1825.42" table:style-name="ce1">
            <text:p>1825.42</text:p>
          </table:table-cell>
          <table:table-cell office:value-type="float" office:value="37.497100000000003" table:style-name="ce1">
            <text:p>37.4971</text:p>
          </table:table-cell>
          <table:table-cell office:value-type="string" table:style-name="ce1">
            <text:p>Mixed</text:p>
          </table:table-cell>
          <table:table-cell office:value-type="float" office:value="52248.2" table:style-name="ce1">
            <text:p>52248.2</text:p>
          </table:table-cell>
          <table:table-cell office:value-type="float" office:value="129.96799999999999" table:style-name="ce1">
            <text:p>129.9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634786896009803" table:formula="of:=[.G514]/[.O514]" table:style-name="ce5">
            <text:p>22</text:p>
          </table:table-cell>
          <table:table-cell office:value-type="float" office:value="17.103248256063271" table:formula="of:=[.J514]/[.R514]" table:style-name="ce5">
            <text:p>17</text:p>
          </table:table-cell>
          <table:table-cell office:value-type="string" office:string-value="1" table:formula="of:=IF([.T51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Curve 1</text:p>
          </table:table-cell>
          <table:table-cell office:value-type="float" office:value="1612.02" table:style-name="ce1">
            <text:p>1612.02</text:p>
          </table:table-cell>
          <table:table-cell office:value-type="float" office:value="18.705200000000001" table:style-name="ce1">
            <text:p>18.7052</text:p>
          </table:table-cell>
          <table:table-cell office:value-type="float" office:value="1456.52" table:style-name="ce1">
            <text:p>1456.52</text:p>
          </table:table-cell>
          <table:table-cell office:value-type="float" office:value="38.684399999999997" table:style-name="ce1">
            <text:p>38.6844</text:p>
          </table:table-cell>
          <table:table-cell office:value-type="string" table:style-name="ce1">
            <text:p>Mixed</text:p>
          </table:table-cell>
          <table:table-cell office:value-type="float" office:value="37459.300000000003" table:style-name="ce1">
            <text:p>37459.3</text:p>
          </table:table-cell>
          <table:table-cell office:value-type="float" office:value="71.087999999999994" table:style-name="ce1">
            <text:p>71.0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262602474924236" table:formula="of:=[.G515]/[.O515]" table:style-name="ce5">
            <text:p>17</text:p>
          </table:table-cell>
          <table:table-cell office:value-type="float" office:value="12.262158455187947" table:formula="of:=[.J515]/[.R515]" table:style-name="ce5">
            <text:p>12</text:p>
          </table:table-cell>
          <table:table-cell office:value-type="string" office:string-value="1" table:formula="of:=IF([.T51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Curve 1</text:p>
          </table:table-cell>
          <table:table-cell office:value-type="float" office:value="1611.73" table:style-name="ce1">
            <text:p>1611.73</text:p>
          </table:table-cell>
          <table:table-cell office:value-type="float" office:value="21.058299999999999" table:style-name="ce1">
            <text:p>21.0583</text:p>
          </table:table-cell>
          <table:table-cell office:value-type="float" office:value="1685.45" table:style-name="ce1">
            <text:p>1685.45</text:p>
          </table:table-cell>
          <table:table-cell office:value-type="float" office:value="35.134300000000003" table:style-name="ce1">
            <text:p>35.1343</text:p>
          </table:table-cell>
          <table:table-cell office:value-type="string" table:style-name="ce1">
            <text:p>Mixed</text:p>
          </table:table-cell>
          <table:table-cell office:value-type="float" office:value="49437.8" table:style-name="ce1">
            <text:p>49437.8</text:p>
          </table:table-cell>
          <table:table-cell office:value-type="float" office:value="32.475200000000001" table:style-name="ce1">
            <text:p>32.47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975869429435267" table:formula="of:=[.G516]/[.O516]" table:style-name="ce5">
            <text:p>20</text:p>
          </table:table-cell>
          <table:table-cell office:value-type="float" office:value="16.183274574695488" table:formula="of:=[.J516]/[.R516]" table:style-name="ce5">
            <text:p>16</text:p>
          </table:table-cell>
          <table:table-cell office:value-type="string" office:string-value="1" table:formula="of:=IF([.T51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Curve 1</text:p>
          </table:table-cell>
          <table:table-cell office:value-type="float" office:value="1610.54" table:style-name="ce1">
            <text:p>1610.54</text:p>
          </table:table-cell>
          <table:table-cell office:value-type="float" office:value="20.913" table:style-name="ce1">
            <text:p>20.913</text:p>
          </table:table-cell>
          <table:table-cell office:value-type="float" office:value="515.54499999999996" table:style-name="ce1">
            <text:p>515.545</text:p>
          </table:table-cell>
          <table:table-cell office:value-type="float" office:value="21.809200000000001" table:style-name="ce1">
            <text:p>21.8092</text:p>
          </table:table-cell>
          <table:table-cell office:value-type="string" table:style-name="ce1">
            <text:p>Mixed</text:p>
          </table:table-cell>
          <table:table-cell office:value-type="float" office:value="15745.1" table:style-name="ce1">
            <text:p>15745.1</text:p>
          </table:table-cell>
          <table:table-cell office:value-type="float" office:value="18.6905" table:style-name="ce1">
            <text:p>18.69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1102136551058788" table:formula="of:=[.G517]/[.O517]" table:style-name="ce5">
            <text:p>6</text:p>
          </table:table-cell>
          <table:table-cell office:value-type="float" office:value="5.1540982103984785" table:formula="of:=[.J517]/[.R517]" table:style-name="ce5">
            <text:p>5</text:p>
          </table:table-cell>
          <table:table-cell office:value-type="string" office:string-value="0" table:formula="of:=IF([.T5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Curve 1</text:p>
          </table:table-cell>
          <table:table-cell office:value-type="float" office:value="1610.81" table:style-name="ce1">
            <text:p>1610.81</text:p>
          </table:table-cell>
          <table:table-cell office:value-type="float" office:value="18.490300000000001" table:style-name="ce1">
            <text:p>18.4903</text:p>
          </table:table-cell>
          <table:table-cell office:value-type="float" office:value="1039.1199999999999" table:style-name="ce1">
            <text:p>1039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180.799999999999" table:style-name="ce1">
            <text:p>30180.8</text:p>
          </table:table-cell>
          <table:table-cell office:value-type="float" office:value="25.194600000000001" table:style-name="ce1">
            <text:p>25.19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15598470150269" table:formula="of:=[.G518]/[.O518]" table:style-name="ce5">
            <text:p>12</text:p>
          </table:table-cell>
          <table:table-cell office:value-type="float" office:value="9.8795693433763141" table:formula="of:=[.J518]/[.R518]" table:style-name="ce5">
            <text:p>10</text:p>
          </table:table-cell>
          <table:table-cell office:value-type="string" office:string-value="0" table:formula="of:=IF([.T51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21.983000000000001" table:style-name="ce1">
            <text:p>21.983</text:p>
          </table:table-cell>
          <table:table-cell office:value-type="float" office:value="447.02100000000002" table:style-name="ce1">
            <text:p>447.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436" table:style-name="ce1">
            <text:p>15436</text:p>
          </table:table-cell>
          <table:table-cell office:value-type="float" office:value="21.4923" table:style-name="ce1">
            <text:p>21.49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980706210303374" table:formula="of:=[.G519]/[.O519]" table:style-name="ce5">
            <text:p>5</text:p>
          </table:table-cell>
          <table:table-cell office:value-type="float" office:value="5.0529155086795843" table:formula="of:=[.J519]/[.R519]" table:style-name="ce5">
            <text:p>5</text:p>
          </table:table-cell>
          <table:table-cell office:value-type="string" office:string-value="0" table:formula="of:=IF([.T51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20.436900000000001" table:style-name="ce1">
            <text:p>20.4369</text:p>
          </table:table-cell>
          <table:table-cell office:value-type="float" office:value="1848.46" table:style-name="ce1">
            <text:p>1848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9339.6" table:style-name="ce1">
            <text:p>59339.6</text:p>
          </table:table-cell>
          <table:table-cell office:value-type="float" office:value="29.4559" table:style-name="ce1">
            <text:p>29.45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90785582813724" table:formula="of:=[.G520]/[.O520]" table:style-name="ce5">
            <text:p>22</text:p>
          </table:table-cell>
          <table:table-cell office:value-type="float" office:value="19.424590899121732" table:formula="of:=[.J520]/[.R520]" table:style-name="ce5">
            <text:p>19</text:p>
          </table:table-cell>
          <table:table-cell office:value-type="string" office:string-value="1" table:formula="of:=IF([.T52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Curve 1</text:p>
          </table:table-cell>
          <table:table-cell office:value-type="float" office:value="1610.11" table:style-name="ce1">
            <text:p>1610.11</text:p>
          </table:table-cell>
          <table:table-cell office:value-type="float" office:value="17.5627" table:style-name="ce1">
            <text:p>17.5627</text:p>
          </table:table-cell>
          <table:table-cell office:value-type="float" office:value="1171.03" table:style-name="ce1">
            <text:p>1171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2305.9" table:style-name="ce1">
            <text:p>32305.9</text:p>
          </table:table-cell>
          <table:table-cell office:value-type="float" office:value="95.118300000000005" table:style-name="ce1">
            <text:p>95.11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878989218280921" table:formula="of:=[.G521]/[.O521]" table:style-name="ce5">
            <text:p>14</text:p>
          </table:table-cell>
          <table:table-cell office:value-type="float" office:value="10.57521269317516" table:formula="of:=[.J521]/[.R521]" table:style-name="ce5">
            <text:p>11</text:p>
          </table:table-cell>
          <table:table-cell office:value-type="string" office:string-value="1" table:formula="of:=IF([.T52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Curve 1</text:p>
          </table:table-cell>
          <table:table-cell office:value-type="float" office:value="1611.64" table:style-name="ce1">
            <text:p>1611.64</text:p>
          </table:table-cell>
          <table:table-cell office:value-type="float" office:value="22.7819" table:style-name="ce1">
            <text:p>22.7819</text:p>
          </table:table-cell>
          <table:table-cell office:value-type="float" office:value="842.327" table:style-name="ce1">
            <text:p>842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143.3" table:style-name="ce1">
            <text:p>30143.3</text:p>
          </table:table-cell>
          <table:table-cell office:value-type="float" office:value="22.435500000000001" table:style-name="ce1">
            <text:p>22.43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832176385463338" table:formula="of:=[.G522]/[.O522]" table:style-name="ce5">
            <text:p>10</text:p>
          </table:table-cell>
          <table:table-cell office:value-type="float" office:value="9.8672938619319321" table:formula="of:=[.J522]/[.R522]" table:style-name="ce5">
            <text:p>10</text:p>
          </table:table-cell>
          <table:table-cell office:value-type="string" office:string-value="0" table:formula="of:=IF([.T52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9.645" table:style-name="ce1">
            <text:p>19.645</text:p>
          </table:table-cell>
          <table:table-cell office:value-type="float" office:value="1616.04" table:style-name="ce1">
            <text:p>1616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9868.4" table:style-name="ce1">
            <text:p>49868.4</text:p>
          </table:table-cell>
          <table:table-cell office:value-type="float" office:value="62.185099999999998" table:style-name="ce1">
            <text:p>62.18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153225567501003" table:formula="of:=[.G523]/[.O523]" table:style-name="ce5">
            <text:p>19</text:p>
          </table:table-cell>
          <table:table-cell office:value-type="float" office:value="16.32422983629418" table:formula="of:=[.J523]/[.R523]" table:style-name="ce5">
            <text:p>16</text:p>
          </table:table-cell>
          <table:table-cell office:value-type="string" office:string-value="1" table:formula="of:=IF([.T52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Curve 1</text:p>
          </table:table-cell>
          <table:table-cell office:value-type="float" office:value="1611.25" table:style-name="ce1">
            <text:p>1611.25</text:p>
          </table:table-cell>
          <table:table-cell office:value-type="float" office:value="22.409800000000001" table:style-name="ce1">
            <text:p>22.4098</text:p>
          </table:table-cell>
          <table:table-cell office:value-type="float" office:value="2032.06" table:style-name="ce1">
            <text:p>2032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1531.199999999997" table:style-name="ce1">
            <text:p>71531.2</text:p>
          </table:table-cell>
          <table:table-cell office:value-type="float" office:value="67.873099999999994" table:style-name="ce1">
            <text:p>67.87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4.083873881027753" table:formula="of:=[.G524]/[.O524]" table:style-name="ce5">
            <text:p>24</text:p>
          </table:table-cell>
          <table:table-cell office:value-type="float" office:value="23.415464487850546" table:formula="of:=[.J524]/[.R524]" table:style-name="ce5">
            <text:p>23</text:p>
          </table:table-cell>
          <table:table-cell office:value-type="string" office:string-value="1" table:formula="of:=IF([.T52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Curve 1</text:p>
          </table:table-cell>
          <table:table-cell office:value-type="float" office:value="1611.47" table:style-name="ce1">
            <text:p>1611.47</text:p>
          </table:table-cell>
          <table:table-cell office:value-type="float" office:value="20.703199999999999" table:style-name="ce1">
            <text:p>20.7032</text:p>
          </table:table-cell>
          <table:table-cell office:value-type="float" office:value="1098.76" table:style-name="ce1">
            <text:p>1098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732.400000000001" table:style-name="ce1">
            <text:p>35732.4</text:p>
          </table:table-cell>
          <table:table-cell office:value-type="float" office:value="34.309800000000003" table:style-name="ce1">
            <text:p>34.30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022448778834312" table:formula="of:=[.G525]/[.O525]" table:style-name="ce5">
            <text:p>13</text:p>
          </table:table-cell>
          <table:table-cell office:value-type="float" office:value="11.696864351019848" table:formula="of:=[.J525]/[.R525]" table:style-name="ce5">
            <text:p>12</text:p>
          </table:table-cell>
          <table:table-cell office:value-type="string" office:string-value="1" table:formula="of:=IF([.T52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9.796700000000001" table:style-name="ce1">
            <text:p>19.7967</text:p>
          </table:table-cell>
          <table:table-cell office:value-type="float" office:value="1390.29" table:style-name="ce1">
            <text:p>139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3233.1" table:style-name="ce1">
            <text:p>43233.1</text:p>
          </table:table-cell>
          <table:table-cell office:value-type="float" office:value="31.554400000000001" table:style-name="ce1">
            <text:p>31.55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477647814559646" table:formula="of:=[.G526]/[.O526]" table:style-name="ce5">
            <text:p>16</text:p>
          </table:table-cell>
          <table:table-cell office:value-type="float" office:value="14.152189782216592" table:formula="of:=[.J526]/[.R526]" table:style-name="ce5">
            <text:p>14</text:p>
          </table:table-cell>
          <table:table-cell office:value-type="string" office:string-value="1" table:formula="of:=IF([.T52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Curve 1</text:p>
          </table:table-cell>
          <table:table-cell office:value-type="float" office:value="1610.41" table:style-name="ce1">
            <text:p>1610.41</text:p>
          </table:table-cell>
          <table:table-cell office:value-type="float" office:value="18.459299999999999" table:style-name="ce1">
            <text:p>18.4593</text:p>
          </table:table-cell>
          <table:table-cell office:value-type="float" office:value="930.71100000000001" table:style-name="ce1">
            <text:p>930.7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986.7" table:style-name="ce1">
            <text:p>26986.7</text:p>
          </table:table-cell>
          <table:table-cell office:value-type="float" office:value="14.8963" table:style-name="ce1">
            <text:p>14.896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30740403179641" table:formula="of:=[.G527]/[.O527]" table:style-name="ce5">
            <text:p>11</text:p>
          </table:table-cell>
          <table:table-cell office:value-type="float" office:value="8.8339929358696114" table:formula="of:=[.J527]/[.R527]" table:style-name="ce5">
            <text:p>9</text:p>
          </table:table-cell>
          <table:table-cell office:value-type="string" office:string-value="0" table:formula="of:=IF([.T52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21.353200000000001" table:style-name="ce1">
            <text:p>21.3532</text:p>
          </table:table-cell>
          <table:table-cell office:value-type="float" office:value="607.77599999999995" table:style-name="ce1">
            <text:p>607.7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385.7" table:style-name="ce1">
            <text:p>20385.7</text:p>
          </table:table-cell>
          <table:table-cell office:value-type="float" office:value="25.044599999999999" table:style-name="ce1">
            <text:p>25.044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033308720783449" table:formula="of:=[.G528]/[.O528]" table:style-name="ce5">
            <text:p>7</text:p>
          </table:table-cell>
          <table:table-cell office:value-type="float" office:value="6.6731808554864864" table:formula="of:=[.J528]/[.R528]" table:style-name="ce5">
            <text:p>7</text:p>
          </table:table-cell>
          <table:table-cell office:value-type="string" office:string-value="0" table:formula="of:=IF([.T52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Curve 1</text:p>
          </table:table-cell>
          <table:table-cell office:value-type="float" office:value="1611.57" table:style-name="ce1">
            <text:p>1611.57</text:p>
          </table:table-cell>
          <table:table-cell office:value-type="float" office:value="20.584800000000001" table:style-name="ce1">
            <text:p>20.5848</text:p>
          </table:table-cell>
          <table:table-cell office:value-type="float" office:value="945.79300000000001" table:style-name="ce1">
            <text:p>945.793</text:p>
          </table:table-cell>
          <table:table-cell office:value-type="float" office:value="0.39268199999999998" table:style-name="ce1">
            <text:p>0.392682</text:p>
          </table:table-cell>
          <table:table-cell office:value-type="string" table:style-name="ce1">
            <text:p>Mixed</text:p>
          </table:table-cell>
          <table:table-cell office:value-type="float" office:value="30543.1" table:style-name="ce1">
            <text:p>30543.1</text:p>
          </table:table-cell>
          <table:table-cell office:value-type="float" office:value="52.448500000000003" table:style-name="ce1">
            <text:p>52.44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09491515781464" table:formula="of:=[.G529]/[.O529]" table:style-name="ce5">
            <text:p>11</text:p>
          </table:table-cell>
          <table:table-cell office:value-type="float" office:value="9.9981668614376389" table:formula="of:=[.J529]/[.R529]" table:style-name="ce5">
            <text:p>10</text:p>
          </table:table-cell>
          <table:table-cell office:value-type="string" office:string-value="0" table:formula="of:=IF([.T5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17.774100000000001" table:style-name="ce1">
            <text:p>17.7741</text:p>
          </table:table-cell>
          <table:table-cell office:value-type="float" office:value="847.18600000000004" table:style-name="ce1">
            <text:p>847.1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653" table:style-name="ce1">
            <text:p>23653</text:p>
          </table:table-cell>
          <table:table-cell office:value-type="float" office:value="26.061299999999999" table:style-name="ce1">
            <text:p>26.06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40806264466786" table:formula="of:=[.G530]/[.O530]" table:style-name="ce5">
            <text:p>10</text:p>
          </table:table-cell>
          <table:table-cell office:value-type="float" office:value="7.7427190027726223" table:formula="of:=[.J530]/[.R530]" table:style-name="ce5">
            <text:p>8</text:p>
          </table:table-cell>
          <table:table-cell office:value-type="string" office:string-value="0" table:formula="of:=IF([.T5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8.859200000000001" table:style-name="ce1">
            <text:p>18.8592</text:p>
          </table:table-cell>
          <table:table-cell office:value-type="float" office:value="824.23800000000006" table:style-name="ce1">
            <text:p>824.2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417.200000000001" table:style-name="ce1">
            <text:p>24417.2</text:p>
          </table:table-cell>
          <table:table-cell office:value-type="float" office:value="29.188600000000001" table:style-name="ce1">
            <text:p>29.18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688277117558311" table:formula="of:=[.G531]/[.O531]" table:style-name="ce5">
            <text:p>10</text:p>
          </table:table-cell>
          <table:table-cell office:value-type="float" office:value="7.9928769473005401" table:formula="of:=[.J531]/[.R531]" table:style-name="ce5">
            <text:p>8</text:p>
          </table:table-cell>
          <table:table-cell office:value-type="string" office:string-value="0" table:formula="of:=IF([.T5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8.728100000000001" table:style-name="ce1">
            <text:p>18.7281</text:p>
          </table:table-cell>
          <table:table-cell office:value-type="float" office:value="1125.8499999999999" table:style-name="ce1">
            <text:p>1125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120.300000000003" table:style-name="ce1">
            <text:p>33120.3</text:p>
          </table:table-cell>
          <table:table-cell office:value-type="float" office:value="50.276600000000002" table:style-name="ce1">
            <text:p>50.27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343518109187274" table:formula="of:=[.G532]/[.O532]" table:style-name="ce5">
            <text:p>13</text:p>
          </table:table-cell>
          <table:table-cell office:value-type="float" office:value="10.841803415529958" table:formula="of:=[.J532]/[.R532]" table:style-name="ce5">
            <text:p>11</text:p>
          </table:table-cell>
          <table:table-cell office:value-type="string" office:string-value="1" table:formula="of:=IF([.T53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9.6037" table:style-name="ce1">
            <text:p>19.6037</text:p>
          </table:table-cell>
          <table:table-cell office:value-type="float" office:value="849.55700000000002" table:style-name="ce1">
            <text:p>849.5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160.799999999999" table:style-name="ce1">
            <text:p>26160.8</text:p>
          </table:table-cell>
          <table:table-cell office:value-type="float" office:value="26.8444" table:style-name="ce1">
            <text:p>26.84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68907238341533" table:formula="of:=[.G533]/[.O533]" table:style-name="ce5">
            <text:p>10</text:p>
          </table:table-cell>
          <table:table-cell office:value-type="float" office:value="8.5636377325385364" table:formula="of:=[.J533]/[.R533]" table:style-name="ce5">
            <text:p>9</text:p>
          </table:table-cell>
          <table:table-cell office:value-type="string" office:string-value="0" table:formula="of:=IF([.T5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19.729800000000001" table:style-name="ce1">
            <text:p>19.7298</text:p>
          </table:table-cell>
          <table:table-cell office:value-type="float" office:value="1133.6300000000001" table:style-name="ce1">
            <text:p>1133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5133" table:style-name="ce1">
            <text:p>35133</text:p>
          </table:table-cell>
          <table:table-cell office:value-type="float" office:value="41.211300000000001" table:style-name="ce1">
            <text:p>41.21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435726281581003" table:formula="of:=[.G534]/[.O534]" table:style-name="ce5">
            <text:p>13</text:p>
          </table:table-cell>
          <table:table-cell office:value-type="float" office:value="11.500653055612842" table:formula="of:=[.J534]/[.R534]" table:style-name="ce5">
            <text:p>12</text:p>
          </table:table-cell>
          <table:table-cell office:value-type="string" office:string-value="1" table:formula="of:=IF([.T53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18.9587" table:style-name="ce1">
            <text:p>18.9587</text:p>
          </table:table-cell>
          <table:table-cell office:value-type="float" office:value="620.053" table:style-name="ce1">
            <text:p>620.0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465.3" table:style-name="ce1">
            <text:p>18465.3</text:p>
          </table:table-cell>
          <table:table-cell office:value-type="float" office:value="50.0473" table:style-name="ce1">
            <text:p>50.04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488372644276749" table:formula="of:=[.G535]/[.O535]" table:style-name="ce5">
            <text:p>7</text:p>
          </table:table-cell>
          <table:table-cell office:value-type="float" office:value="6.0445452670653745" table:formula="of:=[.J535]/[.R535]" table:style-name="ce5">
            <text:p>6</text:p>
          </table:table-cell>
          <table:table-cell office:value-type="string" office:string-value="0" table:formula="of:=IF([.T53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Curve 1</text:p>
          </table:table-cell>
          <table:table-cell office:value-type="float" office:value="1610.92" table:style-name="ce1">
            <text:p>1610.92</text:p>
          </table:table-cell>
          <table:table-cell office:value-type="float" office:value="20.103100000000001" table:style-name="ce1">
            <text:p>20.1031</text:p>
          </table:table-cell>
          <table:table-cell office:value-type="float" office:value="761.90599999999995" table:style-name="ce1">
            <text:p>761.9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059.4" table:style-name="ce1">
            <text:p>24059.4</text:p>
          </table:table-cell>
          <table:table-cell office:value-type="float" office:value="31.2865" table:style-name="ce1">
            <text:p>31.28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300719531895357" table:formula="of:=[.G536]/[.O536]" table:style-name="ce5">
            <text:p>9</text:p>
          </table:table-cell>
          <table:table-cell office:value-type="float" office:value="7.8757524870125417" table:formula="of:=[.J536]/[.R536]" table:style-name="ce5">
            <text:p>8</text:p>
          </table:table-cell>
          <table:table-cell office:value-type="string" office:string-value="0" table:formula="of:=IF([.T5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9.0411" table:style-name="ce1">
            <text:p>19.0411</text:p>
          </table:table-cell>
          <table:table-cell office:value-type="float" office:value="1110.45" table:style-name="ce1">
            <text:p>1110.45</text:p>
          </table:table-cell>
          <table:table-cell office:value-type="float" office:value="0.30586799999999997" table:style-name="ce1">
            <text:p>0.305868</text:p>
          </table:table-cell>
          <table:table-cell office:value-type="string" table:style-name="ce1">
            <text:p>Mixed</text:p>
          </table:table-cell>
          <table:table-cell office:value-type="float" office:value="33180.400000000001" table:style-name="ce1">
            <text:p>33180.4</text:p>
          </table:table-cell>
          <table:table-cell office:value-type="float" office:value="154.066" table:style-name="ce1">
            <text:p>154.0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160998076428486" table:formula="of:=[.G537]/[.O537]" table:style-name="ce5">
            <text:p>13</text:p>
          </table:table-cell>
          <table:table-cell office:value-type="float" office:value="10.861476920458154" table:formula="of:=[.J537]/[.R537]" table:style-name="ce5">
            <text:p>11</text:p>
          </table:table-cell>
          <table:table-cell office:value-type="string" office:string-value="1" table:formula="of:=IF([.T53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Curve 1</text:p>
          </table:table-cell>
          <table:table-cell office:value-type="float" office:value="1611.68" table:style-name="ce1">
            <text:p>1611.68</text:p>
          </table:table-cell>
          <table:table-cell office:value-type="float" office:value="21.5914" table:style-name="ce1">
            <text:p>21.5914</text:p>
          </table:table-cell>
          <table:table-cell office:value-type="float" office:value="819.39200000000005" table:style-name="ce1">
            <text:p>819.3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90.3" table:style-name="ce1">
            <text:p>27790.3</text:p>
          </table:table-cell>
          <table:table-cell office:value-type="float" office:value="51.0627" table:style-name="ce1">
            <text:p>51.06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113931611877078" table:formula="of:=[.G538]/[.O538]" table:style-name="ce5">
            <text:p>10</text:p>
          </table:table-cell>
          <table:table-cell office:value-type="float" office:value="9.0970483195684277" table:formula="of:=[.J538]/[.R538]" table:style-name="ce5">
            <text:p>9</text:p>
          </table:table-cell>
          <table:table-cell office:value-type="string" office:string-value="0" table:formula="of:=IF([.T5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8.3752" table:style-name="ce1">
            <text:p>18.3752</text:p>
          </table:table-cell>
          <table:table-cell office:value-type="float" office:value="425.39100000000002" table:style-name="ce1">
            <text:p>425.3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2278.3" table:style-name="ce1">
            <text:p>12278.3</text:p>
          </table:table-cell>
          <table:table-cell office:value-type="float" office:value="27.271699999999999" table:style-name="ce1">
            <text:p>27.27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0417129386554906" table:formula="of:=[.G539]/[.O539]" table:style-name="ce5">
            <text:p>5</text:p>
          </table:table-cell>
          <table:table-cell office:value-type="float" office:value="4.019254501828228" table:formula="of:=[.J539]/[.R539]" table:style-name="ce5">
            <text:p>4</text:p>
          </table:table-cell>
          <table:table-cell office:value-type="string" office:string-value="0" table:formula="of:=IF([.T5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867100000000001" table:style-name="ce1">
            <text:p>19.8671</text:p>
          </table:table-cell>
          <table:table-cell office:value-type="float" office:value="803.37099999999998" table:style-name="ce1">
            <text:p>803.3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071" table:style-name="ce1">
            <text:p>25071</text:p>
          </table:table-cell>
          <table:table-cell office:value-type="float" office:value="33.003" table:style-name="ce1">
            <text:p>33.0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5215130673676693" table:formula="of:=[.G540]/[.O540]" table:style-name="ce5">
            <text:p>10</text:p>
          </table:table-cell>
          <table:table-cell office:value-type="float" office:value="8.2068958744561957" table:formula="of:=[.J540]/[.R540]" table:style-name="ce5">
            <text:p>8</text:p>
          </table:table-cell>
          <table:table-cell office:value-type="string" office:string-value="0" table:formula="of:=IF([.T5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Curve 1</text:p>
          </table:table-cell>
          <table:table-cell office:value-type="float" office:value="1610.76" table:style-name="ce1">
            <text:p>1610.76</text:p>
          </table:table-cell>
          <table:table-cell office:value-type="float" office:value="18.7849" table:style-name="ce1">
            <text:p>18.7849</text:p>
          </table:table-cell>
          <table:table-cell office:value-type="float" office:value="784.04300000000001" table:style-name="ce1">
            <text:p>784.0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135" table:style-name="ce1">
            <text:p>23135</text:p>
          </table:table-cell>
          <table:table-cell office:value-type="float" office:value="24.381399999999999" table:style-name="ce1">
            <text:p>24.38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2924385743052085" table:formula="of:=[.G541]/[.O541]" table:style-name="ce5">
            <text:p>9</text:p>
          </table:table-cell>
          <table:table-cell office:value-type="float" office:value="7.5731536857542219" table:formula="of:=[.J541]/[.R541]" table:style-name="ce5">
            <text:p>8</text:p>
          </table:table-cell>
          <table:table-cell office:value-type="string" office:string-value="0" table:formula="of:=IF([.T5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5608" table:style-name="ce1">
            <text:p>19.5608</text:p>
          </table:table-cell>
          <table:table-cell office:value-type="float" office:value="894.12699999999995" table:style-name="ce1">
            <text:p>894.1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472.9" table:style-name="ce1">
            <text:p>27472.9</text:p>
          </table:table-cell>
          <table:table-cell office:value-type="float" office:value="27.888400000000001" table:style-name="ce1">
            <text:p>27.888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97148657825901" table:formula="of:=[.G542]/[.O542]" table:style-name="ce5">
            <text:p>11</text:p>
          </table:table-cell>
          <table:table-cell office:value-type="float" office:value="8.9931486446231759" table:formula="of:=[.J542]/[.R542]" table:style-name="ce5">
            <text:p>9</text:p>
          </table:table-cell>
          <table:table-cell office:value-type="string" office:string-value="0" table:formula="of:=IF([.T5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20.009699999999999" table:style-name="ce1">
            <text:p>20.0097</text:p>
          </table:table-cell>
          <table:table-cell office:value-type="float" office:value="668.10699999999997" table:style-name="ce1">
            <text:p>668.1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999.4" table:style-name="ce1">
            <text:p>20999.4</text:p>
          </table:table-cell>
          <table:table-cell office:value-type="float" office:value="20.7835" table:style-name="ce1">
            <text:p>20.78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183708783361748" table:formula="of:=[.G543]/[.O543]" table:style-name="ce5">
            <text:p>8</text:p>
          </table:table-cell>
          <table:table-cell office:value-type="float" office:value="6.8740732011509502" table:formula="of:=[.J543]/[.R543]" table:style-name="ce5">
            <text:p>7</text:p>
          </table:table-cell>
          <table:table-cell office:value-type="string" office:string-value="0" table:formula="of:=IF([.T5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Curve 1</text:p>
          </table:table-cell>
          <table:table-cell office:value-type="float" office:value="1611.54" table:style-name="ce1">
            <text:p>1611.54</text:p>
          </table:table-cell>
          <table:table-cell office:value-type="float" office:value="21.1508" table:style-name="ce1">
            <text:p>21.1508</text:p>
          </table:table-cell>
          <table:table-cell office:value-type="float" office:value="601.63800000000003" table:style-name="ce1">
            <text:p>601.6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988.599999999999" table:style-name="ce1">
            <text:p>19988.6</text:p>
          </table:table-cell>
          <table:table-cell office:value-type="float" office:value="25.711400000000001" table:style-name="ce1">
            <text:p>25.71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305836018787714" table:formula="of:=[.G544]/[.O544]" table:style-name="ce5">
            <text:p>7</text:p>
          </table:table-cell>
          <table:table-cell office:value-type="float" office:value="6.5431916906447736" table:formula="of:=[.J544]/[.R544]" table:style-name="ce5">
            <text:p>7</text:p>
          </table:table-cell>
          <table:table-cell office:value-type="string" office:string-value="0" table:formula="of:=IF([.T5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20.7043" table:style-name="ce1">
            <text:p>20.7043</text:p>
          </table:table-cell>
          <table:table-cell office:value-type="float" office:value="744.71900000000005" table:style-name="ce1">
            <text:p>744.7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220" table:style-name="ce1">
            <text:p>24220</text:p>
          </table:table-cell>
          <table:table-cell office:value-type="float" office:value="51.605400000000003" table:style-name="ce1">
            <text:p>51.60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263724854606203" table:formula="of:=[.G545]/[.O545]" table:style-name="ce5">
            <text:p>9</text:p>
          </table:table-cell>
          <table:table-cell office:value-type="float" office:value="7.9283242822116824" table:formula="of:=[.J545]/[.R545]" table:style-name="ce5">
            <text:p>8</text:p>
          </table:table-cell>
          <table:table-cell office:value-type="string" office:string-value="0" table:formula="of:=IF([.T5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19.4678" table:style-name="ce1">
            <text:p>19.4678</text:p>
          </table:table-cell>
          <table:table-cell office:value-type="float" office:value="735.39300000000003" table:style-name="ce1">
            <text:p>735.3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488.3" table:style-name="ce1">
            <text:p>22488.3</text:p>
          </table:table-cell>
          <table:table-cell office:value-type="float" office:value="48.146099999999997" table:style-name="ce1">
            <text:p>48.14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158411980899402" table:formula="of:=[.G546]/[.O546]" table:style-name="ce5">
            <text:p>9</text:p>
          </table:table-cell>
          <table:table-cell office:value-type="float" office:value="7.3614589164187016" table:formula="of:=[.J546]/[.R546]" table:style-name="ce5">
            <text:p>7</text:p>
          </table:table-cell>
          <table:table-cell office:value-type="string" office:string-value="0" table:formula="of:=IF([.T5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Curve 1</text:p>
          </table:table-cell>
          <table:table-cell office:value-type="float" office:value="1610.61" table:style-name="ce1">
            <text:p>1610.61</text:p>
          </table:table-cell>
          <table:table-cell office:value-type="float" office:value="22.584399999999999" table:style-name="ce1">
            <text:p>22.5844</text:p>
          </table:table-cell>
          <table:table-cell office:value-type="float" office:value="1867.73" table:style-name="ce1">
            <text:p>1867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66258.600000000006" table:style-name="ce1">
            <text:p>66258.6</text:p>
          </table:table-cell>
          <table:table-cell office:value-type="float" office:value="24.855499999999999" table:style-name="ce1">
            <text:p>24.85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136242908089311" table:formula="of:=[.G547]/[.O547]" table:style-name="ce5">
            <text:p>22</text:p>
          </table:table-cell>
          <table:table-cell office:value-type="float" office:value="21.689499062153221" table:formula="of:=[.J547]/[.R547]" table:style-name="ce5">
            <text:p>22</text:p>
          </table:table-cell>
          <table:table-cell office:value-type="string" office:string-value="1" table:formula="of:=IF([.T54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Curve 1</text:p>
          </table:table-cell>
          <table:table-cell office:value-type="float" office:value="1610.76" table:style-name="ce1">
            <text:p>1610.76</text:p>
          </table:table-cell>
          <table:table-cell office:value-type="float" office:value="16.675000000000001" table:style-name="ce1">
            <text:p>16.675</text:p>
          </table:table-cell>
          <table:table-cell office:value-type="float" office:value="684.053" table:style-name="ce1">
            <text:p>684.0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917.400000000001" table:style-name="ce1">
            <text:p>17917.4</text:p>
          </table:table-cell>
          <table:table-cell office:value-type="float" office:value="34.326700000000002" table:style-name="ce1">
            <text:p>34.32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073620758927767" table:formula="of:=[.G548]/[.O548]" table:style-name="ce5">
            <text:p>8</text:p>
          </table:table-cell>
          <table:table-cell office:value-type="float" office:value="5.8651922995086538" table:formula="of:=[.J548]/[.R548]" table:style-name="ce5">
            <text:p>6</text:p>
          </table:table-cell>
          <table:table-cell office:value-type="string" office:string-value="0" table:formula="of:=IF([.T5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Curve 1</text:p>
          </table:table-cell>
          <table:table-cell office:value-type="float" office:value="1610.56" table:style-name="ce1">
            <text:p>1610.56</text:p>
          </table:table-cell>
          <table:table-cell office:value-type="float" office:value="17.411799999999999" table:style-name="ce1">
            <text:p>17.4118</text:p>
          </table:table-cell>
          <table:table-cell office:value-type="float" office:value="857.34799999999996" table:style-name="ce1">
            <text:p>857.3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448.799999999999" table:style-name="ce1">
            <text:p>23448.8</text:p>
          </table:table-cell>
          <table:table-cell office:value-type="float" office:value="72.844399999999993" table:style-name="ce1">
            <text:p>72.84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6124578218723" table:formula="of:=[.G549]/[.O549]" table:style-name="ce5">
            <text:p>10</text:p>
          </table:table-cell>
          <table:table-cell office:value-type="float" office:value="7.6758749144808123" table:formula="of:=[.J549]/[.R549]" table:style-name="ce5">
            <text:p>8</text:p>
          </table:table-cell>
          <table:table-cell office:value-type="string" office:string-value="0" table:formula="of:=IF([.T54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Curve 1</text:p>
          </table:table-cell>
          <table:table-cell office:value-type="float" office:value="1610.88" table:style-name="ce1">
            <text:p>1610.88</text:p>
          </table:table-cell>
          <table:table-cell office:value-type="float" office:value="18.542400000000001" table:style-name="ce1">
            <text:p>18.5424</text:p>
          </table:table-cell>
          <table:table-cell office:value-type="float" office:value="2176.52" table:style-name="ce1">
            <text:p>2176.52</text:p>
          </table:table-cell>
          <table:table-cell office:value-type="float" office:value="0.38761299999999999" table:style-name="ce1">
            <text:p>0.387613</text:p>
          </table:table-cell>
          <table:table-cell office:value-type="string" table:style-name="ce1">
            <text:p>Mixed</text:p>
          </table:table-cell>
          <table:table-cell office:value-type="float" office:value="63314.9" table:style-name="ce1">
            <text:p>63314.9</text:p>
          </table:table-cell>
          <table:table-cell office:value-type="float" office:value="39.593000000000004" table:style-name="ce1">
            <text:p>39.5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5.796006603906637" table:formula="of:=[.G550]/[.O550]" table:style-name="ce5">
            <text:p>26</text:p>
          </table:table-cell>
          <table:table-cell office:value-type="float" office:value="20.725890136077805" table:formula="of:=[.J550]/[.R550]" table:style-name="ce5">
            <text:p>21</text:p>
          </table:table-cell>
          <table:table-cell office:value-type="string" office:string-value="1" table:formula="of:=IF([.T55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Curve 1</text:p>
          </table:table-cell>
          <table:table-cell office:value-type="float" office:value="1610.4" table:style-name="ce1">
            <text:p>1610.4</text:p>
          </table:table-cell>
          <table:table-cell office:value-type="float" office:value="19.098700000000001" table:style-name="ce1">
            <text:p>19.0987</text:p>
          </table:table-cell>
          <table:table-cell office:value-type="float" office:value="2963.85" table:style-name="ce1">
            <text:p>2963.85</text:p>
          </table:table-cell>
          <table:table-cell office:value-type="float" office:value="1.0081199999999999" table:style-name="ce1">
            <text:p>1.00812</text:p>
          </table:table-cell>
          <table:table-cell office:value-type="string" table:style-name="ce1">
            <text:p>Mixed</text:p>
          </table:table-cell>
          <table:table-cell office:value-type="float" office:value="88626.8" table:style-name="ce1">
            <text:p>88626.8</text:p>
          </table:table-cell>
          <table:table-cell office:value-type="float" office:value="103.434" table:style-name="ce1">
            <text:p>103.4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5.127402538450688" table:formula="of:=[.G551]/[.O551]" table:style-name="ce5">
            <text:p>35</text:p>
          </table:table-cell>
          <table:table-cell office:value-type="float" office:value="29.011643703332712" table:formula="of:=[.J551]/[.R551]" table:style-name="ce5">
            <text:p>29</text:p>
          </table:table-cell>
          <table:table-cell office:value-type="string" office:string-value="1" table:formula="of:=IF([.T55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18.736499999999999" table:style-name="ce1">
            <text:p>18.7365</text:p>
          </table:table-cell>
          <table:table-cell office:value-type="float" office:value="969.81399999999996" table:style-name="ce1">
            <text:p>969.8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542.9" table:style-name="ce1">
            <text:p>28542.9</text:p>
          </table:table-cell>
          <table:table-cell office:value-type="float" office:value="49.755800000000001" table:style-name="ce1">
            <text:p>49.75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94187211034639" table:formula="of:=[.G552]/[.O552]" table:style-name="ce5">
            <text:p>11</text:p>
          </table:table-cell>
          <table:table-cell office:value-type="float" office:value="9.3434090485028829" table:formula="of:=[.J552]/[.R552]" table:style-name="ce5">
            <text:p>9</text:p>
          </table:table-cell>
          <table:table-cell office:value-type="string" office:string-value="0" table:formula="of:=IF([.T55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8.298100000000002" table:style-name="ce1">
            <text:p>18.2981</text:p>
          </table:table-cell>
          <table:table-cell office:value-type="float" office:value="1430.9" table:style-name="ce1">
            <text:p>143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1127.699999999997" table:style-name="ce1">
            <text:p>41127.7</text:p>
          </table:table-cell>
          <table:table-cell office:value-type="float" office:value="31.139399999999998" table:style-name="ce1">
            <text:p>31.13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958955511334612" table:formula="of:=[.G553]/[.O553]" table:style-name="ce5">
            <text:p>17</text:p>
          </table:table-cell>
          <table:table-cell office:value-type="float" office:value="13.462995152003195" table:formula="of:=[.J553]/[.R553]" table:style-name="ce5">
            <text:p>13</text:p>
          </table:table-cell>
          <table:table-cell office:value-type="string" office:string-value="1" table:formula="of:=IF([.T55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Curve 1</text:p>
          </table:table-cell>
          <table:table-cell office:value-type="float" office:value="1611.37" table:style-name="ce1">
            <text:p>1611.37</text:p>
          </table:table-cell>
          <table:table-cell office:value-type="float" office:value="19.564299999999999" table:style-name="ce1">
            <text:p>19.5643</text:p>
          </table:table-cell>
          <table:table-cell office:value-type="float" office:value="591.37099999999998" table:style-name="ce1">
            <text:p>591.3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173.7" table:style-name="ce1">
            <text:p>18173.7</text:p>
          </table:table-cell>
          <table:table-cell office:value-type="float" office:value="29.015699999999999" table:style-name="ce1">
            <text:p>29.01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088996293895169" table:formula="of:=[.G554]/[.O554]" table:style-name="ce5">
            <text:p>7</text:p>
          </table:table-cell>
          <table:table-cell office:value-type="float" office:value="5.9490911233538588" table:formula="of:=[.J554]/[.R554]" table:style-name="ce5">
            <text:p>6</text:p>
          </table:table-cell>
          <table:table-cell office:value-type="string" office:string-value="0" table:formula="of:=IF([.T55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Curve 1</text:p>
          </table:table-cell>
          <table:table-cell office:value-type="float" office:value="1609.81" table:style-name="ce1">
            <text:p>1609.81</text:p>
          </table:table-cell>
          <table:table-cell office:value-type="float" office:value="21.6783" table:style-name="ce1">
            <text:p>21.6783</text:p>
          </table:table-cell>
          <table:table-cell office:value-type="float" office:value="1591.83" table:style-name="ce1">
            <text:p>1591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4205.3" table:style-name="ce1">
            <text:p>54205.3</text:p>
          </table:table-cell>
          <table:table-cell office:value-type="float" office:value="42.6096" table:style-name="ce1">
            <text:p>42.60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866289853663968" table:formula="of:=[.G555]/[.O555]" table:style-name="ce5">
            <text:p>19</text:p>
          </table:table-cell>
          <table:table-cell office:value-type="float" office:value="17.743897448991284" table:formula="of:=[.J555]/[.R555]" table:style-name="ce5">
            <text:p>18</text:p>
          </table:table-cell>
          <table:table-cell office:value-type="string" office:string-value="1" table:formula="of:=IF([.T55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20.329499999999999" table:style-name="ce1">
            <text:p>20.3295</text:p>
          </table:table-cell>
          <table:table-cell office:value-type="float" office:value="737.42" table:style-name="ce1">
            <text:p>737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548.400000000001" table:style-name="ce1">
            <text:p>23548.4</text:p>
          </table:table-cell>
          <table:table-cell office:value-type="float" office:value="44.407400000000003" table:style-name="ce1">
            <text:p>44.40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398651011030601" table:formula="of:=[.G556]/[.O556]" table:style-name="ce5">
            <text:p>9</text:p>
          </table:table-cell>
          <table:table-cell office:value-type="float" office:value="7.7084785931970927" table:formula="of:=[.J556]/[.R556]" table:style-name="ce5">
            <text:p>8</text:p>
          </table:table-cell>
          <table:table-cell office:value-type="string" office:string-value="0" table:formula="of:=IF([.T5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Curve 1</text:p>
          </table:table-cell>
          <table:table-cell office:value-type="float" office:value="1610.29" table:style-name="ce1">
            <text:p>1610.29</text:p>
          </table:table-cell>
          <table:table-cell office:value-type="float" office:value="19.085699999999999" table:style-name="ce1">
            <text:p>19.0857</text:p>
          </table:table-cell>
          <table:table-cell office:value-type="float" office:value="969.03700000000003" table:style-name="ce1">
            <text:p>969.0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9051.5" table:style-name="ce1">
            <text:p>29051.5</text:p>
          </table:table-cell>
          <table:table-cell office:value-type="float" office:value="24.974" table:style-name="ce1">
            <text:p>24.9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84978245745445" table:formula="of:=[.G557]/[.O557]" table:style-name="ce5">
            <text:p>11</text:p>
          </table:table-cell>
          <table:table-cell office:value-type="float" office:value="9.5098973115058918" table:formula="of:=[.J557]/[.R557]" table:style-name="ce5">
            <text:p>10</text:p>
          </table:table-cell>
          <table:table-cell office:value-type="string" office:string-value="0" table:formula="of:=IF([.T55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20.454999999999998" table:style-name="ce1">
            <text:p>20.455</text:p>
          </table:table-cell>
          <table:table-cell office:value-type="float" office:value="599.85900000000004" table:style-name="ce1">
            <text:p>599.8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273.900000000001" table:style-name="ce1">
            <text:p>19273.9</text:p>
          </table:table-cell>
          <table:table-cell office:value-type="float" office:value="28.792300000000001" table:style-name="ce1">
            <text:p>28.79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094989825100772" table:formula="of:=[.G558]/[.O558]" table:style-name="ce5">
            <text:p>7</text:p>
          </table:table-cell>
          <table:table-cell office:value-type="float" office:value="6.3092373816234417" table:formula="of:=[.J558]/[.R558]" table:style-name="ce5">
            <text:p>6</text:p>
          </table:table-cell>
          <table:table-cell office:value-type="string" office:string-value="0" table:formula="of:=IF([.T55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20.429200000000002" table:style-name="ce1">
            <text:p>20.4292</text:p>
          </table:table-cell>
          <table:table-cell office:value-type="float" office:value="1325.84" table:style-name="ce1">
            <text:p>1325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2546.5" table:style-name="ce1">
            <text:p>42546.5</text:p>
          </table:table-cell>
          <table:table-cell office:value-type="float" office:value="41.741399999999999" table:style-name="ce1">
            <text:p>41.74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713789625513929" table:formula="of:=[.G559]/[.O559]" table:style-name="ce5">
            <text:p>16</text:p>
          </table:table-cell>
          <table:table-cell office:value-type="float" office:value="13.92743390062425" table:formula="of:=[.J559]/[.R559]" table:style-name="ce5">
            <text:p>14</text:p>
          </table:table-cell>
          <table:table-cell office:value-type="string" office:string-value="1" table:formula="of:=IF([.T55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Curve 1</text:p>
          </table:table-cell>
          <table:table-cell office:value-type="float" office:value="1610.99" table:style-name="ce1">
            <text:p>1610.99</text:p>
          </table:table-cell>
          <table:table-cell office:value-type="float" office:value="19.895900000000001" table:style-name="ce1">
            <text:p>19.8959</text:p>
          </table:table-cell>
          <table:table-cell office:value-type="float" office:value="888.56500000000005" table:style-name="ce1">
            <text:p>888.5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769.8" table:style-name="ce1">
            <text:p>27769.8</text:p>
          </table:table-cell>
          <table:table-cell office:value-type="float" office:value="25.339300000000001" table:style-name="ce1">
            <text:p>25.33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31228110929513" table:formula="of:=[.G560]/[.O560]" table:style-name="ce5">
            <text:p>11</text:p>
          </table:table-cell>
          <table:table-cell office:value-type="float" office:value="9.0903377230454971" table:formula="of:=[.J560]/[.R560]" table:style-name="ce5">
            <text:p>9</text:p>
          </table:table-cell>
          <table:table-cell office:value-type="string" office:string-value="0" table:formula="of:=IF([.T5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Curve 1</text:p>
          </table:table-cell>
          <table:table-cell office:value-type="float" office:value="1610.25" table:style-name="ce1">
            <text:p>1610.25</text:p>
          </table:table-cell>
          <table:table-cell office:value-type="float" office:value="19.604299999999999" table:style-name="ce1">
            <text:p>19.6043</text:p>
          </table:table-cell>
          <table:table-cell office:value-type="float" office:value="995.44899999999996" table:style-name="ce1">
            <text:p>995.4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654.3" table:style-name="ce1">
            <text:p>30654.3</text:p>
          </table:table-cell>
          <table:table-cell office:value-type="float" office:value="26.674299999999999" table:style-name="ce1">
            <text:p>26.67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9801195387695" table:formula="of:=[.G561]/[.O561]" table:style-name="ce5">
            <text:p>12</text:p>
          </table:table-cell>
          <table:table-cell office:value-type="float" office:value="10.03456775574738" table:formula="of:=[.J561]/[.R561]" table:style-name="ce5">
            <text:p>10</text:p>
          </table:table-cell>
          <table:table-cell office:value-type="string" office:string-value="0" table:formula="of:=IF([.T561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20.3002" table:style-name="ce1">
            <text:p>20.3002</text:p>
          </table:table-cell>
          <table:table-cell office:value-type="float" office:value="823.98" table:style-name="ce1">
            <text:p>823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274.6" table:style-name="ce1">
            <text:p>26274.6</text:p>
          </table:table-cell>
          <table:table-cell office:value-type="float" office:value="32.837899999999998" table:style-name="ce1">
            <text:p>32.83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657699086096112" table:formula="of:=[.G562]/[.O562]" table:style-name="ce5">
            <text:p>10</text:p>
          </table:table-cell>
          <table:table-cell office:value-type="float" office:value="8.6008897268950886" table:formula="of:=[.J562]/[.R562]" table:style-name="ce5">
            <text:p>9</text:p>
          </table:table-cell>
          <table:table-cell office:value-type="string" office:string-value="0" table:formula="of:=IF([.T562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9.4483" table:style-name="ce1">
            <text:p>19.4483</text:p>
          </table:table-cell>
          <table:table-cell office:value-type="float" office:value="1014.79" table:style-name="ce1">
            <text:p>1014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1001" table:style-name="ce1">
            <text:p>31001</text:p>
          </table:table-cell>
          <table:table-cell office:value-type="float" office:value="28.542300000000001" table:style-name="ce1">
            <text:p>28.54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2724052229174" table:formula="of:=[.G563]/[.O563]" table:style-name="ce5">
            <text:p>12</text:p>
          </table:table-cell>
          <table:table-cell office:value-type="float" office:value="10.148058673527842" table:formula="of:=[.J563]/[.R563]" table:style-name="ce5">
            <text:p>10</text:p>
          </table:table-cell>
          <table:table-cell office:value-type="string" office:string-value="0" table:formula="of:=IF([.T563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20.016500000000001" table:style-name="ce1">
            <text:p>20.0165</text:p>
          </table:table-cell>
          <table:table-cell office:value-type="float" office:value="580.80200000000002" table:style-name="ce1">
            <text:p>580.802</text:p>
          </table:table-cell>
          <table:table-cell office:value-type="float" office:value="0.26459700000000003" table:style-name="ce1">
            <text:p>0.264597</text:p>
          </table:table-cell>
          <table:table-cell office:value-type="string" table:style-name="ce1">
            <text:p>Mixed</text:p>
          </table:table-cell>
          <table:table-cell office:value-type="float" office:value="18245.900000000001" table:style-name="ce1">
            <text:p>18245.9</text:p>
          </table:table-cell>
          <table:table-cell office:value-type="float" office:value="55.951599999999999" table:style-name="ce1">
            <text:p>55.95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836363679461634" table:formula="of:=[.G564]/[.O564]" table:style-name="ce5">
            <text:p>7</text:p>
          </table:table-cell>
          <table:table-cell office:value-type="float" office:value="5.9727255169614422" table:formula="of:=[.J564]/[.R564]" table:style-name="ce5">
            <text:p>6</text:p>
          </table:table-cell>
          <table:table-cell office:value-type="string" office:string-value="0" table:formula="of:=IF([.T564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7.599599999999999" table:style-name="ce1">
            <text:p>17.5996</text:p>
          </table:table-cell>
          <table:table-cell office:value-type="float" office:value="1177.74" table:style-name="ce1">
            <text:p>1177.74</text:p>
          </table:table-cell>
          <table:table-cell office:value-type="float" office:value="0.70604800000000001" table:style-name="ce1">
            <text:p>0.706048</text:p>
          </table:table-cell>
          <table:table-cell office:value-type="string" table:style-name="ce1">
            <text:p>Mixed</text:p>
          </table:table-cell>
          <table:table-cell office:value-type="float" office:value="32485" table:style-name="ce1">
            <text:p>32485</text:p>
          </table:table-cell>
          <table:table-cell office:value-type="float" office:value="20.583500000000001" table:style-name="ce1">
            <text:p>20.58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958515803982966" table:formula="of:=[.G565]/[.O565]" table:style-name="ce5">
            <text:p>14</text:p>
          </table:table-cell>
          <table:table-cell office:value-type="float" office:value="10.63384039255353" table:formula="of:=[.J565]/[.R565]" table:style-name="ce5">
            <text:p>11</text:p>
          </table:table-cell>
          <table:table-cell office:value-type="string" office:string-value="1" table:formula="of:=IF([.T565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Curve 1</text:p>
          </table:table-cell>
          <table:table-cell office:value-type="float" office:value="1611.91" table:style-name="ce1">
            <text:p>1611.91</text:p>
          </table:table-cell>
          <table:table-cell office:value-type="float" office:value="18.527000000000001" table:style-name="ce1">
            <text:p>18.527</text:p>
          </table:table-cell>
          <table:table-cell office:value-type="float" office:value="558.58500000000004" table:style-name="ce1">
            <text:p>558.585</text:p>
          </table:table-cell>
          <table:table-cell office:value-type="float" office:value="1.4331400000000001" table:style-name="ce1">
            <text:p>1.43314</text:p>
          </table:table-cell>
          <table:table-cell office:value-type="string" table:style-name="ce1">
            <text:p>Mixed</text:p>
          </table:table-cell>
          <table:table-cell office:value-type="float" office:value="16180.9" table:style-name="ce1">
            <text:p>16180.9</text:p>
          </table:table-cell>
          <table:table-cell office:value-type="float" office:value="23.633900000000001" table:style-name="ce1">
            <text:p>23.63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20321590816161" table:formula="of:=[.G566]/[.O566]" table:style-name="ce5">
            <text:p>7</text:p>
          </table:table-cell>
          <table:table-cell office:value-type="float" office:value="5.2967556720907929" table:formula="of:=[.J566]/[.R566]" table:style-name="ce5">
            <text:p>5</text:p>
          </table:table-cell>
          <table:table-cell office:value-type="string" office:string-value="0" table:formula="of:=IF([.T566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Curve 1</text:p>
          </table:table-cell>
          <table:table-cell office:value-type="float" office:value="1610.87" table:style-name="ce1">
            <text:p>1610.87</text:p>
          </table:table-cell>
          <table:table-cell office:value-type="float" office:value="17.9434" table:style-name="ce1">
            <text:p>17.9434</text:p>
          </table:table-cell>
          <table:table-cell office:value-type="float" office:value="569.44299999999998" table:style-name="ce1">
            <text:p>569.4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050" table:style-name="ce1">
            <text:p>16050</text:p>
          </table:table-cell>
          <table:table-cell office:value-type="float" office:value="21.579499999999999" table:style-name="ce1">
            <text:p>21.57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7490100658612864" table:formula="of:=[.G567]/[.O567]" table:style-name="ce5">
            <text:p>7</text:p>
          </table:table-cell>
          <table:table-cell office:value-type="float" office:value="5.2539060581956027" table:formula="of:=[.J567]/[.R567]" table:style-name="ce5">
            <text:p>5</text:p>
          </table:table-cell>
          <table:table-cell office:value-type="string" office:string-value="0" table:formula="of:=IF([.T567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19.941199999999998" table:style-name="ce1">
            <text:p>19.9412</text:p>
          </table:table-cell>
          <table:table-cell office:value-type="float" office:value="540.76300000000003" table:style-name="ce1">
            <text:p>540.7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938.599999999999" table:style-name="ce1">
            <text:p>16938.6</text:p>
          </table:table-cell>
          <table:table-cell office:value-type="float" office:value="25.955400000000001" table:style-name="ce1">
            <text:p>25.95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090961347234883" table:formula="of:=[.G568]/[.O568]" table:style-name="ce5">
            <text:p>6</text:p>
          </table:table-cell>
          <table:table-cell office:value-type="float" office:value="5.5447858665016838" table:formula="of:=[.J568]/[.R568]" table:style-name="ce5">
            <text:p>6</text:p>
          </table:table-cell>
          <table:table-cell office:value-type="string" office:string-value="0" table:formula="of:=IF([.T568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Curve 1</text:p>
          </table:table-cell>
          <table:table-cell office:value-type="float" office:value="1611.25" table:style-name="ce1">
            <text:p>1611.25</text:p>
          </table:table-cell>
          <table:table-cell office:value-type="float" office:value="19.154299999999999" table:style-name="ce1">
            <text:p>19.1543</text:p>
          </table:table-cell>
          <table:table-cell office:value-type="float" office:value="744.65" table:style-name="ce1">
            <text:p>744.65</text:p>
          </table:table-cell>
          <table:table-cell office:value-type="float" office:value="32.238700000000001" table:style-name="ce1">
            <text:p>32.2387</text:p>
          </table:table-cell>
          <table:table-cell office:value-type="string" table:style-name="ce1">
            <text:p>Mixed</text:p>
          </table:table-cell>
          <table:table-cell office:value-type="float" office:value="20076.400000000001" table:style-name="ce1">
            <text:p>20076.4</text:p>
          </table:table-cell>
          <table:table-cell office:value-type="float" office:value="16.201000000000001" table:style-name="ce1">
            <text:p>16.2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255547008982589" table:formula="of:=[.G569]/[.O569]" table:style-name="ce5">
            <text:p>9</text:p>
          </table:table-cell>
          <table:table-cell office:value-type="float" office:value="6.5719326845332215" table:formula="of:=[.J569]/[.R569]" table:style-name="ce5">
            <text:p>7</text:p>
          </table:table-cell>
          <table:table-cell office:value-type="string" office:string-value="0" table:formula="of:=IF([.T569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Curve 1</text:p>
          </table:table-cell>
          <table:table-cell office:value-type="float" office:value="1610.82" table:style-name="ce1">
            <text:p>1610.82</text:p>
          </table:table-cell>
          <table:table-cell office:value-type="float" office:value="18.519400000000001" table:style-name="ce1">
            <text:p>18.5194</text:p>
          </table:table-cell>
          <table:table-cell office:value-type="float" office:value="1093.05" table:style-name="ce1">
            <text:p>1093.05</text:p>
          </table:table-cell>
          <table:table-cell office:value-type="float" office:value="3.2545799999999998" table:style-name="ce1">
            <text:p>3.25458</text:p>
          </table:table-cell>
          <table:table-cell office:value-type="string" table:style-name="ce1">
            <text:p>Mixed</text:p>
          </table:table-cell>
          <table:table-cell office:value-type="float" office:value="31463.5" table:style-name="ce1">
            <text:p>31463.5</text:p>
          </table:table-cell>
          <table:table-cell office:value-type="float" office:value="77.032799999999995" table:style-name="ce1">
            <text:p>77.03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954774143311409" table:formula="of:=[.G570]/[.O570]" table:style-name="ce5">
            <text:p>13</text:p>
          </table:table-cell>
          <table:table-cell office:value-type="float" office:value="10.299456278008558" table:formula="of:=[.J570]/[.R570]" table:style-name="ce5">
            <text:p>10</text:p>
          </table:table-cell>
          <table:table-cell office:value-type="string" office:string-value="1" table:formula="of:=IF([.T570]&gt;[.$Z$7]; &quot;1&quot;; &quot;0&quot;)" table:style-name="ce2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6.700399999999998" table:style-name="ce1">
            <text:p>16.7004</text:p>
          </table:table-cell>
          <table:table-cell office:value-type="float" office:value="544.04300000000001" table:style-name="ce1">
            <text:p>544.0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271.8" table:style-name="ce1">
            <text:p>14271.8</text:p>
          </table:table-cell>
          <table:table-cell office:value-type="float" office:value="18.134899999999998" table:style-name="ce1">
            <text:p>18.13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47970531311074" table:formula="of:=[.G571]/[.O571]" table:style-name="ce5">
            <text:p>6</text:p>
          </table:table-cell>
          <table:table-cell office:value-type="float" office:value="4.671819095411589" table:formula="of:=[.J571]/[.R571]" table:style-name="ce5">
            <text:p>5</text:p>
          </table:table-cell>
          <table:table-cell office:value-type="string" office:string-value="0" table:formula="of:=IF([.T571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18.295300000000001" table:style-name="ce1">
            <text:p>18.2953</text:p>
          </table:table-cell>
          <table:table-cell office:value-type="float" office:value="765.32799999999997" table:style-name="ce1">
            <text:p>765.328</text:p>
          </table:table-cell>
          <table:table-cell office:value-type="float" office:value="16.7315" table:style-name="ce1">
            <text:p>16.7315</text:p>
          </table:table-cell>
          <table:table-cell office:value-type="string" table:style-name="ce1">
            <text:p>Mixed</text:p>
          </table:table-cell>
          <table:table-cell office:value-type="float" office:value="20807.900000000001" table:style-name="ce1">
            <text:p>20807.9</text:p>
          </table:table-cell>
          <table:table-cell office:value-type="float" office:value="59.648499999999999" table:style-name="ce1">
            <text:p>59.64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706293267025622" table:formula="of:=[.G572]/[.O572]" table:style-name="ce5">
            <text:p>9</text:p>
          </table:table-cell>
          <table:table-cell office:value-type="float" office:value="6.8113864092416376" table:formula="of:=[.J572]/[.R572]" table:style-name="ce5">
            <text:p>7</text:p>
          </table:table-cell>
          <table:table-cell office:value-type="string" office:string-value="0" table:formula="of:=IF([.T572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7.956299999999999" table:style-name="ce1">
            <text:p>17.9563</text:p>
          </table:table-cell>
          <table:table-cell office:value-type="float" office:value="534.41700000000003" table:style-name="ce1">
            <text:p>534.417</text:p>
          </table:table-cell>
          <table:table-cell office:value-type="float" office:value="18.2407" table:style-name="ce1">
            <text:p>18.2407</text:p>
          </table:table-cell>
          <table:table-cell office:value-type="string" table:style-name="ce1">
            <text:p>Mixed</text:p>
          </table:table-cell>
          <table:table-cell office:value-type="float" office:value="14187.3" table:style-name="ce1">
            <text:p>14187.3</text:p>
          </table:table-cell>
          <table:table-cell office:value-type="float" office:value="42.9071" table:style-name="ce1">
            <text:p>42.90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338836588866512" table:formula="of:=[.G573]/[.O573]" table:style-name="ce5">
            <text:p>6</text:p>
          </table:table-cell>
          <table:table-cell office:value-type="float" office:value="4.644158343890247" table:formula="of:=[.J573]/[.R573]" table:style-name="ce5">
            <text:p>5</text:p>
          </table:table-cell>
          <table:table-cell office:value-type="string" office:string-value="0" table:formula="of:=IF([.T573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Curve 1</text:p>
          </table:table-cell>
          <table:table-cell office:value-type="float" office:value="1610.6" table:style-name="ce1">
            <text:p>1610.6</text:p>
          </table:table-cell>
          <table:table-cell office:value-type="float" office:value="19.879100000000001" table:style-name="ce1">
            <text:p>19.8791</text:p>
          </table:table-cell>
          <table:table-cell office:value-type="float" office:value="600.85500000000002" table:style-name="ce1">
            <text:p>600.855</text:p>
          </table:table-cell>
          <table:table-cell office:value-type="float" office:value="3.7914299999999998E-2" table:style-name="ce1">
            <text:p>0.0379143</text:p>
          </table:table-cell>
          <table:table-cell office:value-type="string" table:style-name="ce1">
            <text:p>Mixed</text:p>
          </table:table-cell>
          <table:table-cell office:value-type="float" office:value="18760" table:style-name="ce1">
            <text:p>18760</text:p>
          </table:table-cell>
          <table:table-cell office:value-type="float" office:value="30.2227" table:style-name="ce1">
            <text:p>30.22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213035248885026" table:formula="of:=[.G574]/[.O574]" table:style-name="ce5">
            <text:p>7</text:p>
          </table:table-cell>
          <table:table-cell office:value-type="float" office:value="6.1410141839096264" table:formula="of:=[.J574]/[.R574]" table:style-name="ce5">
            <text:p>6</text:p>
          </table:table-cell>
          <table:table-cell office:value-type="string" office:string-value="0" table:formula="of:=IF([.T574]&gt;[.$Z$7]; &quot;1&quot;; &quot;0&quot;)" table:style-name="ce2">
            <text:p>0</text:p>
          </table:table-cell>
          <table:table-cell office:value-type="float" office:value="10556001" table:formula="of:=(57)^4" table:style-name="ce1">
            <text:p>10556001</text:p>
          </table:table-cell>
          <table:table-cell table:number-columns-repeated="1636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Curve 1</text:p>
          </table:table-cell>
          <table:table-cell office:value-type="float" office:value="1610.47" table:style-name="ce1">
            <text:p>1610.47</text:p>
          </table:table-cell>
          <table:table-cell office:value-type="float" office:value="18.1938" table:style-name="ce1">
            <text:p>18.1938</text:p>
          </table:table-cell>
          <table:table-cell office:value-type="float" office:value="792.71199999999999" table:style-name="ce1">
            <text:p>792.7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654.799999999999" table:style-name="ce1">
            <text:p>22654.8</text:p>
          </table:table-cell>
          <table:table-cell office:value-type="float" office:value="57.401000000000003" table:style-name="ce1">
            <text:p>57.4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951831304081921" table:formula="of:=[.G575]/[.O575]" table:style-name="ce5">
            <text:p>9</text:p>
          </table:table-cell>
          <table:table-cell office:value-type="float" office:value="7.415962054031759" table:formula="of:=[.J575]/[.R575]" table:style-name="ce5">
            <text:p>7</text:p>
          </table:table-cell>
          <table:table-cell office:value-type="string" office:string-value="0" table:formula="of:=IF([.T575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19.300699999999999" table:style-name="ce1">
            <text:p>19.3007</text:p>
          </table:table-cell>
          <table:table-cell office:value-type="float" office:value="673.37199999999996" table:style-name="ce1">
            <text:p>673.3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414.900000000001" table:style-name="ce1">
            <text:p>20414.9</text:p>
          </table:table-cell>
          <table:table-cell office:value-type="float" office:value="23.886700000000001" table:style-name="ce1">
            <text:p>23.88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807713960293585" table:formula="of:=[.G576]/[.O576]" table:style-name="ce5">
            <text:p>8</text:p>
          </table:table-cell>
          <table:table-cell office:value-type="float" office:value="6.6827393637045116" table:formula="of:=[.J576]/[.R576]" table:style-name="ce5">
            <text:p>7</text:p>
          </table:table-cell>
          <table:table-cell office:value-type="string" office:string-value="0" table:formula="of:=IF([.T576]&gt;[.$Z$7]; &quot;1&quot;; &quot;0&quot;)" table:style-name="ce2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Curve 1</text:p>
          </table:table-cell>
          <table:table-cell office:value-type="float" office:value="1612.07" table:style-name="ce1">
            <text:p>1612.07</text:p>
          </table:table-cell>
          <table:table-cell office:value-type="float" office:value="21.560700000000001" table:style-name="ce1">
            <text:p>21.5607</text:p>
          </table:table-cell>
          <table:table-cell office:value-type="float" office:value="992.02800000000002" table:style-name="ce1">
            <text:p>992.0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597.5" table:style-name="ce1">
            <text:p>33597.5</text:p>
          </table:table-cell>
          <table:table-cell office:value-type="float" office:value="26.585599999999999" table:style-name="ce1">
            <text:p>26.58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57466432314105" table:formula="of:=[.G577]/[.O577]" table:style-name="ce5">
            <text:p>12</text:p>
          </table:table-cell>
          <table:table-cell office:value-type="float" office:value="10.998013008736869" table:formula="of:=[.J577]/[.R577]" table:style-name="ce5">
            <text:p>11</text:p>
          </table:table-cell>
          <table:table-cell office:value-type="string" office:string-value="0" table:formula="of:=IF([.T5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8.133700000000001" table:style-name="ce1">
            <text:p>18.1337</text:p>
          </table:table-cell>
          <table:table-cell office:value-type="float" office:value="646.71900000000005" table:style-name="ce1">
            <text:p>646.7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421.400000000001" table:style-name="ce1">
            <text:p>18421.4</text:p>
          </table:table-cell>
          <table:table-cell office:value-type="float" office:value="23.015999999999998" table:style-name="ce1">
            <text:p>23.0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648813679046821" table:formula="of:=[.G578]/[.O578]" table:style-name="ce5">
            <text:p>8</text:p>
          </table:table-cell>
          <table:table-cell office:value-type="float" office:value="6.0301747701211514" table:formula="of:=[.J578]/[.R578]" table:style-name="ce5">
            <text:p>6</text:p>
          </table:table-cell>
          <table:table-cell office:value-type="string" office:string-value="0" table:formula="of:=IF([.T5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Curve 1</text:p>
          </table:table-cell>
          <table:table-cell office:value-type="float" office:value="1611.84" table:style-name="ce1">
            <text:p>1611.84</text:p>
          </table:table-cell>
          <table:table-cell office:value-type="float" office:value="20.1983" table:style-name="ce1">
            <text:p>20.1983</text:p>
          </table:table-cell>
          <table:table-cell office:value-type="float" office:value="614.44100000000003" table:style-name="ce1">
            <text:p>614.4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9494.599999999999" table:style-name="ce1">
            <text:p>19494.6</text:p>
          </table:table-cell>
          <table:table-cell office:value-type="float" office:value="47.854999999999997" table:style-name="ce1">
            <text:p>47.8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82324120022329" table:formula="of:=[.G579]/[.O579]" table:style-name="ce5">
            <text:p>7</text:p>
          </table:table-cell>
          <table:table-cell office:value-type="float" office:value="6.3814826817507777" table:formula="of:=[.J579]/[.R579]" table:style-name="ce5">
            <text:p>6</text:p>
          </table:table-cell>
          <table:table-cell office:value-type="string" office:string-value="0" table:formula="of:=IF([.T5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Curve 1</text:p>
          </table:table-cell>
          <table:table-cell office:value-type="float" office:value="1610.5" table:style-name="ce1">
            <text:p>1610.5</text:p>
          </table:table-cell>
          <table:table-cell office:value-type="float" office:value="19.944099999999999" table:style-name="ce1">
            <text:p>19.9441</text:p>
          </table:table-cell>
          <table:table-cell office:value-type="float" office:value="1346.23" table:style-name="ce1">
            <text:p>1346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2175" table:style-name="ce1">
            <text:p>42175</text:p>
          </table:table-cell>
          <table:table-cell office:value-type="float" office:value="38.570099999999996" table:style-name="ce1">
            <text:p>38.57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95545088966664" table:formula="of:=[.G580]/[.O580]" table:style-name="ce5">
            <text:p>16</text:p>
          </table:table-cell>
          <table:table-cell office:value-type="float" office:value="13.805824797781902" table:formula="of:=[.J580]/[.R580]" table:style-name="ce5">
            <text:p>14</text:p>
          </table:table-cell>
          <table:table-cell office:value-type="string" office:string-value="1" table:formula="of:=IF([.T58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Curve 1</text:p>
          </table:table-cell>
          <table:table-cell office:value-type="float" office:value="1610.92" table:style-name="ce1">
            <text:p>1610.92</text:p>
          </table:table-cell>
          <table:table-cell office:value-type="float" office:value="18.834399999999999" table:style-name="ce1">
            <text:p>18.8344</text:p>
          </table:table-cell>
          <table:table-cell office:value-type="float" office:value="878.84500000000003" table:style-name="ce1">
            <text:p>878.8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000.6" table:style-name="ce1">
            <text:p>26000.6</text:p>
          </table:table-cell>
          <table:table-cell office:value-type="float" office:value="44.664299999999997" table:style-name="ce1">
            <text:p>44.66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41602715518825" table:formula="of:=[.G581]/[.O581]" table:style-name="ce5">
            <text:p>10</text:p>
          </table:table-cell>
          <table:table-cell office:value-type="float" office:value="8.5111968758081353" table:formula="of:=[.J581]/[.R581]" table:style-name="ce5">
            <text:p>9</text:p>
          </table:table-cell>
          <table:table-cell office:value-type="string" office:string-value="0" table:formula="of:=IF([.T5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19.778400000000001" table:style-name="ce1">
            <text:p>19.7784</text:p>
          </table:table-cell>
          <table:table-cell office:value-type="float" office:value="789.76700000000005" table:style-name="ce1">
            <text:p>789.7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536.3" table:style-name="ce1">
            <text:p>24536.3</text:p>
          </table:table-cell>
          <table:table-cell office:value-type="float" office:value="41.953800000000001" table:style-name="ce1">
            <text:p>41.95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6027913713062" table:formula="of:=[.G582]/[.O582]" table:style-name="ce5">
            <text:p>9</text:p>
          </table:table-cell>
          <table:table-cell office:value-type="float" office:value="8.0318638763678987" table:formula="of:=[.J582]/[.R582]" table:style-name="ce5">
            <text:p>8</text:p>
          </table:table-cell>
          <table:table-cell office:value-type="string" office:string-value="0" table:formula="of:=IF([.T5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20.164300000000001" table:style-name="ce1">
            <text:p>20.1643</text:p>
          </table:table-cell>
          <table:table-cell office:value-type="float" office:value="1047.49" table:style-name="ce1">
            <text:p>1047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3178.300000000003" table:style-name="ce1">
            <text:p>33178.3</text:p>
          </table:table-cell>
          <table:table-cell office:value-type="float" office:value="16.699300000000001" table:style-name="ce1">
            <text:p>16.69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41479929314969" table:formula="of:=[.G583]/[.O583]" table:style-name="ce5">
            <text:p>12</text:p>
          </table:table-cell>
          <table:table-cell office:value-type="float" office:value="10.86078949349727" table:formula="of:=[.J583]/[.R583]" table:style-name="ce5">
            <text:p>11</text:p>
          </table:table-cell>
          <table:table-cell office:value-type="string" office:string-value="1" table:formula="of:=IF([.T58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Curve 1</text:p>
          </table:table-cell>
          <table:table-cell office:value-type="float" office:value="1610.95" table:style-name="ce1">
            <text:p>1610.95</text:p>
          </table:table-cell>
          <table:table-cell office:value-type="float" office:value="16.482399999999998" table:style-name="ce1">
            <text:p>16.4824</text:p>
          </table:table-cell>
          <table:table-cell office:value-type="float" office:value="720.11699999999996" table:style-name="ce1">
            <text:p>720.117</text:p>
          </table:table-cell>
          <table:table-cell office:value-type="float" office:value="4.1943099999999998" table:style-name="ce1">
            <text:p>4.19431</text:p>
          </table:table-cell>
          <table:table-cell office:value-type="string" table:style-name="ce1">
            <text:p>Mixed</text:p>
          </table:table-cell>
          <table:table-cell office:value-type="float" office:value="18392.099999999999" table:style-name="ce1">
            <text:p>18392.1</text:p>
          </table:table-cell>
          <table:table-cell office:value-type="float" office:value="25.236599999999999" table:style-name="ce1">
            <text:p>25.23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34790807153362" table:formula="of:=[.G584]/[.O584]" table:style-name="ce5">
            <text:p>9</text:p>
          </table:table-cell>
          <table:table-cell office:value-type="float" office:value="6.0205835272859396" table:formula="of:=[.J584]/[.R584]" table:style-name="ce5">
            <text:p>6</text:p>
          </table:table-cell>
          <table:table-cell office:value-type="string" office:string-value="0" table:formula="of:=IF([.T5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Curve 1</text:p>
          </table:table-cell>
          <table:table-cell office:value-type="float" office:value="1614.11" table:style-name="ce1">
            <text:p>1614.11</text:p>
          </table:table-cell>
          <table:table-cell office:value-type="float" office:value="22.626100000000001" table:style-name="ce1">
            <text:p>22.6261</text:p>
          </table:table-cell>
          <table:table-cell office:value-type="float" office:value="1303.8" table:style-name="ce1">
            <text:p>1303.8</text:p>
          </table:table-cell>
          <table:table-cell office:value-type="float" office:value="68.943200000000004" table:style-name="ce1">
            <text:p>68.9432</text:p>
          </table:table-cell>
          <table:table-cell office:value-type="string" table:style-name="ce1">
            <text:p>Mixed</text:p>
          </table:table-cell>
          <table:table-cell office:value-type="float" office:value="36040.6" table:style-name="ce1">
            <text:p>36040.6</text:p>
          </table:table-cell>
          <table:table-cell office:value-type="float" office:value="9.3535000000000004" table:style-name="ce1">
            <text:p>9.35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452572643565635" table:formula="of:=[.G585]/[.O585]" table:style-name="ce5">
            <text:p>15</text:p>
          </table:table-cell>
          <table:table-cell office:value-type="float" office:value="11.797752441184077" table:formula="of:=[.J585]/[.R585]" table:style-name="ce5">
            <text:p>12</text:p>
          </table:table-cell>
          <table:table-cell office:value-type="string" office:string-value="1" table:formula="of:=IF([.T58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Curve 1</text:p>
          </table:table-cell>
          <table:table-cell office:value-type="float" office:value="1611.67" table:style-name="ce1">
            <text:p>1611.67</text:p>
          </table:table-cell>
          <table:table-cell office:value-type="float" office:value="18.411899999999999" table:style-name="ce1">
            <text:p>18.4119</text:p>
          </table:table-cell>
          <table:table-cell office:value-type="float" office:value="523.30799999999999" table:style-name="ce1">
            <text:p>523.308</text:p>
          </table:table-cell>
          <table:table-cell office:value-type="float" office:value="65.005600000000001" table:style-name="ce1">
            <text:p>65.0056</text:p>
          </table:table-cell>
          <table:table-cell office:value-type="string" table:style-name="ce1">
            <text:p>Mixed</text:p>
          </table:table-cell>
          <table:table-cell office:value-type="float" office:value="11963.4" table:style-name="ce1">
            <text:p>11963.4</text:p>
          </table:table-cell>
          <table:table-cell office:value-type="float" office:value="44.572200000000002" table:style-name="ce1">
            <text:p>44.57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022203443465598" table:formula="of:=[.G586]/[.O586]" table:style-name="ce5">
            <text:p>6</text:p>
          </table:table-cell>
          <table:table-cell office:value-type="float" office:value="3.9161731923126024" table:formula="of:=[.J586]/[.R586]" table:style-name="ce5">
            <text:p>4</text:p>
          </table:table-cell>
          <table:table-cell office:value-type="string" office:string-value="0" table:formula="of:=IF([.T5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Curve 1</text:p>
          </table:table-cell>
          <table:table-cell office:value-type="float" office:value="1610.91" table:style-name="ce1">
            <text:p>1610.91</text:p>
          </table:table-cell>
          <table:table-cell office:value-type="float" office:value="15.8056" table:style-name="ce1">
            <text:p>15.8056</text:p>
          </table:table-cell>
          <table:table-cell office:value-type="float" office:value="361.77300000000002" table:style-name="ce1">
            <text:p>361.773</text:p>
          </table:table-cell>
          <table:table-cell office:value-type="float" office:value="60.524099999999997" table:style-name="ce1">
            <text:p>60.5241</text:p>
          </table:table-cell>
          <table:table-cell office:value-type="string" table:style-name="ce1">
            <text:p>Mixed</text:p>
          </table:table-cell>
          <table:table-cell office:value-type="float" office:value="7229.6" table:style-name="ce1">
            <text:p>7229.6</text:p>
          </table:table-cell>
          <table:table-cell office:value-type="float" office:value="24.289400000000001" table:style-name="ce1">
            <text:p>24.28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877155721588212" table:formula="of:=[.G587]/[.O587]" table:style-name="ce5">
            <text:p>4</text:p>
          </table:table-cell>
          <table:table-cell office:value-type="float" office:value="2.3665818840081578" table:formula="of:=[.J587]/[.R587]" table:style-name="ce5">
            <text:p>2</text:p>
          </table:table-cell>
          <table:table-cell office:value-type="string" office:string-value="0" table:formula="of:=IF([.T5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Curve 1</text:p>
          </table:table-cell>
          <table:table-cell office:value-type="float" office:value="1611.65" table:style-name="ce1">
            <text:p>1611.65</text:p>
          </table:table-cell>
          <table:table-cell office:value-type="float" office:value="18.764199999999999" table:style-name="ce1">
            <text:p>18.7642</text:p>
          </table:table-cell>
          <table:table-cell office:value-type="float" office:value="543.54" table:style-name="ce1">
            <text:p>543.54</text:p>
          </table:table-cell>
          <table:table-cell office:value-type="float" office:value="58.465800000000002" table:style-name="ce1">
            <text:p>58.4658</text:p>
          </table:table-cell>
          <table:table-cell office:value-type="string" table:style-name="ce1">
            <text:p>Mixed</text:p>
          </table:table-cell>
          <table:table-cell office:value-type="float" office:value="13001.5" table:style-name="ce1">
            <text:p>13001.5</text:p>
          </table:table-cell>
          <table:table-cell office:value-type="float" office:value="32.6539" table:style-name="ce1">
            <text:p>32.65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420090003709651" table:formula="of:=[.G588]/[.O588]" table:style-name="ce5">
            <text:p>6</text:p>
          </table:table-cell>
          <table:table-cell office:value-type="float" office:value="4.2559912533102882" table:formula="of:=[.J588]/[.R588]" table:style-name="ce5">
            <text:p>4</text:p>
          </table:table-cell>
          <table:table-cell office:value-type="string" office:string-value="0" table:formula="of:=IF([.T5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Curve 1</text:p>
          </table:table-cell>
          <table:table-cell office:value-type="float" office:value="1611.85" table:style-name="ce1">
            <text:p>1611.85</text:p>
          </table:table-cell>
          <table:table-cell office:value-type="float" office:value="17.9377" table:style-name="ce1">
            <text:p>17.9377</text:p>
          </table:table-cell>
          <table:table-cell office:value-type="float" office:value="416.28" table:style-name="ce1">
            <text:p>416.28</text:p>
          </table:table-cell>
          <table:table-cell office:value-type="float" office:value="51.747" table:style-name="ce1">
            <text:p>51.747</text:p>
          </table:table-cell>
          <table:table-cell office:value-type="string" table:style-name="ce1">
            <text:p>Mixed</text:p>
          </table:table-cell>
          <table:table-cell office:value-type="float" office:value="9772.82" table:style-name="ce1">
            <text:p>9772.82</text:p>
          </table:table-cell>
          <table:table-cell office:value-type="float" office:value="21.662500000000001" table:style-name="ce1">
            <text:p>21.66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9337298205733253" table:formula="of:=[.G589]/[.O589]" table:style-name="ce5">
            <text:p>5</text:p>
          </table:table-cell>
          <table:table-cell office:value-type="float" office:value="3.1990952151810061" table:formula="of:=[.J589]/[.R589]" table:style-name="ce5">
            <text:p>3</text:p>
          </table:table-cell>
          <table:table-cell office:value-type="string" office:string-value="0" table:formula="of:=IF([.T5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Curve 1</text:p>
          </table:table-cell>
          <table:table-cell office:value-type="float" office:value="1611.24" table:style-name="ce1">
            <text:p>1611.24</text:p>
          </table:table-cell>
          <table:table-cell office:value-type="float" office:value="17.233899999999998" table:style-name="ce1">
            <text:p>17.2339</text:p>
          </table:table-cell>
          <table:table-cell office:value-type="float" office:value="478.54599999999999" table:style-name="ce1">
            <text:p>478.546</text:p>
          </table:table-cell>
          <table:table-cell office:value-type="float" office:value="23.2789" table:style-name="ce1">
            <text:p>23.2789</text:p>
          </table:table-cell>
          <table:table-cell office:value-type="string" table:style-name="ce1">
            <text:p>Mixed</text:p>
          </table:table-cell>
          <table:table-cell office:value-type="float" office:value="11982.6" table:style-name="ce1">
            <text:p>11982.6</text:p>
          </table:table-cell>
          <table:table-cell office:value-type="float" office:value="26.9421" table:style-name="ce1">
            <text:p>26.94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6717033504277961" table:formula="of:=[.G590]/[.O590]" table:style-name="ce5">
            <text:p>6</text:p>
          </table:table-cell>
          <table:table-cell office:value-type="float" office:value="3.9224582388121263" table:formula="of:=[.J590]/[.R590]" table:style-name="ce5">
            <text:p>4</text:p>
          </table:table-cell>
          <table:table-cell office:value-type="string" office:string-value="0" table:formula="of:=IF([.T5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Curve 1</text:p>
          </table:table-cell>
          <table:table-cell office:value-type="float" office:value="1612.34" table:style-name="ce1">
            <text:p>1612.34</text:p>
          </table:table-cell>
          <table:table-cell office:value-type="float" office:value="18.398299999999999" table:style-name="ce1">
            <text:p>18.3983</text:p>
          </table:table-cell>
          <table:table-cell office:value-type="float" office:value="497.76799999999997" table:style-name="ce1">
            <text:p>497.768</text:p>
          </table:table-cell>
          <table:table-cell office:value-type="float" office:value="34.278300000000002" table:style-name="ce1">
            <text:p>34.2783</text:p>
          </table:table-cell>
          <table:table-cell office:value-type="string" table:style-name="ce1">
            <text:p>Mixed</text:p>
          </table:table-cell>
          <table:table-cell office:value-type="float" office:value="12796" table:style-name="ce1">
            <text:p>12796</text:p>
          </table:table-cell>
          <table:table-cell office:value-type="float" office:value="24.9665" table:style-name="ce1">
            <text:p>24.96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995215367712674" table:formula="of:=[.G591]/[.O591]" table:style-name="ce5">
            <text:p>6</text:p>
          </table:table-cell>
          <table:table-cell office:value-type="float" office:value="4.1887216149950737" table:formula="of:=[.J591]/[.R591]" table:style-name="ce5">
            <text:p>4</text:p>
          </table:table-cell>
          <table:table-cell office:value-type="string" office:string-value="0" table:formula="of:=IF([.T5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Curve 1</text:p>
          </table:table-cell>
          <table:table-cell office:value-type="float" office:value="1611.25" table:style-name="ce1">
            <text:p>1611.25</text:p>
          </table:table-cell>
          <table:table-cell office:value-type="float" office:value="17.098500000000001" table:style-name="ce1">
            <text:p>17.0985</text:p>
          </table:table-cell>
          <table:table-cell office:value-type="float" office:value="626.053" table:style-name="ce1">
            <text:p>626.053</text:p>
          </table:table-cell>
          <table:table-cell office:value-type="float" office:value="18.422599999999999" table:style-name="ce1">
            <text:p>18.4226</text:p>
          </table:table-cell>
          <table:table-cell office:value-type="string" table:style-name="ce1">
            <text:p>Mixed</text:p>
          </table:table-cell>
          <table:table-cell office:value-type="float" office:value="15816.2" table:style-name="ce1">
            <text:p>15816.2</text:p>
          </table:table-cell>
          <table:table-cell office:value-type="float" office:value="27.452000000000002" table:style-name="ce1">
            <text:p>27.4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199489655025284" table:formula="of:=[.G592]/[.O592]" table:style-name="ce5">
            <text:p>7</text:p>
          </table:table-cell>
          <table:table-cell office:value-type="float" office:value="5.177372523217028" table:formula="of:=[.J592]/[.R592]" table:style-name="ce5">
            <text:p>5</text:p>
          </table:table-cell>
          <table:table-cell office:value-type="string" office:string-value="0" table:formula="of:=IF([.T5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7.6249" table:style-name="ce1">
            <text:p>17.6249</text:p>
          </table:table-cell>
          <table:table-cell office:value-type="float" office:value="774.76400000000001" table:style-name="ce1">
            <text:p>774.764</text:p>
          </table:table-cell>
          <table:table-cell office:value-type="float" office:value="16.870799999999999" table:style-name="ce1">
            <text:p>16.8708</text:p>
          </table:table-cell>
          <table:table-cell office:value-type="string" table:style-name="ce1">
            <text:p>Mixed</text:p>
          </table:table-cell>
          <table:table-cell office:value-type="float" office:value="20282.900000000001" table:style-name="ce1">
            <text:p>20282.9</text:p>
          </table:table-cell>
          <table:table-cell office:value-type="float" office:value="23.757999999999999" table:style-name="ce1">
            <text:p>23.7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824643285929479" table:formula="of:=[.G593]/[.O593]" table:style-name="ce5">
            <text:p>9</text:p>
          </table:table-cell>
          <table:table-cell office:value-type="float" office:value="6.6395296690202867" table:formula="of:=[.J593]/[.R593]" table:style-name="ce5">
            <text:p>7</text:p>
          </table:table-cell>
          <table:table-cell office:value-type="string" office:string-value="0" table:formula="of:=IF([.T5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Curve 1</text:p>
          </table:table-cell>
          <table:table-cell office:value-type="float" office:value="1612.06" table:style-name="ce1">
            <text:p>1612.06</text:p>
          </table:table-cell>
          <table:table-cell office:value-type="float" office:value="19.4696" table:style-name="ce1">
            <text:p>19.4696</text:p>
          </table:table-cell>
          <table:table-cell office:value-type="float" office:value="671.399" table:style-name="ce1">
            <text:p>671.399</text:p>
          </table:table-cell>
          <table:table-cell office:value-type="float" office:value="31.047999999999998" table:style-name="ce1">
            <text:p>31.048</text:p>
          </table:table-cell>
          <table:table-cell office:value-type="string" table:style-name="ce1">
            <text:p>Mixed</text:p>
          </table:table-cell>
          <table:table-cell office:value-type="float" office:value="18478.3" table:style-name="ce1">
            <text:p>18478.3</text:p>
          </table:table-cell>
          <table:table-cell office:value-type="float" office:value="57.026200000000003" table:style-name="ce1">
            <text:p>57.02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573874983259119" table:formula="of:=[.G594]/[.O594]" table:style-name="ce5">
            <text:p>8</text:p>
          </table:table-cell>
          <table:table-cell office:value-type="float" office:value="6.0488007672994266" table:formula="of:=[.J594]/[.R594]" table:style-name="ce5">
            <text:p>6</text:p>
          </table:table-cell>
          <table:table-cell office:value-type="string" office:string-value="0" table:formula="of:=IF([.T5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Curve 1</text:p>
          </table:table-cell>
          <table:table-cell office:value-type="float" office:value="1610.91" table:style-name="ce1">
            <text:p>1610.91</text:p>
          </table:table-cell>
          <table:table-cell office:value-type="float" office:value="23.3432" table:style-name="ce1">
            <text:p>23.3432</text:p>
          </table:table-cell>
          <table:table-cell office:value-type="float" office:value="1190.46" table:style-name="ce1">
            <text:p>1190.46</text:p>
          </table:table-cell>
          <table:table-cell office:value-type="float" office:value="81.852800000000002" table:style-name="ce1">
            <text:p>81.8528</text:p>
          </table:table-cell>
          <table:table-cell office:value-type="string" table:style-name="ce1">
            <text:p>Mixed</text:p>
          </table:table-cell>
          <table:table-cell office:value-type="float" office:value="32134" table:style-name="ce1">
            <text:p>32134</text:p>
          </table:table-cell>
          <table:table-cell office:value-type="float" office:value="78.385199999999998" table:style-name="ce1">
            <text:p>78.38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109272610261655" table:formula="of:=[.G595]/[.O595]" table:style-name="ce5">
            <text:p>14</text:p>
          </table:table-cell>
          <table:table-cell office:value-type="float" office:value="10.518941886234112" table:formula="of:=[.J595]/[.R595]" table:style-name="ce5">
            <text:p>11</text:p>
          </table:table-cell>
          <table:table-cell office:value-type="string" office:string-value="1" table:formula="of:=IF([.T59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21.588799999999999" table:style-name="ce1">
            <text:p>21.5888</text:p>
          </table:table-cell>
          <table:table-cell office:value-type="float" office:value="745.40200000000004" table:style-name="ce1">
            <text:p>745.4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277.7" table:style-name="ce1">
            <text:p>25277.7</text:p>
          </table:table-cell>
          <table:table-cell office:value-type="float" office:value="30.951699999999999" table:style-name="ce1">
            <text:p>30.95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344673674329748" table:formula="of:=[.G596]/[.O596]" table:style-name="ce5">
            <text:p>9</text:p>
          </table:table-cell>
          <table:table-cell office:value-type="float" office:value="8.2745583281776316" table:formula="of:=[.J596]/[.R596]" table:style-name="ce5">
            <text:p>8</text:p>
          </table:table-cell>
          <table:table-cell office:value-type="string" office:string-value="0" table:formula="of:=IF([.T5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8.580200000000001" table:style-name="ce1">
            <text:p>18.5802</text:p>
          </table:table-cell>
          <table:table-cell office:value-type="float" office:value="628.51400000000001" table:style-name="ce1">
            <text:p>628.5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343.7" table:style-name="ce1">
            <text:p>18343.7</text:p>
          </table:table-cell>
          <table:table-cell office:value-type="float" office:value="30.827999999999999" table:style-name="ce1">
            <text:p>30.8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491166148933976" table:formula="of:=[.G597]/[.O597]" table:style-name="ce5">
            <text:p>7</text:p>
          </table:table-cell>
          <table:table-cell office:value-type="float" office:value="6.004739972568391" table:formula="of:=[.J597]/[.R597]" table:style-name="ce5">
            <text:p>6</text:p>
          </table:table-cell>
          <table:table-cell office:value-type="string" office:string-value="0" table:formula="of:=IF([.T5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Curve 1</text:p>
          </table:table-cell>
          <table:table-cell office:value-type="float" office:value="1611.39" table:style-name="ce1">
            <text:p>1611.39</text:p>
          </table:table-cell>
          <table:table-cell office:value-type="float" office:value="17.971399999999999" table:style-name="ce1">
            <text:p>17.9714</text:p>
          </table:table-cell>
          <table:table-cell office:value-type="float" office:value="901.976" table:style-name="ce1">
            <text:p>901.976</text:p>
          </table:table-cell>
          <table:table-cell office:value-type="float" office:value="5.2125500000000002" table:style-name="ce1">
            <text:p>5.21255</text:p>
          </table:table-cell>
          <table:table-cell office:value-type="string" table:style-name="ce1">
            <text:p>Mixed</text:p>
          </table:table-cell>
          <table:table-cell office:value-type="float" office:value="25034.400000000001" table:style-name="ce1">
            <text:p>25034.4</text:p>
          </table:table-cell>
          <table:table-cell office:value-type="float" office:value="17.472999999999999" table:style-name="ce1">
            <text:p>17.4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90174614781988" table:formula="of:=[.G598]/[.O598]" table:style-name="ce5">
            <text:p>11</text:p>
          </table:table-cell>
          <table:table-cell office:value-type="float" office:value="8.1949150045664805" table:formula="of:=[.J598]/[.R598]" table:style-name="ce5">
            <text:p>8</text:p>
          </table:table-cell>
          <table:table-cell office:value-type="string" office:string-value="0" table:formula="of:=IF([.T5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5.858499999999999" table:style-name="ce1">
            <text:p>15.8585</text:p>
          </table:table-cell>
          <table:table-cell office:value-type="float" office:value="583.69000000000005" table:style-name="ce1">
            <text:p>583.69</text:p>
          </table:table-cell>
          <table:table-cell office:value-type="float" office:value="0.77653099999999997" table:style-name="ce1">
            <text:p>0.776531</text:p>
          </table:table-cell>
          <table:table-cell office:value-type="string" table:style-name="ce1">
            <text:p>Mixed</text:p>
          </table:table-cell>
          <table:table-cell office:value-type="float" office:value="14503.6" table:style-name="ce1">
            <text:p>14503.6</text:p>
          </table:table-cell>
          <table:table-cell office:value-type="float" office:value="32.223399999999998" table:style-name="ce1">
            <text:p>32.22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178648000635263" table:formula="of:=[.G599]/[.O599]" table:style-name="ce5">
            <text:p>7</text:p>
          </table:table-cell>
          <table:table-cell office:value-type="float" office:value="4.7476979380464641" table:formula="of:=[.J599]/[.R599]" table:style-name="ce5">
            <text:p>5</text:p>
          </table:table-cell>
          <table:table-cell office:value-type="string" office:string-value="0" table:formula="of:=IF([.T5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Curve 1</text:p>
          </table:table-cell>
          <table:table-cell office:value-type="float" office:value="1612.05" table:style-name="ce1">
            <text:p>1612.05</text:p>
          </table:table-cell>
          <table:table-cell office:value-type="float" office:value="19.461400000000001" table:style-name="ce1">
            <text:p>19.4614</text:p>
          </table:table-cell>
          <table:table-cell office:value-type="float" office:value="554.70100000000002" table:style-name="ce1">
            <text:p>554.701</text:p>
          </table:table-cell>
          <table:table-cell office:value-type="float" office:value="4.2875100000000002" table:style-name="ce1">
            <text:p>4.28751</text:p>
          </table:table-cell>
          <table:table-cell office:value-type="string" table:style-name="ce1">
            <text:p>Mixed</text:p>
          </table:table-cell>
          <table:table-cell office:value-type="float" office:value="16722.8" table:style-name="ce1">
            <text:p>16722.8</text:p>
          </table:table-cell>
          <table:table-cell office:value-type="float" office:value="24.456099999999999" table:style-name="ce1">
            <text:p>24.45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5742886163203726" table:formula="of:=[.G600]/[.O600]" table:style-name="ce5">
            <text:p>7</text:p>
          </table:table-cell>
          <table:table-cell office:value-type="float" office:value="5.474144562616412" table:formula="of:=[.J600]/[.R600]" table:style-name="ce5">
            <text:p>5</text:p>
          </table:table-cell>
          <table:table-cell office:value-type="string" office:string-value="0" table:formula="of:=IF([.T6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urve 1</text:p>
          </table:table-cell>
          <table:table-cell office:value-type="float" office:value="1611.17" table:style-name="ce1">
            <text:p>1611.17</text:p>
          </table:table-cell>
          <table:table-cell office:value-type="float" office:value="18.151199999999999" table:style-name="ce1">
            <text:p>18.1512</text:p>
          </table:table-cell>
          <table:table-cell office:value-type="float" office:value="701.62" table:style-name="ce1">
            <text:p>701.62</text:p>
          </table:table-cell>
          <table:table-cell office:value-type="float" office:value="1.49973" table:style-name="ce1">
            <text:p>1.49973</text:p>
          </table:table-cell>
          <table:table-cell office:value-type="string" table:style-name="ce1">
            <text:p>Mixed</text:p>
          </table:table-cell>
          <table:table-cell office:value-type="float" office:value="19907.8" table:style-name="ce1">
            <text:p>19907.8</text:p>
          </table:table-cell>
          <table:table-cell office:value-type="float" office:value="31.335899999999999" table:style-name="ce1">
            <text:p>31.33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3155652846897681" table:formula="of:=[.G601]/[.O601]" table:style-name="ce5">
            <text:p>8</text:p>
          </table:table-cell>
          <table:table-cell office:value-type="float" office:value="6.5167421199592779" table:formula="of:=[.J601]/[.R601]" table:style-name="ce5">
            <text:p>7</text:p>
          </table:table-cell>
          <table:table-cell office:value-type="string" office:string-value="0" table:formula="of:=IF([.T60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7.613299999999999" table:style-name="ce1">
            <text:p>17.6133</text:p>
          </table:table-cell>
          <table:table-cell office:value-type="float" office:value="819.96100000000001" table:style-name="ce1">
            <text:p>819.961</text:p>
          </table:table-cell>
          <table:table-cell office:value-type="float" office:value="2.2982399999999998" table:style-name="ce1">
            <text:p>2.29824</text:p>
          </table:table-cell>
          <table:table-cell office:value-type="string" table:style-name="ce1">
            <text:p>Mixed</text:p>
          </table:table-cell>
          <table:table-cell office:value-type="float" office:value="22517.7" table:style-name="ce1">
            <text:p>22517.7</text:p>
          </table:table-cell>
          <table:table-cell office:value-type="float" office:value="52.617699999999999" table:style-name="ce1">
            <text:p>52.61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181369208396386" table:formula="of:=[.G602]/[.O602]" table:style-name="ce5">
            <text:p>10</text:p>
          </table:table-cell>
          <table:table-cell office:value-type="float" office:value="7.3710828938710984" table:formula="of:=[.J602]/[.R602]" table:style-name="ce5">
            <text:p>7</text:p>
          </table:table-cell>
          <table:table-cell office:value-type="string" office:string-value="0" table:formula="of:=IF([.T6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6.731200000000001" table:style-name="ce1">
            <text:p>16.7312</text:p>
          </table:table-cell>
          <table:table-cell office:value-type="float" office:value="787.31600000000003" table:style-name="ce1">
            <text:p>787.316</text:p>
          </table:table-cell>
          <table:table-cell office:value-type="float" office:value="2.88835" table:style-name="ce1">
            <text:p>2.88835</text:p>
          </table:table-cell>
          <table:table-cell office:value-type="string" table:style-name="ce1">
            <text:p>Mixed</text:p>
          </table:table-cell>
          <table:table-cell office:value-type="float" office:value="20499.099999999999" table:style-name="ce1">
            <text:p>20499.1</text:p>
          </table:table-cell>
          <table:table-cell office:value-type="float" office:value="38.354399999999998" table:style-name="ce1">
            <text:p>38.354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312300072415422" table:formula="of:=[.G603]/[.O603]" table:style-name="ce5">
            <text:p>9</text:p>
          </table:table-cell>
          <table:table-cell office:value-type="float" office:value="6.7103019113742972" table:formula="of:=[.J603]/[.R603]" table:style-name="ce5">
            <text:p>7</text:p>
          </table:table-cell>
          <table:table-cell office:value-type="string" office:string-value="0" table:formula="of:=IF([.T6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7.898599999999998" table:style-name="ce1">
            <text:p>17.8986</text:p>
          </table:table-cell>
          <table:table-cell office:value-type="float" office:value="1401.25" table:style-name="ce1">
            <text:p>1401.25</text:p>
          </table:table-cell>
          <table:table-cell office:value-type="float" office:value="5.5245499999999996" table:style-name="ce1">
            <text:p>5.52455</text:p>
          </table:table-cell>
          <table:table-cell office:value-type="string" table:style-name="ce1">
            <text:p>Mixed</text:p>
          </table:table-cell>
          <table:table-cell office:value-type="float" office:value="38694.6" table:style-name="ce1">
            <text:p>38694.6</text:p>
          </table:table-cell>
          <table:table-cell office:value-type="float" office:value="55.624499999999998" table:style-name="ce1">
            <text:p>55.62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607545188523044" table:formula="of:=[.G604]/[.O604]" table:style-name="ce5">
            <text:p>17</text:p>
          </table:table-cell>
          <table:table-cell office:value-type="float" office:value="12.666529181274489" table:formula="of:=[.J604]/[.R604]" table:style-name="ce5">
            <text:p>13</text:p>
          </table:table-cell>
          <table:table-cell office:value-type="string" office:string-value="1" table:formula="of:=IF([.T60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6.659500000000001" table:style-name="ce1">
            <text:p>16.6595</text:p>
          </table:table-cell>
          <table:table-cell office:value-type="float" office:value="753.03200000000004" table:style-name="ce1">
            <text:p>753.032</text:p>
          </table:table-cell>
          <table:table-cell office:value-type="float" office:value="4.9068800000000001" table:style-name="ce1">
            <text:p>4.90688</text:p>
          </table:table-cell>
          <table:table-cell office:value-type="string" table:style-name="ce1">
            <text:p>Mixed</text:p>
          </table:table-cell>
          <table:table-cell office:value-type="float" office:value="19394.2" table:style-name="ce1">
            <text:p>19394.2</text:p>
          </table:table-cell>
          <table:table-cell office:value-type="float" office:value="27.132400000000001" table:style-name="ce1">
            <text:p>27.13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248977472998288" table:formula="of:=[.G605]/[.O605]" table:style-name="ce5">
            <text:p>9</text:p>
          </table:table-cell>
          <table:table-cell office:value-type="float" office:value="6.348617126097019" table:formula="of:=[.J605]/[.R605]" table:style-name="ce5">
            <text:p>6</text:p>
          </table:table-cell>
          <table:table-cell office:value-type="string" office:string-value="0" table:formula="of:=IF([.T60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Curve 1</text:p>
          </table:table-cell>
          <table:table-cell office:value-type="float" office:value="1611.17" table:style-name="ce1">
            <text:p>1611.17</text:p>
          </table:table-cell>
          <table:table-cell office:value-type="float" office:value="17.060400000000001" table:style-name="ce1">
            <text:p>17.0604</text:p>
          </table:table-cell>
          <table:table-cell office:value-type="float" office:value="539.22500000000002" table:style-name="ce1">
            <text:p>539.225</text:p>
          </table:table-cell>
          <table:table-cell office:value-type="float" office:value="3.7217699999999998" table:style-name="ce1">
            <text:p>3.72177</text:p>
          </table:table-cell>
          <table:table-cell office:value-type="string" table:style-name="ce1">
            <text:p>Mixed</text:p>
          </table:table-cell>
          <table:table-cell office:value-type="float" office:value="14277.1" table:style-name="ce1">
            <text:p>14277.1</text:p>
          </table:table-cell>
          <table:table-cell office:value-type="float" office:value="24.0412" table:style-name="ce1">
            <text:p>24.04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908678353479669" table:formula="of:=[.G606]/[.O606]" table:style-name="ce5">
            <text:p>6</text:p>
          </table:table-cell>
          <table:table-cell office:value-type="float" office:value="4.6735540301223955" table:formula="of:=[.J606]/[.R606]" table:style-name="ce5">
            <text:p>5</text:p>
          </table:table-cell>
          <table:table-cell office:value-type="string" office:string-value="0" table:formula="of:=IF([.T6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6.4421" table:style-name="ce1">
            <text:p>16.4421</text:p>
          </table:table-cell>
          <table:table-cell office:value-type="float" office:value="763.38400000000001" table:style-name="ce1">
            <text:p>763.384</text:p>
          </table:table-cell>
          <table:table-cell office:value-type="float" office:value="9.2547499999999996" table:style-name="ce1">
            <text:p>9.25475</text:p>
          </table:table-cell>
          <table:table-cell office:value-type="string" table:style-name="ce1">
            <text:p>Mixed</text:p>
          </table:table-cell>
          <table:table-cell office:value-type="float" office:value="19127.900000000001" table:style-name="ce1">
            <text:p>19127.9</text:p>
          </table:table-cell>
          <table:table-cell office:value-type="float" office:value="37.142499999999998" table:style-name="ce1">
            <text:p>37.14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475891355543094" table:formula="of:=[.G607]/[.O607]" table:style-name="ce5">
            <text:p>9</text:p>
          </table:table-cell>
          <table:table-cell office:value-type="float" office:value="6.2614448405333132" table:formula="of:=[.J607]/[.R607]" table:style-name="ce5">
            <text:p>6</text:p>
          </table:table-cell>
          <table:table-cell office:value-type="string" office:string-value="0" table:formula="of:=IF([.T60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Curve 1</text:p>
          </table:table-cell>
          <table:table-cell office:value-type="float" office:value="1612.73" table:style-name="ce1">
            <text:p>1612.73</text:p>
          </table:table-cell>
          <table:table-cell office:value-type="float" office:value="20.554099999999998" table:style-name="ce1">
            <text:p>20.5541</text:p>
          </table:table-cell>
          <table:table-cell office:value-type="float" office:value="363.62" table:style-name="ce1">
            <text:p>363.62</text:p>
          </table:table-cell>
          <table:table-cell office:value-type="float" office:value="12.7127" table:style-name="ce1">
            <text:p>12.7127</text:p>
          </table:table-cell>
          <table:table-cell office:value-type="string" table:style-name="ce1">
            <text:p>Mixed</text:p>
          </table:table-cell>
          <table:table-cell office:value-type="float" office:value="11258.9" table:style-name="ce1">
            <text:p>11258.9</text:p>
          </table:table-cell>
          <table:table-cell office:value-type="float" office:value="24.436299999999999" table:style-name="ce1">
            <text:p>24.436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3096061241396963" table:formula="of:=[.G608]/[.O608]" table:style-name="ce5">
            <text:p>4</text:p>
          </table:table-cell>
          <table:table-cell office:value-type="float" office:value="3.6855578142441412" table:formula="of:=[.J608]/[.R608]" table:style-name="ce5">
            <text:p>4</text:p>
          </table:table-cell>
          <table:table-cell office:value-type="string" office:string-value="0" table:formula="of:=IF([.T6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7.336400000000001" table:style-name="ce1">
            <text:p>17.3364</text:p>
          </table:table-cell>
          <table:table-cell office:value-type="float" office:value="406.51400000000001" table:style-name="ce1">
            <text:p>406.514</text:p>
          </table:table-cell>
          <table:table-cell office:value-type="float" office:value="14.3668" table:style-name="ce1">
            <text:p>14.3668</text:p>
          </table:table-cell>
          <table:table-cell office:value-type="string" table:style-name="ce1">
            <text:p>Mixed</text:p>
          </table:table-cell>
          <table:table-cell office:value-type="float" office:value="10557.5" table:style-name="ce1">
            <text:p>10557.5</text:p>
          </table:table-cell>
          <table:table-cell office:value-type="float" office:value="34.561300000000003" table:style-name="ce1">
            <text:p>34.56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8179836751238234" table:formula="of:=[.G609]/[.O609]" table:style-name="ce5">
            <text:p>5</text:p>
          </table:table-cell>
          <table:table-cell office:value-type="float" office:value="3.4559572093084157" table:formula="of:=[.J609]/[.R609]" table:style-name="ce5">
            <text:p>3</text:p>
          </table:table-cell>
          <table:table-cell office:value-type="string" office:string-value="0" table:formula="of:=IF([.T60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Curve 1</text:p>
          </table:table-cell>
          <table:table-cell office:value-type="float" office:value="1612.23" table:style-name="ce1">
            <text:p>1612.23</text:p>
          </table:table-cell>
          <table:table-cell office:value-type="float" office:value="18.939800000000002" table:style-name="ce1">
            <text:p>18.9398</text:p>
          </table:table-cell>
          <table:table-cell office:value-type="float" office:value="1019.12" table:style-name="ce1">
            <text:p>1019.12</text:p>
          </table:table-cell>
          <table:table-cell office:value-type="float" office:value="43.547400000000003" table:style-name="ce1">
            <text:p>43.5474</text:p>
          </table:table-cell>
          <table:table-cell office:value-type="string" table:style-name="ce1">
            <text:p>Mixed</text:p>
          </table:table-cell>
          <table:table-cell office:value-type="float" office:value="26063.3" table:style-name="ce1">
            <text:p>26063.3</text:p>
          </table:table-cell>
          <table:table-cell office:value-type="float" office:value="37.135300000000001" table:style-name="ce1">
            <text:p>37.13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78559466567425" table:formula="of:=[.G610]/[.O610]" table:style-name="ce5">
            <text:p>12</text:p>
          </table:table-cell>
          <table:table-cell office:value-type="float" office:value="8.5317214807831423" table:formula="of:=[.J610]/[.R610]" table:style-name="ce5">
            <text:p>9</text:p>
          </table:table-cell>
          <table:table-cell office:value-type="string" office:string-value="0" table:formula="of:=IF([.T61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Curve 1</text:p>
          </table:table-cell>
          <table:table-cell office:value-type="float" office:value="1611.67" table:style-name="ce1">
            <text:p>1611.67</text:p>
          </table:table-cell>
          <table:table-cell office:value-type="float" office:value="18.173100000000002" table:style-name="ce1">
            <text:p>18.1731</text:p>
          </table:table-cell>
          <table:table-cell office:value-type="float" office:value="355.09699999999998" table:style-name="ce1">
            <text:p>355.097</text:p>
          </table:table-cell>
          <table:table-cell office:value-type="float" office:value="39.746000000000002" table:style-name="ce1">
            <text:p>39.746</text:p>
          </table:table-cell>
          <table:table-cell office:value-type="string" table:style-name="ce1">
            <text:p>Mixed</text:p>
          </table:table-cell>
          <table:table-cell office:value-type="float" office:value="8838.02" table:style-name="ce1">
            <text:p>8838.02</text:p>
          </table:table-cell>
          <table:table-cell office:value-type="float" office:value="23.950600000000001" table:style-name="ce1">
            <text:p>23.95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208591952762867" table:formula="of:=[.G611]/[.O611]" table:style-name="ce5">
            <text:p>4</text:p>
          </table:table-cell>
          <table:table-cell office:value-type="float" office:value="2.8930920137354454" table:formula="of:=[.J611]/[.R611]" table:style-name="ce5">
            <text:p>3</text:p>
          </table:table-cell>
          <table:table-cell office:value-type="string" office:string-value="0" table:formula="of:=IF([.T6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Curve 1</text:p>
          </table:table-cell>
          <table:table-cell office:value-type="float" office:value="1612.2" table:style-name="ce1">
            <text:p>1612.2</text:p>
          </table:table-cell>
          <table:table-cell office:value-type="float" office:value="20.286100000000001" table:style-name="ce1">
            <text:p>20.2861</text:p>
          </table:table-cell>
          <table:table-cell office:value-type="float" office:value="816.28599999999994" table:style-name="ce1">
            <text:p>816.286</text:p>
          </table:table-cell>
          <table:table-cell office:value-type="float" office:value="39.017499999999998" table:style-name="ce1">
            <text:p>39.0175</text:p>
          </table:table-cell>
          <table:table-cell office:value-type="string" table:style-name="ce1">
            <text:p>Mixed</text:p>
          </table:table-cell>
          <table:table-cell office:value-type="float" office:value="22739.8" table:style-name="ce1">
            <text:p>22739.8</text:p>
          </table:table-cell>
          <table:table-cell office:value-type="float" office:value="34.366" table:style-name="ce1">
            <text:p>34.3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745810039312907" table:formula="of:=[.G612]/[.O612]" table:style-name="ce5">
            <text:p>10</text:p>
          </table:table-cell>
          <table:table-cell office:value-type="float" office:value="7.4437864786390255" table:formula="of:=[.J612]/[.R612]" table:style-name="ce5">
            <text:p>7</text:p>
          </table:table-cell>
          <table:table-cell office:value-type="string" office:string-value="0" table:formula="of:=IF([.T6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7.454799999999999" table:style-name="ce1">
            <text:p>17.4548</text:p>
          </table:table-cell>
          <table:table-cell office:value-type="float" office:value="740.65300000000002" table:style-name="ce1">
            <text:p>740.653</text:p>
          </table:table-cell>
          <table:table-cell office:value-type="float" office:value="36.266399999999997" table:style-name="ce1">
            <text:p>36.2664</text:p>
          </table:table-cell>
          <table:table-cell office:value-type="string" table:style-name="ce1">
            <text:p>Mixed</text:p>
          </table:table-cell>
          <table:table-cell office:value-type="float" office:value="17933.2" table:style-name="ce1">
            <text:p>17933.2</text:p>
          </table:table-cell>
          <table:table-cell office:value-type="float" office:value="30.4101" table:style-name="ce1">
            <text:p>30.41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781824560322281" table:formula="of:=[.G613]/[.O613]" table:style-name="ce5">
            <text:p>9</text:p>
          </table:table-cell>
          <table:table-cell office:value-type="float" office:value="5.8703643690238865" table:formula="of:=[.J613]/[.R613]" table:style-name="ce5">
            <text:p>6</text:p>
          </table:table-cell>
          <table:table-cell office:value-type="string" office:string-value="0" table:formula="of:=IF([.T61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Curve 1</text:p>
          </table:table-cell>
          <table:table-cell office:value-type="float" office:value="1611.44" table:style-name="ce1">
            <text:p>1611.44</text:p>
          </table:table-cell>
          <table:table-cell office:value-type="float" office:value="18.633800000000001" table:style-name="ce1">
            <text:p>18.6338</text:p>
          </table:table-cell>
          <table:table-cell office:value-type="float" office:value="745.59199999999998" table:style-name="ce1">
            <text:p>745.592</text:p>
          </table:table-cell>
          <table:table-cell office:value-type="float" office:value="33.435200000000002" table:style-name="ce1">
            <text:p>33.4352</text:p>
          </table:table-cell>
          <table:table-cell office:value-type="string" table:style-name="ce1">
            <text:p>Mixed</text:p>
          </table:table-cell>
          <table:table-cell office:value-type="float" office:value="19471.400000000001" table:style-name="ce1">
            <text:p>19471.4</text:p>
          </table:table-cell>
          <table:table-cell office:value-type="float" office:value="38.2331" table:style-name="ce1">
            <text:p>38.23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367192379670101" table:formula="of:=[.G614]/[.O614]" table:style-name="ce5">
            <text:p>9</text:p>
          </table:table-cell>
          <table:table-cell office:value-type="float" office:value="6.3738882505638541" table:formula="of:=[.J614]/[.R614]" table:style-name="ce5">
            <text:p>6</text:p>
          </table:table-cell>
          <table:table-cell office:value-type="string" office:string-value="0" table:formula="of:=IF([.T61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Curve 1</text:p>
          </table:table-cell>
          <table:table-cell office:value-type="float" office:value="1611.31" table:style-name="ce1">
            <text:p>1611.31</text:p>
          </table:table-cell>
          <table:table-cell office:value-type="float" office:value="18.202400000000001" table:style-name="ce1">
            <text:p>18.2024</text:p>
          </table:table-cell>
          <table:table-cell office:value-type="float" office:value="765.23800000000006" table:style-name="ce1">
            <text:p>765.238</text:p>
          </table:table-cell>
          <table:table-cell office:value-type="float" office:value="34.399900000000002" table:style-name="ce1">
            <text:p>34.3999</text:p>
          </table:table-cell>
          <table:table-cell office:value-type="string" table:style-name="ce1">
            <text:p>Mixed</text:p>
          </table:table-cell>
          <table:table-cell office:value-type="float" office:value="19453.7" table:style-name="ce1">
            <text:p>19453.7</text:p>
          </table:table-cell>
          <table:table-cell office:value-type="float" office:value="77.321100000000001" table:style-name="ce1">
            <text:p>77.32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695626511864393" table:formula="of:=[.G615]/[.O615]" table:style-name="ce5">
            <text:p>9</text:p>
          </table:table-cell>
          <table:table-cell office:value-type="float" office:value="6.3680942233221058" table:formula="of:=[.J615]/[.R615]" table:style-name="ce5">
            <text:p>6</text:p>
          </table:table-cell>
          <table:table-cell office:value-type="string" office:string-value="0" table:formula="of:=IF([.T61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5.4618" table:style-name="ce1">
            <text:p>15.4618</text:p>
          </table:table-cell>
          <table:table-cell office:value-type="float" office:value="775.30200000000002" table:style-name="ce1">
            <text:p>775.302</text:p>
          </table:table-cell>
          <table:table-cell office:value-type="float" office:value="34.2746" table:style-name="ce1">
            <text:p>34.2746</text:p>
          </table:table-cell>
          <table:table-cell office:value-type="string" table:style-name="ce1">
            <text:p>Mixed</text:p>
          </table:table-cell>
          <table:table-cell office:value-type="float" office:value="16749.7" table:style-name="ce1">
            <text:p>16749.7</text:p>
          </table:table-cell>
          <table:table-cell office:value-type="float" office:value="47.368600000000001" table:style-name="ce1">
            <text:p>47.36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888406777893259" table:formula="of:=[.G616]/[.O616]" table:style-name="ce5">
            <text:p>9</text:p>
          </table:table-cell>
          <table:table-cell office:value-type="float" office:value="5.4829501746391829" table:formula="of:=[.J616]/[.R616]" table:style-name="ce5">
            <text:p>5</text:p>
          </table:table-cell>
          <table:table-cell office:value-type="string" office:string-value="0" table:formula="of:=IF([.T61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5.2729" table:style-name="ce1">
            <text:p>15.2729</text:p>
          </table:table-cell>
          <table:table-cell office:value-type="float" office:value="813.18899999999996" table:style-name="ce1">
            <text:p>813.189</text:p>
          </table:table-cell>
          <table:table-cell office:value-type="float" office:value="34.145299999999999" table:style-name="ce1">
            <text:p>34.1453</text:p>
          </table:table-cell>
          <table:table-cell office:value-type="string" table:style-name="ce1">
            <text:p>Mixed</text:p>
          </table:table-cell>
          <table:table-cell office:value-type="float" office:value="17361.599999999999" table:style-name="ce1">
            <text:p>17361.6</text:p>
          </table:table-cell>
          <table:table-cell office:value-type="float" office:value="24.089400000000001" table:style-name="ce1">
            <text:p>24.08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378755142264882" table:formula="of:=[.G617]/[.O617]" table:style-name="ce5">
            <text:p>10</text:p>
          </table:table-cell>
          <table:table-cell office:value-type="float" office:value="5.6832532971943159" table:formula="of:=[.J617]/[.R617]" table:style-name="ce5">
            <text:p>6</text:p>
          </table:table-cell>
          <table:table-cell office:value-type="string" office:string-value="0" table:formula="of:=IF([.T6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367000000000001" table:style-name="ce1">
            <text:p>19.367</text:p>
          </table:table-cell>
          <table:table-cell office:value-type="float" office:value="581.63099999999997" table:style-name="ce1">
            <text:p>581.6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7694.2" table:style-name="ce1">
            <text:p>17694.2</text:p>
          </table:table-cell>
          <table:table-cell office:value-type="float" office:value="22.650500000000001" table:style-name="ce1">
            <text:p>22.65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934616346446722" table:formula="of:=[.G618]/[.O618]" table:style-name="ce5">
            <text:p>7</text:p>
          </table:table-cell>
          <table:table-cell office:value-type="float" office:value="5.7921286339516911" table:formula="of:=[.J618]/[.R618]" table:style-name="ce5">
            <text:p>6</text:p>
          </table:table-cell>
          <table:table-cell office:value-type="string" office:string-value="0" table:formula="of:=IF([.T61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9.335699999999999" table:style-name="ce1">
            <text:p>19.3357</text:p>
          </table:table-cell>
          <table:table-cell office:value-type="float" office:value="1326.65" table:style-name="ce1">
            <text:p>1326.65</text:p>
          </table:table-cell>
          <table:table-cell office:value-type="float" office:value="0.64634000000000003" table:style-name="ce1">
            <text:p>0.64634</text:p>
          </table:table-cell>
          <table:table-cell office:value-type="string" table:style-name="ce1">
            <text:p>Mixed</text:p>
          </table:table-cell>
          <table:table-cell office:value-type="float" office:value="40209.699999999997" table:style-name="ce1">
            <text:p>40209.7</text:p>
          </table:table-cell>
          <table:table-cell office:value-type="float" office:value="71.411299999999997" table:style-name="ce1">
            <text:p>71.41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723389705159036" table:formula="of:=[.G619]/[.O619]" table:style-name="ce5">
            <text:p>16</text:p>
          </table:table-cell>
          <table:table-cell office:value-type="float" office:value="13.162491366244717" table:formula="of:=[.J619]/[.R619]" table:style-name="ce5">
            <text:p>13</text:p>
          </table:table-cell>
          <table:table-cell office:value-type="string" office:string-value="1" table:formula="of:=IF([.T61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Curve 1</text:p>
          </table:table-cell>
          <table:table-cell office:value-type="float" office:value="1611.31" table:style-name="ce1">
            <text:p>1611.31</text:p>
          </table:table-cell>
          <table:table-cell office:value-type="float" office:value="20.043600000000001" table:style-name="ce1">
            <text:p>20.0436</text:p>
          </table:table-cell>
          <table:table-cell office:value-type="float" office:value="449.02199999999999" table:style-name="ce1">
            <text:p>449.0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4137.2" table:style-name="ce1">
            <text:p>14137.2</text:p>
          </table:table-cell>
          <table:table-cell office:value-type="float" office:value="21.261399999999998" table:style-name="ce1">
            <text:p>21.26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217863733388002" table:formula="of:=[.G620]/[.O620]" table:style-name="ce5">
            <text:p>5</text:p>
          </table:table-cell>
          <table:table-cell office:value-type="float" office:value="4.6277583006805534" table:formula="of:=[.J620]/[.R620]" table:style-name="ce5">
            <text:p>5</text:p>
          </table:table-cell>
          <table:table-cell office:value-type="string" office:string-value="0" table:formula="of:=IF([.T62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Curve 1</text:p>
          </table:table-cell>
          <table:table-cell office:value-type="float" office:value="1611.69" table:style-name="ce1">
            <text:p>1611.69</text:p>
          </table:table-cell>
          <table:table-cell office:value-type="float" office:value="17.286000000000001" table:style-name="ce1">
            <text:p>17.286</text:p>
          </table:table-cell>
          <table:table-cell office:value-type="float" office:value="493.78399999999999" table:style-name="ce1">
            <text:p>493.784</text:p>
          </table:table-cell>
          <table:table-cell office:value-type="float" office:value="2.8016800000000002" table:style-name="ce1">
            <text:p>2.80168</text:p>
          </table:table-cell>
          <table:table-cell office:value-type="string" table:style-name="ce1">
            <text:p>Mixed</text:p>
          </table:table-cell>
          <table:table-cell office:value-type="float" office:value="13286.6" table:style-name="ce1">
            <text:p>13286.6</text:p>
          </table:table-cell>
          <table:table-cell office:value-type="float" office:value="20.857399999999998" table:style-name="ce1">
            <text:p>20.85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523033672575648" table:formula="of:=[.G621]/[.O621]" table:style-name="ce5">
            <text:p>6</text:p>
          </table:table-cell>
          <table:table-cell office:value-type="float" office:value="4.3493176469047787" table:formula="of:=[.J621]/[.R621]" table:style-name="ce5">
            <text:p>4</text:p>
          </table:table-cell>
          <table:table-cell office:value-type="string" office:string-value="0" table:formula="of:=IF([.T62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19.817799999999998" table:style-name="ce1">
            <text:p>19.8178</text:p>
          </table:table-cell>
          <table:table-cell office:value-type="float" office:value="863.46699999999998" table:style-name="ce1">
            <text:p>863.4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6879.5" table:style-name="ce1">
            <text:p>26879.5</text:p>
          </table:table-cell>
          <table:table-cell office:value-type="float" office:value="16.515000000000001" table:style-name="ce1">
            <text:p>16.5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337678653334" table:formula="of:=[.G622]/[.O622]" table:style-name="ce5">
            <text:p>10</text:p>
          </table:table-cell>
          <table:table-cell office:value-type="float" office:value="8.7989014262472711" table:formula="of:=[.J622]/[.R622]" table:style-name="ce5">
            <text:p>9</text:p>
          </table:table-cell>
          <table:table-cell office:value-type="string" office:string-value="0" table:formula="of:=IF([.T62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7.714300000000001" table:style-name="ce1">
            <text:p>17.7143</text:p>
          </table:table-cell>
          <table:table-cell office:value-type="float" office:value="552.54899999999998" table:style-name="ce1">
            <text:p>552.5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374.9" table:style-name="ce1">
            <text:p>15374.9</text:p>
          </table:table-cell>
          <table:table-cell office:value-type="float" office:value="20.971599999999999" table:style-name="ce1">
            <text:p>20.97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5487832195348581" table:formula="of:=[.G623]/[.O623]" table:style-name="ce5">
            <text:p>7</text:p>
          </table:table-cell>
          <table:table-cell office:value-type="float" office:value="5.0329146575795374" table:formula="of:=[.J623]/[.R623]" table:style-name="ce5">
            <text:p>5</text:p>
          </table:table-cell>
          <table:table-cell office:value-type="string" office:string-value="0" table:formula="of:=IF([.T62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Curve 1</text:p>
          </table:table-cell>
          <table:table-cell office:value-type="float" office:value="1611.54" table:style-name="ce1">
            <text:p>1611.54</text:p>
          </table:table-cell>
          <table:table-cell office:value-type="float" office:value="17.491199999999999" table:style-name="ce1">
            <text:p>17.4912</text:p>
          </table:table-cell>
          <table:table-cell office:value-type="float" office:value="513.45100000000002" table:style-name="ce1">
            <text:p>513.451</text:p>
          </table:table-cell>
          <table:table-cell office:value-type="float" office:value="0.84772400000000003" table:style-name="ce1">
            <text:p>0.847724</text:p>
          </table:table-cell>
          <table:table-cell office:value-type="string" table:style-name="ce1">
            <text:p>Mixed</text:p>
          </table:table-cell>
          <table:table-cell office:value-type="float" office:value="14068.6" table:style-name="ce1">
            <text:p>14068.6</text:p>
          </table:table-cell>
          <table:table-cell office:value-type="float" office:value="19.412700000000001" table:style-name="ce1">
            <text:p>19.41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853956714307555" table:formula="of:=[.G624]/[.O624]" table:style-name="ce5">
            <text:p>6</text:p>
          </table:table-cell>
          <table:table-cell office:value-type="float" office:value="4.6053023532916297" table:formula="of:=[.J624]/[.R624]" table:style-name="ce5">
            <text:p>5</text:p>
          </table:table-cell>
          <table:table-cell office:value-type="string" office:string-value="0" table:formula="of:=IF([.T62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5.8025" table:style-name="ce1">
            <text:p>15.8025</text:p>
          </table:table-cell>
          <table:table-cell office:value-type="float" office:value="675.33199999999999" table:style-name="ce1">
            <text:p>675.332</text:p>
          </table:table-cell>
          <table:table-cell office:value-type="float" office:value="3.01206" table:style-name="ce1">
            <text:p>3.01206</text:p>
          </table:table-cell>
          <table:table-cell office:value-type="string" table:style-name="ce1">
            <text:p>Mixed</text:p>
          </table:table-cell>
          <table:table-cell office:value-type="float" office:value="16600.7" table:style-name="ce1">
            <text:p>16600.7</text:p>
          </table:table-cell>
          <table:table-cell office:value-type="float" office:value="14.754200000000001" table:style-name="ce1">
            <text:p>14.754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040012183804787" table:formula="of:=[.G625]/[.O625]" table:style-name="ce5">
            <text:p>8</text:p>
          </table:table-cell>
          <table:table-cell office:value-type="float" office:value="5.434175595033504" table:formula="of:=[.J625]/[.R625]" table:style-name="ce5">
            <text:p>5</text:p>
          </table:table-cell>
          <table:table-cell office:value-type="string" office:string-value="0" table:formula="of:=IF([.T62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Curve 1</text:p>
          </table:table-cell>
          <table:table-cell office:value-type="float" office:value="1611.75" table:style-name="ce1">
            <text:p>1611.75</text:p>
          </table:table-cell>
          <table:table-cell office:value-type="float" office:value="16.6311" table:style-name="ce1">
            <text:p>16.6311</text:p>
          </table:table-cell>
          <table:table-cell office:value-type="float" office:value="253.053" table:style-name="ce1">
            <text:p>253.053</text:p>
          </table:table-cell>
          <table:table-cell office:value-type="float" office:value="3.45519" table:style-name="ce1">
            <text:p>3.45519</text:p>
          </table:table-cell>
          <table:table-cell office:value-type="string" table:style-name="ce1">
            <text:p>Mixed</text:p>
          </table:table-cell>
          <table:table-cell office:value-type="float" office:value="6537.17" table:style-name="ce1">
            <text:p>6537.17</text:p>
          </table:table-cell>
          <table:table-cell office:value-type="float" office:value="17.986899999999999" table:style-name="ce1">
            <text:p>17.98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9991715486824777" table:formula="of:=[.G626]/[.O626]" table:style-name="ce5">
            <text:p>3</text:p>
          </table:table-cell>
          <table:table-cell office:value-type="float" office:value="2.139917574233928" table:formula="of:=[.J626]/[.R626]" table:style-name="ce5">
            <text:p>2</text:p>
          </table:table-cell>
          <table:table-cell office:value-type="string" office:string-value="0" table:formula="of:=IF([.T62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Curve 1</text:p>
          </table:table-cell>
          <table:table-cell office:value-type="float" office:value="1612.76" table:style-name="ce1">
            <text:p>1612.76</text:p>
          </table:table-cell>
          <table:table-cell office:value-type="float" office:value="21.031600000000001" table:style-name="ce1">
            <text:p>21.0316</text:p>
          </table:table-cell>
          <table:table-cell office:value-type="float" office:value="676.88400000000001" table:style-name="ce1">
            <text:p>676.884</text:p>
          </table:table-cell>
          <table:table-cell office:value-type="float" office:value="9.5762800000000006" table:style-name="ce1">
            <text:p>9.57628</text:p>
          </table:table-cell>
          <table:table-cell office:value-type="string" table:style-name="ce1">
            <text:p>Mixed</text:p>
          </table:table-cell>
          <table:table-cell office:value-type="float" office:value="21671.5" table:style-name="ce1">
            <text:p>21671.5</text:p>
          </table:table-cell>
          <table:table-cell office:value-type="float" office:value="20.532299999999999" table:style-name="ce1">
            <text:p>20.53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223954450585069" table:formula="of:=[.G627]/[.O627]" table:style-name="ce5">
            <text:p>8</text:p>
          </table:table-cell>
          <table:table-cell office:value-type="float" office:value="7.0940825632514644" table:formula="of:=[.J627]/[.R627]" table:style-name="ce5">
            <text:p>7</text:p>
          </table:table-cell>
          <table:table-cell office:value-type="string" office:string-value="0" table:formula="of:=IF([.T62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6.145099999999999" table:style-name="ce1">
            <text:p>16.1451</text:p>
          </table:table-cell>
          <table:table-cell office:value-type="float" office:value="669.83100000000002" table:style-name="ce1">
            <text:p>669.831</text:p>
          </table:table-cell>
          <table:table-cell office:value-type="float" office:value="5.7828200000000001" table:style-name="ce1">
            <text:p>5.78282</text:p>
          </table:table-cell>
          <table:table-cell office:value-type="string" table:style-name="ce1">
            <text:p>Mixed</text:p>
          </table:table-cell>
          <table:table-cell office:value-type="float" office:value="16670.7" table:style-name="ce1">
            <text:p>16670.7</text:p>
          </table:table-cell>
          <table:table-cell office:value-type="float" office:value="21.652999999999999" table:style-name="ce1">
            <text:p>21.6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388036404450171" table:formula="of:=[.G628]/[.O628]" table:style-name="ce5">
            <text:p>8</text:p>
          </table:table-cell>
          <table:table-cell office:value-type="float" office:value="5.4570898270630179" table:formula="of:=[.J628]/[.R628]" table:style-name="ce5">
            <text:p>5</text:p>
          </table:table-cell>
          <table:table-cell office:value-type="string" office:string-value="0" table:formula="of:=IF([.T62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6.0808" table:style-name="ce1">
            <text:p>16.0808</text:p>
          </table:table-cell>
          <table:table-cell office:value-type="float" office:value="391.87299999999999" table:style-name="ce1">
            <text:p>391.873</text:p>
          </table:table-cell>
          <table:table-cell office:value-type="float" office:value="7.27508" table:style-name="ce1">
            <text:p>7.27508</text:p>
          </table:table-cell>
          <table:table-cell office:value-type="string" table:style-name="ce1">
            <text:p>Mixed</text:p>
          </table:table-cell>
          <table:table-cell office:value-type="float" office:value="9666.4599999999991" table:style-name="ce1">
            <text:p>9666.46</text:p>
          </table:table-cell>
          <table:table-cell office:value-type="float" office:value="19.077999999999999" table:style-name="ce1">
            <text:p>19.0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6444592725510017" table:formula="of:=[.G629]/[.O629]" table:style-name="ce5">
            <text:p>5</text:p>
          </table:table-cell>
          <table:table-cell office:value-type="float" office:value="3.1642786763430193" table:formula="of:=[.J629]/[.R629]" table:style-name="ce5">
            <text:p>3</text:p>
          </table:table-cell>
          <table:table-cell office:value-type="string" office:string-value="0" table:formula="of:=IF([.T6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17.080100000000002" table:style-name="ce1">
            <text:p>17.0801</text:p>
          </table:table-cell>
          <table:table-cell office:value-type="float" office:value="961.44" table:style-name="ce1">
            <text:p>961.44</text:p>
          </table:table-cell>
          <table:table-cell office:value-type="float" office:value="0.87235200000000002" table:style-name="ce1">
            <text:p>0.872352</text:p>
          </table:table-cell>
          <table:table-cell office:value-type="string" table:style-name="ce1">
            <text:p>Mixed</text:p>
          </table:table-cell>
          <table:table-cell office:value-type="float" office:value="25722.3" table:style-name="ce1">
            <text:p>25722.3</text:p>
          </table:table-cell>
          <table:table-cell office:value-type="float" office:value="21.523099999999999" table:style-name="ce1">
            <text:p>21.52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94938980234503" table:formula="of:=[.G630]/[.O630]" table:style-name="ce5">
            <text:p>11</text:p>
          </table:table-cell>
          <table:table-cell office:value-type="float" office:value="8.4200964361822273" table:formula="of:=[.J630]/[.R630]" table:style-name="ce5">
            <text:p>8</text:p>
          </table:table-cell>
          <table:table-cell office:value-type="string" office:string-value="0" table:formula="of:=IF([.T6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15.8306" table:style-name="ce1">
            <text:p>15.8306</text:p>
          </table:table-cell>
          <table:table-cell office:value-type="float" office:value="462.72199999999998" table:style-name="ce1">
            <text:p>462.722</text:p>
          </table:table-cell>
          <table:table-cell office:value-type="float" office:value="2.0929000000000002" table:style-name="ce1">
            <text:p>2.0929</text:p>
          </table:table-cell>
          <table:table-cell office:value-type="string" table:style-name="ce1">
            <text:p>Mixed</text:p>
          </table:table-cell>
          <table:table-cell office:value-type="float" office:value="11428.7" table:style-name="ce1">
            <text:p>11428.7</text:p>
          </table:table-cell>
          <table:table-cell office:value-type="float" office:value="23.2898" table:style-name="ce1">
            <text:p>23.28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841580907930494" table:formula="of:=[.G631]/[.O631]" table:style-name="ce5">
            <text:p>5</text:p>
          </table:table-cell>
          <table:table-cell office:value-type="float" office:value="3.7411411942243045" table:formula="of:=[.J631]/[.R631]" table:style-name="ce5">
            <text:p>4</text:p>
          </table:table-cell>
          <table:table-cell office:value-type="string" office:string-value="0" table:formula="of:=IF([.T6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16.202500000000001" table:style-name="ce1">
            <text:p>16.2025</text:p>
          </table:table-cell>
          <table:table-cell office:value-type="float" office:value="635.99099999999999" table:style-name="ce1">
            <text:p>635.991</text:p>
          </table:table-cell>
          <table:table-cell office:value-type="float" office:value="2.3272200000000001" table:style-name="ce1">
            <text:p>2.32722</text:p>
          </table:table-cell>
          <table:table-cell office:value-type="string" table:style-name="ce1">
            <text:p>Mixed</text:p>
          </table:table-cell>
          <table:table-cell office:value-type="float" office:value="16065.1" table:style-name="ce1">
            <text:p>16065.1</text:p>
          </table:table-cell>
          <table:table-cell office:value-type="float" office:value="19.152799999999999" table:style-name="ce1">
            <text:p>19.15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377336463828435" table:formula="of:=[.G632]/[.O632]" table:style-name="ce5">
            <text:p>8</text:p>
          </table:table-cell>
          <table:table-cell office:value-type="float" office:value="5.2588489853905402" table:formula="of:=[.J632]/[.R632]" table:style-name="ce5">
            <text:p>5</text:p>
          </table:table-cell>
          <table:table-cell office:value-type="string" office:string-value="0" table:formula="of:=IF([.T6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6.346800000000002" table:style-name="ce1">
            <text:p>16.3468</text:p>
          </table:table-cell>
          <table:table-cell office:value-type="float" office:value="661.40899999999999" table:style-name="ce1">
            <text:p>661.409</text:p>
          </table:table-cell>
          <table:table-cell office:value-type="float" office:value="2.4396800000000001" table:style-name="ce1">
            <text:p>2.43968</text:p>
          </table:table-cell>
          <table:table-cell office:value-type="string" table:style-name="ce1">
            <text:p>Mixed</text:p>
          </table:table-cell>
          <table:table-cell office:value-type="float" office:value="16849.7" table:style-name="ce1">
            <text:p>16849.7</text:p>
          </table:table-cell>
          <table:table-cell office:value-type="float" office:value="29.6051" table:style-name="ce1">
            <text:p>29.60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389865160362806" table:formula="of:=[.G633]/[.O633]" table:style-name="ce5">
            <text:p>8</text:p>
          </table:table-cell>
          <table:table-cell office:value-type="float" office:value="5.515684791824202" table:formula="of:=[.J633]/[.R633]" table:style-name="ce5">
            <text:p>6</text:p>
          </table:table-cell>
          <table:table-cell office:value-type="string" office:string-value="0" table:formula="of:=IF([.T6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Curve 1</text:p>
          </table:table-cell>
          <table:table-cell office:value-type="float" office:value="1610.61" table:style-name="ce1">
            <text:p>1610.61</text:p>
          </table:table-cell>
          <table:table-cell office:value-type="float" office:value="17.7165" table:style-name="ce1">
            <text:p>17.7165</text:p>
          </table:table-cell>
          <table:table-cell office:value-type="float" office:value="733.97299999999996" table:style-name="ce1">
            <text:p>733.973</text:p>
          </table:table-cell>
          <table:table-cell office:value-type="float" office:value="4.7379699999999998" table:style-name="ce1">
            <text:p>4.73797</text:p>
          </table:table-cell>
          <table:table-cell office:value-type="string" table:style-name="ce1">
            <text:p>Mixed</text:p>
          </table:table-cell>
          <table:table-cell office:value-type="float" office:value="20113.900000000001" table:style-name="ce1">
            <text:p>20113.9</text:p>
          </table:table-cell>
          <table:table-cell office:value-type="float" office:value="23.066199999999998" table:style-name="ce1">
            <text:p>23.06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699011428835556" table:formula="of:=[.G634]/[.O634]" table:style-name="ce5">
            <text:p>9</text:p>
          </table:table-cell>
          <table:table-cell office:value-type="float" office:value="6.5842081659776035" table:formula="of:=[.J634]/[.R634]" table:style-name="ce5">
            <text:p>7</text:p>
          </table:table-cell>
          <table:table-cell office:value-type="string" office:string-value="0" table:formula="of:=IF([.T6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6.736799999999999" table:style-name="ce1">
            <text:p>16.7368</text:p>
          </table:table-cell>
          <table:table-cell office:value-type="float" office:value="491.86900000000003" table:style-name="ce1">
            <text:p>491.869</text:p>
          </table:table-cell>
          <table:table-cell office:value-type="float" office:value="6.4713599999999998" table:style-name="ce1">
            <text:p>6.47136</text:p>
          </table:table-cell>
          <table:table-cell office:value-type="string" table:style-name="ce1">
            <text:p>Mixed</text:p>
          </table:table-cell>
          <table:table-cell office:value-type="float" office:value="12661.6" table:style-name="ce1">
            <text:p>12661.6</text:p>
          </table:table-cell>
          <table:table-cell office:value-type="float" office:value="19.389299999999999" table:style-name="ce1">
            <text:p>19.38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8296068826645078" table:formula="of:=[.G635]/[.O635]" table:style-name="ce5">
            <text:p>6</text:p>
          </table:table-cell>
          <table:table-cell office:value-type="float" office:value="4.1447262894984078" table:formula="of:=[.J635]/[.R635]" table:style-name="ce5">
            <text:p>4</text:p>
          </table:table-cell>
          <table:table-cell office:value-type="string" office:string-value="0" table:formula="of:=IF([.T63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Curve 1</text:p>
          </table:table-cell>
          <table:table-cell office:value-type="float" office:value="1610.74" table:style-name="ce1">
            <text:p>1610.74</text:p>
          </table:table-cell>
          <table:table-cell office:value-type="float" office:value="16.5276" table:style-name="ce1">
            <text:p>16.5276</text:p>
          </table:table-cell>
          <table:table-cell office:value-type="float" office:value="979.40200000000004" table:style-name="ce1">
            <text:p>979.402</text:p>
          </table:table-cell>
          <table:table-cell office:value-type="float" office:value="3.8664200000000002" table:style-name="ce1">
            <text:p>3.86642</text:p>
          </table:table-cell>
          <table:table-cell office:value-type="string" table:style-name="ce1">
            <text:p>Mixed</text:p>
          </table:table-cell>
          <table:table-cell office:value-type="float" office:value="25109.9" table:style-name="ce1">
            <text:p>25109.9</text:p>
          </table:table-cell>
          <table:table-cell office:value-type="float" office:value="36.848799999999997" table:style-name="ce1">
            <text:p>36.84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607823709352255" table:formula="of:=[.G636]/[.O636]" table:style-name="ce5">
            <text:p>12</text:p>
          </table:table-cell>
          <table:table-cell office:value-type="float" office:value="8.2196296405411697" table:formula="of:=[.J636]/[.R636]" table:style-name="ce5">
            <text:p>8</text:p>
          </table:table-cell>
          <table:table-cell office:value-type="string" office:string-value="0" table:formula="of:=IF([.T63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Curve 1</text:p>
          </table:table-cell>
          <table:table-cell office:value-type="float" office:value="1610.66" table:style-name="ce1">
            <text:p>1610.66</text:p>
          </table:table-cell>
          <table:table-cell office:value-type="float" office:value="15.843" table:style-name="ce1">
            <text:p>15.843</text:p>
          </table:table-cell>
          <table:table-cell office:value-type="float" office:value="779.83199999999999" table:style-name="ce1">
            <text:p>779.832</text:p>
          </table:table-cell>
          <table:table-cell office:value-type="float" office:value="17.188800000000001" table:style-name="ce1">
            <text:p>17.1888</text:p>
          </table:table-cell>
          <table:table-cell office:value-type="string" table:style-name="ce1">
            <text:p>Mixed</text:p>
          </table:table-cell>
          <table:table-cell office:value-type="float" office:value="18331.8" table:style-name="ce1">
            <text:p>18331.8</text:p>
          </table:table-cell>
          <table:table-cell office:value-type="float" office:value="22.766200000000001" table:style-name="ce1">
            <text:p>22.76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2425300121008398" table:formula="of:=[.G637]/[.O637]" table:style-name="ce5">
            <text:p>9</text:p>
          </table:table-cell>
          <table:table-cell office:value-type="float" office:value="6.0008445531233736" table:formula="of:=[.J637]/[.R637]" table:style-name="ce5">
            <text:p>6</text:p>
          </table:table-cell>
          <table:table-cell office:value-type="string" office:string-value="0" table:formula="of:=IF([.T6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Curve 1</text:p>
          </table:table-cell>
          <table:table-cell office:value-type="float" office:value="1610.92" table:style-name="ce1">
            <text:p>1610.92</text:p>
          </table:table-cell>
          <table:table-cell office:value-type="float" office:value="16.026199999999999" table:style-name="ce1">
            <text:p>16.0262</text:p>
          </table:table-cell>
          <table:table-cell office:value-type="float" office:value="765.39499999999998" table:style-name="ce1">
            <text:p>765.395</text:p>
          </table:table-cell>
          <table:table-cell office:value-type="float" office:value="14.5861" table:style-name="ce1">
            <text:p>14.5861</text:p>
          </table:table-cell>
          <table:table-cell office:value-type="string" table:style-name="ce1">
            <text:p>Mixed</text:p>
          </table:table-cell>
          <table:table-cell office:value-type="float" office:value="18362.099999999999" table:style-name="ce1">
            <text:p>18362.1</text:p>
          </table:table-cell>
          <table:table-cell office:value-type="float" office:value="22.1341" table:style-name="ce1">
            <text:p>22.13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714234073645645" table:formula="of:=[.G638]/[.O638]" table:style-name="ce5">
            <text:p>9</text:p>
          </table:table-cell>
          <table:table-cell office:value-type="float" office:value="6.0107631421304344" table:formula="of:=[.J638]/[.R638]" table:style-name="ce5">
            <text:p>6</text:p>
          </table:table-cell>
          <table:table-cell office:value-type="string" office:string-value="0" table:formula="of:=IF([.T6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Curve 1</text:p>
          </table:table-cell>
          <table:table-cell office:value-type="float" office:value="1610.88" table:style-name="ce1">
            <text:p>1610.88</text:p>
          </table:table-cell>
          <table:table-cell office:value-type="float" office:value="16.479099999999999" table:style-name="ce1">
            <text:p>16.4791</text:p>
          </table:table-cell>
          <table:table-cell office:value-type="float" office:value="893.99300000000005" table:style-name="ce1">
            <text:p>893.993</text:p>
          </table:table-cell>
          <table:table-cell office:value-type="float" office:value="11.9748" table:style-name="ce1">
            <text:p>11.9748</text:p>
          </table:table-cell>
          <table:table-cell office:value-type="string" table:style-name="ce1">
            <text:p>Mixed</text:p>
          </table:table-cell>
          <table:table-cell office:value-type="float" office:value="22248.1" table:style-name="ce1">
            <text:p>22248.1</text:p>
          </table:table-cell>
          <table:table-cell office:value-type="float" office:value="22.101199999999999" table:style-name="ce1">
            <text:p>22.10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95560496501896" table:formula="of:=[.G639]/[.O639]" table:style-name="ce5">
            <text:p>11</text:p>
          </table:table-cell>
          <table:table-cell office:value-type="float" office:value="7.2828303659402849" table:formula="of:=[.J639]/[.R639]" table:style-name="ce5">
            <text:p>7</text:p>
          </table:table-cell>
          <table:table-cell office:value-type="string" office:string-value="0" table:formula="of:=IF([.T6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Curve 1</text:p>
          </table:table-cell>
          <table:table-cell office:value-type="float" office:value="1610.81" table:style-name="ce1">
            <text:p>1610.81</text:p>
          </table:table-cell>
          <table:table-cell office:value-type="float" office:value="15.7851" table:style-name="ce1">
            <text:p>15.7851</text:p>
          </table:table-cell>
          <table:table-cell office:value-type="float" office:value="604.572" table:style-name="ce1">
            <text:p>604.572</text:p>
          </table:table-cell>
          <table:table-cell office:value-type="float" office:value="12.4941" table:style-name="ce1">
            <text:p>12.4941</text:p>
          </table:table-cell>
          <table:table-cell office:value-type="string" table:style-name="ce1">
            <text:p>Mixed</text:p>
          </table:table-cell>
          <table:table-cell office:value-type="float" office:value="14386.7" table:style-name="ce1">
            <text:p>14386.7</text:p>
          </table:table-cell>
          <table:table-cell office:value-type="float" office:value="22.721699999999998" table:style-name="ce1">
            <text:p>22.72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653572237043743" table:formula="of:=[.G640]/[.O640]" table:style-name="ce5">
            <text:p>7</text:p>
          </table:table-cell>
          <table:table-cell office:value-type="float" office:value="4.7094311705571767" table:formula="of:=[.J640]/[.R640]" table:style-name="ce5">
            <text:p>5</text:p>
          </table:table-cell>
          <table:table-cell office:value-type="string" office:string-value="0" table:formula="of:=IF([.T64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5.5945" table:style-name="ce1">
            <text:p>15.5945</text:p>
          </table:table-cell>
          <table:table-cell office:value-type="float" office:value="785.43100000000004" table:style-name="ce1">
            <text:p>785.431</text:p>
          </table:table-cell>
          <table:table-cell office:value-type="float" office:value="12.8567" table:style-name="ce1">
            <text:p>12.8567</text:p>
          </table:table-cell>
          <table:table-cell office:value-type="string" table:style-name="ce1">
            <text:p>Mixed</text:p>
          </table:table-cell>
          <table:table-cell office:value-type="float" office:value="18442.400000000001" table:style-name="ce1">
            <text:p>18442.4</text:p>
          </table:table-cell>
          <table:table-cell office:value-type="float" office:value="22.172999999999998" table:style-name="ce1">
            <text:p>22.1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088890811538576" table:formula="of:=[.G641]/[.O641]" table:style-name="ce5">
            <text:p>9</text:p>
          </table:table-cell>
          <table:table-cell office:value-type="float" office:value="6.0370490397300056" table:formula="of:=[.J641]/[.R641]" table:style-name="ce5">
            <text:p>6</text:p>
          </table:table-cell>
          <table:table-cell office:value-type="string" office:string-value="0" table:formula="of:=IF([.T6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Curve 1</text:p>
          </table:table-cell>
          <table:table-cell office:value-type="float" office:value="1610.96" table:style-name="ce1">
            <text:p>1610.96</text:p>
          </table:table-cell>
          <table:table-cell office:value-type="float" office:value="16.345500000000001" table:style-name="ce1">
            <text:p>16.3455</text:p>
          </table:table-cell>
          <table:table-cell office:value-type="float" office:value="585.80799999999999" table:style-name="ce1">
            <text:p>585.808</text:p>
          </table:table-cell>
          <table:table-cell office:value-type="float" office:value="11.784800000000001" table:style-name="ce1">
            <text:p>11.7848</text:p>
          </table:table-cell>
          <table:table-cell office:value-type="string" table:style-name="ce1">
            <text:p>Mixed</text:p>
          </table:table-cell>
          <table:table-cell office:value-type="float" office:value="14469.6" table:style-name="ce1">
            <text:p>14469.6</text:p>
          </table:table-cell>
          <table:table-cell office:value-type="float" office:value="22.4618" table:style-name="ce1">
            <text:p>22.461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429672305429495" table:formula="of:=[.G642]/[.O642]" table:style-name="ce5">
            <text:p>7</text:p>
          </table:table-cell>
          <table:table-cell office:value-type="float" office:value="4.736568168203557" table:formula="of:=[.J642]/[.R642]" table:style-name="ce5">
            <text:p>5</text:p>
          </table:table-cell>
          <table:table-cell office:value-type="string" office:string-value="0" table:formula="of:=IF([.T6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Curve 1</text:p>
          </table:table-cell>
          <table:table-cell office:value-type="float" office:value="1611.57" table:style-name="ce1">
            <text:p>1611.57</text:p>
          </table:table-cell>
          <table:table-cell office:value-type="float" office:value="20.042100000000001" table:style-name="ce1">
            <text:p>20.0421</text:p>
          </table:table-cell>
          <table:table-cell office:value-type="float" office:value="1432.07" table:style-name="ce1">
            <text:p>1432.07</text:p>
          </table:table-cell>
          <table:table-cell office:value-type="float" office:value="6.2444699999999997" table:style-name="ce1">
            <text:p>6.24447</text:p>
          </table:table-cell>
          <table:table-cell office:value-type="string" table:style-name="ce1">
            <text:p>Mixed</text:p>
          </table:table-cell>
          <table:table-cell office:value-type="float" office:value="44176.9" table:style-name="ce1">
            <text:p>44176.9</text:p>
          </table:table-cell>
          <table:table-cell office:value-type="float" office:value="23.909600000000001" table:style-name="ce1">
            <text:p>23.90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972822293044207" table:formula="of:=[.G643]/[.O643]" table:style-name="ce5">
            <text:p>17</text:p>
          </table:table-cell>
          <table:table-cell office:value-type="float" office:value="14.461139099208806" table:formula="of:=[.J643]/[.R643]" table:style-name="ce5">
            <text:p>14</text:p>
          </table:table-cell>
          <table:table-cell office:value-type="string" office:string-value="1" table:formula="of:=IF([.T64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6.9068" table:style-name="ce1">
            <text:p>16.9068</text:p>
          </table:table-cell>
          <table:table-cell office:value-type="float" office:value="605.16" table:style-name="ce1">
            <text:p>605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071.3" table:style-name="ce1">
            <text:p>16071.3</text:p>
          </table:table-cell>
          <table:table-cell office:value-type="float" office:value="20.900099999999998" table:style-name="ce1">
            <text:p>20.90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723261704097094" table:formula="of:=[.G644]/[.O644]" table:style-name="ce5">
            <text:p>7</text:p>
          </table:table-cell>
          <table:table-cell office:value-type="float" office:value="5.2608785316560116" table:formula="of:=[.J644]/[.R644]" table:style-name="ce5">
            <text:p>5</text:p>
          </table:table-cell>
          <table:table-cell office:value-type="string" office:string-value="0" table:formula="of:=IF([.T6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Curve 1</text:p>
          </table:table-cell>
          <table:table-cell office:value-type="float" office:value="1610.44" table:style-name="ce1">
            <text:p>1610.44</text:p>
          </table:table-cell>
          <table:table-cell office:value-type="float" office:value="17.5077" table:style-name="ce1">
            <text:p>17.5077</text:p>
          </table:table-cell>
          <table:table-cell office:value-type="float" office:value="566.87900000000002" table:style-name="ce1">
            <text:p>566.8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5589.8" table:style-name="ce1">
            <text:p>15589.8</text:p>
          </table:table-cell>
          <table:table-cell office:value-type="float" office:value="20.837900000000001" table:style-name="ce1">
            <text:p>20.83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7186216656019662" table:formula="of:=[.G645]/[.O645]" table:style-name="ce5">
            <text:p>7</text:p>
          </table:table-cell>
          <table:table-cell office:value-type="float" office:value="5.1032613499101434" table:formula="of:=[.J645]/[.R645]" table:style-name="ce5">
            <text:p>5</text:p>
          </table:table-cell>
          <table:table-cell office:value-type="string" office:string-value="0" table:formula="of:=IF([.T6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4.328900000000001" table:style-name="ce1">
            <text:p>14.3289</text:p>
          </table:table-cell>
          <table:table-cell office:value-type="float" office:value="784.52700000000004" table:style-name="ce1">
            <text:p>784.527</text:p>
          </table:table-cell>
          <table:table-cell office:value-type="float" office:value="12.493399999999999" table:style-name="ce1">
            <text:p>12.4934</text:p>
          </table:table-cell>
          <table:table-cell office:value-type="string" table:style-name="ce1">
            <text:p>Mixed</text:p>
          </table:table-cell>
          <table:table-cell office:value-type="float" office:value="16946.8" table:style-name="ce1">
            <text:p>16946.8</text:p>
          </table:table-cell>
          <table:table-cell office:value-type="float" office:value="29.936699999999998" table:style-name="ce1">
            <text:p>29.93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2981749181919131" table:formula="of:=[.G646]/[.O646]" table:style-name="ce5">
            <text:p>9</text:p>
          </table:table-cell>
          <table:table-cell office:value-type="float" office:value="5.5474701051108557" table:formula="of:=[.J646]/[.R646]" table:style-name="ce5">
            <text:p>6</text:p>
          </table:table-cell>
          <table:table-cell office:value-type="string" office:string-value="0" table:formula="of:=IF([.T6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8.817599999999999" table:style-name="ce1">
            <text:p>18.8176</text:p>
          </table:table-cell>
          <table:table-cell office:value-type="float" office:value="622.16999999999996" table:style-name="ce1">
            <text:p>622.17</text:p>
          </table:table-cell>
          <table:table-cell office:value-type="float" office:value="5.9809299999999999" table:style-name="ce1">
            <text:p>5.98093</text:p>
          </table:table-cell>
          <table:table-cell office:value-type="string" table:style-name="ce1">
            <text:p>Mixed</text:p>
          </table:table-cell>
          <table:table-cell office:value-type="float" office:value="18036" table:style-name="ce1">
            <text:p>18036</text:p>
          </table:table-cell>
          <table:table-cell office:value-type="float" office:value="27.454000000000001" table:style-name="ce1">
            <text:p>27.4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739278429569186" table:formula="of:=[.G647]/[.O647]" table:style-name="ce5">
            <text:p>7</text:p>
          </table:table-cell>
          <table:table-cell office:value-type="float" office:value="5.9040155554900862" table:formula="of:=[.J647]/[.R647]" table:style-name="ce5">
            <text:p>6</text:p>
          </table:table-cell>
          <table:table-cell office:value-type="string" office:string-value="0" table:formula="of:=IF([.T64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Curve 1</text:p>
          </table:table-cell>
          <table:table-cell office:value-type="float" office:value="1611.7" table:style-name="ce1">
            <text:p>1611.7</text:p>
          </table:table-cell>
          <table:table-cell office:value-type="float" office:value="17.4892" table:style-name="ce1">
            <text:p>17.4892</text:p>
          </table:table-cell>
          <table:table-cell office:value-type="float" office:value="633.49400000000003" table:style-name="ce1">
            <text:p>633.494</text:p>
          </table:table-cell>
          <table:table-cell office:value-type="float" office:value="8.3739500000000007" table:style-name="ce1">
            <text:p>8.37395</text:p>
          </table:table-cell>
          <table:table-cell office:value-type="string" table:style-name="ce1">
            <text:p>Mixed</text:p>
          </table:table-cell>
          <table:table-cell office:value-type="float" office:value="16933.599999999999" table:style-name="ce1">
            <text:p>16933.6</text:p>
          </table:table-cell>
          <table:table-cell office:value-type="float" office:value="23.678799999999999" table:style-name="ce1">
            <text:p>23.67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5081393267855256" table:formula="of:=[.G648]/[.O648]" table:style-name="ce5">
            <text:p>8</text:p>
          </table:table-cell>
          <table:table-cell office:value-type="float" office:value="5.5431491356424329" table:formula="of:=[.J648]/[.R648]" table:style-name="ce5">
            <text:p>6</text:p>
          </table:table-cell>
          <table:table-cell office:value-type="string" office:string-value="0" table:formula="of:=IF([.T6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7.883099999999999" table:style-name="ce1">
            <text:p>17.8831</text:p>
          </table:table-cell>
          <table:table-cell office:value-type="float" office:value="664.40499999999997" table:style-name="ce1">
            <text:p>664.405</text:p>
          </table:table-cell>
          <table:table-cell office:value-type="float" office:value="7.9302299999999999" table:style-name="ce1">
            <text:p>7.93023</text:p>
          </table:table-cell>
          <table:table-cell office:value-type="string" table:style-name="ce1">
            <text:p>Mixed</text:p>
          </table:table-cell>
          <table:table-cell office:value-type="float" office:value="18186.5" table:style-name="ce1">
            <text:p>18186.5</text:p>
          </table:table-cell>
          <table:table-cell office:value-type="float" office:value="23.6188" table:style-name="ce1">
            <text:p>23.61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744949587729902" table:formula="of:=[.G649]/[.O649]" table:style-name="ce5">
            <text:p>8</text:p>
          </table:table-cell>
          <table:table-cell office:value-type="float" office:value="5.9532811543535402" table:formula="of:=[.J649]/[.R649]" table:style-name="ce5">
            <text:p>6</text:p>
          </table:table-cell>
          <table:table-cell office:value-type="string" office:string-value="0" table:formula="of:=IF([.T64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17.103899999999999" table:style-name="ce1">
            <text:p>17.1039</text:p>
          </table:table-cell>
          <table:table-cell office:value-type="float" office:value="850.26099999999997" table:style-name="ce1">
            <text:p>850.261</text:p>
          </table:table-cell>
          <table:table-cell office:value-type="float" office:value="7.4562799999999996" table:style-name="ce1">
            <text:p>7.45628</text:p>
          </table:table-cell>
          <table:table-cell office:value-type="string" table:style-name="ce1">
            <text:p>Mixed</text:p>
          </table:table-cell>
          <table:table-cell office:value-type="float" office:value="22294.7" table:style-name="ce1">
            <text:p>22294.7</text:p>
          </table:table-cell>
          <table:table-cell office:value-type="float" office:value="22.0913" table:style-name="ce1">
            <text:p>22.09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77251011267649" table:formula="of:=[.G650]/[.O650]" table:style-name="ce5">
            <text:p>10</text:p>
          </table:table-cell>
          <table:table-cell office:value-type="float" office:value="7.2980846975485054" table:formula="of:=[.J650]/[.R650]" table:style-name="ce5">
            <text:p>7</text:p>
          </table:table-cell>
          <table:table-cell office:value-type="string" office:string-value="0" table:formula="of:=IF([.T6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Curve 1</text:p>
          </table:table-cell>
          <table:table-cell office:value-type="float" office:value="1612.55" table:style-name="ce1">
            <text:p>1612.55</text:p>
          </table:table-cell>
          <table:table-cell office:value-type="float" office:value="20.655200000000001" table:style-name="ce1">
            <text:p>20.6552</text:p>
          </table:table-cell>
          <table:table-cell office:value-type="float" office:value="1043.6400000000001" table:style-name="ce1">
            <text:p>1043.64</text:p>
          </table:table-cell>
          <table:table-cell office:value-type="float" office:value="10.5809" table:style-name="ce1">
            <text:p>10.5809</text:p>
          </table:table-cell>
          <table:table-cell office:value-type="string" table:style-name="ce1">
            <text:p>Mixed</text:p>
          </table:table-cell>
          <table:table-cell office:value-type="float" office:value="32705.9" table:style-name="ce1">
            <text:p>32705.9</text:p>
          </table:table-cell>
          <table:table-cell office:value-type="float" office:value="23.235299999999999" table:style-name="ce1">
            <text:p>23.23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69169284959995" table:formula="of:=[.G651]/[.O651]" table:style-name="ce5">
            <text:p>12</text:p>
          </table:table-cell>
          <table:table-cell office:value-type="float" office:value="10.706151161915237" table:formula="of:=[.J651]/[.R651]" table:style-name="ce5">
            <text:p>11</text:p>
          </table:table-cell>
          <table:table-cell office:value-type="string" office:string-value="0" table:formula="of:=IF([.T65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16.8386" table:style-name="ce1">
            <text:p>16.8386</text:p>
          </table:table-cell>
          <table:table-cell office:value-type="float" office:value="2398.17" table:style-name="ce1">
            <text:p>2398.17</text:p>
          </table:table-cell>
          <table:table-cell office:value-type="float" office:value="6.3174099999999997" table:style-name="ce1">
            <text:p>6.31741</text:p>
          </table:table-cell>
          <table:table-cell office:value-type="string" table:style-name="ce1">
            <text:p>Mixed</text:p>
          </table:table-cell>
          <table:table-cell office:value-type="float" office:value="62139.9" table:style-name="ce1">
            <text:p>62139.9</text:p>
          </table:table-cell>
          <table:table-cell office:value-type="float" office:value="28.683499999999999" table:style-name="ce1">
            <text:p>28.68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8.422991361113514" table:formula="of:=[.G652]/[.O652]" table:style-name="ce5">
            <text:p>28</text:p>
          </table:table-cell>
          <table:table-cell office:value-type="float" office:value="20.341258384153829" table:formula="of:=[.J652]/[.R652]" table:style-name="ce5">
            <text:p>20</text:p>
          </table:table-cell>
          <table:table-cell office:value-type="string" office:string-value="1" table:formula="of:=IF([.T65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Curve 1</text:p>
          </table:table-cell>
          <table:table-cell office:value-type="float" office:value="1612.25" table:style-name="ce1">
            <text:p>1612.25</text:p>
          </table:table-cell>
          <table:table-cell office:value-type="float" office:value="22.908000000000001" table:style-name="ce1">
            <text:p>22.908</text:p>
          </table:table-cell>
          <table:table-cell office:value-type="float" office:value="559.61599999999999" table:style-name="ce1">
            <text:p>559.616</text:p>
          </table:table-cell>
          <table:table-cell office:value-type="float" office:value="5.4557399999999996" table:style-name="ce1">
            <text:p>5.45574</text:p>
          </table:table-cell>
          <table:table-cell office:value-type="string" table:style-name="ce1">
            <text:p>Mixed</text:p>
          </table:table-cell>
          <table:table-cell office:value-type="float" office:value="19783" table:style-name="ce1">
            <text:p>19783</text:p>
          </table:table-cell>
          <table:table-cell office:value-type="float" office:value="18.949000000000002" table:style-name="ce1">
            <text:p>18.9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325409514508555" table:formula="of:=[.G653]/[.O653]" table:style-name="ce5">
            <text:p>7</text:p>
          </table:table-cell>
          <table:table-cell office:value-type="float" office:value="6.4758893177123742" table:formula="of:=[.J653]/[.R653]" table:style-name="ce5">
            <text:p>6</text:p>
          </table:table-cell>
          <table:table-cell office:value-type="string" office:string-value="0" table:formula="of:=IF([.T65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6.2745" table:style-name="ce1">
            <text:p>16.2745</text:p>
          </table:table-cell>
          <table:table-cell office:value-type="float" office:value="826.94299999999998" table:style-name="ce1">
            <text:p>826.943</text:p>
          </table:table-cell>
          <table:table-cell office:value-type="float" office:value="5.8488800000000003" table:style-name="ce1">
            <text:p>5.84888</text:p>
          </table:table-cell>
          <table:table-cell office:value-type="string" table:style-name="ce1">
            <text:p>Mixed</text:p>
          </table:table-cell>
          <table:table-cell office:value-type="float" office:value="20741.400000000001" table:style-name="ce1">
            <text:p>20741.4</text:p>
          </table:table-cell>
          <table:table-cell office:value-type="float" office:value="30.895" table:style-name="ce1">
            <text:p>30.8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00887236990409" table:formula="of:=[.G654]/[.O654]" table:style-name="ce5">
            <text:p>10</text:p>
          </table:table-cell>
          <table:table-cell office:value-type="float" office:value="6.7896178888136003" table:formula="of:=[.J654]/[.R654]" table:style-name="ce5">
            <text:p>7</text:p>
          </table:table-cell>
          <table:table-cell office:value-type="string" office:string-value="0" table:formula="of:=IF([.T65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Curve 1</text:p>
          </table:table-cell>
          <table:table-cell office:value-type="float" office:value="1611.42" table:style-name="ce1">
            <text:p>1611.42</text:p>
          </table:table-cell>
          <table:table-cell office:value-type="float" office:value="17.8796" table:style-name="ce1">
            <text:p>17.8796</text:p>
          </table:table-cell>
          <table:table-cell office:value-type="float" office:value="1153.22" table:style-name="ce1">
            <text:p>1153.22</text:p>
          </table:table-cell>
          <table:table-cell office:value-type="float" office:value="8.6834500000000006" table:style-name="ce1">
            <text:p>8.68345</text:p>
          </table:table-cell>
          <table:table-cell office:value-type="string" table:style-name="ce1">
            <text:p>Mixed</text:p>
          </table:table-cell>
          <table:table-cell office:value-type="float" office:value="31482.1" table:style-name="ce1">
            <text:p>31482.1</text:p>
          </table:table-cell>
          <table:table-cell office:value-type="float" office:value="38.920099999999998" table:style-name="ce1">
            <text:p>38.92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667905985590398" table:formula="of:=[.G655]/[.O655]" table:style-name="ce5">
            <text:p>14</text:p>
          </table:table-cell>
          <table:table-cell office:value-type="float" office:value="10.305544916804971" table:formula="of:=[.J655]/[.R655]" table:style-name="ce5">
            <text:p>10</text:p>
          </table:table-cell>
          <table:table-cell office:value-type="string" office:string-value="1" table:formula="of:=IF([.T65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Curve 1</text:p>
          </table:table-cell>
          <table:table-cell office:value-type="float" office:value="1611.54" table:style-name="ce1">
            <text:p>1611.54</text:p>
          </table:table-cell>
          <table:table-cell office:value-type="float" office:value="18.954799999999999" table:style-name="ce1">
            <text:p>18.9548</text:p>
          </table:table-cell>
          <table:table-cell office:value-type="float" office:value="1007.88" table:style-name="ce1">
            <text:p>1007.88</text:p>
          </table:table-cell>
          <table:table-cell office:value-type="float" office:value="22.069600000000001" table:style-name="ce1">
            <text:p>22.0696</text:p>
          </table:table-cell>
          <table:table-cell office:value-type="string" table:style-name="ce1">
            <text:p>Mixed</text:p>
          </table:table-cell>
          <table:table-cell office:value-type="float" office:value="27873.9" table:style-name="ce1">
            <text:p>27873.9</text:p>
          </table:table-cell>
          <table:table-cell office:value-type="float" office:value="29.408799999999999" table:style-name="ce1">
            <text:p>29.40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45343546553866" table:formula="of:=[.G656]/[.O656]" table:style-name="ce5">
            <text:p>12</text:p>
          </table:table-cell>
          <table:table-cell office:value-type="float" office:value="9.1244144595351031" table:formula="of:=[.J656]/[.R656]" table:style-name="ce5">
            <text:p>9</text:p>
          </table:table-cell>
          <table:table-cell office:value-type="string" office:string-value="0" table:formula="of:=IF([.T6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19.313600000000001" table:style-name="ce1">
            <text:p>19.3136</text:p>
          </table:table-cell>
          <table:table-cell office:value-type="float" office:value="761.90599999999995" table:style-name="ce1">
            <text:p>761.9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3114.400000000001" table:style-name="ce1">
            <text:p>23114.4</text:p>
          </table:table-cell>
          <table:table-cell office:value-type="float" office:value="32.870199999999997" table:style-name="ce1">
            <text:p>32.87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300719531895357" table:formula="of:=[.G657]/[.O657]" table:style-name="ce5">
            <text:p>9</text:p>
          </table:table-cell>
          <table:table-cell office:value-type="float" office:value="7.566410354614109" table:formula="of:=[.J657]/[.R657]" table:style-name="ce5">
            <text:p>8</text:p>
          </table:table-cell>
          <table:table-cell office:value-type="string" office:string-value="0" table:formula="of:=IF([.T65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Curve 1</text:p>
          </table:table-cell>
          <table:table-cell office:value-type="float" office:value="1611.16" table:style-name="ce1">
            <text:p>1611.16</text:p>
          </table:table-cell>
          <table:table-cell office:value-type="float" office:value="18.512899999999998" table:style-name="ce1">
            <text:p>18.5129</text:p>
          </table:table-cell>
          <table:table-cell office:value-type="float" office:value="758.99199999999996" table:style-name="ce1">
            <text:p>758.9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071.5" table:style-name="ce1">
            <text:p>22071.5</text:p>
          </table:table-cell>
          <table:table-cell office:value-type="float" office:value="28.81" table:style-name="ce1">
            <text:p>28.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955353703675165" table:formula="of:=[.G658]/[.O658]" table:style-name="ce5">
            <text:p>9</text:p>
          </table:table-cell>
          <table:table-cell office:value-type="float" office:value="7.2250210319915418" table:formula="of:=[.J658]/[.R658]" table:style-name="ce5">
            <text:p>7</text:p>
          </table:table-cell>
          <table:table-cell office:value-type="string" office:string-value="0" table:formula="of:=IF([.T65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15.7136" table:style-name="ce1">
            <text:p>15.7136</text:p>
          </table:table-cell>
          <table:table-cell office:value-type="float" office:value="886.6" table:style-name="ce1">
            <text:p>886.6</text:p>
          </table:table-cell>
          <table:table-cell office:value-type="float" office:value="0.88989799999999997" table:style-name="ce1">
            <text:p>0.889898</text:p>
          </table:table-cell>
          <table:table-cell office:value-type="string" table:style-name="ce1">
            <text:p>Mixed</text:p>
          </table:table-cell>
          <table:table-cell office:value-type="float" office:value="21821.1" table:style-name="ce1">
            <text:p>21821.1</text:p>
          </table:table-cell>
          <table:table-cell office:value-type="float" office:value="25.5395" table:style-name="ce1">
            <text:p>25.53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07939028827497" table:formula="of:=[.G659]/[.O659]" table:style-name="ce5">
            <text:p>11</text:p>
          </table:table-cell>
          <table:table-cell office:value-type="float" office:value="7.1430535505602526" table:formula="of:=[.J659]/[.R659]" table:style-name="ce5">
            <text:p>7</text:p>
          </table:table-cell>
          <table:table-cell office:value-type="string" office:string-value="0" table:formula="of:=IF([.T65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Curve 1</text:p>
          </table:table-cell>
          <table:table-cell office:value-type="float" office:value="1610.91" table:style-name="ce1">
            <text:p>1610.91</text:p>
          </table:table-cell>
          <table:table-cell office:value-type="float" office:value="17.0318" table:style-name="ce1">
            <text:p>17.0318</text:p>
          </table:table-cell>
          <table:table-cell office:value-type="float" office:value="1013.47" table:style-name="ce1">
            <text:p>1013.47</text:p>
          </table:table-cell>
          <table:table-cell office:value-type="float" office:value="1.22953" table:style-name="ce1">
            <text:p>1.22953</text:p>
          </table:table-cell>
          <table:table-cell office:value-type="string" table:style-name="ce1">
            <text:p>Mixed</text:p>
          </table:table-cell>
          <table:table-cell office:value-type="float" office:value="27006.400000000001" table:style-name="ce1">
            <text:p>27006.4</text:p>
          </table:table-cell>
          <table:table-cell office:value-type="float" office:value="29.7181" table:style-name="ce1">
            <text:p>29.71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11595948055273" table:formula="of:=[.G660]/[.O660]" table:style-name="ce5">
            <text:p>12</text:p>
          </table:table-cell>
          <table:table-cell office:value-type="float" office:value="8.8404416554550611" table:formula="of:=[.J660]/[.R660]" table:style-name="ce5">
            <text:p>9</text:p>
          </table:table-cell>
          <table:table-cell office:value-type="string" office:string-value="0" table:formula="of:=IF([.T6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Curve 1</text:p>
          </table:table-cell>
          <table:table-cell office:value-type="float" office:value="1610.64" table:style-name="ce1">
            <text:p>1610.64</text:p>
          </table:table-cell>
          <table:table-cell office:value-type="float" office:value="18.497800000000002" table:style-name="ce1">
            <text:p>18.4978</text:p>
          </table:table-cell>
          <table:table-cell office:value-type="float" office:value="830.572" table:style-name="ce1">
            <text:p>830.5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133.3" table:style-name="ce1">
            <text:p>24133.3</text:p>
          </table:table-cell>
          <table:table-cell office:value-type="float" office:value="23.4803" table:style-name="ce1">
            <text:p>23.48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438979641905178" table:formula="of:=[.G661]/[.O661]" table:style-name="ce5">
            <text:p>10</text:p>
          </table:table-cell>
          <table:table-cell office:value-type="float" office:value="7.89994336911227" table:formula="of:=[.J661]/[.R661]" table:style-name="ce5">
            <text:p>8</text:p>
          </table:table-cell>
          <table:table-cell office:value-type="string" office:string-value="0" table:formula="of:=IF([.T6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Curve 1</text:p>
          </table:table-cell>
          <table:table-cell office:value-type="float" office:value="1610.95" table:style-name="ce1">
            <text:p>1610.95</text:p>
          </table:table-cell>
          <table:table-cell office:value-type="float" office:value="18.871500000000001" table:style-name="ce1">
            <text:p>18.8715</text:p>
          </table:table-cell>
          <table:table-cell office:value-type="float" office:value="1039.8900000000001" table:style-name="ce1">
            <text:p>1039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0825.7" table:style-name="ce1">
            <text:p>30825.7</text:p>
          </table:table-cell>
          <table:table-cell office:value-type="float" office:value="51.822800000000001" table:style-name="ce1">
            <text:p>51.82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2472447178821" table:formula="of:=[.G662]/[.O662]" table:style-name="ce5">
            <text:p>12</text:p>
          </table:table-cell>
          <table:table-cell office:value-type="float" office:value="10.090674889602504" table:formula="of:=[.J662]/[.R662]" table:style-name="ce5">
            <text:p>10</text:p>
          </table:table-cell>
          <table:table-cell office:value-type="string" office:string-value="0" table:formula="of:=IF([.T6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6.181799999999999" table:style-name="ce1">
            <text:p>16.1818</text:p>
          </table:table-cell>
          <table:table-cell office:value-type="float" office:value="446.221" table:style-name="ce1">
            <text:p>446.221</text:p>
          </table:table-cell>
          <table:table-cell office:value-type="float" office:value="9.2113700000000005" table:style-name="ce1">
            <text:p>9.21137</text:p>
          </table:table-cell>
          <table:table-cell office:value-type="string" table:style-name="ce1">
            <text:p>Mixed</text:p>
          </table:table-cell>
          <table:table-cell office:value-type="float" office:value="11005.4" table:style-name="ce1">
            <text:p>11005.4</text:p>
          </table:table-cell>
          <table:table-cell office:value-type="float" office:value="34.277799999999999" table:style-name="ce1">
            <text:p>34.27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885890608870234" table:formula="of:=[.G663]/[.O663]" table:style-name="ce5">
            <text:p>5</text:p>
          </table:table-cell>
          <table:table-cell office:value-type="float" office:value="3.6025755596801172" table:formula="of:=[.J663]/[.R663]" table:style-name="ce5">
            <text:p>4</text:p>
          </table:table-cell>
          <table:table-cell office:value-type="string" office:string-value="0" table:formula="of:=IF([.T6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6.959700000000002" table:style-name="ce1">
            <text:p>16.9597</text:p>
          </table:table-cell>
          <table:table-cell office:value-type="float" office:value="734.54300000000001" table:style-name="ce1">
            <text:p>734.543</text:p>
          </table:table-cell>
          <table:table-cell office:value-type="float" office:value="4.4090699999999998" table:style-name="ce1">
            <text:p>4.40907</text:p>
          </table:table-cell>
          <table:table-cell office:value-type="string" table:style-name="ce1">
            <text:p>Mixed</text:p>
          </table:table-cell>
          <table:table-cell office:value-type="float" office:value="19290.2" table:style-name="ce1">
            <text:p>19290.2</text:p>
          </table:table-cell>
          <table:table-cell office:value-type="float" office:value="26.573899999999998" table:style-name="ce1">
            <text:p>26.57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05767040437669" table:formula="of:=[.G664]/[.O664]" table:style-name="ce5">
            <text:p>9</text:p>
          </table:table-cell>
          <table:table-cell office:value-type="float" office:value="6.3145731242245988" table:formula="of:=[.J664]/[.R664]" table:style-name="ce5">
            <text:p>6</text:p>
          </table:table-cell>
          <table:table-cell office:value-type="string" office:string-value="0" table:formula="of:=IF([.T6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6.654699999999998" table:style-name="ce1">
            <text:p>16.6547</text:p>
          </table:table-cell>
          <table:table-cell office:value-type="float" office:value="945.471" table:style-name="ce1">
            <text:p>945.471</text:p>
          </table:table-cell>
          <table:table-cell office:value-type="float" office:value="0.89899600000000002" table:style-name="ce1">
            <text:p>0.898996</text:p>
          </table:table-cell>
          <table:table-cell office:value-type="string" table:style-name="ce1">
            <text:p>Mixed</text:p>
          </table:table-cell>
          <table:table-cell office:value-type="float" office:value="24662.9" table:style-name="ce1">
            <text:p>24662.9</text:p>
          </table:table-cell>
          <table:table-cell office:value-type="float" office:value="28.089500000000001" table:style-name="ce1">
            <text:p>28.08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05675187823779" table:formula="of:=[.G665]/[.O665]" table:style-name="ce5">
            <text:p>11</text:p>
          </table:table-cell>
          <table:table-cell office:value-type="float" office:value="8.0733059017241331" table:formula="of:=[.J665]/[.R665]" table:style-name="ce5">
            <text:p>8</text:p>
          </table:table-cell>
          <table:table-cell office:value-type="string" office:string-value="0" table:formula="of:=IF([.T66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17.390799999999999" table:style-name="ce1">
            <text:p>17.3908</text:p>
          </table:table-cell>
          <table:table-cell office:value-type="float" office:value="1300.3" table:style-name="ce1">
            <text:p>1300.3</text:p>
          </table:table-cell>
          <table:table-cell office:value-type="float" office:value="11.946" table:style-name="ce1">
            <text:p>11.946</text:p>
          </table:table-cell>
          <table:table-cell office:value-type="string" table:style-name="ce1">
            <text:p>Mixed</text:p>
          </table:table-cell>
          <table:table-cell office:value-type="float" office:value="34152.9" table:style-name="ce1">
            <text:p>34152.9</text:p>
          </table:table-cell>
          <table:table-cell office:value-type="float" office:value="77.080299999999994" table:style-name="ce1">
            <text:p>77.08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411090817938636" table:formula="of:=[.G666]/[.O666]" table:style-name="ce5">
            <text:p>15</text:p>
          </table:table-cell>
          <table:table-cell office:value-type="float" office:value="11.179821072582467" table:formula="of:=[.J666]/[.R666]" table:style-name="ce5">
            <text:p>11</text:p>
          </table:table-cell>
          <table:table-cell office:value-type="string" office:string-value="1" table:formula="of:=IF([.T66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Curve 1</text:p>
          </table:table-cell>
          <table:table-cell office:value-type="float" office:value="1611.78" table:style-name="ce1">
            <text:p>1611.78</text:p>
          </table:table-cell>
          <table:table-cell office:value-type="float" office:value="17.4815" table:style-name="ce1">
            <text:p>17.4815</text:p>
          </table:table-cell>
          <table:table-cell office:value-type="float" office:value="290.01" table:style-name="ce1">
            <text:p>290.01</text:p>
          </table:table-cell>
          <table:table-cell office:value-type="float" office:value="14.8461" table:style-name="ce1">
            <text:p>14.8461</text:p>
          </table:table-cell>
          <table:table-cell office:value-type="string" table:style-name="ce1">
            <text:p>Mixed</text:p>
          </table:table-cell>
          <table:table-cell office:value-type="float" office:value="7582.56" table:style-name="ce1">
            <text:p>7582.56</text:p>
          </table:table-cell>
          <table:table-cell office:value-type="float" office:value="22.678100000000001" table:style-name="ce1">
            <text:p>22.67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4371840714530371" table:formula="of:=[.G667]/[.O667]" table:style-name="ce5">
            <text:p>3</text:p>
          </table:table-cell>
          <table:table-cell office:value-type="float" office:value="2.4821219888244017" table:formula="of:=[.J667]/[.R667]" table:style-name="ce5">
            <text:p>2</text:p>
          </table:table-cell>
          <table:table-cell office:value-type="string" office:string-value="0" table:formula="of:=IF([.T6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Curve 1</text:p>
          </table:table-cell>
          <table:table-cell office:value-type="float" office:value="1611.31" table:style-name="ce1">
            <text:p>1611.31</text:p>
          </table:table-cell>
          <table:table-cell office:value-type="float" office:value="16.6751" table:style-name="ce1">
            <text:p>16.6751</text:p>
          </table:table-cell>
          <table:table-cell office:value-type="float" office:value="321.74799999999999" table:style-name="ce1">
            <text:p>321.748</text:p>
          </table:table-cell>
          <table:table-cell office:value-type="float" office:value="16.267099999999999" table:style-name="ce1">
            <text:p>16.2671</text:p>
          </table:table-cell>
          <table:table-cell office:value-type="string" table:style-name="ce1">
            <text:p>Mixed</text:p>
          </table:table-cell>
          <table:table-cell office:value-type="float" office:value="7985.7" table:style-name="ce1">
            <text:p>7985.7</text:p>
          </table:table-cell>
          <table:table-cell office:value-type="float" office:value="19.169" table:style-name="ce1">
            <text:p>19.1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8133412662386528" table:formula="of:=[.G668]/[.O668]" table:style-name="ce5">
            <text:p>4</text:p>
          </table:table-cell>
          <table:table-cell office:value-type="float" office:value="2.6140883245440887" table:formula="of:=[.J668]/[.R668]" table:style-name="ce5">
            <text:p>3</text:p>
          </table:table-cell>
          <table:table-cell office:value-type="string" office:string-value="0" table:formula="of:=IF([.T6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Curve 1</text:p>
          </table:table-cell>
          <table:table-cell office:value-type="float" office:value="1610.84" table:style-name="ce1">
            <text:p>1610.84</text:p>
          </table:table-cell>
          <table:table-cell office:value-type="float" office:value="15.5227" table:style-name="ce1">
            <text:p>15.5227</text:p>
          </table:table-cell>
          <table:table-cell office:value-type="float" office:value="450.387" table:style-name="ce1">
            <text:p>450.387</text:p>
          </table:table-cell>
          <table:table-cell office:value-type="float" office:value="12.626300000000001" table:style-name="ce1">
            <text:p>12.6263</text:p>
          </table:table-cell>
          <table:table-cell office:value-type="string" table:style-name="ce1">
            <text:p>Mixed</text:p>
          </table:table-cell>
          <table:table-cell office:value-type="float" office:value="10534.9" table:style-name="ce1">
            <text:p>10534.9</text:p>
          </table:table-cell>
          <table:table-cell office:value-type="float" office:value="20.122" table:style-name="ce1">
            <text:p>20.12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3379642853333298" table:formula="of:=[.G669]/[.O669]" table:style-name="ce5">
            <text:p>5</text:p>
          </table:table-cell>
          <table:table-cell office:value-type="float" office:value="3.4485591858246014" table:formula="of:=[.J669]/[.R669]" table:style-name="ce5">
            <text:p>3</text:p>
          </table:table-cell>
          <table:table-cell office:value-type="string" office:string-value="0" table:formula="of:=IF([.T6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21.287600000000001" table:style-name="ce1">
            <text:p>21.2876</text:p>
          </table:table-cell>
          <table:table-cell office:value-type="float" office:value="624.64700000000005" table:style-name="ce1">
            <text:p>624.6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887.3" table:style-name="ce1">
            <text:p>20887.3</text:p>
          </table:table-cell>
          <table:table-cell office:value-type="float" office:value="18.385300000000001" table:style-name="ce1">
            <text:p>18.38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4032851235506545" table:formula="of:=[.G670]/[.O670]" table:style-name="ce5">
            <text:p>7</text:p>
          </table:table-cell>
          <table:table-cell office:value-type="float" office:value="6.8373776952865422" table:formula="of:=[.J670]/[.R670]" table:style-name="ce5">
            <text:p>7</text:p>
          </table:table-cell>
          <table:table-cell office:value-type="string" office:string-value="0" table:formula="of:=IF([.T6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Curve 1</text:p>
          </table:table-cell>
          <table:table-cell office:value-type="float" office:value="1610.98" table:style-name="ce1">
            <text:p>1610.98</text:p>
          </table:table-cell>
          <table:table-cell office:value-type="float" office:value="16.9863" table:style-name="ce1">
            <text:p>16.9863</text:p>
          </table:table-cell>
          <table:table-cell office:value-type="float" office:value="945.34199999999998" table:style-name="ce1">
            <text:p>945.342</text:p>
          </table:table-cell>
          <table:table-cell office:value-type="float" office:value="1.3337000000000001" table:style-name="ce1">
            <text:p>1.3337</text:p>
          </table:table-cell>
          <table:table-cell office:value-type="string" table:style-name="ce1">
            <text:p>Mixed</text:p>
          </table:table-cell>
          <table:table-cell office:value-type="float" office:value="25115.200000000001" table:style-name="ce1">
            <text:p>25115.2</text:p>
          </table:table-cell>
          <table:table-cell office:value-type="float" office:value="20.691299999999998" table:style-name="ce1">
            <text:p>20.69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04146286250671" table:formula="of:=[.G671]/[.O671]" table:style-name="ce5">
            <text:p>11</text:p>
          </table:table-cell>
          <table:table-cell office:value-type="float" office:value="8.2213645752519753" table:formula="of:=[.J671]/[.R671]" table:style-name="ce5">
            <text:p>8</text:p>
          </table:table-cell>
          <table:table-cell office:value-type="string" office:string-value="0" table:formula="of:=IF([.T6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Curve 1</text:p>
          </table:table-cell>
          <table:table-cell office:value-type="float" office:value="1612.68" table:style-name="ce1">
            <text:p>1612.68</text:p>
          </table:table-cell>
          <table:table-cell office:value-type="float" office:value="23.322199999999999" table:style-name="ce1">
            <text:p>23.3222</text:p>
          </table:table-cell>
          <table:table-cell office:value-type="float" office:value="646.76499999999999" table:style-name="ce1">
            <text:p>646.765</text:p>
          </table:table-cell>
          <table:table-cell office:value-type="float" office:value="70.172300000000007" table:style-name="ce1">
            <text:p>70.1723</text:p>
          </table:table-cell>
          <table:table-cell office:value-type="string" table:style-name="ce1">
            <text:p>Mixed</text:p>
          </table:table-cell>
          <table:table-cell office:value-type="float" office:value="18334.5" table:style-name="ce1">
            <text:p>18334.5</text:p>
          </table:table-cell>
          <table:table-cell office:value-type="float" office:value="45.964300000000001" table:style-name="ce1">
            <text:p>45.964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654265576129221" table:formula="of:=[.G672]/[.O672]" table:style-name="ce5">
            <text:p>8</text:p>
          </table:table-cell>
          <table:table-cell office:value-type="float" office:value="6.0017283877873693" table:formula="of:=[.J672]/[.R672]" table:style-name="ce5">
            <text:p>6</text:p>
          </table:table-cell>
          <table:table-cell office:value-type="string" office:string-value="0" table:formula="of:=IF([.T6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Curve 1</text:p>
          </table:table-cell>
          <table:table-cell office:value-type="float" office:value="1610.93" table:style-name="ce1">
            <text:p>1610.93</text:p>
          </table:table-cell>
          <table:table-cell office:value-type="float" office:value="16.414300000000001" table:style-name="ce1">
            <text:p>16.4143</text:p>
          </table:table-cell>
          <table:table-cell office:value-type="float" office:value="1230.53" table:style-name="ce1">
            <text:p>1230.53</text:p>
          </table:table-cell>
          <table:table-cell office:value-type="float" office:value="31.675000000000001" table:style-name="ce1">
            <text:p>31.675</text:p>
          </table:table-cell>
          <table:table-cell office:value-type="string" table:style-name="ce1">
            <text:p>Mixed</text:p>
          </table:table-cell>
          <table:table-cell office:value-type="float" office:value="28487.9" table:style-name="ce1">
            <text:p>28487.9</text:p>
          </table:table-cell>
          <table:table-cell office:value-type="float" office:value="35.649299999999997" table:style-name="ce1">
            <text:p>35.64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584180253939884" table:formula="of:=[.G673]/[.O673]" table:style-name="ce5">
            <text:p>15</text:p>
          </table:table-cell>
          <table:table-cell office:value-type="float" office:value="9.3254050090511225" table:formula="of:=[.J673]/[.R673]" table:style-name="ce5">
            <text:p>9</text:p>
          </table:table-cell>
          <table:table-cell office:value-type="string" office:string-value="1" table:formula="of:=IF([.T67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17.611799999999999" table:style-name="ce1">
            <text:p>17.6118</text:p>
          </table:table-cell>
          <table:table-cell office:value-type="float" office:value="981.827" table:style-name="ce1">
            <text:p>981.827</text:p>
          </table:table-cell>
          <table:table-cell office:value-type="float" office:value="23.491900000000001" table:style-name="ce1">
            <text:p>23.4919</text:p>
          </table:table-cell>
          <table:table-cell office:value-type="string" table:style-name="ce1">
            <text:p>Mixed</text:p>
          </table:table-cell>
          <table:table-cell office:value-type="float" office:value="25105" table:style-name="ce1">
            <text:p>25105</text:p>
          </table:table-cell>
          <table:table-cell office:value-type="float" office:value="29.045500000000001" table:style-name="ce1">
            <text:p>29.04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636564688536675" table:formula="of:=[.G674]/[.O674]" table:style-name="ce5">
            <text:p>12</text:p>
          </table:table-cell>
          <table:table-cell office:value-type="float" office:value="8.2180256442991038" table:formula="of:=[.J674]/[.R674]" table:style-name="ce5">
            <text:p>8</text:p>
          </table:table-cell>
          <table:table-cell office:value-type="string" office:string-value="0" table:formula="of:=IF([.T6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Curve 1</text:p>
          </table:table-cell>
          <table:table-cell office:value-type="float" office:value="1611.64" table:style-name="ce1">
            <text:p>1611.64</text:p>
          </table:table-cell>
          <table:table-cell office:value-type="float" office:value="17.376000000000001" table:style-name="ce1">
            <text:p>17.376</text:p>
          </table:table-cell>
          <table:table-cell office:value-type="float" office:value="538.83399999999995" table:style-name="ce1">
            <text:p>538.834</text:p>
          </table:table-cell>
          <table:table-cell office:value-type="float" office:value="21.1571" table:style-name="ce1">
            <text:p>21.1571</text:p>
          </table:table-cell>
          <table:table-cell office:value-type="string" table:style-name="ce1">
            <text:p>Mixed</text:p>
          </table:table-cell>
          <table:table-cell office:value-type="float" office:value="13704" table:style-name="ce1">
            <text:p>13704</text:p>
          </table:table-cell>
          <table:table-cell office:value-type="float" office:value="21.818300000000001" table:style-name="ce1">
            <text:p>21.81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3862337228279218" table:formula="of:=[.G675]/[.O675]" table:style-name="ce5">
            <text:p>6</text:p>
          </table:table-cell>
          <table:table-cell office:value-type="float" office:value="4.4859519390350489" table:formula="of:=[.J675]/[.R675]" table:style-name="ce5">
            <text:p>4</text:p>
          </table:table-cell>
          <table:table-cell office:value-type="string" office:string-value="0" table:formula="of:=IF([.T6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Curve 1</text:p>
          </table:table-cell>
          <table:table-cell office:value-type="float" office:value="1610.54" table:style-name="ce1">
            <text:p>1610.54</text:p>
          </table:table-cell>
          <table:table-cell office:value-type="float" office:value="16.274100000000001" table:style-name="ce1">
            <text:p>16.2741</text:p>
          </table:table-cell>
          <table:table-cell office:value-type="float" office:value="739.73199999999997" table:style-name="ce1">
            <text:p>739.732</text:p>
          </table:table-cell>
          <table:table-cell office:value-type="float" office:value="20.123999999999999" table:style-name="ce1">
            <text:p>20.124</text:p>
          </table:table-cell>
          <table:table-cell office:value-type="string" table:style-name="ce1">
            <text:p>Mixed</text:p>
          </table:table-cell>
          <table:table-cell office:value-type="float" office:value="17683.400000000001" table:style-name="ce1">
            <text:p>17683.4</text:p>
          </table:table-cell>
          <table:table-cell office:value-type="float" office:value="21.4848" table:style-name="ce1">
            <text:p>21.48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672668099172366" table:formula="of:=[.G676]/[.O676]" table:style-name="ce5">
            <text:p>9</text:p>
          </table:table-cell>
          <table:table-cell office:value-type="float" office:value="5.7885932952957084" table:formula="of:=[.J676]/[.R676]" table:style-name="ce5">
            <text:p>6</text:p>
          </table:table-cell>
          <table:table-cell office:value-type="string" office:string-value="0" table:formula="of:=IF([.T6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Curve 1</text:p>
          </table:table-cell>
          <table:table-cell office:value-type="float" office:value="1611.33" table:style-name="ce1">
            <text:p>1611.33</text:p>
          </table:table-cell>
          <table:table-cell office:value-type="float" office:value="17.490100000000002" table:style-name="ce1">
            <text:p>17.4901</text:p>
          </table:table-cell>
          <table:table-cell office:value-type="float" office:value="881.4" table:style-name="ce1">
            <text:p>881.4</text:p>
          </table:table-cell>
          <table:table-cell office:value-type="float" office:value="26.4819" table:style-name="ce1">
            <text:p>26.4819</text:p>
          </table:table-cell>
          <table:table-cell office:value-type="string" table:style-name="ce1">
            <text:p>Mixed</text:p>
          </table:table-cell>
          <table:table-cell office:value-type="float" office:value="22148" table:style-name="ce1">
            <text:p>22148</text:p>
          </table:table-cell>
          <table:table-cell office:value-type="float" office:value="68.801100000000005" table:style-name="ce1">
            <text:p>68.80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446308887895958" table:formula="of:=[.G677]/[.O677]" table:style-name="ce5">
            <text:p>10</text:p>
          </table:table-cell>
          <table:table-cell office:value-type="float" office:value="7.2500630141380817" table:formula="of:=[.J677]/[.R677]" table:style-name="ce5">
            <text:p>7</text:p>
          </table:table-cell>
          <table:table-cell office:value-type="string" office:string-value="0" table:formula="of:=IF([.T67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Curve 1</text:p>
          </table:table-cell>
          <table:table-cell office:value-type="float" office:value="1611.69" table:style-name="ce1">
            <text:p>1611.69</text:p>
          </table:table-cell>
          <table:table-cell office:value-type="float" office:value="17.8263" table:style-name="ce1">
            <text:p>17.8263</text:p>
          </table:table-cell>
          <table:table-cell office:value-type="float" office:value="1351.64" table:style-name="ce1">
            <text:p>1351.64</text:p>
          </table:table-cell>
          <table:table-cell office:value-type="float" office:value="28.563800000000001" table:style-name="ce1">
            <text:p>28.5638</text:p>
          </table:table-cell>
          <table:table-cell office:value-type="string" table:style-name="ce1">
            <text:p>Mixed</text:p>
          </table:table-cell>
          <table:table-cell office:value-type="float" office:value="34363.199999999997" table:style-name="ce1">
            <text:p>34363.2</text:p>
          </table:table-cell>
          <table:table-cell office:value-type="float" office:value="94.186000000000007" table:style-name="ce1">
            <text:p>94.1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019569940135799" table:formula="of:=[.G678]/[.O678]" table:style-name="ce5">
            <text:p>16</text:p>
          </table:table-cell>
          <table:table-cell office:value-type="float" office:value="11.248661972522562" table:formula="of:=[.J678]/[.R678]" table:style-name="ce5">
            <text:p>11</text:p>
          </table:table-cell>
          <table:table-cell office:value-type="string" office:string-value="1" table:formula="of:=IF([.T67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Curve 1</text:p>
          </table:table-cell>
          <table:table-cell office:value-type="float" office:value="1611.62" table:style-name="ce1">
            <text:p>1611.62</text:p>
          </table:table-cell>
          <table:table-cell office:value-type="float" office:value="18.138400000000001" table:style-name="ce1">
            <text:p>18.1384</text:p>
          </table:table-cell>
          <table:table-cell office:value-type="float" office:value="673.41700000000003" table:style-name="ce1">
            <text:p>673.417</text:p>
          </table:table-cell>
          <table:table-cell office:value-type="float" office:value="25.6601" table:style-name="ce1">
            <text:p>25.6601</text:p>
          </table:table-cell>
          <table:table-cell office:value-type="string" table:style-name="ce1">
            <text:p>Mixed</text:p>
          </table:table-cell>
          <table:table-cell office:value-type="float" office:value="17599.8" table:style-name="ce1">
            <text:p>17599.8</text:p>
          </table:table-cell>
          <table:table-cell office:value-type="float" office:value="30.591999999999999" table:style-name="ce1">
            <text:p>30.5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813047337874208" table:formula="of:=[.G679]/[.O679]" table:style-name="ce5">
            <text:p>8</text:p>
          </table:table-cell>
          <table:table-cell office:value-type="float" office:value="5.7612271553290322" table:formula="of:=[.J679]/[.R679]" table:style-name="ce5">
            <text:p>6</text:p>
          </table:table-cell>
          <table:table-cell office:value-type="string" office:string-value="0" table:formula="of:=IF([.T6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Curve 1</text:p>
          </table:table-cell>
          <table:table-cell office:value-type="float" office:value="1609.82" table:style-name="ce1">
            <text:p>1609.82</text:p>
          </table:table-cell>
          <table:table-cell office:value-type="float" office:value="21.3246" table:style-name="ce1">
            <text:p>21.3246</text:p>
          </table:table-cell>
          <table:table-cell office:value-type="float" office:value="1341.97" table:style-name="ce1">
            <text:p>1341.9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30461.8" table:style-name="ce1">
            <text:p>30461.8</text:p>
          </table:table-cell>
          <table:table-cell office:value-type="float" office:value="183.249" table:style-name="ce1">
            <text:p>183.2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904961581903494" table:formula="of:=[.G680]/[.O680]" table:style-name="ce5">
            <text:p>16</text:p>
          </table:table-cell>
          <table:table-cell office:value-type="float" office:value="9.9715536176662187" table:formula="of:=[.J680]/[.R680]" table:style-name="ce5">
            <text:p>10</text:p>
          </table:table-cell>
          <table:table-cell office:value-type="string" office:string-value="1" table:formula="of:=IF([.T68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Curve 1</text:p>
          </table:table-cell>
          <table:table-cell office:value-type="float" office:value="1611.4" table:style-name="ce1">
            <text:p>1611.4</text:p>
          </table:table-cell>
          <table:table-cell office:value-type="float" office:value="17.042200000000001" table:style-name="ce1">
            <text:p>17.0422</text:p>
          </table:table-cell>
          <table:table-cell office:value-type="float" office:value="1060.01" table:style-name="ce1">
            <text:p>1060.01</text:p>
          </table:table-cell>
          <table:table-cell office:value-type="float" office:value="6.7601899999999997" table:style-name="ce1">
            <text:p>6.76019</text:p>
          </table:table-cell>
          <table:table-cell office:value-type="string" table:style-name="ce1">
            <text:p>Mixed</text:p>
          </table:table-cell>
          <table:table-cell office:value-type="float" office:value="27758.1" table:style-name="ce1">
            <text:p>27758.1</text:p>
          </table:table-cell>
          <table:table-cell office:value-type="float" office:value="26.2776" table:style-name="ce1">
            <text:p>26.27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563185709392551" table:formula="of:=[.G681]/[.O681]" table:style-name="ce5">
            <text:p>13</text:p>
          </table:table-cell>
          <table:table-cell office:value-type="float" office:value="9.0865077728348496" table:formula="of:=[.J681]/[.R681]" table:style-name="ce5">
            <text:p>9</text:p>
          </table:table-cell>
          <table:table-cell office:value-type="string" office:string-value="1" table:formula="of:=IF([.T68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5.895799999999999" table:style-name="ce1">
            <text:p>15.8958</text:p>
          </table:table-cell>
          <table:table-cell office:value-type="float" office:value="409.322" table:style-name="ce1">
            <text:p>409.322</text:p>
          </table:table-cell>
          <table:table-cell office:value-type="float" office:value="9.6604799999999997" table:style-name="ce1">
            <text:p>9.66048</text:p>
          </table:table-cell>
          <table:table-cell office:value-type="string" table:style-name="ce1">
            <text:p>Mixed</text:p>
          </table:table-cell>
          <table:table-cell office:value-type="float" office:value="9902.11" table:style-name="ce1">
            <text:p>9902.11</text:p>
          </table:table-cell>
          <table:table-cell office:value-type="float" office:value="42.514800000000001" table:style-name="ce1">
            <text:p>42.51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8512639512268541" table:formula="of:=[.G682]/[.O682]" table:style-name="ce5">
            <text:p>5</text:p>
          </table:table-cell>
          <table:table-cell office:value-type="float" office:value="3.2414178017395177" table:formula="of:=[.J682]/[.R682]" table:style-name="ce5">
            <text:p>3</text:p>
          </table:table-cell>
          <table:table-cell office:value-type="string" office:string-value="0" table:formula="of:=IF([.T6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Curve 1</text:p>
          </table:table-cell>
          <table:table-cell office:value-type="float" office:value="1611.68" table:style-name="ce1">
            <text:p>1611.68</text:p>
          </table:table-cell>
          <table:table-cell office:value-type="float" office:value="18.862200000000001" table:style-name="ce1">
            <text:p>18.8622</text:p>
          </table:table-cell>
          <table:table-cell office:value-type="float" office:value="889.91399999999999" table:style-name="ce1">
            <text:p>889.914</text:p>
          </table:table-cell>
          <table:table-cell office:value-type="float" office:value="11.343" table:style-name="ce1">
            <text:p>11.343</text:p>
          </table:table-cell>
          <table:table-cell office:value-type="string" table:style-name="ce1">
            <text:p>Mixed</text:p>
          </table:table-cell>
          <table:table-cell office:value-type="float" office:value="25402.9" table:style-name="ce1">
            <text:p>25402.9</text:p>
          </table:table-cell>
          <table:table-cell office:value-type="float" office:value="27.581199999999999" table:style-name="ce1">
            <text:p>27.58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47216391721175" table:formula="of:=[.G683]/[.O683]" table:style-name="ce5">
            <text:p>11</text:p>
          </table:table-cell>
          <table:table-cell office:value-type="float" office:value="8.3155420688932757" table:formula="of:=[.J683]/[.R683]" table:style-name="ce5">
            <text:p>8</text:p>
          </table:table-cell>
          <table:table-cell office:value-type="string" office:string-value="0" table:formula="of:=IF([.T6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Curve 1</text:p>
          </table:table-cell>
          <table:table-cell office:value-type="float" office:value="1611.8" table:style-name="ce1">
            <text:p>1611.8</text:p>
          </table:table-cell>
          <table:table-cell office:value-type="float" office:value="19.011600000000001" table:style-name="ce1">
            <text:p>19.0116</text:p>
          </table:table-cell>
          <table:table-cell office:value-type="float" office:value="1855.94" table:style-name="ce1">
            <text:p>1855.94</text:p>
          </table:table-cell>
          <table:table-cell office:value-type="float" office:value="12.8644" table:style-name="ce1">
            <text:p>12.8644</text:p>
          </table:table-cell>
          <table:table-cell office:value-type="string" table:style-name="ce1">
            <text:p>Mixed</text:p>
          </table:table-cell>
          <table:table-cell office:value-type="float" office:value="53126.400000000001" table:style-name="ce1">
            <text:p>53126.4</text:p>
          </table:table-cell>
          <table:table-cell office:value-type="float" office:value="66.109399999999994" table:style-name="ce1">
            <text:p>66.10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996508415477223" table:formula="of:=[.G684]/[.O684]" table:style-name="ce5">
            <text:p>22</text:p>
          </table:table-cell>
          <table:table-cell office:value-type="float" office:value="17.390723664182111" table:formula="of:=[.J684]/[.R684]" table:style-name="ce5">
            <text:p>17</text:p>
          </table:table-cell>
          <table:table-cell office:value-type="string" office:string-value="1" table:formula="of:=IF([.T68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Curve 1</text:p>
          </table:table-cell>
          <table:table-cell office:value-type="float" office:value="1610.99" table:style-name="ce1">
            <text:p>1610.99</text:p>
          </table:table-cell>
          <table:table-cell office:value-type="float" office:value="16.659199999999998" table:style-name="ce1">
            <text:p>16.6592</text:p>
          </table:table-cell>
          <table:table-cell office:value-type="float" office:value="1106.53" table:style-name="ce1">
            <text:p>1106.53</text:p>
          </table:table-cell>
          <table:table-cell office:value-type="float" office:value="11.945499999999999" table:style-name="ce1">
            <text:p>11.9455</text:p>
          </table:table-cell>
          <table:table-cell office:value-type="string" table:style-name="ce1">
            <text:p>Mixed</text:p>
          </table:table-cell>
          <table:table-cell office:value-type="float" office:value="27841" table:style-name="ce1">
            <text:p>27841</text:p>
          </table:table-cell>
          <table:table-cell office:value-type="float" office:value="11.136900000000001" table:style-name="ce1">
            <text:p>11.13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114538431726247" table:formula="of:=[.G685]/[.O685]" table:style-name="ce5">
            <text:p>13</text:p>
          </table:table-cell>
          <table:table-cell office:value-type="float" office:value="9.1136447704812316" table:formula="of:=[.J685]/[.R685]" table:style-name="ce5">
            <text:p>9</text:p>
          </table:table-cell>
          <table:table-cell office:value-type="string" office:string-value="1" table:formula="of:=IF([.T68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5.977600000000001" table:style-name="ce1">
            <text:p>15.9776</text:p>
          </table:table-cell>
          <table:table-cell office:value-type="float" office:value="1045.72" table:style-name="ce1">
            <text:p>1045.72</text:p>
          </table:table-cell>
          <table:table-cell office:value-type="float" office:value="14.099600000000001" table:style-name="ce1">
            <text:p>14.0996</text:p>
          </table:table-cell>
          <table:table-cell office:value-type="string" table:style-name="ce1">
            <text:p>Mixed</text:p>
          </table:table-cell>
          <table:table-cell office:value-type="float" office:value="25052.400000000001" table:style-name="ce1">
            <text:p>25052.4</text:p>
          </table:table-cell>
          <table:table-cell office:value-type="float" office:value="25.361000000000001" table:style-name="ce1">
            <text:p>25.3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93821341332609" table:formula="of:=[.G686]/[.O686]" table:style-name="ce5">
            <text:p>12</text:p>
          </table:table-cell>
          <table:table-cell office:value-type="float" office:value="8.2008072356597825" table:formula="of:=[.J686]/[.R686]" table:style-name="ce5">
            <text:p>8</text:p>
          </table:table-cell>
          <table:table-cell office:value-type="string" office:string-value="0" table:formula="of:=IF([.T68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7.1663" table:style-name="ce1">
            <text:p>17.1663</text:p>
          </table:table-cell>
          <table:table-cell office:value-type="float" office:value="545.17700000000002" table:style-name="ce1">
            <text:p>545.177</text:p>
          </table:table-cell>
          <table:table-cell office:value-type="float" office:value="12.053000000000001" table:style-name="ce1">
            <text:p>12.053</text:p>
          </table:table-cell>
          <table:table-cell office:value-type="string" table:style-name="ce1">
            <text:p>Mixed</text:p>
          </table:table-cell>
          <table:table-cell office:value-type="float" office:value="14129.4" table:style-name="ce1">
            <text:p>14129.4</text:p>
          </table:table-cell>
          <table:table-cell office:value-type="float" office:value="24.553599999999999" table:style-name="ce1">
            <text:p>24.55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614106428142213" table:formula="of:=[.G687]/[.O687]" table:style-name="ce5">
            <text:p>6</text:p>
          </table:table-cell>
          <table:table-cell office:value-type="float" office:value="4.6252050005401211" table:formula="of:=[.J687]/[.R687]" table:style-name="ce5">
            <text:p>5</text:p>
          </table:table-cell>
          <table:table-cell office:value-type="string" office:string-value="0" table:formula="of:=IF([.T6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6.5776" table:style-name="ce1">
            <text:p>16.5776</text:p>
          </table:table-cell>
          <table:table-cell office:value-type="float" office:value="484.565" table:style-name="ce1">
            <text:p>484.565</text:p>
          </table:table-cell>
          <table:table-cell office:value-type="float" office:value="11.6258" table:style-name="ce1">
            <text:p>11.6258</text:p>
          </table:table-cell>
          <table:table-cell office:value-type="string" table:style-name="ce1">
            <text:p>Mixed</text:p>
          </table:table-cell>
          <table:table-cell office:value-type="float" office:value="12145.3" table:style-name="ce1">
            <text:p>12145.3</text:p>
          </table:table-cell>
          <table:table-cell office:value-type="float" office:value="19.576699999999999" table:style-name="ce1">
            <text:p>19.57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7430402385560528" table:formula="of:=[.G688]/[.O688]" table:style-name="ce5">
            <text:p>6</text:p>
          </table:table-cell>
          <table:table-cell office:value-type="float" office:value="3.9757174609721524" table:formula="of:=[.J688]/[.R688]" table:style-name="ce5">
            <text:p>4</text:p>
          </table:table-cell>
          <table:table-cell office:value-type="string" office:string-value="0" table:formula="of:=IF([.T6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Curve 1</text:p>
          </table:table-cell>
          <table:table-cell office:value-type="float" office:value="1611.06" table:style-name="ce1">
            <text:p>1611.06</text:p>
          </table:table-cell>
          <table:table-cell office:value-type="float" office:value="17.349299999999999" table:style-name="ce1">
            <text:p>17.3493</text:p>
          </table:table-cell>
          <table:table-cell office:value-type="float" office:value="862.48299999999995" table:style-name="ce1">
            <text:p>862.483</text:p>
          </table:table-cell>
          <table:table-cell office:value-type="float" office:value="8.5591600000000003" table:style-name="ce1">
            <text:p>8.55916</text:p>
          </table:table-cell>
          <table:table-cell office:value-type="string" table:style-name="ce1">
            <text:p>Mixed</text:p>
          </table:table-cell>
          <table:table-cell office:value-type="float" office:value="22856.2" table:style-name="ce1">
            <text:p>22856.2</text:p>
          </table:table-cell>
          <table:table-cell office:value-type="float" office:value="27.025099999999998" table:style-name="ce1">
            <text:p>27.02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22105546357124" table:formula="of:=[.G689]/[.O689]" table:style-name="ce5">
            <text:p>10</text:p>
          </table:table-cell>
          <table:table-cell office:value-type="float" office:value="7.4818895730423884" table:formula="of:=[.J689]/[.R689]" table:style-name="ce5">
            <text:p>7</text:p>
          </table:table-cell>
          <table:table-cell office:value-type="string" office:string-value="0" table:formula="of:=IF([.T68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Curve 1</text:p>
          </table:table-cell>
          <table:table-cell office:value-type="float" office:value="1611.65" table:style-name="ce1">
            <text:p>1611.65</text:p>
          </table:table-cell>
          <table:table-cell office:value-type="float" office:value="17.0062" table:style-name="ce1">
            <text:p>17.0062</text:p>
          </table:table-cell>
          <table:table-cell office:value-type="float" office:value="281.11900000000003" table:style-name="ce1">
            <text:p>281.119</text:p>
          </table:table-cell>
          <table:table-cell office:value-type="float" office:value="48.828499999999998" table:style-name="ce1">
            <text:p>48.8285</text:p>
          </table:table-cell>
          <table:table-cell office:value-type="string" table:style-name="ce1">
            <text:p>Mixed</text:p>
          </table:table-cell>
          <table:table-cell office:value-type="float" office:value="6327.64" table:style-name="ce1">
            <text:p>6327.64</text:p>
          </table:table-cell>
          <table:table-cell office:value-type="float" office:value="21.805099999999999" table:style-name="ce1">
            <text:p>21.80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331808382410284" table:formula="of:=[.G690]/[.O690]" table:style-name="ce5">
            <text:p>3</text:p>
          </table:table-cell>
          <table:table-cell office:value-type="float" office:value="2.0713287308461572" table:formula="of:=[.J690]/[.R690]" table:style-name="ce5">
            <text:p>2</text:p>
          </table:table-cell>
          <table:table-cell office:value-type="string" office:string-value="0" table:formula="of:=IF([.T69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Curve 1</text:p>
          </table:table-cell>
          <table:table-cell office:value-type="float" office:value="1610.77" table:style-name="ce1">
            <text:p>1610.77</text:p>
          </table:table-cell>
          <table:table-cell office:value-type="float" office:value="17.783799999999999" table:style-name="ce1">
            <text:p>17.7838</text:p>
          </table:table-cell>
          <table:table-cell office:value-type="float" office:value="875.50400000000002" table:style-name="ce1">
            <text:p>875.5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456.9" table:style-name="ce1">
            <text:p>24456.9</text:p>
          </table:table-cell>
          <table:table-cell office:value-type="float" office:value="25.172000000000001" table:style-name="ce1">
            <text:p>25.1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76429789639737" table:formula="of:=[.G691]/[.O691]" table:style-name="ce5">
            <text:p>10</text:p>
          </table:table-cell>
          <table:table-cell office:value-type="float" office:value="8.0058725903229924" table:formula="of:=[.J691]/[.R691]" table:style-name="ce5">
            <text:p>8</text:p>
          </table:table-cell>
          <table:table-cell office:value-type="string" office:string-value="0" table:formula="of:=IF([.T6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19.466100000000001" table:style-name="ce1">
            <text:p>19.4661</text:p>
          </table:table-cell>
          <table:table-cell office:value-type="float" office:value="921.73900000000003" table:style-name="ce1">
            <text:p>921.7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8184.2" table:style-name="ce1">
            <text:p>28184.2</text:p>
          </table:table-cell>
          <table:table-cell office:value-type="float" office:value="25.888200000000001" table:style-name="ce1">
            <text:p>25.88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924404706172377" table:formula="of:=[.G692]/[.O692]" table:style-name="ce5">
            <text:p>11</text:p>
          </table:table-cell>
          <table:table-cell office:value-type="float" office:value="9.2259899766602178" table:formula="of:=[.J692]/[.R692]" table:style-name="ce5">
            <text:p>9</text:p>
          </table:table-cell>
          <table:table-cell office:value-type="string" office:string-value="0" table:formula="of:=IF([.T6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Curve 1</text:p>
          </table:table-cell>
          <table:table-cell office:value-type="float" office:value="1611.83" table:style-name="ce1">
            <text:p>1611.83</text:p>
          </table:table-cell>
          <table:table-cell office:value-type="float" office:value="17.081700000000001" table:style-name="ce1">
            <text:p>17.0817</text:p>
          </table:table-cell>
          <table:table-cell office:value-type="float" office:value="403.51900000000001" table:style-name="ce1">
            <text:p>403.519</text:p>
          </table:table-cell>
          <table:table-cell office:value-type="float" office:value="8.2215199999999999" table:style-name="ce1">
            <text:p>8.22152</text:p>
          </table:table-cell>
          <table:table-cell office:value-type="string" table:style-name="ce1">
            <text:p>Mixed</text:p>
          </table:table-cell>
          <table:table-cell office:value-type="float" office:value="10540.3" table:style-name="ce1">
            <text:p>10540.3</text:p>
          </table:table-cell>
          <table:table-cell office:value-type="float" office:value="40.658099999999997" table:style-name="ce1">
            <text:p>40.65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7824870843372924" table:formula="of:=[.G693]/[.O693]" table:style-name="ce5">
            <text:p>5</text:p>
          </table:table-cell>
          <table:table-cell office:value-type="float" office:value="3.4503268551525923" table:formula="of:=[.J693]/[.R693]" table:style-name="ce5">
            <text:p>3</text:p>
          </table:table-cell>
          <table:table-cell office:value-type="string" office:string-value="0" table:formula="of:=IF([.T6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6.666599999999999" table:style-name="ce1">
            <text:p>16.6666</text:p>
          </table:table-cell>
          <table:table-cell office:value-type="float" office:value="988.46900000000005" table:style-name="ce1">
            <text:p>988.469</text:p>
          </table:table-cell>
          <table:table-cell office:value-type="float" office:value="6.2957400000000003" table:style-name="ce1">
            <text:p>6.29574</text:p>
          </table:table-cell>
          <table:table-cell office:value-type="string" table:style-name="ce1">
            <text:p>Mixed</text:p>
          </table:table-cell>
          <table:table-cell office:value-type="float" office:value="25352.9" table:style-name="ce1">
            <text:p>25352.9</text:p>
          </table:table-cell>
          <table:table-cell office:value-type="float" office:value="23.813099999999999" table:style-name="ce1">
            <text:p>23.81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15285341626538" table:formula="of:=[.G694]/[.O694]" table:style-name="ce5">
            <text:p>12</text:p>
          </table:table-cell>
          <table:table-cell office:value-type="float" office:value="8.2991747603007671" table:formula="of:=[.J694]/[.R694]" table:style-name="ce5">
            <text:p>8</text:p>
          </table:table-cell>
          <table:table-cell office:value-type="string" office:string-value="0" table:formula="of:=IF([.T6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7.622499999999999" table:style-name="ce1">
            <text:p>17.6225</text:p>
          </table:table-cell>
          <table:table-cell office:value-type="float" office:value="665.99900000000002" table:style-name="ce1">
            <text:p>665.999</text:p>
          </table:table-cell>
          <table:table-cell office:value-type="float" office:value="6.1013799999999998" table:style-name="ce1">
            <text:p>6.10138</text:p>
          </table:table-cell>
          <table:table-cell office:value-type="string" table:style-name="ce1">
            <text:p>Mixed</text:p>
          </table:table-cell>
          <table:table-cell office:value-type="float" office:value="18073.2" table:style-name="ce1">
            <text:p>18073.2</text:p>
          </table:table-cell>
          <table:table-cell office:value-type="float" office:value="30.9498" table:style-name="ce1">
            <text:p>30.94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933869673585439" table:formula="of:=[.G695]/[.O695]" table:style-name="ce5">
            <text:p>8</text:p>
          </table:table-cell>
          <table:table-cell office:value-type="float" office:value="5.9161928330829143" table:formula="of:=[.J695]/[.R695]" table:style-name="ce5">
            <text:p>6</text:p>
          </table:table-cell>
          <table:table-cell office:value-type="string" office:string-value="0" table:formula="of:=IF([.T69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Curve 1</text:p>
          </table:table-cell>
          <table:table-cell office:value-type="float" office:value="1611.39" table:style-name="ce1">
            <text:p>1611.39</text:p>
          </table:table-cell>
          <table:table-cell office:value-type="float" office:value="20.2943" table:style-name="ce1">
            <text:p>20.2943</text:p>
          </table:table-cell>
          <table:table-cell office:value-type="float" office:value="681.35799999999995" table:style-name="ce1">
            <text:p>681.358</text:p>
          </table:table-cell>
          <table:table-cell office:value-type="float" office:value="14.571899999999999" table:style-name="ce1">
            <text:p>14.5719</text:p>
          </table:table-cell>
          <table:table-cell office:value-type="string" table:style-name="ce1">
            <text:p>Mixed</text:p>
          </table:table-cell>
          <table:table-cell office:value-type="float" office:value="20700.2" table:style-name="ce1">
            <text:p>20700.2</text:p>
          </table:table-cell>
          <table:table-cell office:value-type="float" office:value="55.866700000000002" table:style-name="ce1">
            <text:p>55.86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754210701599884" table:formula="of:=[.G696]/[.O696]" table:style-name="ce5">
            <text:p>8</text:p>
          </table:table-cell>
          <table:table-cell office:value-type="float" office:value="6.776131226533372" table:formula="of:=[.J696]/[.R696]" table:style-name="ce5">
            <text:p>7</text:p>
          </table:table-cell>
          <table:table-cell office:value-type="string" office:string-value="0" table:formula="of:=IF([.T6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Curve 1</text:p>
          </table:table-cell>
          <table:table-cell office:value-type="float" office:value="1611.31" table:style-name="ce1">
            <text:p>1611.31</text:p>
          </table:table-cell>
          <table:table-cell office:value-type="float" office:value="19.6511" table:style-name="ce1">
            <text:p>19.6511</text:p>
          </table:table-cell>
          <table:table-cell office:value-type="float" office:value="529.84699999999998" table:style-name="ce1">
            <text:p>529.8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355.3" table:style-name="ce1">
            <text:p>16355.3</text:p>
          </table:table-cell>
          <table:table-cell office:value-type="float" office:value="22.545500000000001" table:style-name="ce1">
            <text:p>22.54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797202465679707" table:formula="of:=[.G697]/[.O697]" table:style-name="ce5">
            <text:p>6</text:p>
          </table:table-cell>
          <table:table-cell office:value-type="float" office:value="5.3538448444614666" table:formula="of:=[.J697]/[.R697]" table:style-name="ce5">
            <text:p>5</text:p>
          </table:table-cell>
          <table:table-cell office:value-type="string" office:string-value="0" table:formula="of:=IF([.T6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Curve 1</text:p>
          </table:table-cell>
          <table:table-cell office:value-type="float" office:value="1610.43" table:style-name="ce1">
            <text:p>1610.43</text:p>
          </table:table-cell>
          <table:table-cell office:value-type="float" office:value="18.9283" table:style-name="ce1">
            <text:p>18.9283</text:p>
          </table:table-cell>
          <table:table-cell office:value-type="float" office:value="823.99099999999999" table:style-name="ce1">
            <text:p>823.9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499.3" table:style-name="ce1">
            <text:p>24499.3</text:p>
          </table:table-cell>
          <table:table-cell office:value-type="float" office:value="62.866999999999997" table:style-name="ce1">
            <text:p>62.86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659002800615813" table:formula="of:=[.G698]/[.O698]" table:style-name="ce5">
            <text:p>10</text:p>
          </table:table-cell>
          <table:table-cell office:value-type="float" office:value="8.0197520680094403" table:formula="of:=[.J698]/[.R698]" table:style-name="ce5">
            <text:p>8</text:p>
          </table:table-cell>
          <table:table-cell office:value-type="string" office:string-value="0" table:formula="of:=IF([.T6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16.622900000000001" table:style-name="ce1">
            <text:p>16.6229</text:p>
          </table:table-cell>
          <table:table-cell office:value-type="float" office:value="543.93399999999997" table:style-name="ce1">
            <text:p>543.934</text:p>
          </table:table-cell>
          <table:table-cell office:value-type="float" office:value="7.7569499999999998" table:style-name="ce1">
            <text:p>7.75695</text:p>
          </table:table-cell>
          <table:table-cell office:value-type="string" table:style-name="ce1">
            <text:p>Mixed</text:p>
          </table:table-cell>
          <table:table-cell office:value-type="float" office:value="13847.6" table:style-name="ce1">
            <text:p>13847.6</text:p>
          </table:table-cell>
          <table:table-cell office:value-type="float" office:value="29.194800000000001" table:style-name="ce1">
            <text:p>29.19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4466786687415469" table:formula="of:=[.G699]/[.O699]" table:style-name="ce5">
            <text:p>6</text:p>
          </table:table-cell>
          <table:table-cell office:value-type="float" office:value="4.5329588493127373" table:formula="of:=[.J699]/[.R699]" table:style-name="ce5">
            <text:p>5</text:p>
          </table:table-cell>
          <table:table-cell office:value-type="string" office:string-value="0" table:formula="of:=IF([.T6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8.253699999999998" table:style-name="ce1">
            <text:p>18.2537</text:p>
          </table:table-cell>
          <table:table-cell office:value-type="float" office:value="1413.72" table:style-name="ce1">
            <text:p>1413.72</text:p>
          </table:table-cell>
          <table:table-cell office:value-type="float" office:value="1.6291500000000001" table:style-name="ce1">
            <text:p>1.62915</text:p>
          </table:table-cell>
          <table:table-cell office:value-type="string" table:style-name="ce1">
            <text:p>Mixed</text:p>
          </table:table-cell>
          <table:table-cell office:value-type="float" office:value="40322.400000000001" table:style-name="ce1">
            <text:p>40322.4</text:p>
          </table:table-cell>
          <table:table-cell office:value-type="float" office:value="33.7517" table:style-name="ce1">
            <text:p>33.75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75533900725695" table:formula="of:=[.G700]/[.O700]" table:style-name="ce5">
            <text:p>17</text:p>
          </table:table-cell>
          <table:table-cell office:value-type="float" office:value="13.199383279812235" table:formula="of:=[.J700]/[.R700]" table:style-name="ce5">
            <text:p>13</text:p>
          </table:table-cell>
          <table:table-cell office:value-type="string" office:string-value="1" table:formula="of:=IF([.T70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Curve 1</text:p>
          </table:table-cell>
          <table:table-cell office:value-type="float" office:value="1611.2" table:style-name="ce1">
            <text:p>1611.2</text:p>
          </table:table-cell>
          <table:table-cell office:value-type="float" office:value="18.1053" table:style-name="ce1">
            <text:p>18.1053</text:p>
          </table:table-cell>
          <table:table-cell office:value-type="float" office:value="776.99400000000003" table:style-name="ce1">
            <text:p>776.994</text:p>
          </table:table-cell>
          <table:table-cell office:value-type="float" office:value="23.440999999999999" table:style-name="ce1">
            <text:p>23.441</text:p>
          </table:table-cell>
          <table:table-cell office:value-type="string" table:style-name="ce1">
            <text:p>Mixed</text:p>
          </table:table-cell>
          <table:table-cell office:value-type="float" office:value="20427.900000000001" table:style-name="ce1">
            <text:p>20427.9</text:p>
          </table:table-cell>
          <table:table-cell office:value-type="float" office:value="55.987699999999997" table:style-name="ce1">
            <text:p>55.98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2088941774924358" table:formula="of:=[.G701]/[.O701]" table:style-name="ce5">
            <text:p>9</text:p>
          </table:table-cell>
          <table:table-cell office:value-type="float" office:value="6.6869948639385646" table:formula="of:=[.J701]/[.R701]" table:style-name="ce5">
            <text:p>7</text:p>
          </table:table-cell>
          <table:table-cell office:value-type="string" office:string-value="0" table:formula="of:=IF([.T70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5.710800000000001" table:style-name="ce1">
            <text:p>15.7108</text:p>
          </table:table-cell>
          <table:table-cell office:value-type="float" office:value="1018.1" table:style-name="ce1">
            <text:p>1018.1</text:p>
          </table:table-cell>
          <table:table-cell office:value-type="float" office:value="4.5071199999999996" table:style-name="ce1">
            <text:p>4.50712</text:p>
          </table:table-cell>
          <table:table-cell office:value-type="string" table:style-name="ce1">
            <text:p>Mixed</text:p>
          </table:table-cell>
          <table:table-cell office:value-type="float" office:value="24760.1" table:style-name="ce1">
            <text:p>24760.1</text:p>
          </table:table-cell>
          <table:table-cell office:value-type="float" office:value="40.538600000000002" table:style-name="ce1">
            <text:p>40.53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66470477384701" table:formula="of:=[.G702]/[.O702]" table:style-name="ce5">
            <text:p>12</text:p>
          </table:table-cell>
          <table:table-cell office:value-type="float" office:value="8.1051239496279717" table:formula="of:=[.J702]/[.R702]" table:style-name="ce5">
            <text:p>8</text:p>
          </table:table-cell>
          <table:table-cell office:value-type="string" office:string-value="0" table:formula="of:=IF([.T7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6.734400000000001" table:style-name="ce1">
            <text:p>16.7344</text:p>
          </table:table-cell>
          <table:table-cell office:value-type="float" office:value="956.83799999999997" table:style-name="ce1">
            <text:p>956.838</text:p>
          </table:table-cell>
          <table:table-cell office:value-type="float" office:value="5.7735300000000001" table:style-name="ce1">
            <text:p>5.77353</text:p>
          </table:table-cell>
          <table:table-cell office:value-type="string" table:style-name="ce1">
            <text:p>Mixed</text:p>
          </table:table-cell>
          <table:table-cell office:value-type="float" office:value="24683.7" table:style-name="ce1">
            <text:p>24683.7</text:p>
          </table:table-cell>
          <table:table-cell office:value-type="float" office:value="36.347200000000001" table:style-name="ce1">
            <text:p>36.34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40396305510088" table:formula="of:=[.G703]/[.O703]" table:style-name="ce5">
            <text:p>11</text:p>
          </table:table-cell>
          <table:table-cell office:value-type="float" office:value="8.0801147020986175" table:formula="of:=[.J703]/[.R703]" table:style-name="ce5">
            <text:p>8</text:p>
          </table:table-cell>
          <table:table-cell office:value-type="string" office:string-value="0" table:formula="of:=IF([.T7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7.121700000000001" table:style-name="ce1">
            <text:p>17.1217</text:p>
          </table:table-cell>
          <table:table-cell office:value-type="float" office:value="1029.5" table:style-name="ce1">
            <text:p>1029.5</text:p>
          </table:table-cell>
          <table:table-cell office:value-type="float" office:value="7.8608900000000004" table:style-name="ce1">
            <text:p>7.86089</text:p>
          </table:table-cell>
          <table:table-cell office:value-type="string" table:style-name="ce1">
            <text:p>Mixed</text:p>
          </table:table-cell>
          <table:table-cell office:value-type="float" office:value="26986.400000000001" table:style-name="ce1">
            <text:p>26986.4</text:p>
          </table:table-cell>
          <table:table-cell office:value-type="float" office:value="59.405900000000003" table:style-name="ce1">
            <text:p>59.40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01582709426923" table:formula="of:=[.G704]/[.O704]" table:style-name="ce5">
            <text:p>12</text:p>
          </table:table-cell>
          <table:table-cell office:value-type="float" office:value="8.8338947320180576" table:formula="of:=[.J704]/[.R704]" table:style-name="ce5">
            <text:p>9</text:p>
          </table:table-cell>
          <table:table-cell office:value-type="string" office:string-value="0" table:formula="of:=IF([.T70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17.2241" table:style-name="ce1">
            <text:p>17.2241</text:p>
          </table:table-cell>
          <table:table-cell office:value-type="float" office:value="1303.77" table:style-name="ce1">
            <text:p>1303.77</text:p>
          </table:table-cell>
          <table:table-cell office:value-type="float" office:value="6.8939300000000001" table:style-name="ce1">
            <text:p>6.89393</text:p>
          </table:table-cell>
          <table:table-cell office:value-type="string" table:style-name="ce1">
            <text:p>Mixed</text:p>
          </table:table-cell>
          <table:table-cell office:value-type="float" office:value="34490.199999999997" table:style-name="ce1">
            <text:p>34490.2</text:p>
          </table:table-cell>
          <table:table-cell office:value-type="float" office:value="31.786999999999999" table:style-name="ce1">
            <text:p>31.7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45221708506026" table:formula="of:=[.G705]/[.O705]" table:style-name="ce5">
            <text:p>15</text:p>
          </table:table-cell>
          <table:table-cell office:value-type="float" office:value="11.290234936347536" table:formula="of:=[.J705]/[.R705]" table:style-name="ce5">
            <text:p>11</text:p>
          </table:table-cell>
          <table:table-cell office:value-type="string" office:string-value="1" table:formula="of:=IF([.T70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7.261600000000001" table:style-name="ce1">
            <text:p>17.2616</text:p>
          </table:table-cell>
          <table:table-cell office:value-type="float" office:value="799.46900000000005" table:style-name="ce1">
            <text:p>799.469</text:p>
          </table:table-cell>
          <table:table-cell office:value-type="float" office:value="5.42075" table:style-name="ce1">
            <text:p>5.42075</text:p>
          </table:table-cell>
          <table:table-cell office:value-type="string" table:style-name="ce1">
            <text:p>Mixed</text:p>
          </table:table-cell>
          <table:table-cell office:value-type="float" office:value="21298.400000000001" table:style-name="ce1">
            <text:p>21298.4</text:p>
          </table:table-cell>
          <table:table-cell office:value-type="float" office:value="31.702400000000001" table:style-name="ce1">
            <text:p>31.70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752667577686562" table:formula="of:=[.G706]/[.O706]" table:style-name="ce5">
            <text:p>9</text:p>
          </table:table-cell>
          <table:table-cell office:value-type="float" office:value="6.9719497065341578" table:formula="of:=[.J706]/[.R706]" table:style-name="ce5">
            <text:p>7</text:p>
          </table:table-cell>
          <table:table-cell office:value-type="string" office:string-value="0" table:formula="of:=IF([.T7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6.316099999999999" table:style-name="ce1">
            <text:p>16.3161</text:p>
          </table:table-cell>
          <table:table-cell office:value-type="float" office:value="1049.69" table:style-name="ce1">
            <text:p>1049.69</text:p>
          </table:table-cell>
          <table:table-cell office:value-type="float" office:value="6.2687999999999997" table:style-name="ce1">
            <text:p>6.2688</text:p>
          </table:table-cell>
          <table:table-cell office:value-type="string" table:style-name="ce1">
            <text:p>Mixed</text:p>
          </table:table-cell>
          <table:table-cell office:value-type="float" office:value="26359" table:style-name="ce1">
            <text:p>26359</text:p>
          </table:table-cell>
          <table:table-cell office:value-type="float" office:value="25.835699999999999" table:style-name="ce1">
            <text:p>25.83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440873583543803" table:formula="of:=[.G707]/[.O707]" table:style-name="ce5">
            <text:p>12</text:p>
          </table:table-cell>
          <table:table-cell office:value-type="float" office:value="8.6285177437992449" table:formula="of:=[.J707]/[.R707]" table:style-name="ce5">
            <text:p>9</text:p>
          </table:table-cell>
          <table:table-cell office:value-type="string" office:string-value="1" table:formula="of:=IF([.T70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6.177499999999998" table:style-name="ce1">
            <text:p>16.1775</text:p>
          </table:table-cell>
          <table:table-cell office:value-type="float" office:value="936.91099999999994" table:style-name="ce1">
            <text:p>936.911</text:p>
          </table:table-cell>
          <table:table-cell office:value-type="float" office:value="8.9578500000000005" table:style-name="ce1">
            <text:p>8.95785</text:p>
          </table:table-cell>
          <table:table-cell office:value-type="string" table:style-name="ce1">
            <text:p>Mixed</text:p>
          </table:table-cell>
          <table:table-cell office:value-type="float" office:value="23120.9" table:style-name="ce1">
            <text:p>23120.9</text:p>
          </table:table-cell>
          <table:table-cell office:value-type="float" office:value="20.055800000000001" table:style-name="ce1">
            <text:p>20.05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104222494290322" table:formula="of:=[.G708]/[.O708]" table:style-name="ce5">
            <text:p>11</text:p>
          </table:table-cell>
          <table:table-cell office:value-type="float" office:value="7.5685381047311351" table:formula="of:=[.J708]/[.R708]" table:style-name="ce5">
            <text:p>8</text:p>
          </table:table-cell>
          <table:table-cell office:value-type="string" office:string-value="0" table:formula="of:=IF([.T7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6.7073" table:style-name="ce1">
            <text:p>16.7073</text:p>
          </table:table-cell>
          <table:table-cell office:value-type="float" office:value="838.81399999999996" table:style-name="ce1">
            <text:p>838.814</text:p>
          </table:table-cell>
          <table:table-cell office:value-type="float" office:value="8.6034799999999994" table:style-name="ce1">
            <text:p>8.60348</text:p>
          </table:table-cell>
          <table:table-cell office:value-type="string" table:style-name="ce1">
            <text:p>Mixed</text:p>
          </table:table-cell>
          <table:table-cell office:value-type="float" office:value="21403.1" table:style-name="ce1">
            <text:p>21403.1</text:p>
          </table:table-cell>
          <table:table-cell office:value-type="float" office:value="24.613499999999998" table:style-name="ce1">
            <text:p>24.61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9415817375670077" table:formula="of:=[.G709]/[.O709]" table:style-name="ce5">
            <text:p>10</text:p>
          </table:table-cell>
          <table:table-cell office:value-type="float" office:value="7.0062228507268722" table:formula="of:=[.J709]/[.R709]" table:style-name="ce5">
            <text:p>7</text:p>
          </table:table-cell>
          <table:table-cell office:value-type="string" office:string-value="0" table:formula="of:=IF([.T70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18.033999999999999" table:style-name="ce1">
            <text:p>18.034</text:p>
          </table:table-cell>
          <table:table-cell office:value-type="float" office:value="781.077" table:style-name="ce1">
            <text:p>781.077</text:p>
          </table:table-cell>
          <table:table-cell office:value-type="float" office:value="8.8316999999999997" table:style-name="ce1">
            <text:p>8.8317</text:p>
          </table:table-cell>
          <table:table-cell office:value-type="string" table:style-name="ce1">
            <text:p>Mixed</text:p>
          </table:table-cell>
          <table:table-cell office:value-type="float" office:value="21496.2" table:style-name="ce1">
            <text:p>21496.2</text:p>
          </table:table-cell>
          <table:table-cell office:value-type="float" office:value="37.402900000000002" table:style-name="ce1">
            <text:p>37.40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2572856900738731" table:formula="of:=[.G710]/[.O710]" table:style-name="ce5">
            <text:p>9</text:p>
          </table:table-cell>
          <table:table-cell office:value-type="float" office:value="7.0366987793261258" table:formula="of:=[.J710]/[.R710]" table:style-name="ce5">
            <text:p>7</text:p>
          </table:table-cell>
          <table:table-cell office:value-type="string" office:string-value="0" table:formula="of:=IF([.T71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6.6234" table:style-name="ce1">
            <text:p>16.6234</text:p>
          </table:table-cell>
          <table:table-cell office:value-type="float" office:value="464.88799999999998" table:style-name="ce1">
            <text:p>464.888</text:p>
          </table:table-cell>
          <table:table-cell office:value-type="float" office:value="6.3335400000000002" table:style-name="ce1">
            <text:p>6.33354</text:p>
          </table:table-cell>
          <table:table-cell office:value-type="string" table:style-name="ce1">
            <text:p>Mixed</text:p>
          </table:table-cell>
          <table:table-cell office:value-type="float" office:value="11891.3" table:style-name="ce1">
            <text:p>11891.3</text:p>
          </table:table-cell>
          <table:table-cell office:value-type="float" office:value="20.297599999999999" table:style-name="ce1">
            <text:p>20.29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098294148810707" table:formula="of:=[.G711]/[.O711]" table:style-name="ce5">
            <text:p>6</text:p>
          </table:table-cell>
          <table:table-cell office:value-type="float" office:value="3.8925715333222035" table:formula="of:=[.J711]/[.R711]" table:style-name="ce5">
            <text:p>4</text:p>
          </table:table-cell>
          <table:table-cell office:value-type="string" office:string-value="0" table:formula="of:=IF([.T7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16.215499999999999" table:style-name="ce1">
            <text:p>16.2155</text:p>
          </table:table-cell>
          <table:table-cell office:value-type="float" office:value="1021.69" table:style-name="ce1">
            <text:p>1021.69</text:p>
          </table:table-cell>
          <table:table-cell office:value-type="float" office:value="7.9034899999999997" table:style-name="ce1">
            <text:p>7.90349</text:p>
          </table:table-cell>
          <table:table-cell office:value-type="string" table:style-name="ce1">
            <text:p>Mixed</text:p>
          </table:table-cell>
          <table:table-cell office:value-type="float" office:value="25360.799999999999" table:style-name="ce1">
            <text:p>25360.8</text:p>
          </table:table-cell>
          <table:table-cell office:value-type="float" office:value="28.25" table:style-name="ce1">
            <text:p>28.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09018978527821" table:formula="of:=[.G712]/[.O712]" table:style-name="ce5">
            <text:p>12</text:p>
          </table:table-cell>
          <table:table-cell office:value-type="float" office:value="8.3017607950583816" table:formula="of:=[.J712]/[.R712]" table:style-name="ce5">
            <text:p>8</text:p>
          </table:table-cell>
          <table:table-cell office:value-type="string" office:string-value="0" table:formula="of:=IF([.T7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Curve 1</text:p>
          </table:table-cell>
          <table:table-cell office:value-type="float" office:value="1610.83" table:style-name="ce1">
            <text:p>1610.83</text:p>
          </table:table-cell>
          <table:table-cell office:value-type="float" office:value="16.542400000000001" table:style-name="ce1">
            <text:p>16.5424</text:p>
          </table:table-cell>
          <table:table-cell office:value-type="float" office:value="711.78200000000004" table:style-name="ce1">
            <text:p>711.782</text:p>
          </table:table-cell>
          <table:table-cell office:value-type="float" office:value="7.3985399999999997" table:style-name="ce1">
            <text:p>7.39854</text:p>
          </table:table-cell>
          <table:table-cell office:value-type="string" table:style-name="ce1">
            <text:p>Mixed</text:p>
          </table:table-cell>
          <table:table-cell office:value-type="float" office:value="18054.400000000001" table:style-name="ce1">
            <text:p>18054.4</text:p>
          </table:table-cell>
          <table:table-cell office:value-type="float" office:value="22.379899999999999" table:style-name="ce1">
            <text:p>22.37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360048024102117" table:formula="of:=[.G713]/[.O713]" table:style-name="ce5">
            <text:p>8</text:p>
          </table:table-cell>
          <table:table-cell office:value-type="float" office:value="5.9100387250521305" table:formula="of:=[.J713]/[.R713]" table:style-name="ce5">
            <text:p>6</text:p>
          </table:table-cell>
          <table:table-cell office:value-type="string" office:string-value="0" table:formula="of:=IF([.T71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17.356000000000002" table:style-name="ce1">
            <text:p>17.356</text:p>
          </table:table-cell>
          <table:table-cell office:value-type="float" office:value="439.6" table:style-name="ce1">
            <text:p>439.6</text:p>
          </table:table-cell>
          <table:table-cell office:value-type="float" office:value="4.55037" table:style-name="ce1">
            <text:p>4.55037</text:p>
          </table:table-cell>
          <table:table-cell office:value-type="string" table:style-name="ce1">
            <text:p>Mixed</text:p>
          </table:table-cell>
          <table:table-cell office:value-type="float" office:value="11808.9" table:style-name="ce1">
            <text:p>11808.9</text:p>
          </table:table-cell>
          <table:table-cell office:value-type="float" office:value="22.8306" table:style-name="ce1">
            <text:p>22.83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210117298750923" table:formula="of:=[.G714]/[.O714]" table:style-name="ce5">
            <text:p>5</text:p>
          </table:table-cell>
          <table:table-cell office:value-type="float" office:value="3.8655982087617478" table:formula="of:=[.J714]/[.R714]" table:style-name="ce5">
            <text:p>4</text:p>
          </table:table-cell>
          <table:table-cell office:value-type="string" office:string-value="0" table:formula="of:=IF([.T71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5.6602" table:style-name="ce1">
            <text:p>15.6602</text:p>
          </table:table-cell>
          <table:table-cell office:value-type="float" office:value="594.95399999999995" table:style-name="ce1">
            <text:p>594.954</text:p>
          </table:table-cell>
          <table:table-cell office:value-type="float" office:value="11.8583" table:style-name="ce1">
            <text:p>11.8583</text:p>
          </table:table-cell>
          <table:table-cell office:value-type="string" table:style-name="ce1">
            <text:p>Mixed</text:p>
          </table:table-cell>
          <table:table-cell office:value-type="float" office:value="14075.8" table:style-name="ce1">
            <text:p>14075.8</text:p>
          </table:table-cell>
          <table:table-cell office:value-type="float" office:value="26.739599999999999" table:style-name="ce1">
            <text:p>26.73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51365166881383" table:formula="of:=[.G715]/[.O715]" table:style-name="ce5">
            <text:p>7</text:p>
          </table:table-cell>
          <table:table-cell office:value-type="float" office:value="4.6076592457289509" table:formula="of:=[.J715]/[.R715]" table:style-name="ce5">
            <text:p>5</text:p>
          </table:table-cell>
          <table:table-cell office:value-type="string" office:string-value="0" table:formula="of:=IF([.T71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Curve 1</text:p>
          </table:table-cell>
          <table:table-cell office:value-type="float" office:value="1610.58" table:style-name="ce1">
            <text:p>1610.58</text:p>
          </table:table-cell>
          <table:table-cell office:value-type="float" office:value="17.4253" table:style-name="ce1">
            <text:p>17.4253</text:p>
          </table:table-cell>
          <table:table-cell office:value-type="float" office:value="646.85699999999997" table:style-name="ce1">
            <text:p>646.857</text:p>
          </table:table-cell>
          <table:table-cell office:value-type="float" office:value="0.29725000000000001" table:style-name="ce1">
            <text:p>0.29725</text:p>
          </table:table-cell>
          <table:table-cell office:value-type="string" table:style-name="ce1">
            <text:p>Mixed</text:p>
          </table:table-cell>
          <table:table-cell office:value-type="float" office:value="17688.599999999999" table:style-name="ce1">
            <text:p>17688.6</text:p>
          </table:table-cell>
          <table:table-cell office:value-type="float" office:value="23.570599999999999" table:style-name="ce1">
            <text:p>23.57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665169370294031" table:formula="of:=[.G716]/[.O716]" table:style-name="ce5">
            <text:p>8</text:p>
          </table:table-cell>
          <table:table-cell office:value-type="float" office:value="5.7902954953893291" table:formula="of:=[.J716]/[.R716]" table:style-name="ce5">
            <text:p>6</text:p>
          </table:table-cell>
          <table:table-cell office:value-type="string" office:string-value="0" table:formula="of:=IF([.T71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8.656300000000002" table:style-name="ce1">
            <text:p>18.6563</text:p>
          </table:table-cell>
          <table:table-cell office:value-type="float" office:value="685.42600000000004" table:style-name="ce1">
            <text:p>685.4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0086.599999999999" table:style-name="ce1">
            <text:p>20086.6</text:p>
          </table:table-cell>
          <table:table-cell office:value-type="float" office:value="40.795699999999997" table:style-name="ce1">
            <text:p>40.79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1236348034887396" table:formula="of:=[.G717]/[.O717]" table:style-name="ce5">
            <text:p>8</text:p>
          </table:table-cell>
          <table:table-cell office:value-type="float" office:value="6.5752716154860922" table:formula="of:=[.J717]/[.R717]" table:style-name="ce5">
            <text:p>7</text:p>
          </table:table-cell>
          <table:table-cell office:value-type="string" office:string-value="0" table:formula="of:=IF([.T7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6.825199999999999" table:style-name="ce1">
            <text:p>16.8252</text:p>
          </table:table-cell>
          <table:table-cell office:value-type="float" office:value="623.82000000000005" table:style-name="ce1">
            <text:p>623.82</text:p>
          </table:table-cell>
          <table:table-cell office:value-type="float" office:value="0.40229100000000001" table:style-name="ce1">
            <text:p>0.402291</text:p>
          </table:table-cell>
          <table:table-cell office:value-type="string" table:style-name="ce1">
            <text:p>Mixed</text:p>
          </table:table-cell>
          <table:table-cell office:value-type="float" office:value="16465.599999999999" table:style-name="ce1">
            <text:p>16465.6</text:p>
          </table:table-cell>
          <table:table-cell office:value-type="float" office:value="20.680199999999999" table:style-name="ce1">
            <text:p>20.68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934835607525038" table:formula="of:=[.G718]/[.O718]" table:style-name="ce5">
            <text:p>7</text:p>
          </table:table-cell>
          <table:table-cell office:value-type="float" office:value="5.3899511272165421" table:formula="of:=[.J718]/[.R718]" table:style-name="ce5">
            <text:p>5</text:p>
          </table:table-cell>
          <table:table-cell office:value-type="string" office:string-value="0" table:formula="of:=IF([.T71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Curve 1</text:p>
          </table:table-cell>
          <table:table-cell office:value-type="float" office:value="1611.24" table:style-name="ce1">
            <text:p>1611.24</text:p>
          </table:table-cell>
          <table:table-cell office:value-type="float" office:value="16.860299999999999" table:style-name="ce1">
            <text:p>16.8603</text:p>
          </table:table-cell>
          <table:table-cell office:value-type="float" office:value="376.47399999999999" table:style-name="ce1">
            <text:p>376.474</text:p>
          </table:table-cell>
          <table:table-cell office:value-type="float" office:value="10.461499999999999" table:style-name="ce1">
            <text:p>10.4615</text:p>
          </table:table-cell>
          <table:table-cell office:value-type="string" table:style-name="ce1">
            <text:p>Mixed</text:p>
          </table:table-cell>
          <table:table-cell office:value-type="float" office:value="9634.32" table:style-name="ce1">
            <text:p>9634.32</text:p>
          </table:table-cell>
          <table:table-cell office:value-type="float" office:value="30.119399999999999" table:style-name="ce1">
            <text:p>30.11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4.4619510917423906" table:formula="of:=[.G719]/[.O719]" table:style-name="ce5">
            <text:p>4</text:p>
          </table:table-cell>
          <table:table-cell office:value-type="float" office:value="3.1537577703797544" table:formula="of:=[.J719]/[.R719]" table:style-name="ce5">
            <text:p>3</text:p>
          </table:table-cell>
          <table:table-cell office:value-type="string" office:string-value="0" table:formula="of:=IF([.T71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6.9221" table:style-name="ce1">
            <text:p>16.9221</text:p>
          </table:table-cell>
          <table:table-cell office:value-type="float" office:value="1962.81" table:style-name="ce1">
            <text:p>1962.81</text:p>
          </table:table-cell>
          <table:table-cell office:value-type="float" office:value="3.0776400000000002" table:style-name="ce1">
            <text:p>3.07764</text:p>
          </table:table-cell>
          <table:table-cell office:value-type="string" table:style-name="ce1">
            <text:p>Mixed</text:p>
          </table:table-cell>
          <table:table-cell office:value-type="float" office:value="51656.1" table:style-name="ce1">
            <text:p>51656.1</text:p>
          </table:table-cell>
          <table:table-cell office:value-type="float" office:value="31.935199999999998" table:style-name="ce1">
            <text:p>31.93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3.263126331122152" table:formula="of:=[.G720]/[.O720]" table:style-name="ce5">
            <text:p>23</text:p>
          </table:table-cell>
          <table:table-cell office:value-type="float" office:value="16.909426587710769" table:formula="of:=[.J720]/[.R720]" table:style-name="ce5">
            <text:p>17</text:p>
          </table:table-cell>
          <table:table-cell office:value-type="string" office:string-value="1" table:formula="of:=IF([.T72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Curve 1</text:p>
          </table:table-cell>
          <table:table-cell office:value-type="float" office:value="1611.16" table:style-name="ce1">
            <text:p>1611.16</text:p>
          </table:table-cell>
          <table:table-cell office:value-type="float" office:value="16.891300000000001" table:style-name="ce1">
            <text:p>16.8913</text:p>
          </table:table-cell>
          <table:table-cell office:value-type="float" office:value="618.16800000000001" table:style-name="ce1">
            <text:p>618.168</text:p>
          </table:table-cell>
          <table:table-cell office:value-type="float" office:value="7.2315100000000001" table:style-name="ce1">
            <text:p>7.23151</text:p>
          </table:table-cell>
          <table:table-cell office:value-type="string" table:style-name="ce1">
            <text:p>Mixed</text:p>
          </table:table-cell>
          <table:table-cell office:value-type="float" office:value="16019.4" table:style-name="ce1">
            <text:p>16019.4</text:p>
          </table:table-cell>
          <table:table-cell office:value-type="float" office:value="22.869299999999999" table:style-name="ce1">
            <text:p>22.86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264963383399921" table:formula="of:=[.G721]/[.O721]" table:style-name="ce5">
            <text:p>7</text:p>
          </table:table-cell>
          <table:table-cell office:value-type="float" office:value="5.2438892653369864" table:formula="of:=[.J721]/[.R721]" table:style-name="ce5">
            <text:p>5</text:p>
          </table:table-cell>
          <table:table-cell office:value-type="string" office:string-value="0" table:formula="of:=IF([.T72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Curve 1</text:p>
          </table:table-cell>
          <table:table-cell office:value-type="float" office:value="1611.92" table:style-name="ce1">
            <text:p>1611.92</text:p>
          </table:table-cell>
          <table:table-cell office:value-type="float" office:value="20.223199999999999" table:style-name="ce1">
            <text:p>20.2232</text:p>
          </table:table-cell>
          <table:table-cell office:value-type="float" office:value="680.31299999999999" table:style-name="ce1">
            <text:p>680.313</text:p>
          </table:table-cell>
          <table:table-cell office:value-type="float" office:value="16.4849" table:style-name="ce1">
            <text:p>16.4849</text:p>
          </table:table-cell>
          <table:table-cell office:value-type="string" table:style-name="ce1">
            <text:p>Mixed</text:p>
          </table:table-cell>
          <table:table-cell office:value-type="float" office:value="20462.900000000001" table:style-name="ce1">
            <text:p>20462.9</text:p>
          </table:table-cell>
          <table:table-cell office:value-type="float" office:value="28.946100000000001" table:style-name="ce1">
            <text:p>28.94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630357822227854" table:formula="of:=[.G722]/[.O722]" table:style-name="ce5">
            <text:p>8</text:p>
          </table:table-cell>
          <table:table-cell office:value-type="float" office:value="6.6984519799533215" table:formula="of:=[.J722]/[.R722]" table:style-name="ce5">
            <text:p>7</text:p>
          </table:table-cell>
          <table:table-cell office:value-type="string" office:string-value="0" table:formula="of:=IF([.T72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Curve 1</text:p>
          </table:table-cell>
          <table:table-cell office:value-type="float" office:value="1612.25" table:style-name="ce1">
            <text:p>1612.25</text:p>
          </table:table-cell>
          <table:table-cell office:value-type="float" office:value="19.388100000000001" table:style-name="ce1">
            <text:p>19.3881</text:p>
          </table:table-cell>
          <table:table-cell office:value-type="float" office:value="661.17399999999998" table:style-name="ce1">
            <text:p>661.174</text:p>
          </table:table-cell>
          <table:table-cell office:value-type="float" office:value="17.9481" table:style-name="ce1">
            <text:p>17.9481</text:p>
          </table:table-cell>
          <table:table-cell office:value-type="string" table:style-name="ce1">
            <text:p>Mixed</text:p>
          </table:table-cell>
          <table:table-cell office:value-type="float" office:value="18970.900000000001" table:style-name="ce1">
            <text:p>18970.9</text:p>
          </table:table-cell>
          <table:table-cell office:value-type="float" office:value="11.6408" table:style-name="ce1">
            <text:p>11.64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362013077441821" table:formula="of:=[.G723]/[.O723]" table:style-name="ce5">
            <text:p>8</text:p>
          </table:table-cell>
          <table:table-cell office:value-type="float" office:value="6.2100514915528331" table:formula="of:=[.J723]/[.R723]" table:style-name="ce5">
            <text:p>6</text:p>
          </table:table-cell>
          <table:table-cell office:value-type="string" office:string-value="0" table:formula="of:=IF([.T72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Curve 1</text:p>
          </table:table-cell>
          <table:table-cell office:value-type="float" office:value="1610.99" table:style-name="ce1">
            <text:p>1610.99</text:p>
          </table:table-cell>
          <table:table-cell office:value-type="float" office:value="16.610800000000001" table:style-name="ce1">
            <text:p>16.6108</text:p>
          </table:table-cell>
          <table:table-cell office:value-type="float" office:value="696.78" table:style-name="ce1">
            <text:p>696.78</text:p>
          </table:table-cell>
          <table:table-cell office:value-type="float" office:value="18.6248" table:style-name="ce1">
            <text:p>18.6248</text:p>
          </table:table-cell>
          <table:table-cell office:value-type="string" table:style-name="ce1">
            <text:p>Mixed</text:p>
          </table:table-cell>
          <table:table-cell office:value-type="float" office:value="17089" table:style-name="ce1">
            <text:p>17089</text:p>
          </table:table-cell>
          <table:table-cell office:value-type="float" office:value="23.5562" table:style-name="ce1">
            <text:p>23.55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5820184582272" table:formula="of:=[.G724]/[.O724]" table:style-name="ce5">
            <text:p>8</text:p>
          </table:table-cell>
          <table:table-cell office:value-type="float" office:value="5.5940187307479539" table:formula="of:=[.J724]/[.R724]" table:style-name="ce5">
            <text:p>6</text:p>
          </table:table-cell>
          <table:table-cell office:value-type="string" office:string-value="0" table:formula="of:=IF([.T72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6.299900000000001" table:style-name="ce1">
            <text:p>16.2999</text:p>
          </table:table-cell>
          <table:table-cell office:value-type="float" office:value="930.60799999999995" table:style-name="ce1">
            <text:p>930.608</text:p>
          </table:table-cell>
          <table:table-cell office:value-type="float" office:value="32.088799999999999" table:style-name="ce1">
            <text:p>32.0888</text:p>
          </table:table-cell>
          <table:table-cell office:value-type="string" table:style-name="ce1">
            <text:p>Mixed</text:p>
          </table:table-cell>
          <table:table-cell office:value-type="float" office:value="21362.5" table:style-name="ce1">
            <text:p>21362.5</text:p>
          </table:table-cell>
          <table:table-cell office:value-type="float" office:value="33.094999999999999" table:style-name="ce1">
            <text:p>33.0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29519652311189" table:formula="of:=[.G725]/[.O725]" table:style-name="ce5">
            <text:p>11</text:p>
          </table:table-cell>
          <table:table-cell office:value-type="float" office:value="6.9929325961497542" table:formula="of:=[.J725]/[.R725]" table:style-name="ce5">
            <text:p>7</text:p>
          </table:table-cell>
          <table:table-cell office:value-type="string" office:string-value="0" table:formula="of:=IF([.T72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Curve 1</text:p>
          </table:table-cell>
          <table:table-cell office:value-type="float" office:value="1611.79" table:style-name="ce1">
            <text:p>1611.79</text:p>
          </table:table-cell>
          <table:table-cell office:value-type="float" office:value="17.697399999999998" table:style-name="ce1">
            <text:p>17.6974</text:p>
          </table:table-cell>
          <table:table-cell office:value-type="float" office:value="995.52800000000002" table:style-name="ce1">
            <text:p>995.528</text:p>
          </table:table-cell>
          <table:table-cell office:value-type="float" office:value="30.561699999999998" table:style-name="ce1">
            <text:p>30.5617</text:p>
          </table:table-cell>
          <table:table-cell office:value-type="string" table:style-name="ce1">
            <text:p>Mixed</text:p>
          </table:table-cell>
          <table:table-cell office:value-type="float" office:value="24948.400000000001" table:style-name="ce1">
            <text:p>24948.4</text:p>
          </table:table-cell>
          <table:table-cell office:value-type="float" office:value="16.843299999999999" table:style-name="ce1">
            <text:p>16.843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98948257941102" table:formula="of:=[.G726]/[.O726]" table:style-name="ce5">
            <text:p>12</text:p>
          </table:table-cell>
          <table:table-cell office:value-type="float" office:value="8.1667632337873641" table:formula="of:=[.J726]/[.R726]" table:style-name="ce5">
            <text:p>8</text:p>
          </table:table-cell>
          <table:table-cell office:value-type="string" office:string-value="0" table:formula="of:=IF([.T72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Curve 1</text:p>
          </table:table-cell>
          <table:table-cell office:value-type="float" office:value="1610.97" table:style-name="ce1">
            <text:p>1610.97</text:p>
          </table:table-cell>
          <table:table-cell office:value-type="float" office:value="16.381" table:style-name="ce1">
            <text:p>16.381</text:p>
          </table:table-cell>
          <table:table-cell office:value-type="float" office:value="1205.25" table:style-name="ce1">
            <text:p>1205.25</text:p>
          </table:table-cell>
          <table:table-cell office:value-type="float" office:value="31.1037" table:style-name="ce1">
            <text:p>31.1037</text:p>
          </table:table-cell>
          <table:table-cell office:value-type="string" table:style-name="ce1">
            <text:p>Mixed</text:p>
          </table:table-cell>
          <table:table-cell office:value-type="float" office:value="27903.200000000001" table:style-name="ce1">
            <text:p>27903.2</text:p>
          </table:table-cell>
          <table:table-cell office:value-type="float" office:value="39.035699999999999" table:style-name="ce1">
            <text:p>39.03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284562953411168" table:formula="of:=[.G727]/[.O727]" table:style-name="ce5">
            <text:p>14</text:p>
          </table:table-cell>
          <table:table-cell office:value-type="float" office:value="9.1340057023703149" table:formula="of:=[.J727]/[.R727]" table:style-name="ce5">
            <text:p>9</text:p>
          </table:table-cell>
          <table:table-cell office:value-type="string" office:string-value="1" table:formula="of:=IF([.T72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7.239699999999999" table:style-name="ce1">
            <text:p>17.2397</text:p>
          </table:table-cell>
          <table:table-cell office:value-type="float" office:value="1473.35" table:style-name="ce1">
            <text:p>1473.35</text:p>
          </table:table-cell>
          <table:table-cell office:value-type="float" office:value="25.585999999999999" table:style-name="ce1">
            <text:p>25.586</text:p>
          </table:table-cell>
          <table:table-cell office:value-type="string" table:style-name="ce1">
            <text:p>Mixed</text:p>
          </table:table-cell>
          <table:table-cell office:value-type="float" office:value="36607.800000000003" table:style-name="ce1">
            <text:p>36607.8</text:p>
          </table:table-cell>
          <table:table-cell office:value-type="float" office:value="6.0785299999999998" table:style-name="ce1">
            <text:p>6.078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4620707964392" table:formula="of:=[.G728]/[.O728]" table:style-name="ce5">
            <text:p>17</text:p>
          </table:table-cell>
          <table:table-cell office:value-type="float" office:value="11.983423189857508" table:formula="of:=[.J728]/[.R728]" table:style-name="ce5">
            <text:p>12</text:p>
          </table:table-cell>
          <table:table-cell office:value-type="string" office:string-value="1" table:formula="of:=IF([.T72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Curve 1</text:p>
          </table:table-cell>
          <table:table-cell office:value-type="float" office:value="1611.2" table:style-name="ce1">
            <text:p>1611.2</text:p>
          </table:table-cell>
          <table:table-cell office:value-type="float" office:value="17.431999999999999" table:style-name="ce1">
            <text:p>17.432</text:p>
          </table:table-cell>
          <table:table-cell office:value-type="float" office:value="793.34699999999998" table:style-name="ce1">
            <text:p>793.347</text:p>
          </table:table-cell>
          <table:table-cell office:value-type="float" office:value="23.7454" table:style-name="ce1">
            <text:p>23.7454</text:p>
          </table:table-cell>
          <table:table-cell office:value-type="string" table:style-name="ce1">
            <text:p>Mixed</text:p>
          </table:table-cell>
          <table:table-cell office:value-type="float" office:value="20060.8" table:style-name="ce1">
            <text:p>20060.8</text:p>
          </table:table-cell>
          <table:table-cell office:value-type="float" office:value="45.134799999999998" table:style-name="ce1">
            <text:p>45.13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027091187719467" table:formula="of:=[.G729]/[.O729]" table:style-name="ce5">
            <text:p>9</text:p>
          </table:table-cell>
          <table:table-cell office:value-type="float" office:value="6.5668260842523578" table:formula="of:=[.J729]/[.R729]" table:style-name="ce5">
            <text:p>7</text:p>
          </table:table-cell>
          <table:table-cell office:value-type="string" office:string-value="0" table:formula="of:=IF([.T72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5.610200000000001" table:style-name="ce1">
            <text:p>15.6102</text:p>
          </table:table-cell>
          <table:table-cell office:value-type="float" office:value="506.36399999999998" table:style-name="ce1">
            <text:p>506.364</text:p>
          </table:table-cell>
          <table:table-cell office:value-type="float" office:value="23.758099999999999" table:style-name="ce1">
            <text:p>23.7581</text:p>
          </table:table-cell>
          <table:table-cell office:value-type="string" table:style-name="ce1">
            <text:p>Mixed</text:p>
          </table:table-cell>
          <table:table-cell office:value-type="float" office:value="11465.4" table:style-name="ce1">
            <text:p>11465.4</text:p>
          </table:table-cell>
          <table:table-cell office:value-type="float" office:value="24.262499999999999" table:style-name="ce1">
            <text:p>24.26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0014009005111744" table:formula="of:=[.G730]/[.O730]" table:style-name="ce5">
            <text:p>6</text:p>
          </table:table-cell>
          <table:table-cell office:value-type="float" office:value="3.7531547987312064" table:formula="of:=[.J730]/[.R730]" table:style-name="ce5">
            <text:p>4</text:p>
          </table:table-cell>
          <table:table-cell office:value-type="string" office:string-value="0" table:formula="of:=IF([.T7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5.8063" table:style-name="ce1">
            <text:p>15.8063</text:p>
          </table:table-cell>
          <table:table-cell office:value-type="float" office:value="774.11699999999996" table:style-name="ce1">
            <text:p>774.117</text:p>
          </table:table-cell>
          <table:table-cell office:value-type="float" office:value="24.795000000000002" table:style-name="ce1">
            <text:p>24.795</text:p>
          </table:table-cell>
          <table:table-cell office:value-type="string" table:style-name="ce1">
            <text:p>Mixed</text:p>
          </table:table-cell>
          <table:table-cell office:value-type="float" office:value="17684" table:style-name="ce1">
            <text:p>17684</text:p>
          </table:table-cell>
          <table:table-cell office:value-type="float" office:value="44.575099999999999" table:style-name="ce1">
            <text:p>44.57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747961168270429" table:formula="of:=[.G731]/[.O731]" table:style-name="ce5">
            <text:p>9</text:p>
          </table:table-cell>
          <table:table-cell office:value-type="float" office:value="5.7887897029988187" table:formula="of:=[.J731]/[.R731]" table:style-name="ce5">
            <text:p>6</text:p>
          </table:table-cell>
          <table:table-cell office:value-type="string" office:string-value="0" table:formula="of:=IF([.T73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17.111599999999999" table:style-name="ce1">
            <text:p>17.1116</text:p>
          </table:table-cell>
          <table:table-cell office:value-type="float" office:value="764.17200000000003" table:style-name="ce1">
            <text:p>764.172</text:p>
          </table:table-cell>
          <table:table-cell office:value-type="float" office:value="28.224399999999999" table:style-name="ce1">
            <text:p>28.2244</text:p>
          </table:table-cell>
          <table:table-cell office:value-type="string" table:style-name="ce1">
            <text:p>Mixed</text:p>
          </table:table-cell>
          <table:table-cell office:value-type="float" office:value="18671.3" table:style-name="ce1">
            <text:p>18671.3</text:p>
          </table:table-cell>
          <table:table-cell office:value-type="float" office:value="41.905000000000001" table:style-name="ce1">
            <text:p>41.90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56928472295473" table:formula="of:=[.G732]/[.O732]" table:style-name="ce5">
            <text:p>9</text:p>
          </table:table-cell>
          <table:table-cell office:value-type="float" office:value="6.1119785784665144" table:formula="of:=[.J732]/[.R732]" table:style-name="ce5">
            <text:p>6</text:p>
          </table:table-cell>
          <table:table-cell office:value-type="string" office:string-value="0" table:formula="of:=IF([.T7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Curve 1</text:p>
          </table:table-cell>
          <table:table-cell office:value-type="float" office:value="1611.49" table:style-name="ce1">
            <text:p>1611.49</text:p>
          </table:table-cell>
          <table:table-cell office:value-type="float" office:value="17.2058" table:style-name="ce1">
            <text:p>17.2058</text:p>
          </table:table-cell>
          <table:table-cell office:value-type="float" office:value="818.92" table:style-name="ce1">
            <text:p>818.92</text:p>
          </table:table-cell>
          <table:table-cell office:value-type="float" office:value="28.569800000000001" table:style-name="ce1">
            <text:p>28.5698</text:p>
          </table:table-cell>
          <table:table-cell office:value-type="string" table:style-name="ce1">
            <text:p>Mixed</text:p>
          </table:table-cell>
          <table:table-cell office:value-type="float" office:value="20094.599999999999" table:style-name="ce1">
            <text:p>20094.6</text:p>
          </table:table-cell>
          <table:table-cell office:value-type="float" office:value="31.456600000000002" table:style-name="ce1">
            <text:p>31.45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057990407031518" table:formula="of:=[.G733]/[.O733]" table:style-name="ce5">
            <text:p>10</text:p>
          </table:table-cell>
          <table:table-cell office:value-type="float" office:value="6.5778903848608943" table:formula="of:=[.J733]/[.R733]" table:style-name="ce5">
            <text:p>7</text:p>
          </table:table-cell>
          <table:table-cell office:value-type="string" office:string-value="0" table:formula="of:=IF([.T7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Curve 1</text:p>
          </table:table-cell>
          <table:table-cell office:value-type="float" office:value="1611.72" table:style-name="ce1">
            <text:p>1611.72</text:p>
          </table:table-cell>
          <table:table-cell office:value-type="float" office:value="17.818200000000001" table:style-name="ce1">
            <text:p>17.8182</text:p>
          </table:table-cell>
          <table:table-cell office:value-type="float" office:value="1037.28" table:style-name="ce1">
            <text:p>1037.28</text:p>
          </table:table-cell>
          <table:table-cell office:value-type="float" office:value="29.504200000000001" table:style-name="ce1">
            <text:p>29.5042</text:p>
          </table:table-cell>
          <table:table-cell office:value-type="string" table:style-name="ce1">
            <text:p>Mixed</text:p>
          </table:table-cell>
          <table:table-cell office:value-type="float" office:value="26271.200000000001" table:style-name="ce1">
            <text:p>26271.2</text:p>
          </table:table-cell>
          <table:table-cell office:value-type="float" office:value="43.783000000000001" table:style-name="ce1">
            <text:p>43.7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93790881820648" table:formula="of:=[.G734]/[.O734]" table:style-name="ce5">
            <text:p>12</text:p>
          </table:table-cell>
          <table:table-cell office:value-type="float" office:value="8.5997767499107987" table:formula="of:=[.J734]/[.R734]" table:style-name="ce5">
            <text:p>9</text:p>
          </table:table-cell>
          <table:table-cell office:value-type="string" office:string-value="0" table:formula="of:=IF([.T73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Curve 1</text:p>
          </table:table-cell>
          <table:table-cell office:value-type="float" office:value="1611.79" table:style-name="ce1">
            <text:p>1611.79</text:p>
          </table:table-cell>
          <table:table-cell office:value-type="float" office:value="18.959700000000002" table:style-name="ce1">
            <text:p>18.9597</text:p>
          </table:table-cell>
          <table:table-cell office:value-type="float" office:value="765.71900000000005" table:style-name="ce1">
            <text:p>765.719</text:p>
          </table:table-cell>
          <table:table-cell office:value-type="float" office:value="28.372199999999999" table:style-name="ce1">
            <text:p>28.3722</text:p>
          </table:table-cell>
          <table:table-cell office:value-type="string" table:style-name="ce1">
            <text:p>Mixed</text:p>
          </table:table-cell>
          <table:table-cell office:value-type="float" office:value="20719" table:style-name="ce1">
            <text:p>20719</text:p>
          </table:table-cell>
          <table:table-cell office:value-type="float" office:value="22.765899999999998" table:style-name="ce1">
            <text:p>22.76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0752634392226064" table:formula="of:=[.G735]/[.O735]" table:style-name="ce5">
            <text:p>9</text:p>
          </table:table-cell>
          <table:table-cell office:value-type="float" office:value="6.7822853345641549" table:formula="of:=[.J735]/[.R735]" table:style-name="ce5">
            <text:p>7</text:p>
          </table:table-cell>
          <table:table-cell office:value-type="string" office:string-value="0" table:formula="of:=IF([.T73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Curve 1</text:p>
          </table:table-cell>
          <table:table-cell office:value-type="float" office:value="1609.42" table:style-name="ce1">
            <text:p>1609.42</text:p>
          </table:table-cell>
          <table:table-cell office:value-type="float" office:value="20.322500000000002" table:style-name="ce1">
            <text:p>20.3225</text:p>
          </table:table-cell>
          <table:table-cell office:value-type="float" office:value="2686.75" table:style-name="ce1">
            <text:p>2686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5768" table:style-name="ce1">
            <text:p>85768</text:p>
          </table:table-cell>
          <table:table-cell office:value-type="float" office:value="21.999199999999998" table:style-name="ce1">
            <text:p>21.99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1.843227143810378" table:formula="of:=[.G736]/[.O736]" table:style-name="ce5">
            <text:p>32</text:p>
          </table:table-cell>
          <table:table-cell office:value-type="float" office:value="28.075826467247381" table:formula="of:=[.J736]/[.R736]" table:style-name="ce5">
            <text:p>28</text:p>
          </table:table-cell>
          <table:table-cell office:value-type="string" office:string-value="1" table:formula="of:=IF([.T73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Curve 1</text:p>
          </table:table-cell>
          <table:table-cell office:value-type="float" office:value="1612.56" table:style-name="ce1">
            <text:p>1612.56</text:p>
          </table:table-cell>
          <table:table-cell office:value-type="float" office:value="20.932500000000001" table:style-name="ce1">
            <text:p>20.9325</text:p>
          </table:table-cell>
          <table:table-cell office:value-type="float" office:value="921.14800000000002" table:style-name="ce1">
            <text:p>921.148</text:p>
          </table:table-cell>
          <table:table-cell office:value-type="float" office:value="40.634500000000003" table:style-name="ce1">
            <text:p>40.6345</text:p>
          </table:table-cell>
          <table:table-cell office:value-type="string" table:style-name="ce1">
            <text:p>Mixed</text:p>
          </table:table-cell>
          <table:table-cell office:value-type="float" office:value="26320.799999999999" table:style-name="ce1">
            <text:p>26320.8</text:p>
          </table:table-cell>
          <table:table-cell office:value-type="float" office:value="54.830199999999998" table:style-name="ce1">
            <text:p>54.83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917400203616504" table:formula="of:=[.G737]/[.O737]" table:style-name="ce5">
            <text:p>11</text:p>
          </table:table-cell>
          <table:table-cell office:value-type="float" office:value="8.6160131200345678" table:formula="of:=[.J737]/[.R737]" table:style-name="ce5">
            <text:p>9</text:p>
          </table:table-cell>
          <table:table-cell office:value-type="string" office:string-value="0" table:formula="of:=IF([.T73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5.4047" table:style-name="ce1">
            <text:p>15.4047</text:p>
          </table:table-cell>
          <table:table-cell office:value-type="float" office:value="721.77599999999995" table:style-name="ce1">
            <text:p>721.776</text:p>
          </table:table-cell>
          <table:table-cell office:value-type="float" office:value="8.2802299999999995" table:style-name="ce1">
            <text:p>8.28023</text:p>
          </table:table-cell>
          <table:table-cell office:value-type="string" table:style-name="ce1">
            <text:p>Mixed</text:p>
          </table:table-cell>
          <table:table-cell office:value-type="float" office:value="16999.099999999999" table:style-name="ce1">
            <text:p>16999.1</text:p>
          </table:table-cell>
          <table:table-cell office:value-type="float" office:value="23.1813" table:style-name="ce1">
            <text:p>23.18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5544531925005582" table:formula="of:=[.G738]/[.O738]" table:style-name="ce5">
            <text:p>9</text:p>
          </table:table-cell>
          <table:table-cell office:value-type="float" office:value="5.5645903098986205" table:formula="of:=[.J738]/[.R738]" table:style-name="ce5">
            <text:p>6</text:p>
          </table:table-cell>
          <table:table-cell office:value-type="string" office:string-value="0" table:formula="of:=IF([.T7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Curve 1</text:p>
          </table:table-cell>
          <table:table-cell office:value-type="float" office:value="1612.84" table:style-name="ce1">
            <text:p>1612.84</text:p>
          </table:table-cell>
          <table:table-cell office:value-type="float" office:value="21.389500000000002" table:style-name="ce1">
            <text:p>21.3895</text:p>
          </table:table-cell>
          <table:table-cell office:value-type="float" office:value="132.761" table:style-name="ce1">
            <text:p>132.761</text:p>
          </table:table-cell>
          <table:table-cell office:value-type="float" office:value="15.416399999999999" table:style-name="ce1">
            <text:p>15.4164</text:p>
          </table:table-cell>
          <table:table-cell office:value-type="string" table:style-name="ce1">
            <text:p>Mixed</text:p>
          </table:table-cell>
          <table:table-cell office:value-type="float" office:value="4238.92" table:style-name="ce1">
            <text:p>4238.92</text:p>
          </table:table-cell>
          <table:table-cell office:value-type="float" office:value="13.9215" table:style-name="ce1">
            <text:p>13.921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.573476757733101" table:formula="of:=[.G739]/[.O739]" table:style-name="ce5">
            <text:p>2</text:p>
          </table:table-cell>
          <table:table-cell office:value-type="float" office:value="1.3875942347792214" table:formula="of:=[.J739]/[.R739]" table:style-name="ce5">
            <text:p>1</text:p>
          </table:table-cell>
          <table:table-cell office:value-type="string" office:string-value="0" table:formula="of:=IF([.T73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Curve 1</text:p>
          </table:table-cell>
          <table:table-cell office:value-type="float" office:value="1610.44" table:style-name="ce1">
            <text:p>1610.44</text:p>
          </table:table-cell>
          <table:table-cell office:value-type="float" office:value="15.58" table:style-name="ce1">
            <text:p>15.58</text:p>
          </table:table-cell>
          <table:table-cell office:value-type="float" office:value="1405.58" table:style-name="ce1">
            <text:p>1405.58</text:p>
          </table:table-cell>
          <table:table-cell office:value-type="float" office:value="3.3629799999999999" table:style-name="ce1">
            <text:p>3.36298</text:p>
          </table:table-cell>
          <table:table-cell office:value-type="string" table:style-name="ce1">
            <text:p>Mixed</text:p>
          </table:table-cell>
          <table:table-cell office:value-type="float" office:value="34026" table:style-name="ce1">
            <text:p>34026</text:p>
          </table:table-cell>
          <table:table-cell office:value-type="float" office:value="26.728100000000001" table:style-name="ce1">
            <text:p>26.72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65886413279873" table:formula="of:=[.G740]/[.O740]" table:style-name="ce5">
            <text:p>17</text:p>
          </table:table-cell>
          <table:table-cell office:value-type="float" office:value="11.138280843374677" table:formula="of:=[.J740]/[.R740]" table:style-name="ce5">
            <text:p>11</text:p>
          </table:table-cell>
          <table:table-cell office:value-type="string" office:string-value="1" table:formula="of:=IF([.T74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Curve 1</text:p>
          </table:table-cell>
          <table:table-cell office:value-type="float" office:value="1611.81" table:style-name="ce1">
            <text:p>1611.81</text:p>
          </table:table-cell>
          <table:table-cell office:value-type="float" office:value="18.946300000000001" table:style-name="ce1">
            <text:p>18.9463</text:p>
          </table:table-cell>
          <table:table-cell office:value-type="float" office:value="608.49" table:style-name="ce1">
            <text:p>608.49</text:p>
          </table:table-cell>
          <table:table-cell office:value-type="float" office:value="40.321399999999997" table:style-name="ce1">
            <text:p>40.3214</text:p>
          </table:table-cell>
          <table:table-cell office:value-type="string" table:style-name="ce1">
            <text:p>Mixed</text:p>
          </table:table-cell>
          <table:table-cell office:value-type="float" office:value="15755.4" table:style-name="ce1">
            <text:p>15755.4</text:p>
          </table:table-cell>
          <table:table-cell office:value-type="float" office:value="62.276600000000002" table:style-name="ce1">
            <text:p>62.27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117931645062532" table:formula="of:=[.G741]/[.O741]" table:style-name="ce5">
            <text:p>7</text:p>
          </table:table-cell>
          <table:table-cell office:value-type="float" office:value="5.1574698759685358" table:formula="of:=[.J741]/[.R741]" table:style-name="ce5">
            <text:p>5</text:p>
          </table:table-cell>
          <table:table-cell office:value-type="string" office:string-value="0" table:formula="of:=IF([.T74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7.454599999999999" table:style-name="ce1">
            <text:p>17.4546</text:p>
          </table:table-cell>
          <table:table-cell office:value-type="float" office:value="682.45699999999999" table:style-name="ce1">
            <text:p>682.4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711.3" table:style-name="ce1">
            <text:p>18711.3</text:p>
          </table:table-cell>
          <table:table-cell office:value-type="float" office:value="30.843599999999999" table:style-name="ce1">
            <text:p>30.84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884463634068666" table:formula="of:=[.G742]/[.O742]" table:style-name="ce5">
            <text:p>8</text:p>
          </table:table-cell>
          <table:table-cell office:value-type="float" office:value="6.1250724253405222" table:formula="of:=[.J742]/[.R742]" table:style-name="ce5">
            <text:p>6</text:p>
          </table:table-cell>
          <table:table-cell office:value-type="string" office:string-value="0" table:formula="of:=IF([.T74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Curve 1</text:p>
          </table:table-cell>
          <table:table-cell office:value-type="float" office:value="1612.34" table:style-name="ce1">
            <text:p>1612.34</text:p>
          </table:table-cell>
          <table:table-cell office:value-type="float" office:value="18.828399999999998" table:style-name="ce1">
            <text:p>18.8284</text:p>
          </table:table-cell>
          <table:table-cell office:value-type="float" office:value="1024.6400000000001" table:style-name="ce1">
            <text:p>1024.64</text:p>
          </table:table-cell>
          <table:table-cell office:value-type="float" office:value="55.038499999999999" table:style-name="ce1">
            <text:p>55.0385</text:p>
          </table:table-cell>
          <table:table-cell office:value-type="string" table:style-name="ce1">
            <text:p>Mixed</text:p>
          </table:table-cell>
          <table:table-cell office:value-type="float" office:value="24928" table:style-name="ce1">
            <text:p>24928</text:p>
          </table:table-cell>
          <table:table-cell office:value-type="float" office:value="26.149899999999999" table:style-name="ce1">
            <text:p>26.14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143982231556292" table:formula="of:=[.G743]/[.O743]" table:style-name="ce5">
            <text:p>12</text:p>
          </table:table-cell>
          <table:table-cell office:value-type="float" office:value="8.1600853718816193" table:formula="of:=[.J743]/[.R743]" table:style-name="ce5">
            <text:p>8</text:p>
          </table:table-cell>
          <table:table-cell office:value-type="string" office:string-value="0" table:formula="of:=IF([.T7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6.599900000000002" table:style-name="ce1">
            <text:p>16.5999</text:p>
          </table:table-cell>
          <table:table-cell office:value-type="float" office:value="829.53300000000002" table:style-name="ce1">
            <text:p>829.533</text:p>
          </table:table-cell>
          <table:table-cell office:value-type="float" office:value="35.395699999999998" table:style-name="ce1">
            <text:p>35.3957</text:p>
          </table:table-cell>
          <table:table-cell office:value-type="string" table:style-name="ce1">
            <text:p>Mixed</text:p>
          </table:table-cell>
          <table:table-cell office:value-type="float" office:value="19162.2" table:style-name="ce1">
            <text:p>19162.2</text:p>
          </table:table-cell>
          <table:table-cell office:value-type="float" office:value="28.787600000000001" table:style-name="ce1">
            <text:p>28.78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315837879543881" table:formula="of:=[.G744]/[.O744]" table:style-name="ce5">
            <text:p>10</text:p>
          </table:table-cell>
          <table:table-cell office:value-type="float" office:value="6.2726728142277741" table:formula="of:=[.J744]/[.R744]" table:style-name="ce5">
            <text:p>6</text:p>
          </table:table-cell>
          <table:table-cell office:value-type="string" office:string-value="0" table:formula="of:=IF([.T7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7.065999999999999" table:style-name="ce1">
            <text:p>17.066</text:p>
          </table:table-cell>
          <table:table-cell office:value-type="float" office:value="661.76300000000003" table:style-name="ce1">
            <text:p>661.763</text:p>
          </table:table-cell>
          <table:table-cell office:value-type="float" office:value="35.005400000000002" table:style-name="ce1">
            <text:p>35.0054</text:p>
          </table:table-cell>
          <table:table-cell office:value-type="string" table:style-name="ce1">
            <text:p>Mixed</text:p>
          </table:table-cell>
          <table:table-cell office:value-type="float" office:value="15738.3" table:style-name="ce1">
            <text:p>15738.3</text:p>
          </table:table-cell>
          <table:table-cell office:value-type="float" office:value="45.4041" table:style-name="ce1">
            <text:p>45.40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8431821063996976" table:formula="of:=[.G745]/[.O745]" table:style-name="ce5">
            <text:p>8</text:p>
          </table:table-cell>
          <table:table-cell office:value-type="float" office:value="5.1518722564298969" table:formula="of:=[.J745]/[.R745]" table:style-name="ce5">
            <text:p>5</text:p>
          </table:table-cell>
          <table:table-cell office:value-type="string" office:string-value="0" table:formula="of:=IF([.T7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7.637899999999998" table:style-name="ce1">
            <text:p>17.6379</text:p>
          </table:table-cell>
          <table:table-cell office:value-type="float" office:value="2619.42" table:style-name="ce1">
            <text:p>2619.42</text:p>
          </table:table-cell>
          <table:table-cell office:value-type="float" office:value="23.1706" table:style-name="ce1">
            <text:p>23.1706</text:p>
          </table:table-cell>
          <table:table-cell office:value-type="string" table:style-name="ce1">
            <text:p>Mixed</text:p>
          </table:table-cell>
          <table:table-cell office:value-type="float" office:value="67152.3" table:style-name="ce1">
            <text:p>67152.3</text:p>
          </table:table-cell>
          <table:table-cell office:value-type="float" office:value="25.275300000000001" table:style-name="ce1">
            <text:p>25.27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1.04523533824873" table:formula="of:=[.G746]/[.O746]" table:style-name="ce5">
            <text:p>31</text:p>
          </table:table-cell>
          <table:table-cell office:value-type="float" office:value="21.982048335935737" table:formula="of:=[.J746]/[.R746]" table:style-name="ce5">
            <text:p>22</text:p>
          </table:table-cell>
          <table:table-cell office:value-type="string" office:string-value="1" table:formula="of:=IF([.T74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6.199300000000001" table:style-name="ce1">
            <text:p>16.1993</text:p>
          </table:table-cell>
          <table:table-cell office:value-type="float" office:value="666.91200000000003" table:style-name="ce1">
            <text:p>666.912</text:p>
          </table:table-cell>
          <table:table-cell office:value-type="float" office:value="20.869499999999999" table:style-name="ce1">
            <text:p>20.8695</text:p>
          </table:table-cell>
          <table:table-cell office:value-type="string" table:style-name="ce1">
            <text:p>Mixed</text:p>
          </table:table-cell>
          <table:table-cell office:value-type="float" office:value="15828.5" table:style-name="ce1">
            <text:p>15828.5</text:p>
          </table:table-cell>
          <table:table-cell office:value-type="float" office:value="42.379100000000001" table:style-name="ce1">
            <text:p>42.379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042077978721004" table:formula="of:=[.G747]/[.O747]" table:style-name="ce5">
            <text:p>8</text:p>
          </table:table-cell>
          <table:table-cell office:value-type="float" office:value="5.181398881130785" table:formula="of:=[.J747]/[.R747]" table:style-name="ce5">
            <text:p>5</text:p>
          </table:table-cell>
          <table:table-cell office:value-type="string" office:string-value="0" table:formula="of:=IF([.T74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Curve 1</text:p>
          </table:table-cell>
          <table:table-cell office:value-type="float" office:value="1611.79" table:style-name="ce1">
            <text:p>1611.79</text:p>
          </table:table-cell>
          <table:table-cell office:value-type="float" office:value="17.664999999999999" table:style-name="ce1">
            <text:p>17.665</text:p>
          </table:table-cell>
          <table:table-cell office:value-type="float" office:value="563.62" table:style-name="ce1">
            <text:p>563.62</text:p>
          </table:table-cell>
          <table:table-cell office:value-type="float" office:value="22.078600000000002" table:style-name="ce1">
            <text:p>22.0786</text:p>
          </table:table-cell>
          <table:table-cell office:value-type="string" table:style-name="ce1">
            <text:p>Mixed</text:p>
          </table:table-cell>
          <table:table-cell office:value-type="float" office:value="14526.4" table:style-name="ce1">
            <text:p>14526.4</text:p>
          </table:table-cell>
          <table:table-cell office:value-type="float" office:value="21.2532" table:style-name="ce1">
            <text:p>21.25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799961599681419" table:formula="of:=[.G748]/[.O748]" table:style-name="ce5">
            <text:p>7</text:p>
          </table:table-cell>
          <table:table-cell office:value-type="float" office:value="4.7551614307646481" table:formula="of:=[.J748]/[.R748]" table:style-name="ce5">
            <text:p>5</text:p>
          </table:table-cell>
          <table:table-cell office:value-type="string" office:string-value="0" table:formula="of:=IF([.T74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18.299099999999999" table:style-name="ce1">
            <text:p>18.2991</text:p>
          </table:table-cell>
          <table:table-cell office:value-type="float" office:value="1218.28" table:style-name="ce1">
            <text:p>1218.28</text:p>
          </table:table-cell>
          <table:table-cell office:value-type="float" office:value="18.256399999999999" table:style-name="ce1">
            <text:p>18.2564</text:p>
          </table:table-cell>
          <table:table-cell office:value-type="string" table:style-name="ce1">
            <text:p>Mixed</text:p>
          </table:table-cell>
          <table:table-cell office:value-type="float" office:value="32957.699999999997" table:style-name="ce1">
            <text:p>32957.7</text:p>
          </table:table-cell>
          <table:table-cell office:value-type="float" office:value="37.203699999999998" table:style-name="ce1">
            <text:p>37.203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438993864245392" table:formula="of:=[.G749]/[.O749]" table:style-name="ce5">
            <text:p>14</text:p>
          </table:table-cell>
          <table:table-cell office:value-type="float" office:value="10.788576927987116" table:formula="of:=[.J749]/[.R749]" table:style-name="ce5">
            <text:p>11</text:p>
          </table:table-cell>
          <table:table-cell office:value-type="string" office:string-value="1" table:formula="of:=IF([.T74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Curve 1</text:p>
          </table:table-cell>
          <table:table-cell office:value-type="float" office:value="1611.56" table:style-name="ce1">
            <text:p>1611.56</text:p>
          </table:table-cell>
          <table:table-cell office:value-type="float" office:value="17.988499999999998" table:style-name="ce1">
            <text:p>17.9885</text:p>
          </table:table-cell>
          <table:table-cell office:value-type="float" office:value="1043.43" table:style-name="ce1">
            <text:p>1043.43</text:p>
          </table:table-cell>
          <table:table-cell office:value-type="float" office:value="18.1052" table:style-name="ce1">
            <text:p>18.1052</text:p>
          </table:table-cell>
          <table:table-cell office:value-type="string" table:style-name="ce1">
            <text:p>Mixed</text:p>
          </table:table-cell>
          <table:table-cell office:value-type="float" office:value="27762.799999999999" table:style-name="ce1">
            <text:p>27762.8</text:p>
          </table:table-cell>
          <table:table-cell office:value-type="float" office:value="30.1953" table:style-name="ce1">
            <text:p>30.19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66680375422375" table:formula="of:=[.G750]/[.O750]" table:style-name="ce5">
            <text:p>12</text:p>
          </table:table-cell>
          <table:table-cell office:value-type="float" office:value="9.0880462998425457" table:formula="of:=[.J750]/[.R750]" table:style-name="ce5">
            <text:p>9</text:p>
          </table:table-cell>
          <table:table-cell office:value-type="string" office:string-value="0" table:formula="of:=IF([.T7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Curve 1</text:p>
          </table:table-cell>
          <table:table-cell office:value-type="float" office:value="1611.23" table:style-name="ce1">
            <text:p>1611.23</text:p>
          </table:table-cell>
          <table:table-cell office:value-type="float" office:value="17.747399999999999" table:style-name="ce1">
            <text:p>17.7474</text:p>
          </table:table-cell>
          <table:table-cell office:value-type="float" office:value="952.79700000000003" table:style-name="ce1">
            <text:p>952.797</text:p>
          </table:table-cell>
          <table:table-cell office:value-type="float" office:value="16.127400000000002" table:style-name="ce1">
            <text:p>16.1274</text:p>
          </table:table-cell>
          <table:table-cell office:value-type="string" table:style-name="ce1">
            <text:p>Mixed</text:p>
          </table:table-cell>
          <table:table-cell office:value-type="float" office:value="25180.799999999999" table:style-name="ce1">
            <text:p>25180.8</text:p>
          </table:table-cell>
          <table:table-cell office:value-type="float" office:value="33.779600000000002" table:style-name="ce1">
            <text:p>33.77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92502574836176" table:formula="of:=[.G751]/[.O751]" table:style-name="ce5">
            <text:p>11</text:p>
          </table:table-cell>
          <table:table-cell office:value-type="float" office:value="8.2428384841253468" table:formula="of:=[.J751]/[.R751]" table:style-name="ce5">
            <text:p>8</text:p>
          </table:table-cell>
          <table:table-cell office:value-type="string" office:string-value="0" table:formula="of:=IF([.T75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7.9938" table:style-name="ce1">
            <text:p>17.9938</text:p>
          </table:table-cell>
          <table:table-cell office:value-type="float" office:value="1014.89" table:style-name="ce1">
            <text:p>1014.89</text:p>
          </table:table-cell>
          <table:table-cell office:value-type="float" office:value="15.488300000000001" table:style-name="ce1">
            <text:p>15.4883</text:p>
          </table:table-cell>
          <table:table-cell office:value-type="string" table:style-name="ce1">
            <text:p>Mixed</text:p>
          </table:table-cell>
          <table:table-cell office:value-type="float" office:value="27253.200000000001" table:style-name="ce1">
            <text:p>27253.2</text:p>
          </table:table-cell>
          <table:table-cell office:value-type="float" office:value="43.457299999999996" table:style-name="ce1">
            <text:p>43.45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28425717309654" table:formula="of:=[.G752]/[.O752]" table:style-name="ce5">
            <text:p>12</text:p>
          </table:table-cell>
          <table:table-cell office:value-type="float" office:value="8.9212306906676879" table:formula="of:=[.J752]/[.R752]" table:style-name="ce5">
            <text:p>9</text:p>
          </table:table-cell>
          <table:table-cell office:value-type="string" office:string-value="0" table:formula="of:=IF([.T75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Curve 1</text:p>
          </table:table-cell>
          <table:table-cell office:value-type="float" office:value="1610.78" table:style-name="ce1">
            <text:p>1610.78</text:p>
          </table:table-cell>
          <table:table-cell office:value-type="float" office:value="16.7989" table:style-name="ce1">
            <text:p>16.7989</text:p>
          </table:table-cell>
          <table:table-cell office:value-type="float" office:value="769.33699999999999" table:style-name="ce1">
            <text:p>769.337</text:p>
          </table:table-cell>
          <table:table-cell office:value-type="float" office:value="13.011799999999999" table:style-name="ce1">
            <text:p>13.0118</text:p>
          </table:table-cell>
          <table:table-cell office:value-type="string" table:style-name="ce1">
            <text:p>Mixed</text:p>
          </table:table-cell>
          <table:table-cell office:value-type="float" office:value="19449.5" table:style-name="ce1">
            <text:p>19449.5</text:p>
          </table:table-cell>
          <table:table-cell office:value-type="float" office:value="31.463200000000001" table:style-name="ce1">
            <text:p>31.46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1181437949707433" table:formula="of:=[.G753]/[.O753]" table:style-name="ce5">
            <text:p>9</text:p>
          </table:table-cell>
          <table:table-cell office:value-type="float" office:value="6.366719369400335" table:formula="of:=[.J753]/[.R753]" table:style-name="ce5">
            <text:p>6</text:p>
          </table:table-cell>
          <table:table-cell office:value-type="string" office:string-value="0" table:formula="of:=IF([.T75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7.524799999999999" table:style-name="ce1">
            <text:p>17.5248</text:p>
          </table:table-cell>
          <table:table-cell office:value-type="float" office:value="1263.96" table:style-name="ce1">
            <text:p>1263.96</text:p>
          </table:table-cell>
          <table:table-cell office:value-type="float" office:value="17.7089" table:style-name="ce1">
            <text:p>17.7089</text:p>
          </table:table-cell>
          <table:table-cell office:value-type="string" table:style-name="ce1">
            <text:p>Mixed</text:p>
          </table:table-cell>
          <table:table-cell office:value-type="float" office:value="32808.1" table:style-name="ce1">
            <text:p>32808.1</text:p>
          </table:table-cell>
          <table:table-cell office:value-type="float" office:value="74.224999999999994" table:style-name="ce1">
            <text:p>74.2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980390948428608" table:formula="of:=[.G754]/[.O754]" table:style-name="ce5">
            <text:p>15</text:p>
          </table:table-cell>
          <table:table-cell office:value-type="float" office:value="10.739605940678327" table:formula="of:=[.J754]/[.R754]" table:style-name="ce5">
            <text:p>11</text:p>
          </table:table-cell>
          <table:table-cell office:value-type="string" office:string-value="1" table:formula="of:=IF([.T75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5.9274" table:style-name="ce1">
            <text:p>15.9274</text:p>
          </table:table-cell>
          <table:table-cell office:value-type="float" office:value="832.35699999999997" table:style-name="ce1">
            <text:p>832.357</text:p>
          </table:table-cell>
          <table:table-cell office:value-type="float" office:value="16.338699999999999" table:style-name="ce1">
            <text:p>16.3387</text:p>
          </table:table-cell>
          <table:table-cell office:value-type="string" table:style-name="ce1">
            <text:p>Mixed</text:p>
          </table:table-cell>
          <table:table-cell office:value-type="float" office:value="19727.8" table:style-name="ce1">
            <text:p>19727.8</text:p>
          </table:table-cell>
          <table:table-cell office:value-type="float" office:value="30.1707" table:style-name="ce1">
            <text:p>30.17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8650536952602863" table:formula="of:=[.G755]/[.O755]" table:style-name="ce5">
            <text:p>10</text:p>
          </table:table-cell>
          <table:table-cell office:value-type="float" office:value="6.4578198090262431" table:formula="of:=[.J755]/[.R755]" table:style-name="ce5">
            <text:p>6</text:p>
          </table:table-cell>
          <table:table-cell office:value-type="string" office:string-value="0" table:formula="of:=IF([.T75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7.898299999999999" table:style-name="ce1">
            <text:p>17.8983</text:p>
          </table:table-cell>
          <table:table-cell office:value-type="float" office:value="745.5" table:style-name="ce1">
            <text:p>745.5</text:p>
          </table:table-cell>
          <table:table-cell office:value-type="float" office:value="14.252700000000001" table:style-name="ce1">
            <text:p>14.2527</text:p>
          </table:table-cell>
          <table:table-cell office:value-type="string" table:style-name="ce1">
            <text:p>Mixed</text:p>
          </table:table-cell>
          <table:table-cell office:value-type="float" office:value="19996.5" table:style-name="ce1">
            <text:p>19996.5</text:p>
          </table:table-cell>
          <table:table-cell office:value-type="float" office:value="29.708100000000002" table:style-name="ce1">
            <text:p>29.708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3562885855053" table:formula="of:=[.G756]/[.O756]" table:style-name="ce5">
            <text:p>9</text:p>
          </table:table-cell>
          <table:table-cell office:value-type="float" office:value="6.5457777254023908" table:formula="of:=[.J756]/[.R756]" table:style-name="ce5">
            <text:p>7</text:p>
          </table:table-cell>
          <table:table-cell office:value-type="string" office:string-value="0" table:formula="of:=IF([.T7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Curve 1</text:p>
          </table:table-cell>
          <table:table-cell office:value-type="float" office:value="1611.35" table:style-name="ce1">
            <text:p>1611.35</text:p>
          </table:table-cell>
          <table:table-cell office:value-type="float" office:value="18.015000000000001" table:style-name="ce1">
            <text:p>18.015</text:p>
          </table:table-cell>
          <table:table-cell office:value-type="float" office:value="1097.21" table:style-name="ce1">
            <text:p>1097.21</text:p>
          </table:table-cell>
          <table:table-cell office:value-type="float" office:value="10.366300000000001" table:style-name="ce1">
            <text:p>10.3663</text:p>
          </table:table-cell>
          <table:table-cell office:value-type="string" table:style-name="ce1">
            <text:p>Mixed</text:p>
          </table:table-cell>
          <table:table-cell office:value-type="float" office:value="30011.3" table:style-name="ce1">
            <text:p>30011.3</text:p>
          </table:table-cell>
          <table:table-cell office:value-type="float" office:value="31.040400000000002" table:style-name="ce1">
            <text:p>31.04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004078256056642" table:formula="of:=[.G757]/[.O757]" table:style-name="ce5">
            <text:p>13</text:p>
          </table:table-cell>
          <table:table-cell office:value-type="float" office:value="9.8240841672477064" table:formula="of:=[.J757]/[.R757]" table:style-name="ce5">
            <text:p>10</text:p>
          </table:table-cell>
          <table:table-cell office:value-type="string" office:string-value="1" table:formula="of:=IF([.T75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Curve 1</text:p>
          </table:table-cell>
          <table:table-cell office:value-type="float" office:value="1611.47" table:style-name="ce1">
            <text:p>1611.47</text:p>
          </table:table-cell>
          <table:table-cell office:value-type="float" office:value="18.1158" table:style-name="ce1">
            <text:p>18.1158</text:p>
          </table:table-cell>
          <table:table-cell office:value-type="float" office:value="1190.01" table:style-name="ce1">
            <text:p>1190.01</text:p>
          </table:table-cell>
          <table:table-cell office:value-type="float" office:value="10.608000000000001" table:style-name="ce1">
            <text:p>10.608</text:p>
          </table:table-cell>
          <table:table-cell office:value-type="string" table:style-name="ce1">
            <text:p>Mixed</text:p>
          </table:table-cell>
          <table:table-cell office:value-type="float" office:value="32705.200000000001" table:style-name="ce1">
            <text:p>32705.2</text:p>
          </table:table-cell>
          <table:table-cell office:value-type="float" office:value="22.088899999999999" table:style-name="ce1">
            <text:p>22.08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103939232681041" table:formula="of:=[.G758]/[.O758]" table:style-name="ce5">
            <text:p>14</text:p>
          </table:table-cell>
          <table:table-cell office:value-type="float" office:value="10.705922019594942" table:formula="of:=[.J758]/[.R758]" table:style-name="ce5">
            <text:p>11</text:p>
          </table:table-cell>
          <table:table-cell office:value-type="string" office:string-value="1" table:formula="of:=IF([.T75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6.842600000000001" table:style-name="ce1">
            <text:p>16.8426</text:p>
          </table:table-cell>
          <table:table-cell office:value-type="float" office:value="1099.8499999999999" table:style-name="ce1">
            <text:p>1099.85</text:p>
          </table:table-cell>
          <table:table-cell office:value-type="float" office:value="13.247199999999999" table:style-name="ce1">
            <text:p>13.2472</text:p>
          </table:table-cell>
          <table:table-cell office:value-type="string" table:style-name="ce1">
            <text:p>Mixed</text:p>
          </table:table-cell>
          <table:table-cell office:value-type="float" office:value="27855.4" table:style-name="ce1">
            <text:p>27855.4</text:p>
          </table:table-cell>
          <table:table-cell office:value-type="float" office:value="34.485900000000001" table:style-name="ce1">
            <text:p>34.48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035367404529577" table:formula="of:=[.G759]/[.O759]" table:style-name="ce5">
            <text:p>13</text:p>
          </table:table-cell>
          <table:table-cell office:value-type="float" office:value="9.1183585553558757" table:formula="of:=[.J759]/[.R759]" table:style-name="ce5">
            <text:p>9</text:p>
          </table:table-cell>
          <table:table-cell office:value-type="string" office:string-value="1" table:formula="of:=IF([.T75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Curve 1</text:p>
          </table:table-cell>
          <table:table-cell office:value-type="float" office:value="1610.94" table:style-name="ce1">
            <text:p>1610.94</text:p>
          </table:table-cell>
          <table:table-cell office:value-type="float" office:value="17.299399999999999" table:style-name="ce1">
            <text:p>17.2994</text:p>
          </table:table-cell>
          <table:table-cell office:value-type="float" office:value="912.30200000000002" table:style-name="ce1">
            <text:p>912.302</text:p>
          </table:table-cell>
          <table:table-cell office:value-type="float" office:value="14.2807" table:style-name="ce1">
            <text:p>14.2807</text:p>
          </table:table-cell>
          <table:table-cell office:value-type="string" table:style-name="ce1">
            <text:p>Mixed</text:p>
          </table:table-cell>
          <table:table-cell office:value-type="float" office:value="23649.5" table:style-name="ce1">
            <text:p>23649.5</text:p>
          </table:table-cell>
          <table:table-cell office:value-type="float" office:value="44.071899999999999" table:style-name="ce1">
            <text:p>44.071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812557852331812" table:formula="of:=[.G760]/[.O760]" table:style-name="ce5">
            <text:p>11</text:p>
          </table:table-cell>
          <table:table-cell office:value-type="float" office:value="7.7415732911711466" table:formula="of:=[.J760]/[.R760]" table:style-name="ce5">
            <text:p>8</text:p>
          </table:table-cell>
          <table:table-cell office:value-type="string" office:string-value="0" table:formula="of:=IF([.T7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7.398399999999999" table:style-name="ce1">
            <text:p>17.3984</text:p>
          </table:table-cell>
          <table:table-cell office:value-type="float" office:value="642.57000000000005" table:style-name="ce1">
            <text:p>642.57</text:p>
          </table:table-cell>
          <table:table-cell office:value-type="float" office:value="11.6327" table:style-name="ce1">
            <text:p>11.6327</text:p>
          </table:table-cell>
          <table:table-cell office:value-type="string" table:style-name="ce1">
            <text:p>Mixed</text:p>
          </table:table-cell>
          <table:table-cell office:value-type="float" office:value="16902.599999999999" table:style-name="ce1">
            <text:p>16902.6</text:p>
          </table:table-cell>
          <table:table-cell office:value-type="float" office:value="23.693899999999999" table:style-name="ce1">
            <text:p>23.69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15707626611421" table:formula="of:=[.G761]/[.O761]" table:style-name="ce5">
            <text:p>8</text:p>
          </table:table-cell>
          <table:table-cell office:value-type="float" office:value="5.533001404315077" table:formula="of:=[.J761]/[.R761]" table:style-name="ce5">
            <text:p>6</text:p>
          </table:table-cell>
          <table:table-cell office:value-type="string" office:string-value="0" table:formula="of:=IF([.T7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Curve 1</text:p>
          </table:table-cell>
          <table:table-cell office:value-type="float" office:value="1612.18" table:style-name="ce1">
            <text:p>1612.18</text:p>
          </table:table-cell>
          <table:table-cell office:value-type="float" office:value="20.176200000000001" table:style-name="ce1">
            <text:p>20.1762</text:p>
          </table:table-cell>
          <table:table-cell office:value-type="float" office:value="824.88800000000003" table:style-name="ce1">
            <text:p>824.888</text:p>
          </table:table-cell>
          <table:table-cell office:value-type="float" office:value="13.489000000000001" table:style-name="ce1">
            <text:p>13.489</text:p>
          </table:table-cell>
          <table:table-cell office:value-type="string" table:style-name="ce1">
            <text:p>Mixed</text:p>
          </table:table-cell>
          <table:table-cell office:value-type="float" office:value="25006.3" table:style-name="ce1">
            <text:p>25006.3</text:p>
          </table:table-cell>
          <table:table-cell office:value-type="float" office:value="41.692700000000002" table:style-name="ce1">
            <text:p>41.69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7765314793722737" table:formula="of:=[.G762]/[.O762]" table:style-name="ce5">
            <text:p>10</text:p>
          </table:table-cell>
          <table:table-cell office:value-type="float" office:value="8.1857165771374891" table:formula="of:=[.J762]/[.R762]" table:style-name="ce5">
            <text:p>8</text:p>
          </table:table-cell>
          <table:table-cell office:value-type="string" office:string-value="0" table:formula="of:=IF([.T7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Curve 1</text:p>
          </table:table-cell>
          <table:table-cell office:value-type="float" office:value="1611.16" table:style-name="ce1">
            <text:p>1611.16</text:p>
          </table:table-cell>
          <table:table-cell office:value-type="float" office:value="17.394200000000001" table:style-name="ce1">
            <text:p>17.3942</text:p>
          </table:table-cell>
          <table:table-cell office:value-type="float" office:value="756.08399999999995" table:style-name="ce1">
            <text:p>756.084</text:p>
          </table:table-cell>
          <table:table-cell office:value-type="float" office:value="11.3329" table:style-name="ce1">
            <text:p>11.3329</text:p>
          </table:table-cell>
          <table:table-cell office:value-type="string" table:style-name="ce1">
            <text:p>Mixed</text:p>
          </table:table-cell>
          <table:table-cell office:value-type="float" office:value="19903.599999999999" table:style-name="ce1">
            <text:p>19903.6</text:p>
          </table:table-cell>
          <table:table-cell office:value-type="float" office:value="27.175000000000001" table:style-name="ce1">
            <text:p>27.17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9610698992465707" table:formula="of:=[.G763]/[.O763]" table:style-name="ce5">
            <text:p>9</text:p>
          </table:table-cell>
          <table:table-cell office:value-type="float" office:value="6.515367266037507" table:formula="of:=[.J763]/[.R763]" table:style-name="ce5">
            <text:p>7</text:p>
          </table:table-cell>
          <table:table-cell office:value-type="string" office:string-value="0" table:formula="of:=IF([.T76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Curve 1</text:p>
          </table:table-cell>
          <table:table-cell office:value-type="float" office:value="1611.04" table:style-name="ce1">
            <text:p>1611.04</text:p>
          </table:table-cell>
          <table:table-cell office:value-type="float" office:value="17.753699999999998" table:style-name="ce1">
            <text:p>17.7537</text:p>
          </table:table-cell>
          <table:table-cell office:value-type="float" office:value="910.95299999999997" table:style-name="ce1">
            <text:p>910.953</text:p>
          </table:table-cell>
          <table:table-cell office:value-type="float" office:value="10.454000000000001" table:style-name="ce1">
            <text:p>10.454</text:p>
          </table:table-cell>
          <table:table-cell office:value-type="string" table:style-name="ce1">
            <text:p>Mixed</text:p>
          </table:table-cell>
          <table:table-cell office:value-type="float" office:value="24548.1" table:style-name="ce1">
            <text:p>24548.1</text:p>
          </table:table-cell>
          <table:table-cell office:value-type="float" office:value="26.2059" table:style-name="ce1">
            <text:p>26.205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796569571540148" table:formula="of:=[.G764]/[.O764]" table:style-name="ce5">
            <text:p>11</text:p>
          </table:table-cell>
          <table:table-cell office:value-type="float" office:value="8.0357265611957303" table:formula="of:=[.J764]/[.R764]" table:style-name="ce5">
            <text:p>8</text:p>
          </table:table-cell>
          <table:table-cell office:value-type="string" office:string-value="0" table:formula="of:=IF([.T76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Curve 1</text:p>
          </table:table-cell>
          <table:table-cell office:value-type="float" office:value="1611.72" table:style-name="ce1">
            <text:p>1611.72</text:p>
          </table:table-cell>
          <table:table-cell office:value-type="float" office:value="18.226199999999999" table:style-name="ce1">
            <text:p>18.2262</text:p>
          </table:table-cell>
          <table:table-cell office:value-type="float" office:value="1370.28" table:style-name="ce1">
            <text:p>1370.28</text:p>
          </table:table-cell>
          <table:table-cell office:value-type="float" office:value="9.9488800000000008" table:style-name="ce1">
            <text:p>9.94888</text:p>
          </table:table-cell>
          <table:table-cell office:value-type="string" table:style-name="ce1">
            <text:p>Mixed</text:p>
          </table:table-cell>
          <table:table-cell office:value-type="float" office:value="37972.6" table:style-name="ce1">
            <text:p>37972.6</text:p>
          </table:table-cell>
          <table:table-cell office:value-type="float" office:value="23.255500000000001" table:style-name="ce1">
            <text:p>23.255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240490291475009" table:formula="of:=[.G765]/[.O765]" table:style-name="ce5">
            <text:p>16</text:p>
          </table:table-cell>
          <table:table-cell office:value-type="float" office:value="12.430185245198651" table:formula="of:=[.J765]/[.R765]" table:style-name="ce5">
            <text:p>12</text:p>
          </table:table-cell>
          <table:table-cell office:value-type="string" office:string-value="1" table:formula="of:=IF([.T76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16.814499999999999" table:style-name="ce1">
            <text:p>16.8145</text:p>
          </table:table-cell>
          <table:table-cell office:value-type="float" office:value="790.55899999999997" table:style-name="ce1">
            <text:p>790.559</text:p>
          </table:table-cell>
          <table:table-cell office:value-type="float" office:value="8.8724699999999999" table:style-name="ce1">
            <text:p>8.87247</text:p>
          </table:table-cell>
          <table:table-cell office:value-type="string" table:style-name="ce1">
            <text:p>Mixed</text:p>
          </table:table-cell>
          <table:table-cell office:value-type="float" office:value="20283.2" table:style-name="ce1">
            <text:p>20283.2</text:p>
          </table:table-cell>
          <table:table-cell office:value-type="float" office:value="29.4666" table:style-name="ce1">
            <text:p>29.466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69665881672498" table:formula="of:=[.G766]/[.O766]" table:style-name="ce5">
            <text:p>9</text:p>
          </table:table-cell>
          <table:table-cell office:value-type="float" office:value="6.6396278728718414" table:formula="of:=[.J766]/[.R766]" table:style-name="ce5">
            <text:p>7</text:p>
          </table:table-cell>
          <table:table-cell office:value-type="string" office:string-value="0" table:formula="of:=IF([.T7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Curve 1</text:p>
          </table:table-cell>
          <table:table-cell office:value-type="float" office:value="1611.78" table:style-name="ce1">
            <text:p>1611.78</text:p>
          </table:table-cell>
          <table:table-cell office:value-type="float" office:value="18.07" table:style-name="ce1">
            <text:p>18.07</text:p>
          </table:table-cell>
          <table:table-cell office:value-type="float" office:value="816.66499999999996" table:style-name="ce1">
            <text:p>816.665</text:p>
          </table:table-cell>
          <table:table-cell office:value-type="float" office:value="16.8916" table:style-name="ce1">
            <text:p>16.8916</text:p>
          </table:table-cell>
          <table:table-cell office:value-type="string" table:style-name="ce1">
            <text:p>Mixed</text:p>
          </table:table-cell>
          <table:table-cell office:value-type="float" office:value="21918.3" table:style-name="ce1">
            <text:p>21918.3</text:p>
          </table:table-cell>
          <table:table-cell office:value-type="float" office:value="43.588000000000001" table:style-name="ce1">
            <text:p>43.5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6790728930491863" table:formula="of:=[.G767]/[.O767]" table:style-name="ce5">
            <text:p>10</text:p>
          </table:table-cell>
          <table:table-cell office:value-type="float" office:value="7.1748715984640921" table:formula="of:=[.J767]/[.R767]" table:style-name="ce5">
            <text:p>7</text:p>
          </table:table-cell>
          <table:table-cell office:value-type="string" office:string-value="0" table:formula="of:=IF([.T7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Curve 1</text:p>
          </table:table-cell>
          <table:table-cell office:value-type="float" office:value="1611.94" table:style-name="ce1">
            <text:p>1611.94</text:p>
          </table:table-cell>
          <table:table-cell office:value-type="float" office:value="19.046900000000001" table:style-name="ce1">
            <text:p>19.0469</text:p>
          </table:table-cell>
          <table:table-cell office:value-type="float" office:value="710.99199999999996" table:style-name="ce1">
            <text:p>710.992</text:p>
          </table:table-cell>
          <table:table-cell office:value-type="float" office:value="10.4473" table:style-name="ce1">
            <text:p>10.4473</text:p>
          </table:table-cell>
          <table:table-cell office:value-type="string" table:style-name="ce1">
            <text:p>Mixed</text:p>
          </table:table-cell>
          <table:table-cell office:value-type="float" office:value="20555.7" table:style-name="ce1">
            <text:p>20555.7</text:p>
          </table:table-cell>
          <table:table-cell office:value-type="float" office:value="13.9879" table:style-name="ce1">
            <text:p>13.98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4266417617686891" table:formula="of:=[.G768]/[.O768]" table:style-name="ce5">
            <text:p>8</text:p>
          </table:table-cell>
          <table:table-cell office:value-type="float" office:value="6.7288297047010186" table:formula="of:=[.J768]/[.R768]" table:style-name="ce5">
            <text:p>7</text:p>
          </table:table-cell>
          <table:table-cell office:value-type="string" office:string-value="0" table:formula="of:=IF([.T76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Curve 1</text:p>
          </table:table-cell>
          <table:table-cell office:value-type="float" office:value="1612.09" table:style-name="ce1">
            <text:p>1612.09</text:p>
          </table:table-cell>
          <table:table-cell office:value-type="float" office:value="18.628" table:style-name="ce1">
            <text:p>18.628</text:p>
          </table:table-cell>
          <table:table-cell office:value-type="float" office:value="1137.46" table:style-name="ce1">
            <text:p>1137.46</text:p>
          </table:table-cell>
          <table:table-cell office:value-type="float" office:value="23.201899999999998" table:style-name="ce1">
            <text:p>23.2019</text:p>
          </table:table-cell>
          <table:table-cell office:value-type="string" table:style-name="ce1">
            <text:p>Mixed</text:p>
          </table:table-cell>
          <table:table-cell office:value-type="float" office:value="30793.8" table:style-name="ce1">
            <text:p>30793.8</text:p>
          </table:table-cell>
          <table:table-cell office:value-type="float" office:value="26.6724" table:style-name="ce1">
            <text:p>26.67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481119250767117" table:formula="of:=[.G769]/[.O769]" table:style-name="ce5">
            <text:p>13</text:p>
          </table:table-cell>
          <table:table-cell office:value-type="float" office:value="10.080232546720483" table:formula="of:=[.J769]/[.R769]" table:style-name="ce5">
            <text:p>10</text:p>
          </table:table-cell>
          <table:table-cell office:value-type="string" office:string-value="1" table:formula="of:=IF([.T76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Curve 1</text:p>
          </table:table-cell>
          <table:table-cell office:value-type="float" office:value="1613.15" table:style-name="ce1">
            <text:p>1613.15</text:p>
          </table:table-cell>
          <table:table-cell office:value-type="float" office:value="21.297599999999999" table:style-name="ce1">
            <text:p>21.2976</text:p>
          </table:table-cell>
          <table:table-cell office:value-type="float" office:value="1045.1300000000001" table:style-name="ce1">
            <text:p>1045.13</text:p>
          </table:table-cell>
          <table:table-cell office:value-type="float" office:value="42.417000000000002" table:style-name="ce1">
            <text:p>42.417</text:p>
          </table:table-cell>
          <table:table-cell office:value-type="string" table:style-name="ce1">
            <text:p>Mixed</text:p>
          </table:table-cell>
          <table:table-cell office:value-type="float" office:value="30183.599999999999" table:style-name="ce1">
            <text:p>30183.6</text:p>
          </table:table-cell>
          <table:table-cell office:value-type="float" office:value="25.9239" table:style-name="ce1">
            <text:p>25.92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86828690726917" table:formula="of:=[.G770]/[.O770]" table:style-name="ce5">
            <text:p>12</text:p>
          </table:table-cell>
          <table:table-cell office:value-type="float" office:value="9.8804859126574947" table:formula="of:=[.J770]/[.R770]" table:style-name="ce5">
            <text:p>10</text:p>
          </table:table-cell>
          <table:table-cell office:value-type="string" office:string-value="0" table:formula="of:=IF([.T7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Curve 1</text:p>
          </table:table-cell>
          <table:table-cell office:value-type="float" office:value="1611.08" table:style-name="ce1">
            <text:p>1611.08</text:p>
          </table:table-cell>
          <table:table-cell office:value-type="float" office:value="16.5945" table:style-name="ce1">
            <text:p>16.5945</text:p>
          </table:table-cell>
          <table:table-cell office:value-type="float" office:value="949.46400000000006" table:style-name="ce1">
            <text:p>949.464</text:p>
          </table:table-cell>
          <table:table-cell office:value-type="float" office:value="40.257800000000003" table:style-name="ce1">
            <text:p>40.2578</text:p>
          </table:table-cell>
          <table:table-cell office:value-type="string" table:style-name="ce1">
            <text:p>Mixed</text:p>
          </table:table-cell>
          <table:table-cell office:value-type="float" office:value="21537.599999999999" table:style-name="ce1">
            <text:p>21537.6</text:p>
          </table:table-cell>
          <table:table-cell office:value-type="float" office:value="27.782299999999999" table:style-name="ce1">
            <text:p>27.78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253000024889095" table:formula="of:=[.G771]/[.O771]" table:style-name="ce5">
            <text:p>11</text:p>
          </table:table-cell>
          <table:table-cell office:value-type="float" office:value="7.050250910840723" table:formula="of:=[.J771]/[.R771]" table:style-name="ce5">
            <text:p>7</text:p>
          </table:table-cell>
          <table:table-cell office:value-type="string" office:string-value="0" table:formula="of:=IF([.T77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9.3977" table:style-name="ce1">
            <text:p>19.3977</text:p>
          </table:table-cell>
          <table:table-cell office:value-type="float" office:value="886.19100000000003" table:style-name="ce1">
            <text:p>886.1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7002.1" table:style-name="ce1">
            <text:p>27002.1</text:p>
          </table:table-cell>
          <table:table-cell office:value-type="float" office:value="8.7766900000000003" table:style-name="ce1">
            <text:p>8.7766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503091581204229" table:formula="of:=[.G772]/[.O772]" table:style-name="ce5">
            <text:p>11</text:p>
          </table:table-cell>
          <table:table-cell office:value-type="float" office:value="8.8390340669161045" table:formula="of:=[.J772]/[.R772]" table:style-name="ce5">
            <text:p>9</text:p>
          </table:table-cell>
          <table:table-cell office:value-type="string" office:string-value="0" table:formula="of:=IF([.T77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Curve 1</text:p>
          </table:table-cell>
          <table:table-cell office:value-type="float" office:value="1611.4" table:style-name="ce1">
            <text:p>1611.4</text:p>
          </table:table-cell>
          <table:table-cell office:value-type="float" office:value="17.421099999999999" table:style-name="ce1">
            <text:p>17.4211</text:p>
          </table:table-cell>
          <table:table-cell office:value-type="float" office:value="858.00900000000001" table:style-name="ce1">
            <text:p>858.009</text:p>
          </table:table-cell>
          <table:table-cell office:value-type="float" office:value="5.93086" table:style-name="ce1">
            <text:p>5.93086</text:p>
          </table:table-cell>
          <table:table-cell office:value-type="string" table:style-name="ce1">
            <text:p>Mixed</text:p>
          </table:table-cell>
          <table:table-cell office:value-type="float" office:value="23030.5" table:style-name="ce1">
            <text:p>23030.5</text:p>
          </table:table-cell>
          <table:table-cell office:value-type="float" office:value="5.0744899999999999" table:style-name="ce1">
            <text:p>5.074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69079921255642" table:formula="of:=[.G773]/[.O773]" table:style-name="ce5">
            <text:p>10</text:p>
          </table:table-cell>
          <table:table-cell office:value-type="float" office:value="7.5389460107958772" table:formula="of:=[.J773]/[.R773]" table:style-name="ce5">
            <text:p>8</text:p>
          </table:table-cell>
          <table:table-cell office:value-type="string" office:string-value="0" table:formula="of:=IF([.T77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Curve 1</text:p>
          </table:table-cell>
          <table:table-cell office:value-type="float" office:value="1611.32" table:style-name="ce1">
            <text:p>1611.32</text:p>
          </table:table-cell>
          <table:table-cell office:value-type="float" office:value="17.7042" table:style-name="ce1">
            <text:p>17.7042</text:p>
          </table:table-cell>
          <table:table-cell office:value-type="float" office:value="621.52599999999995" table:style-name="ce1">
            <text:p>621.526</text:p>
          </table:table-cell>
          <table:table-cell office:value-type="float" office:value="7.2316200000000004" table:style-name="ce1">
            <text:p>7.23162</text:p>
          </table:table-cell>
          <table:table-cell office:value-type="string" table:style-name="ce1">
            <text:p>Mixed</text:p>
          </table:table-cell>
          <table:table-cell office:value-type="float" office:value="16881.5" table:style-name="ce1">
            <text:p>16881.5</text:p>
          </table:table-cell>
          <table:table-cell office:value-type="float" office:value="30.902000000000001" table:style-name="ce1">
            <text:p>30.9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3662951870415512" table:formula="of:=[.G774]/[.O774]" table:style-name="ce5">
            <text:p>7</text:p>
          </table:table-cell>
          <table:table-cell office:value-type="float" office:value="5.526094400089038" table:formula="of:=[.J774]/[.R774]" table:style-name="ce5">
            <text:p>6</text:p>
          </table:table-cell>
          <table:table-cell office:value-type="string" office:string-value="0" table:formula="of:=IF([.T77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Curve 1</text:p>
          </table:table-cell>
          <table:table-cell office:value-type="float" office:value="1611.63" table:style-name="ce1">
            <text:p>1611.63</text:p>
          </table:table-cell>
          <table:table-cell office:value-type="float" office:value="18.2593" table:style-name="ce1">
            <text:p>18.2593</text:p>
          </table:table-cell>
          <table:table-cell office:value-type="float" office:value="672.84" table:style-name="ce1">
            <text:p>672.84</text:p>
          </table:table-cell>
          <table:table-cell office:value-type="float" office:value="5.3689" table:style-name="ce1">
            <text:p>5.3689</text:p>
          </table:table-cell>
          <table:table-cell office:value-type="string" table:style-name="ce1">
            <text:p>Mixed</text:p>
          </table:table-cell>
          <table:table-cell office:value-type="float" office:value="18964.2" table:style-name="ce1">
            <text:p>18964.2</text:p>
          </table:table-cell>
          <table:table-cell office:value-type="float" office:value="16.431000000000001" table:style-name="ce1">
            <text:p>16.43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744661585340557" table:formula="of:=[.G775]/[.O775]" table:style-name="ce5">
            <text:p>8</text:p>
          </table:table-cell>
          <table:table-cell office:value-type="float" office:value="6.2078582722014364" table:formula="of:=[.J775]/[.R775]" table:style-name="ce5">
            <text:p>6</text:p>
          </table:table-cell>
          <table:table-cell office:value-type="string" office:string-value="0" table:formula="of:=IF([.T7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Curve 1</text:p>
          </table:table-cell>
          <table:table-cell office:value-type="float" office:value="1611.3" table:style-name="ce1">
            <text:p>1611.3</text:p>
          </table:table-cell>
          <table:table-cell office:value-type="float" office:value="17.2181" table:style-name="ce1">
            <text:p>17.2181</text:p>
          </table:table-cell>
          <table:table-cell office:value-type="float" office:value="1070.48" table:style-name="ce1">
            <text:p>1070.48</text:p>
          </table:table-cell>
          <table:table-cell office:value-type="float" office:value="4.0226800000000003" table:style-name="ce1">
            <text:p>4.02268</text:p>
          </table:table-cell>
          <table:table-cell office:value-type="string" table:style-name="ce1">
            <text:p>Mixed</text:p>
          </table:table-cell>
          <table:table-cell office:value-type="float" office:value="28577.1" table:style-name="ce1">
            <text:p>28577.1</text:p>
          </table:table-cell>
          <table:table-cell office:value-type="float" office:value="28.185099999999998" table:style-name="ce1">
            <text:p>28.185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687275627768171" table:formula="of:=[.G776]/[.O776]" table:style-name="ce5">
            <text:p>13</text:p>
          </table:table-cell>
          <table:table-cell office:value-type="float" office:value="9.3546042875801589" table:formula="of:=[.J776]/[.R776]" table:style-name="ce5">
            <text:p>9</text:p>
          </table:table-cell>
          <table:table-cell office:value-type="string" office:string-value="1" table:formula="of:=IF([.T77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Curve 1</text:p>
          </table:table-cell>
          <table:table-cell office:value-type="float" office:value="1611.88" table:style-name="ce1">
            <text:p>1611.88</text:p>
          </table:table-cell>
          <table:table-cell office:value-type="float" office:value="20.023499999999999" table:style-name="ce1">
            <text:p>20.0235</text:p>
          </table:table-cell>
          <table:table-cell office:value-type="float" office:value="1065.1400000000001" table:style-name="ce1">
            <text:p>1065.14</text:p>
          </table:table-cell>
          <table:table-cell office:value-type="float" office:value="13.860200000000001" table:style-name="ce1">
            <text:p>13.8602</text:p>
          </table:table-cell>
          <table:table-cell office:value-type="string" table:style-name="ce1">
            <text:p>Mixed</text:p>
          </table:table-cell>
          <table:table-cell office:value-type="float" office:value="32005" table:style-name="ce1">
            <text:p>32005</text:p>
          </table:table-cell>
          <table:table-cell office:value-type="float" office:value="31.416799999999999" table:style-name="ce1">
            <text:p>31.416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623986213811552" table:formula="of:=[.G777]/[.O777]" table:style-name="ce5">
            <text:p>13</text:p>
          </table:table-cell>
          <table:table-cell office:value-type="float" office:value="10.476714230065436" table:formula="of:=[.J777]/[.R777]" table:style-name="ce5">
            <text:p>10</text:p>
          </table:table-cell>
          <table:table-cell office:value-type="string" office:string-value="1" table:formula="of:=IF([.T77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Curve 1</text:p>
          </table:table-cell>
          <table:table-cell office:value-type="float" office:value="1610.38" table:style-name="ce1">
            <text:p>1610.38</text:p>
          </table:table-cell>
          <table:table-cell office:value-type="float" office:value="15.132999999999999" table:style-name="ce1">
            <text:p>15.133</text:p>
          </table:table-cell>
          <table:table-cell office:value-type="float" office:value="1541.23" table:style-name="ce1">
            <text:p>1541.23</text:p>
          </table:table-cell>
          <table:table-cell office:value-type="float" office:value="23.7879" table:style-name="ce1">
            <text:p>23.7879</text:p>
          </table:table-cell>
          <table:table-cell office:value-type="string" table:style-name="ce1">
            <text:p>Mixed</text:p>
          </table:table-cell>
          <table:table-cell office:value-type="float" office:value="33827.199999999997" table:style-name="ce1">
            <text:p>33827.2</text:p>
          </table:table-cell>
          <table:table-cell office:value-type="float" office:value="10.8588" table:style-name="ce1">
            <text:p>10.85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266581174599374" table:formula="of:=[.G778]/[.O778]" table:style-name="ce5">
            <text:p>18</text:p>
          </table:table-cell>
          <table:table-cell office:value-type="float" office:value="11.073204424410859" table:formula="of:=[.J778]/[.R778]" table:style-name="ce5">
            <text:p>11</text:p>
          </table:table-cell>
          <table:table-cell office:value-type="string" office:string-value="1" table:formula="of:=IF([.T77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6.500699999999998" table:style-name="ce1">
            <text:p>16.5007</text:p>
          </table:table-cell>
          <table:table-cell office:value-type="float" office:value="1266.1600000000001" table:style-name="ce1">
            <text:p>1266.16</text:p>
          </table:table-cell>
          <table:table-cell office:value-type="float" office:value="19.975200000000001" table:style-name="ce1">
            <text:p>19.9752</text:p>
          </table:table-cell>
          <table:table-cell office:value-type="string" table:style-name="ce1">
            <text:p>Mixed</text:p>
          </table:table-cell>
          <table:table-cell office:value-type="float" office:value="30705" table:style-name="ce1">
            <text:p>30705</text:p>
          </table:table-cell>
          <table:table-cell office:value-type="float" office:value="29.4665" table:style-name="ce1">
            <text:p>29.46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006465238822722" table:formula="of:=[.G779]/[.O779]" table:style-name="ce5">
            <text:p>15</text:p>
          </table:table-cell>
          <table:table-cell office:value-type="float" office:value="10.051164206660186" table:formula="of:=[.J779]/[.R779]" table:style-name="ce5">
            <text:p>10</text:p>
          </table:table-cell>
          <table:table-cell office:value-type="string" office:string-value="1" table:formula="of:=IF([.T77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Curve 1</text:p>
          </table:table-cell>
          <table:table-cell office:value-type="float" office:value="1611.39" table:style-name="ce1">
            <text:p>1611.39</text:p>
          </table:table-cell>
          <table:table-cell office:value-type="float" office:value="19.095300000000002" table:style-name="ce1">
            <text:p>19.0953</text:p>
          </table:table-cell>
          <table:table-cell office:value-type="float" office:value="1011.9" table:style-name="ce1">
            <text:p>1011.9</text:p>
          </table:table-cell>
          <table:table-cell office:value-type="float" office:value="0.48848900000000001" table:style-name="ce1">
            <text:p>0.488489</text:p>
          </table:table-cell>
          <table:table-cell office:value-type="string" table:style-name="ce1">
            <text:p>Mixed</text:p>
          </table:table-cell>
          <table:table-cell office:value-type="float" office:value="30303.9" table:style-name="ce1">
            <text:p>30303.9</text:p>
          </table:table-cell>
          <table:table-cell office:value-type="float" office:value="24.6617" table:style-name="ce1">
            <text:p>24.661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92988386274018" table:formula="of:=[.G780]/[.O780]" table:style-name="ce5">
            <text:p>12</text:p>
          </table:table-cell>
          <table:table-cell office:value-type="float" office:value="9.9198656571310728" table:formula="of:=[.J780]/[.R780]" table:style-name="ce5">
            <text:p>10</text:p>
          </table:table-cell>
          <table:table-cell office:value-type="string" office:string-value="0" table:formula="of:=IF([.T78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Curve 1</text:p>
          </table:table-cell>
          <table:table-cell office:value-type="float" office:value="1611.15" table:style-name="ce1">
            <text:p>1611.15</text:p>
          </table:table-cell>
          <table:table-cell office:value-type="float" office:value="16.866099999999999" table:style-name="ce1">
            <text:p>16.8661</text:p>
          </table:table-cell>
          <table:table-cell office:value-type="float" office:value="657.471" table:style-name="ce1">
            <text:p>657.471</text:p>
          </table:table-cell>
          <table:table-cell office:value-type="float" office:value="3.2119300000000002" table:style-name="ce1">
            <text:p>3.21193</text:p>
          </table:table-cell>
          <table:table-cell office:value-type="string" table:style-name="ce1">
            <text:p>Mixed</text:p>
          </table:table-cell>
          <table:table-cell office:value-type="float" office:value="17238.2" table:style-name="ce1">
            <text:p>17238.2</text:p>
          </table:table-cell>
          <table:table-cell office:value-type="float" office:value="38.933900000000001" table:style-name="ce1">
            <text:p>38.93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7923135362308189" table:formula="of:=[.G781]/[.O781]" table:style-name="ce5">
            <text:p>8</text:p>
          </table:table-cell>
          <table:table-cell office:value-type="float" office:value="5.6428587795880025" table:formula="of:=[.J781]/[.R781]" table:style-name="ce5">
            <text:p>6</text:p>
          </table:table-cell>
          <table:table-cell office:value-type="string" office:string-value="0" table:formula="of:=IF([.T7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Curve 1</text:p>
          </table:table-cell>
          <table:table-cell office:value-type="float" office:value="1611.49" table:style-name="ce1">
            <text:p>1611.49</text:p>
          </table:table-cell>
          <table:table-cell office:value-type="float" office:value="17.780799999999999" table:style-name="ce1">
            <text:p>17.7808</text:p>
          </table:table-cell>
          <table:table-cell office:value-type="float" office:value="488.55799999999999" table:style-name="ce1">
            <text:p>488.558</text:p>
          </table:table-cell>
          <table:table-cell office:value-type="float" office:value="10.3604" table:style-name="ce1">
            <text:p>10.3604</text:p>
          </table:table-cell>
          <table:table-cell office:value-type="string" table:style-name="ce1">
            <text:p>Mixed</text:p>
          </table:table-cell>
          <table:table-cell office:value-type="float" office:value="13189.7" table:style-name="ce1">
            <text:p>13189.7</text:p>
          </table:table-cell>
          <table:table-cell office:value-type="float" office:value="24.532800000000002" table:style-name="ce1">
            <text:p>24.53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7903650756213674" table:formula="of:=[.G782]/[.O782]" table:style-name="ce5">
            <text:p>6</text:p>
          </table:table-cell>
          <table:table-cell office:value-type="float" office:value="4.3175978028524948" table:formula="of:=[.J782]/[.R782]" table:style-name="ce5">
            <text:p>4</text:p>
          </table:table-cell>
          <table:table-cell office:value-type="string" office:string-value="0" table:formula="of:=IF([.T78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Curve 1</text:p>
          </table:table-cell>
          <table:table-cell office:value-type="float" office:value="1611.56" table:style-name="ce1">
            <text:p>1611.56</text:p>
          </table:table-cell>
          <table:table-cell office:value-type="float" office:value="19.242599999999999" table:style-name="ce1">
            <text:p>19.2426</text:p>
          </table:table-cell>
          <table:table-cell office:value-type="float" office:value="740.86400000000003" table:style-name="ce1">
            <text:p>740.8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2393.5" table:style-name="ce1">
            <text:p>22393.5</text:p>
          </table:table-cell>
          <table:table-cell office:value-type="float" office:value="20.9178" table:style-name="ce1">
            <text:p>20.917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806832175200267" table:formula="of:=[.G783]/[.O783]" table:style-name="ce5">
            <text:p>9</text:p>
          </table:table-cell>
          <table:table-cell office:value-type="float" office:value="7.3304264993273041" table:formula="of:=[.J783]/[.R783]" table:style-name="ce5">
            <text:p>7</text:p>
          </table:table-cell>
          <table:table-cell office:value-type="string" office:string-value="0" table:formula="of:=IF([.T7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6.880299999999998" table:style-name="ce1">
            <text:p>16.8803</text:p>
          </table:table-cell>
          <table:table-cell office:value-type="float" office:value="1166.22" table:style-name="ce1">
            <text:p>1166.22</text:p>
          </table:table-cell>
          <table:table-cell office:value-type="float" office:value="1.43222" table:style-name="ce1">
            <text:p>1.43222</text:p>
          </table:table-cell>
          <table:table-cell office:value-type="string" table:style-name="ce1">
            <text:p>Mixed</text:p>
          </table:table-cell>
          <table:table-cell office:value-type="float" office:value="30780.2" table:style-name="ce1">
            <text:p>30780.2</text:p>
          </table:table-cell>
          <table:table-cell office:value-type="float" office:value="32.844499999999996" table:style-name="ce1">
            <text:p>32.844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3.821981337919247" table:formula="of:=[.G784]/[.O784]" table:style-name="ce5">
            <text:p>14</text:p>
          </table:table-cell>
          <table:table-cell office:value-type="float" office:value="10.07578063878332" table:formula="of:=[.J784]/[.R784]" table:style-name="ce5">
            <text:p>10</text:p>
          </table:table-cell>
          <table:table-cell office:value-type="string" office:string-value="1" table:formula="of:=IF([.T78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Curve 1</text:p>
          </table:table-cell>
          <table:table-cell office:value-type="float" office:value="1611.3" table:style-name="ce1">
            <text:p>1611.3</text:p>
          </table:table-cell>
          <table:table-cell office:value-type="float" office:value="16.974" table:style-name="ce1">
            <text:p>16.974</text:p>
          </table:table-cell>
          <table:table-cell office:value-type="float" office:value="747.30100000000004" table:style-name="ce1">
            <text:p>747.301</text:p>
          </table:table-cell>
          <table:table-cell office:value-type="float" office:value="2.9586600000000001" table:style-name="ce1">
            <text:p>2.95866</text:p>
          </table:table-cell>
          <table:table-cell office:value-type="string" table:style-name="ce1">
            <text:p>Mixed</text:p>
          </table:table-cell>
          <table:table-cell office:value-type="float" office:value="19735" table:style-name="ce1">
            <text:p>19735</text:p>
          </table:table-cell>
          <table:table-cell office:value-type="float" office:value="37.756399999999999" table:style-name="ce1">
            <text:p>37.75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569742208231652" table:formula="of:=[.G785]/[.O785]" table:style-name="ce5">
            <text:p>9</text:p>
          </table:table-cell>
          <table:table-cell office:value-type="float" office:value="6.4601767014635652" table:formula="of:=[.J785]/[.R785]" table:style-name="ce5">
            <text:p>6</text:p>
          </table:table-cell>
          <table:table-cell office:value-type="string" office:string-value="0" table:formula="of:=IF([.T7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Curve 1</text:p>
          </table:table-cell>
          <table:table-cell office:value-type="float" office:value="1610.69" table:style-name="ce1">
            <text:p>1610.69</text:p>
          </table:table-cell>
          <table:table-cell office:value-type="float" office:value="15.614599999999999" table:style-name="ce1">
            <text:p>15.6146</text:p>
          </table:table-cell>
          <table:table-cell office:value-type="float" office:value="1206.54" table:style-name="ce1">
            <text:p>1206.54</text:p>
          </table:table-cell>
          <table:table-cell office:value-type="float" office:value="7.7248000000000001" table:style-name="ce1">
            <text:p>7.7248</text:p>
          </table:table-cell>
          <table:table-cell office:value-type="string" table:style-name="ce1">
            <text:p>Mixed</text:p>
          </table:table-cell>
          <table:table-cell office:value-type="float" office:value="28856.2" table:style-name="ce1">
            <text:p>28856.2</text:p>
          </table:table-cell>
          <table:table-cell office:value-type="float" office:value="19.1496" table:style-name="ce1">
            <text:p>19.149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299851969142262" table:formula="of:=[.G786]/[.O786]" table:style-name="ce5">
            <text:p>14</text:p>
          </table:table-cell>
          <table:table-cell office:value-type="float" office:value="9.4459666041435479" table:formula="of:=[.J786]/[.R786]" table:style-name="ce5">
            <text:p>9</text:p>
          </table:table-cell>
          <table:table-cell office:value-type="string" office:string-value="1" table:formula="of:=IF([.T78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Curve 1</text:p>
          </table:table-cell>
          <table:table-cell office:value-type="float" office:value="1611.19" table:style-name="ce1">
            <text:p>1611.19</text:p>
          </table:table-cell>
          <table:table-cell office:value-type="float" office:value="16.676200000000001" table:style-name="ce1">
            <text:p>16.6762</text:p>
          </table:table-cell>
          <table:table-cell office:value-type="float" office:value="870.00800000000004" table:style-name="ce1">
            <text:p>870.008</text:p>
          </table:table-cell>
          <table:table-cell office:value-type="float" office:value="11.674899999999999" table:style-name="ce1">
            <text:p>11.6749</text:p>
          </table:table-cell>
          <table:table-cell office:value-type="string" table:style-name="ce1">
            <text:p>Mixed</text:p>
          </table:table-cell>
          <table:table-cell office:value-type="float" office:value="21932.1" table:style-name="ce1">
            <text:p>21932.1</text:p>
          </table:table-cell>
          <table:table-cell office:value-type="float" office:value="65.180800000000005" table:style-name="ce1">
            <text:p>65.180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11291471455171" table:formula="of:=[.G787]/[.O787]" table:style-name="ce5">
            <text:p>10</text:p>
          </table:table-cell>
          <table:table-cell office:value-type="float" office:value="7.1793889756356242" table:formula="of:=[.J787]/[.R787]" table:style-name="ce5">
            <text:p>7</text:p>
          </table:table-cell>
          <table:table-cell office:value-type="string" office:string-value="0" table:formula="of:=IF([.T78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8.732099999999999" table:style-name="ce1">
            <text:p>18.7321</text:p>
          </table:table-cell>
          <table:table-cell office:value-type="float" office:value="909.04499999999996" table:style-name="ce1">
            <text:p>909.045</text:p>
          </table:table-cell>
          <table:table-cell office:value-type="float" office:value="4.2961499999999999" table:style-name="ce1">
            <text:p>4.29615</text:p>
          </table:table-cell>
          <table:table-cell office:value-type="string" table:style-name="ce1">
            <text:p>Mixed</text:p>
          </table:table-cell>
          <table:table-cell office:value-type="float" office:value="26377.599999999999" table:style-name="ce1">
            <text:p>26377.6</text:p>
          </table:table-cell>
          <table:table-cell office:value-type="float" office:value="33.205199999999998" table:style-name="ce1">
            <text:p>33.20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773956050598345" table:formula="of:=[.G788]/[.O788]" table:style-name="ce5">
            <text:p>11</text:p>
          </table:table-cell>
          <table:table-cell office:value-type="float" office:value="8.634606382595658" table:formula="of:=[.J788]/[.R788]" table:style-name="ce5">
            <text:p>9</text:p>
          </table:table-cell>
          <table:table-cell office:value-type="string" office:string-value="0" table:formula="of:=IF([.T78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Curve 1</text:p>
          </table:table-cell>
          <table:table-cell office:value-type="float" office:value="1611.11" table:style-name="ce1">
            <text:p>1611.11</text:p>
          </table:table-cell>
          <table:table-cell office:value-type="float" office:value="17.700099999999999" table:style-name="ce1">
            <text:p>17.7001</text:p>
          </table:table-cell>
          <table:table-cell office:value-type="float" office:value="1251.8" table:style-name="ce1">
            <text:p>1251.8</text:p>
          </table:table-cell>
          <table:table-cell office:value-type="float" office:value="4.4733099999999997" table:style-name="ce1">
            <text:p>4.47331</text:p>
          </table:table-cell>
          <table:table-cell office:value-type="string" table:style-name="ce1">
            <text:p>Mixed</text:p>
          </table:table-cell>
          <table:table-cell office:value-type="float" office:value="34302.300000000003" table:style-name="ce1">
            <text:p>34302.3</text:p>
          </table:table-cell>
          <table:table-cell office:value-type="float" office:value="28.132300000000001" table:style-name="ce1">
            <text:p>28.13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836271234250239" table:formula="of:=[.G789]/[.O789]" table:style-name="ce5">
            <text:p>15</text:p>
          </table:table-cell>
          <table:table-cell office:value-type="float" office:value="11.228726590656887" table:formula="of:=[.J789]/[.R789]" table:style-name="ce5">
            <text:p>11</text:p>
          </table:table-cell>
          <table:table-cell office:value-type="string" office:string-value="1" table:formula="of:=IF([.T78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16.321400000000001" table:style-name="ce1">
            <text:p>16.3214</text:p>
          </table:table-cell>
          <table:table-cell office:value-type="float" office:value="1219.67" table:style-name="ce1">
            <text:p>1219.67</text:p>
          </table:table-cell>
          <table:table-cell office:value-type="float" office:value="5.6526500000000004" table:style-name="ce1">
            <text:p>5.65265</text:p>
          </table:table-cell>
          <table:table-cell office:value-type="string" table:style-name="ce1">
            <text:p>Mixed</text:p>
          </table:table-cell>
          <table:table-cell office:value-type="float" office:value="30699.5" table:style-name="ce1">
            <text:p>30699.5</text:p>
          </table:table-cell>
          <table:table-cell office:value-type="float" office:value="25.3612" table:style-name="ce1">
            <text:p>25.36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4554680749944" table:formula="of:=[.G790]/[.O790]" table:style-name="ce5">
            <text:p>14</text:p>
          </table:table-cell>
          <table:table-cell office:value-type="float" office:value="10.049363802715009" table:formula="of:=[.J790]/[.R790]" table:style-name="ce5">
            <text:p>10</text:p>
          </table:table-cell>
          <table:table-cell office:value-type="string" office:string-value="1" table:formula="of:=IF([.T79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Curve 1</text:p>
          </table:table-cell>
          <table:table-cell office:value-type="float" office:value="1611.35" table:style-name="ce1">
            <text:p>1611.35</text:p>
          </table:table-cell>
          <table:table-cell office:value-type="float" office:value="17.3367" table:style-name="ce1">
            <text:p>17.3367</text:p>
          </table:table-cell>
          <table:table-cell office:value-type="float" office:value="991.39099999999996" table:style-name="ce1">
            <text:p>991.391</text:p>
          </table:table-cell>
          <table:table-cell office:value-type="float" office:value="4.9981400000000002" table:style-name="ce1">
            <text:p>4.99814</text:p>
          </table:table-cell>
          <table:table-cell office:value-type="string" table:style-name="ce1">
            <text:p>Mixed</text:p>
          </table:table-cell>
          <table:table-cell office:value-type="float" office:value="26563.1" table:style-name="ce1">
            <text:p>26563.1</text:p>
          </table:table-cell>
          <table:table-cell office:value-type="float" office:value="27.020199999999999" table:style-name="ce1">
            <text:p>27.02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74991674004999" table:formula="of:=[.G791]/[.O791]" table:style-name="ce5">
            <text:p>12</text:p>
          </table:table-cell>
          <table:table-cell office:value-type="float" office:value="8.69532909747387" table:formula="of:=[.J791]/[.R791]" table:style-name="ce5">
            <text:p>9</text:p>
          </table:table-cell>
          <table:table-cell office:value-type="string" office:string-value="0" table:formula="of:=IF([.T79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Curve 1</text:p>
          </table:table-cell>
          <table:table-cell office:value-type="float" office:value="1611.07" table:style-name="ce1">
            <text:p>1611.07</text:p>
          </table:table-cell>
          <table:table-cell office:value-type="float" office:value="17.1937" table:style-name="ce1">
            <text:p>17.1937</text:p>
          </table:table-cell>
          <table:table-cell office:value-type="float" office:value="1016.18" table:style-name="ce1">
            <text:p>1016.18</text:p>
          </table:table-cell>
          <table:table-cell office:value-type="float" office:value="5.1318799999999998" table:style-name="ce1">
            <text:p>5.13188</text:p>
          </table:table-cell>
          <table:table-cell office:value-type="string" table:style-name="ce1">
            <text:p>Mixed</text:p>
          </table:table-cell>
          <table:table-cell office:value-type="float" office:value="26990.799999999999" table:style-name="ce1">
            <text:p>26990.8</text:p>
          </table:table-cell>
          <table:table-cell office:value-type="float" office:value="27.380600000000001" table:style-name="ce1">
            <text:p>27.380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043714733040748" table:formula="of:=[.G792]/[.O792]" table:style-name="ce5">
            <text:p>12</text:p>
          </table:table-cell>
          <table:table-cell office:value-type="float" office:value="8.8353350551741965" table:formula="of:=[.J792]/[.R792]" table:style-name="ce5">
            <text:p>9</text:p>
          </table:table-cell>
          <table:table-cell office:value-type="string" office:string-value="0" table:formula="of:=IF([.T79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7.177299999999999" table:style-name="ce1">
            <text:p>17.1773</text:p>
          </table:table-cell>
          <table:table-cell office:value-type="float" office:value="852.32899999999995" table:style-name="ce1">
            <text:p>852.329</text:p>
          </table:table-cell>
          <table:table-cell office:value-type="float" office:value="3.97526" table:style-name="ce1">
            <text:p>3.97526</text:p>
          </table:table-cell>
          <table:table-cell office:value-type="string" table:style-name="ce1">
            <text:p>Mixed</text:p>
          </table:table-cell>
          <table:table-cell office:value-type="float" office:value="22702.9" table:style-name="ce1">
            <text:p>22702.9</text:p>
          </table:table-cell>
          <table:table-cell office:value-type="float" office:value="22.236000000000001" table:style-name="ce1">
            <text:p>22.23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01760844238115" table:formula="of:=[.G793]/[.O793]" table:style-name="ce5">
            <text:p>10</text:p>
          </table:table-cell>
          <table:table-cell office:value-type="float" office:value="7.4317074048977538" table:formula="of:=[.J793]/[.R793]" table:style-name="ce5">
            <text:p>7</text:p>
          </table:table-cell>
          <table:table-cell office:value-type="string" office:string-value="0" table:formula="of:=IF([.T79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Curve 1</text:p>
          </table:table-cell>
          <table:table-cell office:value-type="float" office:value="1612.2" table:style-name="ce1">
            <text:p>1612.2</text:p>
          </table:table-cell>
          <table:table-cell office:value-type="float" office:value="19.201899999999998" table:style-name="ce1">
            <text:p>19.2019</text:p>
          </table:table-cell>
          <table:table-cell office:value-type="float" office:value="502.55700000000002" table:style-name="ce1">
            <text:p>502.557</text:p>
          </table:table-cell>
          <table:table-cell office:value-type="float" office:value="5.2959199999999997" table:style-name="ce1">
            <text:p>5.29592</text:p>
          </table:table-cell>
          <table:table-cell office:value-type="string" table:style-name="ce1">
            <text:p>Mixed</text:p>
          </table:table-cell>
          <table:table-cell office:value-type="float" office:value="14899.5" table:style-name="ce1">
            <text:p>14899.5</text:p>
          </table:table-cell>
          <table:table-cell office:value-type="float" office:value="15.573" table:style-name="ce1">
            <text:p>15.5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9562805261791798" table:formula="of:=[.G794]/[.O794]" table:style-name="ce5">
            <text:p>6</text:p>
          </table:table-cell>
          <table:table-cell office:value-type="float" office:value="4.8772942874819556" table:formula="of:=[.J794]/[.R794]" table:style-name="ce5">
            <text:p>5</text:p>
          </table:table-cell>
          <table:table-cell office:value-type="string" office:string-value="0" table:formula="of:=IF([.T79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Curve 1</text:p>
          </table:table-cell>
          <table:table-cell office:value-type="float" office:value="1612.02" table:style-name="ce1">
            <text:p>1612.02</text:p>
          </table:table-cell>
          <table:table-cell office:value-type="float" office:value="18.018999999999998" table:style-name="ce1">
            <text:p>18.019</text:p>
          </table:table-cell>
          <table:table-cell office:value-type="float" office:value="220.17400000000001" table:style-name="ce1">
            <text:p>220.174</text:p>
          </table:table-cell>
          <table:table-cell office:value-type="float" office:value="6.9129699999999996" table:style-name="ce1">
            <text:p>6.91297</text:p>
          </table:table-cell>
          <table:table-cell office:value-type="string" table:style-name="ce1">
            <text:p>Mixed</text:p>
          </table:table-cell>
          <table:table-cell office:value-type="float" office:value="6092.96" table:style-name="ce1">
            <text:p>6092.96</text:p>
          </table:table-cell>
          <table:table-cell office:value-type="float" office:value="15.9282" table:style-name="ce1">
            <text:p>15.92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6094912787424605" table:formula="of:=[.G795]/[.O795]" table:style-name="ce5">
            <text:p>3</text:p>
          </table:table-cell>
          <table:table-cell office:value-type="float" office:value="1.9945071312363538" table:formula="of:=[.J795]/[.R795]" table:style-name="ce5">
            <text:p>2</text:p>
          </table:table-cell>
          <table:table-cell office:value-type="string" office:string-value="0" table:formula="of:=IF([.T79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Curve 1</text:p>
          </table:table-cell>
          <table:table-cell office:value-type="float" office:value="1610.45" table:style-name="ce1">
            <text:p>1610.45</text:p>
          </table:table-cell>
          <table:table-cell office:value-type="float" office:value="17.578700000000001" table:style-name="ce1">
            <text:p>17.5787</text:p>
          </table:table-cell>
          <table:table-cell office:value-type="float" office:value="681.33299999999997" table:style-name="ce1">
            <text:p>681.3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8813.400000000001" table:style-name="ce1">
            <text:p>18813.4</text:p>
          </table:table-cell>
          <table:table-cell office:value-type="float" office:value="27.8019" table:style-name="ce1">
            <text:p>27.801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0751247714055108" table:formula="of:=[.G796]/[.O796]" table:style-name="ce5">
            <text:p>8</text:p>
          </table:table-cell>
          <table:table-cell office:value-type="float" office:value="6.1584944694864276" table:formula="of:=[.J796]/[.R796]" table:style-name="ce5">
            <text:p>6</text:p>
          </table:table-cell>
          <table:table-cell office:value-type="string" office:string-value="0" table:formula="of:=IF([.T79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Curve 1</text:p>
          </table:table-cell>
          <table:table-cell office:value-type="float" office:value="1611.94" table:style-name="ce1">
            <text:p>1611.94</text:p>
          </table:table-cell>
          <table:table-cell office:value-type="float" office:value="19.524799999999999" table:style-name="ce1">
            <text:p>19.5248</text:p>
          </table:table-cell>
          <table:table-cell office:value-type="float" office:value="457.91699999999997" table:style-name="ce1">
            <text:p>457.917</text:p>
          </table:table-cell>
          <table:table-cell office:value-type="float" office:value="4.2239199999999997" table:style-name="ce1">
            <text:p>4.22392</text:p>
          </table:table-cell>
          <table:table-cell office:value-type="string" table:style-name="ce1">
            <text:p>Mixed</text:p>
          </table:table-cell>
          <table:table-cell office:value-type="float" office:value="13852.9" table:style-name="ce1">
            <text:p>13852.9</text:p>
          </table:table-cell>
          <table:table-cell office:value-type="float" office:value="41.285299999999999" table:style-name="ce1">
            <text:p>41.28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4272094701822704" table:formula="of:=[.G797]/[.O797]" table:style-name="ce5">
            <text:p>5</text:p>
          </table:table-cell>
          <table:table-cell office:value-type="float" office:value="4.5346937840235428" table:formula="of:=[.J797]/[.R797]" table:style-name="ce5">
            <text:p>5</text:p>
          </table:table-cell>
          <table:table-cell office:value-type="string" office:string-value="0" table:formula="of:=IF([.T79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Curve 1</text:p>
          </table:table-cell>
          <table:table-cell office:value-type="float" office:value="1611.46" table:style-name="ce1">
            <text:p>1611.46</text:p>
          </table:table-cell>
          <table:table-cell office:value-type="float" office:value="19.372299999999999" table:style-name="ce1">
            <text:p>19.3723</text:p>
          </table:table-cell>
          <table:table-cell office:value-type="float" office:value="695.04200000000003" table:style-name="ce1">
            <text:p>695.042</text:p>
          </table:table-cell>
          <table:table-cell office:value-type="float" office:value="9.7147399999999995E-3" table:style-name="ce1">
            <text:p>0.00971474</text:p>
          </table:table-cell>
          <table:table-cell office:value-type="string" table:style-name="ce1">
            <text:p>Mixed</text:p>
          </table:table-cell>
          <table:table-cell office:value-type="float" office:value="21149.4" table:style-name="ce1">
            <text:p>21149.4</text:p>
          </table:table-cell>
          <table:table-cell office:value-type="float" office:value="38.549199999999999" table:style-name="ce1">
            <text:p>38.549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37603156411371" table:formula="of:=[.G798]/[.O798]" table:style-name="ce5">
            <text:p>8</text:p>
          </table:table-cell>
          <table:table-cell office:value-type="float" office:value="6.9231751269284789" table:formula="of:=[.J798]/[.R798]" table:style-name="ce5">
            <text:p>7</text:p>
          </table:table-cell>
          <table:table-cell office:value-type="string" office:string-value="0" table:formula="of:=IF([.T79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Curve 1</text:p>
          </table:table-cell>
          <table:table-cell office:value-type="float" office:value="1611.31" table:style-name="ce1">
            <text:p>1611.31</text:p>
          </table:table-cell>
          <table:table-cell office:value-type="float" office:value="18.863199999999999" table:style-name="ce1">
            <text:p>18.8632</text:p>
          </table:table-cell>
          <table:table-cell office:value-type="float" office:value="561.43799999999999" table:style-name="ce1">
            <text:p>561.4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635.599999999999" table:style-name="ce1">
            <text:p>16635.6</text:p>
          </table:table-cell>
          <table:table-cell office:value-type="float" office:value="18.442799999999998" table:style-name="ce1">
            <text:p>18.44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6541352046772531" table:formula="of:=[.G799]/[.O799]" table:style-name="ce5">
            <text:p>7</text:p>
          </table:table-cell>
          <table:table-cell office:value-type="float" office:value="5.4455999764310752" table:formula="of:=[.J799]/[.R799]" table:style-name="ce5">
            <text:p>5</text:p>
          </table:table-cell>
          <table:table-cell office:value-type="string" office:string-value="0" table:formula="of:=IF([.T79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Curve 1</text:p>
          </table:table-cell>
          <table:table-cell office:value-type="float" office:value="1612.6" table:style-name="ce1">
            <text:p>1612.6</text:p>
          </table:table-cell>
          <table:table-cell office:value-type="float" office:value="21.898900000000001" table:style-name="ce1">
            <text:p>21.8989</text:p>
          </table:table-cell>
          <table:table-cell office:value-type="float" office:value="591.88900000000001" table:style-name="ce1">
            <text:p>591.88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13797.3" table:style-name="ce1">
            <text:p>13797.3</text:p>
          </table:table-cell>
          <table:table-cell office:value-type="float" office:value="168.09700000000001" table:style-name="ce1">
            <text:p>168.09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0150389395823129" table:formula="of:=[.G800]/[.O800]" table:style-name="ce5">
            <text:p>7</text:p>
          </table:table-cell>
          <table:table-cell office:value-type="float" office:value="4.5164933368686722" table:formula="of:=[.J800]/[.R800]" table:style-name="ce5">
            <text:p>5</text:p>
          </table:table-cell>
          <table:table-cell office:value-type="string" office:string-value="0" table:formula="of:=IF([.T80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urve 1</text:p>
          </table:table-cell>
          <table:table-cell office:value-type="float" office:value="1610.46" table:style-name="ce1">
            <text:p>1610.46</text:p>
          </table:table-cell>
          <table:table-cell office:value-type="float" office:value="20.043800000000001" table:style-name="ce1">
            <text:p>20.0438</text:p>
          </table:table-cell>
          <table:table-cell office:value-type="float" office:value="1550.68" table:style-name="ce1">
            <text:p>1550.68</text:p>
          </table:table-cell>
          <table:table-cell office:value-type="float" office:value="33.649000000000001" table:style-name="ce1">
            <text:p>33.649</text:p>
          </table:table-cell>
          <table:table-cell office:value-type="string" table:style-name="ce1">
            <text:p>Mixed</text:p>
          </table:table-cell>
          <table:table-cell office:value-type="float" office:value="43527.4" table:style-name="ce1">
            <text:p>43527.4</text:p>
          </table:table-cell>
          <table:table-cell office:value-type="float" office:value="122.389" table:style-name="ce1">
            <text:p>122.38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378582103792269" table:formula="of:=[.G801]/[.O801]" table:style-name="ce5">
            <text:p>18</text:p>
          </table:table-cell>
          <table:table-cell office:value-type="float" office:value="14.248527760592104" table:formula="of:=[.J801]/[.R801]" table:style-name="ce5">
            <text:p>14</text:p>
          </table:table-cell>
          <table:table-cell office:value-type="string" office:string-value="1" table:formula="of:=IF([.T80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Curve 1</text:p>
          </table:table-cell>
          <table:table-cell office:value-type="float" office:value="1611.62" table:style-name="ce1">
            <text:p>1611.62</text:p>
          </table:table-cell>
          <table:table-cell office:value-type="float" office:value="18.773" table:style-name="ce1">
            <text:p>18.773</text:p>
          </table:table-cell>
          <table:table-cell office:value-type="float" office:value="303.721" table:style-name="ce1">
            <text:p>303.7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8956.31" table:style-name="ce1">
            <text:p>8956.31</text:p>
          </table:table-cell>
          <table:table-cell office:value-type="float" office:value="27.403500000000001" table:style-name="ce1">
            <text:p>27.40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.5996861603592563" table:formula="of:=[.G802]/[.O802]" table:style-name="ce5">
            <text:p>4</text:p>
          </table:table-cell>
          <table:table-cell office:value-type="float" office:value="2.9318137924036045" table:formula="of:=[.J802]/[.R802]" table:style-name="ce5">
            <text:p>3</text:p>
          </table:table-cell>
          <table:table-cell office:value-type="string" office:string-value="0" table:formula="of:=IF([.T80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Curve 1</text:p>
          </table:table-cell>
          <table:table-cell office:value-type="float" office:value="1610.8" table:style-name="ce1">
            <text:p>1610.8</text:p>
          </table:table-cell>
          <table:table-cell office:value-type="float" office:value="16.054200000000002" table:style-name="ce1">
            <text:p>16.0542</text:p>
          </table:table-cell>
          <table:table-cell office:value-type="float" office:value="1040.8900000000001" table:style-name="ce1">
            <text:p>1040.89</text:p>
          </table:table-cell>
          <table:table-cell office:value-type="float" office:value="7.6260700000000003" table:style-name="ce1">
            <text:p>7.62607</text:p>
          </table:table-cell>
          <table:table-cell office:value-type="string" table:style-name="ce1">
            <text:p>Mixed</text:p>
          </table:table-cell>
          <table:table-cell office:value-type="float" office:value="25603.9" table:style-name="ce1">
            <text:p>25603.9</text:p>
          </table:table-cell>
          <table:table-cell office:value-type="float" office:value="24.086400000000001" table:style-name="ce1">
            <text:p>24.086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36576421967353" table:formula="of:=[.G803]/[.O803]" table:style-name="ce5">
            <text:p>12</text:p>
          </table:table-cell>
          <table:table-cell office:value-type="float" office:value="8.3813386494351647" table:formula="of:=[.J803]/[.R803]" table:style-name="ce5">
            <text:p>8</text:p>
          </table:table-cell>
          <table:table-cell office:value-type="string" office:string-value="0" table:formula="of:=IF([.T80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Curve 1</text:p>
          </table:table-cell>
          <table:table-cell office:value-type="float" office:value="1611.64" table:style-name="ce1">
            <text:p>1611.64</text:p>
          </table:table-cell>
          <table:table-cell office:value-type="float" office:value="18.2944" table:style-name="ce1">
            <text:p>18.2944</text:p>
          </table:table-cell>
          <table:table-cell office:value-type="float" office:value="1311.31" table:style-name="ce1">
            <text:p>1311.31</text:p>
          </table:table-cell>
          <table:table-cell office:value-type="float" office:value="23.822099999999999" table:style-name="ce1">
            <text:p>23.8221</text:p>
          </table:table-cell>
          <table:table-cell office:value-type="string" table:style-name="ce1">
            <text:p>Mixed</text:p>
          </table:table-cell>
          <table:table-cell office:value-type="float" office:value="34789.199999999997" table:style-name="ce1">
            <text:p>34789.2</text:p>
          </table:table-cell>
          <table:table-cell office:value-type="float" office:value="114.304" table:style-name="ce1">
            <text:p>114.3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541580789410991" table:formula="of:=[.G804]/[.O804]" table:style-name="ce5">
            <text:p>16</text:p>
          </table:table-cell>
          <table:table-cell office:value-type="float" office:value="11.388111441730745" table:formula="of:=[.J804]/[.R804]" table:style-name="ce5">
            <text:p>11</text:p>
          </table:table-cell>
          <table:table-cell office:value-type="string" office:string-value="1" table:formula="of:=IF([.T80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Curve 1</text:p>
          </table:table-cell>
          <table:table-cell office:value-type="float" office:value="1611.48" table:style-name="ce1">
            <text:p>1611.48</text:p>
          </table:table-cell>
          <table:table-cell office:value-type="float" office:value="19.3005" table:style-name="ce1">
            <text:p>19.3005</text:p>
          </table:table-cell>
          <table:table-cell office:value-type="float" office:value="217.435" table:style-name="ce1">
            <text:p>217.435</text:p>
          </table:table-cell>
          <table:table-cell office:value-type="float" office:value="88.924999999999997" table:style-name="ce1">
            <text:p>88.925</text:p>
          </table:table-cell>
          <table:table-cell office:value-type="string" table:style-name="ce1">
            <text:p>Mixed</text:p>
          </table:table-cell>
          <table:table-cell office:value-type="float" office:value="4702.49" table:style-name="ce1">
            <text:p>4702.49</text:p>
          </table:table-cell>
          <table:table-cell office:value-type="float" office:value="24.209900000000001" table:style-name="ce1">
            <text:p>24.209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5770287872017899" table:formula="of:=[.G805]/[.O805]" table:style-name="ce5">
            <text:p>3</text:p>
          </table:table-cell>
          <table:table-cell office:value-type="float" office:value="1.5393420996638154" table:formula="of:=[.J805]/[.R805]" table:style-name="ce5">
            <text:p>2</text:p>
          </table:table-cell>
          <table:table-cell office:value-type="string" office:string-value="0" table:formula="of:=IF([.T80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6.860299999999999" table:style-name="ce1">
            <text:p>16.8603</text:p>
          </table:table-cell>
          <table:table-cell office:value-type="float" office:value="469.58499999999998" table:style-name="ce1">
            <text:p>469.585</text:p>
          </table:table-cell>
          <table:table-cell office:value-type="float" office:value="1.46329" table:style-name="ce1">
            <text:p>1.46329</text:p>
          </table:table-cell>
          <table:table-cell office:value-type="string" table:style-name="ce1">
            <text:p>Mixed</text:p>
          </table:table-cell>
          <table:table-cell office:value-type="float" office:value="12377.9" table:style-name="ce1">
            <text:p>12377.9</text:p>
          </table:table-cell>
          <table:table-cell office:value-type="float" office:value="32.485599999999998" table:style-name="ce1">
            <text:p>32.485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654980248725021" table:formula="of:=[.G806]/[.O806]" table:style-name="ce5">
            <text:p>6</text:p>
          </table:table-cell>
          <table:table-cell office:value-type="float" office:value="4.0518581805445075" table:formula="of:=[.J806]/[.R806]" table:style-name="ce5">
            <text:p>4</text:p>
          </table:table-cell>
          <table:table-cell office:value-type="string" office:string-value="0" table:formula="of:=IF([.T80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Curve 1</text:p>
          </table:table-cell>
          <table:table-cell office:value-type="float" office:value="1611.59" table:style-name="ce1">
            <text:p>1611.59</text:p>
          </table:table-cell>
          <table:table-cell office:value-type="float" office:value="20.321899999999999" table:style-name="ce1">
            <text:p>20.3219</text:p>
          </table:table-cell>
          <table:table-cell office:value-type="float" office:value="245.41499999999999" table:style-name="ce1">
            <text:p>245.415</text:p>
          </table:table-cell>
          <table:table-cell office:value-type="float" office:value="5.6772099999999996" table:style-name="ce1">
            <text:p>5.67721</text:p>
          </table:table-cell>
          <table:table-cell office:value-type="string" table:style-name="ce1">
            <text:p>Mixed</text:p>
          </table:table-cell>
          <table:table-cell office:value-type="float" office:value="7690.66" table:style-name="ce1">
            <text:p>7690.66</text:p>
          </table:table-cell>
          <table:table-cell office:value-type="float" office:value="31.8154" table:style-name="ce1">
            <text:p>31.81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.9086463532141895" table:formula="of:=[.G807]/[.O807]" table:style-name="ce5">
            <text:p>3</text:p>
          </table:table-cell>
          <table:table-cell office:value-type="float" office:value="2.5175081100014078" table:formula="of:=[.J807]/[.R807]" table:style-name="ce5">
            <text:p>3</text:p>
          </table:table-cell>
          <table:table-cell office:value-type="string" office:string-value="0" table:formula="of:=IF([.T80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Curve 1</text:p>
          </table:table-cell>
          <table:table-cell office:value-type="float" office:value="1610.67" table:style-name="ce1">
            <text:p>1610.67</text:p>
          </table:table-cell>
          <table:table-cell office:value-type="float" office:value="15.7103" table:style-name="ce1">
            <text:p>15.7103</text:p>
          </table:table-cell>
          <table:table-cell office:value-type="float" office:value="846.09199999999998" table:style-name="ce1">
            <text:p>846.092</text:p>
          </table:table-cell>
          <table:table-cell office:value-type="float" office:value="23.364599999999999" table:style-name="ce1">
            <text:p>23.3646</text:p>
          </table:table-cell>
          <table:table-cell office:value-type="string" table:style-name="ce1">
            <text:p>Mixed</text:p>
          </table:table-cell>
          <table:table-cell office:value-type="float" office:value="19307.099999999999" table:style-name="ce1">
            <text:p>19307.1</text:p>
          </table:table-cell>
          <table:table-cell office:value-type="float" office:value="41.638300000000001" table:style-name="ce1">
            <text:p>41.63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27840230970805" table:formula="of:=[.G808]/[.O808]" table:style-name="ce5">
            <text:p>10</text:p>
          </table:table-cell>
          <table:table-cell office:value-type="float" office:value="6.3201052745288671" table:formula="of:=[.J808]/[.R808]" table:style-name="ce5">
            <text:p>6</text:p>
          </table:table-cell>
          <table:table-cell office:value-type="string" office:string-value="0" table:formula="of:=IF([.T80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Curve 1</text:p>
          </table:table-cell>
          <table:table-cell office:value-type="float" office:value="1611.64" table:style-name="ce1">
            <text:p>1611.64</text:p>
          </table:table-cell>
          <table:table-cell office:value-type="float" office:value="18.7105" table:style-name="ce1">
            <text:p>18.7105</text:p>
          </table:table-cell>
          <table:table-cell office:value-type="float" office:value="472.31200000000001" table:style-name="ce1">
            <text:p>472.312</text:p>
          </table:table-cell>
          <table:table-cell office:value-type="float" office:value="21.321400000000001" table:style-name="ce1">
            <text:p>21.3214</text:p>
          </table:table-cell>
          <table:table-cell office:value-type="string" table:style-name="ce1">
            <text:p>Mixed</text:p>
          </table:table-cell>
          <table:table-cell office:value-type="float" office:value="12927.4" table:style-name="ce1">
            <text:p>12927.4</text:p>
          </table:table-cell>
          <table:table-cell office:value-type="float" office:value="21.834" table:style-name="ce1">
            <text:p>21.83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5.5978182930110236" table:formula="of:=[.G809]/[.O809]" table:style-name="ce5">
            <text:p>6</text:p>
          </table:table-cell>
          <table:table-cell office:value-type="float" office:value="4.2317349019761892" table:formula="of:=[.J809]/[.R809]" table:style-name="ce5">
            <text:p>4</text:p>
          </table:table-cell>
          <table:table-cell office:value-type="string" office:string-value="0" table:formula="of:=IF([.T80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Curve 1</text:p>
          </table:table-cell>
          <table:table-cell office:value-type="float" office:value="1610.7" table:style-name="ce1">
            <text:p>1610.7</text:p>
          </table:table-cell>
          <table:table-cell office:value-type="float" office:value="16.469000000000001" table:style-name="ce1">
            <text:p>16.469</text:p>
          </table:table-cell>
          <table:table-cell office:value-type="float" office:value="1678.16" table:style-name="ce1">
            <text:p>1678.16</text:p>
          </table:table-cell>
          <table:table-cell office:value-type="float" office:value="17.217400000000001" table:style-name="ce1">
            <text:p>17.2174</text:p>
          </table:table-cell>
          <table:table-cell office:value-type="string" table:style-name="ce1">
            <text:p>Mixed</text:p>
          </table:table-cell>
          <table:table-cell office:value-type="float" office:value="41003.599999999999" table:style-name="ce1">
            <text:p>41003.6</text:p>
          </table:table-cell>
          <table:table-cell office:value-type="float" office:value="45.7624" table:style-name="ce1">
            <text:p>45.762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88946871262932" table:formula="of:=[.G810]/[.O810]" table:style-name="ce5">
            <text:p>20</text:p>
          </table:table-cell>
          <table:table-cell office:value-type="float" office:value="13.422371492076586" table:formula="of:=[.J810]/[.R810]" table:style-name="ce5">
            <text:p>13</text:p>
          </table:table-cell>
          <table:table-cell office:value-type="string" office:string-value="1" table:formula="of:=IF([.T81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Curve 1</text:p>
          </table:table-cell>
          <table:table-cell office:value-type="float" office:value="1612.87" table:style-name="ce1">
            <text:p>1612.87</text:p>
          </table:table-cell>
          <table:table-cell office:value-type="float" office:value="21.700800000000001" table:style-name="ce1">
            <text:p>21.7008</text:p>
          </table:table-cell>
          <table:table-cell office:value-type="float" office:value="979.37900000000002" table:style-name="ce1">
            <text:p>979.379</text:p>
          </table:table-cell>
          <table:table-cell office:value-type="float" office:value="25.683299999999999" table:style-name="ce1">
            <text:p>25.6833</text:p>
          </table:table-cell>
          <table:table-cell office:value-type="string" table:style-name="ce1">
            <text:p>Mixed</text:p>
          </table:table-cell>
          <table:table-cell office:value-type="float" office:value="30620.799999999999" table:style-name="ce1">
            <text:p>30620.8</text:p>
          </table:table-cell>
          <table:table-cell office:value-type="float" office:value="34.927" table:style-name="ce1">
            <text:p>34.92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607551114498134" table:formula="of:=[.G811]/[.O811]" table:style-name="ce5">
            <text:p>12</text:p>
          </table:table-cell>
          <table:table-cell office:value-type="float" office:value="10.023601658990399" table:formula="of:=[.J811]/[.R811]" table:style-name="ce5">
            <text:p>10</text:p>
          </table:table-cell>
          <table:table-cell office:value-type="string" office:string-value="0" table:formula="of:=IF([.T81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Curve 1</text:p>
          </table:table-cell>
          <table:table-cell office:value-type="float" office:value="1611.64" table:style-name="ce1">
            <text:p>1611.64</text:p>
          </table:table-cell>
          <table:table-cell office:value-type="float" office:value="18.566800000000001" table:style-name="ce1">
            <text:p>18.5668</text:p>
          </table:table-cell>
          <table:table-cell office:value-type="float" office:value="608.05399999999997" table:style-name="ce1">
            <text:p>608.054</text:p>
          </table:table-cell>
          <table:table-cell office:value-type="float" office:value="26.417400000000001" table:style-name="ce1">
            <text:p>26.4174</text:p>
          </table:table-cell>
          <table:table-cell office:value-type="string" table:style-name="ce1">
            <text:p>Mixed</text:p>
          </table:table-cell>
          <table:table-cell office:value-type="float" office:value="16223.6" table:style-name="ce1">
            <text:p>16223.6</text:p>
          </table:table-cell>
          <table:table-cell office:value-type="float" office:value="54.531199999999998" table:style-name="ce1">
            <text:p>54.53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2066257142281467" table:formula="of:=[.G812]/[.O812]" table:style-name="ce5">
            <text:p>7</text:p>
          </table:table-cell>
          <table:table-cell office:value-type="float" office:value="5.3107333536287964" table:formula="of:=[.J812]/[.R812]" table:style-name="ce5">
            <text:p>5</text:p>
          </table:table-cell>
          <table:table-cell office:value-type="string" office:string-value="0" table:formula="of:=IF([.T81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Curve 1</text:p>
          </table:table-cell>
          <table:table-cell office:value-type="float" office:value="1611.5" table:style-name="ce1">
            <text:p>1611.5</text:p>
          </table:table-cell>
          <table:table-cell office:value-type="float" office:value="17.798500000000001" table:style-name="ce1">
            <text:p>17.7985</text:p>
          </table:table-cell>
          <table:table-cell office:value-type="float" office:value="2196.0700000000002" table:style-name="ce1">
            <text:p>2196.07</text:p>
          </table:table-cell>
          <table:table-cell office:value-type="float" office:value="32.632899999999999" table:style-name="ce1">
            <text:p>32.6329</text:p>
          </table:table-cell>
          <table:table-cell office:value-type="string" table:style-name="ce1">
            <text:p>Mixed</text:p>
          </table:table-cell>
          <table:table-cell office:value-type="float" office:value="54939.1" table:style-name="ce1">
            <text:p>54939.1</text:p>
          </table:table-cell>
          <table:table-cell office:value-type="float" office:value="83.334999999999994" table:style-name="ce1">
            <text:p>83.3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027712229908872" table:formula="of:=[.G813]/[.O813]" table:style-name="ce5">
            <text:p>26</text:p>
          </table:table-cell>
          <table:table-cell office:value-type="float" office:value="17.984104069894954" table:formula="of:=[.J813]/[.R813]" table:style-name="ce5">
            <text:p>18</text:p>
          </table:table-cell>
          <table:table-cell office:value-type="string" office:string-value="1" table:formula="of:=IF([.T81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Curve 1</text:p>
          </table:table-cell>
          <table:table-cell office:value-type="float" office:value="1611.18" table:style-name="ce1">
            <text:p>1611.18</text:p>
          </table:table-cell>
          <table:table-cell office:value-type="float" office:value="18.446100000000001" table:style-name="ce1">
            <text:p>18.4461</text:p>
          </table:table-cell>
          <table:table-cell office:value-type="float" office:value="1924.67" table:style-name="ce1">
            <text:p>1924.67</text:p>
          </table:table-cell>
          <table:table-cell office:value-type="float" office:value="13.6081" table:style-name="ce1">
            <text:p>13.6081</text:p>
          </table:table-cell>
          <table:table-cell office:value-type="string" table:style-name="ce1">
            <text:p>Mixed</text:p>
          </table:table-cell>
          <table:table-cell office:value-type="float" office:value="53321.1" table:style-name="ce1">
            <text:p>53321.1</text:p>
          </table:table-cell>
          <table:table-cell office:value-type="float" office:value="34.860199999999999" table:style-name="ce1">
            <text:p>34.86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81109295128967" table:formula="of:=[.G814]/[.O814]" table:style-name="ce5">
            <text:p>23</text:p>
          </table:table-cell>
          <table:table-cell office:value-type="float" office:value="17.454457963841342" table:formula="of:=[.J814]/[.R814]" table:style-name="ce5">
            <text:p>17</text:p>
          </table:table-cell>
          <table:table-cell office:value-type="string" office:string-value="1" table:formula="of:=IF([.T81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Curve 1</text:p>
          </table:table-cell>
          <table:table-cell office:value-type="float" office:value="1611.83" table:style-name="ce1">
            <text:p>1611.83</text:p>
          </table:table-cell>
          <table:table-cell office:value-type="float" office:value="19.405899999999999" table:style-name="ce1">
            <text:p>19.4059</text:p>
          </table:table-cell>
          <table:table-cell office:value-type="float" office:value="1387.88" table:style-name="ce1">
            <text:p>1387.88</text:p>
          </table:table-cell>
          <table:table-cell office:value-type="float" office:value="25.3748" table:style-name="ce1">
            <text:p>25.3748</text:p>
          </table:table-cell>
          <table:table-cell office:value-type="string" table:style-name="ce1">
            <text:p>Mixed</text:p>
          </table:table-cell>
          <table:table-cell office:value-type="float" office:value="38846" table:style-name="ce1">
            <text:p>38846</text:p>
          </table:table-cell>
          <table:table-cell office:value-type="float" office:value="69.175700000000006" table:style-name="ce1">
            <text:p>69.17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449084614627914" table:formula="of:=[.G815]/[.O815]" table:style-name="ce5">
            <text:p>16</text:p>
          </table:table-cell>
          <table:table-cell office:value-type="float" office:value="12.716089391692609" table:formula="of:=[.J815]/[.R815]" table:style-name="ce5">
            <text:p>13</text:p>
          </table:table-cell>
          <table:table-cell office:value-type="string" office:string-value="1" table:formula="of:=IF([.T81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Curve 1</text:p>
          </table:table-cell>
          <table:table-cell office:value-type="float" office:value="1610.71" table:style-name="ce1">
            <text:p>1610.71</text:p>
          </table:table-cell>
          <table:table-cell office:value-type="float" office:value="19.232099999999999" table:style-name="ce1">
            <text:p>19.2321</text:p>
          </table:table-cell>
          <table:table-cell office:value-type="float" office:value="1280.49" table:style-name="ce1">
            <text:p>1280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8683.199999999997" table:style-name="ce1">
            <text:p>38683.2</text:p>
          </table:table-cell>
          <table:table-cell office:value-type="float" office:value="54.4176" table:style-name="ce1">
            <text:p>54.417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176303684889829" table:formula="of:=[.G816]/[.O816]" table:style-name="ce5">
            <text:p>15</text:p>
          </table:table-cell>
          <table:table-cell office:value-type="float" office:value="12.662797434915397" table:formula="of:=[.J816]/[.R816]" table:style-name="ce5">
            <text:p>13</text:p>
          </table:table-cell>
          <table:table-cell office:value-type="string" office:string-value="1" table:formula="of:=IF([.T81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8.443000000000001" table:style-name="ce1">
            <text:p>18.443</text:p>
          </table:table-cell>
          <table:table-cell office:value-type="float" office:value="926.40099999999995" table:style-name="ce1">
            <text:p>926.401</text:p>
          </table:table-cell>
          <table:table-cell office:value-type="float" office:value="0.49492399999999998" table:style-name="ce1">
            <text:p>0.494924</text:p>
          </table:table-cell>
          <table:table-cell office:value-type="string" table:style-name="ce1">
            <text:p>Mixed</text:p>
          </table:table-cell>
          <table:table-cell office:value-type="float" office:value="26795.200000000001" table:style-name="ce1">
            <text:p>26795.2</text:p>
          </table:table-cell>
          <table:table-cell office:value-type="float" office:value="42.851199999999999" table:style-name="ce1">
            <text:p>42.851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979658497907536" table:formula="of:=[.G817]/[.O817]" table:style-name="ce5">
            <text:p>11</text:p>
          </table:table-cell>
          <table:table-cell office:value-type="float" office:value="8.7713061439603006" table:formula="of:=[.J817]/[.R817]" table:style-name="ce5">
            <text:p>9</text:p>
          </table:table-cell>
          <table:table-cell office:value-type="string" office:string-value="0" table:formula="of:=IF([.T81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Curve 1</text:p>
          </table:table-cell>
          <table:table-cell office:value-type="float" office:value="1610.82" table:style-name="ce1">
            <text:p>1610.82</text:p>
          </table:table-cell>
          <table:table-cell office:value-type="float" office:value="17.404" table:style-name="ce1">
            <text:p>17.404</text:p>
          </table:table-cell>
          <table:table-cell office:value-type="float" office:value="1516.33" table:style-name="ce1">
            <text:p>1516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1453.699999999997" table:style-name="ce1">
            <text:p>41453.7</text:p>
          </table:table-cell>
          <table:table-cell office:value-type="float" office:value="26.9816" table:style-name="ce1">
            <text:p>26.98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971467615138732" table:formula="of:=[.G818]/[.O818]" table:style-name="ce5">
            <text:p>18</text:p>
          </table:table-cell>
          <table:table-cell office:value-type="float" office:value="13.569710004026357" table:formula="of:=[.J818]/[.R818]" table:style-name="ce5">
            <text:p>14</text:p>
          </table:table-cell>
          <table:table-cell office:value-type="string" office:string-value="1" table:formula="of:=IF([.T81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Curve 1</text:p>
          </table:table-cell>
          <table:table-cell office:value-type="float" office:value="1610.88" table:style-name="ce1">
            <text:p>1610.88</text:p>
          </table:table-cell>
          <table:table-cell office:value-type="float" office:value="22.4026" table:style-name="ce1">
            <text:p>22.4026</text:p>
          </table:table-cell>
          <table:table-cell office:value-type="float" office:value="1058.48" table:style-name="ce1">
            <text:p>1058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247.9" table:style-name="ce1">
            <text:p>37247.9</text:p>
          </table:table-cell>
          <table:table-cell office:value-type="float" office:value="27.760999999999999" table:style-name="ce1">
            <text:p>27.7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545052225618464" table:formula="of:=[.G819]/[.O819]" table:style-name="ce5">
            <text:p>13</text:p>
          </table:table-cell>
          <table:table-cell office:value-type="float" office:value="12.192957474458815" table:formula="of:=[.J819]/[.R819]" table:style-name="ce5">
            <text:p>12</text:p>
          </table:table-cell>
          <table:table-cell office:value-type="string" office:string-value="1" table:formula="of:=IF([.T81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Curve 1</text:p>
          </table:table-cell>
          <table:table-cell office:value-type="float" office:value="1611.88" table:style-name="ce1">
            <text:p>1611.88</text:p>
          </table:table-cell>
          <table:table-cell office:value-type="float" office:value="22.729299999999999" table:style-name="ce1">
            <text:p>22.7293</text:p>
          </table:table-cell>
          <table:table-cell office:value-type="float" office:value="902.11300000000006" table:style-name="ce1">
            <text:p>902.113</text:p>
          </table:table-cell>
          <table:table-cell office:value-type="float" office:value="0.24415799999999999" table:style-name="ce1">
            <text:p>0.244158</text:p>
          </table:table-cell>
          <table:table-cell office:value-type="string" table:style-name="ce1">
            <text:p>Mixed</text:p>
          </table:table-cell>
          <table:table-cell office:value-type="float" office:value="32182.9" table:style-name="ce1">
            <text:p>32182.9</text:p>
          </table:table-cell>
          <table:table-cell office:value-type="float" office:value="28.7348" table:style-name="ce1">
            <text:p>28.734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691798331956532" table:formula="of:=[.G820]/[.O820]" table:style-name="ce5">
            <text:p>11</text:p>
          </table:table-cell>
          <table:table-cell office:value-type="float" office:value="10.534949114037587" table:formula="of:=[.J820]/[.R820]" table:style-name="ce5">
            <text:p>11</text:p>
          </table:table-cell>
          <table:table-cell office:value-type="string" office:string-value="0" table:formula="of:=IF([.T82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Curve 1</text:p>
          </table:table-cell>
          <table:table-cell office:value-type="float" office:value="1611" table:style-name="ce1">
            <text:p>1611</text:p>
          </table:table-cell>
          <table:table-cell office:value-type="float" office:value="17.312200000000001" table:style-name="ce1">
            <text:p>17.3122</text:p>
          </table:table-cell>
          <table:table-cell office:value-type="float" office:value="2251.46" table:style-name="ce1">
            <text:p>2251.46</text:p>
          </table:table-cell>
          <table:table-cell office:value-type="float" office:value="0.98831100000000005" table:style-name="ce1">
            <text:p>0.988311</text:p>
          </table:table-cell>
          <table:table-cell office:value-type="string" table:style-name="ce1">
            <text:p>Mixed</text:p>
          </table:table-cell>
          <table:table-cell office:value-type="float" office:value="61031" table:style-name="ce1">
            <text:p>61031</text:p>
          </table:table-cell>
          <table:table-cell office:value-type="float" office:value="56.348999999999997" table:style-name="ce1">
            <text:p>56.34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684191750331557" table:formula="of:=[.G821]/[.O821]" table:style-name="ce5">
            <text:p>27</text:p>
          </table:table-cell>
          <table:table-cell office:value-type="float" office:value="19.978264214189149" table:formula="of:=[.J821]/[.R821]" table:style-name="ce5">
            <text:p>20</text:p>
          </table:table-cell>
          <table:table-cell office:value-type="string" office:string-value="1" table:formula="of:=IF([.T82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Curve 1</text:p>
          </table:table-cell>
          <table:table-cell office:value-type="float" office:value="1611.74" table:style-name="ce1">
            <text:p>1611.74</text:p>
          </table:table-cell>
          <table:table-cell office:value-type="float" office:value="19.0764" table:style-name="ce1">
            <text:p>19.0764</text:p>
          </table:table-cell>
          <table:table-cell office:value-type="float" office:value="1395.18" table:style-name="ce1">
            <text:p>1395.18</text:p>
          </table:table-cell>
          <table:table-cell office:value-type="float" office:value="10.1546" table:style-name="ce1">
            <text:p>10.1546</text:p>
          </table:table-cell>
          <table:table-cell office:value-type="string" table:style-name="ce1">
            <text:p>Mixed</text:p>
          </table:table-cell>
          <table:table-cell office:value-type="float" office:value="40438.300000000003" table:style-name="ce1">
            <text:p>40438.3</text:p>
          </table:table-cell>
          <table:table-cell office:value-type="float" office:value="48.156199999999998" table:style-name="ce1">
            <text:p>48.15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535603850935651" table:formula="of:=[.G822]/[.O822]" table:style-name="ce5">
            <text:p>17</text:p>
          </table:table-cell>
          <table:table-cell office:value-type="float" office:value="13.237322701129672" table:formula="of:=[.J822]/[.R822]" table:style-name="ce5">
            <text:p>13</text:p>
          </table:table-cell>
          <table:table-cell office:value-type="string" office:string-value="1" table:formula="of:=IF([.T82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Curve 1</text:p>
          </table:table-cell>
          <table:table-cell office:value-type="float" office:value="1611.52" table:style-name="ce1">
            <text:p>1611.52</text:p>
          </table:table-cell>
          <table:table-cell office:value-type="float" office:value="18.8065" table:style-name="ce1">
            <text:p>18.8065</text:p>
          </table:table-cell>
          <table:table-cell office:value-type="float" office:value="2262" table:style-name="ce1">
            <text:p>2262</text:p>
          </table:table-cell>
          <table:table-cell office:value-type="float" office:value="13.002800000000001" table:style-name="ce1">
            <text:p>13.0028</text:p>
          </table:table-cell>
          <table:table-cell office:value-type="string" table:style-name="ce1">
            <text:p>Mixed</text:p>
          </table:table-cell>
          <table:table-cell office:value-type="float" office:value="64021.599999999999" table:style-name="ce1">
            <text:p>64021.6</text:p>
          </table:table-cell>
          <table:table-cell office:value-type="float" office:value="52.931399999999996" table:style-name="ce1">
            <text:p>52.931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809111305219716" table:formula="of:=[.G823]/[.O823]" table:style-name="ce5">
            <text:p>27</text:p>
          </table:table-cell>
          <table:table-cell office:value-type="float" office:value="20.957225675724334" table:formula="of:=[.J823]/[.R823]" table:style-name="ce5">
            <text:p>21</text:p>
          </table:table-cell>
          <table:table-cell office:value-type="string" office:string-value="1" table:formula="of:=IF([.T82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984300000000001" table:style-name="ce1">
            <text:p>19.9843</text:p>
          </table:table-cell>
          <table:table-cell office:value-type="float" office:value="2032.48" table:style-name="ce1">
            <text:p>2032.48</text:p>
          </table:table-cell>
          <table:table-cell office:value-type="float" office:value="14.3629" table:style-name="ce1">
            <text:p>14.3629</text:p>
          </table:table-cell>
          <table:table-cell office:value-type="string" table:style-name="ce1">
            <text:p>Mixed</text:p>
          </table:table-cell>
          <table:table-cell office:value-type="float" office:value="60848.2" table:style-name="ce1">
            <text:p>60848.2</text:p>
          </table:table-cell>
          <table:table-cell office:value-type="float" office:value="54.413499999999999" table:style-name="ce1">
            <text:p>54.41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4.088851700102992" table:formula="of:=[.G824]/[.O824]" table:style-name="ce5">
            <text:p>24</text:p>
          </table:table-cell>
          <table:table-cell office:value-type="float" office:value="19.91842533397493" table:formula="of:=[.J824]/[.R824]" table:style-name="ce5">
            <text:p>20</text:p>
          </table:table-cell>
          <table:table-cell office:value-type="string" office:string-value="1" table:formula="of:=IF([.T82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Curve 1</text:p>
          </table:table-cell>
          <table:table-cell office:value-type="float" office:value="1615.69" table:style-name="ce1">
            <text:p>1615.69</text:p>
          </table:table-cell>
          <table:table-cell office:value-type="float" office:value="23.216100000000001" table:style-name="ce1">
            <text:p>23.2161</text:p>
          </table:table-cell>
          <table:table-cell office:value-type="float" office:value="850.48900000000003" table:style-name="ce1">
            <text:p>850.48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21017.9" table:style-name="ce1">
            <text:p>21017.9</text:p>
          </table:table-cell>
          <table:table-cell office:value-type="float" office:value="30.5093" table:style-name="ce1">
            <text:p>30.509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079953255908494" table:formula="of:=[.G825]/[.O825]" table:style-name="ce5">
            <text:p>10</text:p>
          </table:table-cell>
          <table:table-cell office:value-type="float" office:value="6.8801291053301785" table:formula="of:=[.J825]/[.R825]" table:style-name="ce5">
            <text:p>7</text:p>
          </table:table-cell>
          <table:table-cell office:value-type="string" office:string-value="0" table:formula="of:=IF([.T82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Curve 1</text:p>
          </table:table-cell>
          <table:table-cell office:value-type="float" office:value="1610.27" table:style-name="ce1">
            <text:p>1610.27</text:p>
          </table:table-cell>
          <table:table-cell office:value-type="float" office:value="22.5626" table:style-name="ce1">
            <text:p>22.5626</text:p>
          </table:table-cell>
          <table:table-cell office:value-type="float" office:value="2661.04" table:style-name="ce1">
            <text:p>2661.04</text:p>
          </table:table-cell>
          <table:table-cell office:value-type="float" office:value="20.008600000000001" table:style-name="ce1">
            <text:p>20.0086</text:p>
          </table:table-cell>
          <table:table-cell office:value-type="string" table:style-name="ce1">
            <text:p>Mixed</text:p>
          </table:table-cell>
          <table:table-cell office:value-type="float" office:value="88228" table:style-name="ce1">
            <text:p>88228</text:p>
          </table:table-cell>
          <table:table-cell office:value-type="float" office:value="38.286200000000001" table:style-name="ce1">
            <text:p>38.28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1.538513504704628" table:formula="of:=[.G826]/[.O826]" table:style-name="ce5">
            <text:p>32</text:p>
          </table:table-cell>
          <table:table-cell office:value-type="float" office:value="28.881098049998855" table:formula="of:=[.J826]/[.R826]" table:style-name="ce5">
            <text:p>29</text:p>
          </table:table-cell>
          <table:table-cell office:value-type="string" office:string-value="1" table:formula="of:=IF([.T82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Curve 1</text:p>
          </table:table-cell>
          <table:table-cell office:value-type="float" office:value="1611.69" table:style-name="ce1">
            <text:p>1611.69</text:p>
          </table:table-cell>
          <table:table-cell office:value-type="float" office:value="17.993600000000001" table:style-name="ce1">
            <text:p>17.9936</text:p>
          </table:table-cell>
          <table:table-cell office:value-type="float" office:value="1890.82" table:style-name="ce1">
            <text:p>1890.82</text:p>
          </table:table-cell>
          <table:table-cell office:value-type="float" office:value="20.128699999999998" table:style-name="ce1">
            <text:p>20.1287</text:p>
          </table:table-cell>
          <table:table-cell office:value-type="string" table:style-name="ce1">
            <text:p>Mixed</text:p>
          </table:table-cell>
          <table:table-cell office:value-type="float" office:value="49975.199999999997" table:style-name="ce1">
            <text:p>49975.2</text:p>
          </table:table-cell>
          <table:table-cell office:value-type="float" office:value="68.42" table:style-name="ce1">
            <text:p>68.4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409904437725704" table:formula="of:=[.G827]/[.O827]" table:style-name="ce5">
            <text:p>22</text:p>
          </table:table-cell>
          <table:table-cell office:value-type="float" office:value="16.35919040744778" table:formula="of:=[.J827]/[.R827]" table:style-name="ce5">
            <text:p>16</text:p>
          </table:table-cell>
          <table:table-cell office:value-type="string" office:string-value="1" table:formula="of:=IF([.T82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7.6204" table:style-name="ce1">
            <text:p>17.6204</text:p>
          </table:table-cell>
          <table:table-cell office:value-type="float" office:value="1478.07" table:style-name="ce1">
            <text:p>1478.07</text:p>
          </table:table-cell>
          <table:table-cell office:value-type="float" office:value="20.070599999999999" table:style-name="ce1">
            <text:p>20.0706</text:p>
          </table:table-cell>
          <table:table-cell office:value-type="string" table:style-name="ce1">
            <text:p>Mixed</text:p>
          </table:table-cell>
          <table:table-cell office:value-type="float" office:value="38263.300000000003" table:style-name="ce1">
            <text:p>38263.3</text:p>
          </table:table-cell>
          <table:table-cell office:value-type="float" office:value="54.746499999999997" table:style-name="ce1">
            <text:p>54.74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518012001284749" table:formula="of:=[.G828]/[.O828]" table:style-name="ce5">
            <text:p>18</text:p>
          </table:table-cell>
          <table:table-cell office:value-type="float" office:value="12.525344777355503" table:formula="of:=[.J828]/[.R828]" table:style-name="ce5">
            <text:p>13</text:p>
          </table:table-cell>
          <table:table-cell office:value-type="string" office:string-value="1" table:formula="of:=IF([.T82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Curve 1</text:p>
          </table:table-cell>
          <table:table-cell office:value-type="float" office:value="1611.45" table:style-name="ce1">
            <text:p>1611.45</text:p>
          </table:table-cell>
          <table:table-cell office:value-type="float" office:value="18.334" table:style-name="ce1">
            <text:p>18.334</text:p>
          </table:table-cell>
          <table:table-cell office:value-type="float" office:value="1864.93" table:style-name="ce1">
            <text:p>1864.93</text:p>
          </table:table-cell>
          <table:table-cell office:value-type="float" office:value="14.889699999999999" table:style-name="ce1">
            <text:p>14.8897</text:p>
          </table:table-cell>
          <table:table-cell office:value-type="string" table:style-name="ce1">
            <text:p>Mixed</text:p>
          </table:table-cell>
          <table:table-cell office:value-type="float" office:value="51130.2" table:style-name="ce1">
            <text:p>51130.2</text:p>
          </table:table-cell>
          <table:table-cell office:value-type="float" office:value="29.055399999999999" table:style-name="ce1">
            <text:p>29.055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103057447587712" table:formula="of:=[.G829]/[.O829]" table:style-name="ce5">
            <text:p>22</text:p>
          </table:table-cell>
          <table:table-cell office:value-type="float" office:value="16.737275235934753" table:formula="of:=[.J829]/[.R829]" table:style-name="ce5">
            <text:p>17</text:p>
          </table:table-cell>
          <table:table-cell office:value-type="string" office:string-value="1" table:formula="of:=IF([.T82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Curve 1</text:p>
          </table:table-cell>
          <table:table-cell office:value-type="float" office:value="1611.66" table:style-name="ce1">
            <text:p>1611.66</text:p>
          </table:table-cell>
          <table:table-cell office:value-type="float" office:value="18.693300000000001" table:style-name="ce1">
            <text:p>18.6933</text:p>
          </table:table-cell>
          <table:table-cell office:value-type="float" office:value="556.80200000000002" table:style-name="ce1">
            <text:p>556.802</text:p>
          </table:table-cell>
          <table:table-cell office:value-type="float" office:value="17.8309" table:style-name="ce1">
            <text:p>17.8309</text:p>
          </table:table-cell>
          <table:table-cell office:value-type="string" table:style-name="ce1">
            <text:p>Mixed</text:p>
          </table:table-cell>
          <table:table-cell office:value-type="float" office:value="15409.9" table:style-name="ce1">
            <text:p>15409.9</text:p>
          </table:table-cell>
          <table:table-cell office:value-type="float" office:value="37.849499999999999" table:style-name="ce1">
            <text:p>37.849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5991895636467497" table:formula="of:=[.G830]/[.O830]" table:style-name="ce5">
            <text:p>7</text:p>
          </table:table-cell>
          <table:table-cell office:value-type="float" office:value="5.0443717735942935" table:formula="of:=[.J830]/[.R830]" table:style-name="ce5">
            <text:p>5</text:p>
          </table:table-cell>
          <table:table-cell office:value-type="string" office:string-value="0" table:formula="of:=IF([.T83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20.068899999999999" table:style-name="ce1">
            <text:p>20.0689</text:p>
          </table:table-cell>
          <table:table-cell office:value-type="float" office:value="2383.8000000000002" table:style-name="ce1">
            <text:p>238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5147.399999999994" table:style-name="ce1">
            <text:p>75147.4</text:p>
          </table:table-cell>
          <table:table-cell office:value-type="float" office:value="64.392899999999997" table:style-name="ce1">
            <text:p>64.39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8.252678837039241" table:formula="of:=[.G831]/[.O831]" table:style-name="ce5">
            <text:p>28</text:p>
          </table:table-cell>
          <table:table-cell office:value-type="float" office:value="24.599213714495214" table:formula="of:=[.J831]/[.R831]" table:style-name="ce5">
            <text:p>25</text:p>
          </table:table-cell>
          <table:table-cell office:value-type="string" office:string-value="1" table:formula="of:=IF([.T83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Curve 1</text:p>
          </table:table-cell>
          <table:table-cell office:value-type="float" office:value="1611.05" table:style-name="ce1">
            <text:p>1611.05</text:p>
          </table:table-cell>
          <table:table-cell office:value-type="float" office:value="19.720800000000001" table:style-name="ce1">
            <text:p>19.7208</text:p>
          </table:table-cell>
          <table:table-cell office:value-type="float" office:value="798.06899999999996" table:style-name="ce1">
            <text:p>798.0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4722" table:style-name="ce1">
            <text:p>24722</text:p>
          </table:table-cell>
          <table:table-cell office:value-type="float" office:value="26.1188" table:style-name="ce1">
            <text:p>26.11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4586740275178567" table:formula="of:=[.G832]/[.O832]" table:style-name="ce5">
            <text:p>9</text:p>
          </table:table-cell>
          <table:table-cell office:value-type="float" office:value="8.0926520604804786" table:formula="of:=[.J832]/[.R832]" table:style-name="ce5">
            <text:p>8</text:p>
          </table:table-cell>
          <table:table-cell office:value-type="string" office:string-value="0" table:formula="of:=IF([.T83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Curve 1</text:p>
          </table:table-cell>
          <table:table-cell office:value-type="float" office:value="1610.79" table:style-name="ce1">
            <text:p>1610.79</text:p>
          </table:table-cell>
          <table:table-cell office:value-type="float" office:value="18.6571" table:style-name="ce1">
            <text:p>18.6571</text:p>
          </table:table-cell>
          <table:table-cell office:value-type="float" office:value="600.37300000000005" table:style-name="ce1">
            <text:p>600.373</text:p>
          </table:table-cell>
          <table:table-cell office:value-type="float" office:value="0.33927499999999999" table:style-name="ce1">
            <text:p>0.339275</text:p>
          </table:table-cell>
          <table:table-cell office:value-type="string" table:style-name="ce1">
            <text:p>Mixed</text:p>
          </table:table-cell>
          <table:table-cell office:value-type="float" office:value="17575.599999999999" table:style-name="ce1">
            <text:p>17575.6</text:p>
          </table:table-cell>
          <table:table-cell office:value-type="float" office:value="26.831299999999999" table:style-name="ce1">
            <text:p>26.831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1155908849021561" table:formula="of:=[.G833]/[.O833]" table:style-name="ce5">
            <text:p>7</text:p>
          </table:table-cell>
          <table:table-cell office:value-type="float" office:value="5.753305377970257" table:formula="of:=[.J833]/[.R833]" table:style-name="ce5">
            <text:p>6</text:p>
          </table:table-cell>
          <table:table-cell office:value-type="string" office:string-value="0" table:formula="of:=IF([.T83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Curve 1</text:p>
          </table:table-cell>
          <table:table-cell office:value-type="float" office:value="1611.1" table:style-name="ce1">
            <text:p>1611.1</text:p>
          </table:table-cell>
          <table:table-cell office:value-type="float" office:value="18.234000000000002" table:style-name="ce1">
            <text:p>18.234</text:p>
          </table:table-cell>
          <table:table-cell office:value-type="float" office:value="1475.65" table:style-name="ce1">
            <text:p>1475.65</text:p>
          </table:table-cell>
          <table:table-cell office:value-type="float" office:value="1.3509500000000001" table:style-name="ce1">
            <text:p>1.35095</text:p>
          </table:table-cell>
          <table:table-cell office:value-type="string" table:style-name="ce1">
            <text:p>Mixed</text:p>
          </table:table-cell>
          <table:table-cell office:value-type="float" office:value="42081.2" table:style-name="ce1">
            <text:p>42081.2</text:p>
          </table:table-cell>
          <table:table-cell office:value-type="float" office:value="6.27332" table:style-name="ce1">
            <text:p>6.2733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489330281851228" table:formula="of:=[.G834]/[.O834]" table:style-name="ce5">
            <text:p>17</text:p>
          </table:table-cell>
          <table:table-cell office:value-type="float" office:value="13.775119726862354" table:formula="of:=[.J834]/[.R834]" table:style-name="ce5">
            <text:p>14</text:p>
          </table:table-cell>
          <table:table-cell office:value-type="string" office:string-value="1" table:formula="of:=IF([.T83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Curve 1</text:p>
          </table:table-cell>
          <table:table-cell office:value-type="float" office:value="1609.58" table:style-name="ce1">
            <text:p>1609.58</text:p>
          </table:table-cell>
          <table:table-cell office:value-type="float" office:value="19.400300000000001" table:style-name="ce1">
            <text:p>19.4003</text:p>
          </table:table-cell>
          <table:table-cell office:value-type="float" office:value="2116.7800000000002" table:style-name="ce1">
            <text:p>2116.78</text:p>
          </table:table-cell>
          <table:table-cell office:value-type="float" office:value="4.2062799999999996" table:style-name="ce1">
            <text:p>4.20628</text:p>
          </table:table-cell>
          <table:table-cell office:value-type="string" table:style-name="ce1">
            <text:p>Mixed</text:p>
          </table:table-cell>
          <table:table-cell office:value-type="float" office:value="63632.1" table:style-name="ce1">
            <text:p>63632.1</text:p>
          </table:table-cell>
          <table:table-cell office:value-type="float" office:value="61.8172" table:style-name="ce1">
            <text:p>61.81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5.087971100204683" table:formula="of:=[.G835]/[.O835]" table:style-name="ce5">
            <text:p>25</text:p>
          </table:table-cell>
          <table:table-cell office:value-type="float" office:value="20.829724341788687" table:formula="of:=[.J835]/[.R835]" table:style-name="ce5">
            <text:p>21</text:p>
          </table:table-cell>
          <table:table-cell office:value-type="string" office:string-value="1" table:formula="of:=IF([.T83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Curve 1</text:p>
          </table:table-cell>
          <table:table-cell office:value-type="float" office:value="1610.48" table:style-name="ce1">
            <text:p>1610.48</text:p>
          </table:table-cell>
          <table:table-cell office:value-type="float" office:value="19.5458" table:style-name="ce1">
            <text:p>19.5458</text:p>
          </table:table-cell>
          <table:table-cell office:value-type="float" office:value="1629.95" table:style-name="ce1">
            <text:p>1629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0043.3" table:style-name="ce1">
            <text:p>50043.3</text:p>
          </table:table-cell>
          <table:table-cell office:value-type="float" office:value="40.468600000000002" table:style-name="ce1">
            <text:p>40.468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9.318086194492871" table:formula="of:=[.G836]/[.O836]" table:style-name="ce5">
            <text:p>19</text:p>
          </table:table-cell>
          <table:table-cell office:value-type="float" office:value="16.381482681750779" table:formula="of:=[.J836]/[.R836]" table:style-name="ce5">
            <text:p>16</text:p>
          </table:table-cell>
          <table:table-cell office:value-type="string" office:string-value="1" table:formula="of:=IF([.T836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Curve 1</text:p>
          </table:table-cell>
          <table:table-cell office:value-type="float" office:value="1610.73" table:style-name="ce1">
            <text:p>1610.73</text:p>
          </table:table-cell>
          <table:table-cell office:value-type="float" office:value="16.650200000000002" table:style-name="ce1">
            <text:p>16.6502</text:p>
          </table:table-cell>
          <table:table-cell office:value-type="float" office:value="1691.48" table:style-name="ce1">
            <text:p>1691.48</text:p>
          </table:table-cell>
          <table:table-cell office:value-type="float" office:value="7.1916099999999998" table:style-name="ce1">
            <text:p>7.19161</text:p>
          </table:table-cell>
          <table:table-cell office:value-type="string" table:style-name="ce1">
            <text:p>Mixed</text:p>
          </table:table-cell>
          <table:table-cell office:value-type="float" office:value="43213.599999999999" table:style-name="ce1">
            <text:p>43213.6</text:p>
          </table:table-cell>
          <table:table-cell office:value-type="float" office:value="68.430400000000006" table:style-name="ce1">
            <text:p>68.43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047336689015491" table:formula="of:=[.G837]/[.O837]" table:style-name="ce5">
            <text:p>20</text:p>
          </table:table-cell>
          <table:table-cell office:value-type="float" office:value="14.145806531865514" table:formula="of:=[.J837]/[.R837]" table:style-name="ce5">
            <text:p>14</text:p>
          </table:table-cell>
          <table:table-cell office:value-type="string" office:string-value="1" table:formula="of:=IF([.T83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Curve 1</text:p>
          </table:table-cell>
          <table:table-cell office:value-type="float" office:value="1610.63" table:style-name="ce1">
            <text:p>1610.63</text:p>
          </table:table-cell>
          <table:table-cell office:value-type="float" office:value="19.4788" table:style-name="ce1">
            <text:p>19.4788</text:p>
          </table:table-cell>
          <table:table-cell office:value-type="float" office:value="737.66200000000003" table:style-name="ce1">
            <text:p>737.662</text:p>
          </table:table-cell>
          <table:table-cell office:value-type="float" office:value="0.16852" table:style-name="ce1">
            <text:p>0.16852</text:p>
          </table:table-cell>
          <table:table-cell office:value-type="string" table:style-name="ce1">
            <text:p>Mixed</text:p>
          </table:table-cell>
          <table:table-cell office:value-type="float" office:value="22558.2" table:style-name="ce1">
            <text:p>22558.2</text:p>
          </table:table-cell>
          <table:table-cell office:value-type="float" office:value="6.1317700000000004" table:style-name="ce1">
            <text:p>6.131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7427332730464133" table:formula="of:=[.G838]/[.O838]" table:style-name="ce5">
            <text:p>9</text:p>
          </table:table-cell>
          <table:table-cell office:value-type="float" office:value="7.3843404138310307" table:formula="of:=[.J838]/[.R838]" table:style-name="ce5">
            <text:p>7</text:p>
          </table:table-cell>
          <table:table-cell office:value-type="string" office:string-value="0" table:formula="of:=IF([.T83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Curve 1</text:p>
          </table:table-cell>
          <table:table-cell office:value-type="float" office:value="1611.13" table:style-name="ce1">
            <text:p>1611.13</text:p>
          </table:table-cell>
          <table:table-cell office:value-type="float" office:value="18.549199999999999" table:style-name="ce1">
            <text:p>18.5492</text:p>
          </table:table-cell>
          <table:table-cell office:value-type="float" office:value="2348.59" table:style-name="ce1">
            <text:p>2348.59</text:p>
          </table:table-cell>
          <table:table-cell office:value-type="float" office:value="0.38496900000000001" table:style-name="ce1">
            <text:p>0.384969</text:p>
          </table:table-cell>
          <table:table-cell office:value-type="string" table:style-name="ce1">
            <text:p>Mixed</text:p>
          </table:table-cell>
          <table:table-cell office:value-type="float" office:value="68345.899999999994" table:style-name="ce1">
            <text:p>68345.9</text:p>
          </table:table-cell>
          <table:table-cell office:value-type="float" office:value="8.72607" table:style-name="ce1">
            <text:p>8.7260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7.835371671231641" table:formula="of:=[.G839]/[.O839]" table:style-name="ce5">
            <text:p>28</text:p>
          </table:table-cell>
          <table:table-cell office:value-type="float" office:value="22.372768726656126" table:formula="of:=[.J839]/[.R839]" table:style-name="ce5">
            <text:p>22</text:p>
          </table:table-cell>
          <table:table-cell office:value-type="string" office:string-value="1" table:formula="of:=IF([.T83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Curve 1</text:p>
          </table:table-cell>
          <table:table-cell office:value-type="float" office:value="1612" table:style-name="ce1">
            <text:p>1612</text:p>
          </table:table-cell>
          <table:table-cell office:value-type="float" office:value="20.658799999999999" table:style-name="ce1">
            <text:p>20.6588</text:p>
          </table:table-cell>
          <table:table-cell office:value-type="float" office:value="1375.99" table:style-name="ce1">
            <text:p>1375.99</text:p>
          </table:table-cell>
          <table:table-cell office:value-type="float" office:value="3.3961399999999999" table:style-name="ce1">
            <text:p>3.39614</text:p>
          </table:table-cell>
          <table:table-cell office:value-type="string" table:style-name="ce1">
            <text:p>Mixed</text:p>
          </table:table-cell>
          <table:table-cell office:value-type="float" office:value="44163.199999999997" table:style-name="ce1">
            <text:p>44163.2</text:p>
          </table:table-cell>
          <table:table-cell office:value-type="float" office:value="41.152000000000001" table:style-name="ce1">
            <text:p>41.15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308164926997911" table:formula="of:=[.G840]/[.O840]" table:style-name="ce5">
            <text:p>16</text:p>
          </table:table-cell>
          <table:table-cell office:value-type="float" office:value="14.456654456654457" table:formula="of:=[.J840]/[.R840]" table:style-name="ce5">
            <text:p>14</text:p>
          </table:table-cell>
          <table:table-cell office:value-type="string" office:string-value="1" table:formula="of:=IF([.T84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Curve 1</text:p>
          </table:table-cell>
          <table:table-cell office:value-type="float" office:value="1611.21" table:style-name="ce1">
            <text:p>1611.21</text:p>
          </table:table-cell>
          <table:table-cell office:value-type="float" office:value="13.3066" table:style-name="ce1">
            <text:p>13.3066</text:p>
          </table:table-cell>
          <table:table-cell office:value-type="float" office:value="1219.99" table:style-name="ce1">
            <text:p>1219.99</text:p>
          </table:table-cell>
          <table:table-cell office:value-type="float" office:value="39.164099999999998" table:style-name="ce1">
            <text:p>39.1641</text:p>
          </table:table-cell>
          <table:table-cell office:value-type="string" table:style-name="ce1">
            <text:p>Mixed</text:p>
          </table:table-cell>
          <table:table-cell office:value-type="float" office:value="22281.1" table:style-name="ce1">
            <text:p>22281.1</text:p>
          </table:table-cell>
          <table:table-cell office:value-type="float" office:value="46.802900000000001" table:style-name="ce1">
            <text:p>46.80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459260699051725" table:formula="of:=[.G841]/[.O841]" table:style-name="ce5">
            <text:p>14</text:p>
          </table:table-cell>
          <table:table-cell office:value-type="float" office:value="7.2936327896113413" table:formula="of:=[.J841]/[.R841]" table:style-name="ce5">
            <text:p>7</text:p>
          </table:table-cell>
          <table:table-cell office:value-type="string" office:string-value="1" table:formula="of:=IF([.T84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7.658999999999999" table:style-name="ce1">
            <text:p>17.659</text:p>
          </table:table-cell>
          <table:table-cell office:value-type="float" office:value="1388.55" table:style-name="ce1">
            <text:p>1388.55</text:p>
          </table:table-cell>
          <table:table-cell office:value-type="float" office:value="28.456099999999999" table:style-name="ce1">
            <text:p>28.4561</text:p>
          </table:table-cell>
          <table:table-cell office:value-type="string" table:style-name="ce1">
            <text:p>Mixed</text:p>
          </table:table-cell>
          <table:table-cell office:value-type="float" office:value="34983.699999999997" table:style-name="ce1">
            <text:p>34983.7</text:p>
          </table:table-cell>
          <table:table-cell office:value-type="float" office:value="31.140899999999998" table:style-name="ce1">
            <text:p>31.14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457025421247938" table:formula="of:=[.G842]/[.O842]" table:style-name="ce5">
            <text:p>16</text:p>
          </table:table-cell>
          <table:table-cell office:value-type="float" office:value="11.451780272155606" table:formula="of:=[.J842]/[.R842]" table:style-name="ce5">
            <text:p>11</text:p>
          </table:table-cell>
          <table:table-cell office:value-type="string" office:string-value="1" table:formula="of:=IF([.T84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6.8017" table:style-name="ce1">
            <text:p>16.8017</text:p>
          </table:table-cell>
          <table:table-cell office:value-type="float" office:value="699.10799999999995" table:style-name="ce1">
            <text:p>699.108</text:p>
          </table:table-cell>
          <table:table-cell office:value-type="float" office:value="26.718" table:style-name="ce1">
            <text:p>26.718</text:p>
          </table:table-cell>
          <table:table-cell office:value-type="string" table:style-name="ce1">
            <text:p>Mixed</text:p>
          </table:table-cell>
          <table:table-cell office:value-type="float" office:value="16861.900000000001" table:style-name="ce1">
            <text:p>16861.9</text:p>
          </table:table-cell>
          <table:table-cell office:value-type="float" office:value="4.8290100000000002" table:style-name="ce1">
            <text:p>4.8290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2857931858397631" table:formula="of:=[.G843]/[.O843]" table:style-name="ce5">
            <text:p>8</text:p>
          </table:table-cell>
          <table:table-cell office:value-type="float" office:value="5.519678415120775" table:formula="of:=[.J843]/[.R843]" table:style-name="ce5">
            <text:p>6</text:p>
          </table:table-cell>
          <table:table-cell office:value-type="string" office:string-value="0" table:formula="of:=IF([.T84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Curve 1</text:p>
          </table:table-cell>
          <table:table-cell office:value-type="float" office:value="1611.45" table:style-name="ce1">
            <text:p>1611.45</text:p>
          </table:table-cell>
          <table:table-cell office:value-type="float" office:value="17.772400000000001" table:style-name="ce1">
            <text:p>17.7724</text:p>
          </table:table-cell>
          <table:table-cell office:value-type="float" office:value="673.06" table:style-name="ce1">
            <text:p>673.06</text:p>
          </table:table-cell>
          <table:table-cell office:value-type="float" office:value="25.7179" table:style-name="ce1">
            <text:p>25.7179</text:p>
          </table:table-cell>
          <table:table-cell office:value-type="string" table:style-name="ce1">
            <text:p>Mixed</text:p>
          </table:table-cell>
          <table:table-cell office:value-type="float" office:value="17232" table:style-name="ce1">
            <text:p>17232</text:p>
          </table:table-cell>
          <table:table-cell office:value-type="float" office:value="17.688300000000002" table:style-name="ce1">
            <text:p>17.688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9770735875734662" table:formula="of:=[.G844]/[.O844]" table:style-name="ce5">
            <text:p>8</text:p>
          </table:table-cell>
          <table:table-cell office:value-type="float" office:value="5.6408292333225312" table:formula="of:=[.J844]/[.R844]" table:style-name="ce5">
            <text:p>6</text:p>
          </table:table-cell>
          <table:table-cell office:value-type="string" office:string-value="0" table:formula="of:=IF([.T84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Curve 1</text:p>
          </table:table-cell>
          <table:table-cell office:value-type="float" office:value="1611.03" table:style-name="ce1">
            <text:p>1611.03</text:p>
          </table:table-cell>
          <table:table-cell office:value-type="float" office:value="16.156600000000001" table:style-name="ce1">
            <text:p>16.1566</text:p>
          </table:table-cell>
          <table:table-cell office:value-type="float" office:value="959.48599999999999" table:style-name="ce1">
            <text:p>959.486</text:p>
          </table:table-cell>
          <table:table-cell office:value-type="float" office:value="25.988099999999999" table:style-name="ce1">
            <text:p>25.9881</text:p>
          </table:table-cell>
          <table:table-cell office:value-type="string" table:style-name="ce1">
            <text:p>Mixed</text:p>
          </table:table-cell>
          <table:table-cell office:value-type="float" office:value="22310.7" table:style-name="ce1">
            <text:p>22310.7</text:p>
          </table:table-cell>
          <table:table-cell office:value-type="float" office:value="68.378699999999995" table:style-name="ce1">
            <text:p>68.378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71780269584457" table:formula="of:=[.G845]/[.O845]" table:style-name="ce5">
            <text:p>11</text:p>
          </table:table-cell>
          <table:table-cell office:value-type="float" office:value="7.3033222362981078" table:formula="of:=[.J845]/[.R845]" table:style-name="ce5">
            <text:p>7</text:p>
          </table:table-cell>
          <table:table-cell office:value-type="string" office:string-value="0" table:formula="of:=IF([.T84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Curve 1</text:p>
          </table:table-cell>
          <table:table-cell office:value-type="float" office:value="1611.82" table:style-name="ce1">
            <text:p>1611.82</text:p>
          </table:table-cell>
          <table:table-cell office:value-type="float" office:value="16.900300000000001" table:style-name="ce1">
            <text:p>16.9003</text:p>
          </table:table-cell>
          <table:table-cell office:value-type="float" office:value="969.27099999999996" table:style-name="ce1">
            <text:p>969.271</text:p>
          </table:table-cell>
          <table:table-cell office:value-type="float" office:value="48.3416" table:style-name="ce1">
            <text:p>48.3416</text:p>
          </table:table-cell>
          <table:table-cell office:value-type="string" table:style-name="ce1">
            <text:p>Mixed</text:p>
          </table:table-cell>
          <table:table-cell office:value-type="float" office:value="21721.599999999999" table:style-name="ce1">
            <text:p>21721.6</text:p>
          </table:table-cell>
          <table:table-cell office:value-type="float" office:value="8.3535000000000004" table:style-name="ce1">
            <text:p>8.353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87751602087364" table:formula="of:=[.G846]/[.O846]" table:style-name="ce5">
            <text:p>11</text:p>
          </table:table-cell>
          <table:table-cell office:value-type="float" office:value="7.1104826064611588" table:formula="of:=[.J846]/[.R846]" table:style-name="ce5">
            <text:p>7</text:p>
          </table:table-cell>
          <table:table-cell office:value-type="string" office:string-value="0" table:formula="of:=IF([.T84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5.953900000000001" table:style-name="ce1">
            <text:p>15.9539</text:p>
          </table:table-cell>
          <table:table-cell office:value-type="float" office:value="1775.28" table:style-name="ce1">
            <text:p>1775.28</text:p>
          </table:table-cell>
          <table:table-cell office:value-type="float" office:value="50.621099999999998" table:style-name="ce1">
            <text:p>50.6211</text:p>
          </table:table-cell>
          <table:table-cell office:value-type="string" table:style-name="ce1">
            <text:p>Mixed</text:p>
          </table:table-cell>
          <table:table-cell office:value-type="float" office:value="37229.699999999997" table:style-name="ce1">
            <text:p>37229.7</text:p>
          </table:table-cell>
          <table:table-cell office:value-type="float" office:value="33.741599999999998" table:style-name="ce1">
            <text:p>33.741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1.040530114027611" table:formula="of:=[.G847]/[.O847]" table:style-name="ce5">
            <text:p>21</text:p>
          </table:table-cell>
          <table:table-cell office:value-type="float" office:value="12.186999774131142" table:formula="of:=[.J847]/[.R847]" table:style-name="ce5">
            <text:p>12</text:p>
          </table:table-cell>
          <table:table-cell office:value-type="string" office:string-value="1" table:formula="of:=IF([.T84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Curve 1</text:p>
          </table:table-cell>
          <table:table-cell office:value-type="float" office:value="1610.72" table:style-name="ce1">
            <text:p>1610.72</text:p>
          </table:table-cell>
          <table:table-cell office:value-type="float" office:value="19.619499999999999" table:style-name="ce1">
            <text:p>19.6195</text:p>
          </table:table-cell>
          <table:table-cell office:value-type="float" office:value="1431.54" table:style-name="ce1">
            <text:p>1431.54</text:p>
          </table:table-cell>
          <table:table-cell office:value-type="float" office:value="24.982199999999999" table:style-name="ce1">
            <text:p>24.9822</text:p>
          </table:table-cell>
          <table:table-cell office:value-type="string" table:style-name="ce1">
            <text:p>Mixed</text:p>
          </table:table-cell>
          <table:table-cell office:value-type="float" office:value="40564.9" table:style-name="ce1">
            <text:p>40564.9</text:p>
          </table:table-cell>
          <table:table-cell office:value-type="float" office:value="96.820999999999998" table:style-name="ce1">
            <text:p>96.82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966540759449263" table:formula="of:=[.G848]/[.O848]" table:style-name="ce5">
            <text:p>17</text:p>
          </table:table-cell>
          <table:table-cell office:value-type="float" office:value="13.278764726485907" table:formula="of:=[.J848]/[.R848]" table:style-name="ce5">
            <text:p>13</text:p>
          </table:table-cell>
          <table:table-cell office:value-type="string" office:string-value="1" table:formula="of:=IF([.T84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Curve 1</text:p>
          </table:table-cell>
          <table:table-cell office:value-type="float" office:value="1611.26" table:style-name="ce1">
            <text:p>1611.26</text:p>
          </table:table-cell>
          <table:table-cell office:value-type="float" office:value="18.5655" table:style-name="ce1">
            <text:p>18.5655</text:p>
          </table:table-cell>
          <table:table-cell office:value-type="float" office:value="1274.0999999999999" table:style-name="ce1">
            <text:p>127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37156" table:style-name="ce1">
            <text:p>37156</text:p>
          </table:table-cell>
          <table:table-cell office:value-type="float" office:value="26.099399999999999" table:style-name="ce1">
            <text:p>26.099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10056972324511" table:formula="of:=[.G849]/[.O849]" table:style-name="ce5">
            <text:p>15</text:p>
          </table:table-cell>
          <table:table-cell office:value-type="float" office:value="12.162874361265782" table:formula="of:=[.J849]/[.R849]" table:style-name="ce5">
            <text:p>12</text:p>
          </table:table-cell>
          <table:table-cell office:value-type="string" office:string-value="1" table:formula="of:=IF([.T849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Curve 1</text:p>
          </table:table-cell>
          <table:table-cell office:value-type="float" office:value="1612" table:style-name="ce1">
            <text:p>1612</text:p>
          </table:table-cell>
          <table:table-cell office:value-type="float" office:value="18.853999999999999" table:style-name="ce1">
            <text:p>18.854</text:p>
          </table:table-cell>
          <table:table-cell office:value-type="float" office:value="859.25599999999997" table:style-name="ce1">
            <text:p>859.256</text:p>
          </table:table-cell>
          <table:table-cell office:value-type="float" office:value="24.0185" table:style-name="ce1">
            <text:p>24.0185</text:p>
          </table:table-cell>
          <table:table-cell office:value-type="string" table:style-name="ce1">
            <text:p>Mixed</text:p>
          </table:table-cell>
          <table:table-cell office:value-type="float" office:value="23477.4" table:style-name="ce1">
            <text:p>23477.4</text:p>
          </table:table-cell>
          <table:table-cell office:value-type="float" office:value="54.637099999999997" table:style-name="ce1">
            <text:p>54.63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183859303129033" table:formula="of:=[.G850]/[.O850]" table:style-name="ce5">
            <text:p>10</text:p>
          </table:table-cell>
          <table:table-cell office:value-type="float" office:value="7.685237014995729" table:formula="of:=[.J850]/[.R850]" table:style-name="ce5">
            <text:p>8</text:p>
          </table:table-cell>
          <table:table-cell office:value-type="string" office:string-value="0" table:formula="of:=IF([.T85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Curve 1</text:p>
          </table:table-cell>
          <table:table-cell office:value-type="float" office:value="1610.33" table:style-name="ce1">
            <text:p>1610.33</text:p>
          </table:table-cell>
          <table:table-cell office:value-type="float" office:value="22.854399999999998" table:style-name="ce1">
            <text:p>22.8544</text:p>
          </table:table-cell>
          <table:table-cell office:value-type="float" office:value="2199.0100000000002" table:style-name="ce1">
            <text:p>2199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78943.5" table:style-name="ce1">
            <text:p>78943.5</text:p>
          </table:table-cell>
          <table:table-cell office:value-type="float" office:value="51.4026" table:style-name="ce1">
            <text:p>51.40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6.062556963435551" table:formula="of:=[.G851]/[.O851]" table:style-name="ce5">
            <text:p>26</text:p>
          </table:table-cell>
          <table:table-cell office:value-type="float" office:value="25.841852517455735" table:formula="of:=[.J851]/[.R851]" table:style-name="ce5">
            <text:p>26</text:p>
          </table:table-cell>
          <table:table-cell office:value-type="string" office:string-value="1" table:formula="of:=IF([.T85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Curve 1</text:p>
          </table:table-cell>
          <table:table-cell office:value-type="float" office:value="1610.12" table:style-name="ce1">
            <text:p>1610.12</text:p>
          </table:table-cell>
          <table:table-cell office:value-type="float" office:value="19.222300000000001" table:style-name="ce1">
            <text:p>19.2223</text:p>
          </table:table-cell>
          <table:table-cell office:value-type="float" office:value="2522.4499999999998" table:style-name="ce1">
            <text:p>2522.45</text:p>
          </table:table-cell>
          <table:table-cell office:value-type="float" office:value="3.0477099999999999E-3" table:style-name="ce1">
            <text:p>0.00304771</text:p>
          </table:table-cell>
          <table:table-cell office:value-type="string" table:style-name="ce1">
            <text:p>Mixed</text:p>
          </table:table-cell>
          <table:table-cell office:value-type="float" office:value="76162.8" table:style-name="ce1">
            <text:p>76162.8</text:p>
          </table:table-cell>
          <table:table-cell office:value-type="float" office:value="54.3628" table:style-name="ce1">
            <text:p>54.362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9.895951729377305" table:formula="of:=[.G852]/[.O852]" table:style-name="ce5">
            <text:p>30</text:p>
          </table:table-cell>
          <table:table-cell office:value-type="float" office:value="24.931601017391905" table:formula="of:=[.J852]/[.R852]" table:style-name="ce5">
            <text:p>25</text:p>
          </table:table-cell>
          <table:table-cell office:value-type="string" office:string-value="1" table:formula="of:=IF([.T85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7.883299999999998" table:style-name="ce1">
            <text:p>17.8833</text:p>
          </table:table-cell>
          <table:table-cell office:value-type="float" office:value="1277.8699999999999" table:style-name="ce1">
            <text:p>1277.87</text:p>
          </table:table-cell>
          <table:table-cell office:value-type="float" office:value="1.5768899999999999" table:style-name="ce1">
            <text:p>1.57689</text:p>
          </table:table-cell>
          <table:table-cell office:value-type="string" table:style-name="ce1">
            <text:p>Mixed</text:p>
          </table:table-cell>
          <table:table-cell office:value-type="float" office:value="35714.199999999997" table:style-name="ce1">
            <text:p>35714.2</text:p>
          </table:table-cell>
          <table:table-cell office:value-type="float" office:value="33.900199999999998" table:style-name="ce1">
            <text:p>33.900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145251575420476" table:formula="of:=[.G853]/[.O853]" table:style-name="ce5">
            <text:p>15</text:p>
          </table:table-cell>
          <table:table-cell office:value-type="float" office:value="11.690906650692172" table:formula="of:=[.J853]/[.R853]" table:style-name="ce5">
            <text:p>12</text:p>
          </table:table-cell>
          <table:table-cell office:value-type="string" office:string-value="1" table:formula="of:=IF([.T85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Curve 1</text:p>
          </table:table-cell>
          <table:table-cell office:value-type="float" office:value="1610.5" table:style-name="ce1">
            <text:p>1610.5</text:p>
          </table:table-cell>
          <table:table-cell office:value-type="float" office:value="16.773099999999999" table:style-name="ce1">
            <text:p>16.7731</text:p>
          </table:table-cell>
          <table:table-cell office:value-type="float" office:value="1942.29" table:style-name="ce1">
            <text:p>1942.29</text:p>
          </table:table-cell>
          <table:table-cell office:value-type="float" office:value="2.7839800000000001" table:style-name="ce1">
            <text:p>2.78398</text:p>
          </table:table-cell>
          <table:table-cell office:value-type="string" table:style-name="ce1">
            <text:p>Mixed</text:p>
          </table:table-cell>
          <table:table-cell office:value-type="float" office:value="50714.400000000001" table:style-name="ce1">
            <text:p>50714.4</text:p>
          </table:table-cell>
          <table:table-cell office:value-type="float" office:value="156.261" table:style-name="ce1">
            <text:p>156.26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3.019924313446154" table:formula="of:=[.G854]/[.O854]" table:style-name="ce5">
            <text:p>23</text:p>
          </table:table-cell>
          <table:table-cell office:value-type="float" office:value="16.601164697679444" table:formula="of:=[.J854]/[.R854]" table:style-name="ce5">
            <text:p>17</text:p>
          </table:table-cell>
          <table:table-cell office:value-type="string" office:string-value="1" table:formula="of:=IF([.T85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Curve 1</text:p>
          </table:table-cell>
          <table:table-cell office:value-type="float" office:value="1610.48" table:style-name="ce1">
            <text:p>1610.48</text:p>
          </table:table-cell>
          <table:table-cell office:value-type="float" office:value="24.461300000000001" table:style-name="ce1">
            <text:p>24.4613</text:p>
          </table:table-cell>
          <table:table-cell office:value-type="float" office:value="2001.42" table:style-name="ce1">
            <text:p>2001.42</text:p>
          </table:table-cell>
          <table:table-cell office:value-type="float" office:value="68.751999999999995" table:style-name="ce1">
            <text:p>68.752</text:p>
          </table:table-cell>
          <table:table-cell office:value-type="string" table:style-name="ce1">
            <text:p>Mixed</text:p>
          </table:table-cell>
          <table:table-cell office:value-type="float" office:value="59859.5" table:style-name="ce1">
            <text:p>59859.5</text:p>
          </table:table-cell>
          <table:table-cell office:value-type="float" office:value="8.1147100000000005" table:style-name="ce1">
            <text:p>8.1147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3.720730127538836" table:formula="of:=[.G855]/[.O855]" table:style-name="ce5">
            <text:p>24</text:p>
          </table:table-cell>
          <table:table-cell office:value-type="float" office:value="19.594778173866647" table:formula="of:=[.J855]/[.R855]" table:style-name="ce5">
            <text:p>20</text:p>
          </table:table-cell>
          <table:table-cell office:value-type="string" office:string-value="1" table:formula="of:=IF([.T85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Curve 1</text:p>
          </table:table-cell>
          <table:table-cell office:value-type="float" office:value="1611.5" table:style-name="ce1">
            <text:p>1611.5</text:p>
          </table:table-cell>
          <table:table-cell office:value-type="float" office:value="18.470700000000001" table:style-name="ce1">
            <text:p>18.4707</text:p>
          </table:table-cell>
          <table:table-cell office:value-type="float" office:value="872.44799999999998" table:style-name="ce1">
            <text:p>872.4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25312.9" table:style-name="ce1">
            <text:p>25312.9</text:p>
          </table:table-cell>
          <table:table-cell office:value-type="float" office:value="24.72" table:style-name="ce1">
            <text:p>24.7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340210229892277" table:formula="of:=[.G856]/[.O856]" table:style-name="ce5">
            <text:p>10</text:p>
          </table:table-cell>
          <table:table-cell office:value-type="float" office:value="8.2860809134267583" table:formula="of:=[.J856]/[.R856]" table:style-name="ce5">
            <text:p>8</text:p>
          </table:table-cell>
          <table:table-cell office:value-type="string" office:string-value="0" table:formula="of:=IF([.T85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Curve 1</text:p>
          </table:table-cell>
          <table:table-cell office:value-type="float" office:value="1611.72" table:style-name="ce1">
            <text:p>1611.72</text:p>
          </table:table-cell>
          <table:table-cell office:value-type="float" office:value="20.2317" table:style-name="ce1">
            <text:p>20.2317</text:p>
          </table:table-cell>
          <table:table-cell office:value-type="float" office:value="1723.69" table:style-name="ce1">
            <text:p>1723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4778.9" table:style-name="ce1">
            <text:p>54778.9</text:p>
          </table:table-cell>
          <table:table-cell office:value-type="float" office:value="31.027899999999999" table:style-name="ce1">
            <text:p>31.027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0.429088004285664" table:formula="of:=[.G857]/[.O857]" table:style-name="ce5">
            <text:p>20</text:p>
          </table:table-cell>
          <table:table-cell office:value-type="float" office:value="17.931663213164555" table:formula="of:=[.J857]/[.R857]" table:style-name="ce5">
            <text:p>18</text:p>
          </table:table-cell>
          <table:table-cell office:value-type="string" office:string-value="1" table:formula="of:=IF([.T85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Curve 1</text:p>
          </table:table-cell>
          <table:table-cell office:value-type="float" office:value="1611.29" table:style-name="ce1">
            <text:p>1611.29</text:p>
          </table:table-cell>
          <table:table-cell office:value-type="float" office:value="16.953399999999998" table:style-name="ce1">
            <text:p>16.9534</text:p>
          </table:table-cell>
          <table:table-cell office:value-type="float" office:value="1313.07" table:style-name="ce1">
            <text:p>1313.07</text:p>
          </table:table-cell>
          <table:table-cell office:value-type="float" office:value="0.77715400000000001" table:style-name="ce1">
            <text:p>0.777154</text:p>
          </table:table-cell>
          <table:table-cell office:value-type="string" table:style-name="ce1">
            <text:p>Mixed</text:p>
          </table:table-cell>
          <table:table-cell office:value-type="float" office:value="34879.9" table:style-name="ce1">
            <text:p>34879.9</text:p>
          </table:table-cell>
          <table:table-cell office:value-type="float" office:value="31.852499999999999" table:style-name="ce1">
            <text:p>31.852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5.562440221726282" table:formula="of:=[.G858]/[.O858]" table:style-name="ce5">
            <text:p>16</text:p>
          </table:table-cell>
          <table:table-cell office:value-type="float" office:value="11.417801739517557" table:formula="of:=[.J858]/[.R858]" table:style-name="ce5">
            <text:p>11</text:p>
          </table:table-cell>
          <table:table-cell office:value-type="string" office:string-value="1" table:formula="of:=IF([.T85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Curve 1</text:p>
          </table:table-cell>
          <table:table-cell office:value-type="float" office:value="1611.22" table:style-name="ce1">
            <text:p>1611.22</text:p>
          </table:table-cell>
          <table:table-cell office:value-type="float" office:value="16.179300000000001" table:style-name="ce1">
            <text:p>16.1793</text:p>
          </table:table-cell>
          <table:table-cell office:value-type="float" office:value="929.35599999999999" table:style-name="ce1">
            <text:p>929.356</text:p>
          </table:table-cell>
          <table:table-cell office:value-type="float" office:value="15.4534" table:style-name="ce1">
            <text:p>15.4534</text:p>
          </table:table-cell>
          <table:table-cell office:value-type="string" table:style-name="ce1">
            <text:p>Mixed</text:p>
          </table:table-cell>
          <table:table-cell office:value-type="float" office:value="22442.6" table:style-name="ce1">
            <text:p>22442.6</text:p>
          </table:table-cell>
          <table:table-cell office:value-type="float" office:value="56.5685" table:style-name="ce1">
            <text:p>56.568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014681010686903" table:formula="of:=[.G859]/[.O859]" table:style-name="ce5">
            <text:p>11</text:p>
          </table:table-cell>
          <table:table-cell office:value-type="float" office:value="7.3464991963651478" table:formula="of:=[.J859]/[.R859]" table:style-name="ce5">
            <text:p>7</text:p>
          </table:table-cell>
          <table:table-cell office:value-type="string" office:string-value="0" table:formula="of:=IF([.T85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5.8322" table:style-name="ce1">
            <text:p>15.8322</text:p>
          </table:table-cell>
          <table:table-cell office:value-type="float" office:value="787.26499999999999" table:style-name="ce1">
            <text:p>787.265</text:p>
          </table:table-cell>
          <table:table-cell office:value-type="float" office:value="37.695999999999998" table:style-name="ce1">
            <text:p>37.696</text:p>
          </table:table-cell>
          <table:table-cell office:value-type="string" table:style-name="ce1">
            <text:p>Mixed</text:p>
          </table:table-cell>
          <table:table-cell office:value-type="float" office:value="17199.7" table:style-name="ce1">
            <text:p>17199.7</text:p>
          </table:table-cell>
          <table:table-cell office:value-type="float" office:value="26.125299999999999" table:style-name="ce1">
            <text:p>26.12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306255577824047" table:formula="of:=[.G860]/[.O860]" table:style-name="ce5">
            <text:p>9</text:p>
          </table:table-cell>
          <table:table-cell office:value-type="float" office:value="5.6302559519717699" table:formula="of:=[.J860]/[.R860]" table:style-name="ce5">
            <text:p>6</text:p>
          </table:table-cell>
          <table:table-cell office:value-type="string" office:string-value="0" table:formula="of:=IF([.T86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Curve 1</text:p>
          </table:table-cell>
          <table:table-cell office:value-type="float" office:value="1613.88" table:style-name="ce1">
            <text:p>1613.88</text:p>
          </table:table-cell>
          <table:table-cell office:value-type="float" office:value="23.255800000000001" table:style-name="ce1">
            <text:p>23.2558</text:p>
          </table:table-cell>
          <table:table-cell office:value-type="float" office:value="1010.02" table:style-name="ce1">
            <text:p>1010.02</text:p>
          </table:table-cell>
          <table:table-cell office:value-type="float" office:value="43.482799999999997" table:style-name="ce1">
            <text:p>43.4828</text:p>
          </table:table-cell>
          <table:table-cell office:value-type="string" table:style-name="ce1">
            <text:p>Mixed</text:p>
          </table:table-cell>
          <table:table-cell office:value-type="float" office:value="31724.6" table:style-name="ce1">
            <text:p>31724.6</text:p>
          </table:table-cell>
          <table:table-cell office:value-type="float" office:value="20.976500000000001" table:style-name="ce1">
            <text:p>20.976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970706719937231" table:formula="of:=[.G861]/[.O861]" table:style-name="ce5">
            <text:p>12</text:p>
          </table:table-cell>
          <table:table-cell office:value-type="float" office:value="10.384926363478643" table:formula="of:=[.J861]/[.R861]" table:style-name="ce5">
            <text:p>10</text:p>
          </table:table-cell>
          <table:table-cell office:value-type="string" office:string-value="0" table:formula="of:=IF([.T86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Curve 1</text:p>
          </table:table-cell>
          <table:table-cell office:value-type="float" office:value="1611.25" table:style-name="ce1">
            <text:p>1611.25</text:p>
          </table:table-cell>
          <table:table-cell office:value-type="float" office:value="16.0105" table:style-name="ce1">
            <text:p>16.0105</text:p>
          </table:table-cell>
          <table:table-cell office:value-type="float" office:value="869.029" table:style-name="ce1">
            <text:p>869.029</text:p>
          </table:table-cell>
          <table:table-cell office:value-type="float" office:value="31.3583" table:style-name="ce1">
            <text:p>31.3583</text:p>
          </table:table-cell>
          <table:table-cell office:value-type="string" table:style-name="ce1">
            <text:p>Mixed</text:p>
          </table:table-cell>
          <table:table-cell office:value-type="float" office:value="19646.3" table:style-name="ce1">
            <text:p>19646.3</text:p>
          </table:table-cell>
          <table:table-cell office:value-type="float" office:value="15.6129" table:style-name="ce1">
            <text:p>15.612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29968841222979" table:formula="of:=[.G862]/[.O862]" table:style-name="ce5">
            <text:p>10</text:p>
          </table:table-cell>
          <table:table-cell office:value-type="float" office:value="6.4311410960204523" table:formula="of:=[.J862]/[.R862]" table:style-name="ce5">
            <text:p>6</text:p>
          </table:table-cell>
          <table:table-cell office:value-type="string" office:string-value="0" table:formula="of:=IF([.T862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Curve 1</text:p>
          </table:table-cell>
          <table:table-cell office:value-type="float" office:value="1611.34" table:style-name="ce1">
            <text:p>1611.34</text:p>
          </table:table-cell>
          <table:table-cell office:value-type="float" office:value="20.238399999999999" table:style-name="ce1">
            <text:p>20.2384</text:p>
          </table:table-cell>
          <table:table-cell office:value-type="float" office:value="1367.14" table:style-name="ce1">
            <text:p>1367.14</text:p>
          </table:table-cell>
          <table:table-cell office:value-type="float" office:value="0.60040099999999996" table:style-name="ce1">
            <text:p>0.600401</text:p>
          </table:table-cell>
          <table:table-cell office:value-type="string" table:style-name="ce1">
            <text:p>Mixed</text:p>
          </table:table-cell>
          <table:table-cell office:value-type="float" office:value="43378" table:style-name="ce1">
            <text:p>43378</text:p>
          </table:table-cell>
          <table:table-cell office:value-type="float" office:value="46.547499999999999" table:style-name="ce1">
            <text:p>46.5475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203275167912505" table:formula="of:=[.G863]/[.O863]" table:style-name="ce5">
            <text:p>16</text:p>
          </table:table-cell>
          <table:table-cell office:value-type="float" office:value="14.199622242517686" table:formula="of:=[.J863]/[.R863]" table:style-name="ce5">
            <text:p>14</text:p>
          </table:table-cell>
          <table:table-cell office:value-type="string" office:string-value="1" table:formula="of:=IF([.T86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20.5535" table:style-name="ce1">
            <text:p>20.5535</text:p>
          </table:table-cell>
          <table:table-cell office:value-type="float" office:value="1455.59" table:style-name="ce1">
            <text:p>1455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46994.3" table:style-name="ce1">
            <text:p>46994.3</text:p>
          </table:table-cell>
          <table:table-cell office:value-type="float" office:value="51.781999999999996" table:style-name="ce1">
            <text:p>51.78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251580161257632" table:formula="of:=[.G864]/[.O864]" table:style-name="ce5">
            <text:p>17</text:p>
          </table:table-cell>
          <table:table-cell office:value-type="float" office:value="15.38340420377954" table:formula="of:=[.J864]/[.R864]" table:style-name="ce5">
            <text:p>15</text:p>
          </table:table-cell>
          <table:table-cell office:value-type="string" office:string-value="1" table:formula="of:=IF([.T86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Curve 1</text:p>
          </table:table-cell>
          <table:table-cell office:value-type="float" office:value="1609.01" table:style-name="ce1">
            <text:p>1609.01</text:p>
          </table:table-cell>
          <table:table-cell office:value-type="float" office:value="27.6843" table:style-name="ce1">
            <text:p>27.6843</text:p>
          </table:table-cell>
          <table:table-cell office:value-type="float" office:value="2429.3200000000002" table:style-name="ce1">
            <text:p>2429.32</text:p>
          </table:table-cell>
          <table:table-cell office:value-type="float" office:value="9.9822500000000005" table:style-name="ce1">
            <text:p>9.98225</text:p>
          </table:table-cell>
          <table:table-cell office:value-type="string" table:style-name="ce1">
            <text:p>Mixed</text:p>
          </table:table-cell>
          <table:table-cell office:value-type="float" office:value="102243" table:style-name="ce1">
            <text:p>102243</text:p>
          </table:table-cell>
          <table:table-cell office:value-type="float" office:value="8.6265800000000006" table:style-name="ce1">
            <text:p>8.6265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8.792179609193795" table:formula="of:=[.G865]/[.O865]" table:style-name="ce5">
            <text:p>29</text:p>
          </table:table-cell>
          <table:table-cell office:value-type="float" office:value="33.468854648479315" table:formula="of:=[.J865]/[.R865]" table:style-name="ce5">
            <text:p>33</text:p>
          </table:table-cell>
          <table:table-cell office:value-type="string" office:string-value="1" table:formula="of:=IF([.T865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Curve 1</text:p>
          </table:table-cell>
          <table:table-cell office:value-type="float" office:value="1610.9" table:style-name="ce1">
            <text:p>1610.9</text:p>
          </table:table-cell>
          <table:table-cell office:value-type="float" office:value="18.799099999999999" table:style-name="ce1">
            <text:p>18.7991</text:p>
          </table:table-cell>
          <table:table-cell office:value-type="float" office:value="572.01" table:style-name="ce1">
            <text:p>572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16891.2" table:style-name="ce1">
            <text:p>16891.2</text:p>
          </table:table-cell>
          <table:table-cell office:value-type="float" office:value="9.4354099999999992" table:style-name="ce1">
            <text:p>9.4354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7794340219711451" table:formula="of:=[.G866]/[.O866]" table:style-name="ce5">
            <text:p>7</text:p>
          </table:table-cell>
          <table:table-cell office:value-type="float" office:value="5.5292696579559859" table:formula="of:=[.J866]/[.R866]" table:style-name="ce5">
            <text:p>6</text:p>
          </table:table-cell>
          <table:table-cell office:value-type="string" office:string-value="0" table:formula="of:=IF([.T86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Curve 1</text:p>
          </table:table-cell>
          <table:table-cell office:value-type="float" office:value="1610.25" table:style-name="ce1">
            <text:p>1610.25</text:p>
          </table:table-cell>
          <table:table-cell office:value-type="float" office:value="16.763000000000002" table:style-name="ce1">
            <text:p>16.763</text:p>
          </table:table-cell>
          <table:table-cell office:value-type="float" office:value="583.33799999999997" table:style-name="ce1">
            <text:p>583.338</text:p>
          </table:table-cell>
          <table:table-cell office:value-type="float" office:value="6.2836800000000004" table:style-name="ce1">
            <text:p>6.28368</text:p>
          </table:table-cell>
          <table:table-cell office:value-type="string" table:style-name="ce1">
            <text:p>Mixed</text:p>
          </table:table-cell>
          <table:table-cell office:value-type="float" office:value="15048.9" table:style-name="ce1">
            <text:p>15048.9</text:p>
          </table:table-cell>
          <table:table-cell office:value-type="float" office:value="28.722300000000001" table:style-name="ce1">
            <text:p>28.72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9136929136004674" table:formula="of:=[.G867]/[.O867]" table:style-name="ce5">
            <text:p>7</text:p>
          </table:table-cell>
          <table:table-cell office:value-type="float" office:value="4.926199805556374" table:formula="of:=[.J867]/[.R867]" table:style-name="ce5">
            <text:p>5</text:p>
          </table:table-cell>
          <table:table-cell office:value-type="string" office:string-value="0" table:formula="of:=IF([.T867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Curve 1</text:p>
          </table:table-cell>
          <table:table-cell office:value-type="float" office:value="1611.41" table:style-name="ce1">
            <text:p>1611.41</text:p>
          </table:table-cell>
          <table:table-cell office:value-type="float" office:value="18.174099999999999" table:style-name="ce1">
            <text:p>18.1741</text:p>
          </table:table-cell>
          <table:table-cell office:value-type="float" office:value="1250.8599999999999" table:style-name="ce1">
            <text:p>1250.86</text:p>
          </table:table-cell>
          <table:table-cell office:value-type="float" office:value="3.9481299999999999" table:style-name="ce1">
            <text:p>3.94813</text:p>
          </table:table-cell>
          <table:table-cell office:value-type="string" table:style-name="ce1">
            <text:p>Mixed</text:p>
          </table:table-cell>
          <table:table-cell office:value-type="float" office:value="35254.9" table:style-name="ce1">
            <text:p>35254.9</text:p>
          </table:table-cell>
          <table:table-cell office:value-type="float" office:value="27.392299999999999" table:style-name="ce1">
            <text:p>27.39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825130401081845" table:formula="of:=[.G868]/[.O868]" table:style-name="ce5">
            <text:p>15</text:p>
          </table:table-cell>
          <table:table-cell office:value-type="float" office:value="11.54055655396138" table:formula="of:=[.J868]/[.R868]" table:style-name="ce5">
            <text:p>12</text:p>
          </table:table-cell>
          <table:table-cell office:value-type="string" office:string-value="1" table:formula="of:=IF([.T868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Curve 1</text:p>
          </table:table-cell>
          <table:table-cell office:value-type="float" office:value="1611.67" table:style-name="ce1">
            <text:p>1611.67</text:p>
          </table:table-cell>
          <table:table-cell office:value-type="float" office:value="18.1568" table:style-name="ce1">
            <text:p>18.1568</text:p>
          </table:table-cell>
          <table:table-cell office:value-type="float" office:value="965.65700000000004" table:style-name="ce1">
            <text:p>965.657</text:p>
          </table:table-cell>
          <table:table-cell office:value-type="float" office:value="12.499599999999999" table:style-name="ce1">
            <text:p>12.4996</text:p>
          </table:table-cell>
          <table:table-cell office:value-type="string" table:style-name="ce1">
            <text:p>Mixed</text:p>
          </table:table-cell>
          <table:table-cell office:value-type="float" office:value="26431.5" table:style-name="ce1">
            <text:p>26431.5</text:p>
          </table:table-cell>
          <table:table-cell office:value-type="float" office:value="28.522300000000001" table:style-name="ce1">
            <text:p>28.522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444918654139945" table:formula="of:=[.G869]/[.O869]" table:style-name="ce5">
            <text:p>11</text:p>
          </table:table-cell>
          <table:table-cell office:value-type="float" office:value="8.6522503412583838" table:formula="of:=[.J869]/[.R869]" table:style-name="ce5">
            <text:p>9</text:p>
          </table:table-cell>
          <table:table-cell office:value-type="string" office:string-value="0" table:formula="of:=IF([.T86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Curve 1</text:p>
          </table:table-cell>
          <table:table-cell office:value-type="float" office:value="1611.6" table:style-name="ce1">
            <text:p>1611.6</text:p>
          </table:table-cell>
          <table:table-cell office:value-type="float" office:value="18.9559" table:style-name="ce1">
            <text:p>18.9559</text:p>
          </table:table-cell>
          <table:table-cell office:value-type="float" office:value="647.98400000000004" table:style-name="ce1">
            <text:p>647.984</text:p>
          </table:table-cell>
          <table:table-cell office:value-type="float" office:value="13.3809" table:style-name="ce1">
            <text:p>13.3809</text:p>
          </table:table-cell>
          <table:table-cell office:value-type="string" table:style-name="ce1">
            <text:p>Mixed</text:p>
          </table:table-cell>
          <table:table-cell office:value-type="float" office:value="18462.099999999999" table:style-name="ce1">
            <text:p>18462.1</text:p>
          </table:table-cell>
          <table:table-cell office:value-type="float" office:value="30.4788" table:style-name="ce1">
            <text:p>30.478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7.6798740848812965" table:formula="of:=[.G870]/[.O870]" table:style-name="ce5">
            <text:p>8</text:p>
          </table:table-cell>
          <table:table-cell office:value-type="float" office:value="6.0434977593154535" table:formula="of:=[.J870]/[.R870]" table:style-name="ce5">
            <text:p>6</text:p>
          </table:table-cell>
          <table:table-cell office:value-type="string" office:string-value="0" table:formula="of:=IF([.T870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Curve 1</text:p>
          </table:table-cell>
          <table:table-cell office:value-type="float" office:value="1609.55" table:style-name="ce1">
            <text:p>1609.55</text:p>
          </table:table-cell>
          <table:table-cell office:value-type="float" office:value="27.166899999999998" table:style-name="ce1">
            <text:p>27.1669</text:p>
          </table:table-cell>
          <table:table-cell office:value-type="float" office:value="2672.67" table:style-name="ce1">
            <text:p>2672.67</text:p>
          </table:table-cell>
          <table:table-cell office:value-type="float" office:value="61.290199999999999" table:style-name="ce1">
            <text:p>61.2902</text:p>
          </table:table-cell>
          <table:table-cell office:value-type="string" table:style-name="ce1">
            <text:p>Mixed</text:p>
          </table:table-cell>
          <table:table-cell office:value-type="float" office:value="91520.4" table:style-name="ce1">
            <text:p>91520.4</text:p>
          </table:table-cell>
          <table:table-cell office:value-type="float" office:value="32.013800000000003" table:style-name="ce1">
            <text:p>32.013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31.676351685288054" table:formula="of:=[.G871]/[.O871]" table:style-name="ce5">
            <text:p>32</text:p>
          </table:table-cell>
          <table:table-cell office:value-type="float" office:value="29.958852586198429" table:formula="of:=[.J871]/[.R871]" table:style-name="ce5">
            <text:p>30</text:p>
          </table:table-cell>
          <table:table-cell office:value-type="string" office:string-value="1" table:formula="of:=IF([.T871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Curve 1</text:p>
          </table:table-cell>
          <table:table-cell office:value-type="float" office:value="1610.17" table:style-name="ce1">
            <text:p>1610.17</text:p>
          </table:table-cell>
          <table:table-cell office:value-type="float" office:value="18.993400000000001" table:style-name="ce1">
            <text:p>18.9934</text:p>
          </table:table-cell>
          <table:table-cell office:value-type="float" office:value="1859.56" table:style-name="ce1">
            <text:p>1859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xed</text:p>
          </table:table-cell>
          <table:table-cell office:value-type="float" office:value="55479.5" table:style-name="ce1">
            <text:p>55479.5</text:p>
          </table:table-cell>
          <table:table-cell office:value-type="float" office:value="15.7957" table:style-name="ce1">
            <text:p>15.795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039412475125719" table:formula="of:=[.G872]/[.O872]" table:style-name="ce5">
            <text:p>22</text:p>
          </table:table-cell>
          <table:table-cell office:value-type="float" office:value="18.161001941162798" table:formula="of:=[.J872]/[.R872]" table:style-name="ce5">
            <text:p>18</text:p>
          </table:table-cell>
          <table:table-cell office:value-type="string" office:string-value="1" table:formula="of:=IF([.T87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Curve 1</text:p>
          </table:table-cell>
          <table:table-cell office:value-type="float" office:value="1611.12" table:style-name="ce1">
            <text:p>1611.12</text:p>
          </table:table-cell>
          <table:table-cell office:value-type="float" office:value="18.0533" table:style-name="ce1">
            <text:p>18.0533</text:p>
          </table:table-cell>
          <table:table-cell office:value-type="float" office:value="1571.61" table:style-name="ce1">
            <text:p>1571.61</text:p>
          </table:table-cell>
          <table:table-cell office:value-type="float" office:value="2.1273300000000002" table:style-name="ce1">
            <text:p>2.12733</text:p>
          </table:table-cell>
          <table:table-cell office:value-type="string" table:style-name="ce1">
            <text:p>Mixed</text:p>
          </table:table-cell>
          <table:table-cell office:value-type="float" office:value="44262.2" table:style-name="ce1">
            <text:p>44262.2</text:p>
          </table:table-cell>
          <table:table-cell office:value-type="float" office:value="26.642600000000002" table:style-name="ce1">
            <text:p>26.6426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8.626643421041713" table:formula="of:=[.G873]/[.O873]" table:style-name="ce5">
            <text:p>19</text:p>
          </table:table-cell>
          <table:table-cell office:value-type="float" office:value="14.489061727667625" table:formula="of:=[.J873]/[.R873]" table:style-name="ce5">
            <text:p>14</text:p>
          </table:table-cell>
          <table:table-cell office:value-type="string" office:string-value="1" table:formula="of:=IF([.T873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Curve 1</text:p>
          </table:table-cell>
          <table:table-cell office:value-type="float" office:value="1612.66" table:style-name="ce1">
            <text:p>1612.66</text:p>
          </table:table-cell>
          <table:table-cell office:value-type="float" office:value="21.375" table:style-name="ce1">
            <text:p>21.375</text:p>
          </table:table-cell>
          <table:table-cell office:value-type="float" office:value="1872.68" table:style-name="ce1">
            <text:p>1872.68</text:p>
          </table:table-cell>
          <table:table-cell office:value-type="float" office:value="21.567499999999999" table:style-name="ce1">
            <text:p>21.5675</text:p>
          </table:table-cell>
          <table:table-cell office:value-type="string" table:style-name="ce1">
            <text:p>Mixed</text:p>
          </table:table-cell>
          <table:table-cell office:value-type="float" office:value="58505.7" table:style-name="ce1">
            <text:p>58505.7</text:p>
          </table:table-cell>
          <table:table-cell office:value-type="float" office:value="24.767299999999999" table:style-name="ce1">
            <text:p>24.767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22.194910061476065" table:formula="of:=[.G874]/[.O874]" table:style-name="ce5">
            <text:p>22</text:p>
          </table:table-cell>
          <table:table-cell office:value-type="float" office:value="19.151616926415855" table:formula="of:=[.J874]/[.R874]" table:style-name="ce5">
            <text:p>19</text:p>
          </table:table-cell>
          <table:table-cell office:value-type="string" office:string-value="1" table:formula="of:=IF([.T874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Curve 1</text:p>
          </table:table-cell>
          <table:table-cell office:value-type="float" office:value="1610.47" table:style-name="ce1">
            <text:p>1610.47</text:p>
          </table:table-cell>
          <table:table-cell office:value-type="float" office:value="15.9308" table:style-name="ce1">
            <text:p>15.9308</text:p>
          </table:table-cell>
          <table:table-cell office:value-type="float" office:value="745.87900000000002" table:style-name="ce1">
            <text:p>745.879</text:p>
          </table:table-cell>
          <table:table-cell office:value-type="float" office:value="3.6402299999999999" table:style-name="ce1">
            <text:p>3.64023</text:p>
          </table:table-cell>
          <table:table-cell office:value-type="string" table:style-name="ce1">
            <text:p>Mixed</text:p>
          </table:table-cell>
          <table:table-cell office:value-type="float" office:value="18445.900000000001" table:style-name="ce1">
            <text:p>18445.9</text:p>
          </table:table-cell>
          <table:table-cell office:value-type="float" office:value="33.960299999999997" table:style-name="ce1">
            <text:p>33.960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8.8401207476684256" table:formula="of:=[.G875]/[.O875]" table:style-name="ce5">
            <text:p>9</text:p>
          </table:table-cell>
          <table:table-cell office:value-type="float" office:value="6.0381947513314813" table:formula="of:=[.J875]/[.R875]" table:style-name="ce5">
            <text:p>6</text:p>
          </table:table-cell>
          <table:table-cell office:value-type="string" office:string-value="0" table:formula="of:=IF([.T87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Curve 1</text:p>
          </table:table-cell>
          <table:table-cell office:value-type="float" office:value="1611.14" table:style-name="ce1">
            <text:p>1611.14</text:p>
          </table:table-cell>
          <table:table-cell office:value-type="float" office:value="16.957899999999999" table:style-name="ce1">
            <text:p>16.9579</text:p>
          </table:table-cell>
          <table:table-cell office:value-type="float" office:value="529.44299999999998" table:style-name="ce1">
            <text:p>529.443</text:p>
          </table:table-cell>
          <table:table-cell office:value-type="float" office:value="4.14161" table:style-name="ce1">
            <text:p>4.14161</text:p>
          </table:table-cell>
          <table:table-cell office:value-type="string" table:style-name="ce1">
            <text:p>Mixed</text:p>
          </table:table-cell>
          <table:table-cell office:value-type="float" office:value="13914.7" table:style-name="ce1">
            <text:p>13914.7</text:p>
          </table:table-cell>
          <table:table-cell office:value-type="float" office:value="22.690899999999999" table:style-name="ce1">
            <text:p>22.690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2749320586955974" table:formula="of:=[.G876]/[.O876]" table:style-name="ce5">
            <text:p>6</text:p>
          </table:table-cell>
          <table:table-cell office:value-type="float" office:value="4.5549237774438849" table:formula="of:=[.J876]/[.R876]" table:style-name="ce5">
            <text:p>5</text:p>
          </table:table-cell>
          <table:table-cell office:value-type="string" office:string-value="0" table:formula="of:=IF([.T876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Curve 1</text:p>
          </table:table-cell>
          <table:table-cell office:value-type="float" office:value="1611.38" table:style-name="ce1">
            <text:p>1611.38</text:p>
          </table:table-cell>
          <table:table-cell office:value-type="float" office:value="16.631399999999999" table:style-name="ce1">
            <text:p>16.6314</text:p>
          </table:table-cell>
          <table:table-cell office:value-type="float" office:value="1264.27" table:style-name="ce1">
            <text:p>1264.27</text:p>
          </table:table-cell>
          <table:table-cell office:value-type="float" office:value="14.167199999999999" table:style-name="ce1">
            <text:p>14.1672</text:p>
          </table:table-cell>
          <table:table-cell office:value-type="string" table:style-name="ce1">
            <text:p>Mixed</text:p>
          </table:table-cell>
          <table:table-cell office:value-type="float" office:value="31520.1" table:style-name="ce1">
            <text:p>31520.1</text:p>
          </table:table-cell>
          <table:table-cell office:value-type="float" office:value="5.0510999999999999" table:style-name="ce1">
            <text:p>5.0511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4.984065052984143" table:formula="of:=[.G877]/[.O877]" table:style-name="ce5">
            <text:p>15</text:p>
          </table:table-cell>
          <table:table-cell office:value-type="float" office:value="10.317984071335278" table:formula="of:=[.J877]/[.R877]" table:style-name="ce5">
            <text:p>10</text:p>
          </table:table-cell>
          <table:table-cell office:value-type="string" office:string-value="1" table:formula="of:=IF([.T877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Curve 1</text:p>
          </table:table-cell>
          <table:table-cell office:value-type="float" office:value="1611.09" table:style-name="ce1">
            <text:p>1611.09</text:p>
          </table:table-cell>
          <table:table-cell office:value-type="float" office:value="19.1419" table:style-name="ce1">
            <text:p>19.1419</text:p>
          </table:table-cell>
          <table:table-cell office:value-type="float" office:value="913.48400000000004" table:style-name="ce1">
            <text:p>913.484</text:p>
          </table:table-cell>
          <table:table-cell office:value-type="float" office:value="14.7865" table:style-name="ce1">
            <text:p>14.7865</text:p>
          </table:table-cell>
          <table:table-cell office:value-type="string" table:style-name="ce1">
            <text:p>Mixed</text:p>
          </table:table-cell>
          <table:table-cell office:value-type="float" office:value="26157.5" table:style-name="ce1">
            <text:p>26157.5</text:p>
          </table:table-cell>
          <table:table-cell office:value-type="float" office:value="66.686199999999999" table:style-name="ce1">
            <text:p>66.6862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0.826566857443558" table:formula="of:=[.G878]/[.O878]" table:style-name="ce5">
            <text:p>11</text:p>
          </table:table-cell>
          <table:table-cell office:value-type="float" office:value="8.5625574901714323" table:formula="of:=[.J878]/[.R878]" table:style-name="ce5">
            <text:p>9</text:p>
          </table:table-cell>
          <table:table-cell office:value-type="string" office:string-value="0" table:formula="of:=IF([.T878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Curve 1</text:p>
          </table:table-cell>
          <table:table-cell office:value-type="float" office:value="1616.55" table:style-name="ce1">
            <text:p>1616.55</text:p>
          </table:table-cell>
          <table:table-cell office:value-type="float" office:value="24.0761" table:style-name="ce1">
            <text:p>24.0761</text:p>
          </table:table-cell>
          <table:table-cell office:value-type="float" office:value="1039.0999999999999" table:style-name="ce1">
            <text:p>1039.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xed</text:p>
          </table:table-cell>
          <table:table-cell office:value-type="float" office:value="26630.2" table:style-name="ce1">
            <text:p>26630.2</text:p>
          </table:table-cell>
          <table:table-cell office:value-type="float" office:value="14.739800000000001" table:style-name="ce1">
            <text:p>14.7398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315361431146686" table:formula="of:=[.G879]/[.O879]" table:style-name="ce5">
            <text:p>12</text:p>
          </table:table-cell>
          <table:table-cell office:value-type="float" office:value="8.7172940256050175" table:formula="of:=[.J879]/[.R879]" table:style-name="ce5">
            <text:p>9</text:p>
          </table:table-cell>
          <table:table-cell office:value-type="string" office:string-value="0" table:formula="of:=IF([.T879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Curve 1</text:p>
          </table:table-cell>
          <table:table-cell office:value-type="float" office:value="1611.32" table:style-name="ce1">
            <text:p>1611.32</text:p>
          </table:table-cell>
          <table:table-cell office:value-type="float" office:value="15.892300000000001" table:style-name="ce1">
            <text:p>15.8923</text:p>
          </table:table-cell>
          <table:table-cell office:value-type="float" office:value="1444.93" table:style-name="ce1">
            <text:p>1444.93</text:p>
          </table:table-cell>
          <table:table-cell office:value-type="float" office:value="87.043899999999994" table:style-name="ce1">
            <text:p>87.0439</text:p>
          </table:table-cell>
          <table:table-cell office:value-type="string" table:style-name="ce1">
            <text:p>Mixed</text:p>
          </table:table-cell>
          <table:table-cell office:value-type="float" office:value="25950.1" table:style-name="ce1">
            <text:p>25950.1</text:p>
          </table:table-cell>
          <table:table-cell office:value-type="float" office:value="123.274" table:style-name="ce1">
            <text:p>123.2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7.125238372347976" table:formula="of:=[.G880]/[.O880]" table:style-name="ce5">
            <text:p>17</text:p>
          </table:table-cell>
          <table:table-cell office:value-type="float" office:value="8.4946658941297013" table:formula="of:=[.J880]/[.R880]" table:style-name="ce5">
            <text:p>8</text:p>
          </table:table-cell>
          <table:table-cell office:value-type="string" office:string-value="1" table:formula="of:=IF([.T880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Curve 1</text:p>
          </table:table-cell>
          <table:table-cell office:value-type="float" office:value="1611.27" table:style-name="ce1">
            <text:p>1611.27</text:p>
          </table:table-cell>
          <table:table-cell office:value-type="float" office:value="17.885000000000002" table:style-name="ce1">
            <text:p>17.885</text:p>
          </table:table-cell>
          <table:table-cell office:value-type="float" office:value="954.86300000000006" table:style-name="ce1">
            <text:p>954.863</text:p>
          </table:table-cell>
          <table:table-cell office:value-type="float" office:value="31.0745" table:style-name="ce1">
            <text:p>31.0745</text:p>
          </table:table-cell>
          <table:table-cell office:value-type="string" table:style-name="ce1">
            <text:p>Mixed</text:p>
          </table:table-cell>
          <table:table-cell office:value-type="float" office:value="24138.6" table:style-name="ce1">
            <text:p>24138.6</text:p>
          </table:table-cell>
          <table:table-cell office:value-type="float" office:value="26.557400000000001" table:style-name="ce1">
            <text:p>26.557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1.316988703906285" table:formula="of:=[.G881]/[.O881]" table:style-name="ce5">
            <text:p>11</text:p>
          </table:table-cell>
          <table:table-cell office:value-type="float" office:value="7.9016783038230756" table:formula="of:=[.J881]/[.R881]" table:style-name="ce5">
            <text:p>8</text:p>
          </table:table-cell>
          <table:table-cell office:value-type="string" office:string-value="0" table:formula="of:=IF([.T881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Curve 1</text:p>
          </table:table-cell>
          <table:table-cell office:value-type="float" office:value="1611.55" table:style-name="ce1">
            <text:p>1611.55</text:p>
          </table:table-cell>
          <table:table-cell office:value-type="float" office:value="18.632000000000001" table:style-name="ce1">
            <text:p>18.632</text:p>
          </table:table-cell>
          <table:table-cell office:value-type="float" office:value="1073.94" table:style-name="ce1">
            <text:p>1073.94</text:p>
          </table:table-cell>
          <table:table-cell office:value-type="float" office:value="29.618500000000001" table:style-name="ce1">
            <text:p>29.6185</text:p>
          </table:table-cell>
          <table:table-cell office:value-type="string" table:style-name="ce1">
            <text:p>Mixed</text:p>
          </table:table-cell>
          <table:table-cell office:value-type="float" office:value="28430.400000000001" table:style-name="ce1">
            <text:p>28430.4</text:p>
          </table:table-cell>
          <table:table-cell office:value-type="float" office:value="49.770400000000002" table:style-name="ce1">
            <text:p>49.7704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728283375388003" table:formula="of:=[.G882]/[.O882]" table:style-name="ce5">
            <text:p>13</text:p>
          </table:table-cell>
          <table:table-cell office:value-type="float" office:value="9.306582604169737" table:formula="of:=[.J882]/[.R882]" table:style-name="ce5">
            <text:p>9</text:p>
          </table:table-cell>
          <table:table-cell office:value-type="string" office:string-value="1" table:formula="of:=IF([.T882]&gt;[.$Z$7]; &quot;1&quot;; &quot;0&quot;)" table:style-name="ce2">
            <text:p>1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Curve 1</text:p>
          </table:table-cell>
          <table:table-cell office:value-type="float" office:value="1611.02" table:style-name="ce1">
            <text:p>1611.02</text:p>
          </table:table-cell>
          <table:table-cell office:value-type="float" office:value="17.325500000000002" table:style-name="ce1">
            <text:p>17.3255</text:p>
          </table:table-cell>
          <table:table-cell office:value-type="float" office:value="1029.81" table:style-name="ce1">
            <text:p>1029.81</text:p>
          </table:table-cell>
          <table:table-cell office:value-type="float" office:value="28.5398" table:style-name="ce1">
            <text:p>28.5398</text:p>
          </table:table-cell>
          <table:table-cell office:value-type="string" table:style-name="ce1">
            <text:p>Mixed</text:p>
          </table:table-cell>
          <table:table-cell office:value-type="float" office:value="25448" table:style-name="ce1">
            <text:p>25448</text:p>
          </table:table-cell>
          <table:table-cell office:value-type="float" office:value="43.331899999999997" table:style-name="ce1">
            <text:p>43.331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2.205256813982455" table:formula="of:=[.G883]/[.O883]" table:style-name="ce5">
            <text:p>12</text:p>
          </table:table-cell>
          <table:table-cell office:value-type="float" office:value="8.3303053812437202" table:formula="of:=[.J883]/[.R883]" table:style-name="ce5">
            <text:p>8</text:p>
          </table:table-cell>
          <table:table-cell office:value-type="string" office:string-value="0" table:formula="of:=IF([.T883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Curve 1</text:p>
          </table:table-cell>
          <table:table-cell office:value-type="float" office:value="1610.86" table:style-name="ce1">
            <text:p>1610.86</text:p>
          </table:table-cell>
          <table:table-cell office:value-type="float" office:value="17.021100000000001" table:style-name="ce1">
            <text:p>17.0211</text:p>
          </table:table-cell>
          <table:table-cell office:value-type="float" office:value="575.93399999999997" table:style-name="ce1">
            <text:p>575.934</text:p>
          </table:table-cell>
          <table:table-cell office:value-type="float" office:value="25.917200000000001" table:style-name="ce1">
            <text:p>25.9172</text:p>
          </table:table-cell>
          <table:table-cell office:value-type="string" table:style-name="ce1">
            <text:p>Mixed</text:p>
          </table:table-cell>
          <table:table-cell office:value-type="float" office:value="14112.2" table:style-name="ce1">
            <text:p>14112.2</text:p>
          </table:table-cell>
          <table:table-cell office:value-type="float" office:value="20.9253" table:style-name="ce1">
            <text:p>20.9253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6.8259410744740983" table:formula="of:=[.G884]/[.O884]" table:style-name="ce5">
            <text:p>7</text:p>
          </table:table-cell>
          <table:table-cell office:value-type="float" office:value="4.6195746463842982" table:formula="of:=[.J884]/[.R884]" table:style-name="ce5">
            <text:p>5</text:p>
          </table:table-cell>
          <table:table-cell office:value-type="string" office:string-value="0" table:formula="of:=IF([.T884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Curve 1</text:p>
          </table:table-cell>
          <table:table-cell office:value-type="float" office:value="1611.7" table:style-name="ce1">
            <text:p>1611.7</text:p>
          </table:table-cell>
          <table:table-cell office:value-type="float" office:value="18.147500000000001" table:style-name="ce1">
            <text:p>18.1475</text:p>
          </table:table-cell>
          <table:table-cell office:value-type="float" office:value="789.88499999999999" table:style-name="ce1">
            <text:p>789.885</text:p>
          </table:table-cell>
          <table:table-cell office:value-type="float" office:value="15.273300000000001" table:style-name="ce1">
            <text:p>15.2733</text:p>
          </table:table-cell>
          <table:table-cell office:value-type="string" table:style-name="ce1">
            <text:p>Mixed</text:p>
          </table:table-cell>
          <table:table-cell office:value-type="float" office:value="21407.9" table:style-name="ce1">
            <text:p>21407.9</text:p>
          </table:table-cell>
          <table:table-cell office:value-type="float" office:value="25.253900000000002" table:style-name="ce1">
            <text:p>25.2539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9.3616776672517581" table:formula="of:=[.G885]/[.O885]" table:style-name="ce5">
            <text:p>9</text:p>
          </table:table-cell>
          <table:table-cell office:value-type="float" office:value="7.0077941123517542" table:formula="of:=[.J885]/[.R885]" table:style-name="ce5">
            <text:p>7</text:p>
          </table:table-cell>
          <table:table-cell office:value-type="string" office:string-value="0" table:formula="of:=IF([.T885]&gt;[.$Z$7]; &quot;1&quot;; &quot;0&quot;)" table:style-name="ce2">
            <text:p>0</text:p>
          </table:table-cell>
          <table:table-cell table:number-columns-repeated="1636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Curve 1</text:p>
          </table:table-cell>
          <table:table-cell office:value-type="float" office:value="1611.49" table:style-name="ce1">
            <text:p>1611.49</text:p>
          </table:table-cell>
          <table:table-cell office:value-type="float" office:value="17.883800000000001" table:style-name="ce1">
            <text:p>17.8838</text:p>
          </table:table-cell>
          <table:table-cell office:value-type="float" office:value="1355.63" table:style-name="ce1">
            <text:p>1355.63</text:p>
          </table:table-cell>
          <table:table-cell office:value-type="float" office:value="13.8307" table:style-name="ce1">
            <text:p>13.8307</text:p>
          </table:table-cell>
          <table:table-cell office:value-type="string" table:style-name="ce1">
            <text:p>Mixed</text:p>
          </table:table-cell>
          <table:table-cell office:value-type="float" office:value="36384.400000000001" table:style-name="ce1">
            <text:p>36384.4</text:p>
          </table:table-cell>
          <table:table-cell office:value-type="float" office:value="30.457699999999999" table:style-name="ce1">
            <text:p>30.4577</text:p>
          </table:table-cell>
          <table:table-cell office:value-type="string" table:style-name="ce4">
            <text:p>Curve 1</text:p>
          </table:table-cell>
          <table:table-cell office:value-type="float" office:value="1618.91" table:style-name="ce1">
            <text:p>1618.91</text:p>
          </table:table-cell>
          <table:table-cell office:value-type="float" office:value="24.3185" table:style-name="ce1">
            <text:p>24.3185</text:p>
          </table:table-cell>
          <table:table-cell office:value-type="float" office:value="84.374300000000005" table:style-name="ce1">
            <text:p>84.3743</text:p>
          </table:table-cell>
          <table:table-cell office:value-type="float" office:value="16.188300000000002" table:style-name="ce1">
            <text:p>16.1883</text:p>
          </table:table-cell>
          <table:table-cell office:value-type="string" table:style-name="ce1">
            <text:p>Mixed</text:p>
          </table:table-cell>
          <table:table-cell office:value-type="float" office:value="3054.87" table:style-name="ce1">
            <text:p>3054.87</text:p>
          </table:table-cell>
          <table:table-cell office:value-type="float" office:value="2.3589000000000002" table:style-name="ce1">
            <text:p>2.3589</text:p>
          </table:table-cell>
          <table:table-cell office:value-type="float" office:value="16.066859221350576" table:formula="of:=[.G886]/[.O886]" table:style-name="ce5">
            <text:p>16</text:p>
          </table:table-cell>
          <table:table-cell office:value-type="float" office:value="11.910294055066174" table:formula="of:=[.J886]/[.R886]" table:style-name="ce5">
            <text:p>12</text:p>
          </table:table-cell>
          <table:table-cell office:value-type="string" office:string-value="1" table:formula="of:=IF([.T886]&gt;[.$Z$7]; &quot;1&quot;; &quot;0&quot;)" table:style-name="ce2">
            <text:p>1</text:p>
          </table:table-cell>
          <table:table-cell table:number-columns-repeated="16362"/>
        </table:table-row>
        <table:table-row table:number-rows-repeated="10" table:style-name="ro1">
          <table:table-cell table:number-columns-repeated="2" table:style-name="ce1"/>
          <table:table-cell table:style-name="ce8"/>
          <table:table-cell table:style-name="ce4"/>
          <table:table-cell table:number-columns-repeated="7" table:style-name="ce1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2"/>
          <table:table-cell table:style-name="ce8"/>
          <table:table-cell table:number-columns-repeated="16381"/>
        </table:table-row>
        <table:table-row table:number-rows-repeated="10476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Paulo Gomes</meta:initial-creator>
    <dc:creator>Emily Massey (BSc Biochemistry FT)</dc:creator>
    <meta:creation-date>2015-06-05T18:17:20Z</meta:creation-date>
    <dc:date>2021-06-09T09:16:39Z</dc:date>
    <meta:editing-cycles>509</meta:editing-cycles>
    <meta:editing-duration>PT3994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